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Monospace" svg:font-family="Monospace" style:font-pitch="variable"/>
    <style:font-face style:name="Monospace1" svg:font-family="Monospac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20.705cm" fo:min-width="27.5cm"/>
      <style:paragraph-properties style:writing-mode="lr-tb"/>
    </style:style>
    <style:style style:name="gr2" style:family="graphic" style:parent-style-name="standard" style:list-style-name="L1">
      <style:graphic-properties draw:stroke="none" draw:fill="none" draw:fill-color="#414363" loext:fill-use-slide-background="false" draw:textarea-horizontal-align="justify" draw:textarea-vertical-align="middle" draw:auto-grow-height="false" fo:min-height="9.91cm" fo:min-width="21.1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414363" draw:textarea-horizontal-align="justify" draw:textarea-vertical-align="middle" draw:auto-grow-height="false" fo:min-height="20.705cm" fo:min-width="27.5cm"/>
      <style:paragraph-properties style:writing-mode="lr-tb"/>
    </style:style>
    <style:style style:name="gr5" style:family="graphic" style:parent-style-name="standard">
      <style:graphic-properties draw:stroke="none" draw:fill="none" draw:fill-color="#414363" loext:fill-use-slide-background="false" draw:textarea-horizontal-align="justify" draw:textarea-vertical-align="middle" draw:auto-grow-height="false" fo:min-height="9.275cm" fo:min-width="24.265cm"/>
      <style:paragraph-properties style:writing-mode="lr-tb"/>
    </style:style>
    <style:style style:name="gr6" style:family="graphic" style:parent-style-name="standard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186cm"/>
      <style:paragraph-properties style:writing-mode="lr-tb"/>
    </style:style>
    <style:style style:name="gr8" style:family="graphic" style:parent-style-name="standard" style:list-style-name="L3">
      <style:graphic-properties draw:stroke="none" svg:stroke-color="#000000" draw:fill="solid" draw:fill-color="#3465a4" draw:auto-grow-height="true" draw:auto-grow-width="false" fo:max-height="0cm" fo:min-height="5.624cm"/>
      <style:paragraph-properties style:writing-mode="lr-tb"/>
    </style:style>
    <style:style style:name="gr9" style:family="graphic" style:parent-style-name="standard" style:list-style-name="L3">
      <style:graphic-properties draw:stroke="none" svg:stroke-color="#000000" draw:fill="solid" draw:fill-color="#3465a4" draw:auto-grow-height="true" draw:auto-grow-width="false" fo:max-height="0cm" fo:min-height="5.624cm"/>
      <style:paragraph-properties style:writing-mode="lr-tb"/>
    </style:style>
    <style:style style:name="gr10" style:family="graphic" style:parent-style-name="standard" style:list-style-name="L3">
      <style:graphic-properties draw:stroke="none" svg:stroke-color="#000000" draw:fill="solid" draw:fill-color="#3465a4" draw:auto-grow-height="true" draw:auto-grow-width="false" fo:max-height="0cm" fo:min-height="5.624cm"/>
      <style:paragraph-properties style:writing-mode="lr-tb"/>
    </style:style>
    <style:style style:name="gr11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97cm"/>
      <style:paragraph-properties style:writing-mode="lr-tb"/>
    </style:style>
    <style:style style:name="gr13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4.88cm"/>
      <style:paragraph-properties style:writing-mode="lr-tb"/>
    </style:style>
    <style:style style:name="gr15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7.159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8.433cm"/>
      <style:paragraph-properties style:writing-mode="lr-tb"/>
    </style:style>
    <style:style style:name="gr18" style:family="graphic" style:parent-style-name="standard" style:list-style-name="L1">
      <style:graphic-properties draw:stroke="solid" svg:stroke-color="#3465a4" draw:fill="solid" draw:fill-color="#50938a" draw:auto-grow-height="true" draw:auto-grow-width="false" fo:max-height="0cm" fo:min-height="0.74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693cm"/>
      <style:paragraph-properties style:writing-mode="lr-tb"/>
    </style:style>
    <style:style style:name="gr20" style:family="graphic" style:parent-style-name="standard" style:list-style-name="L1">
      <style:graphic-properties draw:stroke="solid" svg:stroke-color="#3465a4" draw:fill="solid" draw:fill-color="#50938a" draw:auto-grow-height="true" draw:auto-grow-width="false" fo:max-height="0cm" fo:min-height="0.742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459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459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459cm"/>
      <style:paragraph-properties style:writing-mode="lr-tb"/>
    </style:style>
    <style:style style:name="gr2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256cm"/>
      <style:paragraph-properties style:writing-mode="lr-tb"/>
    </style:style>
    <style:style style:name="gr2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5.624cm"/>
      <style:paragraph-properties style:writing-mode="lr-tb"/>
    </style:style>
    <style:style style:name="gr26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23cm"/>
      <style:paragraph-properties style:writing-mode="lr-tb"/>
    </style:style>
    <style:style style:name="gr27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25cm"/>
      <style:paragraph-properties style:writing-mode="lr-tb"/>
    </style:style>
    <style:style style:name="gr28" style:family="graphic" style:parent-style-name="standard" style:list-style-name="L1">
      <style:graphic-properties draw:stroke="none" svg:stroke-color="#3465a4" draw:fill="none" draw:fill-color="#3465a4" loext:fill-use-slide-background="false" draw:auto-grow-height="true" draw:auto-grow-width="false" fo:max-height="0cm" fo:min-height="3.172cm"/>
      <style:paragraph-properties style:writing-mode="lr-tb"/>
    </style:style>
    <style:style style:name="gr29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256cm"/>
      <style:paragraph-properties style:writing-mode="lr-tb"/>
    </style:style>
    <style:style style:name="gr30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5.624cm"/>
      <style:paragraph-properties style:writing-mode="lr-tb"/>
    </style:style>
    <style:style style:name="gr31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23cm"/>
      <style:paragraph-properties style:writing-mode="lr-tb"/>
    </style:style>
    <style:style style:name="gr32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25cm"/>
      <style:paragraph-properties style:writing-mode="lr-tb"/>
    </style:style>
    <style:style style:name="gr33" style:family="graphic" style:parent-style-name="standard" style:list-style-name="L1">
      <style:graphic-properties draw:stroke="none" svg:stroke-color="#3465a4" draw:fill="none" draw:fill-color="#3465a4" loext:fill-use-slide-background="false" draw:auto-grow-height="true" draw:auto-grow-width="false" fo:max-height="0cm" fo:min-height="3.172cm"/>
      <style:paragraph-properties style:writing-mode="lr-tb"/>
    </style:style>
    <style:style style:name="gr3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895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386cm" fo:min-width="1.723cm"/>
    </style:style>
    <style:style style:name="gr36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37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3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835cm"/>
      <style:paragraph-properties style:writing-mode="lr-tb"/>
    </style:style>
    <style:style style:name="gr39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40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307cm"/>
      <style:paragraph-properties style:writing-mode="lr-tb"/>
    </style:style>
    <style:style style:name="gr4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835cm"/>
      <style:paragraph-properties style:writing-mode="lr-tb"/>
    </style:style>
    <style:style style:name="gr43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44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307cm"/>
      <style:paragraph-properties style:writing-mode="lr-tb"/>
    </style:style>
    <style:style style:name="gr4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835cm"/>
      <style:paragraph-properties style:writing-mode="lr-tb"/>
    </style:style>
    <style:style style:name="gr47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48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307cm"/>
      <style:paragraph-properties style:writing-mode="lr-tb"/>
    </style:style>
    <style:style style:name="gr50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835cm"/>
      <style:paragraph-properties style:writing-mode="lr-tb"/>
    </style:style>
    <style:style style:name="gr51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52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307cm"/>
      <style:paragraph-properties style:writing-mode="lr-tb"/>
    </style:style>
    <style:style style:name="gr5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835cm"/>
      <style:paragraph-properties style:writing-mode="lr-tb"/>
    </style:style>
    <style:style style:name="gr55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56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307cm"/>
      <style:paragraph-properties style:writing-mode="lr-tb"/>
    </style:style>
    <style:style style:name="gr5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835cm"/>
      <style:paragraph-properties style:writing-mode="lr-tb"/>
    </style:style>
    <style:style style:name="gr59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60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178cm"/>
      <style:paragraph-properties style:writing-mode="lr-tb"/>
    </style:style>
    <style:style style:name="gr6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835cm"/>
      <style:paragraph-properties style:writing-mode="lr-tb"/>
    </style:style>
    <style:style style:name="gr63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64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178cm"/>
      <style:paragraph-properties style:writing-mode="lr-tb"/>
    </style:style>
    <style:style style:name="gr6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835cm"/>
      <style:paragraph-properties style:writing-mode="lr-tb"/>
    </style:style>
    <style:style style:name="gr67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68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178cm"/>
      <style:paragraph-properties style:writing-mode="lr-tb"/>
    </style:style>
    <style:style style:name="gr70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835cm"/>
      <style:paragraph-properties style:writing-mode="lr-tb"/>
    </style:style>
    <style:style style:name="gr71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72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178cm"/>
      <style:paragraph-properties style:writing-mode="lr-tb"/>
    </style:style>
    <style:style style:name="gr7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835cm"/>
      <style:paragraph-properties style:writing-mode="lr-tb"/>
    </style:style>
    <style:style style:name="gr75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76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178cm"/>
      <style:paragraph-properties style:writing-mode="lr-tb"/>
    </style:style>
    <style:style style:name="gr7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835cm"/>
      <style:paragraph-properties style:writing-mode="lr-tb"/>
    </style:style>
    <style:style style:name="gr79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80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178cm"/>
      <style:paragraph-properties style:writing-mode="lr-tb"/>
    </style:style>
    <style:style style:name="gr8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835cm"/>
      <style:paragraph-properties style:writing-mode="lr-tb"/>
    </style:style>
    <style:style style:name="gr83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84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178cm"/>
      <style:paragraph-properties style:writing-mode="lr-tb"/>
    </style:style>
    <style:style style:name="gr8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835cm"/>
      <style:paragraph-properties style:writing-mode="lr-tb"/>
    </style:style>
    <style:style style:name="gr87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88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178cm"/>
      <style:paragraph-properties style:writing-mode="lr-tb"/>
    </style:style>
    <style:style style:name="gr90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835cm"/>
      <style:paragraph-properties style:writing-mode="lr-tb"/>
    </style:style>
    <style:style style:name="gr91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92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178cm"/>
      <style:paragraph-properties style:writing-mode="lr-tb"/>
    </style:style>
    <style:style style:name="gr9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835cm"/>
      <style:paragraph-properties style:writing-mode="lr-tb"/>
    </style:style>
    <style:style style:name="gr95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96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178cm"/>
      <style:paragraph-properties style:writing-mode="lr-tb"/>
    </style:style>
    <style:style style:name="gr9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835cm"/>
      <style:paragraph-properties style:writing-mode="lr-tb"/>
    </style:style>
    <style:style style:name="gr99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178cm"/>
      <style:paragraph-properties style:writing-mode="lr-tb"/>
    </style:style>
    <style:style style:name="gr10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835cm"/>
      <style:paragraph-properties style:writing-mode="lr-tb"/>
    </style:style>
    <style:style style:name="gr103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178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107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895cm"/>
      <style:paragraph-properties style:writing-mode="lr-tb"/>
    </style:style>
    <style:style style:name="gr108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178cm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11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895cm"/>
      <style:paragraph-properties style:writing-mode="lr-tb"/>
    </style:style>
    <style:style style:name="gr113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178cm"/>
      <style:paragraph-properties style:writing-mode="lr-tb"/>
    </style:style>
    <style:style style:name="gr11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.981cm"/>
      <style:paragraph-properties style:writing-mode="lr-tb"/>
    </style:style>
    <style:style style:name="gr117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118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119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037cm"/>
      <style:paragraph-properties style:writing-mode="lr-tb"/>
    </style:style>
    <style:style style:name="gr120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122" style:family="graphic" style:parent-style-name="objectwithoutfill">
      <style:graphic-properties draw:marker-end="Arrowheads_20_1" draw:marker-end-width="0.3cm" draw:fill="none" draw:textarea-vertical-align="middle"/>
    </style:style>
    <style:style style:name="gr123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3.689cm"/>
      <style:paragraph-properties style:writing-mode="lr-tb"/>
    </style:style>
    <style:style style:name="gr124" style:family="graphic" style:parent-style-name="standard">
      <style:graphic-properties draw:stroke="solid" svg:stroke-color="#000000" draw:fill="none" draw:fill-color="#ffffff" draw:auto-grow-height="true" draw:auto-grow-width="false" fo:max-height="0cm" fo:min-height="0.515cm"/>
      <style:paragraph-properties style:writing-mode="lr-tb"/>
    </style:style>
    <style:style style:name="gr12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.981cm"/>
      <style:paragraph-properties style:writing-mode="lr-tb"/>
    </style:style>
    <style:style style:name="gr126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178cm"/>
      <style:paragraph-properties style:writing-mode="lr-tb"/>
    </style:style>
    <style:style style:name="gr12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3.689cm"/>
      <style:paragraph-properties style:writing-mode="lr-tb"/>
    </style:style>
    <style:style style:name="gr129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130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037cm"/>
      <style:paragraph-properties style:writing-mode="lr-tb"/>
    </style:style>
    <style:style style:name="gr131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132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133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.981cm"/>
      <style:paragraph-properties style:writing-mode="lr-tb"/>
    </style:style>
    <style:style style:name="gr134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178cm"/>
      <style:paragraph-properties style:writing-mode="lr-tb"/>
    </style:style>
    <style:style style:name="gr13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3.689cm"/>
      <style:paragraph-properties style:writing-mode="lr-tb"/>
    </style:style>
    <style:style style:name="gr137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13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037cm"/>
      <style:paragraph-properties style:writing-mode="lr-tb"/>
    </style:style>
    <style:style style:name="gr139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140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141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.981cm"/>
      <style:paragraph-properties style:writing-mode="lr-tb"/>
    </style:style>
    <style:style style:name="gr142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52cm"/>
      <style:paragraph-properties style:writing-mode="lr-tb"/>
    </style:style>
    <style:style style:name="gr14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3.689cm"/>
      <style:paragraph-properties style:writing-mode="lr-tb"/>
    </style:style>
    <style:style style:name="gr145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14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037cm"/>
      <style:paragraph-properties style:writing-mode="lr-tb"/>
    </style:style>
    <style:style style:name="gr147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178cm"/>
      <style:paragraph-properties style:writing-mode="lr-tb"/>
    </style:style>
    <style:style style:name="gr149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.981cm"/>
      <style:paragraph-properties style:writing-mode="lr-tb"/>
    </style:style>
    <style:style style:name="gr150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151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98cm"/>
      <style:paragraph-properties style:writing-mode="lr-tb"/>
    </style:style>
    <style:style style:name="gr152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153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1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009cm"/>
      <style:paragraph-properties style:writing-mode="lr-tb"/>
    </style:style>
    <style:style style:name="gr15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.981cm"/>
      <style:paragraph-properties style:writing-mode="lr-tb"/>
    </style:style>
    <style:style style:name="gr156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157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98cm"/>
      <style:paragraph-properties style:writing-mode="lr-tb"/>
    </style:style>
    <style:style style:name="gr158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159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160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98cm"/>
      <style:paragraph-properties style:writing-mode="lr-tb"/>
    </style:style>
    <style:style style:name="gr161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162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1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178cm"/>
      <style:paragraph-properties style:writing-mode="lr-tb"/>
    </style:style>
    <style:style style:name="gr16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98cm"/>
      <style:paragraph-properties style:writing-mode="lr-tb"/>
    </style:style>
    <style:style style:name="gr165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166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068cm"/>
      <style:paragraph-properties style:writing-mode="lr-tb"/>
    </style:style>
    <style:style style:name="gr16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98cm"/>
      <style:paragraph-properties style:writing-mode="lr-tb"/>
    </style:style>
    <style:style style:name="gr169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170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1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046cm"/>
      <style:paragraph-properties style:writing-mode="lr-tb"/>
    </style:style>
    <style:style style:name="gr17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98cm"/>
      <style:paragraph-properties style:writing-mode="lr-tb"/>
    </style:style>
    <style:style style:name="gr173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174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17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98cm"/>
      <style:paragraph-properties style:writing-mode="lr-tb"/>
    </style:style>
    <style:style style:name="gr176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177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1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178cm"/>
      <style:paragraph-properties style:writing-mode="lr-tb"/>
    </style:style>
    <style:style style:name="gr179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98cm"/>
      <style:paragraph-properties style:writing-mode="lr-tb"/>
    </style:style>
    <style:style style:name="gr180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181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18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477cm"/>
      <style:paragraph-properties style:writing-mode="lr-tb"/>
    </style:style>
    <style:style style:name="gr183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178cm"/>
      <style:paragraph-properties style:writing-mode="lr-tb"/>
    </style:style>
    <style:style style:name="gr18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98cm"/>
      <style:paragraph-properties style:writing-mode="lr-tb"/>
    </style:style>
    <style:style style:name="gr186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187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18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477cm"/>
      <style:paragraph-properties style:writing-mode="lr-tb"/>
    </style:style>
    <style:style style:name="gr189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1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808cm"/>
      <style:paragraph-properties style:writing-mode="lr-tb"/>
    </style:style>
    <style:style style:name="gr191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98cm"/>
      <style:paragraph-properties style:writing-mode="lr-tb"/>
    </style:style>
    <style:style style:name="gr192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193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19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477cm"/>
      <style:paragraph-properties style:writing-mode="lr-tb"/>
    </style:style>
    <style:style style:name="gr195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1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178cm"/>
      <style:paragraph-properties style:writing-mode="lr-tb"/>
    </style:style>
    <style:style style:name="gr197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98cm"/>
      <style:paragraph-properties style:writing-mode="lr-tb"/>
    </style:style>
    <style:style style:name="gr198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199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200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477cm"/>
      <style:paragraph-properties style:writing-mode="lr-tb"/>
    </style:style>
    <style:style style:name="gr201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2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068cm"/>
      <style:paragraph-properties style:writing-mode="lr-tb"/>
    </style:style>
    <style:style style:name="gr203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98cm"/>
      <style:paragraph-properties style:writing-mode="lr-tb"/>
    </style:style>
    <style:style style:name="gr204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205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20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477cm"/>
      <style:paragraph-properties style:writing-mode="lr-tb"/>
    </style:style>
    <style:style style:name="gr207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2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024cm"/>
      <style:paragraph-properties style:writing-mode="lr-tb"/>
    </style:style>
    <style:style style:name="gr209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98cm"/>
      <style:paragraph-properties style:writing-mode="lr-tb"/>
    </style:style>
    <style:style style:name="gr210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211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21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477cm"/>
      <style:paragraph-properties style:writing-mode="lr-tb"/>
    </style:style>
    <style:style style:name="gr213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21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98cm"/>
      <style:paragraph-properties style:writing-mode="lr-tb"/>
    </style:style>
    <style:style style:name="gr215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216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217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477cm"/>
      <style:paragraph-properties style:writing-mode="lr-tb"/>
    </style:style>
    <style:style style:name="gr218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219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037cm"/>
      <style:paragraph-properties style:writing-mode="lr-tb"/>
    </style:style>
    <style:style style:name="gr220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221" style:family="graphic" style:parent-style-name="standard">
      <style:graphic-properties draw:stroke="none" svg:stroke-color="#000000" draw:fill="none" draw:fill-color="#ffffff" draw:auto-grow-height="true" draw:auto-grow-width="false" fo:max-height="0cm" fo:min-height="1.932cm"/>
      <style:paragraph-properties style:writing-mode="lr-tb"/>
    </style:style>
    <style:style style:name="gr222" style:family="graphic" style:parent-style-name="objectwithoutfill">
      <style:graphic-properties draw:stroke="dash" draw:stroke-dash="Dash_20__28_Rounded_29_" draw:marker-end="Arrowheads_20_2" draw:marker-end-width="0.3cm" svg:stroke-linecap="round" draw:fill="none" draw:textarea-vertical-align="middle"/>
    </style:style>
    <style:style style:name="gr2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893cm"/>
      <style:paragraph-properties style:writing-mode="lr-tb"/>
    </style:style>
    <style:style style:name="gr22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98cm"/>
      <style:paragraph-properties style:writing-mode="lr-tb"/>
    </style:style>
    <style:style style:name="gr225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226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227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477cm"/>
      <style:paragraph-properties style:writing-mode="lr-tb"/>
    </style:style>
    <style:style style:name="gr228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229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037cm"/>
      <style:paragraph-properties style:writing-mode="lr-tb"/>
    </style:style>
    <style:style style:name="gr230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2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663cm"/>
      <style:paragraph-properties style:writing-mode="lr-tb"/>
    </style:style>
    <style:style style:name="gr23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98cm"/>
      <style:paragraph-properties style:writing-mode="lr-tb"/>
    </style:style>
    <style:style style:name="gr233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234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23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477cm"/>
      <style:paragraph-properties style:writing-mode="lr-tb"/>
    </style:style>
    <style:style style:name="gr236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237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037cm"/>
      <style:paragraph-properties style:writing-mode="lr-tb"/>
    </style:style>
    <style:style style:name="gr238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239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477cm"/>
      <style:paragraph-properties style:writing-mode="lr-tb"/>
    </style:style>
    <style:style style:name="gr240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2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43cm"/>
      <style:paragraph-properties style:writing-mode="lr-tb"/>
    </style:style>
    <style:style style:name="gr24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477cm"/>
      <style:paragraph-properties style:writing-mode="lr-tb"/>
    </style:style>
    <style:style style:name="gr243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2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43cm"/>
      <style:paragraph-properties style:writing-mode="lr-tb"/>
    </style:style>
    <style:style style:name="gr24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477cm"/>
      <style:paragraph-properties style:writing-mode="lr-tb"/>
    </style:style>
    <style:style style:name="gr246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2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992cm"/>
      <style:paragraph-properties style:writing-mode="lr-tb"/>
    </style:style>
    <style:style style:name="gr248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2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43cm"/>
      <style:paragraph-properties style:writing-mode="lr-tb"/>
    </style:style>
    <style:style style:name="gr250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595cm"/>
      <style:paragraph-properties style:writing-mode="lr-tb"/>
    </style:style>
    <style:style style:name="gr251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98cm"/>
      <style:paragraph-properties style:writing-mode="lr-tb"/>
    </style:style>
    <style:style style:name="gr252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253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254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2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43cm"/>
      <style:paragraph-properties style:writing-mode="lr-tb"/>
    </style:style>
    <style:style style:name="gr25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595cm"/>
      <style:paragraph-properties style:writing-mode="lr-tb"/>
    </style:style>
    <style:style style:name="gr257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98cm"/>
      <style:paragraph-properties style:writing-mode="lr-tb"/>
    </style:style>
    <style:style style:name="gr258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259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260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2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43cm"/>
      <style:paragraph-properties style:writing-mode="lr-tb"/>
    </style:style>
    <style:style style:name="gr26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595cm"/>
      <style:paragraph-properties style:writing-mode="lr-tb"/>
    </style:style>
    <style:style style:name="gr263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98cm"/>
      <style:paragraph-properties style:writing-mode="lr-tb"/>
    </style:style>
    <style:style style:name="gr264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265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266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2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43cm"/>
      <style:paragraph-properties style:writing-mode="lr-tb"/>
    </style:style>
    <style:style style:name="gr26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595cm"/>
      <style:paragraph-properties style:writing-mode="lr-tb"/>
    </style:style>
    <style:style style:name="gr269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2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43cm"/>
      <style:paragraph-properties style:writing-mode="lr-tb"/>
    </style:style>
    <style:style style:name="gr271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595cm"/>
      <style:paragraph-properties style:writing-mode="lr-tb"/>
    </style:style>
    <style:style style:name="gr272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2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43cm"/>
      <style:paragraph-properties style:writing-mode="lr-tb"/>
    </style:style>
    <style:style style:name="gr27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595cm"/>
      <style:paragraph-properties style:writing-mode="lr-tb"/>
    </style:style>
    <style:style style:name="gr275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2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43cm"/>
      <style:paragraph-properties style:writing-mode="lr-tb"/>
    </style:style>
    <style:style style:name="gr277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595cm"/>
      <style:paragraph-properties style:writing-mode="lr-tb"/>
    </style:style>
    <style:style style:name="gr278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2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43cm"/>
      <style:paragraph-properties style:writing-mode="lr-tb"/>
    </style:style>
    <style:style style:name="gr280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595cm"/>
      <style:paragraph-properties style:writing-mode="lr-tb"/>
    </style:style>
    <style:style style:name="gr281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2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43cm"/>
      <style:paragraph-properties style:writing-mode="lr-tb"/>
    </style:style>
    <style:style style:name="gr283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595cm"/>
      <style:paragraph-properties style:writing-mode="lr-tb"/>
    </style:style>
    <style:style style:name="gr284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2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43cm"/>
      <style:paragraph-properties style:writing-mode="lr-tb"/>
    </style:style>
    <style:style style:name="gr28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595cm"/>
      <style:paragraph-properties style:writing-mode="lr-tb"/>
    </style:style>
    <style:style style:name="gr287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2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43cm"/>
      <style:paragraph-properties style:writing-mode="lr-tb"/>
    </style:style>
    <style:style style:name="gr289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595cm"/>
      <style:paragraph-properties style:writing-mode="lr-tb"/>
    </style:style>
    <style:style style:name="gr290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2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431cm"/>
      <style:paragraph-properties style:writing-mode="lr-tb"/>
    </style:style>
    <style:style style:name="gr29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595cm"/>
      <style:paragraph-properties style:writing-mode="lr-tb"/>
    </style:style>
    <style:style style:name="gr293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418cm"/>
      <style:paragraph-properties style:writing-mode="lr-tb"/>
    </style:style>
    <style:style style:name="gr294" style:family="graphic" style:parent-style-name="standard">
      <style:graphic-properties draw:stroke="solid" svg:stroke-color="#000000" draw:fill="solid" draw:fill-color="#dddddd" draw:auto-grow-height="true" draw:auto-grow-width="false" fo:max-height="0cm" fo:min-height="2.244cm"/>
      <style:paragraph-properties style:writing-mode="lr-tb"/>
    </style:style>
    <style:style style:name="gr2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5cm"/>
      <style:paragraph-properties style:writing-mode="lr-tb"/>
    </style:style>
    <style:style style:name="gr2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38cm"/>
      <style:paragraph-properties style:writing-mode="lr-tb"/>
    </style:style>
    <style:style style:name="gr2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5cm"/>
      <style:paragraph-properties style:writing-mode="lr-tb"/>
    </style:style>
    <style:style style:name="gr298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299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294cm"/>
      <style:paragraph-properties style:writing-mode="lr-tb"/>
    </style:style>
    <style:style style:name="gr3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5cm"/>
      <style:paragraph-properties style:writing-mode="lr-tb"/>
    </style:style>
    <style:style style:name="gr301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30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294cm"/>
      <style:paragraph-properties style:writing-mode="lr-tb"/>
    </style:style>
    <style:style style:name="gr303" style:family="graphic" style:parent-style-name="standard" style:list-style-name="L2">
      <style:graphic-properties draw:fill-color="#dde8cb" draw:textarea-horizontal-align="justify" draw:textarea-vertical-align="middle" draw:auto-grow-height="false" fo:min-height="0.387cm" fo:min-width="8.867cm"/>
      <style:paragraph-properties style:writing-mode="lr-tb"/>
    </style:style>
    <style:style style:name="gr304" style:family="graphic" style:parent-style-name="standard" style:list-style-name="L2">
      <style:graphic-properties draw:fill-color="#dde8cb" draw:textarea-horizontal-align="justify" draw:textarea-vertical-align="middle" draw:auto-grow-height="false" fo:min-height="0.387cm" fo:min-width="8.866cm"/>
      <style:paragraph-properties style:writing-mode="lr-tb"/>
    </style:style>
    <style:style style:name="gr305" style:family="graphic" style:parent-style-name="standard" style:list-style-name="L2">
      <style:graphic-properties draw:fill-color="#dde8cb" draw:textarea-horizontal-align="justify" draw:textarea-vertical-align="middle" draw:auto-grow-height="false" fo:min-height="0.387cm" fo:min-width="8.866cm"/>
      <style:paragraph-properties style:writing-mode="lr-tb"/>
    </style:style>
    <style:style style:name="gr30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5cm"/>
      <style:paragraph-properties style:writing-mode="lr-tb"/>
    </style:style>
    <style:style style:name="gr307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30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294cm"/>
      <style:paragraph-properties style:writing-mode="lr-tb"/>
    </style:style>
    <style:style style:name="gr309" style:family="graphic" style:parent-style-name="standard" style:list-style-name="L2">
      <style:graphic-properties draw:fill-color="#dde8cb" draw:textarea-horizontal-align="justify" draw:textarea-vertical-align="middle" draw:auto-grow-height="false" fo:min-height="0.387cm" fo:min-width="8.867cm"/>
      <style:paragraph-properties style:writing-mode="lr-tb"/>
    </style:style>
    <style:style style:name="gr310" style:family="graphic" style:parent-style-name="standard" style:list-style-name="L2">
      <style:graphic-properties draw:fill-color="#dde8cb" draw:textarea-horizontal-align="justify" draw:textarea-vertical-align="middle" draw:auto-grow-height="false" fo:min-height="0.387cm" fo:min-width="8.866cm"/>
      <style:paragraph-properties style:writing-mode="lr-tb"/>
    </style:style>
    <style:style style:name="gr311" style:family="graphic" style:parent-style-name="standard" style:list-style-name="L2">
      <style:graphic-properties draw:fill-color="#dde8cb" draw:textarea-horizontal-align="justify" draw:textarea-vertical-align="middle" draw:auto-grow-height="false" fo:min-height="0.387cm" fo:min-width="8.866cm"/>
      <style:paragraph-properties style:writing-mode="lr-tb"/>
    </style:style>
    <style:style style:name="gr3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852cm"/>
      <style:paragraph-properties style:writing-mode="lr-tb"/>
    </style:style>
    <style:style style:name="gr3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5cm"/>
      <style:paragraph-properties style:writing-mode="lr-tb"/>
    </style:style>
    <style:style style:name="gr314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31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294cm"/>
      <style:paragraph-properties style:writing-mode="lr-tb"/>
    </style:style>
    <style:style style:name="gr316" style:family="graphic" style:parent-style-name="standard" style:list-style-name="L2">
      <style:graphic-properties draw:fill-color="#dde8cb" draw:textarea-horizontal-align="justify" draw:textarea-vertical-align="middle" draw:auto-grow-height="false" fo:min-height="0.387cm" fo:min-width="8.867cm"/>
      <style:paragraph-properties style:writing-mode="lr-tb"/>
    </style:style>
    <style:style style:name="gr317" style:family="graphic" style:parent-style-name="standard" style:list-style-name="L2">
      <style:graphic-properties draw:fill-color="#dde8cb" draw:textarea-horizontal-align="justify" draw:textarea-vertical-align="middle" draw:auto-grow-height="false" fo:min-height="0.387cm" fo:min-width="8.866cm"/>
      <style:paragraph-properties style:writing-mode="lr-tb"/>
    </style:style>
    <style:style style:name="gr318" style:family="graphic" style:parent-style-name="standard" style:list-style-name="L2">
      <style:graphic-properties draw:fill-color="#dde8cb" draw:textarea-horizontal-align="justify" draw:textarea-vertical-align="middle" draw:auto-grow-height="false" fo:min-height="0.387cm" fo:min-width="8.866cm"/>
      <style:paragraph-properties style:writing-mode="lr-tb"/>
    </style:style>
    <style:style style:name="gr3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852cm"/>
      <style:paragraph-properties style:writing-mode="lr-tb"/>
    </style:style>
    <style:style style:name="gr3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5cm"/>
      <style:paragraph-properties style:writing-mode="lr-tb"/>
    </style:style>
    <style:style style:name="gr321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32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294cm"/>
      <style:paragraph-properties style:writing-mode="lr-tb"/>
    </style:style>
    <style:style style:name="gr323" style:family="graphic" style:parent-style-name="standard" style:list-style-name="L2">
      <style:graphic-properties draw:fill-color="#dde8cb" draw:textarea-horizontal-align="justify" draw:textarea-vertical-align="middle" draw:auto-grow-height="false" fo:min-height="0.387cm" fo:min-width="8.867cm"/>
      <style:paragraph-properties style:writing-mode="lr-tb"/>
    </style:style>
    <style:style style:name="gr324" style:family="graphic" style:parent-style-name="standard" style:list-style-name="L2">
      <style:graphic-properties draw:fill-color="#dde8cb" draw:textarea-horizontal-align="justify" draw:textarea-vertical-align="middle" draw:auto-grow-height="false" fo:min-height="0.387cm" fo:min-width="8.866cm"/>
      <style:paragraph-properties style:writing-mode="lr-tb"/>
    </style:style>
    <style:style style:name="gr325" style:family="graphic" style:parent-style-name="standard" style:list-style-name="L2">
      <style:graphic-properties draw:fill-color="#dde8cb" draw:textarea-horizontal-align="justify" draw:textarea-vertical-align="middle" draw:auto-grow-height="false" fo:min-height="0.387cm" fo:min-width="8.866cm"/>
      <style:paragraph-properties style:writing-mode="lr-tb"/>
    </style:style>
    <style:style style:name="gr3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852cm"/>
      <style:paragraph-properties style:writing-mode="lr-tb"/>
    </style:style>
    <style:style style:name="gr3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5cm"/>
      <style:paragraph-properties style:writing-mode="lr-tb"/>
    </style:style>
    <style:style style:name="gr328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329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294cm"/>
      <style:paragraph-properties style:writing-mode="lr-tb"/>
    </style:style>
    <style:style style:name="gr330" style:family="graphic" style:parent-style-name="standard" style:list-style-name="L2">
      <style:graphic-properties draw:fill-color="#dde8cb" draw:textarea-horizontal-align="justify" draw:textarea-vertical-align="middle" draw:auto-grow-height="false" fo:min-height="0.387cm" fo:min-width="8.867cm"/>
      <style:paragraph-properties style:writing-mode="lr-tb"/>
    </style:style>
    <style:style style:name="gr331" style:family="graphic" style:parent-style-name="standard" style:list-style-name="L2">
      <style:graphic-properties draw:fill-color="#dde8cb" draw:textarea-horizontal-align="justify" draw:textarea-vertical-align="middle" draw:auto-grow-height="false" fo:min-height="0.387cm" fo:min-width="8.866cm"/>
      <style:paragraph-properties style:writing-mode="lr-tb"/>
    </style:style>
    <style:style style:name="gr332" style:family="graphic" style:parent-style-name="standard" style:list-style-name="L2">
      <style:graphic-properties draw:fill-color="#dde8cb" draw:textarea-horizontal-align="justify" draw:textarea-vertical-align="middle" draw:auto-grow-height="false" fo:min-height="0.387cm" fo:min-width="8.866cm"/>
      <style:paragraph-properties style:writing-mode="lr-tb"/>
    </style:style>
    <style:style style:name="gr3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852cm"/>
      <style:paragraph-properties style:writing-mode="lr-tb"/>
    </style:style>
    <style:style style:name="gr3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5cm"/>
      <style:paragraph-properties style:writing-mode="lr-tb"/>
    </style:style>
    <style:style style:name="gr335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2cm"/>
      <style:paragraph-properties style:writing-mode="lr-tb"/>
    </style:style>
    <style:style style:name="gr33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294cm"/>
      <style:paragraph-properties style:writing-mode="lr-tb"/>
    </style:style>
    <style:style style:name="gr337" style:family="graphic" style:parent-style-name="standard" style:list-style-name="L2">
      <style:graphic-properties draw:fill-color="#dde8cb" draw:textarea-horizontal-align="justify" draw:textarea-vertical-align="middle" draw:auto-grow-height="false" fo:min-height="0.387cm" fo:min-width="8.867cm"/>
      <style:paragraph-properties style:writing-mode="lr-tb"/>
    </style:style>
    <style:style style:name="gr338" style:family="graphic" style:parent-style-name="standard" style:list-style-name="L2">
      <style:graphic-properties draw:fill-color="#dde8cb" draw:textarea-horizontal-align="justify" draw:textarea-vertical-align="middle" draw:auto-grow-height="false" fo:min-height="0.387cm" fo:min-width="8.866cm"/>
      <style:paragraph-properties style:writing-mode="lr-tb"/>
    </style:style>
    <style:style style:name="gr339" style:family="graphic" style:parent-style-name="standard" style:list-style-name="L2">
      <style:graphic-properties draw:fill-color="#dde8cb" draw:textarea-horizontal-align="justify" draw:textarea-vertical-align="middle" draw:auto-grow-height="false" fo:min-height="0.387cm" fo:min-width="8.866cm"/>
      <style:paragraph-properties style:writing-mode="lr-tb"/>
    </style:style>
    <style:style style:name="gr3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852cm"/>
      <style:paragraph-properties style:writing-mode="lr-tb"/>
    </style:style>
    <style:style style:name="gr3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414cm"/>
      <style:paragraph-properties style:writing-mode="lr-tb"/>
    </style:style>
    <style:style style:name="gr3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414cm"/>
      <style:paragraph-properties style:writing-mode="lr-tb"/>
    </style:style>
    <style:style style:name="gr343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1.518cm"/>
      <style:paragraph-properties style:writing-mode="lr-tb"/>
    </style:style>
    <style:style style:name="gr344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34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1.518cm"/>
      <style:paragraph-properties style:writing-mode="lr-tb"/>
    </style:style>
    <style:style style:name="gr346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3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265cm"/>
      <style:paragraph-properties style:writing-mode="lr-tb"/>
    </style:style>
    <style:style style:name="gr34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1.518cm"/>
      <style:paragraph-properties style:writing-mode="lr-tb"/>
    </style:style>
    <style:style style:name="gr349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3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265cm"/>
      <style:paragraph-properties style:writing-mode="lr-tb"/>
    </style:style>
    <style:style style:name="gr351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1.665cm"/>
      <style:paragraph-properties style:writing-mode="lr-tb"/>
    </style:style>
    <style:style style:name="gr352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3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085cm"/>
      <style:paragraph-properties style:writing-mode="lr-tb"/>
    </style:style>
    <style:style style:name="gr35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1.665cm"/>
      <style:paragraph-properties style:writing-mode="lr-tb"/>
    </style:style>
    <style:style style:name="gr355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3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541cm"/>
      <style:paragraph-properties style:writing-mode="lr-tb"/>
    </style:style>
    <style:style style:name="gr357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3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541cm"/>
      <style:paragraph-properties style:writing-mode="lr-tb"/>
    </style:style>
    <style:style style:name="gr359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3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333cm"/>
      <style:paragraph-properties style:writing-mode="lr-tb"/>
    </style:style>
    <style:style style:name="gr361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3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87cm"/>
      <style:paragraph-properties style:writing-mode="lr-tb"/>
    </style:style>
    <style:style style:name="gr363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3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541cm"/>
      <style:paragraph-properties style:writing-mode="lr-tb"/>
    </style:style>
    <style:style style:name="gr365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3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08cm"/>
      <style:paragraph-properties style:writing-mode="lr-tb"/>
    </style:style>
    <style:style style:name="gr367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3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564cm"/>
      <style:paragraph-properties style:writing-mode="lr-tb"/>
    </style:style>
    <style:style style:name="gr369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3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24cm"/>
      <style:paragraph-properties style:writing-mode="lr-tb"/>
    </style:style>
    <style:style style:name="gr371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37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5.986cm"/>
      <style:paragraph-properties style:writing-mode="lr-tb"/>
    </style:style>
    <style:style style:name="gr373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3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24cm"/>
      <style:paragraph-properties style:writing-mode="lr-tb"/>
    </style:style>
    <style:style style:name="gr3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557cm"/>
      <style:paragraph-properties style:writing-mode="lr-tb"/>
    </style:style>
    <style:style style:name="gr3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24cm"/>
      <style:paragraph-properties style:writing-mode="lr-tb"/>
    </style:style>
    <style:style style:name="gr377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37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5.986cm"/>
      <style:paragraph-properties style:writing-mode="lr-tb"/>
    </style:style>
    <style:style style:name="gr379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3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7.486cm"/>
      <style:paragraph-properties style:writing-mode="lr-tb"/>
    </style:style>
    <style:style style:name="gr381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3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265cm"/>
      <style:paragraph-properties style:writing-mode="lr-tb"/>
    </style:style>
    <style:style style:name="gr383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3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207cm"/>
      <style:paragraph-properties style:writing-mode="lr-tb"/>
    </style:style>
    <style:style style:name="gr3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89cm"/>
      <style:paragraph-properties style:writing-mode="lr-tb"/>
    </style:style>
    <style:style style:name="gr38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93cm"/>
      <style:paragraph-properties style:writing-mode="lr-tb"/>
    </style:style>
    <style:style style:name="gr387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38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19cm"/>
      <style:paragraph-properties style:writing-mode="lr-tb"/>
    </style:style>
    <style:style style:name="gr389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390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709cm"/>
      <style:paragraph-properties style:writing-mode="lr-tb"/>
    </style:style>
    <style:style style:name="gr391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3.967cm"/>
      <style:paragraph-properties style:writing-mode="lr-tb"/>
    </style:style>
    <style:style style:name="gr392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393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19cm"/>
      <style:paragraph-properties style:writing-mode="lr-tb"/>
    </style:style>
    <style:style style:name="gr394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3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329cm"/>
      <style:paragraph-properties style:writing-mode="lr-tb"/>
    </style:style>
    <style:style style:name="gr396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709cm"/>
      <style:paragraph-properties style:writing-mode="lr-tb"/>
    </style:style>
    <style:style style:name="gr397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3.967cm"/>
      <style:paragraph-properties style:writing-mode="lr-tb"/>
    </style:style>
    <style:style style:name="gr398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399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19cm"/>
      <style:paragraph-properties style:writing-mode="lr-tb"/>
    </style:style>
    <style:style style:name="gr400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4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329cm"/>
      <style:paragraph-properties style:writing-mode="lr-tb"/>
    </style:style>
    <style:style style:name="gr402" style:family="graphic" style:parent-style-name="objectwithoutfill">
      <style:graphic-properties draw:marker-end="Arrowheads_20_12" draw:marker-end-width="0.3cm" draw:fill="none" draw:textarea-vertical-align="middle"/>
    </style:style>
    <style:style style:name="gr403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709cm"/>
      <style:paragraph-properties style:writing-mode="lr-tb"/>
    </style:style>
    <style:style style:name="gr40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3.967cm"/>
      <style:paragraph-properties style:writing-mode="lr-tb"/>
    </style:style>
    <style:style style:name="gr405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40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19cm"/>
      <style:paragraph-properties style:writing-mode="lr-tb"/>
    </style:style>
    <style:style style:name="gr407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4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329cm"/>
      <style:paragraph-properties style:writing-mode="lr-tb"/>
    </style:style>
    <style:style style:name="gr409" style:family="graphic" style:parent-style-name="objectwithoutfill">
      <style:graphic-properties draw:marker-end="Arrowheads_20_12" draw:marker-end-width="0.3cm" draw:fill="none" draw:textarea-vertical-align="middle"/>
      <style:paragraph-properties style:writing-mode="lr-tb"/>
    </style:style>
    <style:style style:name="gr410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709cm"/>
      <style:paragraph-properties style:writing-mode="lr-tb"/>
    </style:style>
    <style:style style:name="gr411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3.967cm"/>
      <style:paragraph-properties style:writing-mode="lr-tb"/>
    </style:style>
    <style:style style:name="gr412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413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19cm"/>
      <style:paragraph-properties style:writing-mode="lr-tb"/>
    </style:style>
    <style:style style:name="gr414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4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329cm"/>
      <style:paragraph-properties style:writing-mode="lr-tb"/>
    </style:style>
    <style:style style:name="gr416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709cm"/>
      <style:paragraph-properties style:writing-mode="lr-tb"/>
    </style:style>
    <style:style style:name="gr417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3.967cm"/>
      <style:paragraph-properties style:writing-mode="lr-tb"/>
    </style:style>
    <style:style style:name="gr418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419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9.624cm"/>
      <style:paragraph-properties style:writing-mode="lr-tb"/>
    </style:style>
    <style:style style:name="gr420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4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8cm"/>
      <style:paragraph-properties style:writing-mode="lr-tb"/>
    </style:style>
    <style:style style:name="gr422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4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694cm"/>
      <style:paragraph-properties style:writing-mode="lr-tb"/>
    </style:style>
    <style:style style:name="gr424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4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694cm"/>
      <style:paragraph-properties style:writing-mode="lr-tb"/>
    </style:style>
    <style:style style:name="gr426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4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694cm"/>
      <style:paragraph-properties style:writing-mode="lr-tb"/>
    </style:style>
    <style:style style:name="gr428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4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531cm"/>
      <style:paragraph-properties style:writing-mode="lr-tb"/>
    </style:style>
    <style:style style:name="gr430" style:family="graphic" style:parent-style-name="standard">
      <style:graphic-properties draw:stroke="none" svg:stroke-color="#000000" draw:fill="none" draw:fill-color="#ffffff" draw:auto-grow-height="true" draw:auto-grow-width="false" fo:max-height="0cm" fo:min-height="17.07cm"/>
      <style:paragraph-properties style:writing-mode="lr-tb"/>
    </style:style>
    <style:style style:name="gr431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7cm"/>
      <style:paragraph-properties style:writing-mode="lr-tb"/>
    </style:style>
    <style:style style:name="gr432" style:family="graphic" style:parent-style-name="standard">
      <style:graphic-properties draw:stroke="none" svg:stroke-color="#000000" draw:fill="none" draw:fill-color="#ffffff" draw:auto-grow-height="true" draw:auto-grow-width="false" fo:max-height="0cm" fo:min-height="4.143cm"/>
      <style:paragraph-properties style:writing-mode="lr-tb"/>
    </style:style>
    <style:style style:name="gr433" style:family="graphic" style:parent-style-name="standard" style:list-style-name="L1">
      <style:graphic-properties draw:stroke="solid" svg:stroke-color="#3465a4" draw:fill="solid" draw:fill-color="#50938a" draw:auto-grow-height="true" draw:auto-grow-width="false" fo:max-height="0cm" fo:min-height="0.623cm"/>
      <style:paragraph-properties style:writing-mode="lr-tb"/>
    </style:style>
    <style:style style:name="gr43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7cm"/>
      <style:paragraph-properties style:writing-mode="lr-tb"/>
    </style:style>
    <style:style style:name="gr43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5.839cm"/>
      <style:paragraph-properties style:writing-mode="lr-tb"/>
    </style:style>
    <style:style style:name="gr436" style:family="graphic" style:parent-style-name="standard">
      <style:graphic-properties draw:stroke="none" svg:stroke-color="#000000" draw:fill="none" draw:fill-color="#ffffff" draw:auto-grow-height="true" draw:auto-grow-width="false" fo:max-height="0cm" fo:min-height="4.77cm"/>
      <style:paragraph-properties style:writing-mode="lr-tb"/>
    </style:style>
    <style:style style:name="gr437" style:family="graphic" style:parent-style-name="standard" style:list-style-name="L1">
      <style:graphic-properties draw:stroke="solid" svg:stroke-color="#3465a4" draw:fill="solid" draw:fill-color="#50938a" draw:auto-grow-height="true" draw:auto-grow-width="false" fo:max-height="0cm" fo:min-height="0.623cm"/>
      <style:paragraph-properties style:writing-mode="lr-tb"/>
    </style:style>
    <style:style style:name="gr438" style:family="graphic" style:parent-style-name="standard" style:list-style-name="L1">
      <style:graphic-properties draw:stroke="solid" svg:stroke-color="#3465a4" draw:fill="solid" draw:fill-color="#50938a" draw:auto-grow-height="true" draw:auto-grow-width="false" fo:max-height="0cm" fo:min-height="0.623cm"/>
      <style:paragraph-properties style:writing-mode="lr-tb"/>
    </style:style>
    <style:style style:name="gr439" style:family="graphic" style:parent-style-name="standard">
      <style:graphic-properties draw:stroke-dash="Long_20_Dash" svg:stroke-linecap="butt" draw:fill="solid" draw:fill-color="#eeeeee" loext:fill-use-slide-background="false" draw:textarea-horizontal-align="justify" draw:textarea-vertical-align="middle" draw:auto-grow-height="false" fo:min-height="8.005cm" fo:min-width="24.265cm"/>
    </style:style>
    <style:style style:name="gr440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4.7cm"/>
      <style:paragraph-properties style:writing-mode="lr-tb"/>
    </style:style>
    <style:style style:name="gr44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442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4.7cm"/>
      <style:paragraph-properties style:writing-mode="lr-tb"/>
    </style:style>
    <style:style style:name="gr443" style:family="graphic" style:parent-style-name="standard" style:list-style-name="L1">
      <style:graphic-properties draw:stroke="solid" svg:stroke-color="#3465a4" draw:fill="solid" draw:fill-color="#50938a" draw:auto-grow-height="true" draw:auto-grow-width="false" fo:max-height="0cm" fo:min-height="0.623cm"/>
      <style:paragraph-properties style:writing-mode="lr-tb"/>
    </style:style>
    <style:style style:name="gr444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4.7cm"/>
      <style:paragraph-properties style:writing-mode="lr-tb"/>
    </style:style>
    <style:style style:name="gr44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5.617cm"/>
      <style:paragraph-properties style:writing-mode="lr-tb"/>
    </style:style>
    <style:style style:name="gr446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4.7cm"/>
      <style:paragraph-properties style:writing-mode="lr-tb"/>
    </style:style>
    <style:style style:name="gr447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2.795cm"/>
      <style:paragraph-properties style:writing-mode="lr-tb"/>
    </style:style>
    <style:style style:name="gr44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449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23cm"/>
      <style:paragraph-properties style:writing-mode="lr-tb"/>
    </style:style>
    <style:style style:name="gr450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23cm"/>
      <style:paragraph-properties style:writing-mode="lr-tb"/>
    </style:style>
    <style:style style:name="gr451" style:family="graphic" style:parent-style-name="standard">
      <style:graphic-properties draw:textarea-horizontal-align="justify" draw:textarea-vertical-align="middle" draw:auto-grow-height="false" fo:min-height="0.068cm" fo:min-width="0.844cm"/>
    </style:style>
    <style:style style:name="gr452" style:family="graphic" style:parent-style-name="standard" style:list-style-name="L1">
      <style:graphic-properties draw:stroke="solid" svg:stroke-color="#3465a4" draw:fill="solid" draw:fill-color="#50938a" draw:auto-grow-height="true" draw:auto-grow-width="false" fo:max-height="0cm" fo:min-height="0.623cm"/>
      <style:paragraph-properties style:writing-mode="lr-tb"/>
    </style:style>
    <style:style style:name="gr453" style:family="graphic" style:parent-style-name="standard" style:list-style-name="L1">
      <style:graphic-properties draw:stroke="solid" svg:stroke-color="#3465a4" draw:fill="solid" draw:fill-color="#50938a" draw:auto-grow-height="true" draw:auto-grow-width="false" fo:max-height="0cm" fo:min-height="0.623cm"/>
      <style:paragraph-properties style:writing-mode="lr-tb"/>
    </style:style>
    <style:style style:name="gr45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7.82cm"/>
      <style:paragraph-properties style:writing-mode="lr-tb"/>
    </style:style>
    <style:style style:name="gr4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4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6cm"/>
      <style:paragraph-properties style:writing-mode="lr-tb"/>
    </style:style>
    <style:style style:name="gr457" style:family="graphic" style:parent-style-name="standard" style:list-style-name="L1">
      <style:graphic-properties draw:stroke="solid" svg:stroke-color="#3465a4" draw:fill="solid" draw:fill-color="#50938a" draw:auto-grow-height="true" draw:auto-grow-width="false" fo:max-height="0cm" fo:min-height="0.623cm"/>
      <style:paragraph-properties style:writing-mode="lr-tb"/>
    </style:style>
    <style:style style:name="gr45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4cm"/>
      <style:paragraph-properties style:writing-mode="lr-tb"/>
    </style:style>
    <style:style style:name="gr459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  <style:paragraph-properties style:writing-mode="lr-tb"/>
    </style:style>
    <style:style style:name="gr460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7.82cm"/>
      <style:paragraph-properties style:writing-mode="lr-tb"/>
    </style:style>
    <style:style style:name="gr4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4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6cm"/>
      <style:paragraph-properties style:writing-mode="lr-tb"/>
    </style:style>
    <style:style style:name="gr463" style:family="graphic" style:parent-style-name="standard" style:list-style-name="L1">
      <style:graphic-properties draw:stroke="solid" svg:stroke-color="#3465a4" draw:fill="solid" draw:fill-color="#50938a" draw:auto-grow-height="true" draw:auto-grow-width="false" fo:max-height="0cm" fo:min-height="0.623cm"/>
      <style:paragraph-properties style:writing-mode="lr-tb"/>
    </style:style>
    <style:style style:name="gr464" style:family="graphic" style:parent-style-name="standard" style:list-style-name="L1">
      <style:graphic-properties draw:stroke="solid" svg:stroke-color="#3465a4" draw:fill="solid" draw:fill-color="#50938a" draw:auto-grow-height="true" draw:auto-grow-width="false" fo:max-height="0cm" fo:min-height="0.623cm"/>
      <style:paragraph-properties style:writing-mode="lr-tb"/>
    </style:style>
    <style:style style:name="gr46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49cm"/>
      <style:paragraph-properties style:writing-mode="lr-tb"/>
    </style:style>
    <style:style style:name="gr466" style:family="graphic" style:parent-style-name="standard">
      <style:graphic-properties draw:stroke="none" svg:stroke-color="#000000" draw:fill="none" draw:fill-color="#ffffff" draw:auto-grow-height="true" draw:auto-grow-width="false" fo:max-height="0cm" fo:min-height="1.36cm"/>
      <style:paragraph-properties style:writing-mode="lr-tb"/>
    </style:style>
    <style:style style:name="gr467" style:family="graphic" style:parent-style-name="standard" style:list-style-name="L1">
      <style:graphic-properties draw:stroke="solid" svg:stroke-color="#3465a4" draw:fill="solid" draw:fill-color="#50938a" draw:auto-grow-height="true" draw:auto-grow-width="false" fo:max-height="0cm" fo:min-height="0.702cm"/>
      <style:paragraph-properties style:writing-mode="lr-tb"/>
    </style:style>
    <style:style style:name="gr468" style:family="graphic" style:parent-style-name="standard">
      <style:graphic-properties draw:stroke="none" svg:stroke-color="#000000" draw:fill="none" draw:fill-color="#ffffff" draw:auto-grow-height="true" draw:auto-grow-width="false" fo:max-height="0cm" fo:min-height="15.625cm"/>
      <style:paragraph-properties style:writing-mode="lr-tb"/>
    </style:style>
    <style:style style:name="gr469" style:family="graphic" style:parent-style-name="standard">
      <style:graphic-properties draw:fill="none" loext:fill-use-slide-background="false" draw:textarea-horizontal-align="justify" draw:textarea-vertical-align="middle" draw:auto-grow-height="false" fo:min-height="3.83cm" fo:min-width="11.465cm"/>
    </style:style>
    <style:style style:name="gr470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471" style:family="graphic" style:parent-style-name="standard">
      <style:graphic-properties draw:fill="none" loext:fill-use-slide-background="false" fo:min-height="1.293cm"/>
      <style:paragraph-properties style:writing-mode="lr-tb"/>
    </style:style>
    <style:style style:name="gr472" style:family="graphic" style:parent-style-name="standard">
      <style:graphic-properties draw:fill="solid" draw:fill-color="#cccccc" loext:fill-use-slide-background="false" fo:min-height="0.788cm"/>
      <style:paragraph-properties style:writing-mode="lr-tb"/>
    </style:style>
    <style:style style:name="gr473" style:family="graphic" style:parent-style-name="standard">
      <style:graphic-properties draw:fill="none" loext:fill-use-slide-background="false" fo:min-height="1.985cm"/>
      <style:paragraph-properties style:writing-mode="lr-tb"/>
    </style:style>
    <style:style style:name="gr474" style:family="graphic" style:parent-style-name="standard">
      <style:graphic-properties draw:fill="none" loext:fill-use-slide-background="false" fo:min-height="2.481cm"/>
      <style:paragraph-properties style:writing-mode="lr-tb"/>
    </style:style>
    <style:style style:name="gr475" style:family="graphic" style:parent-style-name="objectwithoutfill">
      <style:graphic-properties draw:stroke="dash" draw:stroke-dash="Long_20_Dash" draw:marker-end="Arrowheads_20_18" draw:marker-end-width="0.3cm" svg:stroke-linecap="butt" draw:fill="none" draw:textarea-vertical-align="middle"/>
    </style:style>
    <style:style style:name="gr476" style:family="graphic" style:parent-style-name="standard">
      <style:graphic-properties draw:fill="none" loext:fill-use-slide-background="false" draw:textarea-horizontal-align="justify" draw:textarea-vertical-align="middle" draw:auto-grow-height="false" fo:min-height="7.64cm" fo:min-width="7.745cm"/>
    </style:style>
    <style:style style:name="gr477" style:family="graphic" style:parent-style-name="standard">
      <style:graphic-properties draw:textarea-horizontal-align="justify" draw:textarea-vertical-align="middle" draw:auto-grow-height="false" fo:min-height="1.02cm" fo:min-width="2.554cm"/>
      <style:paragraph-properties style:writing-mode="lr-tb"/>
    </style:style>
    <style:style style:name="gr478" style:family="graphic" style:parent-style-name="standard">
      <style:graphic-properties draw:stroke="none" svg:stroke-color="#000000" draw:fill="none" draw:fill-color="#ffffff" draw:auto-grow-height="true" draw:auto-grow-width="false" fo:max-height="0cm" fo:min-height="3.071cm"/>
      <style:paragraph-properties style:writing-mode="lr-tb"/>
    </style:style>
    <style:style style:name="gr479" style:family="graphic" style:parent-style-name="standard">
      <style:graphic-properties draw:stroke="none" svg:stroke-color="#000000" draw:fill="none" draw:fill-color="#ffffff" draw:auto-grow-height="true" draw:auto-grow-width="false" fo:max-height="0cm" fo:min-height="3.782cm"/>
      <style:paragraph-properties style:writing-mode="lr-tb"/>
    </style:style>
    <style:style style:name="gr480" style:family="graphic" style:parent-style-name="standard">
      <style:graphic-properties draw:stroke="none" draw:fill-color="#3465a4" draw:textarea-horizontal-align="justify" draw:textarea-vertical-align="middle" draw:auto-grow-height="false" fo:min-height="1.097cm" fo:min-width="0.847cm" fo:wrap-option="wrap"/>
      <style:paragraph-properties style:writing-mode="lr-tb"/>
    </style:style>
    <style:style style:name="gr481" style:family="graphic" style:parent-style-name="objectwithoutfill">
      <style:graphic-properties draw:marker-end="Arrowheads_20_20" draw:marker-end-width="0.3cm" draw:fill="none" draw:textarea-vertical-align="middle"/>
    </style:style>
    <style:style style:name="gr482" style:family="graphic" style:parent-style-name="standard">
      <style:graphic-properties draw:fill="none" loext:fill-use-slide-background="false" fo:min-height="0.331cm"/>
      <style:paragraph-properties style:writing-mode="lr-tb"/>
    </style:style>
    <style:style style:name="gr483" style:family="graphic" style:parent-style-name="standard">
      <style:graphic-properties draw:stroke="none" svg:stroke-color="#000000" draw:fill="none" draw:fill-color="#ffffff" draw:auto-grow-height="true" draw:auto-grow-width="false" fo:max-height="0cm" fo:min-height="4.134cm"/>
      <style:paragraph-properties style:writing-mode="lr-tb"/>
    </style:style>
    <style:style style:name="gr484" style:family="graphic" style:parent-style-name="objectwithoutfill">
      <style:graphic-properties draw:marker-end="Arrowheads_20_21" draw:marker-end-width="0.3cm" draw:fill="none" draw:textarea-vertical-align="middle"/>
    </style:style>
    <style:style style:name="gr485" style:family="graphic" style:parent-style-name="standard">
      <style:graphic-properties draw:stroke="none" svg:stroke-color="#000000" draw:fill="none" draw:fill-color="#ffffff" draw:auto-grow-height="true" draw:auto-grow-width="false" fo:max-height="0cm" fo:min-height="7.352cm"/>
      <style:paragraph-properties style:writing-mode="lr-tb"/>
    </style:style>
    <style:style style:name="gr486" style:family="graphic" style:parent-style-name="standard">
      <style:graphic-properties draw:stroke="none" svg:stroke-color="#000000" draw:fill="none" draw:fill-color="#ffffff" draw:auto-grow-height="true" draw:auto-grow-width="false" fo:max-height="0cm" fo:min-height="9.304cm"/>
      <style:paragraph-properties style:writing-mode="lr-tb"/>
    </style:style>
    <style:style style:name="gr487" style:family="graphic" style:parent-style-name="standard">
      <style:graphic-properties draw:fill="none" loext:fill-use-slide-background="false" draw:textarea-horizontal-align="justify" draw:textarea-vertical-align="middle" draw:auto-grow-height="false" fo:min-height="4.014cm" fo:min-width="4.58cm"/>
    </style:style>
    <style:style style:name="gr488" style:family="graphic" style:parent-style-name="standard">
      <style:graphic-properties draw:fill="none" loext:fill-use-slide-background="false" draw:textarea-horizontal-align="justify" draw:textarea-vertical-align="middle" draw:auto-grow-height="false" fo:min-height="3.284cm" fo:min-width="11.465cm"/>
    </style:style>
    <style:style style:name="gr489" style:family="graphic" style:parent-style-name="standard">
      <style:graphic-properties draw:fill="none" loext:fill-use-slide-background="false" fo:min-height="2.977cm"/>
      <style:paragraph-properties style:writing-mode="lr-tb"/>
    </style:style>
    <style:style style:name="gr490" style:family="graphic" style:parent-style-name="standard">
      <style:graphic-properties draw:stroke="none" svg:stroke-color="#000000" draw:fill="none" draw:fill-color="#ffffff" draw:auto-grow-height="true" draw:auto-grow-width="false" fo:max-height="0cm" fo:min-height="5.582cm"/>
      <style:paragraph-properties style:writing-mode="lr-tb"/>
    </style:style>
    <style:style style:name="gr491" style:family="graphic" style:parent-style-name="standard">
      <style:graphic-properties draw:fill="none" loext:fill-use-slide-background="false" draw:textarea-horizontal-align="justify" draw:textarea-vertical-align="middle" draw:auto-grow-height="false" fo:min-height="7.084cm" fo:min-width="7.745cm"/>
    </style:style>
    <style:style style:name="gr492" style:family="graphic" style:parent-style-name="standard">
      <style:graphic-properties draw:fill="none" loext:fill-use-slide-background="false" fo:min-height="2.123cm"/>
      <style:paragraph-properties style:writing-mode="lr-tb"/>
    </style:style>
    <style:style style:name="gr493" style:family="graphic" style:parent-style-name="standard">
      <style:graphic-properties draw:fill="none" loext:fill-use-slide-background="false" fo:min-height="1.939cm"/>
      <style:paragraph-properties style:writing-mode="lr-tb"/>
    </style:style>
    <style:style style:name="gr494" style:family="graphic" style:parent-style-name="standard">
      <style:graphic-properties draw:stroke="none" draw:fill="none" draw:fill-color="#cccccc" loext:fill-use-slide-background="false" fo:min-height="0.615cm"/>
      <style:paragraph-properties style:writing-mode="lr-tb"/>
    </style:style>
    <style:style style:name="gr495" style:family="graphic" style:parent-style-name="standard">
      <style:graphic-properties draw:fill="none" loext:fill-use-slide-background="false" draw:textarea-horizontal-align="justify" draw:textarea-vertical-align="middle" draw:auto-grow-height="false" fo:min-height="7.084cm" fo:min-width="7.405cm"/>
    </style:style>
    <style:style style:name="gr496" style:family="graphic" style:parent-style-name="standard">
      <style:graphic-properties draw:textarea-horizontal-align="justify" draw:textarea-vertical-align="middle" draw:auto-grow-height="false" fo:min-height="1.02cm" fo:min-width="2.514cm"/>
      <style:paragraph-properties style:writing-mode="lr-tb"/>
    </style:style>
    <style:style style:name="gr497" style:family="graphic" style:parent-style-name="standard">
      <style:graphic-properties draw:fill="none" loext:fill-use-slide-background="false" draw:textarea-horizontal-align="justify" draw:textarea-vertical-align="middle" draw:auto-grow-height="false" fo:min-height="5.814cm" fo:min-width="9.485cm"/>
    </style:style>
    <style:style style:name="gr498" style:family="graphic" style:parent-style-name="standard">
      <style:graphic-properties draw:fill="none" loext:fill-use-slide-background="false" fo:min-height="4.522cm"/>
      <style:paragraph-properties style:writing-mode="lr-tb"/>
    </style:style>
    <style:style style:name="gr499" style:family="graphic" style:parent-style-name="standard">
      <style:graphic-properties draw:fill="none" loext:fill-use-slide-background="false" fo:min-height="1.015cm"/>
      <style:paragraph-properties style:writing-mode="lr-tb"/>
    </style:style>
    <style:style style:name="gr500" style:family="graphic" style:parent-style-name="standard">
      <style:graphic-properties draw:textarea-horizontal-align="justify" draw:textarea-vertical-align="middle" draw:auto-grow-height="false" fo:min-height="0.068cm" fo:min-width="0.257cm"/>
    </style:style>
    <style:style style:name="gr501" style:family="graphic" style:parent-style-name="objectwithoutfill">
      <style:graphic-properties draw:marker-end="Arrowheads_20_22" draw:marker-end-width="0.3cm" draw:fill="none" draw:textarea-vertical-align="middle"/>
    </style:style>
    <style:style style:name="gr502" style:family="graphic" style:parent-style-name="standard">
      <style:graphic-properties draw:fill="none" loext:fill-use-slide-background="false" draw:textarea-horizontal-align="justify" draw:textarea-vertical-align="middle" draw:auto-grow-height="false" fo:min-height="7.084cm" fo:min-width="5.125cm"/>
    </style:style>
    <style:style style:name="gr503" style:family="graphic" style:parent-style-name="objectwithoutfill">
      <style:graphic-properties draw:marker-end="Arrowheads_20_23" draw:marker-end-width="0.3cm" draw:fill="none" draw:textarea-vertical-align="middle"/>
    </style:style>
    <style:style style:name="gr504" style:family="graphic" style:parent-style-name="standard">
      <style:graphic-properties draw:stroke="none" svg:stroke-color="#000000" draw:fill="none" draw:fill-color="#ffffff" draw:auto-grow-height="true" draw:auto-grow-width="false" fo:max-height="0cm" fo:min-height="14.482cm"/>
      <style:paragraph-properties style:writing-mode="lr-tb"/>
    </style:style>
    <style:style style:name="gr505" style:family="graphic" style:parent-style-name="standard">
      <style:graphic-properties draw:stroke="none" svg:stroke-color="#000000" draw:fill="none" draw:fill-color="#ffffff" draw:auto-grow-height="true" draw:auto-grow-width="false" fo:max-height="0cm" fo:min-height="6.885cm"/>
      <style:paragraph-properties style:writing-mode="lr-tb"/>
    </style:style>
    <style:style style:name="gr50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195cm"/>
      <style:paragraph-properties style:writing-mode="lr-tb"/>
    </style:style>
    <style:style style:name="gr507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508" style:family="graphic" style:parent-style-name="standard">
      <style:graphic-properties draw:fill="solid" draw:fill-color="#dddddd" loext:fill-use-slide-background="false" draw:textarea-horizontal-align="justify" draw:textarea-vertical-align="middle" draw:auto-grow-height="false" fo:min-height="1.02cm" fo:min-width="3.83cm"/>
      <style:paragraph-properties style:writing-mode="lr-tb"/>
    </style:style>
    <style:style style:name="gr509" style:family="graphic" style:parent-style-name="objectwithoutfill">
      <style:graphic-properties draw:marker-start="Arrowheads_20_7" draw:marker-end="Arrowheads_20_8" draw:marker-end-width="0.3cm" draw:fill="none" draw:textarea-vertical-align="middle"/>
      <style:paragraph-properties style:writing-mode="lr-tb"/>
    </style:style>
    <style:style style:name="gr510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9.37cm"/>
      <style:paragraph-properties style:writing-mode="lr-tb"/>
    </style:style>
    <style:style style:name="gr511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5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8cm"/>
      <style:paragraph-properties style:writing-mode="lr-tb"/>
    </style:style>
    <style:style style:name="gr513" style:family="graphic" style:parent-style-name="standard">
      <style:graphic-properties draw:stroke="none" svg:stroke-color="#000000" draw:fill="none" draw:fill-color="#ffffff" draw:auto-grow-height="true" draw:auto-grow-width="false" fo:max-height="0cm" fo:min-height="9.241cm"/>
      <style:paragraph-properties style:writing-mode="lr-tb"/>
    </style:style>
    <style:style style:name="gr514" style:family="graphic" style:parent-style-name="objectwithoutfill">
      <style:graphic-properties draw:marker-start="Arrowheads_20_7" draw:marker-end="Arrowheads_20_3" draw:marker-end-width="0.3cm" draw:fill="none" draw:textarea-vertical-align="middle"/>
      <style:paragraph-properties style:writing-mode="lr-tb"/>
    </style:style>
    <style:style style:name="gr515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51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195cm"/>
      <style:paragraph-properties style:writing-mode="lr-tb"/>
    </style:style>
    <style:style style:name="gr517" style:family="graphic" style:parent-style-name="standard">
      <style:graphic-properties draw:stroke="none" svg:stroke-color="#000000" draw:fill="none" draw:fill-color="#ffffff" draw:auto-grow-height="true" draw:auto-grow-width="false" fo:max-height="0cm" fo:min-height="5.937cm"/>
      <style:paragraph-properties style:writing-mode="lr-tb"/>
    </style:style>
    <style:style style:name="gr518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519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195cm"/>
      <style:paragraph-properties style:writing-mode="lr-tb"/>
    </style:style>
    <style:style style:name="gr520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521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0.417cm"/>
      <style:paragraph-properties style:writing-mode="lr-tb"/>
    </style:style>
    <style:style style:name="gr522" style:family="graphic" style:parent-style-name="standard">
      <style:graphic-properties draw:stroke="none" draw:stroke-dash="Long_20_Dot_20__28_Rounded_29_" svg:stroke-linecap="round" draw:fill="none" loext:fill-use-slide-background="false" draw:textarea-horizontal-align="justify" draw:textarea-vertical-align="middle" draw:auto-grow-height="false" fo:min-height="0.385cm" fo:min-width="6.485cm"/>
      <style:paragraph-properties style:writing-mode="lr-tb"/>
    </style:style>
    <style:style style:name="gr523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52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1.409cm"/>
      <style:paragraph-properties style:writing-mode="lr-tb"/>
    </style:style>
    <style:style style:name="gr525" style:family="graphic" style:parent-style-name="standard">
      <style:graphic-properties draw:stroke="none" svg:stroke-color="#000000" draw:fill="none" draw:fill-color="#ffffff" draw:auto-grow-height="true" draw:auto-grow-width="false" fo:max-height="0cm" fo:min-height="2.36cm"/>
      <style:paragraph-properties style:writing-mode="lr-tb"/>
    </style:style>
    <style:style style:name="gr52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542cm"/>
      <style:paragraph-properties style:writing-mode="lr-tb"/>
    </style:style>
    <style:style style:name="gr527" style:family="graphic" style:parent-style-name="standard">
      <style:graphic-properties draw:stroke="none" svg:stroke-color="#000000" draw:fill="none" draw:fill-color="#ffffff" draw:auto-grow-height="true" draw:auto-grow-width="false" fo:max-height="0cm" fo:min-height="3.458cm"/>
      <style:paragraph-properties style:writing-mode="lr-tb"/>
    </style:style>
    <style:style style:name="gr528" style:family="graphic" style:parent-style-name="standard">
      <style:graphic-properties draw:stroke="none" svg:stroke-color="#000000" draw:fill="none" draw:fill-color="#ffffff" draw:auto-grow-height="true" draw:auto-grow-width="false" fo:max-height="0cm" fo:min-height="4.036cm"/>
      <style:paragraph-properties style:writing-mode="lr-tb"/>
    </style:style>
    <style:style style:name="gr529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530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542cm"/>
      <style:paragraph-properties style:writing-mode="lr-tb"/>
    </style:style>
    <style:style style:name="gr531" style:family="graphic" style:parent-style-name="standard">
      <style:graphic-properties draw:stroke="none" svg:stroke-color="#000000" draw:fill="none" draw:fill-color="#ffffff" draw:auto-grow-height="true" draw:auto-grow-width="false" fo:max-height="0cm" fo:min-height="2.08cm"/>
      <style:paragraph-properties style:writing-mode="lr-tb"/>
    </style:style>
    <style:style style:name="gr53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533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534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53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929cm"/>
      <style:paragraph-properties style:writing-mode="lr-tb"/>
    </style:style>
    <style:style style:name="gr53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537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53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9.425cm"/>
      <style:paragraph-properties style:writing-mode="lr-tb"/>
    </style:style>
    <style:style style:name="gr5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949cm"/>
      <style:paragraph-properties style:writing-mode="lr-tb"/>
    </style:style>
    <style:style style:name="gr5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949cm"/>
      <style:paragraph-properties style:writing-mode="lr-tb"/>
    </style:style>
    <style:style style:name="gr541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9.024cm"/>
      <style:paragraph-properties style:writing-mode="lr-tb"/>
    </style:style>
    <style:style style:name="gr5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949cm"/>
      <style:paragraph-properties style:writing-mode="lr-tb"/>
    </style:style>
    <style:style style:name="gr543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9.024cm"/>
      <style:paragraph-properties style:writing-mode="lr-tb"/>
    </style:style>
    <style:style style:name="gr544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3.427cm" fo:min-width="22.353cm" fo:padding-top="0.165cm" fo:padding-bottom="0.165cm" fo:padding-left="0.29cm" fo:padding-right="0.29cm"/>
      <style:paragraph-properties style:writing-mode="lr-tb"/>
    </style:style>
    <style:style style:name="gr5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949cm"/>
      <style:paragraph-properties style:writing-mode="lr-tb"/>
    </style:style>
    <style:style style:name="gr546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568cm" fo:min-width="0.398cm" fo:padding-top="0.165cm" fo:padding-bottom="0.165cm" fo:padding-left="0.29cm" fo:padding-right="0.29cm"/>
    </style:style>
    <style:style style:name="gr547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1.32cm" fo:min-width="13.5cm" fo:padding-top="0.165cm" fo:padding-bottom="0.165cm" fo:padding-left="0.29cm" fo:padding-right="0.29cm"/>
      <style:paragraph-properties style:writing-mode="lr-tb"/>
    </style:style>
    <style:style style:name="gr548" style:family="graphic" style:parent-style-name="objectwithoutfill">
      <style:graphic-properties svg:stroke-width="0.081cm" svg:stroke-color="#ff0000" draw:marker-start-width="0.321cm" draw:marker-end="Arrowheads_20_24" draw:marker-end-width="0.421cm" draw:fill="none" draw:textarea-vertical-align="middle" fo:padding-top="0.165cm" fo:padding-bottom="0.165cm" fo:padding-left="0.29cm" fo:padding-right="0.29cm"/>
    </style:style>
    <style:style style:name="gr549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9.024cm"/>
      <style:paragraph-properties style:writing-mode="lr-tb"/>
    </style:style>
    <style:style style:name="gr5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949cm"/>
      <style:paragraph-properties style:writing-mode="lr-tb"/>
    </style:style>
    <style:style style:name="gr551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1.24cm" fo:min-width="13.42cm" fo:padding-top="0.165cm" fo:padding-bottom="0.165cm" fo:padding-left="0.29cm" fo:padding-right="0.29cm"/>
      <style:paragraph-properties style:writing-mode="lr-tb"/>
    </style:style>
    <style:style style:name="gr552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706cm" fo:min-width="8.383cm" fo:padding-top="0.165cm" fo:padding-bottom="0.165cm" fo:padding-left="0.29cm" fo:padding-right="0.29cm"/>
      <style:paragraph-properties style:writing-mode="lr-tb"/>
    </style:style>
    <style:style style:name="gr553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568cm" fo:min-width="0.318cm" fo:padding-top="0.165cm" fo:padding-bottom="0.165cm" fo:padding-left="0.29cm" fo:padding-right="0.29cm"/>
    </style:style>
    <style:style style:name="gr55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9.281cm"/>
      <style:paragraph-properties style:writing-mode="lr-tb"/>
    </style:style>
    <style:style style:name="gr5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949cm"/>
      <style:paragraph-properties style:writing-mode="lr-tb"/>
    </style:style>
    <style:style style:name="gr55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0.534cm"/>
      <style:paragraph-properties style:writing-mode="lr-tb"/>
    </style:style>
    <style:style style:name="gr557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706cm" fo:min-width="5.639cm" fo:padding-top="0.165cm" fo:padding-bottom="0.165cm" fo:padding-left="0.29cm" fo:padding-right="0.29cm"/>
      <style:paragraph-properties style:writing-mode="lr-tb"/>
    </style:style>
    <style:style style:name="gr558" style:family="graphic" style:parent-style-name="objectwithoutfill">
      <style:graphic-properties svg:stroke-width="0.081cm" svg:stroke-color="#ff0000" draw:marker-start-width="0.321cm" draw:marker-end="Arrowheads_20_25" draw:marker-end-width="0.421cm" draw:fill="none" draw:textarea-vertical-align="middle" fo:padding-top="0.165cm" fo:padding-bottom="0.165cm" fo:padding-left="0.29cm" fo:padding-right="0.29cm"/>
    </style:style>
    <style:style style:name="gr559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706cm" fo:min-width="7.988cm" fo:padding-top="0.165cm" fo:padding-bottom="0.165cm" fo:padding-left="0.29cm" fo:padding-right="0.29cm"/>
      <style:paragraph-properties style:writing-mode="lr-tb"/>
    </style:style>
    <style:style style:name="gr5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949cm"/>
      <style:paragraph-properties style:writing-mode="lr-tb"/>
    </style:style>
    <style:style style:name="gr561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0.534cm"/>
      <style:paragraph-properties style:writing-mode="lr-tb"/>
    </style:style>
    <style:style style:name="gr562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706cm" fo:min-width="7.644cm" fo:padding-top="0.165cm" fo:padding-bottom="0.165cm" fo:padding-left="0.29cm" fo:padding-right="0.29cm"/>
      <style:paragraph-properties style:writing-mode="lr-tb"/>
    </style:style>
    <style:style style:name="gr563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706cm" fo:min-width="11.179cm" fo:padding-top="0.165cm" fo:padding-bottom="0.165cm" fo:padding-left="0.29cm" fo:padding-right="0.29cm"/>
      <style:paragraph-properties style:writing-mode="lr-tb"/>
    </style:style>
    <style:style style:name="gr5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55cm"/>
      <style:paragraph-properties style:writing-mode="lr-tb"/>
    </style:style>
    <style:style style:name="gr56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0.534cm"/>
      <style:paragraph-properties style:writing-mode="lr-tb"/>
    </style:style>
    <style:style style:name="gr566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3.881cm" fo:min-width="22.455cm" fo:padding-top="0.165cm" fo:padding-bottom="0.165cm" fo:padding-left="0.29cm" fo:padding-right="0.29cm"/>
      <style:paragraph-properties style:writing-mode="lr-tb"/>
    </style:style>
    <style:style style:name="gr5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694cm"/>
      <style:paragraph-properties style:writing-mode="lr-tb"/>
    </style:style>
    <style:style style:name="gr5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55cm"/>
      <style:paragraph-properties style:writing-mode="lr-tb"/>
    </style:style>
    <style:style style:name="gr5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694cm"/>
      <style:paragraph-properties style:writing-mode="lr-tb"/>
    </style:style>
    <style:style style:name="gr570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0.534cm"/>
      <style:paragraph-properties style:writing-mode="lr-tb"/>
    </style:style>
    <style:style style:name="gr5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55cm"/>
      <style:paragraph-properties style:writing-mode="lr-tb"/>
    </style:style>
    <style:style style:name="gr57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2.459cm"/>
      <style:paragraph-properties style:writing-mode="lr-tb"/>
    </style:style>
    <style:style style:name="gr573" style:family="graphic" style:parent-style-name="standard">
      <style:graphic-properties draw:fill-color="#cccccc" draw:textarea-horizontal-align="justify" draw:textarea-vertical-align="middle" draw:auto-grow-height="false" fo:min-height="4.195cm" fo:min-width="9.66cm"/>
      <style:paragraph-properties style:writing-mode="lr-tb"/>
    </style:style>
    <style:style style:name="gr5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55cm"/>
      <style:paragraph-properties style:writing-mode="lr-tb"/>
    </style:style>
    <style:style style:name="gr57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2.459cm"/>
      <style:paragraph-properties style:writing-mode="lr-tb"/>
    </style:style>
    <style:style style:name="gr576" style:family="graphic" style:parent-style-name="standard">
      <style:graphic-properties draw:fill="none" draw:fill-color="#cccccc" loext:fill-use-slide-background="false" draw:textarea-horizontal-align="justify" draw:textarea-vertical-align="middle" draw:auto-grow-height="false" fo:min-height="2.17cm" fo:min-width="24.764cm"/>
      <style:paragraph-properties style:writing-mode="lr-tb"/>
    </style:style>
    <style:style style:name="gr5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554cm"/>
      <style:paragraph-properties style:writing-mode="lr-tb"/>
    </style:style>
    <style:style style:name="gr5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54cm"/>
      <style:paragraph-properties style:writing-mode="lr-tb"/>
    </style:style>
    <style:style style:name="gr579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503cm"/>
      <style:paragraph-properties style:writing-mode="lr-tb"/>
    </style:style>
    <style:style style:name="gr5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707cm"/>
      <style:paragraph-properties style:writing-mode="lr-tb"/>
    </style:style>
    <style:style style:name="gr581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9.511cm"/>
      <style:paragraph-properties style:writing-mode="lr-tb"/>
    </style:style>
    <style:style style:name="gr5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28cm"/>
      <style:paragraph-properties style:writing-mode="lr-tb"/>
    </style:style>
    <style:style style:name="gr5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47cm"/>
      <style:paragraph-properties style:writing-mode="lr-tb"/>
    </style:style>
    <style:style style:name="gr584" style:family="graphic" style:parent-style-name="objectwithoutfill">
      <style:graphic-properties draw:marker-start="Arrowheads_20_16" draw:marker-start-width="0.3cm" draw:marker-end="Arrowheads_20_17" draw:marker-end-width="0.3cm" draw:fill="none" draw:textarea-vertical-align="middle"/>
    </style:style>
    <style:style style:name="gr585" style:family="graphic" style:parent-style-name="standard">
      <style:graphic-properties draw:marker-start="Arrowheads_20_18" draw:marker-start-width="0.3cm" draw:marker-end="Arrowheads_20_19" draw:marker-end-width="0.3cm" draw:textarea-vertical-align="middle"/>
    </style:style>
    <style:style style:name="gr58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9.511cm"/>
      <style:paragraph-properties style:writing-mode="lr-tb"/>
    </style:style>
    <style:style style:name="gr5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455cm"/>
      <style:paragraph-properties style:writing-mode="lr-tb"/>
    </style:style>
    <style:style style:name="gr5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28cm"/>
      <style:paragraph-properties style:writing-mode="lr-tb"/>
    </style:style>
    <style:style style:name="gr589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9.511cm"/>
      <style:paragraph-properties style:writing-mode="lr-tb"/>
    </style:style>
    <style:style style:name="gr5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455cm"/>
      <style:paragraph-properties style:writing-mode="lr-tb"/>
    </style:style>
    <style:style style:name="gr5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28cm"/>
      <style:paragraph-properties style:writing-mode="lr-tb"/>
    </style:style>
    <style:style style:name="gr59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9.511cm"/>
      <style:paragraph-properties style:writing-mode="lr-tb"/>
    </style:style>
    <style:style style:name="gr5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28cm"/>
      <style:paragraph-properties style:writing-mode="lr-tb"/>
    </style:style>
    <style:style style:name="gr5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455cm"/>
      <style:paragraph-properties style:writing-mode="lr-tb"/>
    </style:style>
    <style:style style:name="gr59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9.511cm"/>
      <style:paragraph-properties style:writing-mode="lr-tb"/>
    </style:style>
    <style:style style:name="gr5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28cm"/>
      <style:paragraph-properties style:writing-mode="lr-tb"/>
    </style:style>
    <style:style style:name="gr5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455cm"/>
      <style:paragraph-properties style:writing-mode="lr-tb"/>
    </style:style>
    <style:style style:name="gr5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28cm"/>
      <style:paragraph-properties style:writing-mode="lr-tb"/>
    </style:style>
    <style:style style:name="gr5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54cm"/>
      <style:paragraph-properties style:writing-mode="lr-tb"/>
    </style:style>
    <style:style style:name="gr6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784cm"/>
      <style:paragraph-properties style:writing-mode="lr-tb"/>
    </style:style>
    <style:style style:name="gr601" style:family="graphic" style:parent-style-name="standard">
      <style:graphic-properties draw:fill="none" loext:fill-use-slide-background="false" draw:textarea-horizontal-align="justify" draw:textarea-vertical-align="middle" draw:auto-grow-height="false" fo:min-height="0.358cm" fo:min-width="3.83cm"/>
      <style:paragraph-properties style:writing-mode="lr-tb"/>
    </style:style>
    <style:style style:name="gr6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6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60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24cm"/>
      <style:paragraph-properties style:writing-mode="lr-tb"/>
    </style:style>
    <style:style style:name="gr60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60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60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60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7.51cm"/>
      <style:paragraph-properties style:writing-mode="lr-tb"/>
    </style:style>
    <style:style style:name="gr609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6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6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61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7.51cm"/>
      <style:paragraph-properties style:writing-mode="lr-tb"/>
    </style:style>
    <style:style style:name="gr613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6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61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7.51cm"/>
      <style:paragraph-properties style:writing-mode="lr-tb"/>
    </style:style>
    <style:style style:name="gr61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6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679cm"/>
      <style:paragraph-properties style:writing-mode="lr-tb"/>
    </style:style>
    <style:style style:name="gr6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619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7.51cm"/>
      <style:paragraph-properties style:writing-mode="lr-tb"/>
    </style:style>
    <style:style style:name="gr620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6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53cm"/>
      <style:paragraph-properties style:writing-mode="lr-tb"/>
    </style:style>
    <style:style style:name="gr6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623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7.51cm"/>
      <style:paragraph-properties style:writing-mode="lr-tb"/>
    </style:style>
    <style:style style:name="gr62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6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53cm"/>
      <style:paragraph-properties style:writing-mode="lr-tb"/>
    </style:style>
    <style:style style:name="gr626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627" style:family="graphic" style:parent-style-name="standard">
      <style:graphic-properties draw:stroke="none" svg:stroke-color="#000000" draw:fill="none" draw:fill-color="#ffffff" draw:auto-grow-height="true" draw:auto-grow-width="false" fo:max-height="0cm" fo:min-height="16.88cm"/>
      <style:paragraph-properties style:writing-mode="lr-tb"/>
    </style:style>
    <style:style style:name="gr628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6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630" style:family="graphic" style:parent-style-name="standard">
      <style:graphic-properties draw:fill-color="#77bc65" draw:textarea-vertical-align="middle" draw:auto-grow-height="false" fo:min-height="9.032cm" fo:min-width="8.783cm" fo:wrap-option="wrap"/>
    </style:style>
    <style:style style:name="gr631" style:family="graphic" style:parent-style-name="standard">
      <style:graphic-properties draw:fill-color="#ffb66c" draw:textarea-vertical-align="middle" draw:auto-grow-height="false" fo:min-height="9.032cm" fo:min-width="8.782cm" fo:wrap-option="wrap"/>
    </style:style>
    <style:style style:name="gr632" style:family="graphic" style:parent-style-name="standard">
      <style:graphic-properties draw:textarea-vertical-align="middle" draw:auto-grow-height="false" fo:min-height="9.033cm" fo:min-width="8.782cm" fo:wrap-option="wrap"/>
    </style:style>
    <style:style style:name="gr633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655cm" fo:min-width="4.58cm"/>
      <style:paragraph-properties style:writing-mode="lr-tb"/>
    </style:style>
    <style:style style:name="gr634" style:family="graphic" style:parent-style-name="standard">
      <style:graphic-properties draw:stroke="none" draw:fill-color="#eeeeee" draw:textarea-horizontal-align="justify" draw:textarea-vertical-align="middle" draw:auto-grow-height="false" fo:min-height="0.648cm" fo:min-width="0.398cm"/>
      <style:paragraph-properties style:writing-mode="lr-tb"/>
    </style:style>
    <style:style style:name="gr635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63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531cm"/>
      <style:paragraph-properties style:writing-mode="lr-tb"/>
    </style:style>
    <style:style style:name="gr637" style:family="graphic" style:parent-style-name="standard" style:list-style-name="L1">
      <style:graphic-properties draw:stroke="solid" svg:stroke-color="#000000" draw:fill="solid" draw:fill-color="#355269" draw:auto-grow-height="true" draw:auto-grow-width="false" fo:max-height="0cm" fo:min-height="0.469cm"/>
      <style:paragraph-properties style:writing-mode="lr-tb"/>
    </style:style>
    <style:style style:name="gr6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258cm"/>
      <style:paragraph-properties style:writing-mode="lr-tb"/>
    </style:style>
    <style:style style:name="gr639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640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531cm"/>
      <style:paragraph-properties style:writing-mode="lr-tb"/>
    </style:style>
    <style:style style:name="gr641" style:family="graphic" style:parent-style-name="standard" style:list-style-name="L1">
      <style:graphic-properties draw:stroke="solid" svg:stroke-color="#000000" draw:fill="solid" draw:fill-color="#355269" draw:auto-grow-height="true" draw:auto-grow-width="false" fo:max-height="0cm" fo:min-height="0.469cm"/>
      <style:paragraph-properties style:writing-mode="lr-tb"/>
    </style:style>
    <style:style style:name="gr642" style:family="graphic" style:parent-style-name="standard" style:list-style-name="L3">
      <style:graphic-properties draw:stroke="solid" svg:stroke-color="#000000" draw:fill="none" draw:fill-color="#ffffff" draw:auto-grow-height="true" draw:auto-grow-width="false" fo:max-height="0cm" fo:min-height="3.593cm"/>
      <style:paragraph-properties style:writing-mode="lr-tb"/>
    </style:style>
    <style:style style:name="gr643" style:family="graphic" style:parent-style-name="standard" style:list-style-name="L1">
      <style:graphic-properties draw:stroke="solid" svg:stroke-color="#000000" draw:fill="solid" draw:fill-color="#355269" draw:auto-grow-height="true" draw:auto-grow-width="false" fo:max-height="0cm" fo:min-height="0.469cm"/>
      <style:paragraph-properties style:writing-mode="lr-tb"/>
    </style:style>
    <style:style style:name="gr644" style:family="graphic" style:parent-style-name="objectwithoutfill">
      <style:graphic-properties draw:marker-end="Arrowheads_20_13" draw:marker-end-width="0.3cm" draw:fill="none" draw:textarea-vertical-align="middle"/>
    </style:style>
    <style:style style:name="gr6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258cm"/>
      <style:paragraph-properties style:writing-mode="lr-tb"/>
    </style:style>
    <style:style style:name="gr646" style:family="graphic" style:parent-style-name="objectwithoutfill">
      <style:graphic-properties draw:stroke="dash" draw:stroke-dash="Dash_20__28_Rounded_29_" svg:stroke-color="#b2b2b2" svg:stroke-linecap="round" draw:fill="none" draw:textarea-vertical-align="middle"/>
    </style:style>
    <style:style style:name="gr647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64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531cm"/>
      <style:paragraph-properties style:writing-mode="lr-tb"/>
    </style:style>
    <style:style style:name="gr649" style:family="graphic" style:parent-style-name="standard" style:list-style-name="L1">
      <style:graphic-properties draw:stroke="solid" svg:stroke-color="#000000" draw:fill="solid" draw:fill-color="#355269" draw:auto-grow-height="true" draw:auto-grow-width="false" fo:max-height="0cm" fo:min-height="0.469cm"/>
      <style:paragraph-properties style:writing-mode="lr-tb"/>
    </style:style>
    <style:style style:name="gr650" style:family="graphic" style:parent-style-name="standard" style:list-style-name="L3">
      <style:graphic-properties draw:stroke="solid" svg:stroke-color="#000000" draw:fill="none" draw:fill-color="#ffffff" draw:auto-grow-height="true" draw:auto-grow-width="false" fo:max-height="0cm" fo:min-height="3.593cm"/>
      <style:paragraph-properties style:writing-mode="lr-tb"/>
    </style:style>
    <style:style style:name="gr651" style:family="graphic" style:parent-style-name="standard" style:list-style-name="L1">
      <style:graphic-properties draw:stroke="solid" svg:stroke-color="#000000" draw:fill="solid" draw:fill-color="#355269" draw:auto-grow-height="true" draw:auto-grow-width="false" fo:max-height="0cm" fo:min-height="0.469cm"/>
      <style:paragraph-properties style:writing-mode="lr-tb"/>
    </style:style>
    <style:style style:name="gr65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653" style:family="graphic" style:parent-style-name="standard" style:list-style-name="L1">
      <style:graphic-properties draw:stroke="solid" svg:stroke-color="#000000" draw:fill="solid" draw:fill-color="#355269" draw:auto-grow-height="true" draw:auto-grow-width="false" fo:max-height="0cm" fo:min-height="0.454cm"/>
      <style:paragraph-properties style:writing-mode="lr-tb"/>
    </style:style>
    <style:style style:name="gr65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655" style:family="graphic" style:parent-style-name="standard" style:list-style-name="L1">
      <style:graphic-properties draw:stroke="solid" svg:stroke-color="#000000" draw:fill="solid" draw:fill-color="#355269" draw:auto-grow-height="true" draw:auto-grow-width="false" fo:max-height="0cm" fo:min-height="0.454cm"/>
      <style:paragraph-properties style:writing-mode="lr-tb"/>
    </style:style>
    <style:style style:name="gr65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657" style:family="graphic" style:parent-style-name="standard" style:list-style-name="L1">
      <style:graphic-properties draw:stroke="solid" svg:stroke-color="#000000" draw:fill="solid" draw:fill-color="#355269" draw:auto-grow-height="true" draw:auto-grow-width="false" fo:max-height="0cm" fo:min-height="0.454cm"/>
      <style:paragraph-properties style:writing-mode="lr-tb"/>
    </style:style>
    <style:style style:name="gr658" style:family="graphic" style:parent-style-name="objectwithoutfill">
      <style:graphic-properties draw:marker-end="Arrowheads_20_14" draw:marker-end-width="0.3cm" draw:fill="none" draw:textarea-vertical-align="middle"/>
    </style:style>
    <style:style style:name="gr6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258cm"/>
      <style:paragraph-properties style:writing-mode="lr-tb"/>
    </style:style>
    <style:style style:name="gr660" style:family="graphic" style:parent-style-name="standard">
      <style:graphic-properties draw:fill-color="#77bc65" draw:textarea-vertical-align="middle" draw:auto-grow-height="false" fo:min-height="2.908cm" fo:min-width="2.658cm" fo:wrap-option="wrap"/>
      <style:paragraph-properties style:writing-mode="lr-tb"/>
    </style:style>
    <style:style style:name="gr66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99cm" fo:min-width="1.228cm"/>
      <style:paragraph-properties style:writing-mode="lr-tb"/>
    </style:style>
    <style:style style:name="gr662" style:family="graphic" style:parent-style-name="standard">
      <style:graphic-properties draw:fill="none" draw:fill-color="#77bc65" loext:fill-use-slide-background="false" draw:textarea-vertical-align="middle" draw:auto-grow-height="false" fo:min-height="2.908cm" fo:min-width="2.658cm" fo:wrap-option="wrap"/>
      <style:paragraph-properties style:writing-mode="lr-tb"/>
    </style:style>
    <style:style style:name="gr663" style:family="graphic" style:parent-style-name="objectwithoutfill">
      <style:graphic-properties draw:marker-end="Arrowheads_20_15" draw:marker-end-width="0.3cm" draw:fill="none" draw:textarea-vertical-align="middle"/>
    </style:style>
    <style:style style:name="gr664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6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546cm"/>
      <style:paragraph-properties style:writing-mode="lr-tb"/>
    </style:style>
    <style:style style:name="gr666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667" style:family="graphic" style:parent-style-name="standard">
      <style:graphic-properties draw:stroke="none" svg:stroke-color="#000000" draw:fill="none" draw:fill-color="#ffffff" draw:auto-grow-height="true" draw:auto-grow-width="false" fo:max-height="0cm" fo:min-height="11.246cm"/>
      <style:paragraph-properties style:writing-mode="lr-tb"/>
    </style:style>
    <style:style style:name="gr668" style:family="graphic" style:parent-style-name="standard">
      <style:graphic-properties draw:stroke="none" svg:stroke-color="#000000" draw:fill="none" draw:fill-color="#ffffff" draw:auto-grow-height="true" draw:auto-grow-width="false" fo:max-height="0cm" fo:min-height="7.826cm"/>
      <style:paragraph-properties style:writing-mode="lr-tb"/>
    </style:style>
    <style:style style:name="gr669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6cm"/>
      <style:paragraph-properties style:writing-mode="lr-tb"/>
    </style:style>
    <style:style style:name="gr670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66cm"/>
      <style:paragraph-properties style:writing-mode="lr-tb"/>
    </style:style>
    <style:style style:name="gr671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3.965cm"/>
      <style:paragraph-properties style:writing-mode="lr-tb"/>
    </style:style>
    <style:style style:name="gr672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673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3.965cm"/>
      <style:paragraph-properties style:writing-mode="lr-tb"/>
    </style:style>
    <style:style style:name="gr674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675" style:family="graphic" style:parent-style-name="objectwithoutfill">
      <style:graphic-properties draw:marker-end="Arrowheads_20_3" draw:marker-end-width="0.3cm" draw:fill="none" draw:textarea-vertical-align="middle"/>
    </style:style>
    <style:style style:name="gr67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5.301cm"/>
      <style:paragraph-properties style:writing-mode="lr-tb"/>
    </style:style>
    <style:style style:name="gr677" style:family="graphic" style:parent-style-name="standard" style:list-style-name="L1">
      <style:graphic-properties draw:stroke="solid" svg:stroke-color="#3465a4" draw:fill="solid" draw:fill-color="#3465a4" draw:auto-grow-height="true" draw:auto-grow-width="false" fo:max-height="0cm" fo:min-height="0.647cm"/>
      <style:paragraph-properties style:writing-mode="lr-tb"/>
    </style:style>
    <style:style style:name="gr678" style:family="graphic" style:parent-style-name="standard" style:list-style-name="L1">
      <style:graphic-properties draw:stroke="none" svg:stroke-color="#3465a4" draw:fill="solid" draw:fill-color="#50938a" draw:auto-grow-height="true" draw:auto-grow-width="false" fo:max-height="0cm" fo:min-height="0.826cm"/>
      <style:paragraph-properties style:writing-mode="lr-tb"/>
    </style:style>
    <style:style style:name="gr679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66cm"/>
      <style:paragraph-properties style:writing-mode="lr-tb"/>
    </style:style>
    <style:style style:name="gr680" style:family="graphic" style:parent-style-name="standard">
      <style:graphic-properties draw:stroke="none" svg:stroke-color="#000000" draw:fill="none" draw:fill-color="#ffffff" draw:auto-grow-height="true" draw:auto-grow-width="false" fo:max-height="0cm" fo:min-height="2.289cm"/>
      <style:paragraph-properties style:writing-mode="lr-tb"/>
    </style:style>
    <style:style style:name="gr681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84cm"/>
      <style:paragraph-properties style:writing-mode="lr-tb"/>
    </style:style>
    <style:style style:name="gr682" style:family="graphic" style:parent-style-name="standard">
      <style:graphic-properties draw:stroke="none" svg:stroke-color="#000000" draw:fill="none" draw:fill-color="#ffffff" draw:auto-grow-height="true" draw:auto-grow-width="false" fo:max-height="0cm" fo:min-height="16.259cm"/>
      <style:paragraph-properties style:writing-mode="lr-tb"/>
    </style:style>
    <style:style style:name="gr683" style:family="graphic" style:parent-style-name="standard">
      <style:graphic-properties draw:stroke="none" svg:stroke-color="#000000" draw:fill="none" draw:fill-color="#ffffff" draw:auto-grow-height="true" draw:auto-grow-width="false" fo:max-height="0cm" fo:min-height="10.228cm"/>
      <style:paragraph-properties style:writing-mode="lr-tb"/>
    </style:style>
    <style:style style:name="gr684" style:family="graphic" style:parent-style-name="standard">
      <style:graphic-properties draw:stroke="none" svg:stroke-color="#000000" draw:fill="none" draw:fill-color="#ffffff" draw:auto-grow-height="true" draw:auto-grow-width="false" fo:max-height="0cm" fo:min-height="9.876cm"/>
      <style:paragraph-properties style:writing-mode="lr-tb"/>
    </style:style>
    <style:style style:name="gr68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11cm"/>
      <style:paragraph-properties style:writing-mode="lr-tb"/>
    </style:style>
    <style:style style:name="gr68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11cm"/>
      <style:paragraph-properties style:writing-mode="lr-tb"/>
    </style:style>
    <style:style style:name="gr687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911cm"/>
      <style:paragraph-properties style:writing-mode="lr-tb"/>
    </style:style>
    <style:style style:name="gr688" style:family="graphic" style:parent-style-name="standard">
      <style:graphic-properties draw:stroke="none" svg:stroke-color="#000000" draw:fill="none" draw:fill-color="#ffffff" draw:auto-grow-height="true" draw:auto-grow-width="false" fo:max-height="0cm" fo:min-height="10.858cm"/>
      <style:paragraph-properties style:writing-mode="lr-tb"/>
    </style:style>
    <style:style style:name="gr689" style:family="graphic" style:parent-style-name="standard">
      <style:graphic-properties draw:stroke="none" svg:stroke-color="#000000" draw:fill="none" draw:fill-color="#ffffff" draw:auto-grow-height="true" draw:auto-grow-width="false" fo:max-height="0cm" fo:min-height="13.092cm"/>
      <style:paragraph-properties style:writing-mode="lr-tb"/>
    </style:style>
    <style:style style:name="gr6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679cm"/>
      <style:paragraph-properties style:writing-mode="lr-tb"/>
    </style:style>
    <style:style style:name="gr6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679cm"/>
      <style:paragraph-properties style:writing-mode="lr-tb"/>
    </style:style>
    <style:style style:name="gr6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788cm"/>
      <style:paragraph-properties style:writing-mode="lr-tb"/>
    </style:style>
    <style:style style:name="gr6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788cm"/>
      <style:paragraph-properties style:writing-mode="lr-tb"/>
    </style:style>
    <style:style style:name="gr694" style:family="graphic" style:parent-style-name="objectwithoutfill">
      <style:graphic-properties svg:stroke-width="0.053cm" draw:marker-start-width="0.279cm" draw:marker-end="Arrowheads_20_9" draw:marker-end-width="0.379cm" draw:fill="none" draw:textarea-vertical-align="middle" fo:padding-top="0.151cm" fo:padding-bottom="0.151cm" fo:padding-left="0.276cm" fo:padding-right="0.276cm"/>
    </style:style>
    <style:style style:name="gr69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96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02cm" fo:min-width="1.705cm"/>
      <style:paragraph-properties style:writing-mode="lr-tb"/>
    </style:style>
    <style:style style:name="gr697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02cm" fo:min-width="0.77cm"/>
      <style:paragraph-properties style:writing-mode="lr-tb"/>
    </style:style>
    <style:style style:name="gr698" style:family="graphic" style:parent-style-name="standard">
      <style:graphic-properties draw:marker-start="Arrowheads_20_10" draw:marker-start-width="0.3cm" draw:marker-end="Arrowheads_20_11" draw:marker-end-width="0.3cm" draw:fill-color="#b2b2b2" draw:textarea-vertical-align="middle"/>
      <style:paragraph-properties style:writing-mode="lr-tb"/>
    </style:style>
    <style:style style:name="gr699" style:family="graphic" style:parent-style-name="standard">
      <style:graphic-properties draw:stroke="solid" draw:fill="none" fo:min-height="1.737cm"/>
      <style:paragraph-properties style:writing-mode="lr-tb"/>
    </style:style>
    <style:style style:name="gr7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3cm"/>
      <style:paragraph-properties style:writing-mode="lr-tb"/>
    </style:style>
    <style:style style:name="gr701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6.173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414363"/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loext:color-lum-mod="100%" loext:color-lum-off="0%" fo:font-size="18pt" fo:font-weight="normal" style:font-weight-asian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fo:font-size="18pt" fo:font-weight="normal" style:font-weight-asian="normal" style:font-weight-complex="normal"/>
    </style:style>
    <style:style style:name="P3" style:family="paragraph">
      <loext:graphic-properties draw:fill="none" draw:fill-color="#414363"/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loext:color-lum-mod="100%" loext:color-lum-off="0%" fo:font-size="18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414363"/>
      <style:paragraph-properties fo:text-align="center" style:writing-mode="lr-tb"/>
      <style:text-properties fo:color="#eeeeee" loext:opacity="100%" loext:color-lum-mod="100%" loext:color-lum-off="0%" fo:font-size="18pt" fo:font-weight="normal" style:font-weight-asian="normal" style:font-weight-complex="normal"/>
    </style:style>
    <style:style style:name="P6" style:family="paragraph">
      <style:paragraph-properties fo:text-align="center" style:writing-mode="lr-tb"/>
      <style:text-properties fo:color="#eeeeee" loext:opacity="100%" fo:font-size="18pt" fo:font-weight="normal" style:font-weight-asian="normal" style:font-weight-complex="normal"/>
    </style:style>
    <style:style style:name="P7" style:family="paragraph">
      <loext:graphic-properties draw:fill="none" draw:fill-color="#414363"/>
      <style:paragraph-properties fo:text-align="center" style:writing-mode="lr-tb"/>
      <style:text-properties fo:color="#eeeeee" loext:opacity="100%" loext:color-lum-mod="100%" loext:color-lum-off="0%" fo:font-size="18pt" fo:font-weight="normal" style:font-weight-asian="normal" style:font-weight-complex="normal"/>
    </style:style>
    <style:style style:name="P8" style:family="paragraph">
      <style:paragraph-properties fo:text-align="center" style:writing-mode="lr-tb"/>
      <style:text-properties fo:color="#eeeeee" loext:opacity="100%" fo:font-weight="bold"/>
    </style:style>
    <style:style style:name="P9" style:family="paragraph">
      <loext:graphic-properties draw:fill-color="#414363"/>
      <style:paragraph-properties fo:text-align="center" style:writing-mode="lr-tb"/>
      <style:text-properties fo:color="#eeeeee" loext:opacity="100%" loext:color-lum-mod="100%" loext:color-lum-off="0%" fo:font-weight="bold"/>
    </style:style>
    <style:style style:name="P10" style:family="paragraph">
      <style:paragraph-properties fo:margin-left="0cm" fo:margin-right="0cm" fo:margin-top="0.352cm" fo:margin-bottom="0.2cm" fo:line-height="100%" fo:text-indent="0cm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style:writing-mode="lr-tb"/>
      <style:text-properties fo:font-size="21pt" style:font-size-asian="21pt" style:font-size-complex="21pt"/>
    </style:style>
    <style:style style:name="P13" style:family="paragraph">
      <style:paragraph-properties fo:line-height="150%" fo:text-align="center"/>
    </style:style>
    <style:style style:name="P14" style:family="paragraph">
      <loext:graphic-properties draw:fill="solid" draw:fill-color="#3465a4"/>
      <style:paragraph-properties fo:line-height="150%" fo:text-align="center" style:writing-mode="lr-tb"/>
      <style:text-properties fo:color="#ffffff" loext:opacity="100%" loext:color-lum-mod="100%" loext:color-lum-off="0%" fo:font-size="21pt" style:font-size-asian="21pt" style:font-size-complex="21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fo:font-weight="bold"/>
    </style:style>
    <style:style style:name="P16" style:family="paragraph">
      <style:paragraph-properties fo:margin-left="0cm" fo:margin-right="0cm" fo:margin-top="0.252cm" fo:margin-bottom="0.1cm" fo:line-height="100%" fo:text-indent="0cm"/>
    </style:style>
    <style:style style:name="P17" style:family="paragraph">
      <loext:graphic-properties draw:fill-color="#414363"/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loext:color-lum-mod="100%" loext:color-lum-off="0%" fo:font-weight="bold"/>
    </style:style>
    <style:style style:name="P18" style:family="paragraph">
      <style:paragraph-properties style:text-autospace="none"/>
    </style:style>
    <style:style style:name="P19" style:family="paragraph">
      <loext:graphic-properties draw:fill="none" draw:fill-color="#ffffff"/>
      <style:paragraph-properties style:text-autospace="none" style:writing-mode="lr-tb"/>
      <style:text-properties style:font-name="DejaVu Sans Mono" fo:font-size="12pt" fo:font-weight="normal" style:font-name-asian="Monospace1" style:font-size-asian="12pt" style:font-weight-asian="normal" style:font-name-complex="Monospace1" style:font-size-complex="12pt" style:font-weight-complex="normal"/>
    </style:style>
    <style:style style:name="P20" style:family="paragraph">
      <style:paragraph-properties fo:text-align="center" style:text-autospace="none"/>
    </style:style>
    <style:style style:name="P21" style:family="paragraph">
      <loext:graphic-properties draw:fill="solid" draw:fill-color="#50938a"/>
      <style:paragraph-properties fo:margin-left="0cm" fo:margin-right="0cm" fo:margin-top="0cm" fo:margin-bottom="0cm" fo:line-height="100%" fo:text-align="center" fo:text-indent="0cm" style:text-autospace="none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Monospace1" fo:font-size="14pt" fo:font-style="normal" fo:text-shadow="none" style:text-underline-style="none" fo:font-weight="bold" style:letter-kerning="true" style:font-name-asian="Monospace1" style:font-size-asian="14pt" style:font-style-asian="normal" style:font-weight-asian="bold" style:font-name-complex="Monospace1" style:font-size-complex="14pt" style:font-style-complex="normal" style:font-weight-complex="bold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Mono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font-variant="normal" fo:text-transform="none" fo:color="#3f7f5f" loext:opacity="100%" loext:color-lum-mod="100%" loext:color-lum-off="0%" style:text-outline="false" style:text-line-through-style="none" style:text-line-through-type="none" style:font-name="Monospace1" fo:font-size="7pt" fo:font-style="normal" fo:text-shadow="none" style:text-underline-style="none" fo:font-weight="normal" style:letter-kerning="true" style:font-name-asian="Monospace1" style:font-size-asian="7pt" style:font-style-asian="normal" style:font-weight-asian="normal" style:font-name-complex="Monospace1" style:font-size-complex="7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 style:text-autospace="none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Monospace1" fo:font-size="14pt" fo:font-style="normal" fo:text-shadow="none" style:text-underline-style="none" fo:font-weight="bold" style:letter-kerning="true" style:font-name-asian="Monospace1" style:font-size-asian="14pt" style:font-style-asian="normal" style:font-weight-asian="bold" style:font-name-complex="Monospace1" style:font-size-complex="14pt" style:font-style-complex="normal" style:font-weight-complex="bold" style:text-emphasize="none" style:font-relief="none" style:text-overline-style="none" style:text-overline-color="font-color"/>
    </style:style>
    <style:style style:name="P26" style:family="paragraph">
      <loext:graphic-properties draw:fill="none" draw:fill-color="#3465a4"/>
      <style:paragraph-properties fo:margin-left="0cm" fo:margin-right="0cm" fo:margin-top="0cm" fo:margin-bottom="0cm" fo:line-height="100%" fo:text-align="center" fo:text-indent="0cm" style:text-autospace="none" style:writing-mode="lr-tb"/>
      <style:text-properties fo:font-variant="normal" fo:text-transform="none" fo:color="#414363" loext:opacity="100%" loext:color-lum-mod="100%" loext:color-lum-off="0%" style:text-outline="false" style:text-line-through-style="none" style:text-line-through-type="none" style:font-name="Monospace1" fo:font-size="36pt" fo:font-style="normal" fo:text-shadow="none" style:text-underline-style="none" fo:font-weight="bold" style:letter-kerning="true" style:font-name-asian="Monospace1" style:font-size-asian="36pt" style:font-style-asian="normal" style:font-weight-asian="bold" style:font-name-complex="Monospace1" style:font-size-complex="36pt" style:font-style-complex="normal" style:font-weight-complex="bold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ospace1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text-align="center"/>
    </style:style>
    <style:style style:name="P29" style:family="paragraph">
      <loext:graphic-properties draw:fill="solid" draw:fill-color="#50938a"/>
      <style:paragraph-properties fo:margin-left="0cm" fo:margin-right="0cm" fo:margin-top="0cm" fo:margin-bottom="0cm" fo:line-height="100%" fo:text-align="center" fo:text-indent="0cm" style:text-autospace="none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Monospace1" fo:font-size="17pt" fo:font-style="normal" fo:text-shadow="none" style:text-underline-style="none" fo:font-weight="bold" style:letter-kerning="true" style:font-name-asian="Monospace1" style:font-size-asian="17pt" style:font-style-asian="normal" style:font-weight-asian="bold" style:font-name-complex="Monospace1" style:font-size-complex="17pt" style:font-style-complex="normal" style:font-weight-complex="bold" style:text-emphasize="none" style:font-relief="none" style:text-overline-style="none" style:text-overline-color="font-color"/>
    </style:style>
    <style:style style:name="P30" style:family="paragraph">
      <style:paragraph-properties fo:margin-left="0cm" fo:margin-right="0cm" fo:margin-top="0.457cm" fo:margin-bottom="0.203cm" fo:line-height="100%" fo:text-indent="0cm"/>
    </style:style>
    <style:style style:name="P31" style:family="paragraph">
      <loext:graphic-properties draw:fill="none" draw:fill-color="#ffffff"/>
      <style:paragraph-properties fo:margin-left="0cm" fo:margin-right="0cm" fo:margin-top="0.457cm" fo:margin-bottom="0.203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cm" fo:margin-bottom="0cm" fo:line-height="100%" fo:text-align="center" fo:text-indent="0cm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0000" loext:opacity="10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cm" fo:margin-right="0cm" fo:margin-top="0cm" fo:margin-bottom="0cm" fo:line-height="100%" fo:text-indent="0cm" style:text-autospace="none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Mono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ospace1" fo:font-size="9pt" fo:font-style="normal" fo:text-shadow="none" style:text-underline-style="none" fo:font-weight="normal" style:letter-kerning="true" style:font-name-asian="Monospace1" style:font-size-asian="9pt" style:font-style-asian="normal" style:font-weight-asian="normal" style:font-name-complex="Monospace1" style:font-size-complex="9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ffffff"/>
      <style:paragraph-properties fo:text-align="center" style:writing-mode="lr-tb"/>
      <style:text-properties fo:color="#666666" loext:opacity="100%" loext:color-lum-mod="100%" loext:color-lum-off="0%" fo:font-size="21pt" fo:font-weight="normal" style:font-size-asian="21pt" style:font-weight-asian="normal" style:font-size-complex="21pt" style:font-weight-complex="normal"/>
    </style:style>
    <style:style style:name="P38" style:family="paragraph">
      <loext:graphic-properties draw:fill="none"/>
      <style:paragraph-properties fo:text-align="center"/>
    </style:style>
    <style:style style:name="P39" style:family="paragraph">
      <loext:graphic-properties draw:fill="none" draw:fill-color="#ffffff"/>
      <style:paragraph-properties fo:text-align="center" style:writing-mode="lr-tb"/>
      <style:text-properties fo:color="#666666" loext:opacity="100%" loext:color-lum-mod="100%" loext:color-lum-off="0%" fo:font-size="15pt" fo:font-weight="normal" style:font-size-asian="15pt" style:font-weight-asian="normal" style:font-size-complex="15pt" style:font-weight-complex="normal"/>
    </style:style>
    <style:style style:name="P40" style:family="paragraph">
      <style:paragraph-properties fo:margin-left="0cm" fo:margin-right="0cm" fo:margin-top="0.052cm" fo:margin-bottom="0cm" fo:line-height="100%" fo:text-indent="0cm"/>
    </style:style>
    <style:style style:name="P41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42" style:family="paragraph">
      <style:paragraph-properties fo:margin-left="0cm" fo:margin-right="0cm" fo:margin-top="0.1cm" fo:margin-bottom="0.1cm" fo:line-height="100%" fo:text-indent="0cm"/>
    </style:style>
    <style:style style:name="P43" style:family="paragraph">
      <style:paragraph-properties fo:margin-left="0cm" fo:margin-right="0cm" fo:margin-top="0.152cm" fo:margin-bottom="0.1cm" fo:line-height="100%" fo:text-indent="0cm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Monospace1" style:font-size-asian="9pt" style:font-style-asian="normal" style:font-weight-asian="normal" style:font-name-complex="Monospace1" style:font-size-complex="9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text-align="start"/>
    </style:style>
    <style:style style:name="P46" style:family="paragraph">
      <style:paragraph-properties fo:margin-left="0cm" fo:margin-right="0cm" fo:margin-top="0cm" fo:margin-bottom="0cm" fo:line-height="100%" fo:text-align="start" fo:text-indent="0cm"/>
    </style:style>
    <style:style style:name="P47" style:family="paragraph">
      <loext:graphic-properties draw:fill="none" draw:fill-color="#ffffff"/>
      <style:paragraph-properties fo:text-align="start" style:writing-mode="lr-tb"/>
      <style:text-properties fo:color="#666666" loext:opacity="100%" loext:color-lum-mod="100%" loext:color-lum-off="0%" fo:font-size="13pt" fo:font-weight="normal" style:font-size-asian="13pt" style:font-weight-asian="normal" style:font-size-complex="13pt" style:font-weight-complex="normal"/>
    </style:style>
    <style:style style:name="P48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solid" draw:fill-color="#dddddd"/>
      <style:paragraph-properties style:text-autospace="none" style:writing-mode="lr-tb"/>
      <style:text-properties fo:color="#3f7f5f" loext:opacity="100%" loext:color-lum-mod="100%" loext:color-lum-off="0%" style:font-name="DejaVu Sans Mono" fo:font-size="13pt" style:font-name-asian="Monospace1" style:font-size-asian="13pt" style:font-name-complex="Monospace1" style:font-size-complex="13pt"/>
    </style:style>
    <style:style style:name="P50" style:family="paragraph">
      <style:paragraph-properties fo:margin-left="0cm" fo:margin-right="0cm" fo:margin-top="0.1cm" fo:margin-bottom="0.1cm" fo:line-height="100%" fo:text-align="start" fo:text-indent="0cm"/>
    </style:style>
    <style:style style:name="P51" style:family="paragraph">
      <loext:graphic-properties draw:fill="none" draw:fill-color="#ffffff"/>
      <style:paragraph-properties fo:margin-left="0cm" fo:margin-right="0cm" fo:margin-top="0.1cm" fo:margin-bottom="0.1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line-height="115%" style:text-autospace="none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15%" fo:text-indent="0cm" style:text-autospace="none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text-align="start" style:writing-mode="lr-tb"/>
      <style:text-properties style:font-name="DejaVu Sans Mono" fo:font-size="14pt" fo:font-weight="normal" style:font-size-asian="10.5pt" style:font-weight-asian="normal" style:font-size-complex="10.5pt" style:font-weight-complex="normal"/>
    </style:style>
    <style:style style:name="P55" style:family="paragraph">
      <loext:graphic-properties draw:fill-color="#dde8cb"/>
      <style:paragraph-properties fo:text-align="start" style:writing-mode="lr-tb"/>
      <style:text-properties style:font-name="DejaVu Sans Mono" fo:font-size="14pt" fo:font-weight="normal" style:font-size-asian="10.5pt" style:font-weight-asian="normal" style:font-size-complex="10.5pt" style:font-weight-complex="normal"/>
    </style:style>
    <style:style style:name="P56" style:family="paragraph">
      <style:paragraph-properties fo:margin-left="0cm" fo:margin-right="0cm" fo:margin-top="0.3cm" fo:margin-bottom="0.3cm" fo:line-height="100%" fo:text-indent="0cm"/>
    </style:style>
    <style:style style:name="P57" style:family="paragraph">
      <style:paragraph-properties fo:margin-left="0cm" fo:margin-right="0cm" fo:margin-top="0.352cm" fo:margin-bottom="0.3cm" fo:line-height="100%" fo:text-indent="0cm"/>
    </style:style>
    <style:style style:name="P58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Mono" fo:font-size="10.5pt" fo:font-style="normal" fo:text-shadow="none" style:text-underline-style="none" fo:font-weight="normal" style:letter-kerning="true" style:font-name-asian="Monospace1" style:font-size-asian="10.5pt" style:font-style-asian="normal" style:font-weight-asian="normal" style:font-name-complex="Monospace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style:paragraph-properties fo:margin-left="0cm" fo:margin-right="0cm" fo:margin-top="0.2cm" fo:margin-bottom="0.2cm" fo:line-height="100%" fo:text-indent="0cm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15%" fo:text-indent="0cm" style:text-autospace="none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Mono" fo:font-size="11pt" fo:font-style="normal" fo:text-shadow="none" style:text-underline-style="none" fo:font-weight="normal" style:letter-kerning="true" style:font-name-asian="Monospace1" style:font-size-asian="11pt" style:font-style-asian="normal" style:font-weight-asian="normal" style:font-name-complex="Monospace1" style:font-size-complex="11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15%" fo:text-indent="0cm" style:text-autospace="non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DejaVu Sans Mono" fo:font-size="13pt" fo:font-style="normal" fo:text-shadow="none" style:text-underline-style="none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left="0cm" fo:margin-right="0cm" fo:margin-top="0cm" fo:margin-bottom="0cm" fo:line-height="115%" fo:text-indent="0cm" style:text-autospace="none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Mono" fo:font-size="11pt" fo:font-style="normal" fo:text-shadow="none" style:text-underline-style="none" fo:font-weight="normal" style:letter-kerning="true" style:font-name-asian="Monospace1" style:font-size-asian="11pt" style:font-style-asian="normal" style:font-weight-asian="normal" style:font-name-complex="Monospace1" style:font-size-complex="11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font-variant="normal" fo:text-transform="none" fo:color="#3f7f5f" loext:opacity="100%" loext:color-lum-mod="100%" loext:color-lum-off="0%" style:text-outline="false" style:text-line-through-style="none" style:text-line-through-type="none" style:font-name="DejaVu Sans Mono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 style:text-autospace="none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Monospace1" fo:font-size="13pt" fo:font-style="normal" fo:text-shadow="none" style:text-underline-style="none" fo:font-weight="bold" style:letter-kerning="true" style:font-name-asian="Monospace1" style:font-size-asian="13pt" style:font-style-asian="normal" style:font-weight-asian="bold" style:font-name-complex="Monospace1" style:font-size-complex="13pt" style:font-style-complex="normal" style:font-weight-complex="bold" style:text-emphasize="none" style:font-relief="none" style:text-overline-style="none" style:text-overline-color="font-color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15%" fo:text-indent="0cm" style:text-autospace="none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Mono" fo:font-size="5.40000009536743pt" fo:font-style="normal" fo:text-shadow="none" style:text-underline-style="none" fo:font-weight="normal" style:letter-kerning="true" style:font-name-asian="Monospace1" style:font-size-asian="5.40000009536743pt" style:font-style-asian="normal" style:font-weight-asian="normal" style:font-name-complex="Monospace1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none"/>
      <style:paragraph-properties fo:text-align="center" style:writing-mode="lr-tb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font-variant="normal" fo:text-transform="none" fo:color="#3f7f5f" loext:opacity="100%" loext:color-lum-mod="100%" loext:color-lum-off="0%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none" draw:fill-color="#ffffff"/>
      <style:paragraph-properties style:writing-mode="lr-tb"/>
      <style:text-properties fo:color="#666666" loext:opacity="100%" loext:color-lum-mod="100%" loext:color-lum-off="0%" fo:font-size="21pt" fo:font-weight="normal" style:font-size-asian="21pt" style:font-weight-asian="normal" style:font-size-complex="21pt" style:font-weight-complex="normal"/>
    </style:style>
    <style:style style:name="P71" style:family="paragraph">
      <loext:graphic-properties draw:fill="none" draw:fill-color="#ffffff"/>
      <style:paragraph-properties style:writing-mode="lr-tb"/>
      <style:text-properties fo:color="#666666" loext:opacity="100%" loext:color-lum-mod="100%" loext:color-lum-off="0%" fo:font-size="21pt" style:font-size-asian="21pt" style:font-size-complex="21pt"/>
    </style:style>
    <style:style style:name="P72" style:family="paragraph">
      <loext:graphic-properties draw:fill="solid" draw:fill-color="#eeeeee"/>
      <style:paragraph-properties fo:text-align="center"/>
    </style:style>
    <style:style style:name="P73" style:family="paragraph">
      <loext:graphic-properties draw:fill="solid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font-variant="normal" fo:text-transform="none" fo:color="#3f7f5f" loext:opacity="100%" loext:color-lum-mod="100%" loext:color-lum-off="0%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none" draw:fill-color="#ffffff"/>
      <style:paragraph-properties style:writing-mode="lr-tb"/>
      <style:text-properties fo:color="#666666" loext:opacity="100%" loext:color-lum-mod="100%" loext:color-lum-off="0%" fo:font-size="18pt" style:font-size-asian="18pt" style:font-size-complex="18pt"/>
    </style:style>
    <style:style style:name="P75" style:family="paragraph">
      <style:paragraph-properties fo:margin-left="0.102cm" fo:margin-right="0cm" fo:text-indent="0cm" style:text-autospace="none"/>
    </style:style>
    <style:style style:name="P76" style:family="paragraph">
      <style:paragraph-properties fo:margin-left="0.102cm" fo:margin-right="0cm" fo:margin-top="0cm" fo:margin-bottom="0cm" fo:line-height="100%" fo:text-indent="0cm" style:text-autospace="none"/>
    </style:style>
    <style:style style:name="P77" style:family="paragraph">
      <loext:graphic-properties draw:fill="none" draw:fill-color="#ffffff"/>
      <style:paragraph-properties fo:margin-left="0.102cm" fo:margin-right="0cm" fo:margin-top="0cm" fo:margin-bottom="0cm" fo:line-height="100%" fo:text-indent="0cm" style:text-autospace="none" style:writing-mode="lr-tb"/>
      <style:text-properties fo:font-variant="normal" fo:text-transform="none" fo:color="#3f7f5f" loext:opacity="100%" loext:color-lum-mod="100%" loext:color-lum-off="0%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4pt" style:font-style-asian="normal" style:font-weight-asian="normal" style:font-name-complex="Monospace1" style:font-size-complex="14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font-variant="normal" fo:text-transform="none" fo:color="#3f7f5f" loext:opacity="100%" loext:color-lum-mod="100%" loext:color-lum-off="0%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style:font-name-asian="Monospace1" style:font-size-asian="14pt" style:font-style-asian="normal" style:font-weight-asian="normal" style:font-name-complex="Monospace1" style:font-size-complex="14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666666" loext:opacity="100%" loext:color-lum-mod="100%" loext:color-lum-off="0%" fo:font-size="22pt" fo:font-weight="normal" style:font-size-asian="22pt" style:font-weight-asian="normal" style:font-size-complex="22pt" style:font-weight-complex="normal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666666" loext:opacity="100%" loext:color-lum-mod="100%" loext:color-lum-off="0%" fo:font-size="18pt" fo:font-weight="normal" style:font-size-asian="18pt" style:font-weight-asian="normal" style:font-size-complex="18pt" style:font-weight-complex="normal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font-variant="normal" fo:text-transform="none" fo:color="#3f7f5f" loext:opacity="100%" loext:color-lum-mod="100%" loext:color-lum-off="0%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4pt" style:font-style-asian="normal" style:font-weight-asian="normal" style:font-name-complex="Monospace1" style:font-size-complex="14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none" draw:fill-color="#ffffff"/>
      <style:paragraph-properties style:writing-mode="lr-tb"/>
      <style:text-properties fo:font-size="18pt"/>
    </style:style>
    <style:style style:name="P83" style:family="paragraph">
      <style:paragraph-properties fo:text-align="center" style:writing-mode="lr-tb"/>
    </style:style>
    <style:style style:name="P84" style:family="paragraph">
      <loext:graphic-properties draw:fill="none"/>
      <style:paragraph-properties style:writing-mode="lr-tb"/>
      <style:text-properties style:font-name="DejaVu Sans Mono" fo:font-size="12pt" style:font-size-asian="12pt" style:font-size-complex="12pt"/>
    </style:style>
    <style:style style:name="P85" style:family="paragraph">
      <loext:graphic-properties draw:fill="solid" draw:fill-color="#cccccc"/>
      <style:paragraph-properties style:writing-mode="lr-tb"/>
      <style:text-properties style:font-name="DejaVu Sans Mono" fo:font-size="13pt" style:font-size-asian="13pt" style:font-size-complex="13pt"/>
    </style:style>
    <style:style style:name="P86" style:family="paragraph">
      <style:paragraph-properties fo:text-align="end"/>
    </style:style>
    <style:style style:name="P87" style:family="paragraph">
      <loext:graphic-properties draw:fill="none"/>
      <style:paragraph-properties fo:text-align="end" style:writing-mode="lr-tb"/>
      <style:text-properties style:font-name="DejaVu Sans Mono" fo:font-size="12pt" style:font-size-asian="12pt" style:font-size-complex="12pt"/>
    </style:style>
    <style:style style:name="P88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89" style:family="paragraph">
      <loext:graphic-properties draw:fill-color="#3465a4"/>
      <style:paragraph-properties fo:text-align="center" style:writing-mode="lr-tb"/>
      <style:text-properties fo:color="#ffffff" loext:opacity="100%" loext:color-lum-mod="100%" loext:color-lum-off="0%" fo:font-weight="bold" style:font-weight-asian="bold" style:font-weight-complex="bold"/>
    </style:style>
    <style:style style:name="P90" style:family="paragraph">
      <loext:graphic-properties draw:fill="none"/>
      <style:paragraph-properties style:writing-mode="lr-tb"/>
      <style:text-properties style:font-name="DejaVu Sans Mono" fo:font-size="7pt" style:font-size-asian="7pt" style:font-size-complex="7pt"/>
    </style:style>
    <style:style style:name="P91" style:family="paragraph">
      <style:paragraph-properties fo:margin-left="0cm" fo:margin-right="0cm" fo:margin-top="0.152cm" fo:margin-bottom="0.203cm" fo:line-height="100%" fo:text-indent="0cm"/>
    </style:style>
    <style:style style:name="P92" style:family="paragraph">
      <loext:graphic-properties draw:fill="none"/>
      <style:paragraph-properties fo:text-align="end" style:writing-mode="lr-tb"/>
      <style:text-properties style:font-name="DejaVu Sans Mono" fo:font-size="11pt" style:font-size-asian="11pt" style:font-size-complex="11pt"/>
    </style:style>
    <style:style style:name="P93" style:family="paragraph">
      <loext:graphic-properties draw:fill="none" draw:fill-color="#cccccc"/>
      <style:paragraph-properties style:writing-mode="lr-tb"/>
      <style:text-properties style:font-name="DejaVu Sans Mono" fo:font-size="15pt" style:font-size-asian="15pt" style:font-size-complex="15pt"/>
    </style:style>
    <style:style style:name="P94" style:family="paragraph">
      <loext:graphic-properties draw:fill="none"/>
      <style:paragraph-properties style:writing-mode="lr-tb"/>
      <style:text-properties style:font-name="DejaVu Sans Mono" fo:font-size="11pt" style:font-size-asian="11pt" style:font-size-complex="11pt"/>
    </style:style>
    <style:style style:name="P95" style:family="paragraph">
      <style:paragraph-properties fo:text-align="center" style:writing-mode="lr-tb"/>
      <style:text-properties style:font-name="DejaVu Sans Mono" fo:font-weight="bold" style:font-weight-asian="bold" style:font-weight-complex="bold"/>
    </style:style>
    <style:style style:name="P96" style:family="paragraph">
      <loext:graphic-properties draw:fill="solid" draw:fill-color="#dddddd"/>
      <style:paragraph-properties fo:text-align="center" style:writing-mode="lr-tb"/>
      <style:text-properties style:font-name="DejaVu Sans Mono" fo:font-weight="bold" style:font-weight-asian="bold" style:font-weight-complex="bold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style:paragraph-properties fo:text-align="center" style:writing-mode="lr-tb"/>
      <style:text-properties fo:color="#999999" loext:opacity="100%"/>
    </style:style>
    <style:style style:name="P99" style:family="paragraph">
      <loext:graphic-properties draw:fill="none"/>
      <style:paragraph-properties fo:text-align="center" style:writing-mode="lr-tb"/>
      <style:text-properties fo:color="#999999" loext:opacity="100%" loext:color-lum-mod="100%" loext:color-lum-off="0%"/>
    </style:style>
    <style:style style:name="P10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style:font-name="Liberation Sans1" fo:font-weight="bold"/>
    </style:style>
    <style:style style:name="P101" style:family="paragraph">
      <loext:graphic-properties draw:fill-color="#414363"/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loext:color-lum-mod="100%" loext:color-lum-off="0%" style:font-name="Liberation Sans1" fo:font-weight="bold"/>
    </style:style>
    <style:style style:name="P102" style:family="paragraph">
      <style:paragraph-properties fo:line-height="100%" style:text-autospace="none"/>
    </style:style>
    <style:style style:name="P103" style:family="paragraph">
      <style:paragraph-properties fo:line-height="100%"/>
    </style:style>
    <style:style style:name="P104" style:family="paragraph">
      <style:paragraph-properties fo:margin-left="0cm" fo:margin-right="0cm" fo:margin-top="0.152cm" fo:margin-bottom="0cm" fo:line-height="100%" fo:text-indent="0cm"/>
    </style:style>
    <style:style style:name="P10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style:font-name="Liberation Sans1" fo:font-size="18pt" fo:font-weight="bold"/>
    </style:style>
    <style:style style:name="P106" style:family="paragraph">
      <loext:graphic-properties draw:fill-color="#414363"/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loext:color-lum-mod="100%" loext:color-lum-off="0%" style:font-name="Liberation Sans1" fo:font-size="18pt" fo:font-weight="bold"/>
    </style:style>
    <style:style style:name="P107" style:family="paragraph">
      <loext:graphic-properties draw:fill="none" draw:fill-color="#ffffff"/>
      <style:paragraph-properties fo:text-align="center" style:writing-mode="lr-tb"/>
      <style:text-properties fo:font-size="21pt" style:font-size-asian="21pt" style:font-size-complex="21pt"/>
    </style:style>
    <style:style style:name="P108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DejaVu Sans Mono" fo:font-size="13pt" fo:font-style="normal" fo:text-shadow="none" style:text-underline-style="none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none"/>
      <style:paragraph-properties fo:text-align="start" style:writing-mode="lr-tb"/>
    </style:style>
    <style:style style:name="P110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style:font-name-asian="Monospace1" style:font-size-asian="14pt" style:font-style-asian="normal" style:font-weight-asian="normal" style:font-name-complex="Monospace1" style:font-size-complex="14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style:paragraph-properties fo:text-align="start" style:writing-mode="lr-tb"/>
    </style:style>
    <style:style style:name="P112" style:family="paragraph">
      <loext:graphic-properties draw:fill-color="#cccccc"/>
      <style:paragraph-properties fo:text-align="start" style:writing-mode="lr-tb"/>
    </style:style>
    <style:style style:name="P113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114" style:family="paragraph">
      <loext:graphic-properties draw:fill="none" draw:fill-color="#cccccc"/>
      <style:paragraph-properties fo:text-align="start" style:writing-mode="lr-tb"/>
      <style:text-properties fo:font-weight="normal" style:font-weight-asian="normal" style:font-weight-complex="normal"/>
    </style:style>
    <style:style style:name="P115" style:family="paragraph">
      <style:paragraph-properties fo:text-align="center" style:writing-mode="lr-tb"/>
      <style:text-properties fo:font-size="11pt" style:font-size-asian="11pt" style:font-size-complex="11pt"/>
    </style:style>
    <style:style style:name="P116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117" style:family="paragraph">
      <style:paragraph-properties fo:margin-top="0.252cm" fo:margin-bottom="0.1cm"/>
    </style:style>
    <style:style style:name="P118" style:family="paragraph">
      <loext:graphic-properties draw:fill-color="#77bc65"/>
      <style:paragraph-properties fo:text-align="center"/>
    </style:style>
    <style:style style:name="P119" style:family="paragraph">
      <loext:graphic-properties draw:fill-color="#ffb66c"/>
      <style:paragraph-properties fo:text-align="center"/>
    </style:style>
    <style:style style:name="P120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21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122" style:family="paragraph">
      <loext:graphic-properties draw:fill-color="#eeeeee"/>
      <style:paragraph-properties fo:text-align="center" style:writing-mode="lr-tb"/>
      <style:text-properties fo:font-weight="bold" style:font-weight-asian="bold" style:font-weight-complex="bold"/>
    </style:style>
    <style:style style:name="P1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35526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DejaVu Sans Mono" fo:font-size="18pt" fo:font-style="normal" fo:text-shadow="none" style:text-underline-style="none" fo:font-weight="bold" style:letter-kerning="true" style:font-name-asian="Noto Sans1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125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Mono" fo:font-size="7pt" fo:font-style="normal" fo:text-shadow="none" style:text-underline-style="none" fo:font-weight="normal" style:letter-kerning="true" style:font-name-asian="Monospace1" style:font-size-asian="7pt" style:font-style-asian="normal" style:font-weight-asian="normal" style:font-name-complex="Monospace1" style:font-size-complex="7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-color="#77bc65"/>
      <style:paragraph-properties fo:text-align="center" style:writing-mode="lr-tb"/>
      <style:text-properties fo:font-size="9pt" style:font-size-asian="9pt" style:font-size-complex="9pt"/>
    </style:style>
    <style:style style:name="P128" style:family="paragraph">
      <style:paragraph-properties fo:text-align="center" style:writing-mode="lr-tb"/>
      <style:text-properties fo:font-size="9pt" fo:font-weight="bold" style:font-size-asian="9pt" style:font-weight-asian="bold" style:font-size-complex="9pt" style:font-weight-complex="bold"/>
    </style:style>
    <style:style style:name="P129" style:family="paragraph">
      <loext:graphic-properties draw:fill="none"/>
      <style:paragraph-properties fo:text-align="center" style:writing-mode="lr-tb"/>
      <style:text-properties fo:font-size="9pt" fo:font-weight="bold" style:font-size-asian="9pt" style:font-weight-asian="bold" style:font-size-complex="9pt" style:font-weight-complex="bold"/>
    </style:style>
    <style:style style:name="P130" style:family="paragraph">
      <loext:graphic-properties draw:fill="none" draw:fill-color="#77bc65"/>
      <style:paragraph-properties fo:text-align="center" style:writing-mode="lr-tb"/>
      <style:text-properties fo:font-size="9pt" style:font-size-asian="9pt" style:font-size-complex="9pt"/>
    </style:style>
    <style:style style:name="P131" style:family="paragraph">
      <loext:graphic-properties draw:fill="none" draw:fill-color="#ffffff"/>
      <style:paragraph-properties fo:margin-left="0cm" fo:margin-right="0cm" fo:margin-top="0cm" fo:margin-bottom="0cm" fo:line-height="115%" fo:text-indent="0cm" style:text-autospace="none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Mono" fo:font-size="7pt" fo:font-style="normal" fo:text-shadow="none" style:text-underline-style="none" fo:font-weight="normal" style:letter-kerning="true" style:font-name-asian="Monospace1" style:font-size-asian="7pt" style:font-style-asian="normal" style:font-weight-asian="normal" style:font-name-complex="Monospace1" style:font-size-complex="7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ospace1" fo:font-size="7pt" fo:font-style="normal" fo:text-shadow="none" style:text-underline-style="none" fo:font-weight="normal" style:letter-kerning="true" style:font-name-asian="Monospace1" style:font-size-asian="7pt" style:font-style-asian="normal" style:font-weight-asian="normal" style:font-name-complex="Monospace1" style:font-size-complex="7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style:paragraph-properties fo:text-align="center" style:writing-mode="lr-tb"/>
      <style:text-properties fo:font-size="12pt" style:font-size-asian="12pt" style:font-size-complex="12pt"/>
    </style:style>
    <style:style style:name="P134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135" style:family="paragraph">
      <style:paragraph-properties fo:text-align="center" style:writing-mode="lr-tb"/>
      <style:text-properties fo:color="#355269" loext:opacity="100%" fo:font-size="21pt" fo:font-weight="bold" style:font-size-asian="21pt" style:font-weight-asian="bold" style:font-size-complex="21pt" style:font-weight-complex="bold"/>
    </style:style>
    <style:style style:name="P136" style:family="paragraph">
      <loext:graphic-properties draw:fill="none"/>
      <style:paragraph-properties fo:text-align="center" style:writing-mode="lr-tb"/>
      <style:text-properties fo:color="#355269" loext:opacity="100%" loext:color-lum-mod="100%" loext:color-lum-off="0%" fo:font-size="21pt" fo:font-weight="bold" style:font-size-asian="21pt" style:font-weight-asian="bold" style:font-size-complex="21pt" style:font-weight-complex="bold"/>
    </style:style>
    <style:style style:name="P137" style:family="paragraph">
      <loext:graphic-properties draw:fill-color="#b2b2b2"/>
      <style:paragraph-properties fo:text-align="center" style:writing-mode="lr-tb"/>
      <style:text-properties fo:font-size="10pt" style:font-size-asian="10pt" style:font-size-complex="10pt"/>
    </style:style>
    <style:style style:name="P138" style:family="paragraph">
      <style:paragraph-properties fo:margin-top="0.42cm" fo:margin-bottom="0.35cm" fo:text-align="center"/>
    </style:style>
    <style:style style:name="P139" style:family="paragraph">
      <loext:graphic-properties draw:fill="none"/>
      <style:paragraph-properties fo:margin-top="0.42cm" fo:margin-bottom="0.35cm" fo:text-align="center" style:writing-mode="lr-tb"/>
      <style:text-properties fo:color="#355269" loext:opacity="100%" loext:color-lum-mod="100%" loext:color-lum-off="0%" fo:font-size="10pt" style:font-size-asian="10pt" style:font-size-complex="10pt"/>
    </style:style>
    <style:style style:name="P140" style:family="paragraph">
      <style:paragraph-properties fo:margin-left="0cm" fo:margin-right="0cm" fo:margin-top="0.252cm" fo:margin-bottom="0.2cm" fo:line-height="100%" fo:text-indent="0cm"/>
    </style:style>
    <style:style style:name="P141" style:family="paragraph">
      <style:paragraph-properties fo:text-align="center" style:writing-mode="lr-tb"/>
      <style:text-properties fo:color="#ffffff" loext:opacity="100%" fo:font-size="18pt" fo:font-weight="normal" style:font-weight-asian="normal" style:font-weight-complex="normal"/>
    </style:style>
    <style:style style:name="P142" style:family="paragraph">
      <loext:graphic-properties draw:fill="none" draw:fill-color="#414363"/>
      <style:paragraph-properties fo:text-align="center" style:writing-mode="lr-tb"/>
      <style:text-properties fo:color="#ffffff" loext:opacity="100%" loext:color-lum-mod="100%" loext:color-lum-off="0%" fo:font-size="18pt" fo:font-weight="normal" style:font-weight-asian="normal" style:font-weight-complex="normal"/>
    </style:style>
    <style:style style:name="P143" style:family="paragraph">
      <style:paragraph-properties fo:margin-left="0cm" fo:margin-right="0cm" fo:margin-top="0.1cm" fo:margin-bottom="0.1cm" fo:line-height="100%" fo:text-indent="0cm" style:text-autospace="none"/>
    </style:style>
    <style:style style:name="P144" style:family="paragraph">
      <loext:graphic-properties draw:fill="none" draw:fill-color="#ffffff"/>
      <style:paragraph-properties fo:margin-left="0cm" fo:margin-right="0cm" fo:margin-top="0.1cm" fo:margin-bottom="0.1cm" fo:line-height="100%" fo:text-indent="0cm" style:text-autospace="none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Noto Sans1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b2b2b2" loext:opacity="100%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color="#eeeeee" loext:opacity="100%" fo:font-size="60pt" fo:font-weight="normal" style:font-size-asian="60pt" style:font-weight-asian="normal" style:font-size-complex="60pt" style:font-weight-complex="normal"/>
    </style:style>
    <style:style style:name="T3" style:family="text">
      <style:text-properties fo:color="#ea7500" loext:opacity="100%"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color="#eeeeee" loext:opacity="100%" fo:font-size="32pt" fo:font-weight="bold" style:font-size-asian="32pt" style:font-size-complex="32pt"/>
    </style:style>
    <style:style style:name="T5" style:family="text">
      <style:text-properties fo:color="#414363" loext:opacity="100%" fo:font-size="28pt" fo:font-weight="bold" style:font-size-asian="28pt" style:font-weight-asian="bold" style:font-size-complex="28pt" style:font-weight-complex="bold"/>
    </style:style>
    <style:style style:name="T6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Noto Sans1" style:font-size-asian="21pt" style:font-style-asian="normal" style:font-weight-asian="normal" style:font-name-complex="Droid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414363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1" style:font-size-asian="28pt" style:font-style-asian="normal" style:font-weight-asian="bold" style:font-name-complex="Droid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ff7b59" loext:opacity="100%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ffffff" loext:opacity="100%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2" style:family="text">
      <style:text-properties fo:color="#ffffff" loext:opacity="100%"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21pt" fo:font-style="normal" fo:text-shadow="none" style:text-underline-style="none" fo:font-weight="bold" style:letter-kerning="true" style:font-name-asian="Noto Sans1" style:font-size-asian="21pt" style:font-style-asian="normal" style:font-weight-asian="bold" style:font-name-complex="Droid Sans Devanagari" style:font-size-complex="21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5032" loext:opacity="100%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12pt" fo:font-style="normal" fo:text-shadow="none" style:text-underline-style="none" fo:font-weight="bold" style:letter-kerning="true" style:font-name-asian="Monospace1" style:font-size-asian="12pt" style:font-style-asian="normal" style:font-weight-asian="bold" style:font-name-complex="Monospace1" style:font-size-complex="1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7f0055" loext:opacity="100%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414363" loext:opacity="100%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Noto Sans1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Noto Sans1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Monospace1" fo:font-size="13pt" fo:font-style="normal" fo:text-shadow="none" style:text-underline-style="none" fo:font-weight="bold" style:letter-kerning="true" style:font-name-asian="Monospace1" style:font-size-asian="13pt" style:font-style-asian="normal" style:font-weight-asian="bold" style:font-name-complex="Monospace1" style:font-size-complex="13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1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7f0055" loext:opacity="100%" style:text-outline="false" style:text-line-through-style="none" style:text-line-through-type="none" style:font-name="DejaVu Sans Mono" fo:font-size="5.40000009536743pt" fo:font-style="normal" fo:text-shadow="none" style:text-underline-style="none" fo:font-weight="bold" style:letter-kerning="true" style:font-name-asian="Monospace1" style:font-size-asian="5.40000009536743pt" style:font-style-asian="normal" style:font-weight-asian="bold" style:font-name-complex="Monospace1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5.40000009536743pt" fo:font-style="normal" fo:text-shadow="none" style:text-underline-style="none" fo:font-weight="normal" style:letter-kerning="true" style:font-name-asian="Monospace1" style:font-size-asian="5.40000009536743pt" style:font-style-asian="normal" style:font-weight-asian="normal" style:font-name-complex="Monospace1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2a00ff" loext:opacity="100%" style:text-outline="false" style:text-line-through-style="none" style:text-line-through-type="none" style:font-name="DejaVu Sans Mono" fo:font-size="5.40000009536743pt" fo:font-style="normal" fo:text-shadow="none" style:text-underline-style="none" fo:font-weight="normal" style:letter-kerning="true" style:font-name-asian="Monospace1" style:font-size-asian="5.40000009536743pt" style:font-style-asian="normal" style:font-weight-asian="normal" style:font-name-complex="Monospace1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8pt" fo:font-style="normal" fo:text-shadow="none" style:text-underline-style="none" fo:font-weight="normal" style:letter-kerning="true" style:font-name-asian="Noto Sans1" style:font-size-asian="8pt" style:font-style-asian="normal" style:font-weight-asian="normal" style:font-name-complex="Droid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5032" loext:opacity="100%" style:text-outline="false" style:text-line-through-style="none" style:text-line-through-type="none" style:font-name="DejaVu Sans Mono" fo:font-size="5.40000009536743pt" fo:font-style="normal" fo:text-shadow="none" style:text-underline-style="none" fo:font-weight="normal" style:letter-kerning="true" style:font-name-asian="Monospace1" style:font-size-asian="5.40000009536743pt" style:font-style-asian="normal" style:font-weight-asian="normal" style:font-name-complex="Monospace1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5.40000009536743pt" fo:font-style="normal" fo:text-shadow="none" style:text-underline-style="none" fo:font-weight="bold" style:letter-kerning="true" style:font-name-asian="Monospace1" style:font-size-asian="5.40000009536743pt" style:font-style-asian="normal" style:font-weight-asian="bold" style:font-name-complex="Monospace1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5.40000009536743pt" fo:font-style="normal" fo:text-shadow="none" style:text-underline-style="none" fo:font-weight="normal" style:letter-kerning="true" style:font-name-asian="Noto Sans1" style:font-size-asian="5.40000009536743pt" style:font-style-asian="normal" style:font-weight-asian="normal" style:font-name-complex="Droid Sans Devanagari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3f7f5f" loext:opacity="100%" style:font-name="DejaVu Sans Mono" fo:font-size="5.40000009536743pt" style:text-underline-style="none" style:font-name-asian="Monospace1" style:font-size-asian="5.40000009536743pt" style:font-name-complex="Monospace1" style:font-size-complex="5.40000009536743pt"/>
    </style:style>
    <style:style style:name="T30" style:family="text">
      <style:text-properties fo:color="#3f7f5f" loext:opacity="100%" style:font-name="DejaVu Sans Mono" fo:font-size="7pt" style:text-underline-style="none" style:font-name-asian="Monospace1" style:font-size-asian="7pt" style:font-name-complex="Monospace1" style:font-size-complex="7pt"/>
    </style:style>
    <style:style style:name="T31" style:family="text">
      <style:text-properties fo:color="#7f0055" loext:opacity="100%" style:font-name="Monospace1" fo:font-size="5.40000009536743pt" style:text-underline-style="none" fo:font-weight="bold" style:font-name-asian="Monospace1" style:font-size-asian="5.40000009536743pt" style:font-weight-asian="bold" style:font-name-complex="Monospace1" style:font-size-complex="5.40000009536743pt" style:font-weight-complex="bold"/>
    </style:style>
    <style:style style:name="T32" style:family="text">
      <style:text-properties fo:color="#000000" loext:opacity="100%" style:font-name="Monospace1" fo:font-size="5.40000009536743pt" style:text-underline-style="none" style:font-name-asian="Monospace1" style:font-size-asian="5.40000009536743pt" style:font-name-complex="Monospace1" style:font-size-complex="5.40000009536743pt"/>
    </style:style>
    <style:style style:name="T33" style:family="text">
      <style:text-properties fo:color="#2a00ff" loext:opacity="100%" style:font-name="Monospace1" fo:font-size="5.40000009536743pt" style:text-underline-style="none" style:font-name-asian="Monospace1" style:font-size-asian="5.40000009536743pt" style:font-name-complex="Monospace1" style:font-size-complex="5.40000009536743pt"/>
    </style:style>
    <style:style style:name="T34" style:family="text">
      <style:text-properties fo:color="#3f7f5f" loext:opacity="100%" style:font-name="DejaVu Sans Mono" fo:font-size="5.40000009536743pt" style:text-underline-style="none" fo:font-weight="bold" style:font-name-asian="Monospace1" style:font-size-asian="5.40000009536743pt" style:font-weight-asian="bold" style:font-name-complex="Monospace1" style:font-size-complex="5.40000009536743pt" style:font-weight-complex="bold"/>
    </style:style>
    <style:style style:name="T35" style:family="text">
      <style:text-properties fo:color="#000000" loext:opacity="100%" style:font-name="Monospace1" fo:font-size="5.40000009536743pt" style:text-underline-style="none" fo:font-weight="bold" style:font-name-asian="Monospace1" style:font-size-asian="5.40000009536743pt" style:font-weight-asian="bold" style:font-name-complex="Monospace1" style:font-size-complex="5.40000009536743pt" style:font-weight-complex="bold"/>
    </style:style>
    <style:style style:name="T36" style:family="text">
      <style:text-properties fo:color="#005032" loext:opacity="100%" style:font-name="Monospace1" fo:font-size="5.40000009536743pt" style:text-underline-style="none" style:font-name-asian="Monospace1" style:font-size-asian="5.40000009536743pt" style:font-name-complex="Monospace1" style:font-size-complex="5.40000009536743pt"/>
    </style:style>
    <style:style style:name="T37" style:family="text">
      <style:text-properties fo:color="#642880" loext:opacity="100%" style:font-name="Monospace1" fo:font-size="5.40000009536743pt" style:text-underline-style="none" fo:font-weight="bold" style:font-name-asian="Monospace1" style:font-size-asian="5.40000009536743pt" style:font-weight-asian="bold" style:font-name-complex="Monospace1" style:font-size-complex="5.40000009536743pt" style:font-weight-complex="bold"/>
    </style:style>
    <style:style style:name="T38" style:family="text">
      <style:text-properties fo:color="#3f7f5f" loext:opacity="100%" style:font-name="Monospace1" fo:font-size="5.40000009536743pt" style:text-underline-style="none" style:font-name-asian="Monospace1" style:font-size-asian="5.40000009536743pt" style:font-name-complex="Monospace1" style:font-size-complex="5.40000009536743pt"/>
    </style:style>
    <style:style style:name="T39" style:family="text">
      <style:text-properties fo:color="#0000c0" loext:opacity="100%" style:font-name="Monospace1" fo:font-size="5.40000009536743pt" fo:font-style="italic" style:text-underline-style="none" style:font-name-asian="Monospace1" style:font-size-asian="5.40000009536743pt" style:font-style-asian="italic" style:font-name-complex="Monospace1" style:font-size-complex="5.40000009536743pt" style:font-style-complex="italic"/>
    </style:style>
    <style:style style:name="T40" style:family="text">
      <style:text-properties fo:font-variant="normal" fo:text-transform="none" fo:color="#414363" loext:opacity="100%" style:text-outline="false" style:text-line-through-style="none" style:text-line-through-type="none" style:font-name="Monospace1" fo:font-size="66pt" fo:font-style="normal" fo:text-shadow="none" style:text-underline-style="none" fo:font-weight="bold" style:letter-kerning="true" style:font-name-asian="Monospace1" style:font-size-asian="66pt" style:font-style-asian="normal" style:font-weight-asian="bold" style:font-name-complex="Monospace1" style:font-size-complex="66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7f0055" loext:opacity="100%" style:text-outline="false" style:text-line-through-style="none" style:text-line-through-type="none" style:font-name="Monospace1" fo:font-size="8pt" fo:font-style="normal" fo:text-shadow="none" style:text-underline-style="none" fo:font-weight="bold" style:letter-kerning="true" style:font-name-asian="Monospace1" style:font-size-asian="8pt" style:font-style-asian="normal" style:font-weight-asian="bold" style:font-name-complex="Monospace1" style:font-size-complex="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2a00ff" loext:opacity="100%" style:text-outline="false" style:text-line-through-style="none" style:text-line-through-type="none" style:font-name="Monospace1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8pt" fo:font-style="normal" fo:text-shadow="none" style:text-underline-style="none" fo:font-weight="bold" style:letter-kerning="true" style:font-name-asian="Monospace1" style:font-size-asian="8pt" style:font-style-asian="normal" style:font-weight-asian="bold" style:font-name-complex="Monospace1" style:font-size-complex="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5032" loext:opacity="100%" style:text-outline="false" style:text-line-through-style="none" style:text-line-through-type="none" style:font-name="Monospace1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ffff" loext:opacity="100%" style:text-outline="false" style:text-line-through-style="none" style:text-line-through-type="none" style:font-name="Monospace1" fo:font-size="17pt" fo:font-style="normal" fo:text-shadow="none" style:text-underline-style="none" fo:font-weight="bold" style:letter-kerning="true" style:font-name-asian="Monospace1" style:font-size-asian="17pt" style:font-style-asian="normal" style:font-weight-asian="bold" style:font-name-complex="Monospace1" style:font-size-complex="17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1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f0000" loext:opacity="100%" style:text-outline="false" style:text-line-through-style="none" style:text-line-through-type="none" style:font-name="Monospace1" fo:font-size="8pt" fo:font-style="normal" fo:text-shadow="none" style:text-underline-style="none" fo:font-weight="bold" style:letter-kerning="true" style:font-name-asian="Monospace1" style:font-size-asian="8pt" style:font-style-asian="normal" style:font-weight-asian="bold" style:font-name-complex="Monospace1" style:font-size-complex="8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666666" loext:opacity="100%" style:text-outline="false" style:text-line-through-style="none" style:text-line-through-type="none" style:font-name="DejaVu Sans Mono" fo:font-size="21pt" fo:font-style="normal" fo:text-shadow="none" style:text-underline-style="none" fo:font-weight="bold" style:letter-kerning="true" style:font-name-asian="Noto Sans1" style:font-size-asian="21pt" style:font-style-asian="normal" style:font-weight-asian="bold" style:font-name-complex="Droid Sans Devanagari" style:font-size-complex="21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1" style:font-size-asian="15pt" style:font-style-asian="normal" style:font-weight-asian="normal" style:font-name-complex="Droid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0000" loext:opacity="100%" style:text-outline="false" style:text-line-through-style="none" style:text-line-through-type="none" style:font-name="Monospace1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ff0000" loext:opacity="100%" style:text-outline="false" style:text-line-through-style="none" style:text-line-through-type="none" style:font-name="DejaVu Sans Mono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1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1" style:font-size-asian="28pt" style:font-style-asian="normal" style:font-weight-asian="bold" style:font-name-complex="Droid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414363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1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7f0055" loext:opacity="100%" style:text-outline="false" style:text-line-through-style="none" style:text-line-through-type="none" style:font-name="DejaVu Sans Mono" fo:font-size="8pt" fo:font-style="normal" fo:text-shadow="none" style:text-underline-style="none" fo:font-weight="bold" style:letter-kerning="true" style:font-name-asian="Monospace1" style:font-size-asian="8pt" style:font-style-asian="normal" style:font-weight-asian="bold" style:font-name-complex="Monospace1" style:font-size-complex="8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8pt" fo:font-style="normal" fo:text-shadow="none" style:text-underline-style="none" fo:font-weight="bold" style:letter-kerning="true" style:font-name-asian="Monospace1" style:font-size-asian="8pt" style:font-style-asian="normal" style:font-weight-asian="bold" style:font-name-complex="Monospace1" style:font-size-complex="8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5032" loext:opacity="100%" style:text-outline="false" style:text-line-through-style="none" style:text-line-through-type="none" style:font-name="DejaVu Sans Mono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7f0055" loext:opacity="100%" style:text-outline="false" style:text-line-through-style="none" style:text-line-through-type="none" style:font-name="Monospace1" fo:font-size="9pt" fo:font-style="normal" fo:text-shadow="none" style:text-underline-style="none" fo:font-weight="bold" style:letter-kerning="true" style:font-name-asian="Monospace1" style:font-size-asian="9pt" style:font-style-asian="normal" style:font-weight-asian="bold" style:font-name-complex="Monospace1" style:font-size-complex="9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9pt" fo:font-style="normal" fo:text-shadow="none" style:text-underline-style="none" fo:font-weight="normal" style:letter-kerning="true" style:font-name-asian="Monospace1" style:font-size-asian="9pt" style:font-style-asian="normal" style:font-weight-asian="normal" style:font-name-complex="Monospace1" style:font-size-complex="9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2a00ff" loext:opacity="100%" style:text-outline="false" style:text-line-through-style="none" style:text-line-through-type="none" style:font-name="Monospace1" fo:font-size="9pt" fo:font-style="normal" fo:text-shadow="none" style:text-underline-style="none" fo:font-weight="normal" style:letter-kerning="true" style:font-name-asian="Monospace1" style:font-size-asian="9pt" style:font-style-asian="normal" style:font-weight-asian="normal" style:font-name-complex="Monospace1" style:font-size-complex="9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1" fo:font-size="9pt" fo:font-style="normal" fo:text-shadow="none" style:text-underline-style="none" fo:font-weight="normal" style:letter-kerning="true" style:font-name-asian="Monospace1" style:font-size-asian="9pt" style:font-style-asian="normal" style:font-weight-asian="normal" style:font-name-complex="Monospace1" style:font-size-complex="9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Monospace1" style:font-size-asian="9pt" style:font-style-asian="normal" style:font-weight-asian="normal" style:font-name-complex="Monospace1" style:font-size-complex="9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5032" loext:opacity="100%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Monospace1" style:font-size-asian="9pt" style:font-style-asian="normal" style:font-weight-asian="normal" style:font-name-complex="Monospace1" style:font-size-complex="9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9pt" fo:font-style="normal" fo:text-shadow="none" style:text-underline-style="none" fo:font-weight="bold" style:letter-kerning="true" style:font-name-asian="Monospace1" style:font-size-asian="9pt" style:font-style-asian="normal" style:font-weight-asian="bold" style:font-name-complex="Monospace1" style:font-size-complex="9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1" style:font-size-asian="26pt" style:font-style-asian="normal" style:font-weight-asian="normal" style:font-name-complex="Droid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666666" loext:opacity="100%" fo:font-size="26pt" fo:font-weight="normal" style:font-size-asian="26pt" style:font-weight-asian="normal" style:font-size-complex="26pt" style:font-weight-complex="normal"/>
    </style:style>
    <style:style style:name="T71" style:family="text">
      <style:text-properties fo:color="#666666" loext:opacity="100%" style:text-position="33% 58%" fo:font-size="26pt" fo:font-weight="normal" style:font-size-asian="26pt" style:font-weight-asian="normal" style:font-size-complex="26pt" style:font-weight-complex="normal"/>
    </style:style>
    <style:style style:name="T72" style:family="text">
      <style:text-properties fo:font-variant="normal" fo:text-transform="none" fo:color="#005032" loext:opacity="100%" style:text-outline="false" style:text-line-through-style="none" style:text-line-through-type="none" style:font-name="Monospace1" fo:font-size="9pt" fo:font-style="normal" fo:text-shadow="none" style:text-underline-style="none" fo:font-weight="normal" style:letter-kerning="true" style:font-name-asian="Monospace1" style:font-size-asian="9pt" style:font-style-asian="normal" style:font-weight-asian="normal" style:font-name-complex="Monospace1" style:font-size-complex="9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666666" loext:opacity="100%" style:text-position="33% 58%" fo:font-size="11pt" fo:font-weight="normal" style:font-size-asian="11pt" style:font-weight-asian="normal" style:font-size-complex="11pt" style:font-weight-complex="normal"/>
    </style:style>
    <style:style style:name="T74" style:family="text">
      <style:text-properties fo:color="#666666" loext:opacity="100%" style:text-position="0% 100%" fo:font-size="11pt" fo:font-weight="normal" style:font-size-asian="11pt" style:font-weight-asian="normal" style:font-size-complex="11pt" style:font-weight-complex="normal"/>
    </style:style>
    <style:style style:name="T75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21pt" fo:font-style="normal" fo:text-shadow="none" style:text-underline-style="solid" style:text-underline-width="auto" style:text-underline-color="font-color" fo:font-weight="normal" style:letter-kerning="true" style:font-name-asian="Noto Sans1" style:font-size-asian="21pt" style:font-style-asian="normal" style:font-weight-asian="normal" style:font-name-complex="Droid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2a00ff" loext:opacity="100%" style:text-outline="false" style:text-line-through-style="none" style:text-line-through-type="none" style:font-name="Monospace1" fo:font-size="8pt" fo:font-style="normal" fo:text-shadow="none" style:text-underline-style="none" fo:font-weight="bold" style:letter-kerning="true" style:font-name-asian="Monospace1" style:font-size-asian="8pt" style:font-style-asian="normal" style:font-weight-asian="bold" style:font-name-complex="Monospace1" style:font-size-complex="8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77bc65" loext:opacity="100%" style:text-outline="false" style:text-line-through-style="none" style:text-line-through-type="none" style:font-name="Monospace1" fo:font-size="8pt" fo:font-style="normal" fo:text-shadow="none" style:text-underline-style="none" fo:font-weight="bold" style:letter-kerning="true" style:font-name-asian="Monospace1" style:font-size-asian="8pt" style:font-style-asian="normal" style:font-weight-asian="bold" style:font-name-complex="Monospace1" style:font-size-complex="8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414363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1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414363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Noto Sans1" style:font-size-asian="21pt" style:font-style-asian="normal" style:font-weight-asian="normal" style:font-name-complex="Droid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414363" loext:opacity="100%" style:text-outline="false" style:text-line-through-style="none" style:text-line-through-type="none" style:font-name="Liberation Sans" fo:font-size="28pt" fo:font-style="normal" fo:text-shadow="none" style:text-underline-style="solid" style:text-underline-width="auto" style:text-underline-color="font-color" fo:font-weight="bold" style:letter-kerning="true" style:font-name-asian="Noto Sans1" style:font-size-asian="28pt" style:font-style-asian="normal" style:font-weight-asian="bold" style:font-name-complex="Droid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7f0055" loext:opacity="100%" style:text-outline="false" style:text-line-through-style="none" style:text-line-through-type="none" style:font-name="DejaVu Sans Mono" fo:font-size="9pt" fo:font-style="normal" fo:text-shadow="none" style:text-underline-style="none" fo:font-weight="bold" style:letter-kerning="true" style:font-name-asian="Monospace1" style:font-size-asian="9pt" style:font-style-asian="normal" style:font-weight-asian="bold" style:font-name-complex="Monospace1" style:font-size-complex="9pt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Monospace1" style:font-size-asian="9pt" style:font-style-asian="normal" style:font-weight-asian="normal" style:font-name-complex="Monospace1" style:font-size-complex="9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9pt" fo:font-style="normal" fo:text-shadow="none" style:text-underline-style="none" fo:font-weight="bold" style:letter-kerning="true" style:font-name-asian="Monospace1" style:font-size-asian="9pt" style:font-style-asian="normal" style:font-weight-asian="bold" style:font-name-complex="Monospace1" style:font-size-complex="9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2a00ff" loext:opacity="100%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Monospace1" style:font-size-asian="9pt" style:font-style-asian="normal" style:font-weight-asian="normal" style:font-name-complex="Monospace1" style:font-size-complex="9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ff0000" loext:opacity="100%" style:text-outline="false" style:text-line-through-style="none" style:text-line-through-type="none" style:font-name="DejaVu Sans Mono" fo:font-size="9pt" fo:font-style="normal" fo:text-shadow="none" style:text-underline-style="none" fo:font-weight="bold" style:letter-kerning="true" style:font-name-asian="Monospace1" style:font-size-asian="9pt" style:font-style-asian="normal" style:font-weight-asian="bold" style:font-name-complex="Monospace1" style:font-size-complex="9pt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fo:color="#666666" loext:opacity="100%" style:font-name="DejaVu Sans Mono" fo:font-size="16pt" fo:font-weight="bold" style:font-size-asian="16pt" style:font-weight-asian="bold" style:font-size-complex="16pt" style:font-weight-complex="bold"/>
    </style:style>
    <style:style style:name="T87" style:family="text">
      <style:text-properties fo:color="#666666" loext:opacity="100%" fo:font-size="16pt" fo:font-weight="normal" style:font-size-asian="16pt" style:font-weight-asian="normal" style:font-size-complex="16pt" style:font-weight-complex="normal"/>
    </style:style>
    <style:style style:name="T88" style:family="text">
      <style:text-properties fo:font-variant="normal" fo:text-transform="none" fo:color="#414363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666666" loext:opacity="100%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Noto Sans1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644632" loext:opacity="100%" style:text-outline="false" style:text-line-through-style="none" style:text-line-through-type="none" style:font-name="Monospace1" fo:font-size="9pt" fo:font-style="normal" fo:text-shadow="none" style:text-underline-style="none" fo:font-weight="bold" style:letter-kerning="true" style:font-name-asian="Monospace1" style:font-size-asian="9pt" style:font-style-asian="normal" style:font-weight-asian="bold" style:font-name-complex="Monospace1" style:font-size-complex="9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414363" loext:opacity="100%" style:text-outline="false" style:text-line-through-style="none" style:text-line-through-type="none" style:font-name="DejaVu Sans Mono" fo:font-size="28pt" fo:font-style="normal" fo:text-shadow="none" style:text-underline-style="none" fo:font-weight="bold" style:letter-kerning="true" style:font-name-asian="Noto Sans1" style:font-size-asian="28pt" style:font-style-asian="normal" style:font-weight-asian="bold" style:font-name-complex="Droid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ea7500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1" style:font-size-asian="28pt" style:font-style-asian="normal" style:font-weight-asian="bold" style:font-name-complex="Droid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color="#eeeeee" loext:opacity="100%" style:font-name="DejaVu Sans Mono" fo:font-size="32pt" fo:font-weight="bold" style:font-size-asian="32pt" style:font-size-complex="32pt"/>
    </style:style>
    <style:style style:name="T95" style:family="text">
      <style:text-properties fo:font-variant="normal" fo:text-transform="none" fo:color="#414363" loext:opacity="100%" style:text-outline="false" style:text-line-through-style="none" style:text-line-through-type="none" style:font-name="DejaVu Sans Mono" fo:font-size="26pt" fo:font-style="normal" fo:text-shadow="none" style:text-underline-style="none" fo:font-weight="bold" style:letter-kerning="true" style:font-name-asian="Noto Sans1" style:font-size-asian="26pt" style:font-style-asian="normal" style:font-weight-asian="bold" style:font-name-complex="Droid Sans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color="#000000" loext:opacity="100%" style:font-name="DejaVu Sans Mono" fo:font-size="20pt" style:font-name-asian="Monospace1" style:font-size-asian="20pt" style:font-name-complex="Monospace1" style:font-size-complex="20pt"/>
    </style:style>
    <style:style style:name="T97" style:family="text">
      <style:text-properties fo:color="#000000" loext:opacity="100%" style:font-name="DejaVu Sans Mono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98" style:family="text">
      <style:text-properties style:font-name="DejaVu Sans Mono" fo:font-size="20pt" style:font-name-asian="Monospace1" style:font-size-asian="20pt" style:font-name-complex="Monospace1" style:font-size-complex="20pt"/>
    </style:style>
    <style:style style:name="T99" style:family="text">
      <style:text-properties fo:color="#000000" loext:opacity="100%" style:font-name="DejaVu Sans Mono" fo:font-size="18pt" style:font-name-asian="Monospace1" style:font-size-asian="18pt" style:font-name-complex="Monospace1" style:font-size-complex="18pt"/>
    </style:style>
    <style:style style:name="T100" style:family="text">
      <style:text-properties style:font-name="DejaVu Sans Mono" fo:font-size="18pt" style:font-name-asian="Monospace1" style:font-size-asian="18pt" style:font-name-complex="Monospace1" style:font-size-complex="18pt"/>
    </style:style>
    <style:style style:name="T101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1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7f0055" loext:opacity="100%" style:text-outline="false" style:text-line-through-style="none" style:text-line-through-type="none" style:font-name="DejaVu Sans Mono" fo:font-size="10.5pt" fo:font-style="normal" fo:text-shadow="none" style:text-underline-style="none" fo:font-weight="bold" style:letter-kerning="true" style:font-name-asian="Monospace1" style:font-size-asian="10.5pt" style:font-style-asian="normal" style:font-weight-asian="bold" style:font-name-complex="Monospace1" style:font-size-complex="10.5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10.5pt" fo:font-style="normal" fo:text-shadow="none" style:text-underline-style="none" fo:font-weight="normal" style:letter-kerning="true" style:font-name-asian="Monospace1" style:font-size-asian="10.5pt" style:font-style-asian="normal" style:font-weight-asian="normal" style:font-name-complex="Monospace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644632" loext:opacity="100%" style:text-outline="false" style:text-line-through-style="none" style:text-line-through-type="none" style:font-name="DejaVu Sans Mono" fo:font-size="10.5pt" fo:font-style="normal" fo:text-shadow="none" style:text-underline-style="none" fo:font-weight="bold" style:letter-kerning="true" style:font-name-asian="Monospace1" style:font-size-asian="10.5pt" style:font-style-asian="normal" style:font-weight-asian="bold" style:font-name-complex="Monospace1" style:font-size-complex="10.5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5032" loext:opacity="100%" style:text-outline="false" style:text-line-through-style="none" style:text-line-through-type="none" style:font-name="DejaVu Sans Mono" fo:font-size="10.5pt" fo:font-style="normal" fo:text-shadow="none" style:text-underline-style="none" fo:font-weight="normal" style:letter-kerning="true" style:font-name-asian="Monospace1" style:font-size-asian="10.5pt" style:font-style-asian="normal" style:font-weight-asian="normal" style:font-name-complex="Monospace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10.5pt" fo:font-style="normal" fo:text-shadow="none" style:text-underline-style="none" fo:font-weight="normal" style:letter-kerning="true" style:font-name-asian="Monospace1" style:font-size-asian="10.5pt" style:font-style-asian="normal" style:font-weight-asian="normal" style:font-name-complex="Monospace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10.5pt" fo:font-style="normal" fo:text-shadow="none" style:text-underline-style="none" fo:font-weight="bold" style:letter-kerning="true" style:font-name-asian="Monospace1" style:font-size-asian="10.5pt" style:font-style-asian="normal" style:font-weight-asian="bold" style:font-name-complex="Monospace1" style:font-size-complex="10.5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2a00ff" loext:opacity="100%" style:text-outline="false" style:text-line-through-style="none" style:text-line-through-type="none" style:font-name="DejaVu Sans Mono" fo:font-size="10.5pt" fo:font-style="normal" fo:text-shadow="none" style:text-underline-style="none" fo:font-weight="normal" style:letter-kerning="true" style:font-name-asian="Monospace1" style:font-size-asian="10.5pt" style:font-style-asian="normal" style:font-weight-asian="normal" style:font-name-complex="Monospace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style:font-name="DejaVu Sans Mono" fo:font-size="10.5pt" fo:font-weight="normal" style:font-size-asian="10.5pt" style:font-weight-asian="normal" style:font-size-complex="10.5pt" style:font-weight-complex="normal"/>
    </style:style>
    <style:style style:name="T111" style:family="text">
      <style:text-properties fo:font-variant="normal" fo:text-transform="none" fo:color="#ff0000" loext:opacity="100%" style:text-outline="false" style:text-line-through-style="none" style:text-line-through-type="none" style:font-name="DejaVu Sans Mono" fo:font-size="10.5pt" fo:font-style="normal" fo:text-shadow="none" style:text-underline-style="none" fo:font-weight="bold" style:letter-kerning="true" style:font-name-asian="Monospace1" style:font-size-asian="10.5pt" style:font-style-asian="normal" style:font-weight-asian="bold" style:font-name-complex="Monospace1" style:font-size-complex="10.5pt" style:font-style-complex="normal" style:font-weight-complex="bold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ff0000" loext:opacity="100%" style:text-outline="false" style:text-line-through-style="none" style:text-line-through-type="none" style:font-name="DejaVu Sans Mono" fo:font-size="10.5pt" fo:font-style="normal" fo:text-shadow="none" style:text-underline-style="none" fo:font-weight="normal" style:letter-kerning="true" style:font-name-asian="Monospace1" style:font-size-asian="10.5pt" style:font-style-asian="normal" style:font-weight-asian="normal" style:font-name-complex="Monospace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666666" loext:opacity="100%" style:text-outline="false" style:text-line-through-style="none" style:text-line-through-type="none" fo:font-size="21pt" fo:font-style="normal" fo:text-shadow="none" style:text-underline-style="none" style:letter-kerning="true" style:font-name-asian="Noto Sans1" style:font-size-asian="21pt" style:font-style-asian="normal" style:font-name-complex="Droid Sans Devanagari" style:font-size-complex="21pt" style:font-style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3f7f5f" loext:opacity="100%" style:text-outline="false" style:text-line-through-style="none" style:text-line-through-type="none" style:font-name="DejaVu Sans Mono" fo:font-size="10.5pt" fo:font-style="normal" fo:text-shadow="none" style:text-underline-style="none" fo:font-weight="normal" style:letter-kerning="true" style:font-name-asian="Monospace1" style:font-size-asian="10.5pt" style:font-style-asian="normal" style:font-weight-asian="normal" style:font-name-complex="Monospace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666666" loext:opacity="100%" style:text-outline="false" style:text-line-through-style="none" style:text-line-through-type="none" style:font-name="DejaVu Sans Mono" fo:font-size="16pt" fo:font-style="normal" fo:text-shadow="none" style:text-underline-style="none" fo:font-weight="normal" style:letter-kerning="true" style:font-name-asian="Noto Sans1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666666" loext:opacity="100%" style:text-outline="false" style:text-line-through-style="none" style:text-line-through-type="none" style:font-name="DejaVu Sans Mono" fo:font-size="16pt" fo:font-style="normal" fo:text-shadow="none" style:text-underline-style="none" fo:font-weight="bold" style:letter-kerning="true" style:font-name-asian="Noto Sans1" style:font-size-asian="16pt" style:font-style-asian="normal" style:font-weight-asian="bold" style:font-name-complex="Droid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666666" loext:opacity="100%" style:text-outline="false" style:text-line-through-style="none" style:text-line-through-type="none" style:font-name="Liberation Sans4" fo:font-size="28pt" fo:font-style="normal" fo:text-shadow="none" style:text-underline-style="none" fo:font-weight="normal" style:letter-kerning="true" style:font-name-asian="Liberation Sans4" style:font-size-asian="28pt" style:font-style-asian="normal" style:font-weight-asian="normal" style:font-name-complex="Liberation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7f0055" loext:opacity="100%" style:text-outline="false" style:text-line-through-style="none" style:text-line-through-type="none" style:font-name="DejaVu Sans Mono" fo:font-size="10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10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5032" loext:opacity="100%" style:text-outline="false" style:text-line-through-style="none" style:text-line-through-type="none" style:font-name="DejaVu Sans Mono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2a00ff" loext:opacity="100%" style:text-outline="false" style:text-line-through-style="none" style:text-line-through-type="none" style:font-name="DejaVu Sans Mono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2a00ff" loext:opacity="100%" style:text-outline="false" style:text-line-through-style="none" style:text-line-through-type="none" style:font-name="DejaVu Sans Mono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3f7f5f" loext:opacity="100%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3f7f5f" loext:opacity="100%" style:text-outline="false" style:text-line-through-style="none" style:text-line-through-type="none" style:font-name="DejaVu Sans Mono" fo:font-size="13pt" fo:font-style="normal" fo:text-shadow="none" style:text-underline-style="none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ed4c05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Noto Sans1" style:font-size-asian="21pt" style:font-style-asian="normal" style:font-weight-asian="normal" style:font-name-complex="Droid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666666" loext:opacity="100%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Noto Sans1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1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7f0055" loext:opacity="100%" style:text-outline="false" style:text-line-through-style="none" style:text-line-through-type="none" style:font-name="DejaVu Sans Mono" fo:font-size="11pt" fo:font-style="normal" fo:text-shadow="none" style:text-underline-style="none" fo:font-weight="bold" style:letter-kerning="true" style:font-name-asian="Monospace1" style:font-size-asian="11pt" style:font-style-asian="normal" style:font-weight-asian="bold" style:font-name-complex="Monospace1" style:font-size-complex="11pt" style:font-style-complex="normal" style:font-weight-complex="bold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11pt" fo:font-style="normal" fo:text-shadow="none" style:text-underline-style="none" fo:font-weight="normal" style:letter-kerning="true" style:font-name-asian="Monospace1" style:font-size-asian="11pt" style:font-style-asian="normal" style:font-weight-asian="normal" style:font-name-complex="Monospace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644632" loext:opacity="100%" style:text-outline="false" style:text-line-through-style="none" style:text-line-through-type="none" style:font-name="DejaVu Sans Mono" fo:font-size="11pt" fo:font-style="normal" fo:text-shadow="none" style:text-underline-style="none" fo:font-weight="bold" style:letter-kerning="true" style:font-name-asian="Monospace1" style:font-size-asian="11pt" style:font-style-asian="normal" style:font-weight-asian="bold" style:font-name-complex="Monospace1" style:font-size-complex="11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005032" loext:opacity="100%" style:text-outline="false" style:text-line-through-style="none" style:text-line-through-type="none" style:font-name="DejaVu Sans Mono" fo:font-size="11pt" fo:font-style="normal" fo:text-shadow="none" style:text-underline-style="none" fo:font-weight="bold" style:letter-kerning="true" style:font-name-asian="Monospace1" style:font-size-asian="11pt" style:font-style-asian="normal" style:font-weight-asian="bold" style:font-name-complex="Monospace1" style:font-size-complex="11pt" style:font-style-complex="normal" style:font-weight-complex="bold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11pt" fo:font-style="normal" fo:text-shadow="none" style:text-underline-style="none" fo:font-weight="normal" style:letter-kerning="true" style:font-name-asian="Monospace1" style:font-size-asian="11pt" style:font-style-asian="normal" style:font-weight-asian="normal" style:font-name-complex="Monospace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005032" loext:opacity="100%" style:text-outline="false" style:text-line-through-style="none" style:text-line-through-type="none" style:font-name="DejaVu Sans Mono" fo:font-size="11pt" fo:font-style="normal" fo:text-shadow="none" style:text-underline-style="none" fo:font-weight="normal" style:letter-kerning="true" style:font-name-asian="Monospace1" style:font-size-asian="11pt" style:font-style-asian="normal" style:font-weight-asian="normal" style:font-name-complex="Monospace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11pt" fo:font-style="normal" fo:text-shadow="none" style:text-underline-style="none" fo:font-weight="bold" style:letter-kerning="true" style:font-name-asian="Monospace1" style:font-size-asian="11pt" style:font-style-asian="normal" style:font-weight-asian="bold" style:font-name-complex="Monospace1" style:font-size-complex="11pt" style:font-style-complex="normal" style:font-weight-complex="bold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7f0055" loext:opacity="100%" style:text-outline="false" style:text-line-through-style="none" style:text-line-through-type="none" style:font-name="DejaVu Sans Mono" fo:font-size="12pt" fo:font-style="normal" fo:text-shadow="none" style:text-underline-style="none" fo:font-weight="bold" style:letter-kerning="true" style:font-name-asian="Monospace1" style:font-size-asian="12pt" style:font-style-asian="normal" style:font-weight-asian="bold" style:font-name-complex="Monospace1" style:font-size-complex="12pt" style:font-style-complex="normal" style:font-weight-complex="bold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168253" loext:opacity="100%" style:text-outline="false" style:text-line-through-style="none" style:text-line-through-type="none" style:font-name="DejaVu Sans Mono" fo:font-size="12pt" fo:font-style="normal" fo:text-shadow="none" style:text-underline-style="none" fo:font-weight="bold" style:letter-kerning="true" style:font-name-asian="Monospace1" style:font-size-asian="12pt" style:font-style-asian="normal" style:font-weight-asian="bold" style:font-name-complex="Monospace1" style:font-size-complex="12pt" style:font-style-complex="normal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7f0055" loext:opacity="100%" style:text-outline="false" style:text-line-through-style="none" style:text-line-through-type="none" style:font-name="DejaVu Sans Mono" fo:font-size="6pt" fo:font-style="normal" fo:text-shadow="none" style:text-underline-style="none" fo:font-weight="bold" style:letter-kerning="true" style:font-name-asian="Monospace1" style:font-size-asian="6pt" style:font-style-asian="normal" style:font-weight-asian="bold" style:font-name-complex="Monospace1" style:font-size-complex="6pt" style:font-style-complex="normal" style:font-weight-complex="bold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6pt" fo:font-style="normal" fo:text-shadow="none" style:text-underline-style="none" fo:font-weight="normal" style:letter-kerning="true" style:font-name-asian="Monospace1" style:font-size-asian="6pt" style:font-style-asian="normal" style:font-weight-asian="normal" style:font-name-complex="Monospace1" style:font-size-complex="6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644632" loext:opacity="100%" style:text-outline="false" style:text-line-through-style="none" style:text-line-through-type="none" style:font-name="DejaVu Sans Mono" fo:font-size="6pt" fo:font-style="normal" fo:text-shadow="none" style:text-underline-style="none" fo:font-weight="bold" style:letter-kerning="true" style:font-name-asian="Monospace1" style:font-size-asian="6pt" style:font-style-asian="normal" style:font-weight-asian="bold" style:font-name-complex="Monospace1" style:font-size-complex="6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05032" loext:opacity="100%" style:text-outline="false" style:text-line-through-style="none" style:text-line-through-type="none" style:font-name="DejaVu Sans Mono" fo:font-size="6pt" fo:font-style="normal" fo:text-shadow="none" style:text-underline-style="none" fo:font-weight="bold" style:letter-kerning="true" style:font-name-asian="Monospace1" style:font-size-asian="6pt" style:font-style-asian="normal" style:font-weight-asian="bold" style:font-name-complex="Monospace1" style:font-size-complex="6pt" style:font-style-complex="normal" style:font-weight-complex="bold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6pt" fo:font-style="normal" fo:text-shadow="none" style:text-underline-style="none" fo:font-weight="normal" style:letter-kerning="true" style:font-name-asian="Monospace1" style:font-size-asian="6pt" style:font-style-asian="normal" style:font-weight-asian="normal" style:font-name-complex="Monospace1" style:font-size-complex="6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5032" loext:opacity="100%" style:text-outline="false" style:text-line-through-style="none" style:text-line-through-type="none" style:font-name="DejaVu Sans Mono" fo:font-size="6pt" fo:font-style="normal" fo:text-shadow="none" style:text-underline-style="none" fo:font-weight="normal" style:letter-kerning="true" style:font-name-asian="Monospace1" style:font-size-asian="6pt" style:font-style-asian="normal" style:font-weight-asian="normal" style:font-name-complex="Monospace1" style:font-size-complex="6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6pt" fo:font-style="normal" fo:text-shadow="none" style:text-underline-style="none" fo:font-weight="bold" style:letter-kerning="true" style:font-name-asian="Monospace1" style:font-size-asian="6pt" style:font-style-asian="normal" style:font-weight-asian="bold" style:font-name-complex="Monospace1" style:font-size-complex="6pt" style:font-style-complex="normal" style:font-weight-complex="bold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5.40000009536743pt" fo:font-style="normal" fo:text-shadow="none" style:text-underline-style="none" fo:font-weight="normal" style:letter-kerning="true" style:font-name-asian="Monospace1" style:font-size-asian="5.40000009536743pt" style:font-style-asian="normal" style:font-weight-asian="normal" style:font-name-complex="Monospace1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ff0000" loext:opacity="100%" style:text-outline="false" style:text-line-through-style="none" style:text-line-through-type="none" style:font-name="DejaVu Sans Mono" fo:font-size="12pt" fo:font-style="normal" fo:text-shadow="none" style:text-underline-style="none" fo:font-weight="bold" style:letter-kerning="true" style:font-name-asian="Monospace1" style:font-size-asian="12pt" style:font-style-asian="normal" style:font-weight-asian="bold" style:font-name-complex="Monospace1" style:font-size-complex="12pt" style:font-style-complex="normal" style:font-weight-complex="bold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ff0000" loext:opacity="100%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ff0000" loext:opacity="100%" style:text-outline="false" style:text-line-through-style="none" style:text-line-through-type="none" style:font-name="DejaVu Sans Mono" fo:font-size="6pt" fo:font-style="normal" fo:text-shadow="none" style:text-underline-style="none" fo:font-weight="bold" style:letter-kerning="true" style:font-name-asian="Monospace1" style:font-size-asian="6pt" style:font-style-asian="normal" style:font-weight-asian="bold" style:font-name-complex="Monospace1" style:font-size-complex="6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ff0000" loext:opacity="100%" style:text-outline="false" style:text-line-through-style="none" style:text-line-through-type="none" style:font-name="DejaVu Sans Mono" fo:font-size="6pt" fo:font-style="normal" fo:text-shadow="none" style:text-underline-style="none" fo:font-weight="normal" style:letter-kerning="true" style:font-name-asian="Monospace1" style:font-size-asian="6pt" style:font-style-asian="normal" style:font-weight-asian="normal" style:font-name-complex="Monospace1" style:font-size-complex="6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size="12pt" style:font-size-asian="12pt" style:font-size-complex="12pt"/>
    </style:style>
    <style:style style:name="T152" style:family="text">
      <style:text-properties fo:font-variant="normal" fo:text-transform="none" fo:color="#7f0055" loext:opacity="100%" style:text-outline="false" style:text-line-through-style="none" style:text-line-through-type="none" style:font-name="DejaVu Sans Mono" fo:font-size="13pt" fo:font-style="normal" fo:text-shadow="none" style:text-underline-style="none" fo:font-weight="bold" style:letter-kerning="true" style:font-name-asian="Monospace1" style:font-size-asian="13pt" style:font-style-asian="normal" style:font-weight-asian="bold" style:font-name-complex="Monospace1" style:font-size-complex="13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13pt" fo:font-style="normal" fo:text-shadow="none" style:text-underline-style="none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644632" loext:opacity="100%" style:text-outline="false" style:text-line-through-style="none" style:text-line-through-type="none" style:font-name="DejaVu Sans Mono" fo:font-size="13pt" fo:font-style="normal" fo:text-shadow="none" style:text-underline-style="none" fo:font-weight="bold" style:letter-kerning="true" style:font-name-asian="Monospace1" style:font-size-asian="13pt" style:font-style-asian="normal" style:font-weight-asian="bold" style:font-name-complex="Monospace1" style:font-size-complex="13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13pt" fo:font-style="normal" fo:text-shadow="none" style:text-underline-style="none" fo:font-weight="bold" style:letter-kerning="true" style:font-name-asian="Monospace1" style:font-size-asian="13pt" style:font-style-asian="normal" style:font-weight-asian="bold" style:font-name-complex="Monospace1" style:font-size-complex="13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414363" loext:opacity="100%" style:text-outline="false" style:text-line-through-style="none" style:text-line-through-type="none" style:font-name="DejaVu Sans Mono" fo:font-size="27pt" fo:font-style="normal" fo:text-shadow="none" style:text-underline-style="none" fo:font-weight="bold" style:letter-kerning="true" style:font-name-asian="Noto Sans1" style:font-size-asian="27pt" style:font-style-asian="normal" style:font-weight-asian="bold" style:font-name-complex="Droid Sans Devanagari" style:font-size-complex="27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414363" loext:opacity="100%" style:text-outline="false" style:text-line-through-style="none" style:text-line-through-type="none" style:font-name="Liberation Sans" fo:font-size="27pt" fo:font-style="normal" fo:text-shadow="none" style:text-underline-style="none" fo:font-weight="bold" style:letter-kerning="true" style:font-name-asian="Noto Sans1" style:font-size-asian="27pt" style:font-style-asian="normal" style:font-weight-asian="bold" style:font-name-complex="Droid Sans Devanagari" style:font-size-complex="27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1" style:font-size-asian="28pt" style:font-style-asian="normal" style:font-weight-asian="bold" style:font-name-complex="Droid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ff7b59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1" style:font-size-asian="28pt" style:font-style-asian="normal" style:font-weight-asian="bold" style:font-name-complex="Droid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666666" loext:opacity="100%" style:text-outline="false" style:text-line-through-style="none" style:text-line-through-type="none" style:font-name="DejaVu Sans Mono" fo:font-size="21pt" fo:font-style="normal" fo:text-shadow="none" style:text-underline-style="none" fo:font-weight="normal" style:letter-kerning="true" style:font-name-asian="Noto Sans1" style:font-size-asian="21pt" style:font-style-asian="normal" style:font-weight-asian="normal" style:font-name-complex="Droid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7f0055" loext:opacity="100%" style:text-outline="false" style:text-line-through-style="none" style:text-line-through-type="none" style:font-name="Monospace1" fo:font-size="14pt" fo:font-style="normal" fo:text-shadow="none" style:text-underline-style="none" fo:font-weight="bold" style:letter-kerning="true" style:font-name-asian="Monospace1" style:font-size-asian="14pt" style:font-style-asian="normal" style:font-weight-asian="bold" style:font-name-complex="Monospace1" style:font-size-complex="14pt" style:font-style-complex="normal" style:font-weight-complex="bold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14pt" fo:font-style="normal" fo:text-shadow="none" style:text-underline-style="none" fo:font-weight="bold" style:letter-kerning="true" style:font-name-asian="Monospace1" style:font-size-asian="14pt" style:font-style-asian="normal" style:font-weight-asian="bold" style:font-name-complex="Monospace1" style:font-size-complex="14pt" style:font-style-complex="normal" style:font-weight-complex="bold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644632" loext:opacity="100%" style:text-outline="false" style:text-line-through-style="none" style:text-line-through-type="none" style:font-name="Monospace1" fo:font-size="14pt" fo:font-style="normal" fo:text-shadow="none" style:text-underline-style="none" fo:font-weight="bold" style:letter-kerning="true" style:font-name-asian="Monospace1" style:font-size-asian="14pt" style:font-style-asian="normal" style:font-weight-asian="bold" style:font-name-complex="Monospace1" style:font-size-complex="14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7f0055" loext:opacity="100%" style:text-outline="false" style:text-line-through-style="none" style:text-line-through-type="none" style:font-name="DejaVu Sans Mono" fo:font-size="14pt" fo:font-style="normal" fo:text-shadow="none" style:text-underline-style="none" fo:font-weight="bold" style:letter-kerning="true" style:font-name-asian="Monospace1" style:font-size-asian="14pt" style:font-style-asian="normal" style:font-weight-asian="bold" style:font-name-complex="Monospace1" style:font-size-complex="14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style:font-name-asian="Monospace1" style:font-size-asian="14pt" style:font-style-asian="normal" style:font-weight-asian="normal" style:font-name-complex="Monospace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5032" loext:opacity="100%" style:text-outline="false" style:text-line-through-style="none" style:text-line-through-type="none" style:font-name="DejaVu Sans Mono" fo:font-size="14pt" fo:font-style="normal" fo:text-shadow="none" style:text-underline-style="none" fo:font-weight="bold" style:letter-kerning="true" style:font-name-asian="Monospace1" style:font-size-asian="14pt" style:font-style-asian="normal" style:font-weight-asian="bold" style:font-name-complex="Monospace1" style:font-size-complex="14pt" style:font-style-complex="normal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14pt" fo:font-style="normal" fo:text-shadow="none" style:text-underline-style="none" fo:font-weight="bold" style:letter-kerning="true" style:font-name-asian="Monospace1" style:font-size-asian="14pt" style:font-style-asian="normal" style:font-weight-asian="bold" style:font-name-complex="Monospace1" style:font-size-complex="14pt" style:font-style-complex="normal" style:font-weight-complex="bold" style:text-emphasize="none" style:font-relief="none" style:text-overline-style="none" style:text-overline-color="font-color"/>
    </style:style>
    <style:style style:name="T168" style:family="text">
      <style:text-properties fo:color="#666666" loext:opacity="100%" style:font-name="DejaVu Sans Mono" fo:font-size="26pt" fo:font-weight="bold" style:font-size-asian="26pt" style:font-weight-asian="bold" style:font-size-complex="26pt" style:font-weight-complex="bold"/>
    </style:style>
    <style:style style:name="T169" style:family="text">
      <style:text-properties fo:color="#666666" loext:opacity="100%" fo:font-size="26pt" style:font-size-asian="26pt" style:font-size-complex="26pt"/>
    </style:style>
    <style:style style:name="T170" style:family="text">
      <style:text-properties fo:color="#666666" loext:opacity="100%" fo:font-size="16pt" style:text-underline-style="solid" style:text-underline-width="auto" style:text-underline-color="font-color" style:font-size-asian="16pt" style:font-size-complex="16pt"/>
    </style:style>
    <style:style style:name="T171" style:family="text">
      <style:text-properties fo:color="#666666" loext:opacity="100%" fo:font-size="16pt" style:font-size-asian="16pt" style:font-size-complex="16pt"/>
    </style:style>
    <style:style style:name="T172" style:family="text">
      <style:text-properties fo:font-variant="normal" fo:text-transform="none" fo:color="#7f0055" loext:opacity="100%" style:text-outline="false" style:text-line-through-style="none" style:text-line-through-type="none" style:font-name="Monospace1" fo:font-size="12pt" fo:font-style="normal" fo:text-shadow="none" style:text-underline-style="none" fo:font-weight="bold" style:letter-kerning="true" style:font-name-asian="Monospace1" style:font-size-asian="12pt" style:font-style-asian="normal" style:font-weight-asian="bold" style:font-name-complex="Monospace1" style:font-size-complex="12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5032" loext:opacity="100%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644632" loext:opacity="100%" style:text-outline="false" style:text-line-through-style="none" style:text-line-through-type="none" style:font-name="Monospace1" fo:font-size="12pt" fo:font-style="normal" fo:text-shadow="none" style:text-underline-style="none" fo:font-weight="bold" style:letter-kerning="true" style:font-name-asian="Monospace1" style:font-size-asian="12pt" style:font-style-asian="normal" style:font-weight-asian="bold" style:font-name-complex="Monospace1" style:font-size-complex="12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color="#666666" loext:opacity="100%" fo:font-size="22pt" style:font-size-asian="22pt" style:font-size-complex="22pt"/>
    </style:style>
    <style:style style:name="T177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12pt" fo:font-style="normal" fo:text-shadow="none" style:text-underline-style="none" fo:font-weight="bold" style:letter-kerning="true" style:font-name-asian="Monospace1" style:font-size-asian="12pt" style:font-style-asian="normal" style:font-weight-asian="bold" style:font-name-complex="Monospace1" style:font-size-complex="12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5032" loext:opacity="100%" style:text-outline="false" style:text-line-through-style="none" style:text-line-through-type="none" style:font-name="DejaVu Sans Mono" fo:font-size="12pt" fo:font-style="normal" fo:text-shadow="none" style:text-underline-style="none" fo:font-weight="bold" style:letter-kerning="true" style:font-name-asian="Monospace1" style:font-size-asian="12pt" style:font-style-asian="normal" style:font-weight-asian="bold" style:font-name-complex="Monospace1" style:font-size-complex="12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7f0055" loext:opacity="100%" style:text-outline="false" style:text-line-through-style="none" style:text-line-through-type="none" style:font-name="Monospace1" fo:font-size="13pt" fo:font-style="normal" fo:text-shadow="none" style:text-underline-style="none" fo:font-weight="bold" style:letter-kerning="true" style:font-name-asian="Monospace1" style:font-size-asian="13pt" style:font-style-asian="normal" style:font-weight-asian="bold" style:font-name-complex="Monospace1" style:font-size-complex="13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13pt" fo:font-style="normal" fo:text-shadow="none" style:text-underline-style="none" fo:font-weight="bold" style:letter-kerning="true" style:font-name-asian="Monospace1" style:font-size-asian="13pt" style:font-style-asian="normal" style:font-weight-asian="bold" style:font-name-complex="Monospace1" style:font-size-complex="13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7f0055" loext:opacity="100%" style:text-outline="false" style:text-line-through-style="none" style:text-line-through-type="none" style:font-name="DejaVu Sans Mono" fo:font-size="11pt" fo:font-style="normal" fo:text-shadow="none" style:text-underline-style="none" fo:font-weight="normal" style:letter-kerning="true" style:font-name-asian="Monospace1" style:font-size-asian="11pt" style:font-style-asian="normal" style:font-weight-asian="normal" style:font-name-complex="Monospace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color="#666666" loext:opacity="100%" fo:font-size="22pt" fo:font-weight="normal" style:font-size-asian="22pt" style:font-weight-asian="normal" style:font-size-complex="22pt" style:font-weight-complex="normal"/>
    </style:style>
    <style:style style:name="T183" style:family="text">
      <style:text-properties fo:font-variant="normal" fo:text-transform="none" fo:color="#ff0000" loext:opacity="100%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4pt" style:font-style-asian="normal" style:font-weight-asian="normal" style:font-name-complex="Monospace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ff0000" loext:opacity="100%" style:text-outline="false" style:text-line-through-style="none" style:text-line-through-type="none" style:font-name="Monospace1" fo:font-size="14pt" fo:font-style="normal" fo:text-shadow="none" style:text-underline-style="none" fo:font-weight="bold" style:letter-kerning="true" style:font-name-asian="Monospace1" style:font-size-asian="14pt" style:font-style-asian="normal" style:font-weight-asian="bold" style:font-name-complex="Monospace1" style:font-size-complex="14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4pt" style:font-style-asian="normal" style:font-weight-asian="normal" style:font-name-complex="Monospace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7f0055" loext:opacity="100%" style:text-outline="false" style:text-line-through-style="none" style:text-line-through-type="none" style:font-name="Monospace1" fo:font-size="15pt" fo:font-style="normal" fo:text-shadow="none" style:text-underline-style="none" fo:font-weight="bold" style:letter-kerning="true" style:font-name-asian="Monospace1" style:font-size-asian="15pt" style:font-style-asian="normal" style:font-weight-asian="bold" style:font-name-complex="Monospace1" style:font-size-complex="15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ff0000" loext:opacity="100%" style:text-outline="false" style:text-line-through-style="none" style:text-line-through-type="none" style:font-name="Monospace1" fo:font-size="13pt" fo:font-style="normal" fo:text-shadow="none" style:text-underline-style="none" fo:font-weight="bold" style:letter-kerning="true" style:font-name-asian="Monospace1" style:font-size-asian="13pt" style:font-style-asian="normal" style:font-weight-asian="bold" style:font-name-complex="Monospace1" style:font-size-complex="13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color="#414363" loext:opacity="100%" fo:font-size="24pt" fo:font-weight="bold" style:font-size-asian="24pt" style:font-weight-asian="bold" style:font-size-complex="24pt" style:font-weight-complex="bold"/>
    </style:style>
    <style:style style:name="T189" style:family="text">
      <style:text-properties fo:font-variant="normal" fo:text-transform="none" fo:color="#666666" loext:opacity="100%" style:text-outline="false" style:text-line-through-style="none" style:text-line-through-type="none" style:font-name="DejaVu Sans Mono" fo:font-size="18pt" fo:font-style="normal" fo:text-shadow="none" style:text-underline-style="none" fo:font-weight="bold" style:letter-kerning="true" style:font-name-asian="Noto Sans1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414363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Noto Sans1" style:font-size-asian="24pt" style:font-style-asian="normal" style:font-weight-asian="bold" style:font-name-complex="Droid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color="#000000" loext:opacity="100%" style:font-name="DejaVu Sans Mono" fo:font-size="12pt" style:font-name-asian="Monospace1" style:font-size-asian="12pt" style:font-name-complex="Monospace1" style:font-size-complex="12pt"/>
    </style:style>
    <style:style style:name="T192" style:family="text">
      <style:text-properties fo:color="#000000" loext:opacity="100%" style:font-name="DejaVu Sans Mono" fo:font-size="13pt" style:font-name-asian="Monospace1" style:font-size-asian="13pt" style:font-name-complex="Monospace1" style:font-size-complex="13pt"/>
    </style:style>
    <style:style style:name="T193" style:family="text">
      <style:text-properties fo:font-variant="normal" fo:text-transform="none" fo:color="#666666" loext:opacity="100%" style:text-outline="false" style:text-line-through-style="none" style:text-line-through-type="none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666666" loext:opacity="100%" style:text-outline="false" style:text-line-through-style="none" style:text-line-through-type="none" fo:font-size="18pt" fo:font-style="normal" fo:text-shadow="none" style:text-underline-style="none" style:letter-kerning="true" style:font-name-asian="Noto Sans1" style:font-size-asian="18pt" style:font-style-asian="normal" style:font-name-complex="Droid Sans Devanagari" style:font-size-complex="18pt" style:font-style-complex="normal" style:text-emphasize="none" style:font-relief="none" style:text-overline-style="none" style:text-overline-color="font-color"/>
    </style:style>
    <style:style style:name="T195" style:family="text">
      <style:text-properties fo:color="#ffffff" loext:opacity="100%" fo:font-weight="bold" style:font-weight-asian="bold" style:font-weight-complex="bold"/>
    </style:style>
    <style:style style:name="T196" style:family="text">
      <style:text-properties fo:color="#000000" loext:opacity="100%" style:font-name="DejaVu Sans Mono" fo:font-size="7pt" style:font-name-asian="Monospace1" style:font-size-asian="7pt" style:font-name-complex="Monospace1" style:font-size-complex="7pt"/>
    </style:style>
    <style:style style:name="T197" style:family="text">
      <style:text-properties fo:font-variant="normal" fo:text-transform="none" fo:color="#666666" loext:opacity="100%" style:text-outline="false" style:text-line-through-style="none" style:text-line-through-type="none" fo:font-size="16pt" fo:font-style="normal" fo:text-shadow="none" style:text-underline-style="none" style:letter-kerning="true" style:font-name-asian="Noto Sans1" style:font-size-asian="16pt" style:font-style-asian="normal" style:font-name-complex="Droid Sans Devanagari" style:font-size-complex="16pt" style:font-style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666666" loext:opacity="100%" style:text-outline="false" style:text-line-through-style="none" style:text-line-through-type="none" fo:font-style="normal" fo:text-shadow="none" style:text-underline-style="none" style:letter-kerning="true" style:font-name-asian="Noto Sans1" style:font-style-asian="normal" style:font-name-complex="Droid Sans Devanagari" style:font-style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666666" loext:opacity="100%" style:text-outline="false" style:text-line-through-style="none" style:text-line-through-type="none" style:font-name="DejaVu Sans Mono" fo:font-size="18pt" fo:font-style="normal" fo:text-shadow="none" style:text-underline-style="none" style:letter-kerning="true" style:font-name-asian="Noto Sans1" style:font-size-asian="18pt" style:font-style-asian="normal" style:font-name-complex="Droid Sans Devanagari" style:font-size-complex="18pt" style:font-style-complex="normal" style:text-emphasize="none" style:font-relief="none" style:text-overline-style="none" style:text-overline-color="font-color"/>
    </style:style>
    <style:style style:name="T200" style:family="text">
      <style:text-properties fo:color="#000000" loext:opacity="100%" style:font-name="DejaVu Sans Mono" fo:font-size="10pt" style:font-name-asian="Monospace1" style:font-size-asian="10pt" style:font-name-complex="Monospace1" style:font-size-complex="10pt"/>
    </style:style>
    <style:style style:name="T201" style:family="text">
      <style:text-properties fo:color="#000000" loext:opacity="100%" style:font-name="DejaVu Sans Mono" fo:font-size="8pt" style:font-name-asian="Monospace1" style:font-size-asian="8pt" style:font-name-complex="Monospace1" style:font-size-complex="8pt"/>
    </style:style>
    <style:style style:name="T202" style:family="text">
      <style:text-properties fo:color="#000000" loext:opacity="100%" style:font-name="DejaVu Sans Mono" fo:font-size="15pt" style:font-name-asian="Monospace1" style:font-size-asian="15pt" style:font-name-complex="Monospace1" style:font-size-complex="15pt"/>
    </style:style>
    <style:style style:name="T203" style:family="text">
      <style:text-properties fo:color="#000000" loext:opacity="100%" style:font-name="DejaVu Sans Mono" fo:font-size="11pt" style:font-name-asian="Monospace1" style:font-size-asian="11pt" style:font-name-complex="Monospace1" style:font-size-complex="11pt"/>
    </style:style>
    <style:style style:name="T204" style:family="text">
      <style:text-properties fo:font-variant="normal" fo:text-transform="none" fo:color="#2a00ff" loext:opacity="100%" style:text-outline="false" style:text-line-through-style="none" style:text-line-through-type="none" style:font-name="DejaVu Sans Mono" fo:font-size="13pt" fo:font-style="normal" fo:text-shadow="none" style:text-underline-style="none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5032" loext:opacity="100%" style:text-outline="false" style:text-line-through-style="none" style:text-line-through-type="none" style:font-name="DejaVu Sans Mono" fo:font-size="13pt" fo:font-style="normal" fo:text-shadow="none" style:text-underline-style="none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13pt" fo:font-style="normal" fo:text-shadow="none" style:text-underline-style="none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ff0000" loext:opacity="100%" style:text-outline="false" style:text-line-through-style="none" style:text-line-through-type="none" style:font-name="DejaVu Sans Mono" fo:font-size="13pt" fo:font-style="normal" fo:text-shadow="none" style:text-underline-style="none" fo:font-weight="bold" style:letter-kerning="true" style:font-name-asian="Monospace1" style:font-size-asian="13pt" style:font-style-asian="normal" style:font-weight-asian="bold" style:font-name-complex="Monospace1" style:font-size-complex="13pt" style:font-style-complex="normal" style:font-weight-complex="bold" style:text-emphasize="none" style:font-relief="none" style:text-overline-style="none" style:text-overline-color="font-color"/>
    </style:style>
    <style:style style:name="T208" style:family="text">
      <style:text-properties style:font-name="DejaVu Sans Mono" fo:font-weight="bold" style:font-weight-asian="bold" style:font-weight-complex="bold"/>
    </style:style>
    <style:style style:name="T209" style:family="text">
      <style:text-properties fo:font-size="13pt" style:font-size-asian="13pt" style:font-size-complex="13pt"/>
    </style:style>
    <style:style style:name="T210" style:family="text">
      <style:text-properties fo:font-variant="normal" fo:text-transform="none" fo:color="#2a00ff" loext:opacity="100%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color="#999999" loext:opacity="100%" fo:font-size="13pt" style:text-underline-style="solid" style:text-underline-width="auto" style:text-underline-color="font-color" style:font-size-asian="13pt" style:font-size-complex="13pt"/>
    </style:style>
    <style:style style:name="T212" style:family="text">
      <style:text-properties fo:color="#999999" loext:opacity="100%" fo:font-size="13pt" style:font-size-asian="13pt" style:font-size-complex="13pt"/>
    </style:style>
    <style:style style:name="T213" style:family="text">
      <style:text-properties fo:color="#eeeeee" loext:opacity="100%" style:font-name="Liberation Sans1" fo:font-size="32pt" fo:font-weight="bold" style:font-size-asian="32pt" style:font-size-complex="32pt"/>
    </style:style>
    <style:style style:name="T214" style:family="text">
      <style:text-properties fo:color="#414363" loext:opacity="100%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15" style:family="text">
      <style:text-properties fo:font-variant="normal" fo:text-transform="none" fo:color="#3faf46" loext:opacity="100%" style:text-outline="false" style:text-line-through-style="none" style:text-line-through-type="none" style:font-name="DejaVu Sans Mono" fo:font-size="11pt" fo:font-style="normal" fo:text-shadow="none" style:text-underline-style="none" fo:font-weight="bold" style:letter-kerning="true" style:font-name-asian="Monospace1" style:font-size-asian="11pt" style:font-style-asian="normal" style:font-weight-asian="bold" style:font-name-complex="Monospace1" style:font-size-complex="11pt" style:font-style-complex="normal" style:font-weight-complex="bold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ff0000" loext:opacity="100%" style:text-outline="false" style:text-line-through-style="none" style:text-line-through-type="none" style:font-name="DejaVu Sans Mono" fo:font-size="11pt" fo:font-style="normal" fo:text-shadow="none" style:text-underline-style="none" fo:font-weight="bold" style:letter-kerning="true" style:font-name-asian="Monospace1" style:font-size-asian="11pt" style:font-style-asian="normal" style:font-weight-asian="bold" style:font-name-complex="Monospace1" style:font-size-complex="11pt" style:font-style-complex="normal" style:font-weight-complex="bold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666666" loext:opacity="100%" style:text-outline="false" style:text-line-through-style="none" style:text-line-through-type="none" style:font-name="Liberation Sans1" fo:font-size="21pt" fo:font-style="normal" fo:text-shadow="none" style:text-underline-style="none" fo:font-weight="normal" style:letter-kerning="true" style:font-name-asian="Noto Sans1" style:font-size-asian="21pt" style:font-style-asian="normal" style:font-weight-asian="normal" style:font-name-complex="Droid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style:font-name-asian="Monospace1" style:font-size-asian="14pt" style:font-style-asian="normal" style:font-weight-asian="normal" style:font-name-complex="Monospace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5032" loext:opacity="100%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style:font-name-asian="Monospace1" style:font-size-asian="14pt" style:font-style-asian="normal" style:font-weight-asian="normal" style:font-name-complex="Monospace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style:text-outline="false" style:text-line-through-style="none" style:text-line-through-type="none" style:font-name="DejaVu Sans Mono" fo:font-size="14pt" fo:font-style="normal" fo:text-shadow="none" style:text-underline-style="none" style:letter-kerning="true" style:font-name-asian="Monospace1" style:font-size-asian="14pt" style:font-style-asian="normal" style:font-name-complex="Monospace1" style:font-size-complex="14pt" style:font-style-complex="normal" style:text-emphasize="none" style:font-relief="none" style:text-overline-style="none" style:text-overline-color="font-color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variant="normal" fo:text-transform="none" fo:color="#ff0000" loext:opacity="100%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style:font-name-asian="Monospace1" style:font-size-asian="14pt" style:font-style-asian="normal" style:font-weight-asian="normal" style:font-name-complex="Monospace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size="21pt" fo:font-weight="normal" style:font-size-asian="21pt" style:font-weight-asian="normal" style:font-size-complex="21pt" style:font-weight-complex="normal"/>
    </style:style>
    <style:style style:name="T224" style:family="text"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T225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13pt" fo:font-style="normal" fo:text-shadow="none" style:text-underline-style="none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644632" loext:opacity="100%" style:text-outline="false" style:text-line-through-style="none" style:text-line-through-type="none" style:font-name="Monospace1" fo:font-size="13pt" fo:font-style="normal" fo:text-shadow="none" style:text-underline-style="none" fo:font-weight="bold" style:letter-kerning="true" style:font-name-asian="Monospace1" style:font-size-asian="13pt" style:font-style-asian="normal" style:font-weight-asian="bold" style:font-name-complex="Monospace1" style:font-size-complex="13pt" style:font-style-complex="normal" style:font-weight-complex="bold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5032" loext:opacity="100%" style:text-outline="false" style:text-line-through-style="none" style:text-line-through-type="none" style:font-name="Monospace1" fo:font-size="13pt" fo:font-style="normal" fo:text-shadow="none" style:text-underline-style="none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005032" loext:opacity="100%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4pt" style:font-style-asian="normal" style:font-weight-asian="normal" style:font-name-complex="Monospace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ff0000" loext:opacity="100%" style:text-outline="false" style:text-line-through-style="none" style:text-line-through-type="none" style:font-name="DejaVu Sans Mono" fo:font-size="14pt" fo:font-style="normal" fo:text-shadow="none" style:text-underline-style="none" fo:font-weight="bold" style:letter-kerning="true" style:font-name-asian="Monospace1" style:font-size-asian="14pt" style:font-style-asian="normal" style:font-weight-asian="bold" style:font-name-complex="Monospace1" style:font-size-complex="14pt" style:font-style-complex="normal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168253" loext:opacity="100%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style:font-name-asian="Monospace1" style:font-size-asian="14pt" style:font-style-asian="normal" style:font-weight-asian="normal" style:font-name-complex="Monospace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666666" loext:opacity="100%" style:text-outline="false" style:text-line-through-style="none" style:text-line-through-type="none" style:font-name="Liberation Sans1" fo:font-size="21pt" fo:font-style="normal" fo:text-shadow="none" style:text-underline-style="none" fo:font-weight="bold" style:letter-kerning="true" style:font-name-asian="Noto Sans1" style:font-size-asian="21pt" style:font-style-asian="normal" style:font-weight-asian="bold" style:font-name-complex="Droid Sans Devanagari" style:font-size-complex="21pt" style:font-style-complex="normal" style:font-weight-complex="bold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666666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414363" loext:opacity="100%" style:text-outline="false" style:text-line-through-style="none" style:text-line-through-type="none" style:text-position="super 58%" style:font-name="Liberation Sans" fo:font-size="27pt" fo:font-style="normal" fo:text-shadow="none" style:text-underline-style="none" fo:font-weight="bold" style:letter-kerning="true" style:font-name-asian="Noto Sans1" style:font-size-asian="27pt" style:font-style-asian="normal" style:font-weight-asian="bold" style:font-name-complex="Droid Sans Devanagari" style:font-size-complex="27pt" style:font-style-complex="normal" style:font-weight-complex="bold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333333" loext:opacity="100%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style:font-name-asian="Monospace1" style:font-size-asian="14pt" style:font-style-asian="normal" style:font-weight-asian="normal" style:font-name-complex="Monospace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333333" loext:opacity="100%" style:text-outline="false" style:text-line-through-style="none" style:text-line-through-type="none" style:font-name="DejaVu Sans Mono" fo:font-size="14pt" fo:font-style="normal" fo:text-shadow="none" style:text-underline-style="none" fo:font-weight="bold" style:letter-kerning="true" style:font-name-asian="Monospace1" style:font-size-asian="14pt" style:font-style-asian="normal" style:font-weight-asian="bold" style:font-name-complex="Monospace1" style:font-size-complex="14pt" style:font-style-complex="normal" style:font-weight-complex="bold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666666" loext:opacity="100%" style:text-outline="false" style:text-line-through-style="none" style:text-line-through-type="none" fo:font-size="21pt" fo:font-style="normal" fo:text-shadow="none" style:text-underline-style="none" fo:font-weight="normal" style:letter-kerning="true" style:font-name-asian="Noto Sans1" style:font-size-asian="21pt" style:font-style-asian="normal" style:font-weight-asian="normal" style:font-name-complex="Droid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size="11pt" style:font-size-asian="11pt" style:font-size-complex="11pt"/>
    </style:style>
    <style:style style:name="T238" style:family="text">
      <style:text-properties fo:font-variant="normal" fo:text-transform="none" fo:color="#333333" loext:opacity="100%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333333" loext:opacity="100%" style:text-outline="false" style:text-line-through-style="none" style:text-line-through-type="none" style:font-name="DejaVu Sans Mono" fo:font-size="12pt" fo:font-style="normal" fo:text-shadow="none" style:text-underline-style="none" fo:font-weight="bold" style:letter-kerning="true" style:font-name-asian="Monospace1" style:font-size-asian="12pt" style:font-style-asian="normal" style:font-weight-asian="bold" style:font-name-complex="Monospace1" style:font-size-complex="12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21pt" fo:font-style="normal" fo:text-shadow="none" style:text-underline-style="none" style:letter-kerning="true" style:font-name-asian="Noto Sans1" style:font-size-asian="21pt" style:font-style-asian="normal" style:font-name-complex="Droid Sans Devanagari" style:font-size-complex="21pt" style:font-style-complex="normal" style:text-emphasize="none" style:font-relief="none" style:text-overline-style="none" style:text-overline-color="font-color"/>
    </style:style>
    <style:style style:name="T241" style:family="text">
      <style:text-properties fo:color="#666666" loext:opacity="100%" style:font-name="DejaVu Sans Mono" fo:font-size="20pt" style:font-size-asian="20pt" style:font-size-complex="20pt"/>
    </style:style>
    <style:style style:name="T242" style:family="text">
      <style:text-properties fo:font-variant="normal" fo:text-transform="none" fo:color="#333333" loext:opacity="100%" style:text-outline="false" style:text-line-through-style="none" style:text-line-through-type="none" style:font-name="DejaVu Sans Mono" fo:font-size="11pt" fo:font-style="normal" fo:text-shadow="none" style:text-underline-style="none" fo:font-weight="normal" style:letter-kerning="true" style:font-name-asian="Noto Sans1" style:font-size-asian="11pt" style:font-style-asian="normal" style:font-weight-asian="normal" style:font-name-complex="Droid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333333" loext:opacity="100%" style:text-outline="false" style:text-line-through-style="none" style:text-line-through-type="none" style:font-name="DejaVu Sans Mono" fo:font-size="11pt" fo:font-style="normal" fo:text-shadow="none" style:text-underline-style="none" fo:font-weight="bold" style:letter-kerning="true" style:font-name-asian="Noto Sans1" style:font-size-asian="11pt" style:font-style-asian="normal" style:font-weight-asian="bold" style:font-name-complex="Droid Sans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ffffff" loext:opacity="100%" style:text-outline="false" style:text-line-through-style="none" style:text-line-through-type="none" style:font-name="DejaVu Sans Mono" fo:font-size="11pt" fo:font-style="normal" fo:text-shadow="none" style:text-underline-style="none" fo:font-weight="bold" style:letter-kerning="true" style:font-name-asian="Noto Sans1" style:font-size-asian="11pt" style:font-style-asian="normal" style:font-weight-asian="bold" style:font-name-complex="Droid Sans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333333" loext:opacity="100%" style:text-outline="false" style:text-line-through-style="none" style:text-line-through-type="none" style:font-name="DejaVu Sans Mono" fo:font-size="10.5pt" fo:font-style="normal" fo:text-shadow="none" style:text-underline-style="none" fo:font-weight="normal" style:letter-kerning="true" style:font-name-asian="Noto Sans1" style:font-size-asian="10.5pt" style:font-style-asian="normal" style:font-weight-asian="normal" style:font-name-complex="Droid Sans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ff0000" loext:opacity="100%" style:text-outline="false" style:text-line-through-style="none" style:text-line-through-type="none" style:font-name="DejaVu Sans Mono" fo:font-size="8pt" fo:font-style="normal" fo:text-shadow="none" style:text-underline-style="none" fo:font-weight="bold" style:letter-kerning="true" style:font-name-asian="Monospace1" style:font-size-asian="8pt" style:font-style-asian="normal" style:font-weight-asian="bold" style:font-name-complex="Monospace1" style:font-size-complex="8pt" style:font-style-complex="normal" style:font-weight-complex="bold" style:text-emphasize="none" style:font-relief="none" style:text-overline-style="none" style:text-overline-color="font-color"/>
    </style:style>
    <style:style style:name="T247" style:family="text">
      <style:text-properties fo:font-size="9pt" fo:font-weight="bold" style:font-size-asian="9pt" style:font-weight-asian="bold" style:font-size-complex="9pt" style:font-weight-complex="bold"/>
    </style:style>
    <style:style style:name="T248" style:family="text">
      <style:text-properties fo:font-variant="normal" fo:text-transform="none" fo:color="#7f0055" loext:opacity="100%" style:text-outline="false" style:text-line-through-style="none" style:text-line-through-type="none" style:font-name="DejaVu Sans Mono" fo:font-size="7pt" fo:font-style="normal" fo:text-shadow="none" style:text-underline-style="none" fo:font-weight="bold" style:letter-kerning="true" style:font-name-asian="Monospace1" style:font-size-asian="7pt" style:font-style-asian="normal" style:font-weight-asian="bold" style:font-name-complex="Monospace1" style:font-size-complex="7pt" style:font-style-complex="normal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7pt" fo:font-style="normal" fo:text-shadow="none" style:text-underline-style="none" fo:font-weight="normal" style:letter-kerning="true" style:font-name-asian="Monospace1" style:font-size-asian="7pt" style:font-style-asian="normal" style:font-weight-asian="normal" style:font-name-complex="Monospace1" style:font-size-complex="7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644632" loext:opacity="100%" style:text-outline="false" style:text-line-through-style="none" style:text-line-through-type="none" style:font-name="DejaVu Sans Mono" fo:font-size="7pt" fo:font-style="normal" fo:text-shadow="none" style:text-underline-style="none" fo:font-weight="bold" style:letter-kerning="true" style:font-name-asian="Monospace1" style:font-size-asian="7pt" style:font-style-asian="normal" style:font-weight-asian="bold" style:font-name-complex="Monospace1" style:font-size-complex="7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5032" loext:opacity="100%" style:text-outline="false" style:text-line-through-style="none" style:text-line-through-type="none" style:font-name="DejaVu Sans Mono" fo:font-size="7pt" fo:font-style="normal" fo:text-shadow="none" style:text-underline-style="none" fo:font-weight="normal" style:letter-kerning="true" style:font-name-asian="Monospace1" style:font-size-asian="7pt" style:font-style-asian="normal" style:font-weight-asian="normal" style:font-name-complex="Monospace1" style:font-size-complex="7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7pt" fo:font-style="normal" fo:text-shadow="none" style:text-underline-style="none" fo:font-weight="normal" style:letter-kerning="true" style:font-name-asian="Monospace1" style:font-size-asian="7pt" style:font-style-asian="normal" style:font-weight-asian="normal" style:font-name-complex="Monospace1" style:font-size-complex="7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7pt" fo:font-style="normal" fo:text-shadow="none" style:text-underline-style="none" fo:font-weight="bold" style:letter-kerning="true" style:font-name-asian="Monospace1" style:font-size-asian="7pt" style:font-style-asian="normal" style:font-weight-asian="bold" style:font-name-complex="Monospace1" style:font-size-complex="7pt" style:font-style-complex="normal" style:font-weight-complex="bold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2a00ff" loext:opacity="100%" style:text-outline="false" style:text-line-through-style="none" style:text-line-through-type="none" style:font-name="DejaVu Sans Mono" fo:font-size="7pt" fo:font-style="normal" fo:text-shadow="none" style:text-underline-style="none" fo:font-weight="normal" style:letter-kerning="true" style:font-name-asian="Monospace1" style:font-size-asian="7pt" style:font-style-asian="normal" style:font-weight-asian="normal" style:font-name-complex="Monospace1" style:font-size-complex="7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7f0055" loext:opacity="100%" style:text-outline="false" style:text-line-through-style="none" style:text-line-through-type="none" style:font-name="Monospace1" fo:font-size="7pt" fo:font-style="normal" fo:text-shadow="none" style:text-underline-style="none" fo:font-weight="bold" style:letter-kerning="true" style:font-name-asian="Monospace1" style:font-size-asian="7pt" style:font-style-asian="normal" style:font-weight-asian="bold" style:font-name-complex="Monospace1" style:font-size-complex="7pt" style:font-style-complex="normal" style:font-weight-complex="bold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7pt" fo:font-style="normal" fo:text-shadow="none" style:text-underline-style="none" fo:font-weight="normal" style:letter-kerning="true" style:font-name-asian="Monospace1" style:font-size-asian="7pt" style:font-style-asian="normal" style:font-weight-asian="normal" style:font-name-complex="Monospace1" style:font-size-complex="7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2a00ff" loext:opacity="100%" style:text-outline="false" style:text-line-through-style="none" style:text-line-through-type="none" style:font-name="Monospace1" fo:font-size="7pt" fo:font-style="normal" fo:text-shadow="none" style:text-underline-style="none" fo:font-weight="normal" style:letter-kerning="true" style:font-name-asian="Monospace1" style:font-size-asian="7pt" style:font-style-asian="normal" style:font-weight-asian="normal" style:font-name-complex="Monospace1" style:font-size-complex="7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005032" loext:opacity="100%" style:text-outline="false" style:text-line-through-style="none" style:text-line-through-type="none" style:font-name="Monospace1" fo:font-size="7pt" fo:font-style="normal" fo:text-shadow="none" style:text-underline-style="none" fo:font-weight="normal" style:letter-kerning="true" style:font-name-asian="Monospace1" style:font-size-asian="7pt" style:font-style-asian="normal" style:font-weight-asian="normal" style:font-name-complex="Monospace1" style:font-size-complex="7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7pt" fo:font-style="normal" fo:text-shadow="none" style:text-underline-style="none" fo:font-weight="bold" style:letter-kerning="true" style:font-name-asian="Monospace1" style:font-size-asian="7pt" style:font-style-asian="normal" style:font-weight-asian="bold" style:font-name-complex="Monospace1" style:font-size-complex="7pt" style:font-style-complex="normal" style:font-weight-complex="bold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ff0000" loext:opacity="100%" style:text-outline="false" style:text-line-through-style="none" style:text-line-through-type="none" style:font-name="Monospace1" fo:font-size="7pt" fo:font-style="normal" fo:text-shadow="none" style:text-underline-style="none" fo:font-weight="bold" style:letter-kerning="true" style:font-name-asian="Monospace1" style:font-size-asian="7pt" style:font-style-asian="normal" style:font-weight-asian="bold" style:font-name-complex="Monospace1" style:font-size-complex="7pt" style:font-style-complex="normal" style:font-weight-complex="bold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168253" loext:opacity="100%" style:text-outline="false" style:text-line-through-style="none" style:text-line-through-type="none" style:font-name="Monospace1" fo:font-size="7pt" fo:font-style="normal" fo:text-shadow="none" style:text-underline-style="none" fo:font-weight="normal" style:letter-kerning="true" style:font-name-asian="Monospace1" style:font-size-asian="7pt" style:font-style-asian="normal" style:font-weight-asian="normal" style:font-name-complex="Monospace1" style:font-size-complex="7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168253" loext:opacity="100%" style:text-outline="false" style:text-line-through-style="none" style:text-line-through-type="none" style:font-name="DejaVu Sans Mono" fo:font-size="11pt" fo:font-style="normal" fo:text-shadow="none" style:text-underline-style="none" fo:font-weight="normal" style:letter-kerning="true" style:font-name-asian="Monospace1" style:font-size-asian="11pt" style:font-style-asian="normal" style:font-weight-asian="normal" style:font-name-complex="Monospace1" style:font-size-complex="11pt" style:font-style-complex="normal" style:font-weight-complex="normal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414363" loext:opacity="100%" style:text-outline="false" style:text-line-through-style="none" style:text-line-through-type="none" fo:font-size="28pt" fo:font-style="normal" fo:text-shadow="none" style:text-underline-style="none" fo:font-weight="bold" style:letter-kerning="true" style:font-name-asian="Noto Sans1" style:font-size-asian="28pt" style:font-style-asian="normal" style:font-weight-asian="bold" style:font-name-complex="Droid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3faf46" loext:opacity="100%" style:text-outline="false" style:text-line-through-style="none" style:text-line-through-type="none" style:font-name="DejaVu Sans Mono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1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414363" loext:opacity="100%" style:text-outline="false" style:text-line-through-style="none" style:text-line-through-type="none" style:text-position="-8% 58%" style:font-name="Liberation Sans" fo:font-size="28pt" fo:font-style="normal" fo:text-shadow="none" style:text-underline-style="none" fo:font-weight="bold" style:letter-kerning="true" style:font-name-asian="Noto Sans1" style:font-size-asian="28pt" style:font-style-asian="normal" style:font-weight-asian="bold" style:font-name-complex="Droid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666666" loext:opacity="100%" style:text-outline="false" style:text-line-through-style="none" style:text-line-through-type="none" style:text-position="-8% 58%" style:font-name="Liberation Sans" fo:font-size="21pt" fo:font-style="normal" fo:text-shadow="none" style:text-underline-style="none" fo:font-weight="normal" style:letter-kerning="true" style:font-name-asian="Noto Sans1" style:font-size-asian="21pt" style:font-style-asian="normal" style:font-weight-asian="normal" style:font-name-complex="Droid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68" style:family="text">
      <style:text-properties style:text-position="-8% 58%" fo:font-size="12pt" style:font-size-asian="12pt" style:font-size-complex="12pt"/>
    </style:style>
    <style:style style:name="T269" style:family="text">
      <style:text-properties fo:font-size="10pt" style:font-size-asian="10pt" style:font-size-complex="10pt"/>
    </style:style>
    <style:style style:name="T270" style:family="text">
      <style:text-properties fo:color="#355269" loext:opacity="100%" fo:font-size="21pt" fo:font-weight="bold" style:font-size-asian="21pt" style:font-weight-asian="bold" style:font-size-complex="21pt" style:font-weight-complex="bold"/>
    </style:style>
    <style:style style:name="T271" style:family="text">
      <style:text-properties fo:color="#355269" loext:opacity="100%" style:text-position="-8% 58%" fo:font-size="21pt" fo:font-weight="bold" style:font-size-asian="21pt" style:font-weight-asian="bold" style:font-size-complex="21pt" style:font-weight-complex="bold"/>
    </style:style>
    <style:style style:name="T272" style:family="text">
      <style:text-properties fo:color="#355269" loext:opacity="100%" fo:font-size="22pt" style:font-size-asian="22pt" style:font-size-complex="22pt"/>
    </style:style>
    <style:style style:name="T273" style:family="text">
      <style:text-properties fo:color="#ffffff" loext:opacity="100%" fo:font-size="60pt" fo:font-weight="normal" style:font-size-asian="60pt" style:font-weight-asian="normal" style:font-size-complex="60pt" style:font-weight-complex="normal"/>
    </style:style>
    <style:style style:name="T27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style:font-name-asian="Noto Sans1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168253" loext:opacity="100%" style:text-outline="false" style:text-line-through-style="none" style:text-line-through-type="none" style:font-name="DejaVu Sans Mono" fo:font-size="11pt" fo:font-style="normal" fo:text-shadow="none" style:text-underline-style="none" fo:font-weight="normal" style:letter-kerning="true" style:font-name-asian="Noto Sans1" style:font-size-asian="11pt" style:font-style-asian="normal" style:font-weight-asian="normal" style:font-name-complex="Droid Sans Devanagari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0.95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1.65cm" svg:height="10.16cm" svg:x="3.35cm" svg:y="4cm">
          <text:p text:style-name="P2"><text:span text:style-name="T1">(proposal for)</text:span></text:p>
          <text:p text:style-name="P2"><text:span text:style-name="T1"/></text:p>
          <text:p text:style-name="P2"><text:span text:style-name="T2">Abstractions </text:span></text:p>
          <text:p text:style-name="P2"><text:span text:style-name="T2">for easing</text:span></text:p>
          <text:p text:style-name="P2"><text:span text:style-name="T2">PIM development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5" draw:layer="layout" svg:width="28cm" svg:height="20.95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4.765cm" svg:height="9.525cm" svg:x="1.97cm" svg:y="4.08cm">
          <text:p text:style-name="P6"><text:span text:style-name="T3">Part 1</text:span></text:p>
          <text:p text:style-name="P6"><text:span text:style-name="T2"/></text:p>
          <text:p text:style-name="P6"><text:span text:style-name="T2">Making code re-usabl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28cm" svg:height="1.905cm" svg:x="0cm" svg:y="0cm">
          <text:p text:style-name="P8"><text:span text:style-name="T4">Re-usable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2" draw:layer="layout" svg:width="26.035cm" svg:height="8.436cm" svg:x="1.27cm" svg:y="3.176cm">
          <draw:text-box>
            <text:p><text:span text:style-name="T5">The Holy Grail in software engineering </text:span></text:p>
            <text:list text:style-name="L1">
              <text:list-item>
                <text:list>
                  <text:list-item>
                    <text:p text:style-name="P10"><text:span text:style-name="T6">“</text:span><text:span text:style-name="T6">Develop once, use many times”</text:span></text:p>
                    <text:p text:style-name="P10"><text:span text:style-name="T7"/></text:p>
                  </text:list-item>
                </text:list>
              </text:list-item>
            </text:list>
            <text:p text:style-name="P11"><text:span text:style-name="T8"/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28cm" svg:height="1.905cm" svg:x="0cm" svg:y="0cm">
          <text:p text:style-name="P8"><text:span text:style-name="T4">Re-usable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2" draw:layer="layout" svg:width="26.035cm" svg:height="8.436cm" svg:x="1.27cm" svg:y="3.176cm">
          <draw:text-box>
            <text:p><text:span text:style-name="T5">The Holy Grail in software engineering </text:span></text:p>
            <text:list text:style-name="L1">
              <text:list-item>
                <text:list>
                  <text:list-item>
                    <text:p text:style-name="P10"><text:span text:style-name="T6">“</text:span><text:span text:style-name="T6">Develop once, use many times”</text:span></text:p>
                    <text:p text:style-name="P10"><text:span text:style-name="T7"/></text:p>
                  </text:list-item>
                </text:list>
              </text:list-item>
            </text:list>
            <text:p text:style-name="P11"><text:span text:style-name="T8">Object orientation, generic programming...</text:span></text:p>
            <text:list text:continue-numbering="true" text:style-name="L1">
              <text:list-item>
                <text:list>
                  <text:list-item>
                    <text:p text:style-name="P10"><text:span text:style-name="T6">Different views of the same goal</text:span></text:p>
                    <text:p text:style-name="P10"><text:span text:style-name="T7"/></text:p>
                  </text:list-item>
                </text:list>
              </text:list-item>
            </text:list>
            <text:p text:style-name="P11"><text:span text:style-name="T8"/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28cm" svg:height="1.905cm" svg:x="0cm" svg:y="0cm">
          <text:p text:style-name="P8"><text:span text:style-name="T4">Re-usable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2" draw:layer="layout" svg:width="26.035cm" svg:height="8.436cm" svg:x="1.27cm" svg:y="3.176cm">
          <draw:text-box>
            <text:p><text:span text:style-name="T5">The Holy Grail in software engineering </text:span></text:p>
            <text:list text:style-name="L1">
              <text:list-item>
                <text:list>
                  <text:list-item>
                    <text:p text:style-name="P10"><text:span text:style-name="T6">“</text:span><text:span text:style-name="T6">Develop once, use many times”</text:span></text:p>
                    <text:p text:style-name="P10"><text:span text:style-name="T7"/></text:p>
                  </text:list-item>
                </text:list>
              </text:list-item>
            </text:list>
            <text:p text:style-name="P11"><text:span text:style-name="T8">Object orientation, generic programming...</text:span></text:p>
            <text:list text:continue-numbering="true" text:style-name="L1">
              <text:list-item>
                <text:list>
                  <text:list-item>
                    <text:p text:style-name="P10"><text:span text:style-name="T6">Different views of the same goal</text:span></text:p>
                    <text:p text:style-name="P10"><text:span text:style-name="T7"/></text:p>
                  </text:list-item>
                </text:list>
              </text:list-item>
            </text:list>
            <text:p text:style-name="P11"><text:span text:style-name="T8">In our case...</text:span></text:p>
          </draw:text-box>
        </draw:frame>
        <draw:frame draw:style-name="gr8" draw:text-style-name="P14" draw:layer="layout" svg:width="26.035cm" svg:height="5.874cm" svg:x="1.171cm" svg:y="12.576cm">
          <draw:text-box>
            <text:p text:style-name="P13"><text:span text:style-name="T9">Would it be possible to develop an algorithm</text:span></text:p>
            <text:p text:style-name="P13"><text:span text:style-name="T9">with (almost) the same code</text:span></text:p>
            <text:p text:style-name="P13"><text:span text:style-name="T9"><text:s/></text:span><text:span text:style-name="T9">runnable on multicore </text:span><text:span text:style-name="T10">and</text:span><text:span text:style-name="T9"> PIM architectures 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28cm" svg:height="1.905cm" svg:x="0cm" svg:y="0cm">
          <text:p text:style-name="P8"><text:span text:style-name="T4">Re-usable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2" draw:layer="layout" svg:width="26.035cm" svg:height="8.436cm" svg:x="1.27cm" svg:y="3.176cm">
          <draw:text-box>
            <text:p text:style-name="P11"><text:span text:style-name="T8">The Holy Grail in software </text:span><text:span text:style-name="T5">engineering</text:span></text:p>
            <text:list text:style-name="L1">
              <text:list-item>
                <text:list>
                  <text:list-item>
                    <text:p text:style-name="P10"><text:span text:style-name="T6">“</text:span><text:span text:style-name="T6">Develop once, use many times”</text:span></text:p>
                    <text:p text:style-name="P10"><text:span text:style-name="T7"/></text:p>
                  </text:list-item>
                </text:list>
              </text:list-item>
            </text:list>
            <text:p text:style-name="P11"><text:span text:style-name="T8">Object orientation, generic programming...</text:span></text:p>
            <text:list text:continue-numbering="true" text:style-name="L1">
              <text:list-item>
                <text:list>
                  <text:list-item>
                    <text:p text:style-name="P10"><text:span text:style-name="T6">Different views of the same goal</text:span></text:p>
                    <text:p text:style-name="P10"><text:span text:style-name="T7"/></text:p>
                  </text:list-item>
                </text:list>
              </text:list-item>
            </text:list>
            <text:p text:style-name="P11"><text:span text:style-name="T8">In our case...</text:span></text:p>
          </draw:text-box>
        </draw:frame>
        <draw:frame draw:style-name="gr9" draw:text-style-name="P14" draw:layer="layout" svg:width="26.035cm" svg:height="5.874cm" svg:x="1.171cm" svg:y="12.576cm">
          <draw:text-box>
            <text:p text:style-name="P13"><text:span text:style-name="T11">Underlying idea</text:span><text:span text:style-name="T9"><text:line-break/></text:span><text:span text:style-name="T9">Make the PIM development similar </text:span><text:span text:style-name="T12">(to a certain extent)</text:span><text:span text:style-name="T12"><text:line-break/></text:span><text:span text:style-name="T9">to development made for conventional architectur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28cm" svg:height="1.905cm" svg:x="0cm" svg:y="0cm">
          <text:p text:style-name="P8"><text:span text:style-name="T4">Re-usable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2" draw:layer="layout" svg:width="26.035cm" svg:height="8.436cm" svg:x="1.27cm" svg:y="3.176cm">
          <draw:text-box>
            <text:p text:style-name="P11"><text:span text:style-name="T8">The Holy Grail in software </text:span><text:span text:style-name="T5">engineering</text:span></text:p>
            <text:list text:style-name="L1">
              <text:list-item>
                <text:list>
                  <text:list-item>
                    <text:p text:style-name="P10"><text:span text:style-name="T6">“</text:span><text:span text:style-name="T6">Develop once, use many times”</text:span></text:p>
                    <text:p text:style-name="P10"><text:span text:style-name="T7"/></text:p>
                  </text:list-item>
                </text:list>
              </text:list-item>
            </text:list>
            <text:p text:style-name="P11"><text:span text:style-name="T8">Object orientation, generic programming...</text:span></text:p>
            <text:list text:continue-numbering="true" text:style-name="L1">
              <text:list-item>
                <text:list>
                  <text:list-item>
                    <text:p text:style-name="P10"><text:span text:style-name="T6">Different views of the same goal</text:span></text:p>
                    <text:p text:style-name="P10"><text:span text:style-name="T7"/></text:p>
                  </text:list-item>
                </text:list>
              </text:list-item>
            </text:list>
            <text:p text:style-name="P11"><text:span text:style-name="T8">In our case...</text:span></text:p>
          </draw:text-box>
        </draw:frame>
        <draw:frame draw:style-name="gr10" draw:text-style-name="P14" draw:layer="layout" svg:width="26.035cm" svg:height="5.874cm" svg:x="1.171cm" svg:y="12.576cm">
          <draw:text-box>
            <text:p text:style-name="P13"><text:span text:style-name="T11">Underlying idea</text:span><text:span text:style-name="T9"><text:line-break/></text:span><text:span text:style-name="T9">Such a programming model could be attractive</text:span><text:span text:style-name="T9"><text:line-break/></text:span><text:span text:style-name="T9">for a large audience of developer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28cm" svg:height="1.905cm" svg:x="0cm" svg:y="0cm">
          <text:p text:style-name="P15"><text:span text:style-name="T4">Re-usable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2" draw:layer="layout" svg:width="26.035cm" svg:height="8.436cm" svg:x="1.27cm" svg:y="2.876cm">
          <draw:text-box>
            <text:p text:style-name="P11"><text:span text:style-name="T8">Attempt to abstract concepts into a high level library</text:span></text:p>
            <text:list text:style-name="L1">
              <text:list-item>
                <text:list>
                  <text:list-item>
                    <text:p text:style-name="P16"><text:span text:style-name="T6">Dedicated to PIM development</text:span></text:p>
                  </text:list-item>
                  <text:list-item>
                    <text:p text:style-name="P16"><text:span text:style-name="T6">Referred in this document as </text:span><text:span text:style-name="T13">BPL</text:span><text:span text:style-name="T6">: <text:s/>“PIM Library for bioinformatics”</text:span></text:p>
                  </text:list-item>
                  <text:list-item>
                    <text:p text:style-name="P16"><text:span text:style-name="T6">Call for proposal for a name !</text:span></text:p>
                    <text:p text:style-name="P16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1" draw:text-style-name="P17" draw:layer="layout" svg:width="28cm" svg:height="1.905cm" svg:x="0cm" svg:y="0cm">
          <text:p text:style-name="P15"><text:span text:style-name="T4">Re-usable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2" draw:layer="layout" svg:width="26.035cm" svg:height="10.947cm" svg:x="1.27cm" svg:y="2.876cm">
          <draw:text-box>
            <text:p text:style-name="P11"><text:span text:style-name="T8">Attempt to abstract concepts into a high level library</text:span></text:p>
            <text:list text:style-name="L1">
              <text:list-item>
                <text:list>
                  <text:list-item>
                    <text:p text:style-name="P16"><text:span text:style-name="T6">Dedicated to PIM development</text:span></text:p>
                  </text:list-item>
                  <text:list-item>
                    <text:p text:style-name="P16"><text:span text:style-name="T6">Referred in this document as </text:span><text:span text:style-name="T13">BPL</text:span><text:span text:style-name="T6">: <text:s/>“PIM Library for bioinformatics”</text:span></text:p>
                  </text:list-item>
                  <text:list-item>
                    <text:p text:style-name="P16"><text:span text:style-name="T6">Call for proposal for a name !</text:span></text:p>
                    <text:p text:style-name="P16"><text:span text:style-name="T7"/></text:p>
                  </text:list-item>
                </text:list>
              </text:list-item>
            </text:list>
            <text:p text:style-name="P11"><text:span text:style-name="T8">This documents aims to </text:span></text:p>
            <text:list text:continue-numbering="true" text:style-name="L1">
              <text:list-item>
                <text:list>
                  <text:list-item>
                    <text:p text:style-name="P16"><text:span text:style-name="T6">Take the developer’s point of view</text:span></text:p>
                  </text:list-item>
                  <text:list-item>
                    <text:p text:style-name="P16"><text:span text:style-name="T6">See what would be nice to have for coding our algorithms with PIM</text:span></text:p>
                  </text:list-item>
                  <text:list-item>
                    <text:p text:style-name="P16"><text:span text:style-name="T6">Underline the issues (and solutions) found during this journey</text:span></text:p>
                    <text:p text:style-name="P16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3" draw:text-style-name="P17" draw:layer="layout" svg:width="28cm" svg:height="1.905cm" svg:x="0cm" svg:y="0cm">
          <text:p text:style-name="P15"><text:span text:style-name="T4">Re-usable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2" draw:layer="layout" svg:width="26.035cm" svg:height="15.13cm" svg:x="1.27cm" svg:y="2.876cm">
          <draw:text-box>
            <text:p text:style-name="P11"><text:span text:style-name="T8">Attempt to abstract concepts into a high level library</text:span></text:p>
            <text:list text:style-name="L1">
              <text:list-item>
                <text:list>
                  <text:list-item>
                    <text:p text:style-name="P16"><text:span text:style-name="T6">Dedicated to PIM development</text:span></text:p>
                  </text:list-item>
                  <text:list-item>
                    <text:p text:style-name="P16"><text:span text:style-name="T6">Referred in this document as </text:span><text:span text:style-name="T13">BPL</text:span><text:span text:style-name="T6">: <text:s/>“PIM Library for bioinformatics”</text:span></text:p>
                  </text:list-item>
                  <text:list-item>
                    <text:p text:style-name="P16"><text:span text:style-name="T6">Call for proposal for a name !</text:span></text:p>
                    <text:p text:style-name="P16"><text:span text:style-name="T7"/></text:p>
                  </text:list-item>
                </text:list>
              </text:list-item>
            </text:list>
            <text:p text:style-name="P11"><text:span text:style-name="T8">This documents aims to </text:span></text:p>
            <text:list text:continue-numbering="true" text:style-name="L1">
              <text:list-item>
                <text:list>
                  <text:list-item>
                    <text:p text:style-name="P16"><text:span text:style-name="T6">Take the developer’s point of view</text:span></text:p>
                  </text:list-item>
                  <text:list-item>
                    <text:p text:style-name="P16"><text:span text:style-name="T6">See what would be nice to have for coding our algorithms with PIM</text:span></text:p>
                  </text:list-item>
                  <text:list-item>
                    <text:p text:style-name="P16"><text:span text:style-name="T6">Underline the issues (and solutions) found during this journey</text:span></text:p>
                    <text:p text:style-name="P16"><text:span text:style-name="T7"/></text:p>
                  </text:list-item>
                </text:list>
              </text:list-item>
            </text:list>
            <text:p text:style-name="P11"><text:span text:style-name="T8">Sketches for the definition of the BPL library</text:span></text:p>
            <text:list text:continue-numbering="true" text:style-name="L1">
              <text:list-item>
                <text:list>
                  <text:list-item>
                    <text:p text:style-name="P16"><text:span text:style-name="T6">From reviewing some PIM developments</text:span></text:p>
                  </text:list-item>
                  <text:list-item>
                    <text:p text:style-name="P16"><text:span text:style-name="T6">From discussions with PIM developers </text:span><text:span text:style-name="T6"><text:line-break/></text:span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5" draw:text-style-name="P17" draw:layer="layout" svg:width="28cm" svg:height="1.905cm" svg:x="0cm" svg:y="0cm">
          <text:p text:style-name="P15"><text:span text:style-name="T4">Re-usable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2" draw:layer="layout" svg:width="26.035cm" svg:height="17.409cm" svg:x="1.27cm" svg:y="2.876cm">
          <draw:text-box>
            <text:p text:style-name="P11"><text:span text:style-name="T8">Attempt to abstract concepts into a high level library</text:span></text:p>
            <text:list text:style-name="L1">
              <text:list-item>
                <text:list>
                  <text:list-item>
                    <text:p text:style-name="P16"><text:span text:style-name="T6">Dedicated to PIM development</text:span></text:p>
                  </text:list-item>
                  <text:list-item>
                    <text:p text:style-name="P16"><text:span text:style-name="T6">Referred in this document as </text:span><text:span text:style-name="T13">BPL</text:span><text:span text:style-name="T6">: <text:s/>“PIM Library for bioinformatics”</text:span></text:p>
                  </text:list-item>
                  <text:list-item>
                    <text:p text:style-name="P16"><text:span text:style-name="T6">Call for proposal for a name !</text:span></text:p>
                    <text:p text:style-name="P16"><text:span text:style-name="T7"/></text:p>
                  </text:list-item>
                </text:list>
              </text:list-item>
            </text:list>
            <text:p text:style-name="P11"><text:span text:style-name="T8">This documents aims to </text:span></text:p>
            <text:list text:continue-numbering="true" text:style-name="L1">
              <text:list-item>
                <text:list>
                  <text:list-item>
                    <text:p text:style-name="P16"><text:span text:style-name="T6">Take the developer’s point of view</text:span></text:p>
                  </text:list-item>
                  <text:list-item>
                    <text:p text:style-name="P16"><text:span text:style-name="T6">See what would be nice to have for coding our algorithms with PIM</text:span></text:p>
                  </text:list-item>
                  <text:list-item>
                    <text:p text:style-name="P16"><text:span text:style-name="T6">Underline the issues (and solutions) found during this journey</text:span></text:p>
                    <text:p text:style-name="P16"><text:span text:style-name="T7"/></text:p>
                  </text:list-item>
                </text:list>
              </text:list-item>
            </text:list>
            <text:p text:style-name="P11"><text:span text:style-name="T8">Sketches for the definition of the BPL library</text:span></text:p>
            <text:list text:continue-numbering="true" text:style-name="L1">
              <text:list-item>
                <text:list>
                  <text:list-item>
                    <text:p text:style-name="P16"><text:span text:style-name="T6">From reviewing some PIM developments</text:span></text:p>
                  </text:list-item>
                  <text:list-item>
                    <text:p text:style-name="P16"><text:span text:style-name="T6">From discussions with PIM developers </text:span><text:span text:style-name="T6"><text:line-break/></text:span><text:span text:style-name="T6"/></text:p>
                  </text:list-item>
                </text:list>
              </text:list-item>
            </text:list>
            <text:p text:style-name="P11"><text:span text:style-name="T8">Proof of concept for the BPL library</text:span></text:p>
            <text:list text:continue-numbering="true" text:style-name="L1">
              <text:list-item>
                <text:list>
                  <text:list-item>
                    <text:p text:style-name="P16"><text:span text:style-name="T6">Preliminary ideas under develop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28cm" svg:height="1.905cm" svg:x="0cm" svg:y="0cm">
          <text:p text:style-name="P8"><text:span text:style-name="T4">Re-usable code: <text:s text:c="2"/>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7" draw:text-style-name="P19" draw:layer="layout" svg:width="18.756cm" svg:height="8.683cm" svg:x="3.434cm" svg:y="2.676cm">
            <draw:text-box>
              <text:p text:style-name="P18"><text:span text:style-name="T14">std::vector</text:span><text:span text:style-name="T15">&lt;</text:span><text:span text:style-name="T14">size_t</text:span><text:span text:style-name="T15">&gt; </text:span><text:span text:style-name="T16">run</text:span><text:span text:style-name="T15"> (</text:span><text:span text:style-name="T17">const</text:span><text:span text:style-name="T15"> </text:span><text:span text:style-name="T14">database_t</text:span><text:span text:style-name="T15">&amp; reference, </text:span><text:span text:style-name="T14">sequence_t</text:span><text:span text:style-name="T15"> query)</text:span></text:p>
              <text:p text:style-name="P18"><text:span text:style-name="T18">{</text:span></text:p>
              <text:p text:style-name="P18"><text:span text:style-name="T14"><text:s text:c="3"/></text:span><text:span text:style-name="T14">std::vector</text:span><text:span text:style-name="T15">&lt;</text:span><text:span text:style-name="T14">size_t</text:span><text:span text:style-name="T15">&gt; result;</text:span></text:p>
              <text:p text:style-name="P18"><text:span text:style-name="T18"/></text:p>
              <text:p text:style-name="P18"><text:span text:style-name="T15"><text:s text:c="3"/></text:span><text:span text:style-name="T14">size_t</text:span><text:span text:style-name="T15"> idx = 0;</text:span></text:p>
              <text:p text:style-name="P18"><text:span text:style-name="T15"/></text:p>
              <text:p text:style-name="P18"><text:span text:style-name="T15"><text:s text:c="3"/></text:span><text:span text:style-name="T17">for</text:span><text:span text:style-name="T15"> (</text:span><text:span text:style-name="T17">const</text:span><text:span text:style-name="T15"> </text:span><text:span text:style-name="T14">sequence_t</text:span><text:span text:style-name="T15">&amp; ref : reference)</text:span></text:p>
              <text:p text:style-name="P18"><text:span text:style-name="T18"><text:s text:c="3"/></text:span><text:span text:style-name="T18">{</text:span></text:p>
              <text:p text:style-name="P18"><text:span text:style-name="T15"><text:s text:c="6"/></text:span><text:span text:style-name="T17">if</text:span><text:span text:style-name="T15"> (equals (ref, query)) <text:s/></text:span></text:p>
              <text:p text:style-name="P18"><text:span text:style-name="T15"><text:s text:c="6"/></text:span><text:span text:style-name="T15">{ </text:span></text:p>
              <text:p text:style-name="P18"><text:span text:style-name="T15"><text:s text:c="9"/></text:span><text:span text:style-name="T15">result.push_back (idx); </text:span></text:p>
              <text:p text:style-name="P18"><text:span text:style-name="T15"><text:s text:c="6"/></text:span><text:span text:style-name="T15">}</text:span></text:p>
              <text:p text:style-name="P18"><text:span text:style-name="T19"><text:s text:c="6"/></text:span><text:span text:style-name="T19">++idx;</text:span></text:p>
              <text:p text:style-name="P18"><text:span text:style-name="T19"><text:s text:c="3"/></text:span><text:span text:style-name="T19">}</text:span></text:p>
              <text:p text:style-name="P18"><text:span text:style-name="T19"/></text:p>
              <text:p text:style-name="P18"><text:span text:style-name="T19"><text:s text:c="3"/></text:span><text:span text:style-name="T19">return result;</text:span></text:p>
              <text:p text:style-name="P18"><text:span text:style-name="T18">}</text:span></text:p>
            </draw:text-box>
          </draw:frame>
          <draw:frame draw:style-name="gr18" draw:text-style-name="P21" draw:layer="layout" svg:width="8.684cm" svg:height="0.992cm" draw:transform="rotate (1.5707963267949) translate (2.442cm 11.359cm)">
            <draw:text-box>
              <text:p text:style-name="P20"><text:span text:style-name="T20">User code</text:span></text:p>
            </draw:text-box>
          </draw:frame>
        </draw:g>
        <draw:frame draw:style-name="gr19" draw:text-style-name="P12" draw:layer="layout" svg:width="20.954cm" svg:height="7.943cm" svg:x="2.271cm" svg:y="11.976cm">
          <draw:text-box>
            <text:p text:style-name="P11"><text:span text:style-name="T8">Code that compiles and runs on the Host</text:span></text:p>
            <text:list text:style-name="L1">
              <text:list-item>
                <text:list>
                  <text:list-item>
                    <text:p text:style-name="P16"><text:span text:style-name="T6">With project classes and standard library classes</text:span><text:span text:style-name="T21"> <text:s/></text:span></text:p>
                    <text:p text:style-name="P16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28cm" svg:height="1.905cm" svg:x="0cm" svg:y="0cm">
          <text:p text:style-name="P8"><text:span text:style-name="T4">Re-usable code: <text:s text:c="2"/>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7" draw:text-style-name="P19" draw:layer="layout" svg:width="18.756cm" svg:height="8.683cm" svg:x="3.434cm" svg:y="2.676cm">
            <draw:text-box>
              <text:p text:style-name="P18"><text:span text:style-name="T14">std::vector</text:span><text:span text:style-name="T15">&lt;</text:span><text:span text:style-name="T14">size_t</text:span><text:span text:style-name="T15">&gt; </text:span><text:span text:style-name="T16">run</text:span><text:span text:style-name="T15"> (</text:span><text:span text:style-name="T17">const</text:span><text:span text:style-name="T15"> </text:span><text:span text:style-name="T14">database_t</text:span><text:span text:style-name="T15">&amp; reference, </text:span><text:span text:style-name="T14">sequence_t</text:span><text:span text:style-name="T15"> query)</text:span></text:p>
              <text:p text:style-name="P18"><text:span text:style-name="T18">{</text:span></text:p>
              <text:p text:style-name="P18"><text:span text:style-name="T14"><text:s text:c="3"/></text:span><text:span text:style-name="T14">std::vector</text:span><text:span text:style-name="T15">&lt;</text:span><text:span text:style-name="T14">size_t</text:span><text:span text:style-name="T15">&gt; result;</text:span></text:p>
              <text:p text:style-name="P18"><text:span text:style-name="T18"/></text:p>
              <text:p text:style-name="P18"><text:span text:style-name="T15"><text:s text:c="3"/></text:span><text:span text:style-name="T14">size_t</text:span><text:span text:style-name="T15"> idx = 0;</text:span></text:p>
              <text:p text:style-name="P18"><text:span text:style-name="T15"/></text:p>
              <text:p text:style-name="P18"><text:span text:style-name="T15"><text:s text:c="3"/></text:span><text:span text:style-name="T17">for</text:span><text:span text:style-name="T15"> (</text:span><text:span text:style-name="T17">const</text:span><text:span text:style-name="T15"> </text:span><text:span text:style-name="T14">sequence_t</text:span><text:span text:style-name="T15">&amp; ref : reference)</text:span></text:p>
              <text:p text:style-name="P18"><text:span text:style-name="T18"><text:s text:c="3"/></text:span><text:span text:style-name="T18">{</text:span></text:p>
              <text:p text:style-name="P18"><text:span text:style-name="T15"><text:s text:c="6"/></text:span><text:span text:style-name="T17">if</text:span><text:span text:style-name="T15"> (equals (ref, query)) <text:s/></text:span></text:p>
              <text:p text:style-name="P18"><text:span text:style-name="T15"><text:s text:c="6"/></text:span><text:span text:style-name="T15">{ </text:span></text:p>
              <text:p text:style-name="P18"><text:span text:style-name="T15"><text:s text:c="9"/></text:span><text:span text:style-name="T15">result.push_back (idx); </text:span></text:p>
              <text:p text:style-name="P18"><text:span text:style-name="T15"><text:s text:c="6"/></text:span><text:span text:style-name="T15">}</text:span></text:p>
              <text:p text:style-name="P18"><text:span text:style-name="T19"><text:s text:c="6"/></text:span><text:span text:style-name="T19">++idx;</text:span></text:p>
              <text:p text:style-name="P18"><text:span text:style-name="T19"><text:s text:c="3"/></text:span><text:span text:style-name="T19">}</text:span></text:p>
              <text:p text:style-name="P18"><text:span text:style-name="T19"/></text:p>
              <text:p text:style-name="P18"><text:span text:style-name="T19"><text:s text:c="3"/></text:span><text:span text:style-name="T19">return result;</text:span></text:p>
              <text:p text:style-name="P18"><text:span text:style-name="T18">}</text:span></text:p>
            </draw:text-box>
          </draw:frame>
          <draw:frame draw:style-name="gr20" draw:text-style-name="P21" draw:layer="layout" svg:width="8.684cm" svg:height="0.992cm" draw:transform="rotate (1.5707963267949) translate (2.442cm 11.359cm)">
            <draw:text-box>
              <text:p text:style-name="P20"><text:span text:style-name="T20">User code</text:span></text:p>
            </draw:text-box>
          </draw:frame>
        </draw:g>
        <draw:frame draw:style-name="gr19" draw:text-style-name="P12" draw:layer="layout" svg:width="20.954cm" svg:height="7.943cm" svg:x="2.271cm" svg:y="11.976cm">
          <draw:text-box>
            <text:p text:style-name="P11"><text:span text:style-name="T8">Code that compiles and runs on the Host</text:span></text:p>
            <text:list text:style-name="L1">
              <text:list-item>
                <text:list>
                  <text:list-item>
                    <text:p text:style-name="P16"><text:span text:style-name="T6">With project classes and standard library classes</text:span><text:span text:style-name="T21"> <text:s/></text:span></text:p>
                    <text:p text:style-name="P16"><text:span text:style-name="T6"/></text:p>
                  </text:list-item>
                </text:list>
              </text:list-item>
            </text:list>
            <text:p text:style-name="P11"><text:span text:style-name="T8">Not possible on DPU for many reasons</text:span></text:p>
            <text:list text:continue-numbering="true" text:style-name="L1">
              <text:list-item>
                <text:list>
                  <text:list-item>
                    <text:p text:style-name="P16"><text:span text:style-name="T6">Will not compile</text:span></text:p>
                  </text:list-item>
                  <text:list-item>
                    <text:p text:style-name="P16"><text:span text:style-name="T6">Not compliant with DPU programming model</text:span></text:p>
                  </text:list-item>
                  <text:list-item>
                    <text:p text:style-name="P16"><text:span text:style-name="T6">Not compliant with WRAM / MRAM philosoph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28cm" svg:height="1.905cm" svg:x="0cm" svg:y="0cm">
          <text:p text:style-name="P8"><text:span text:style-name="T4">Re-usable code: <text:s text:c="2"/>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2" draw:layer="layout" svg:width="23.764cm" svg:height="16.709cm" svg:x="1.771cm" svg:y="2.976cm">
          <draw:text-box>
            <text:p text:style-name="P11"><text:span text:style-name="T8">A Tasklet can process a simple task</text:span></text:p>
            <text:list text:style-name="L1">
              <text:list-item>
                <text:list>
                  <text:list-item>
                    <text:p text:style-name="P16"><text:span text:style-name="T6">Always named “main”</text:span></text:p>
                  </text:list-item>
                  <text:list-item>
                    <text:p text:style-name="P16"><text:span text:style-name="T6">Input parameters transferred from the Host to DPU RAM</text:span></text:p>
                  </text:list-item>
                  <text:list-item>
                    <text:p text:style-name="P16"><text:span text:style-name="T6">Result transferred from the DPU to the Host</text:span></text:p>
                    <text:p text:style-name="P16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28cm" svg:height="1.905cm" svg:x="0cm" svg:y="0cm">
          <text:p text:style-name="P8"><text:span text:style-name="T4">Re-usable code: <text:s text:c="2"/>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2" draw:layer="layout" svg:width="23.764cm" svg:height="16.709cm" svg:x="1.771cm" svg:y="2.976cm">
          <draw:text-box>
            <text:p text:style-name="P11"><text:span text:style-name="T8">A Tasklet can process a simple task</text:span></text:p>
            <text:list text:style-name="L1">
              <text:list-item>
                <text:list>
                  <text:list-item>
                    <text:p text:style-name="P16"><text:span text:style-name="T6">Always named “main”</text:span></text:p>
                  </text:list-item>
                  <text:list-item>
                    <text:p text:style-name="P16"><text:span text:style-name="T6">Input parameters transferred from the Host to DPU RAM</text:span></text:p>
                  </text:list-item>
                  <text:list-item>
                    <text:p text:style-name="P16"><text:span text:style-name="T6">Result transferred from the DPU to the Host</text:span></text:p>
                    <text:p text:style-name="P16"><text:span text:style-name="T6"/></text:p>
                  </text:list-item>
                </text:list>
              </text:list-item>
            </text:list>
            <text:p text:style-name="P11"><text:span text:style-name="T8">Not that far from a conventional function call</text:span></text:p>
            <text:list text:continue-numbering="true" text:style-name="L1">
              <text:list-item>
                <text:list>
                  <text:list-item>
                    <text:p text:style-name="P16"><text:span text:style-name="T6">A function with a given name</text:span></text:p>
                  </text:list-item>
                  <text:list-item>
                    <text:p text:style-name="P16"><text:span text:style-name="T6">A list of input parameters</text:span></text:p>
                  </text:list-item>
                  <text:list-item>
                    <text:p text:style-name="P16"><text:span text:style-name="T6">A result</text:span></text:p>
                  </text:list-item>
                </text:list>
              </text:list-item>
            </text:list>
            <text:p text:style-name="P16"><text:span text:style-name="T6"/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28cm" svg:height="1.905cm" svg:x="0cm" svg:y="0cm">
          <text:p text:style-name="P8"><text:span text:style-name="T4">Re-usable code: <text:s text:c="2"/>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22" draw:layer="layout" svg:width="23.764cm" svg:height="16.709cm" svg:x="1.771cm" svg:y="2.976cm">
          <draw:text-box>
            <text:p text:style-name="P11"><text:span text:style-name="T8">A Tasklet can process a simple task</text:span></text:p>
            <text:list text:style-name="L1">
              <text:list-item>
                <text:list>
                  <text:list-item>
                    <text:p text:style-name="P16"><text:span text:style-name="T6">Always named “main”</text:span></text:p>
                  </text:list-item>
                  <text:list-item>
                    <text:p text:style-name="P16"><text:span text:style-name="T6">Input parameters transferred from the Host to DPU RAM</text:span></text:p>
                  </text:list-item>
                  <text:list-item>
                    <text:p text:style-name="P16"><text:span text:style-name="T6">Result transferred from the DPU to the Host</text:span></text:p>
                    <text:p text:style-name="P16"><text:span text:style-name="T6"/></text:p>
                  </text:list-item>
                </text:list>
              </text:list-item>
            </text:list>
            <text:p text:style-name="P11"><text:span text:style-name="T8">Not that far from a conventional function call</text:span></text:p>
            <text:list text:continue-numbering="true" text:style-name="L1">
              <text:list-item>
                <text:list>
                  <text:list-item>
                    <text:p text:style-name="P16"><text:span text:style-name="T6">A function with a given name</text:span></text:p>
                  </text:list-item>
                  <text:list-item>
                    <text:p text:style-name="P16"><text:span text:style-name="T6">A list of input parameters</text:span></text:p>
                  </text:list-item>
                  <text:list-item>
                    <text:p text:style-name="P16"><text:span text:style-name="T6">A result</text:span></text:p>
                  </text:list-item>
                </text:list>
              </text:list-item>
            </text:list>
            <text:p text:style-name="P16"><text:span text:style-name="T6"/></text:p>
            <text:p text:style-name="P11"><text:span text:style-name="T8">First abstraction in the BPL library</text:span></text:p>
            <text:list text:continue-numbering="true" text:style-name="L1">
              <text:list-item>
                <text:list>
                  <text:list-item>
                    <text:p text:style-name="P16"><text:span text:style-name="T6">From the Host, running a tasklet like a conventional thread</text:span></text:p>
                  </text:list-item>
                  <text:list-item>
                    <text:p text:style-name="P16"><text:span text:style-name="T6">Hide all the details between the Host and the DP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28cm" svg:height="1.905cm" svg:x="0cm" svg:y="0cm">
          <text:p text:style-name="P8"><text:span text:style-name="T4">Tasklet seen as a thread from the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23" draw:layer="layout" svg:width="9.525cm" svg:height="6.506cm" svg:x="16.605cm" svg:y="2.54cm">
          <draw:text-box>
            <text:p text:style-name="P18"><text:span text:style-name="T22">#include</text:span><text:span text:style-name="T23"> </text:span><text:span text:style-name="T24">&lt;mram.h&gt;</text:span></text:p>
            <text:p text:style-name="P18"><text:span text:style-name="T22">#include</text:span><text:span text:style-name="T23"> </text:span><text:span text:style-name="T24">&lt;stdbool.h&gt;</text:span></text:p>
            <text:p text:style-name="P18"><text:span text:style-name="T22">#include</text:span><text:span text:style-name="T23"> </text:span><text:span text:style-name="T24">&lt;stdint.h&gt;</text:span></text:p>
            <text:p text:style-name="P18"><text:span text:style-name="T25"/></text:p>
            <text:p text:style-name="P18"><text:span text:style-name="T22">#define</text:span><text:span text:style-name="T23"> CACHE_SIZE 256</text:span></text:p>
            <text:p text:style-name="P18"><text:span text:style-name="T22">#define</text:span><text:span text:style-name="T23"> BUFFER_SIZE (1 &lt;&lt; 16)</text:span></text:p>
            <text:p text:style-name="P18"><text:span text:style-name="T25"/></text:p>
            <text:p text:style-name="P18"><text:span text:style-name="T23">__mram_noinit </text:span><text:span text:style-name="T26">uint8_t</text:span><text:span text:style-name="T23"> buffer[BUFFER_SIZE];</text:span></text:p>
            <text:p text:style-name="P18"><text:span text:style-name="T23">__host </text:span><text:span text:style-name="T26">uint32_t</text:span><text:span text:style-name="T23"> checksum;</text:span></text:p>
            <text:p text:style-name="P18"><text:span text:style-name="T25"/></text:p>
            <text:p text:style-name="P18"><text:span text:style-name="T22">int</text:span><text:span text:style-name="T23"> </text:span><text:span text:style-name="T27">main</text:span><text:span text:style-name="T23">() {</text:span></text:p>
            <text:p text:style-name="P18"><text:span text:style-name="T28"><text:s text:c="2"/></text:span><text:span text:style-name="T23">__dma_aligned</text:span><text:span text:style-name="T28"> uint8_</text:span><text:span text:style-name="T23">t</text:span><text:span text:style-name="T28"> </text:span><text:span text:style-name="T23">local_cache</text:span><text:span text:style-name="T28">[CACHE_SIZE];</text:span></text:p>
            <text:p text:style-name="P18"><text:span text:style-name="T28"><text:s text:c="2"/></text:span><text:span text:style-name="T28">checksum = 0;</text:span></text:p>
            <text:p text:style-name="P18"><text:span text:style-name="T25"/></text:p>
            <text:p text:style-name="P18"><text:span text:style-name="T23"><text:s text:c="2"/></text:span><text:span text:style-name="T22">for</text:span><text:span text:style-name="T23"> (</text:span><text:span text:style-name="T22">unsigned</text:span><text:span text:style-name="T23"> </text:span><text:span text:style-name="T22">int</text:span><text:span text:style-name="T23"> bytes_read = 0; bytes_read &lt; BUFFER_SIZE;) {</text:span></text:p>
            <text:p text:style-name="P18"><text:span text:style-name="T28"><text:s text:c="4"/></text:span><text:span text:style-name="T23">mram_read</text:span><text:span text:style-name="T28">(&amp;buffer[bytes_read], </text:span><text:span text:style-name="T23">local_cache</text:span><text:span text:style-name="T28">, CACHE_SIZE);</text:span></text:p>
            <text:p text:style-name="P18"><text:span text:style-name="T25"/></text:p>
            <text:p text:style-name="P18"><text:span text:style-name="T23"><text:s text:c="4"/></text:span><text:span text:style-name="T22">for</text:span><text:span text:style-name="T23"> (</text:span><text:span text:style-name="T22">unsigned</text:span><text:span text:style-name="T23"> </text:span><text:span text:style-name="T22">int</text:span><text:span text:style-name="T23"> byte_index = 0; (byte_index &lt; CACHE_SIZE) &amp;&amp; </text:span></text:p>
            <text:p text:style-name="P18"><text:span text:style-name="T23"><text:s text:c="10"/></text:span><text:span text:style-name="T23">(bytes_read &lt; BUFFER_SIZE); byte_index++, bytes_read++) {</text:span></text:p>
            <text:p text:style-name="P18"><text:span text:style-name="T23"><text:s text:c="6"/></text:span><text:span text:style-name="T23">checksum += (</text:span><text:span text:style-name="T26">uint32_t</text:span><text:span text:style-name="T23">)local_cache[byte_index];</text:span></text:p>
            <text:p text:style-name="P18"><text:span text:style-name="T28"><text:s text:c="4"/></text:span><text:span text:style-name="T28">}</text:span></text:p>
            <text:p text:style-name="P18"><text:span text:style-name="T28"><text:s text:c="2"/></text:span><text:span text:style-name="T28">}</text:span></text:p>
            <text:p text:style-name="P18"><text:span text:style-name="T25"/></text:p>
            <text:p text:style-name="P18"><text:span text:style-name="T23"><text:s text:c="2"/></text:span><text:span text:style-name="T22">return</text:span><text:span text:style-name="T23"> checksum;</text:span></text:p>
            <text:p text:style-name="P18"><text:span text:style-name="T28">}</text:span></text:p>
          </draw:text-box>
        </draw:frame>
        <draw:frame draw:style-name="gr25" draw:text-style-name="P24" draw:layer="layout" svg:width="12.43cm" svg:height="15.874cm" svg:x="0.905cm" svg:y="2.541cm">
          <draw:text-box>
            <text:p text:style-name="P18"><text:span text:style-name="T29">/* Communication with a DPU via the MRAM. */</text:span></text:p>
            <text:p text:style-name="P18"><text:span text:style-name="T29">/* Populate the MRAM with a collection of bytes and request the DPUs to */</text:span></text:p>
            <text:p text:style-name="P18"><text:span text:style-name="T29">/* compute the checksums. */</text:span></text:p>
            <text:p text:style-name="P18"><text:span text:style-name="T30"/></text:p>
            <text:p text:style-name="P18"><text:span text:style-name="T31">#include</text:span><text:span text:style-name="T32"> </text:span><text:span text:style-name="T33">&lt;dpu.h&gt;</text:span></text:p>
            <text:p text:style-name="P18"><text:span text:style-name="T31">#include</text:span><text:span text:style-name="T32"> </text:span><text:span text:style-name="T33">&lt;assert.h&gt;</text:span></text:p>
            <text:p text:style-name="P18"><text:span text:style-name="T31">#include</text:span><text:span text:style-name="T32"> </text:span><text:span text:style-name="T33">&lt;stdint.h&gt;</text:span></text:p>
            <text:p text:style-name="P18"><text:span text:style-name="T31">#include</text:span><text:span text:style-name="T32"> </text:span><text:span text:style-name="T33">&lt;stdio.h&gt;</text:span></text:p>
            <text:p text:style-name="P18"><text:span text:style-name="T30"/></text:p>
            <text:p text:style-name="P18"><text:span text:style-name="T31">#ifndef</text:span><text:span text:style-name="T32"> DPU_BINARY</text:span></text:p>
            <text:p text:style-name="P18"><text:span text:style-name="T31">#define</text:span><text:span text:style-name="T32"> DPU_BINARY </text:span><text:span text:style-name="T33">"trivial_checksum_example"</text:span></text:p>
            <text:p text:style-name="P18"><text:span text:style-name="T34">#endif</text:span></text:p>
            <text:p text:style-name="P18"><text:span text:style-name="T30"/></text:p>
            <text:p text:style-name="P18"><text:span text:style-name="T29">/* Size of the buffer for which we compute the checksum: 64KBytes. */</text:span></text:p>
            <text:p text:style-name="P18"><text:span text:style-name="T31">#define</text:span><text:span text:style-name="T32"> BUFFER_SIZE (1 &lt;&lt; 16)</text:span></text:p>
            <text:p text:style-name="P18"><text:span text:style-name="T30"/></text:p>
            <text:p text:style-name="P18"><text:span text:style-name="T31">void</text:span><text:span text:style-name="T32"> </text:span><text:span text:style-name="T35">populate_mram</text:span><text:span text:style-name="T32">(</text:span><text:span text:style-name="T31">struct</text:span><text:span text:style-name="T32"> </text:span><text:span text:style-name="T36">dpu_set_t</text:span><text:span text:style-name="T32"> set, </text:span><text:span text:style-name="T36">uint32_t</text:span><text:span text:style-name="T32"> nr_dpus) {</text:span></text:p>
            <text:p text:style-name="P18"><text:span text:style-name="T32"><text:s text:c="2"/></text:span><text:span text:style-name="T31">struct</text:span><text:span text:style-name="T32"> </text:span><text:span text:style-name="T36">dpu_set_t</text:span><text:span text:style-name="T32"> dpu;</text:span></text:p>
            <text:p text:style-name="P18"><text:span text:style-name="T32"><text:s text:c="2"/></text:span><text:span text:style-name="T36">uint32_t</text:span><text:span text:style-name="T32"> each_dpu;</text:span></text:p>
            <text:p text:style-name="P18"><text:span text:style-name="T32"><text:s text:c="2"/></text:span><text:span text:style-name="T36">uint8_t</text:span><text:span text:style-name="T32"> *buffer = </text:span><text:span text:style-name="T37">malloc</text:span><text:span text:style-name="T32">(BUFFER_SIZE * nr_dpus);</text:span></text:p>
            <text:p text:style-name="P18"><text:span text:style-name="T29"><text:s text:c="2"/></text:span><text:span text:style-name="T32">DPU_FOREACH(set, dpu, each_dpu)</text:span><text:span text:style-name="T29"> {</text:span></text:p>
            <text:p text:style-name="P18"><text:span text:style-name="T32"><text:s text:c="4"/></text:span><text:span text:style-name="T31">for</text:span><text:span text:style-name="T32"> (</text:span><text:span text:style-name="T31">int</text:span><text:span text:style-name="T32"> byte_index = 0; byte_index &lt; BUFFER_SIZE; byte_index++) {</text:span></text:p>
            <text:p text:style-name="P18"><text:span text:style-name="T32"><text:s text:c="6"/></text:span><text:span text:style-name="T32">buffer[each_dpu * BUFFER_SIZE + byte_index] = (</text:span><text:span text:style-name="T36">uint8_t</text:span><text:span text:style-name="T32">)byte_index;</text:span></text:p>
            <text:p text:style-name="P18"><text:span text:style-name="T29"><text:s text:c="4"/></text:span><text:span text:style-name="T29">}</text:span></text:p>
            <text:p text:style-name="P18"><text:span text:style-name="T32"><text:s text:c="4"/></text:span><text:span text:style-name="T32">buffer[each_dpu * BUFFER_SIZE] += each_dpu; </text:span><text:span text:style-name="T38">// each dpu will compute a different checksum</text:span></text:p>
            <text:p text:style-name="P18"><text:span text:style-name="T32"><text:s text:c="4"/></text:span><text:span text:style-name="T32">DPU_ASSERT(</text:span><text:span text:style-name="T37">dpu_prepare_xfer</text:span><text:span text:style-name="T32">(dpu, &amp;buffer[each_dpu * BUFFER_SIZE]));</text:span></text:p>
            <text:p text:style-name="P18"><text:span text:style-name="T29"><text:s text:c="2"/></text:span><text:span text:style-name="T29">}</text:span></text:p>
            <text:p text:style-name="P18"><text:span text:style-name="T32"><text:s text:c="2"/></text:span><text:span text:style-name="T32">DPU_ASSERT(</text:span><text:span text:style-name="T37">dpu_push_xfer</text:span><text:span text:style-name="T32">(set, </text:span><text:span text:style-name="T39">DPU_XFER_TO_DPU</text:span><text:span text:style-name="T32">, </text:span><text:span text:style-name="T33">"buffer"</text:span><text:span text:style-name="T32">, 0, BUFFER_SIZE, </text:span><text:span text:style-name="T39">DPU_XFER_DEFAULT</text:span><text:span text:style-name="T32">));</text:span></text:p>
            <text:p text:style-name="P18"><text:span text:style-name="T32"><text:s text:c="2"/></text:span><text:span text:style-name="T37">free</text:span><text:span text:style-name="T32">(buffer);</text:span></text:p>
            <text:p text:style-name="P18"><text:span text:style-name="T29">}</text:span></text:p>
            <text:p text:style-name="P18"><text:span text:style-name="T30"/></text:p>
            <text:p text:style-name="P18"><text:span text:style-name="T31">void</text:span><text:span text:style-name="T32"> </text:span><text:span text:style-name="T35">print_checksums</text:span><text:span text:style-name="T32">(</text:span><text:span text:style-name="T31">struct</text:span><text:span text:style-name="T32"> </text:span><text:span text:style-name="T36">dpu_set_t</text:span><text:span text:style-name="T32"> set, </text:span><text:span text:style-name="T36">uint32_t</text:span><text:span text:style-name="T32"> nr_dpus) {</text:span></text:p>
            <text:p text:style-name="P18"><text:span text:style-name="T32"><text:s text:c="2"/></text:span><text:span text:style-name="T31">struct</text:span><text:span text:style-name="T32"> </text:span><text:span text:style-name="T36">dpu_set_t</text:span><text:span text:style-name="T32"> dpu;</text:span></text:p>
            <text:p text:style-name="P18"><text:span text:style-name="T32"><text:s text:c="2"/></text:span><text:span text:style-name="T36">uint32_t</text:span><text:span text:style-name="T32"> each_dpu;</text:span></text:p>
            <text:p text:style-name="P18"><text:span text:style-name="T32"><text:s text:c="2"/></text:span><text:span text:style-name="T36">uint32_t</text:span><text:span text:style-name="T32"> checksums[nr_dpus];</text:span></text:p>
            <text:p text:style-name="P18"><text:span text:style-name="T29"><text:s text:c="2"/></text:span><text:span text:style-name="T32">DPU_FOREACH(set, dpu, each_dpu)</text:span><text:span text:style-name="T29"> {</text:span></text:p>
            <text:p text:style-name="P18"><text:span text:style-name="T32"><text:s text:c="4"/></text:span><text:span text:style-name="T32">DPU_ASSERT(</text:span><text:span text:style-name="T37">dpu_prepare_xfer</text:span><text:span text:style-name="T32">(dpu, &amp;checksums[each_dpu]));</text:span></text:p>
            <text:p text:style-name="P18"><text:span text:style-name="T29"><text:s text:c="2"/></text:span><text:span text:style-name="T29">}</text:span></text:p>
            <text:p text:style-name="P18"><text:span text:style-name="T32"><text:s text:c="2"/></text:span><text:span text:style-name="T32">DPU_ASSERT(</text:span><text:span text:style-name="T37">dpu_push_xfer</text:span><text:span text:style-name="T32">(set, </text:span><text:span text:style-name="T39">DPU_XFER_FROM_DPU</text:span><text:span text:style-name="T32">, </text:span><text:span text:style-name="T33">"checksum"</text:span><text:span text:style-name="T32">, 0, </text:span><text:span text:style-name="T31">sizeof</text:span><text:span text:style-name="T32">(</text:span><text:span text:style-name="T36">uint32_t</text:span><text:span text:style-name="T32">), </text:span><text:span text:style-name="T39">DPU_XFER_DEFAULT</text:span><text:span text:style-name="T32">));</text:span></text:p>
            <text:p text:style-name="P18"><text:span text:style-name="T30"/></text:p>
            <text:p text:style-name="P18"><text:span text:style-name="T29"><text:s text:c="2"/></text:span><text:span text:style-name="T32">DPU_FOREACH(set, dpu, each_dpu)</text:span><text:span text:style-name="T29"> {</text:span></text:p>
            <text:p text:style-name="P18"><text:span text:style-name="T32"><text:s text:c="4"/></text:span><text:span text:style-name="T32">printf(</text:span><text:span text:style-name="T33">"[%u] computed checksum = 0x%08x\n"</text:span><text:span text:style-name="T32">, each_dpu, checksums[each_dpu]);</text:span></text:p>
            <text:p text:style-name="P18"><text:span text:style-name="T29"><text:s text:c="2"/></text:span><text:span text:style-name="T29">}</text:span></text:p>
            <text:p text:style-name="P18"><text:span text:style-name="T29">}</text:span></text:p>
            <text:p text:style-name="P18"><text:span text:style-name="T30"/></text:p>
            <text:p text:style-name="P18"><text:span text:style-name="T31">int</text:span><text:span text:style-name="T32"> </text:span><text:span text:style-name="T35">main</text:span><text:span text:style-name="T32">() {</text:span></text:p>
            <text:p text:style-name="P18"><text:span text:style-name="T32"><text:s text:c="2"/></text:span><text:span text:style-name="T31">struct</text:span><text:span text:style-name="T32"> </text:span><text:span text:style-name="T36">dpu_set_t</text:span><text:span text:style-name="T32"> set, dpu;</text:span></text:p>
            <text:p text:style-name="P18"><text:span text:style-name="T32"><text:s text:c="2"/></text:span><text:span text:style-name="T36">uint32_t</text:span><text:span text:style-name="T32"> nr_dpus;</text:span></text:p>
            <text:p text:style-name="P18"><text:span text:style-name="T30"/></text:p>
            <text:p text:style-name="P18"><text:span text:style-name="T32"><text:s text:c="2"/></text:span><text:span text:style-name="T32">DPU_ASSERT(</text:span><text:span text:style-name="T37">dpu_alloc</text:span><text:span text:style-name="T32">(DPU_ALLOCATE_ALL, NULL, &amp;set));</text:span></text:p>
            <text:p text:style-name="P18"><text:span text:style-name="T32"><text:s text:c="2"/></text:span><text:span text:style-name="T32">DPU_ASSERT(</text:span><text:span text:style-name="T37">dpu_load</text:span><text:span text:style-name="T32">(set, DPU_BINARY, NULL));</text:span></text:p>
            <text:p text:style-name="P18"><text:span text:style-name="T32"><text:s text:c="2"/></text:span><text:span text:style-name="T32">DPU_ASSERT(</text:span><text:span text:style-name="T37">dpu_get_nr_dpus</text:span><text:span text:style-name="T32">(set, &amp;nr_dpus));</text:span></text:p>
            <text:p text:style-name="P18"><text:span text:style-name="T29"><text:s text:c="2"/></text:span><text:span text:style-name="T29">populate_mram(set, nr_dpus);</text:span></text:p>
            <text:p text:style-name="P18"><text:span text:style-name="T30"/></text:p>
            <text:p text:style-name="P18"><text:span text:style-name="T32"><text:s text:c="2"/></text:span><text:span text:style-name="T32">DPU_ASSERT(</text:span><text:span text:style-name="T37">dpu_launch</text:span><text:span text:style-name="T32">(set, </text:span><text:span text:style-name="T39">DPU_SYNCHRONOUS</text:span><text:span text:style-name="T32">));</text:span></text:p>
            <text:p text:style-name="P18"><text:span text:style-name="T29"><text:s text:c="2"/></text:span><text:span text:style-name="T29">print_checksums(set, nr_dpus);</text:span></text:p>
            <text:p text:style-name="P18"><text:span text:style-name="T30"/></text:p>
            <text:p text:style-name="P18"><text:span text:style-name="T32"><text:s text:c="2"/></text:span><text:span text:style-name="T32">DPU_ASSERT(</text:span><text:span text:style-name="T37">dpu_free</text:span><text:span text:style-name="T32">(set));</text:span></text:p>
            <text:p text:style-name="P18"><text:span text:style-name="T32"><text:s text:c="2"/></text:span><text:span text:style-name="T31">return</text:span><text:span text:style-name="T32"> 0;</text:span></text:p>
            <text:p text:style-name="P18"><text:span text:style-name="T29">}</text:span></text:p>
          </draw:text-box>
        </draw:frame>
        <draw:frame draw:style-name="gr26" draw:text-style-name="P25" draw:layer="layout" svg:width="3.045cm" svg:height="0.873cm" svg:x="10.29cm" svg:y="2.541cm">
          <draw:text-box>
            <text:p text:style-name="P20"><text:span text:style-name="T20">HOST</text:span></text:p>
          </draw:text-box>
        </draw:frame>
        <draw:frame draw:style-name="gr27" draw:text-style-name="P25" draw:layer="layout" svg:width="3.045cm" svg:height="0.875cm" svg:x="23.091cm" svg:y="2.54cm">
          <draw:text-box>
            <text:p text:style-name="P20"><text:span text:style-name="T20">DPU</text:span></text:p>
          </draw:text-box>
        </draw:frame>
        <draw:frame draw:style-name="gr28" draw:text-style-name="P26" draw:layer="layout" svg:width="1.848cm" svg:height="3.422cm" svg:x="14.092cm" svg:y="4.743cm">
          <draw:text-box>
            <text:p text:style-name="P20"><text:span text:style-name="T40">+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28cm" svg:height="1.905cm" svg:x="0cm" svg:y="0cm">
          <text:p text:style-name="P8"><text:span text:style-name="T4">Tasklet seen as a thread from the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3" draw:layer="layout" svg:width="9.525cm" svg:height="6.506cm" svg:x="16.605cm" svg:y="2.54cm">
          <draw:text-box>
            <text:p text:style-name="P18"><text:span text:style-name="T22">#include</text:span><text:span text:style-name="T23"> </text:span><text:span text:style-name="T24">&lt;mram.h&gt;</text:span></text:p>
            <text:p text:style-name="P18"><text:span text:style-name="T22">#include</text:span><text:span text:style-name="T23"> </text:span><text:span text:style-name="T24">&lt;stdbool.h&gt;</text:span></text:p>
            <text:p text:style-name="P18"><text:span text:style-name="T22">#include</text:span><text:span text:style-name="T23"> </text:span><text:span text:style-name="T24">&lt;stdint.h&gt;</text:span></text:p>
            <text:p text:style-name="P18"><text:span text:style-name="T25"/></text:p>
            <text:p text:style-name="P18"><text:span text:style-name="T22">#define</text:span><text:span text:style-name="T23"> CACHE_SIZE 256</text:span></text:p>
            <text:p text:style-name="P18"><text:span text:style-name="T22">#define</text:span><text:span text:style-name="T23"> BUFFER_SIZE (1 &lt;&lt; 16)</text:span></text:p>
            <text:p text:style-name="P18"><text:span text:style-name="T25"/></text:p>
            <text:p text:style-name="P18"><text:span text:style-name="T23">__mram_noinit </text:span><text:span text:style-name="T26">uint8_t</text:span><text:span text:style-name="T23"> buffer[BUFFER_SIZE];</text:span></text:p>
            <text:p text:style-name="P18"><text:span text:style-name="T23">__host </text:span><text:span text:style-name="T26">uint32_t</text:span><text:span text:style-name="T23"> checksum;</text:span></text:p>
            <text:p text:style-name="P18"><text:span text:style-name="T25"/></text:p>
            <text:p text:style-name="P18"><text:span text:style-name="T22">int</text:span><text:span text:style-name="T23"> </text:span><text:span text:style-name="T27">main</text:span><text:span text:style-name="T23">() {</text:span></text:p>
            <text:p text:style-name="P18"><text:span text:style-name="T28"><text:s text:c="2"/></text:span><text:span text:style-name="T23">__dma_aligned</text:span><text:span text:style-name="T28"> uint8_</text:span><text:span text:style-name="T23">t</text:span><text:span text:style-name="T28"> </text:span><text:span text:style-name="T23">local_cache</text:span><text:span text:style-name="T28">[CACHE_SIZE];</text:span></text:p>
            <text:p text:style-name="P18"><text:span text:style-name="T28"><text:s text:c="2"/></text:span><text:span text:style-name="T28">checksum = 0;</text:span></text:p>
            <text:p text:style-name="P18"><text:span text:style-name="T25"/></text:p>
            <text:p text:style-name="P18"><text:span text:style-name="T23"><text:s text:c="2"/></text:span><text:span text:style-name="T22">for</text:span><text:span text:style-name="T23"> (</text:span><text:span text:style-name="T22">unsigned</text:span><text:span text:style-name="T23"> </text:span><text:span text:style-name="T22">int</text:span><text:span text:style-name="T23"> bytes_read = 0; bytes_read &lt; BUFFER_SIZE;) {</text:span></text:p>
            <text:p text:style-name="P18"><text:span text:style-name="T28"><text:s text:c="4"/></text:span><text:span text:style-name="T23">mram_read</text:span><text:span text:style-name="T28">(&amp;buffer[bytes_read], </text:span><text:span text:style-name="T23">local_cache</text:span><text:span text:style-name="T28">, CACHE_SIZE);</text:span></text:p>
            <text:p text:style-name="P18"><text:span text:style-name="T25"/></text:p>
            <text:p text:style-name="P18"><text:span text:style-name="T23"><text:s text:c="4"/></text:span><text:span text:style-name="T22">for</text:span><text:span text:style-name="T23"> (</text:span><text:span text:style-name="T22">unsigned</text:span><text:span text:style-name="T23"> </text:span><text:span text:style-name="T22">int</text:span><text:span text:style-name="T23"> byte_index = 0; (byte_index &lt; CACHE_SIZE) &amp;&amp; </text:span></text:p>
            <text:p text:style-name="P18"><text:span text:style-name="T23"><text:s text:c="10"/></text:span><text:span text:style-name="T23">(bytes_read &lt; BUFFER_SIZE); byte_index++, bytes_read++) {</text:span></text:p>
            <text:p text:style-name="P18"><text:span text:style-name="T23"><text:s text:c="6"/></text:span><text:span text:style-name="T23">checksum += (</text:span><text:span text:style-name="T26">uint32_t</text:span><text:span text:style-name="T23">)local_cache[byte_index];</text:span></text:p>
            <text:p text:style-name="P18"><text:span text:style-name="T28"><text:s text:c="4"/></text:span><text:span text:style-name="T28">}</text:span></text:p>
            <text:p text:style-name="P18"><text:span text:style-name="T28"><text:s text:c="2"/></text:span><text:span text:style-name="T28">}</text:span></text:p>
            <text:p text:style-name="P18"><text:span text:style-name="T25"/></text:p>
            <text:p text:style-name="P18"><text:span text:style-name="T23"><text:s text:c="2"/></text:span><text:span text:style-name="T22">return</text:span><text:span text:style-name="T23"> checksum;</text:span></text:p>
            <text:p text:style-name="P18"><text:span text:style-name="T28">}</text:span></text:p>
          </draw:text-box>
        </draw:frame>
        <draw:frame draw:style-name="gr30" draw:text-style-name="P24" draw:layer="layout" svg:width="12.43cm" svg:height="15.874cm" svg:x="0.905cm" svg:y="2.541cm">
          <draw:text-box>
            <text:p text:style-name="P18"><text:span text:style-name="T29">/* Communication with a DPU via the MRAM. */</text:span></text:p>
            <text:p text:style-name="P18"><text:span text:style-name="T29">/* Populate the MRAM with a collection of bytes and request the DPUs to */</text:span></text:p>
            <text:p text:style-name="P18"><text:span text:style-name="T29">/* compute the checksums. */</text:span></text:p>
            <text:p text:style-name="P18"><text:span text:style-name="T30"/></text:p>
            <text:p text:style-name="P18"><text:span text:style-name="T31">#include</text:span><text:span text:style-name="T32"> </text:span><text:span text:style-name="T33">&lt;dpu.h&gt;</text:span></text:p>
            <text:p text:style-name="P18"><text:span text:style-name="T31">#include</text:span><text:span text:style-name="T32"> </text:span><text:span text:style-name="T33">&lt;assert.h&gt;</text:span></text:p>
            <text:p text:style-name="P18"><text:span text:style-name="T31">#include</text:span><text:span text:style-name="T32"> </text:span><text:span text:style-name="T33">&lt;stdint.h&gt;</text:span></text:p>
            <text:p text:style-name="P18"><text:span text:style-name="T31">#include</text:span><text:span text:style-name="T32"> </text:span><text:span text:style-name="T33">&lt;stdio.h&gt;</text:span></text:p>
            <text:p text:style-name="P18"><text:span text:style-name="T30"/></text:p>
            <text:p text:style-name="P18"><text:span text:style-name="T31">#ifndef</text:span><text:span text:style-name="T32"> DPU_BINARY</text:span></text:p>
            <text:p text:style-name="P18"><text:span text:style-name="T31">#define</text:span><text:span text:style-name="T32"> DPU_BINARY </text:span><text:span text:style-name="T33">"trivial_checksum_example"</text:span></text:p>
            <text:p text:style-name="P18"><text:span text:style-name="T34">#endif</text:span></text:p>
            <text:p text:style-name="P18"><text:span text:style-name="T30"/></text:p>
            <text:p text:style-name="P18"><text:span text:style-name="T29">/* Size of the buffer for which we compute the checksum: 64KBytes. */</text:span></text:p>
            <text:p text:style-name="P18"><text:span text:style-name="T31">#define</text:span><text:span text:style-name="T32"> BUFFER_SIZE (1 &lt;&lt; 16)</text:span></text:p>
            <text:p text:style-name="P18"><text:span text:style-name="T30"/></text:p>
            <text:p text:style-name="P18"><text:span text:style-name="T31">void</text:span><text:span text:style-name="T32"> </text:span><text:span text:style-name="T35">populate_mram</text:span><text:span text:style-name="T32">(</text:span><text:span text:style-name="T31">struct</text:span><text:span text:style-name="T32"> </text:span><text:span text:style-name="T36">dpu_set_t</text:span><text:span text:style-name="T32"> set, </text:span><text:span text:style-name="T36">uint32_t</text:span><text:span text:style-name="T32"> nr_dpus) {</text:span></text:p>
            <text:p text:style-name="P18"><text:span text:style-name="T32"><text:s text:c="2"/></text:span><text:span text:style-name="T31">struct</text:span><text:span text:style-name="T32"> </text:span><text:span text:style-name="T36">dpu_set_t</text:span><text:span text:style-name="T32"> dpu;</text:span></text:p>
            <text:p text:style-name="P18"><text:span text:style-name="T32"><text:s text:c="2"/></text:span><text:span text:style-name="T36">uint32_t</text:span><text:span text:style-name="T32"> each_dpu;</text:span></text:p>
            <text:p text:style-name="P18"><text:span text:style-name="T32"><text:s text:c="2"/></text:span><text:span text:style-name="T36">uint8_t</text:span><text:span text:style-name="T32"> *buffer = </text:span><text:span text:style-name="T37">malloc</text:span><text:span text:style-name="T32">(BUFFER_SIZE * nr_dpus);</text:span></text:p>
            <text:p text:style-name="P18"><text:span text:style-name="T29"><text:s text:c="2"/></text:span><text:span text:style-name="T32">DPU_FOREACH(set, dpu, each_dpu)</text:span><text:span text:style-name="T29"> {</text:span></text:p>
            <text:p text:style-name="P18"><text:span text:style-name="T32"><text:s text:c="4"/></text:span><text:span text:style-name="T31">for</text:span><text:span text:style-name="T32"> (</text:span><text:span text:style-name="T31">int</text:span><text:span text:style-name="T32"> byte_index = 0; byte_index &lt; BUFFER_SIZE; byte_index++) {</text:span></text:p>
            <text:p text:style-name="P18"><text:span text:style-name="T32"><text:s text:c="6"/></text:span><text:span text:style-name="T32">buffer[each_dpu * BUFFER_SIZE + byte_index] = (</text:span><text:span text:style-name="T36">uint8_t</text:span><text:span text:style-name="T32">)byte_index;</text:span></text:p>
            <text:p text:style-name="P18"><text:span text:style-name="T29"><text:s text:c="4"/></text:span><text:span text:style-name="T29">}</text:span></text:p>
            <text:p text:style-name="P18"><text:span text:style-name="T32"><text:s text:c="4"/></text:span><text:span text:style-name="T32">buffer[each_dpu * BUFFER_SIZE] += each_dpu; </text:span><text:span text:style-name="T38">// each dpu will compute a different checksum</text:span></text:p>
            <text:p text:style-name="P18"><text:span text:style-name="T32"><text:s text:c="4"/></text:span><text:span text:style-name="T32">DPU_ASSERT(</text:span><text:span text:style-name="T37">dpu_prepare_xfer</text:span><text:span text:style-name="T32">(dpu, &amp;buffer[each_dpu * BUFFER_SIZE]));</text:span></text:p>
            <text:p text:style-name="P18"><text:span text:style-name="T29"><text:s text:c="2"/></text:span><text:span text:style-name="T29">}</text:span></text:p>
            <text:p text:style-name="P18"><text:span text:style-name="T32"><text:s text:c="2"/></text:span><text:span text:style-name="T32">DPU_ASSERT(</text:span><text:span text:style-name="T37">dpu_push_xfer</text:span><text:span text:style-name="T32">(set, </text:span><text:span text:style-name="T39">DPU_XFER_TO_DPU</text:span><text:span text:style-name="T32">, </text:span><text:span text:style-name="T33">"buffer"</text:span><text:span text:style-name="T32">, 0, BUFFER_SIZE, </text:span><text:span text:style-name="T39">DPU_XFER_DEFAULT</text:span><text:span text:style-name="T32">));</text:span></text:p>
            <text:p text:style-name="P18"><text:span text:style-name="T32"><text:s text:c="2"/></text:span><text:span text:style-name="T37">free</text:span><text:span text:style-name="T32">(buffer);</text:span></text:p>
            <text:p text:style-name="P18"><text:span text:style-name="T29">}</text:span></text:p>
            <text:p text:style-name="P18"><text:span text:style-name="T30"/></text:p>
            <text:p text:style-name="P18"><text:span text:style-name="T31">void</text:span><text:span text:style-name="T32"> </text:span><text:span text:style-name="T35">print_checksums</text:span><text:span text:style-name="T32">(</text:span><text:span text:style-name="T31">struct</text:span><text:span text:style-name="T32"> </text:span><text:span text:style-name="T36">dpu_set_t</text:span><text:span text:style-name="T32"> set, </text:span><text:span text:style-name="T36">uint32_t</text:span><text:span text:style-name="T32"> nr_dpus) {</text:span></text:p>
            <text:p text:style-name="P18"><text:span text:style-name="T32"><text:s text:c="2"/></text:span><text:span text:style-name="T31">struct</text:span><text:span text:style-name="T32"> </text:span><text:span text:style-name="T36">dpu_set_t</text:span><text:span text:style-name="T32"> dpu;</text:span></text:p>
            <text:p text:style-name="P18"><text:span text:style-name="T32"><text:s text:c="2"/></text:span><text:span text:style-name="T36">uint32_t</text:span><text:span text:style-name="T32"> each_dpu;</text:span></text:p>
            <text:p text:style-name="P18"><text:span text:style-name="T32"><text:s text:c="2"/></text:span><text:span text:style-name="T36">uint32_t</text:span><text:span text:style-name="T32"> checksums[nr_dpus];</text:span></text:p>
            <text:p text:style-name="P18"><text:span text:style-name="T29"><text:s text:c="2"/></text:span><text:span text:style-name="T32">DPU_FOREACH(set, dpu, each_dpu)</text:span><text:span text:style-name="T29"> {</text:span></text:p>
            <text:p text:style-name="P18"><text:span text:style-name="T32"><text:s text:c="4"/></text:span><text:span text:style-name="T32">DPU_ASSERT(</text:span><text:span text:style-name="T37">dpu_prepare_xfer</text:span><text:span text:style-name="T32">(dpu, &amp;checksums[each_dpu]));</text:span></text:p>
            <text:p text:style-name="P18"><text:span text:style-name="T29"><text:s text:c="2"/></text:span><text:span text:style-name="T29">}</text:span></text:p>
            <text:p text:style-name="P18"><text:span text:style-name="T32"><text:s text:c="2"/></text:span><text:span text:style-name="T32">DPU_ASSERT(</text:span><text:span text:style-name="T37">dpu_push_xfer</text:span><text:span text:style-name="T32">(set, </text:span><text:span text:style-name="T39">DPU_XFER_FROM_DPU</text:span><text:span text:style-name="T32">, </text:span><text:span text:style-name="T33">"checksum"</text:span><text:span text:style-name="T32">, 0, </text:span><text:span text:style-name="T31">sizeof</text:span><text:span text:style-name="T32">(</text:span><text:span text:style-name="T36">uint32_t</text:span><text:span text:style-name="T32">), </text:span><text:span text:style-name="T39">DPU_XFER_DEFAULT</text:span><text:span text:style-name="T32">));</text:span></text:p>
            <text:p text:style-name="P18"><text:span text:style-name="T30"/></text:p>
            <text:p text:style-name="P18"><text:span text:style-name="T29"><text:s text:c="2"/></text:span><text:span text:style-name="T32">DPU_FOREACH(set, dpu, each_dpu)</text:span><text:span text:style-name="T29"> {</text:span></text:p>
            <text:p text:style-name="P18"><text:span text:style-name="T32"><text:s text:c="4"/></text:span><text:span text:style-name="T32">printf(</text:span><text:span text:style-name="T33">"[%u] computed checksum = 0x%08x\n"</text:span><text:span text:style-name="T32">, each_dpu, checksums[each_dpu]);</text:span></text:p>
            <text:p text:style-name="P18"><text:span text:style-name="T29"><text:s text:c="2"/></text:span><text:span text:style-name="T29">}</text:span></text:p>
            <text:p text:style-name="P18"><text:span text:style-name="T29">}</text:span></text:p>
            <text:p text:style-name="P18"><text:span text:style-name="T30"/></text:p>
            <text:p text:style-name="P18"><text:span text:style-name="T31">int</text:span><text:span text:style-name="T32"> </text:span><text:span text:style-name="T35">main</text:span><text:span text:style-name="T32">() {</text:span></text:p>
            <text:p text:style-name="P18"><text:span text:style-name="T32"><text:s text:c="2"/></text:span><text:span text:style-name="T31">struct</text:span><text:span text:style-name="T32"> </text:span><text:span text:style-name="T36">dpu_set_t</text:span><text:span text:style-name="T32"> set, dpu;</text:span></text:p>
            <text:p text:style-name="P18"><text:span text:style-name="T32"><text:s text:c="2"/></text:span><text:span text:style-name="T36">uint32_t</text:span><text:span text:style-name="T32"> nr_dpus;</text:span></text:p>
            <text:p text:style-name="P18"><text:span text:style-name="T30"/></text:p>
            <text:p text:style-name="P18"><text:span text:style-name="T32"><text:s text:c="2"/></text:span><text:span text:style-name="T32">DPU_ASSERT(</text:span><text:span text:style-name="T37">dpu_alloc</text:span><text:span text:style-name="T32">(DPU_ALLOCATE_ALL, NULL, &amp;set));</text:span></text:p>
            <text:p text:style-name="P18"><text:span text:style-name="T32"><text:s text:c="2"/></text:span><text:span text:style-name="T32">DPU_ASSERT(</text:span><text:span text:style-name="T37">dpu_load</text:span><text:span text:style-name="T32">(set, DPU_BINARY, NULL));</text:span></text:p>
            <text:p text:style-name="P18"><text:span text:style-name="T32"><text:s text:c="2"/></text:span><text:span text:style-name="T32">DPU_ASSERT(</text:span><text:span text:style-name="T37">dpu_get_nr_dpus</text:span><text:span text:style-name="T32">(set, &amp;nr_dpus));</text:span></text:p>
            <text:p text:style-name="P18"><text:span text:style-name="T29"><text:s text:c="2"/></text:span><text:span text:style-name="T29">populate_mram(set, nr_dpus);</text:span></text:p>
            <text:p text:style-name="P18"><text:span text:style-name="T30"/></text:p>
            <text:p text:style-name="P18"><text:span text:style-name="T32"><text:s text:c="2"/></text:span><text:span text:style-name="T32">DPU_ASSERT(</text:span><text:span text:style-name="T37">dpu_launch</text:span><text:span text:style-name="T32">(set, </text:span><text:span text:style-name="T39">DPU_SYNCHRONOUS</text:span><text:span text:style-name="T32">));</text:span></text:p>
            <text:p text:style-name="P18"><text:span text:style-name="T29"><text:s text:c="2"/></text:span><text:span text:style-name="T29">print_checksums(set, nr_dpus);</text:span></text:p>
            <text:p text:style-name="P18"><text:span text:style-name="T30"/></text:p>
            <text:p text:style-name="P18"><text:span text:style-name="T32"><text:s text:c="2"/></text:span><text:span text:style-name="T32">DPU_ASSERT(</text:span><text:span text:style-name="T37">dpu_free</text:span><text:span text:style-name="T32">(set));</text:span></text:p>
            <text:p text:style-name="P18"><text:span text:style-name="T32"><text:s text:c="2"/></text:span><text:span text:style-name="T31">return</text:span><text:span text:style-name="T32"> 0;</text:span></text:p>
            <text:p text:style-name="P18"><text:span text:style-name="T29">}</text:span></text:p>
          </draw:text-box>
        </draw:frame>
        <draw:frame draw:style-name="gr31" draw:text-style-name="P25" draw:layer="layout" svg:width="3.045cm" svg:height="0.873cm" svg:x="10.29cm" svg:y="2.541cm">
          <draw:text-box>
            <text:p text:style-name="P20"><text:span text:style-name="T20">HOST</text:span></text:p>
          </draw:text-box>
        </draw:frame>
        <draw:frame draw:style-name="gr32" draw:text-style-name="P25" draw:layer="layout" svg:width="3.045cm" svg:height="0.875cm" svg:x="23.091cm" svg:y="2.54cm">
          <draw:text-box>
            <text:p text:style-name="P20"><text:span text:style-name="T20">DPU</text:span></text:p>
          </draw:text-box>
        </draw:frame>
        <draw:frame draw:style-name="gr33" draw:text-style-name="P26" draw:layer="layout" svg:width="1.848cm" svg:height="3.422cm" svg:x="14.092cm" svg:y="4.743cm">
          <draw:text-box>
            <text:p text:style-name="P20"><text:span text:style-name="T40">+</text:span></text:p>
          </draw:text-box>
        </draw:frame>
        <draw:frame draw:style-name="gr34" draw:text-style-name="P27" draw:layer="layout" svg:width="11.765cm" svg:height="7.145cm" svg:x="15.24cm" svg:y="12.44cm">
          <draw:text-box>
            <text:p text:style-name="P18"><text:span text:style-name="T41">#include</text:span><text:span text:style-name="T42"> </text:span><text:span text:style-name="T43">&lt;BPL.hpp&gt;</text:span></text:p>
            <text:p text:style-name="P18"><text:span text:style-name="T44"/></text:p>
            <text:p text:style-name="P18"><text:span text:style-name="T41">int</text:span><text:span text:style-name="T42"> </text:span><text:span text:style-name="T45">main</text:span><text:span text:style-name="T42">() </text:span></text:p>
            <text:p text:style-name="P18"><text:span text:style-name="T44">{</text:span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1">int</text:span><text:span text:style-name="T42">&gt; buffer (1&lt;&lt;16);</text:span></text:p>
            <text:p text:style-name="P18"><text:span text:style-name="T42"><text:s text:c="3"/></text:span><text:span text:style-name="T41">for</text:span><text:span text:style-name="T42"> (</text:span><text:span text:style-name="T46">size_t</text:span><text:span text:style-name="T42"> i=0; i&lt;buffer.size(); i++) { <text:s/>buffer[i] = i; }</text:span></text:p>
            <text:p text:style-name="P18"><text:span text:style-name="T44"/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6">size_t</text:span><text:span text:style-name="T42">&gt; results = </text:span><text:span text:style-name="T46">Launcher</text:span><text:span text:style-name="T42">&lt;PIM&gt;::run (</text:span></text:p>
            <text:p text:style-name="P18"><text:span text:style-name="T42"><text:s text:c="8"/></text:span><text:span text:style-name="T42">[] <text:s/>(</text:span><text:span text:style-name="T41">const</text:span><text:span text:style-name="T42"> std::</text:span><text:span text:style-name="T46">vector</text:span><text:span text:style-name="T42">&lt;</text:span><text:span text:style-name="T41">int</text:span><text:span text:style-name="T42">&gt;&amp; bufferSlice)</text:span></text:p>
            <text:p text:style-name="P18"><text:span text:style-name="T44"><text:s text:c="8"/></text:span><text:span text:style-name="T44">{</text:span></text:p>
            <text:p text:style-name="P18"><text:span text:style-name="T42"><text:s text:c="11"/></text:span><text:span text:style-name="T46">size_t</text:span><text:span text:style-name="T42"> sum=0; <text:s/></text:span><text:span text:style-name="T41">for</text:span><text:span text:style-name="T42"> (</text:span><text:span text:style-name="T41">int</text:span><text:span text:style-name="T42"> x : bufferSlice) <text:s/>{ sum+= x; }</text:span></text:p>
            <text:p text:style-name="P18"><text:span text:style-name="T42"><text:s text:c="11"/></text:span><text:span text:style-name="T42">return sum;</text:span></text:p>
            <text:p text:style-name="P18"><text:span text:style-name="T44"><text:s text:c="8"/></text:span><text:span text:style-name="T44">},</text:span></text:p>
            <text:p text:style-name="P18"><text:span text:style-name="T44"><text:s text:c="8"/></text:span><text:span text:style-name="T44">buffer</text:span></text:p>
            <text:p text:style-name="P18"><text:span text:style-name="T42"><text:s text:c="3"/></text:span><text:span text:style-name="T42">);</text:span></text:p>
            <text:p text:style-name="P18"><text:span text:style-name="T44"/></text:p>
            <text:p text:style-name="P18"><text:span text:style-name="T42"><text:s text:c="3"/></text:span><text:span text:style-name="T41">for</text:span><text:span text:style-name="T42"> (</text:span><text:span text:style-name="T41">int</text:span><text:span text:style-name="T42"> x : results) { printf (</text:span><text:span text:style-name="T43">"checksum = 0x%08x\n"</text:span><text:span text:style-name="T42">, x); }</text:span></text:p>
            <text:p text:style-name="P18"><text:span text:style-name="T44">}</text:span></text:p>
          </draw:text-box>
        </draw:frame>
        <draw:custom-shape draw:style-name="gr35" draw:text-style-name="P28" draw:layer="layout" svg:width="2.54cm" svg:height="1.27cm" draw:transform="rotate (-0.812799832653759) translate (14.834cm 8.18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" draw:text-style-name="P25" draw:layer="layout" svg:width="3.045cm" svg:height="0.897cm" svg:x="23.984cm" svg:y="12.44cm">
          <draw:text-box>
            <text:p text:style-name="P20"><text:span text:style-name="T20">HOST</text:span></text:p>
          </draw:text-box>
        </draw:frame>
        <draw:frame draw:style-name="gr37" draw:text-style-name="P29" draw:layer="layout" svg:width="11.765cm" svg:height="1.072cm" svg:x="15.24cm" svg:y="11.265cm">
          <draw:text-box>
            <text:p text:style-name="P20"><text:span text:style-name="T47">“</text:span><text:span text:style-name="T47">What would be nice to write.”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28cm" svg:height="1.905cm" svg:x="0cm" svg:y="0cm">
          <text:p text:style-name="P8"><text:span text:style-name="T4">Tasklet seen as a thread from the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27" draw:layer="layout" svg:width="11.765cm" svg:height="5.085cm" svg:x="0.74cm" svg:y="3.64cm">
          <draw:text-box>
            <text:p text:style-name="P18"><text:span text:style-name="T48"/></text:p>
            <text:p text:style-name="P18"><text:span text:style-name="T42"/></text:p>
            <text:p text:style-name="P18"><text:span text:style-name="T42"/></text:p>
            <text:p text:style-name="P18"><text:span text:style-name="T42"/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6">size_t</text:span><text:span text:style-name="T42">&gt; results = </text:span><text:span text:style-name="T46">Launcher</text:span><text:span text:style-name="T42">&lt;</text:span><text:span text:style-name="T49">PIM</text:span><text:span text:style-name="T42">&gt;::run (</text:span></text:p>
            <text:p text:style-name="P18"><text:span text:style-name="T42"><text:s text:c="8"/></text:span><text:span text:style-name="T42">[] <text:s/>(</text:span><text:span text:style-name="T41">const</text:span><text:span text:style-name="T42"> std::</text:span><text:span text:style-name="T46">vector</text:span><text:span text:style-name="T42">&lt;</text:span><text:span text:style-name="T41">int</text:span><text:span text:style-name="T42">&gt;&amp; bufferSlice)</text:span></text:p>
            <text:p text:style-name="P18"><text:span text:style-name="T44"><text:s text:c="8"/></text:span><text:span text:style-name="T44">{</text:span></text:p>
            <text:p text:style-name="P18"><text:span text:style-name="T42"><text:s text:c="11"/></text:span><text:span text:style-name="T46">size_t</text:span><text:span text:style-name="T42"> sum=0; <text:s/></text:span><text:span text:style-name="T41">for</text:span><text:span text:style-name="T42"> (</text:span><text:span text:style-name="T41">int</text:span><text:span text:style-name="T42"> x : bufferSlice) <text:s/>{ sum+= x; }</text:span></text:p>
            <text:p text:style-name="P18"><text:span text:style-name="T42"><text:s text:c="11"/></text:span><text:span text:style-name="T42">return sum;</text:span></text:p>
            <text:p text:style-name="P18"><text:span text:style-name="T44"><text:s text:c="8"/></text:span><text:span text:style-name="T44">},</text:span></text:p>
            <text:p text:style-name="P18"><text:span text:style-name="T44"><text:s text:c="8"/></text:span><text:span text:style-name="T44">buffer</text:span></text:p>
            <text:p text:style-name="P18"><text:span text:style-name="T42"><text:s text:c="3"/></text:span><text:span text:style-name="T42">);</text:span></text:p>
            <text:p text:style-name="P18"><text:span text:style-name="T44"/></text:p>
          </draw:text-box>
        </draw:frame>
        <draw:frame draw:style-name="gr39" draw:text-style-name="P25" draw:layer="layout" svg:width="3.045cm" svg:height="0.897cm" svg:x="9.484cm" svg:y="3.64cm">
          <draw:text-box>
            <text:p text:style-name="P20"><text:span text:style-name="T20">HOST</text:span></text:p>
          </draw:text-box>
        </draw:frame>
        <draw:frame draw:style-name="gr40" draw:text-style-name="P29" draw:layer="layout" svg:width="11.765cm" svg:height="1.072cm" svg:x="0.74cm" svg:y="2.365cm">
          <draw:text-box>
            <text:p text:style-name="P20"><text:span text:style-name="T47">“</text:span><text:span text:style-name="T47">What would be nice to write.”</text:span></text:p>
          </draw:text-box>
        </draw:frame>
        <draw:frame draw:style-name="gr41" draw:text-style-name="P31" draw:layer="layout" svg:width="26.134cm" svg:height="9.557cm" svg:x="1.271cm" svg:y="10.077cm">
          <draw:text-box>
            <text:p text:style-name="P30"><text:span text:style-name="T8">In this snippet, only one “PIM-related stuff” reference</text:span></text:p>
            <text:list text:style-name="L1">
              <text:list-item>
                <text:list>
                  <text:list-item>
                    <text:p text:style-name="P30"><text:span text:style-name="T6">Only in <text:s/></text:span><text:span text:style-name="T50">Launcher&lt;PIM&gt; </text:span><text:span text:style-name="T6">as a template parameter of class </text:span><text:span text:style-name="T50">Launcher</text:span></text:p>
                    <text:p text:style-name="P30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28cm" svg:height="1.905cm" svg:x="0cm" svg:y="0cm">
          <text:p text:style-name="P8"><text:span text:style-name="T4">Tasklet seen as a thread from the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7" draw:layer="layout" svg:width="11.765cm" svg:height="5.085cm" svg:x="0.74cm" svg:y="3.64cm">
          <draw:text-box>
            <text:p text:style-name="P18"><text:span text:style-name="T48"/></text:p>
            <text:p text:style-name="P18"><text:span text:style-name="T42"/></text:p>
            <text:p text:style-name="P18"><text:span text:style-name="T42"/></text:p>
            <text:p text:style-name="P18"><text:span text:style-name="T42"/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6">size_t</text:span><text:span text:style-name="T42">&gt; results = </text:span><text:span text:style-name="T46">Launcher</text:span><text:span text:style-name="T42">&lt;</text:span><text:span text:style-name="T49">Multicore</text:span><text:span text:style-name="T42">&gt;::run (</text:span></text:p>
            <text:p text:style-name="P18"><text:span text:style-name="T42"><text:s text:c="8"/></text:span><text:span text:style-name="T42">[] <text:s/>(</text:span><text:span text:style-name="T41">const</text:span><text:span text:style-name="T42"> std::</text:span><text:span text:style-name="T46">vector</text:span><text:span text:style-name="T42">&lt;</text:span><text:span text:style-name="T41">int</text:span><text:span text:style-name="T42">&gt;&amp; bufferSlice)</text:span></text:p>
            <text:p text:style-name="P18"><text:span text:style-name="T44"><text:s text:c="8"/></text:span><text:span text:style-name="T44">{</text:span></text:p>
            <text:p text:style-name="P18"><text:span text:style-name="T42"><text:s text:c="11"/></text:span><text:span text:style-name="T46">size_t</text:span><text:span text:style-name="T42"> sum=0; <text:s/></text:span><text:span text:style-name="T41">for</text:span><text:span text:style-name="T42"> (</text:span><text:span text:style-name="T41">int</text:span><text:span text:style-name="T42"> x : bufferSlice) <text:s/>{ sum+= x; }</text:span></text:p>
            <text:p text:style-name="P18"><text:span text:style-name="T42"><text:s text:c="11"/></text:span><text:span text:style-name="T42">return sum;</text:span></text:p>
            <text:p text:style-name="P18"><text:span text:style-name="T44"><text:s text:c="8"/></text:span><text:span text:style-name="T44">},</text:span></text:p>
            <text:p text:style-name="P18"><text:span text:style-name="T44"><text:s text:c="8"/></text:span><text:span text:style-name="T44">buffer</text:span></text:p>
            <text:p text:style-name="P18"><text:span text:style-name="T42"><text:s text:c="3"/></text:span><text:span text:style-name="T42">);</text:span></text:p>
            <text:p text:style-name="P18"><text:span text:style-name="T44"/></text:p>
          </draw:text-box>
        </draw:frame>
        <draw:frame draw:style-name="gr43" draw:text-style-name="P25" draw:layer="layout" svg:width="3.045cm" svg:height="0.897cm" svg:x="9.484cm" svg:y="3.64cm">
          <draw:text-box>
            <text:p text:style-name="P20"><text:span text:style-name="T20">HOST</text:span></text:p>
          </draw:text-box>
        </draw:frame>
        <draw:frame draw:style-name="gr44" draw:text-style-name="P29" draw:layer="layout" svg:width="11.765cm" svg:height="1.072cm" svg:x="0.74cm" svg:y="2.365cm">
          <draw:text-box>
            <text:p text:style-name="P20"><text:span text:style-name="T47">“</text:span><text:span text:style-name="T47">What would be nice to write.”</text:span></text:p>
          </draw:text-box>
        </draw:frame>
        <draw:frame draw:style-name="gr45" draw:text-style-name="P31" draw:layer="layout" svg:width="26.134cm" svg:height="9.557cm" svg:x="1.271cm" svg:y="10.077cm">
          <draw:text-box>
            <text:p text:style-name="P30"><text:span text:style-name="T8">In this snippet, only one “PIM-related stuff” reference</text:span></text:p>
            <text:list text:style-name="L1">
              <text:list-item>
                <text:list>
                  <text:list-item>
                    <text:p text:style-name="P30"><text:span text:style-name="T6">Only in <text:s/></text:span><text:span text:style-name="T50">Launcher&lt;PIM&gt; </text:span><text:span text:style-name="T6">as a template parameter of class </text:span><text:span text:style-name="T50">Launcher</text:span></text:p>
                  </text:list-item>
                  <text:list-item>
                    <text:p text:style-name="P30"><text:span text:style-name="T6">One could guess that another template parameter could work as well </text:span><text:span text:style-name="T6"><text:line-break/></text:span><text:span text:style-name="T51">(say ‘Multicore’ for instance…)</text:span></text:p>
                    <text:p text:style-name="P30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28cm" svg:height="1.905cm" svg:x="0cm" svg:y="0cm">
          <text:p text:style-name="P8"><text:span text:style-name="T4">Tasklet seen as a thread from the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27" draw:layer="layout" svg:width="11.765cm" svg:height="5.085cm" svg:x="0.74cm" svg:y="3.64cm">
          <draw:text-box>
            <text:p text:style-name="P18"><text:span text:style-name="T48"/></text:p>
            <text:p text:style-name="P18"><text:span text:style-name="T42"/></text:p>
            <text:p text:style-name="P18"><text:span text:style-name="T42"/></text:p>
            <text:p text:style-name="P18"><text:span text:style-name="T42"/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6">size_t</text:span><text:span text:style-name="T42">&gt; results = </text:span><text:span text:style-name="T46">Launcher</text:span><text:span text:style-name="T42">&lt;PIM&gt;::run (</text:span></text:p>
            <text:p text:style-name="P18"><text:span text:style-name="T42"><text:s text:c="8"/></text:span><text:span text:style-name="T42">[] <text:s/>(</text:span><text:span text:style-name="T41">const</text:span><text:span text:style-name="T42"> std::</text:span><text:span text:style-name="T46">vector</text:span><text:span text:style-name="T42">&lt;</text:span><text:span text:style-name="T41">int</text:span><text:span text:style-name="T42">&gt;&amp; bufferSlice)</text:span></text:p>
            <text:p text:style-name="P18"><text:span text:style-name="T44"><text:s text:c="8"/></text:span><text:span text:style-name="T44">{</text:span></text:p>
            <text:p text:style-name="P18"><text:span text:style-name="T42"><text:s text:c="11"/></text:span><text:span text:style-name="T46">size_t</text:span><text:span text:style-name="T42"> sum=0; <text:s/></text:span><text:span text:style-name="T41">for</text:span><text:span text:style-name="T42"> (</text:span><text:span text:style-name="T41">int</text:span><text:span text:style-name="T42"> x : bufferSlice) <text:s/>{ sum+= x; }</text:span></text:p>
            <text:p text:style-name="P18"><text:span text:style-name="T42"><text:s text:c="11"/></text:span><text:span text:style-name="T42">return sum;</text:span></text:p>
            <text:p text:style-name="P18"><text:span text:style-name="T44"><text:s text:c="8"/></text:span><text:span text:style-name="T44">},</text:span></text:p>
            <text:p text:style-name="P18"><text:span text:style-name="T44"><text:s text:c="8"/></text:span><text:span text:style-name="T44">buffer</text:span></text:p>
            <text:p text:style-name="P18"><text:span text:style-name="T42"><text:s text:c="3"/></text:span><text:span text:style-name="T42">);</text:span></text:p>
            <text:p text:style-name="P18"><text:span text:style-name="T44"/></text:p>
          </draw:text-box>
        </draw:frame>
        <draw:frame draw:style-name="gr47" draw:text-style-name="P25" draw:layer="layout" svg:width="3.045cm" svg:height="0.897cm" svg:x="9.484cm" svg:y="3.64cm">
          <draw:text-box>
            <text:p text:style-name="P20"><text:span text:style-name="T20">HOST</text:span></text:p>
          </draw:text-box>
        </draw:frame>
        <draw:frame draw:style-name="gr48" draw:text-style-name="P29" draw:layer="layout" svg:width="11.765cm" svg:height="1.072cm" svg:x="0.74cm" svg:y="2.365cm">
          <draw:text-box>
            <text:p text:style-name="P20"><text:span text:style-name="T47">“</text:span><text:span text:style-name="T47">What would be nice to write.”</text:span></text:p>
          </draw:text-box>
        </draw:frame>
        <draw:frame draw:style-name="gr49" draw:text-style-name="P31" draw:layer="layout" svg:width="26.134cm" svg:height="9.557cm" svg:x="1.271cm" svg:y="10.077cm">
          <draw:text-box>
            <text:p text:style-name="P30"><text:span text:style-name="T8">In this snippet, only one “PIM-related stuff” reference</text:span></text:p>
            <text:list text:style-name="L1">
              <text:list-item>
                <text:list>
                  <text:list-item>
                    <text:p text:style-name="P30"><text:span text:style-name="T6">Only in <text:s/></text:span><text:span text:style-name="T50">Launcher&lt;PIM&gt; </text:span><text:span text:style-name="T6">as a template parameter of class </text:span><text:span text:style-name="T50">Launcher</text:span></text:p>
                  </text:list-item>
                  <text:list-item>
                    <text:p text:style-name="P30"><text:span text:style-name="T6">One could guess that another template parameter could work as well </text:span><text:span text:style-name="T6"><text:line-break/></text:span><text:span text:style-name="T51">(say ‘Multicore’ for instance…)</text:span></text:p>
                  </text:list-item>
                  <text:list-item>
                    <text:p text:style-name="P30"><text:span text:style-name="T6">No call to the UPMEM API present here <text:s text:c="2"/></text:span><text:span text:style-name="T6"><text:tab/></text:span><text:span text:style-name="T6"><text:tab/></text:span><text:span text:style-name="T6"><text:tab/></text:span><text:span text:style-name="T51">(hidden in Launcher&lt;PIM&gt;::run)</text:span></text:p>
                    <text:p text:style-name="P30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28cm" svg:height="1.905cm" svg:x="0cm" svg:y="0cm">
          <text:p text:style-name="P8"><text:span text:style-name="T4">Tasklet seen as a thread from the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27" draw:layer="layout" svg:width="11.765cm" svg:height="5.085cm" svg:x="0.74cm" svg:y="3.64cm">
          <draw:text-box>
            <text:p text:style-name="P18"><text:span text:style-name="T48"/></text:p>
            <text:p text:style-name="P18"><text:span text:style-name="T42"/></text:p>
            <text:p text:style-name="P18"><text:span text:style-name="T42"/></text:p>
            <text:p text:style-name="P18"><text:span text:style-name="T42"/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6">size_t</text:span><text:span text:style-name="T42">&gt; results = </text:span><text:span text:style-name="T46">Launcher</text:span><text:span text:style-name="T42">&lt;PIM&gt;::run (</text:span></text:p>
            <text:p text:style-name="P18"><text:span text:style-name="T42"><text:s text:c="8"/></text:span><text:span text:style-name="T42">[] <text:s/>(</text:span><text:span text:style-name="T41">const</text:span><text:span text:style-name="T42"> std::</text:span><text:span text:style-name="T46">vector</text:span><text:span text:style-name="T42">&lt;</text:span><text:span text:style-name="T41">int</text:span><text:span text:style-name="T42">&gt;&amp; bufferSlice)</text:span></text:p>
            <text:p text:style-name="P18"><text:span text:style-name="T44"><text:s text:c="8"/></text:span><text:span text:style-name="T44">{</text:span></text:p>
            <text:p text:style-name="P18"><text:span text:style-name="T42"><text:s text:c="11"/></text:span><text:span text:style-name="T46">size_t</text:span><text:span text:style-name="T42"> sum=0; <text:s/></text:span><text:span text:style-name="T41">for</text:span><text:span text:style-name="T42"> (</text:span><text:span text:style-name="T41">int</text:span><text:span text:style-name="T42"> x : bufferSlice) <text:s/>{ sum+= x; }</text:span></text:p>
            <text:p text:style-name="P18"><text:span text:style-name="T42"><text:s text:c="11"/></text:span><text:span text:style-name="T42">return sum;</text:span></text:p>
            <text:p text:style-name="P18"><text:span text:style-name="T44"><text:s text:c="8"/></text:span><text:span text:style-name="T44">},</text:span></text:p>
            <text:p text:style-name="P18"><text:span text:style-name="T44"><text:s text:c="8"/></text:span><text:span text:style-name="T44">buffer</text:span></text:p>
            <text:p text:style-name="P18"><text:span text:style-name="T42"><text:s text:c="3"/></text:span><text:span text:style-name="T42">);</text:span></text:p>
            <text:p text:style-name="P18"><text:span text:style-name="T44"/></text:p>
          </draw:text-box>
        </draw:frame>
        <draw:frame draw:style-name="gr51" draw:text-style-name="P25" draw:layer="layout" svg:width="3.045cm" svg:height="0.897cm" svg:x="9.484cm" svg:y="3.64cm">
          <draw:text-box>
            <text:p text:style-name="P20"><text:span text:style-name="T20">HOST</text:span></text:p>
          </draw:text-box>
        </draw:frame>
        <draw:frame draw:style-name="gr52" draw:text-style-name="P29" draw:layer="layout" svg:width="11.765cm" svg:height="1.072cm" svg:x="0.74cm" svg:y="2.365cm">
          <draw:text-box>
            <text:p text:style-name="P20"><text:span text:style-name="T47">“</text:span><text:span text:style-name="T47">What would be nice to write.”</text:span></text:p>
          </draw:text-box>
        </draw:frame>
        <draw:frame draw:style-name="gr53" draw:text-style-name="P31" draw:layer="layout" svg:width="26.134cm" svg:height="9.557cm" svg:x="1.271cm" svg:y="10.077cm">
          <draw:text-box>
            <text:p text:style-name="P30"><text:span text:style-name="T8">In this snippet, only one “PIM-related stuff” reference</text:span></text:p>
            <text:list text:style-name="L1">
              <text:list-item>
                <text:list>
                  <text:list-item>
                    <text:p text:style-name="P30"><text:span text:style-name="T6">Only in <text:s/></text:span><text:span text:style-name="T50">Launcher&lt;PIM&gt; </text:span><text:span text:style-name="T6">as a template parameter of class </text:span><text:span text:style-name="T50">Launcher</text:span></text:p>
                  </text:list-item>
                  <text:list-item>
                    <text:p text:style-name="P30"><text:span text:style-name="T6">One could guess that another template parameter could work as well </text:span><text:span text:style-name="T6"><text:line-break/></text:span><text:span text:style-name="T51">(say ‘Multicore’ for instance…)</text:span></text:p>
                  </text:list-item>
                  <text:list-item>
                    <text:p text:style-name="P30"><text:span text:style-name="T6">No call to the UPMEM API present here <text:s text:c="2"/></text:span><text:span text:style-name="T6"><text:tab/></text:span><text:span text:style-name="T6"><text:tab/></text:span><text:span text:style-name="T6"><text:tab/></text:span><text:span text:style-name="T51">(hidden in Launcher&lt;PIM&gt;::run)</text:span></text:p>
                  </text:list-item>
                  <text:list-item>
                    <text:p text:style-name="P30"><text:span text:style-name="T6">All the remaining looks like standard C++ code <text:s text:c="4"/></text:span><text:span text:style-name="T6"><text:tab/></text:span><text:span text:style-name="T51">(std, lambda, range based loop)</text:span></text:p>
                    <text:p text:style-name="P30"><text:span text:style-name="T6"/></text:p>
                    <text:p text:style-name="P30"><text:span text:style-name="T5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28cm" svg:height="1.905cm" svg:x="0cm" svg:y="0cm">
          <text:p text:style-name="P8"><text:span text:style-name="T4">Tasklet seen as a thread from the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27" draw:layer="layout" svg:width="11.765cm" svg:height="5.085cm" svg:x="0.74cm" svg:y="3.64cm">
          <draw:text-box>
            <text:p text:style-name="P18"><text:span text:style-name="T48"/></text:p>
            <text:p text:style-name="P18"><text:span text:style-name="T42"/></text:p>
            <text:p text:style-name="P18"><text:span text:style-name="T42"/></text:p>
            <text:p text:style-name="P18"><text:span text:style-name="T42"/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6">size_t</text:span><text:span text:style-name="T42">&gt; results = </text:span><text:span text:style-name="T46">Launcher</text:span><text:span text:style-name="T42">&lt;PIM&gt;::run (</text:span></text:p>
            <text:p text:style-name="P18"><text:span text:style-name="T42"><text:s text:c="8"/></text:span><text:span text:style-name="T42">[] <text:s/>(</text:span><text:span text:style-name="T41">const</text:span><text:span text:style-name="T42"> std::</text:span><text:span text:style-name="T46">vector</text:span><text:span text:style-name="T42">&lt;</text:span><text:span text:style-name="T41">int</text:span><text:span text:style-name="T42">&gt;&amp; bufferSlice)</text:span></text:p>
            <text:p text:style-name="P18"><text:span text:style-name="T44"><text:s text:c="8"/></text:span><text:span text:style-name="T44">{</text:span></text:p>
            <text:p text:style-name="P18"><text:span text:style-name="T42"><text:s text:c="11"/></text:span><text:span text:style-name="T46">size_t</text:span><text:span text:style-name="T42"> sum=0; <text:s/></text:span><text:span text:style-name="T41">for</text:span><text:span text:style-name="T42"> (</text:span><text:span text:style-name="T41">int</text:span><text:span text:style-name="T42"> x : bufferSlice) <text:s/>{ sum+= x; }</text:span></text:p>
            <text:p text:style-name="P18"><text:span text:style-name="T42"><text:s text:c="11"/></text:span><text:span text:style-name="T42">return sum;</text:span></text:p>
            <text:p text:style-name="P18"><text:span text:style-name="T44"><text:s text:c="8"/></text:span><text:span text:style-name="T44">},</text:span></text:p>
            <text:p text:style-name="P18"><text:span text:style-name="T44"><text:s text:c="8"/></text:span><text:span text:style-name="T44">buffer</text:span></text:p>
            <text:p text:style-name="P18"><text:span text:style-name="T42"><text:s text:c="3"/></text:span><text:span text:style-name="T42">);</text:span></text:p>
            <text:p text:style-name="P18"><text:span text:style-name="T44"/></text:p>
          </draw:text-box>
        </draw:frame>
        <draw:frame draw:style-name="gr55" draw:text-style-name="P25" draw:layer="layout" svg:width="3.045cm" svg:height="0.897cm" svg:x="9.484cm" svg:y="3.64cm">
          <draw:text-box>
            <text:p text:style-name="P20"><text:span text:style-name="T20">HOST</text:span></text:p>
          </draw:text-box>
        </draw:frame>
        <draw:frame draw:style-name="gr56" draw:text-style-name="P29" draw:layer="layout" svg:width="11.765cm" svg:height="1.072cm" svg:x="0.74cm" svg:y="2.365cm">
          <draw:text-box>
            <text:p text:style-name="P20"><text:span text:style-name="T47">“</text:span><text:span text:style-name="T47">What would be nice to write.”</text:span></text:p>
          </draw:text-box>
        </draw:frame>
        <draw:frame draw:style-name="gr57" draw:text-style-name="P31" draw:layer="layout" svg:width="26.134cm" svg:height="9.557cm" svg:x="1.271cm" svg:y="10.077cm">
          <draw:text-box>
            <text:p text:style-name="P30"><text:span text:style-name="T8">In this snippet, only one “PIM-related stuff” reference</text:span></text:p>
            <text:list text:style-name="L1">
              <text:list-item>
                <text:list>
                  <text:list-item>
                    <text:p text:style-name="P30"><text:span text:style-name="T6">Only in <text:s/></text:span><text:span text:style-name="T50">Launcher&lt;PIM&gt; </text:span><text:span text:style-name="T6">as a template parameter of class </text:span><text:span text:style-name="T50">Launcher</text:span></text:p>
                  </text:list-item>
                  <text:list-item>
                    <text:p text:style-name="P30"><text:span text:style-name="T6">One could guess that another template parameter could work as well </text:span><text:span text:style-name="T6"><text:line-break/></text:span><text:span text:style-name="T51">(say ‘Multicore’ for instance…)</text:span></text:p>
                  </text:list-item>
                  <text:list-item>
                    <text:p text:style-name="P30"><text:span text:style-name="T6">No call to the UPMEM API present here <text:s text:c="2"/></text:span><text:span text:style-name="T6"><text:tab/></text:span><text:span text:style-name="T6"><text:tab/></text:span><text:span text:style-name="T6"><text:tab/></text:span><text:span text:style-name="T51">(hidden in Launcher&lt;PIM&gt;::run)</text:span></text:p>
                  </text:list-item>
                  <text:list-item>
                    <text:p text:style-name="P30"><text:span text:style-name="T6">All the remaining looks like standard C++ code <text:s text:c="4"/></text:span><text:span text:style-name="T6"><text:tab/></text:span><text:span text:style-name="T51">(std, lambda, range based loop)</text:span></text:p>
                  </text:list-item>
                  <text:list-item>
                    <text:p text:style-name="P30"><text:span text:style-name="T6">It sounds like generic programming with template usage</text:span></text:p>
                    <text:p text:style-name="P30"><text:span text:style-name="T5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28cm" svg:height="1.905cm" svg:x="0cm" svg:y="0cm">
          <text:p text:style-name="P8"><text:span text:style-name="T4">Tasklet seen as a thread from the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27" draw:layer="layout" svg:width="11.765cm" svg:height="5.085cm" svg:x="0.74cm" svg:y="3.64cm">
          <draw:text-box>
            <text:p text:style-name="P18"><text:span text:style-name="T48"/></text:p>
            <text:p text:style-name="P18"><text:span text:style-name="T42"/></text:p>
            <text:p text:style-name="P18"><text:span text:style-name="T42"/></text:p>
            <text:p text:style-name="P18"><text:span text:style-name="T42"/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6">size_t</text:span><text:span text:style-name="T42">&gt; results = </text:span><text:span text:style-name="T46">Launcher</text:span><text:span text:style-name="T42">&lt;PIM&gt;::run (</text:span></text:p>
            <text:p text:style-name="P18"><text:span text:style-name="T42"><text:s text:c="8"/></text:span><text:span text:style-name="T53">[] <text:s/>(</text:span><text:span text:style-name="T49">const</text:span><text:span text:style-name="T53"> std::vector&lt;</text:span><text:span text:style-name="T49">int</text:span><text:span text:style-name="T53">&gt;&amp; bufferSlice)</text:span></text:p>
            <text:p text:style-name="P18"><text:span text:style-name="T54"><text:s text:c="8"/></text:span><text:span text:style-name="T54">{</text:span></text:p>
            <text:p text:style-name="P18"><text:span text:style-name="T53"><text:s text:c="11"/></text:span><text:span text:style-name="T53">size_t sum=0; <text:s/></text:span><text:span text:style-name="T49">for</text:span><text:span text:style-name="T53"> (</text:span><text:span text:style-name="T49">int</text:span><text:span text:style-name="T53"> x : bufferSlice) <text:s/>{ sum+= x; }</text:span></text:p>
            <text:p text:style-name="P18"><text:span text:style-name="T53"><text:s text:c="11"/></text:span><text:span text:style-name="T53">return sum;</text:span></text:p>
            <text:p text:style-name="P18"><text:span text:style-name="T54"><text:s text:c="8"/></text:span><text:span text:style-name="T54">}</text:span><text:span text:style-name="T44">,</text:span></text:p>
            <text:p text:style-name="P18"><text:span text:style-name="T44"><text:s text:c="8"/></text:span><text:span text:style-name="T44">buffer</text:span></text:p>
            <text:p text:style-name="P18"><text:span text:style-name="T42"><text:s text:c="3"/></text:span><text:span text:style-name="T42">);</text:span></text:p>
            <text:p text:style-name="P18"><text:span text:style-name="T44"/></text:p>
          </draw:text-box>
        </draw:frame>
        <draw:frame draw:style-name="gr59" draw:text-style-name="P25" draw:layer="layout" svg:width="3.045cm" svg:height="0.897cm" svg:x="9.484cm" svg:y="3.64cm">
          <draw:text-box>
            <text:p text:style-name="P20"><text:span text:style-name="T20">HOST</text:span></text:p>
          </draw:text-box>
        </draw:frame>
        <draw:frame draw:style-name="gr60" draw:text-style-name="P29" draw:layer="layout" svg:width="11.765cm" svg:height="1.072cm" svg:x="0.74cm" svg:y="2.365cm">
          <draw:text-box>
            <text:p text:style-name="P20"><text:span text:style-name="T47">“</text:span><text:span text:style-name="T47">What would be nice to write.”</text:span></text:p>
          </draw:text-box>
        </draw:frame>
        <draw:frame draw:style-name="gr61" draw:text-style-name="P22" draw:layer="layout" svg:width="26.134cm" svg:height="8.428cm" svg:x="1.271cm" svg:y="10.077cm">
          <draw:text-box>
            <text:p text:style-name="P11"><text:span text:style-name="T8">The interesting parts</text:span></text:p>
            <text:list text:style-name="L1">
              <text:list-item>
                <text:list>
                  <text:list-item>
                    <text:p text:style-name="P16"><text:span text:style-name="T6">The DPU job is put into a lambda function</text:span></text:p>
                    <text:p text:style-name="P16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28cm" svg:height="1.905cm" svg:x="0cm" svg:y="0cm">
          <text:p text:style-name="P8"><text:span text:style-name="T4">Tasklet seen as a thread from the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27" draw:layer="layout" svg:width="11.765cm" svg:height="5.085cm" svg:x="0.74cm" svg:y="3.64cm">
          <draw:text-box>
            <text:p text:style-name="P18"><text:span text:style-name="T48"/></text:p>
            <text:p text:style-name="P18"><text:span text:style-name="T42"/></text:p>
            <text:p text:style-name="P18"><text:span text:style-name="T42"/></text:p>
            <text:p text:style-name="P18"><text:span text:style-name="T42"/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6">size_t</text:span><text:span text:style-name="T42">&gt; results = </text:span><text:span text:style-name="T53">Launcher&lt;PIM&gt;::run</text:span><text:span text:style-name="T42"> (</text:span></text:p>
            <text:p text:style-name="P18"><text:span text:style-name="T42"><text:s text:c="8"/></text:span><text:span text:style-name="T42">[] <text:s/>(</text:span><text:span text:style-name="T41">const</text:span><text:span text:style-name="T42"> std::</text:span><text:span text:style-name="T46">vector</text:span><text:span text:style-name="T42">&lt;</text:span><text:span text:style-name="T41">int</text:span><text:span text:style-name="T42">&gt;&amp; bufferSlice)</text:span></text:p>
            <text:p text:style-name="P18"><text:span text:style-name="T44"><text:s text:c="8"/></text:span><text:span text:style-name="T44">{</text:span></text:p>
            <text:p text:style-name="P18"><text:span text:style-name="T42"><text:s text:c="11"/></text:span><text:span text:style-name="T46">size_t</text:span><text:span text:style-name="T42"> sum=0; <text:s/></text:span><text:span text:style-name="T41">for</text:span><text:span text:style-name="T42"> (</text:span><text:span text:style-name="T41">int</text:span><text:span text:style-name="T42"> x : bufferSlice) <text:s/>{ sum+= x; }</text:span></text:p>
            <text:p text:style-name="P18"><text:span text:style-name="T42"><text:s text:c="11"/></text:span><text:span text:style-name="T42">return sum;</text:span></text:p>
            <text:p text:style-name="P18"><text:span text:style-name="T44"><text:s text:c="8"/></text:span><text:span text:style-name="T44">},</text:span></text:p>
            <text:p text:style-name="P18"><text:span text:style-name="T44"><text:s text:c="8"/></text:span><text:span text:style-name="T44">buffer</text:span></text:p>
            <text:p text:style-name="P18"><text:span text:style-name="T42"><text:s text:c="3"/></text:span><text:span text:style-name="T42">);</text:span></text:p>
            <text:p text:style-name="P18"><text:span text:style-name="T44"/></text:p>
          </draw:text-box>
        </draw:frame>
        <draw:frame draw:style-name="gr63" draw:text-style-name="P25" draw:layer="layout" svg:width="3.045cm" svg:height="0.897cm" svg:x="9.484cm" svg:y="3.64cm">
          <draw:text-box>
            <text:p text:style-name="P20"><text:span text:style-name="T20">HOST</text:span></text:p>
          </draw:text-box>
        </draw:frame>
        <draw:frame draw:style-name="gr64" draw:text-style-name="P29" draw:layer="layout" svg:width="11.765cm" svg:height="1.072cm" svg:x="0.74cm" svg:y="2.365cm">
          <draw:text-box>
            <text:p text:style-name="P20"><text:span text:style-name="T47">“</text:span><text:span text:style-name="T47">What would be nice to write.”</text:span></text:p>
          </draw:text-box>
        </draw:frame>
        <draw:frame draw:style-name="gr65" draw:text-style-name="P22" draw:layer="layout" svg:width="26.134cm" svg:height="8.428cm" svg:x="1.271cm" svg:y="10.077cm">
          <draw:text-box>
            <text:p text:style-name="P11"><text:span text:style-name="T8">The interesting parts</text:span></text:p>
            <text:list text:style-name="L1">
              <text:list-item>
                <text:list>
                  <text:list-item>
                    <text:p text:style-name="P16"><text:span text:style-name="T6">The DPU job is put into a lambda function</text:span></text:p>
                  </text:list-item>
                  <text:list-item>
                    <text:p text:style-name="P16"><text:span text:style-name="T50">Launcher&lt;PIM&gt;</text:span><text:span text:style-name="T6"> is a class that will </text:span><text:span text:style-name="T50">run</text:span><text:span text:style-name="T6"> this lambda on the DPU side for each tasklet <text:s text:c="3"/></text:span><text:span text:style-name="T55">(similar to threads management)</text:span></text:p>
                    <text:p text:style-name="P16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28cm" svg:height="1.905cm" svg:x="0cm" svg:y="0cm">
          <text:p text:style-name="P8"><text:span text:style-name="T4">Tasklet seen as a thread from the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27" draw:layer="layout" svg:width="11.765cm" svg:height="5.085cm" svg:x="0.74cm" svg:y="3.64cm">
          <draw:text-box>
            <text:p text:style-name="P18"><text:span text:style-name="T48"/></text:p>
            <text:p text:style-name="P18"><text:span text:style-name="T42"/></text:p>
            <text:p text:style-name="P18"><text:span text:style-name="T42"/></text:p>
            <text:p text:style-name="P18"><text:span text:style-name="T42"/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6">size_t</text:span><text:span text:style-name="T42">&gt; results = </text:span><text:span text:style-name="T46">Launcher</text:span><text:span text:style-name="T42">&lt;PIM&gt;::run (</text:span></text:p>
            <text:p text:style-name="P18"><text:span text:style-name="T42"><text:s text:c="8"/></text:span><text:span text:style-name="T42">[] <text:s/>(</text:span><text:span text:style-name="T49">const</text:span><text:span text:style-name="T53"> std::vector&lt;</text:span><text:span text:style-name="T49">int</text:span><text:span text:style-name="T53">&gt;&amp; bufferSlice</text:span><text:span text:style-name="T42">)</text:span></text:p>
            <text:p text:style-name="P18"><text:span text:style-name="T44"><text:s text:c="8"/></text:span><text:span text:style-name="T44">{</text:span></text:p>
            <text:p text:style-name="P18"><text:span text:style-name="T42"><text:s text:c="11"/></text:span><text:span text:style-name="T46">size_t</text:span><text:span text:style-name="T42"> sum=0; <text:s/></text:span><text:span text:style-name="T41">for</text:span><text:span text:style-name="T42"> (</text:span><text:span text:style-name="T41">int</text:span><text:span text:style-name="T42"> x : bufferSlice) <text:s/>{ sum+= x; }</text:span></text:p>
            <text:p text:style-name="P18"><text:span text:style-name="T42"><text:s text:c="11"/></text:span><text:span text:style-name="T42">return sum;</text:span></text:p>
            <text:p text:style-name="P18"><text:span text:style-name="T44"><text:s text:c="8"/></text:span><text:span text:style-name="T44">},</text:span></text:p>
            <text:p text:style-name="P18"><text:span text:style-name="T44"><text:s text:c="8"/></text:span><text:span text:style-name="T44">buffer</text:span></text:p>
            <text:p text:style-name="P18"><text:span text:style-name="T42"><text:s text:c="3"/></text:span><text:span text:style-name="T42">);</text:span></text:p>
            <text:p text:style-name="P18"><text:span text:style-name="T44"/></text:p>
          </draw:text-box>
        </draw:frame>
        <draw:frame draw:style-name="gr67" draw:text-style-name="P25" draw:layer="layout" svg:width="3.045cm" svg:height="0.897cm" svg:x="9.484cm" svg:y="3.64cm">
          <draw:text-box>
            <text:p text:style-name="P20"><text:span text:style-name="T20">HOST</text:span></text:p>
          </draw:text-box>
        </draw:frame>
        <draw:frame draw:style-name="gr68" draw:text-style-name="P29" draw:layer="layout" svg:width="11.765cm" svg:height="1.072cm" svg:x="0.74cm" svg:y="2.365cm">
          <draw:text-box>
            <text:p text:style-name="P20"><text:span text:style-name="T47">“</text:span><text:span text:style-name="T47">What would be nice to write.”</text:span></text:p>
          </draw:text-box>
        </draw:frame>
        <draw:frame draw:style-name="gr69" draw:text-style-name="P22" draw:layer="layout" svg:width="26.134cm" svg:height="8.428cm" svg:x="1.271cm" svg:y="10.077cm">
          <draw:text-box>
            <text:p text:style-name="P11"><text:span text:style-name="T8">The interesting parts</text:span></text:p>
            <text:list text:style-name="L1">
              <text:list-item>
                <text:list>
                  <text:list-item>
                    <text:p text:style-name="P16"><text:span text:style-name="T6">The DPU job is put into a lambda function</text:span></text:p>
                  </text:list-item>
                  <text:list-item>
                    <text:p text:style-name="P16"><text:span text:style-name="T50">Launcher&lt;PIM&gt;</text:span><text:span text:style-name="T6"> is a class that will </text:span><text:span text:style-name="T50">run</text:span><text:span text:style-name="T6"> this lambda on the DPU side for each tasklet <text:s text:c="3"/></text:span><text:span text:style-name="T55">(similar to threads management)</text:span></text:p>
                  </text:list-item>
                  <text:list-item>
                    <text:p text:style-name="P16"><text:span text:style-name="T6">The buffer to be processed is sliced into several parts (one per tasklet)</text:span></text:p>
                    <text:p text:style-name="P16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28cm" svg:height="1.905cm" svg:x="0cm" svg:y="0cm">
          <text:p text:style-name="P8"><text:span text:style-name="T4">Tasklet seen as a thread from the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27" draw:layer="layout" svg:width="11.765cm" svg:height="5.085cm" svg:x="0.74cm" svg:y="3.64cm">
          <draw:text-box>
            <text:p text:style-name="P18"><text:span text:style-name="T48"/></text:p>
            <text:p text:style-name="P18"><text:span text:style-name="T42"/></text:p>
            <text:p text:style-name="P18"><text:span text:style-name="T42"/></text:p>
            <text:p text:style-name="P18"><text:span text:style-name="T42"/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6">size_t</text:span><text:span text:style-name="T42">&gt; results = </text:span><text:span text:style-name="T46">Launcher</text:span><text:span text:style-name="T42">&lt;PIM&gt;::run (</text:span></text:p>
            <text:p text:style-name="P18"><text:span text:style-name="T42"><text:s text:c="8"/></text:span><text:span text:style-name="T42">[] <text:s/>(</text:span><text:span text:style-name="T49">const</text:span><text:span text:style-name="T53"> std::vector&lt;</text:span><text:span text:style-name="T49">int</text:span><text:span text:style-name="T53">&gt;&amp; bufferSlice</text:span><text:span text:style-name="T42">)</text:span></text:p>
            <text:p text:style-name="P18"><text:span text:style-name="T44"><text:s text:c="8"/></text:span><text:span text:style-name="T44">{</text:span></text:p>
            <text:p text:style-name="P18"><text:span text:style-name="T42"><text:s text:c="11"/></text:span><text:span text:style-name="T46">size_t</text:span><text:span text:style-name="T42"> sum=0; <text:s/></text:span><text:span text:style-name="T49">for</text:span><text:span text:style-name="T53"> (</text:span><text:span text:style-name="T49">int</text:span><text:span text:style-name="T53"> x : bufferSlice) <text:s/>{ sum+= x; }</text:span></text:p>
            <text:p text:style-name="P18"><text:span text:style-name="T42"><text:s text:c="11"/></text:span><text:span text:style-name="T42">return sum;</text:span></text:p>
            <text:p text:style-name="P18"><text:span text:style-name="T44"><text:s text:c="8"/></text:span><text:span text:style-name="T44">},</text:span></text:p>
            <text:p text:style-name="P18"><text:span text:style-name="T44"><text:s text:c="8"/></text:span><text:span text:style-name="T44">buffer</text:span></text:p>
            <text:p text:style-name="P18"><text:span text:style-name="T42"><text:s text:c="3"/></text:span><text:span text:style-name="T42">);</text:span></text:p>
            <text:p text:style-name="P18"><text:span text:style-name="T44"/></text:p>
          </draw:text-box>
        </draw:frame>
        <draw:frame draw:style-name="gr71" draw:text-style-name="P25" draw:layer="layout" svg:width="3.045cm" svg:height="0.897cm" svg:x="9.484cm" svg:y="3.64cm">
          <draw:text-box>
            <text:p text:style-name="P20"><text:span text:style-name="T20">HOST</text:span></text:p>
          </draw:text-box>
        </draw:frame>
        <draw:frame draw:style-name="gr72" draw:text-style-name="P29" draw:layer="layout" svg:width="11.765cm" svg:height="1.072cm" svg:x="0.74cm" svg:y="2.365cm">
          <draw:text-box>
            <text:p text:style-name="P20"><text:span text:style-name="T47">“</text:span><text:span text:style-name="T47">What would be nice to write.”</text:span></text:p>
          </draw:text-box>
        </draw:frame>
        <draw:frame draw:style-name="gr73" draw:text-style-name="P22" draw:layer="layout" svg:width="26.134cm" svg:height="8.428cm" svg:x="1.271cm" svg:y="10.077cm">
          <draw:text-box>
            <text:p text:style-name="P11"><text:span text:style-name="T8">The interesting parts</text:span></text:p>
            <text:list text:style-name="L1">
              <text:list-item>
                <text:list>
                  <text:list-item>
                    <text:p text:style-name="P16"><text:span text:style-name="T6">The DPU job is put into a lambda function</text:span></text:p>
                  </text:list-item>
                  <text:list-item>
                    <text:p text:style-name="P16"><text:span text:style-name="T50">Launcher&lt;PIM&gt;</text:span><text:span text:style-name="T6"> is a class that will </text:span><text:span text:style-name="T50">run</text:span><text:span text:style-name="T6"> this lambda on the DPU side for each tasklet <text:s text:c="3"/></text:span><text:span text:style-name="T55">(similar to threads management)</text:span></text:p>
                  </text:list-item>
                  <text:list-item>
                    <text:p text:style-name="P16"><text:span text:style-name="T6">The buffer to be processed is sliced into several parts (one per tasklet)</text:span></text:p>
                  </text:list-item>
                  <text:list-item>
                    <text:p text:style-name="P16"><text:span text:style-name="T6">Each part is sent to a tasklet that computes a partial result</text:span></text:p>
                    <text:p text:style-name="P16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28cm" svg:height="1.905cm" svg:x="0cm" svg:y="0cm">
          <text:p text:style-name="P8"><text:span text:style-name="T4">Tasklet seen as a thread from the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4" draw:text-style-name="P27" draw:layer="layout" svg:width="11.765cm" svg:height="5.085cm" svg:x="0.74cm" svg:y="3.64cm">
          <draw:text-box>
            <text:p text:style-name="P18"><text:span text:style-name="T48"/></text:p>
            <text:p text:style-name="P18"><text:span text:style-name="T42"/></text:p>
            <text:p text:style-name="P18"><text:span text:style-name="T42"/></text:p>
            <text:p text:style-name="P18"><text:span text:style-name="T42"/></text:p>
            <text:p text:style-name="P18"><text:span text:style-name="T42"><text:s text:c="3"/></text:span><text:span text:style-name="T53">std::vector&lt;size_t&gt;</text:span><text:span text:style-name="T42"> results = </text:span><text:span text:style-name="T46">Launcher</text:span><text:span text:style-name="T42">&lt;PIM&gt;::run (</text:span></text:p>
            <text:p text:style-name="P18"><text:span text:style-name="T42"><text:s text:c="8"/></text:span><text:span text:style-name="T42">[] <text:s/>(</text:span><text:span text:style-name="T41">const</text:span><text:span text:style-name="T42"> std::</text:span><text:span text:style-name="T46">vector</text:span><text:span text:style-name="T42">&lt;</text:span><text:span text:style-name="T41">int</text:span><text:span text:style-name="T42">&gt;&amp; bufferSlice)</text:span></text:p>
            <text:p text:style-name="P18"><text:span text:style-name="T44"><text:s text:c="8"/></text:span><text:span text:style-name="T44">{</text:span></text:p>
            <text:p text:style-name="P18"><text:span text:style-name="T42"><text:s text:c="11"/></text:span><text:span text:style-name="T46">size_t</text:span><text:span text:style-name="T42"> sum=0; <text:s/></text:span><text:span text:style-name="T41">for</text:span><text:span text:style-name="T42"> (</text:span><text:span text:style-name="T41">int</text:span><text:span text:style-name="T42"> x : bufferSlice) <text:s/>{ sum+= x; }</text:span></text:p>
            <text:p text:style-name="P18"><text:span text:style-name="T42"><text:s text:c="11"/></text:span><text:span text:style-name="T53">return sum</text:span><text:span text:style-name="T42">;</text:span></text:p>
            <text:p text:style-name="P18"><text:span text:style-name="T44"><text:s text:c="8"/></text:span><text:span text:style-name="T44">},</text:span></text:p>
            <text:p text:style-name="P18"><text:span text:style-name="T44"><text:s text:c="8"/></text:span><text:span text:style-name="T44">buffer</text:span></text:p>
            <text:p text:style-name="P18"><text:span text:style-name="T42"><text:s text:c="3"/></text:span><text:span text:style-name="T42">);</text:span></text:p>
            <text:p text:style-name="P18"><text:span text:style-name="T44"/></text:p>
          </draw:text-box>
        </draw:frame>
        <draw:frame draw:style-name="gr75" draw:text-style-name="P25" draw:layer="layout" svg:width="3.045cm" svg:height="0.897cm" svg:x="9.484cm" svg:y="3.64cm">
          <draw:text-box>
            <text:p text:style-name="P20"><text:span text:style-name="T20">HOST</text:span></text:p>
          </draw:text-box>
        </draw:frame>
        <draw:frame draw:style-name="gr76" draw:text-style-name="P29" draw:layer="layout" svg:width="11.765cm" svg:height="1.072cm" svg:x="0.74cm" svg:y="2.365cm">
          <draw:text-box>
            <text:p text:style-name="P20"><text:span text:style-name="T47">“</text:span><text:span text:style-name="T47">What would be nice to write.”</text:span></text:p>
          </draw:text-box>
        </draw:frame>
        <draw:frame draw:style-name="gr77" draw:text-style-name="P22" draw:layer="layout" svg:width="26.134cm" svg:height="8.428cm" svg:x="1.271cm" svg:y="10.077cm">
          <draw:text-box>
            <text:p text:style-name="P11"><text:span text:style-name="T8">The interesting parts</text:span></text:p>
            <text:list text:style-name="L1">
              <text:list-item>
                <text:list>
                  <text:list-item>
                    <text:p text:style-name="P16"><text:span text:style-name="T6">The DPU job is put into a lambda function</text:span></text:p>
                  </text:list-item>
                  <text:list-item>
                    <text:p text:style-name="P16"><text:span text:style-name="T50">Launcher&lt;PIM&gt;</text:span><text:span text:style-name="T6"> is a class that will </text:span><text:span text:style-name="T50">run</text:span><text:span text:style-name="T6"> this lambda on the DPU side for each tasklet <text:s text:c="3"/></text:span><text:span text:style-name="T55">(similar to threads management)</text:span></text:p>
                  </text:list-item>
                  <text:list-item>
                    <text:p text:style-name="P16"><text:span text:style-name="T6">The buffer to be processed is sliced into several parts (one per tasklet)</text:span></text:p>
                  </text:list-item>
                  <text:list-item>
                    <text:p text:style-name="P16"><text:span text:style-name="T6">Each part is sent to a tasklet that computes a partial result</text:span></text:p>
                  </text:list-item>
                  <text:list-item>
                    <text:p text:style-name="P16"><text:span text:style-name="T6">The tasklets results are aggregated into a vector returned to the cal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28cm" svg:height="1.905cm" svg:x="0cm" svg:y="0cm">
          <text:p text:style-name="P8"><text:span text:style-name="T4">Tasklet seen as a thread from the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27" draw:layer="layout" svg:width="11.765cm" svg:height="5.085cm" svg:x="0.74cm" svg:y="3.64cm">
          <draw:text-box>
            <text:p text:style-name="P18"><text:span text:style-name="T48"/></text:p>
            <text:p text:style-name="P18"><text:span text:style-name="T42"/></text:p>
            <text:p text:style-name="P18"><text:span text:style-name="T42"/></text:p>
            <text:p text:style-name="P18"><text:span text:style-name="T42"/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6">size_t</text:span><text:span text:style-name="T42">&gt; results = </text:span><text:span text:style-name="T46">Launcher</text:span><text:span text:style-name="T42">&lt;PIM&gt;::run (</text:span></text:p>
            <text:p text:style-name="P18"><text:span text:style-name="T42"><text:s text:c="8"/></text:span><text:span text:style-name="T42">[] <text:s/>(</text:span><text:span text:style-name="T41">const</text:span><text:span text:style-name="T42"> std::</text:span><text:span text:style-name="T46">vector</text:span><text:span text:style-name="T42">&lt;</text:span><text:span text:style-name="T41">int</text:span><text:span text:style-name="T42">&gt;&amp; bufferSlice)</text:span></text:p>
            <text:p text:style-name="P18"><text:span text:style-name="T44"><text:s text:c="8"/></text:span><text:span text:style-name="T44">{</text:span></text:p>
            <text:p text:style-name="P18"><text:span text:style-name="T42"><text:s text:c="11"/></text:span><text:span text:style-name="T46">size_t</text:span><text:span text:style-name="T42"> sum=0; <text:s/></text:span><text:span text:style-name="T41">for</text:span><text:span text:style-name="T42"> (</text:span><text:span text:style-name="T41">int</text:span><text:span text:style-name="T42"> x : bufferSlice) <text:s/>{ sum+= x; }</text:span></text:p>
            <text:p text:style-name="P18"><text:span text:style-name="T42"><text:s text:c="11"/></text:span><text:span text:style-name="T42">return sum;</text:span></text:p>
            <text:p text:style-name="P18"><text:span text:style-name="T44"><text:s text:c="8"/></text:span><text:span text:style-name="T44">},</text:span></text:p>
            <text:p text:style-name="P18"><text:span text:style-name="T44"><text:s text:c="8"/></text:span><text:span text:style-name="T44">buffer</text:span></text:p>
            <text:p text:style-name="P18"><text:span text:style-name="T42"><text:s text:c="3"/></text:span><text:span text:style-name="T42">);</text:span></text:p>
            <text:p text:style-name="P18"><text:span text:style-name="T44"/></text:p>
          </draw:text-box>
        </draw:frame>
        <draw:frame draw:style-name="gr79" draw:text-style-name="P25" draw:layer="layout" svg:width="3.045cm" svg:height="0.897cm" svg:x="9.484cm" svg:y="3.64cm">
          <draw:text-box>
            <text:p text:style-name="P20"><text:span text:style-name="T20">HOST</text:span></text:p>
          </draw:text-box>
        </draw:frame>
        <draw:frame draw:style-name="gr80" draw:text-style-name="P29" draw:layer="layout" svg:width="11.765cm" svg:height="1.072cm" svg:x="0.74cm" svg:y="2.365cm">
          <draw:text-box>
            <text:p text:style-name="P20"><text:span text:style-name="T47">“</text:span><text:span text:style-name="T47">What would be nice to write.”</text:span></text:p>
          </draw:text-box>
        </draw:frame>
        <draw:frame draw:style-name="gr81" draw:text-style-name="P22" draw:layer="layout" svg:width="26.134cm" svg:height="8.428cm" svg:x="1.271cm" svg:y="10.077cm">
          <draw:text-box>
            <text:p text:style-name="P11"><text:span text:style-name="T8">Launcher&lt;PIM&gt;::run encapsulates a lot of things</text:span></text:p>
            <text:list text:style-name="L1">
              <text:list-item>
                <text:list>
                  <text:list-item>
                    <text:p text:style-name="P16"><text:span text:style-name="T6">Split the input parameters to feed each tasklet <text:s text:c="4"/></text:span><text:span text:style-name="T51">(much more to say about it later)</text:span></text:p>
                    <text:p text:style-name="P16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Tasklet seen as a thread from the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27" draw:layer="layout" svg:width="11.765cm" svg:height="5.085cm" svg:x="0.74cm" svg:y="3.64cm">
          <draw:text-box>
            <text:p text:style-name="P18"><text:span text:style-name="T48"/></text:p>
            <text:p text:style-name="P18"><text:span text:style-name="T42"/></text:p>
            <text:p text:style-name="P18"><text:span text:style-name="T42"/></text:p>
            <text:p text:style-name="P18"><text:span text:style-name="T42"/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6">size_t</text:span><text:span text:style-name="T42">&gt; results = </text:span><text:span text:style-name="T46">Launcher</text:span><text:span text:style-name="T42">&lt;PIM&gt;::run (</text:span></text:p>
            <text:p text:style-name="P18"><text:span text:style-name="T42"><text:s text:c="8"/></text:span><text:span text:style-name="T42">[] <text:s/>(</text:span><text:span text:style-name="T41">const</text:span><text:span text:style-name="T42"> std::</text:span><text:span text:style-name="T46">vector</text:span><text:span text:style-name="T42">&lt;</text:span><text:span text:style-name="T41">int</text:span><text:span text:style-name="T42">&gt;&amp; bufferSlice)</text:span></text:p>
            <text:p text:style-name="P18"><text:span text:style-name="T44"><text:s text:c="8"/></text:span><text:span text:style-name="T44">{</text:span></text:p>
            <text:p text:style-name="P18"><text:span text:style-name="T42"><text:s text:c="11"/></text:span><text:span text:style-name="T46">size_t</text:span><text:span text:style-name="T42"> sum=0; <text:s/></text:span><text:span text:style-name="T41">for</text:span><text:span text:style-name="T42"> (</text:span><text:span text:style-name="T41">int</text:span><text:span text:style-name="T42"> x : bufferSlice) <text:s/>{ sum+= x; }</text:span></text:p>
            <text:p text:style-name="P18"><text:span text:style-name="T42"><text:s text:c="11"/></text:span><text:span text:style-name="T42">return sum;</text:span></text:p>
            <text:p text:style-name="P18"><text:span text:style-name="T44"><text:s text:c="8"/></text:span><text:span text:style-name="T44">},</text:span></text:p>
            <text:p text:style-name="P18"><text:span text:style-name="T44"><text:s text:c="8"/></text:span><text:span text:style-name="T44">buffer</text:span></text:p>
            <text:p text:style-name="P18"><text:span text:style-name="T42"><text:s text:c="3"/></text:span><text:span text:style-name="T42">);</text:span></text:p>
            <text:p text:style-name="P18"><text:span text:style-name="T44"/></text:p>
          </draw:text-box>
        </draw:frame>
        <draw:frame draw:style-name="gr83" draw:text-style-name="P25" draw:layer="layout" svg:width="3.045cm" svg:height="0.897cm" svg:x="9.484cm" svg:y="3.64cm">
          <draw:text-box>
            <text:p text:style-name="P20"><text:span text:style-name="T20">HOST</text:span></text:p>
          </draw:text-box>
        </draw:frame>
        <draw:frame draw:style-name="gr84" draw:text-style-name="P29" draw:layer="layout" svg:width="11.765cm" svg:height="1.072cm" svg:x="0.74cm" svg:y="2.365cm">
          <draw:text-box>
            <text:p text:style-name="P20"><text:span text:style-name="T47">“</text:span><text:span text:style-name="T47">What would be nice to write.”</text:span></text:p>
          </draw:text-box>
        </draw:frame>
        <draw:frame draw:style-name="gr85" draw:text-style-name="P22" draw:layer="layout" svg:width="26.134cm" svg:height="8.428cm" svg:x="1.271cm" svg:y="10.077cm">
          <draw:text-box>
            <text:p text:style-name="P11"><text:span text:style-name="T8">Launcher&lt;PIM&gt;::run encapsulates a lot of things</text:span></text:p>
            <text:list text:style-name="L1">
              <text:list-item>
                <text:list>
                  <text:list-item>
                    <text:p text:style-name="P16"><text:span text:style-name="T6">Split the input parameters to feed each tasklet <text:s text:c="4"/></text:span><text:span text:style-name="T51">(much more to say about it later)</text:span></text:p>
                  </text:list-item>
                  <text:list-item>
                    <text:p text:style-name="P16"><text:span text:style-name="T6">Load the DPU binary</text:span></text:p>
                    <text:p text:style-name="P16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Tasklet seen as a thread from the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6" draw:text-style-name="P27" draw:layer="layout" svg:width="11.765cm" svg:height="5.085cm" svg:x="0.74cm" svg:y="3.64cm">
          <draw:text-box>
            <text:p text:style-name="P18"><text:span text:style-name="T48"/></text:p>
            <text:p text:style-name="P18"><text:span text:style-name="T42"/></text:p>
            <text:p text:style-name="P18"><text:span text:style-name="T42"/></text:p>
            <text:p text:style-name="P18"><text:span text:style-name="T42"/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6">size_t</text:span><text:span text:style-name="T42">&gt; results = </text:span><text:span text:style-name="T46">Launcher</text:span><text:span text:style-name="T42">&lt;PIM&gt;::run (</text:span></text:p>
            <text:p text:style-name="P18"><text:span text:style-name="T42"><text:s text:c="8"/></text:span><text:span text:style-name="T42">[] <text:s/>(</text:span><text:span text:style-name="T41">const</text:span><text:span text:style-name="T42"> std::</text:span><text:span text:style-name="T46">vector</text:span><text:span text:style-name="T42">&lt;</text:span><text:span text:style-name="T41">int</text:span><text:span text:style-name="T42">&gt;&amp; bufferSlice)</text:span></text:p>
            <text:p text:style-name="P18"><text:span text:style-name="T44"><text:s text:c="8"/></text:span><text:span text:style-name="T44">{</text:span></text:p>
            <text:p text:style-name="P18"><text:span text:style-name="T42"><text:s text:c="11"/></text:span><text:span text:style-name="T46">size_t</text:span><text:span text:style-name="T42"> sum=0; <text:s/></text:span><text:span text:style-name="T41">for</text:span><text:span text:style-name="T42"> (</text:span><text:span text:style-name="T41">int</text:span><text:span text:style-name="T42"> x : bufferSlice) <text:s/>{ sum+= x; }</text:span></text:p>
            <text:p text:style-name="P18"><text:span text:style-name="T42"><text:s text:c="11"/></text:span><text:span text:style-name="T42">return sum;</text:span></text:p>
            <text:p text:style-name="P18"><text:span text:style-name="T44"><text:s text:c="8"/></text:span><text:span text:style-name="T44">},</text:span></text:p>
            <text:p text:style-name="P18"><text:span text:style-name="T44"><text:s text:c="8"/></text:span><text:span text:style-name="T44">buffer</text:span></text:p>
            <text:p text:style-name="P18"><text:span text:style-name="T42"><text:s text:c="3"/></text:span><text:span text:style-name="T42">);</text:span></text:p>
            <text:p text:style-name="P18"><text:span text:style-name="T44"/></text:p>
          </draw:text-box>
        </draw:frame>
        <draw:frame draw:style-name="gr87" draw:text-style-name="P25" draw:layer="layout" svg:width="3.045cm" svg:height="0.897cm" svg:x="9.484cm" svg:y="3.64cm">
          <draw:text-box>
            <text:p text:style-name="P20"><text:span text:style-name="T20">HOST</text:span></text:p>
          </draw:text-box>
        </draw:frame>
        <draw:frame draw:style-name="gr88" draw:text-style-name="P29" draw:layer="layout" svg:width="11.765cm" svg:height="1.072cm" svg:x="0.74cm" svg:y="2.365cm">
          <draw:text-box>
            <text:p text:style-name="P20"><text:span text:style-name="T47">“</text:span><text:span text:style-name="T47">What would be nice to write.”</text:span></text:p>
          </draw:text-box>
        </draw:frame>
        <draw:frame draw:style-name="gr89" draw:text-style-name="P22" draw:layer="layout" svg:width="26.134cm" svg:height="8.428cm" svg:x="1.271cm" svg:y="10.077cm">
          <draw:text-box>
            <text:p text:style-name="P11"><text:span text:style-name="T8">Launcher&lt;PIM&gt;::run encapsulates a lot of things</text:span></text:p>
            <text:list text:style-name="L1">
              <text:list-item>
                <text:list>
                  <text:list-item>
                    <text:p text:style-name="P16"><text:span text:style-name="T6">Split the input parameters to feed each tasklet <text:s text:c="4"/></text:span><text:span text:style-name="T51">(much more to say about it later)</text:span></text:p>
                  </text:list-item>
                  <text:list-item>
                    <text:p text:style-name="P16"><text:span text:style-name="T6">Load the DPU binary</text:span></text:p>
                  </text:list-item>
                  <text:list-item>
                    <text:p text:style-name="P16"><text:span text:style-name="T6">Send the input parameters to the DPUs</text:span></text:p>
                    <text:p text:style-name="P16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Tasklet seen as a thread from the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0" draw:text-style-name="P27" draw:layer="layout" svg:width="11.765cm" svg:height="5.085cm" svg:x="0.74cm" svg:y="3.64cm">
          <draw:text-box>
            <text:p text:style-name="P18"><text:span text:style-name="T48"/></text:p>
            <text:p text:style-name="P18"><text:span text:style-name="T42"/></text:p>
            <text:p text:style-name="P18"><text:span text:style-name="T42"/></text:p>
            <text:p text:style-name="P18"><text:span text:style-name="T42"/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6">size_t</text:span><text:span text:style-name="T42">&gt; results = </text:span><text:span text:style-name="T46">Launcher</text:span><text:span text:style-name="T42">&lt;PIM&gt;::run (</text:span></text:p>
            <text:p text:style-name="P18"><text:span text:style-name="T42"><text:s text:c="8"/></text:span><text:span text:style-name="T42">[] <text:s/>(</text:span><text:span text:style-name="T41">const</text:span><text:span text:style-name="T42"> std::</text:span><text:span text:style-name="T46">vector</text:span><text:span text:style-name="T42">&lt;</text:span><text:span text:style-name="T41">int</text:span><text:span text:style-name="T42">&gt;&amp; bufferSlice)</text:span></text:p>
            <text:p text:style-name="P18"><text:span text:style-name="T44"><text:s text:c="8"/></text:span><text:span text:style-name="T44">{</text:span></text:p>
            <text:p text:style-name="P18"><text:span text:style-name="T42"><text:s text:c="11"/></text:span><text:span text:style-name="T46">size_t</text:span><text:span text:style-name="T42"> sum=0; <text:s/></text:span><text:span text:style-name="T41">for</text:span><text:span text:style-name="T42"> (</text:span><text:span text:style-name="T41">int</text:span><text:span text:style-name="T42"> x : bufferSlice) <text:s/>{ sum+= x; }</text:span></text:p>
            <text:p text:style-name="P18"><text:span text:style-name="T42"><text:s text:c="11"/></text:span><text:span text:style-name="T42">return sum;</text:span></text:p>
            <text:p text:style-name="P18"><text:span text:style-name="T44"><text:s text:c="8"/></text:span><text:span text:style-name="T44">},</text:span></text:p>
            <text:p text:style-name="P18"><text:span text:style-name="T44"><text:s text:c="8"/></text:span><text:span text:style-name="T44">buffer</text:span></text:p>
            <text:p text:style-name="P18"><text:span text:style-name="T42"><text:s text:c="3"/></text:span><text:span text:style-name="T42">);</text:span></text:p>
            <text:p text:style-name="P18"><text:span text:style-name="T44"/></text:p>
          </draw:text-box>
        </draw:frame>
        <draw:frame draw:style-name="gr91" draw:text-style-name="P25" draw:layer="layout" svg:width="3.045cm" svg:height="0.897cm" svg:x="9.484cm" svg:y="3.64cm">
          <draw:text-box>
            <text:p text:style-name="P20"><text:span text:style-name="T20">HOST</text:span></text:p>
          </draw:text-box>
        </draw:frame>
        <draw:frame draw:style-name="gr92" draw:text-style-name="P29" draw:layer="layout" svg:width="11.765cm" svg:height="1.072cm" svg:x="0.74cm" svg:y="2.365cm">
          <draw:text-box>
            <text:p text:style-name="P20"><text:span text:style-name="T47">“</text:span><text:span text:style-name="T47">What would be nice to write.”</text:span></text:p>
          </draw:text-box>
        </draw:frame>
        <draw:frame draw:style-name="gr93" draw:text-style-name="P22" draw:layer="layout" svg:width="26.134cm" svg:height="8.428cm" svg:x="1.271cm" svg:y="10.077cm">
          <draw:text-box>
            <text:p text:style-name="P11"><text:span text:style-name="T8">Launcher&lt;PIM&gt;::run encapsulates a lot of things</text:span></text:p>
            <text:list text:style-name="L1">
              <text:list-item>
                <text:list>
                  <text:list-item>
                    <text:p text:style-name="P16"><text:span text:style-name="T6">Split the input parameters to feed each tasklet <text:s text:c="4"/></text:span><text:span text:style-name="T51">(much more to say about it later)</text:span></text:p>
                  </text:list-item>
                  <text:list-item>
                    <text:p text:style-name="P16"><text:span text:style-name="T6">Load the DPU binary</text:span></text:p>
                  </text:list-item>
                  <text:list-item>
                    <text:p text:style-name="P16"><text:span text:style-name="T6">Send the input parameters to the DPUs</text:span></text:p>
                  </text:list-item>
                  <text:list-item>
                    <text:p text:style-name="P16"><text:span text:style-name="T6">Launch the binary on the DPUs</text:span></text:p>
                    <text:p text:style-name="P16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Tasklet seen as a thread from the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4" draw:text-style-name="P27" draw:layer="layout" svg:width="11.765cm" svg:height="5.085cm" svg:x="0.74cm" svg:y="3.64cm">
          <draw:text-box>
            <text:p text:style-name="P18"><text:span text:style-name="T48"/></text:p>
            <text:p text:style-name="P18"><text:span text:style-name="T42"/></text:p>
            <text:p text:style-name="P18"><text:span text:style-name="T42"/></text:p>
            <text:p text:style-name="P18"><text:span text:style-name="T42"/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6">size_t</text:span><text:span text:style-name="T42">&gt; results = </text:span><text:span text:style-name="T46">Launcher</text:span><text:span text:style-name="T42">&lt;PIM&gt;::run (</text:span></text:p>
            <text:p text:style-name="P18"><text:span text:style-name="T42"><text:s text:c="8"/></text:span><text:span text:style-name="T42">[] <text:s/>(</text:span><text:span text:style-name="T41">const</text:span><text:span text:style-name="T42"> std::</text:span><text:span text:style-name="T46">vector</text:span><text:span text:style-name="T42">&lt;</text:span><text:span text:style-name="T41">int</text:span><text:span text:style-name="T42">&gt;&amp; bufferSlice)</text:span></text:p>
            <text:p text:style-name="P18"><text:span text:style-name="T44"><text:s text:c="8"/></text:span><text:span text:style-name="T44">{</text:span></text:p>
            <text:p text:style-name="P18"><text:span text:style-name="T42"><text:s text:c="11"/></text:span><text:span text:style-name="T46">size_t</text:span><text:span text:style-name="T42"> sum=0; <text:s/></text:span><text:span text:style-name="T41">for</text:span><text:span text:style-name="T42"> (</text:span><text:span text:style-name="T41">int</text:span><text:span text:style-name="T42"> x : bufferSlice) <text:s/>{ sum+= x; }</text:span></text:p>
            <text:p text:style-name="P18"><text:span text:style-name="T42"><text:s text:c="11"/></text:span><text:span text:style-name="T42">return sum;</text:span></text:p>
            <text:p text:style-name="P18"><text:span text:style-name="T44"><text:s text:c="8"/></text:span><text:span text:style-name="T44">},</text:span></text:p>
            <text:p text:style-name="P18"><text:span text:style-name="T44"><text:s text:c="8"/></text:span><text:span text:style-name="T44">buffer</text:span></text:p>
            <text:p text:style-name="P18"><text:span text:style-name="T42"><text:s text:c="3"/></text:span><text:span text:style-name="T42">);</text:span></text:p>
            <text:p text:style-name="P18"><text:span text:style-name="T44"/></text:p>
          </draw:text-box>
        </draw:frame>
        <draw:frame draw:style-name="gr95" draw:text-style-name="P25" draw:layer="layout" svg:width="3.045cm" svg:height="0.897cm" svg:x="9.484cm" svg:y="3.64cm">
          <draw:text-box>
            <text:p text:style-name="P20"><text:span text:style-name="T20">HOST</text:span></text:p>
          </draw:text-box>
        </draw:frame>
        <draw:frame draw:style-name="gr96" draw:text-style-name="P29" draw:layer="layout" svg:width="11.765cm" svg:height="1.072cm" svg:x="0.74cm" svg:y="2.365cm">
          <draw:text-box>
            <text:p text:style-name="P20"><text:span text:style-name="T47">“</text:span><text:span text:style-name="T47">What would be nice to write.”</text:span></text:p>
          </draw:text-box>
        </draw:frame>
        <draw:frame draw:style-name="gr97" draw:text-style-name="P22" draw:layer="layout" svg:width="26.134cm" svg:height="8.428cm" svg:x="1.271cm" svg:y="10.077cm">
          <draw:text-box>
            <text:p text:style-name="P11"><text:span text:style-name="T8">Launcher&lt;PIM&gt;::run encapsulates a lot of things</text:span></text:p>
            <text:list text:style-name="L1">
              <text:list-item>
                <text:list>
                  <text:list-item>
                    <text:p text:style-name="P16"><text:span text:style-name="T6">Split the input parameters to feed each tasklet <text:s text:c="4"/></text:span><text:span text:style-name="T51">(much more to say about it later)</text:span></text:p>
                  </text:list-item>
                  <text:list-item>
                    <text:p text:style-name="P16"><text:span text:style-name="T6">Load the DPU binary</text:span></text:p>
                  </text:list-item>
                  <text:list-item>
                    <text:p text:style-name="P16"><text:span text:style-name="T6">Send the input parameters to the DPUs</text:span></text:p>
                  </text:list-item>
                  <text:list-item>
                    <text:p text:style-name="P16"><text:span text:style-name="T6">Launch the binary on the DPUs</text:span></text:p>
                  </text:list-item>
                  <text:list-item>
                    <text:p text:style-name="P16"><text:span text:style-name="T6">Retrieve the results from the DP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Tasklet seen as a thread from the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27" draw:layer="layout" svg:width="11.765cm" svg:height="5.085cm" svg:x="0.74cm" svg:y="3.64cm">
          <draw:text-box>
            <text:p text:style-name="P18"><text:span text:style-name="T48"/></text:p>
            <text:p text:style-name="P18"><text:span text:style-name="T42"/></text:p>
            <text:p text:style-name="P18"><text:span text:style-name="T42"/></text:p>
            <text:p text:style-name="P18"><text:span text:style-name="T42"/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6">size_t</text:span><text:span text:style-name="T42">&gt; results = </text:span><text:span text:style-name="T46">Launcher</text:span><text:span text:style-name="T42">&lt;PIM&gt;::run (</text:span></text:p>
            <text:p text:style-name="P18"><text:span text:style-name="T42"><text:s text:c="8"/></text:span><text:span text:style-name="T42">[] <text:s/>(</text:span><text:span text:style-name="T41">const</text:span><text:span text:style-name="T42"> std::</text:span><text:span text:style-name="T46">vector</text:span><text:span text:style-name="T42">&lt;</text:span><text:span text:style-name="T41">int</text:span><text:span text:style-name="T42">&gt;&amp; bufferSlice)</text:span></text:p>
            <text:p text:style-name="P18"><text:span text:style-name="T44"><text:s text:c="8"/></text:span><text:span text:style-name="T44">{</text:span></text:p>
            <text:p text:style-name="P18"><text:span text:style-name="T42"><text:s text:c="11"/></text:span><text:span text:style-name="T46">size_t</text:span><text:span text:style-name="T42"> sum=0; <text:s/></text:span><text:span text:style-name="T41">for</text:span><text:span text:style-name="T42"> (</text:span><text:span text:style-name="T41">int</text:span><text:span text:style-name="T42"> x : bufferSlice) <text:s/>{ sum+= x; }</text:span></text:p>
            <text:p text:style-name="P18"><text:span text:style-name="T42"><text:s text:c="11"/></text:span><text:span text:style-name="T42">return sum;</text:span></text:p>
            <text:p text:style-name="P18"><text:span text:style-name="T44"><text:s text:c="8"/></text:span><text:span text:style-name="T44">},</text:span></text:p>
            <text:p text:style-name="P18"><text:span text:style-name="T44"><text:s text:c="8"/></text:span><text:span text:style-name="T44">buffer</text:span></text:p>
            <text:p text:style-name="P18"><text:span text:style-name="T42"><text:s text:c="3"/></text:span><text:span text:style-name="T42">);</text:span></text:p>
            <text:p text:style-name="P18"><text:span text:style-name="T44"/></text:p>
          </draw:text-box>
        </draw:frame>
        <draw:frame draw:style-name="gr99" draw:text-style-name="P25" draw:layer="layout" svg:width="3.045cm" svg:height="0.897cm" svg:x="9.484cm" svg:y="3.64cm">
          <draw:text-box>
            <text:p text:style-name="P20"><text:span text:style-name="T20">HOST</text:span></text:p>
          </draw:text-box>
        </draw:frame>
        <draw:frame draw:style-name="gr100" draw:text-style-name="P29" draw:layer="layout" svg:width="11.765cm" svg:height="1.072cm" svg:x="0.74cm" svg:y="2.365cm">
          <draw:text-box>
            <text:p text:style-name="P20"><text:span text:style-name="T47">“</text:span><text:span text:style-name="T47">What would be nice to write.”</text:span></text:p>
          </draw:text-box>
        </draw:frame>
        <draw:frame draw:style-name="gr101" draw:text-style-name="P22" draw:layer="layout" svg:width="26.669cm" svg:height="8.428cm" svg:x="1.071cm" svg:y="10.077cm">
          <draw:text-box>
            <text:p text:style-name="P11"><text:span text:style-name="T56">Actually, this snippet can’t be designed as such for PIM</text:span></text:p>
            <text:list text:style-name="L1">
              <text:list-item>
                <text:list>
                  <text:list-item>
                    <text:p text:style-name="P16"><text:span text:style-name="T6">For different reasons we are going to study</text:span></text:p>
                    <text:p text:style-name="P16"><text:span text:style-name="T6"/></text:p>
                  </text:list-item>
                </text:list>
              </text:list-item>
            </text:list>
            <text:p text:style-name="P11"><text:span text:style-name="T8"/></text:p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Tasklet seen as a thread from the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27" draw:layer="layout" svg:width="11.765cm" svg:height="5.085cm" svg:x="0.74cm" svg:y="3.64cm">
          <draw:text-box>
            <text:p text:style-name="P18"><text:span text:style-name="T48"/></text:p>
            <text:p text:style-name="P18"><text:span text:style-name="T42"/></text:p>
            <text:p text:style-name="P18"><text:span text:style-name="T42"/></text:p>
            <text:p text:style-name="P18"><text:span text:style-name="T42"/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6">size_t</text:span><text:span text:style-name="T42">&gt; results = </text:span><text:span text:style-name="T46">Launcher</text:span><text:span text:style-name="T42">&lt;PIM&gt;::run (</text:span></text:p>
            <text:p text:style-name="P18"><text:span text:style-name="T42"><text:s text:c="8"/></text:span><text:span text:style-name="T42">[] <text:s/>(</text:span><text:span text:style-name="T41">const</text:span><text:span text:style-name="T42"> std::</text:span><text:span text:style-name="T46">vector</text:span><text:span text:style-name="T42">&lt;</text:span><text:span text:style-name="T41">int</text:span><text:span text:style-name="T42">&gt;&amp; bufferSlice)</text:span></text:p>
            <text:p text:style-name="P18"><text:span text:style-name="T44"><text:s text:c="8"/></text:span><text:span text:style-name="T44">{</text:span></text:p>
            <text:p text:style-name="P18"><text:span text:style-name="T42"><text:s text:c="11"/></text:span><text:span text:style-name="T46">size_t</text:span><text:span text:style-name="T42"> sum=0; <text:s/></text:span><text:span text:style-name="T41">for</text:span><text:span text:style-name="T42"> (</text:span><text:span text:style-name="T41">int</text:span><text:span text:style-name="T42"> x : bufferSlice) <text:s/>{ sum+= x; }</text:span></text:p>
            <text:p text:style-name="P18"><text:span text:style-name="T42"><text:s text:c="11"/></text:span><text:span text:style-name="T42">return sum;</text:span></text:p>
            <text:p text:style-name="P18"><text:span text:style-name="T44"><text:s text:c="8"/></text:span><text:span text:style-name="T44">},</text:span></text:p>
            <text:p text:style-name="P18"><text:span text:style-name="T44"><text:s text:c="8"/></text:span><text:span text:style-name="T44">buffer</text:span></text:p>
            <text:p text:style-name="P18"><text:span text:style-name="T42"><text:s text:c="3"/></text:span><text:span text:style-name="T42">);</text:span></text:p>
            <text:p text:style-name="P18"><text:span text:style-name="T44"/></text:p>
          </draw:text-box>
        </draw:frame>
        <draw:frame draw:style-name="gr103" draw:text-style-name="P25" draw:layer="layout" svg:width="3.045cm" svg:height="0.897cm" svg:x="9.484cm" svg:y="3.64cm">
          <draw:text-box>
            <text:p text:style-name="P20"><text:span text:style-name="T20">HOST</text:span></text:p>
          </draw:text-box>
        </draw:frame>
        <draw:frame draw:style-name="gr104" draw:text-style-name="P29" draw:layer="layout" svg:width="11.765cm" svg:height="1.072cm" svg:x="0.74cm" svg:y="2.365cm">
          <draw:text-box>
            <text:p text:style-name="P20"><text:span text:style-name="T47">“</text:span><text:span text:style-name="T47">What would be nice to write.”</text:span></text:p>
          </draw:text-box>
        </draw:frame>
        <draw:frame draw:style-name="gr105" draw:text-style-name="P22" draw:layer="layout" svg:width="26.669cm" svg:height="8.428cm" svg:x="1.071cm" svg:y="10.077cm">
          <draw:text-box>
            <text:p text:style-name="P11"><text:span text:style-name="T56">Actually, this snippet can’t be designed as such for PIM</text:span></text:p>
            <text:list text:style-name="L1">
              <text:list-item>
                <text:list>
                  <text:list-item>
                    <text:p text:style-name="P16"><text:span text:style-name="T6">For different reasons we are going to study</text:span></text:p>
                    <text:p text:style-name="P16"><text:span text:style-name="T6"/></text:p>
                  </text:list-item>
                </text:list>
              </text:list-item>
            </text:list>
            <text:p text:style-name="P11"><text:span text:style-name="T8">But we can reach something close to it</text:span></text:p>
            <text:list text:continue-numbering="true" text:style-name="L1">
              <text:list-item>
                <text:list>
                  <text:list-item>
                    <text:p text:style-name="P16"><text:span text:style-name="T6">By designing a mini C++ framework with PIM abstra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Not that simple: <text:s/>DPU needs a bin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6" draw:text-style-name="P33" draw:layer="layout" svg:width="12.064cm" svg:height="2.453cm" svg:x="13.971cm" svg:y="5.41cm">
          <draw:text-box>
            <text:p text:style-name="P32"><text:span text:style-name="T56">Can not be designed</text:span><text:span text:style-name="T56"><text:line-break/></text:span><text:span text:style-name="T56">as such because...</text:span></text:p>
          </draw:text-box>
        </draw:frame>
        <draw:frame draw:style-name="gr107" draw:text-style-name="P27" draw:layer="layout" svg:width="11.765cm" svg:height="7.145cm" svg:x="1.341cm" svg:y="3.641cm">
          <draw:text-box>
            <text:p text:style-name="P18"><text:span text:style-name="T41">#include</text:span><text:span text:style-name="T42"> </text:span><text:span text:style-name="T43">&lt;BPL.hpp&gt;</text:span></text:p>
            <text:p text:style-name="P18"><text:span text:style-name="T44"/></text:p>
            <text:p text:style-name="P18"><text:span text:style-name="T41">int</text:span><text:span text:style-name="T42"> </text:span><text:span text:style-name="T45">main</text:span><text:span text:style-name="T42">() </text:span></text:p>
            <text:p text:style-name="P18"><text:span text:style-name="T44">{</text:span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1">int</text:span><text:span text:style-name="T42">&gt; buffer (1&lt;&lt;16);</text:span></text:p>
            <text:p text:style-name="P18"><text:span text:style-name="T42"><text:s text:c="3"/></text:span><text:span text:style-name="T41">for</text:span><text:span text:style-name="T42"> (</text:span><text:span text:style-name="T46">size_t</text:span><text:span text:style-name="T42"> i=0; i&lt;buffer.size(); i++) { <text:s/>buffer[i] = i; }</text:span></text:p>
            <text:p text:style-name="P18"><text:span text:style-name="T44"/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6">size_t</text:span><text:span text:style-name="T42">&gt; results = </text:span><text:span text:style-name="T46">Launcher</text:span><text:span text:style-name="T42">&lt;PIM&gt;::run (</text:span></text:p>
            <text:p text:style-name="P18"><text:span text:style-name="T42"><text:s text:c="8"/></text:span><text:span text:style-name="T42">[] <text:s/>(</text:span><text:span text:style-name="T41">const</text:span><text:span text:style-name="T42"> std::</text:span><text:span text:style-name="T46">vector</text:span><text:span text:style-name="T42">&lt;</text:span><text:span text:style-name="T41">int</text:span><text:span text:style-name="T42">&gt;&amp; bufferSlice)</text:span></text:p>
            <text:p text:style-name="P18"><text:span text:style-name="T44"><text:s text:c="8"/></text:span><text:span text:style-name="T44">{</text:span></text:p>
            <text:p text:style-name="P18"><text:span text:style-name="T42"><text:s text:c="11"/></text:span><text:span text:style-name="T46">size_t</text:span><text:span text:style-name="T42"> sum=0; <text:s/></text:span><text:span text:style-name="T41">for</text:span><text:span text:style-name="T42"> (</text:span><text:span text:style-name="T41">int</text:span><text:span text:style-name="T42"> x : bufferSlice) <text:s/>{ sum+= x; }</text:span></text:p>
            <text:p text:style-name="P18"><text:span text:style-name="T42"><text:s text:c="11"/></text:span><text:span text:style-name="T42">return sum;</text:span></text:p>
            <text:p text:style-name="P18"><text:span text:style-name="T44"><text:s text:c="8"/></text:span><text:span text:style-name="T44">},</text:span></text:p>
            <text:p text:style-name="P18"><text:span text:style-name="T44"><text:s text:c="8"/></text:span><text:span text:style-name="T44">buffer</text:span></text:p>
            <text:p text:style-name="P18"><text:span text:style-name="T42"><text:s text:c="3"/></text:span><text:span text:style-name="T42">);</text:span></text:p>
            <text:p text:style-name="P18"><text:span text:style-name="T44"/></text:p>
            <text:p text:style-name="P18"><text:span text:style-name="T42"><text:s text:c="3"/></text:span><text:span text:style-name="T41">for</text:span><text:span text:style-name="T42"> (</text:span><text:span text:style-name="T41">int</text:span><text:span text:style-name="T42"> x : results) { printf (</text:span><text:span text:style-name="T43">"checksum = 0x%08x\n"</text:span><text:span text:style-name="T42">, x); }</text:span></text:p>
            <text:p text:style-name="P18"><text:span text:style-name="T44">}</text:span></text:p>
          </draw:text-box>
        </draw:frame>
        <draw:frame draw:style-name="gr108" draw:text-style-name="P25" draw:layer="layout" svg:width="3.045cm" svg:height="0.897cm" svg:x="10.085cm" svg:y="3.641cm">
          <draw:text-box>
            <text:p text:style-name="P20"><text:span text:style-name="T20">HOST</text:span></text:p>
          </draw:text-box>
        </draw:frame>
        <draw:frame draw:style-name="gr109" draw:text-style-name="P29" draw:layer="layout" svg:width="11.765cm" svg:height="1.072cm" svg:x="1.341cm" svg:y="2.466cm">
          <draw:text-box>
            <text:p text:style-name="P20"><text:span text:style-name="T47">“</text:span><text:span text:style-name="T47">What would be nice to write.”</text:span></text:p>
          </draw:text-box>
        </draw:frame>
        <draw:frame draw:style-name="gr110" draw:text-style-name="P22" draw:layer="layout" svg:width="26.134cm" svg:height="8.428cm" svg:x="1.271cm" svg:y="11.577cm">
          <draw:text-box>
            <text:p text:style-name="P11"><text:span text:style-name="T8">Need to build a </text:span><text:span text:style-name="T57">(named) </text:span><text:span text:style-name="T8">binary for the DPU !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6"><text:span text:style-name="T6">We can’t have only Host code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p text:style-name="P11"><text:span text:style-name="T8"/></text:p>
          </draw:text-box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Not that simple: <text:s/>DPU needs a bin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33" draw:layer="layout" svg:width="12.064cm" svg:height="2.453cm" svg:x="13.971cm" svg:y="5.41cm">
          <draw:text-box>
            <text:p text:style-name="P32"><text:span text:style-name="T56">Can not be designed</text:span><text:span text:style-name="T56"><text:line-break/></text:span><text:span text:style-name="T56">as such because...</text:span></text:p>
          </draw:text-box>
        </draw:frame>
        <draw:frame draw:style-name="gr112" draw:text-style-name="P27" draw:layer="layout" svg:width="11.765cm" svg:height="7.145cm" svg:x="1.341cm" svg:y="3.641cm">
          <draw:text-box>
            <text:p text:style-name="P34"><text:span text:style-name="T41">#include</text:span><text:span text:style-name="T42"> </text:span><text:span text:style-name="T43">&lt;BPL.hpp&gt;</text:span></text:p>
            <text:p text:style-name="P18"><text:span text:style-name="T44"/></text:p>
            <text:p text:style-name="P18"><text:span text:style-name="T41">int</text:span><text:span text:style-name="T42"> </text:span><text:span text:style-name="T45">main</text:span><text:span text:style-name="T42">() </text:span></text:p>
            <text:p text:style-name="P18"><text:span text:style-name="T44">{</text:span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1">int</text:span><text:span text:style-name="T42">&gt; buffer (1&lt;&lt;16);</text:span></text:p>
            <text:p text:style-name="P18"><text:span text:style-name="T42"><text:s text:c="3"/></text:span><text:span text:style-name="T41">for</text:span><text:span text:style-name="T42"> (</text:span><text:span text:style-name="T46">size_t</text:span><text:span text:style-name="T42"> i=0; i&lt;buffer.size(); i++) { <text:s/>buffer[i] = i; }</text:span></text:p>
            <text:p text:style-name="P18"><text:span text:style-name="T44"/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6">size_t</text:span><text:span text:style-name="T42">&gt; results = </text:span><text:span text:style-name="T46">Launcher</text:span><text:span text:style-name="T42">&lt;PIM&gt;::run (</text:span></text:p>
            <text:p text:style-name="P18"><text:span text:style-name="T42"><text:s text:c="8"/></text:span><text:span text:style-name="T42">[] <text:s/>(</text:span><text:span text:style-name="T41">const</text:span><text:span text:style-name="T42"> std::</text:span><text:span text:style-name="T46">vector</text:span><text:span text:style-name="T42">&lt;</text:span><text:span text:style-name="T41">int</text:span><text:span text:style-name="T42">&gt;&amp; bufferSlice)</text:span></text:p>
            <text:p text:style-name="P18"><text:span text:style-name="T44"><text:s text:c="8"/></text:span><text:span text:style-name="T44">{</text:span></text:p>
            <text:p text:style-name="P18"><text:span text:style-name="T42"><text:s text:c="11"/></text:span><text:span text:style-name="T46">size_t</text:span><text:span text:style-name="T42"> sum=0; <text:s/></text:span><text:span text:style-name="T41">for</text:span><text:span text:style-name="T42"> (</text:span><text:span text:style-name="T41">int</text:span><text:span text:style-name="T42"> x : bufferSlice) <text:s/>{ sum+= x; }</text:span></text:p>
            <text:p text:style-name="P18"><text:span text:style-name="T42"><text:s text:c="11"/></text:span><text:span text:style-name="T42">return sum;</text:span></text:p>
            <text:p text:style-name="P18"><text:span text:style-name="T44"><text:s text:c="8"/></text:span><text:span text:style-name="T44">},</text:span></text:p>
            <text:p text:style-name="P18"><text:span text:style-name="T44"><text:s text:c="8"/></text:span><text:span text:style-name="T44">buffer</text:span></text:p>
            <text:p text:style-name="P18"><text:span text:style-name="T42"><text:s text:c="3"/></text:span><text:span text:style-name="T42">);</text:span></text:p>
            <text:p text:style-name="P18"><text:span text:style-name="T44"/></text:p>
            <text:p text:style-name="P18"><text:span text:style-name="T42"><text:s text:c="3"/></text:span><text:span text:style-name="T41">for</text:span><text:span text:style-name="T42"> (</text:span><text:span text:style-name="T41">int</text:span><text:span text:style-name="T42"> x : results) { printf (</text:span><text:span text:style-name="T43">"checksum = 0x%08x\n"</text:span><text:span text:style-name="T42">, x); }</text:span></text:p>
            <text:p text:style-name="P18"><text:span text:style-name="T44">}</text:span></text:p>
          </draw:text-box>
        </draw:frame>
        <draw:frame draw:style-name="gr113" draw:text-style-name="P25" draw:layer="layout" svg:width="3.045cm" svg:height="0.897cm" svg:x="10.085cm" svg:y="3.641cm">
          <draw:text-box>
            <text:p text:style-name="P20"><text:span text:style-name="T20">HOST</text:span></text:p>
          </draw:text-box>
        </draw:frame>
        <draw:frame draw:style-name="gr114" draw:text-style-name="P29" draw:layer="layout" svg:width="11.765cm" svg:height="1.072cm" svg:x="1.341cm" svg:y="2.466cm">
          <draw:text-box>
            <text:p text:style-name="P20"><text:span text:style-name="T47">“</text:span><text:span text:style-name="T47">What would be nice to write.”</text:span></text:p>
          </draw:text-box>
        </draw:frame>
        <draw:frame draw:style-name="gr115" draw:text-style-name="P22" draw:layer="layout" svg:width="26.134cm" svg:height="8.428cm" svg:x="1.271cm" svg:y="11.577cm">
          <draw:text-box>
            <text:p text:style-name="P11"><text:span text:style-name="T8">Need to build a </text:span><text:span text:style-name="T57">(named) </text:span><text:span text:style-name="T8">binary for the DPU !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6"><text:span text:style-name="T6">We can’t have only Host code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p text:style-name="P11"><text:span text:style-name="T8">Common code for the “algorithm”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16"><text:span text:style-name="T6">Put it in a header file and #include it in the DPU code</text:span></text:p>
                      </text:list-item>
                      <text:list-item>
                        <text:p text:style-name="P16"><text:span text:style-name="T6">Possible to #include it in code dedicated to Multicore (MC) architecture</text:span></text:p>
                      </text:list-item>
                      <text:list-item>
                        <text:p text:style-name="P16"><text:span text:style-name="T6">Everything in the code should have sense on DPU and M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15"><text:span text:style-name="T4">Not that simple: <text:s/>DPU needs a bin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6" draw:text-style-name="P35" draw:layer="layout" svg:width="9.454cm" svg:height="2.231cm" svg:x="1.341cm" svg:y="3.641cm">
          <draw:text-box>
            <text:p text:style-name="P18"><text:span text:style-name="T58">int</text:span><text:span text:style-name="T59"> </text:span><text:span text:style-name="T60">dosomething</text:span><text:span text:style-name="T59"> (const </text:span><text:span text:style-name="T61">uint8_t</text:span><text:span text:style-name="T59">* buffer, </text:span><text:span text:style-name="T58">int</text:span><text:span text:style-name="T59"> size) </text:span></text:p>
            <text:p text:style-name="P18"><text:span text:style-name="T44">{</text:span></text:p>
            <text:p text:style-name="P18"><text:span text:style-name="T59"><text:s text:c="3"/></text:span><text:span text:style-name="T58">int</text:span><text:span text:style-name="T59"> sum = 0;</text:span></text:p>
            <text:p text:style-name="P18"><text:span text:style-name="T59"><text:s text:c="3"/></text:span><text:span text:style-name="T58">for</text:span><text:span text:style-name="T59"> (</text:span><text:span text:style-name="T58">int</text:span><text:span text:style-name="T59"> i=0; i&lt;size; i++) <text:s/>{ sum += buffer[i]; }</text:span></text:p>
            <text:p text:style-name="P18"><text:span text:style-name="T59"><text:s text:c="3"/></text:span><text:span text:style-name="T58">return</text:span><text:span text:style-name="T59"> sum;</text:span></text:p>
            <text:p text:style-name="P18"><text:span text:style-name="T44">}</text:span></text:p>
          </draw:text-box>
        </draw:frame>
        <draw:frame draw:style-name="gr117" draw:text-style-name="P29" draw:layer="layout" svg:width="9.454cm" svg:height="1.072cm" svg:x="1.341cm" svg:y="2.566cm">
          <draw:text-box>
            <text:p text:style-name="P20"><text:span text:style-name="T47">dosomething.h</text:span></text:p>
          </draw:text-box>
        </draw:frame>
        <draw:frame draw:style-name="gr118" draw:text-style-name="P25" draw:layer="layout" svg:width="3.045cm" svg:height="0.897cm" svg:x="23.086cm" svg:y="2.542cm">
          <draw:text-box>
            <text:p text:style-name="P20"><text:span text:style-name="T20">Multicore</text:span></text:p>
          </draw:text-box>
        </draw:frame>
        <draw:frame draw:style-name="gr119" draw:text-style-name="P36" draw:layer="layout" svg:width="11.503cm" svg:height="4.287cm" svg:x="14.605cm" svg:y="6.943cm">
          <draw:text-box>
            <text:p text:style-name="P34"><text:span text:style-name="T62">#include</text:span><text:span text:style-name="T63"> </text:span><text:span text:style-name="T64">&lt;dosomething.h&gt;</text:span></text:p>
            <text:p text:style-name="P18"><text:span text:style-name="T65"/></text:p>
            <text:p text:style-name="P34"><text:span text:style-name="T66">__mram_noinit </text:span><text:span text:style-name="T67">int</text:span><text:span text:style-name="T66"> buffer[BUFFER_SIZE];</text:span></text:p>
            <text:p text:style-name="P34"><text:span text:style-name="T66">__host </text:span><text:span text:style-name="T67">int</text:span><text:span text:style-name="T66"> checksum;</text:span></text:p>
            <text:p text:style-name="P34"><text:span text:style-name="T66"/></text:p>
            <text:p text:style-name="P18"><text:span text:style-name="T62">int</text:span><text:span text:style-name="T63"> </text:span><text:span text:style-name="T68">main</text:span><text:span text:style-name="T63">() </text:span></text:p>
            <text:p text:style-name="P18"><text:span text:style-name="T65">{</text:span></text:p>
            <text:p text:style-name="P18"><text:span text:style-name="T63"><text:s text:c="3"/></text:span><text:span text:style-name="T63">checksum = </text:span><text:span text:style-name="T68">dosomething</text:span><text:span text:style-name="T63"> (buffer, </text:span><text:span text:style-name="T66">BUFFER_SIZE</text:span><text:span text:style-name="T63">);</text:span></text:p>
            <text:p text:style-name="P18"><text:span text:style-name="T65">}</text:span></text:p>
          </draw:text-box>
        </draw:frame>
        <draw:frame draw:style-name="gr120" draw:text-style-name="P25" draw:layer="layout" svg:width="3.045cm" svg:height="0.897cm" svg:x="23.087cm" svg:y="6.943cm">
          <draw:text-box>
            <text:p text:style-name="P20"><text:span text:style-name="T20">DPU</text:span></text:p>
          </draw:text-box>
        </draw:frame>
        <draw:frame draw:style-name="gr121" draw:text-style-name="P37" draw:layer="layout" svg:width="11.495cm" svg:height="2.54cm" svg:x="1.27cm" svg:y="6.985cm">
          <draw:text-box>
            <text:p text:style-name="P28"><text:span text:style-name="T69">Our “algorithm” can run </text:span><text:span text:style-name="T69"><text:line-break/></text:span><text:span text:style-name="T69">on </text:span><text:span text:style-name="T70">Multicore and on DPU</text:span><text:span text:style-name="T71">*</text:span></text:p>
          </draw:text-box>
        </draw:frame>
        <draw:line draw:style-name="gr122" draw:text-style-name="P38" draw:layer="layout" svg:x1="12.765cm" svg:y1="6.985cm" svg:x2="14.305cm" svg:y2="5.08cm">
          <text:p/>
        </draw:line>
        <draw:line draw:style-name="gr122" draw:text-style-name="P38" draw:layer="layout" svg:x1="12.765cm" svg:y1="8.986cm" svg:x2="14.305cm" svg:y2="8.986cm">
          <text:p/>
        </draw:line>
        <draw:frame draw:style-name="gr123" draw:text-style-name="P36" draw:layer="layout" svg:width="11.502cm" svg:height="3.939cm" svg:x="14.605cm" svg:y="2.543cm">
          <draw:text-box>
            <text:p text:style-name="P34"><text:span text:style-name="T62">#include</text:span><text:span text:style-name="T63"> </text:span><text:span text:style-name="T64">&lt;dosomething.h&gt;</text:span></text:p>
            <text:p text:style-name="P18"><text:span text:style-name="T65"/></text:p>
            <text:p text:style-name="P18"><text:span text:style-name="T62">extern </text:span><text:span text:style-name="T63">std::</text:span><text:span text:style-name="T72">vector</text:span><text:span text:style-name="T63">&lt;</text:span><text:span text:style-name="T62">uint8_t</text:span><text:span text:style-name="T63">&gt; buffer;</text:span></text:p>
            <text:p text:style-name="P18"><text:span text:style-name="T62"/></text:p>
            <text:p text:style-name="P18"><text:span text:style-name="T62">int</text:span><text:span text:style-name="T63"> </text:span><text:span text:style-name="T68">main</text:span><text:span text:style-name="T63">() </text:span></text:p>
            <text:p text:style-name="P18"><text:span text:style-name="T65">{</text:span></text:p>
            <text:p text:style-name="P18"><text:span text:style-name="T63"><text:s text:c="3"/></text:span><text:span text:style-name="T62">int</text:span><text:span text:style-name="T63"> sum = </text:span><text:span text:style-name="T68">dosomething</text:span><text:span text:style-name="T63"> (buffer.data(), buffer.size());</text:span></text:p>
            <text:p text:style-name="P18"><text:span text:style-name="T65">}</text:span></text:p>
          </draw:text-box>
        </draw:frame>
        <draw:frame draw:style-name="gr124" draw:text-style-name="P39" draw:layer="layout" svg:width="7.62cm" svg:height="0.765cm" svg:x="20.05cm" svg:y="19.985cm">
          <draw:text-box>
            <text:p text:style-name="P28"><text:span text:style-name="T73">* </text:span><text:span text:style-name="T74">almost true if we omit some details he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15"><text:span text:style-name="T4">Not that simple: <text:s/>DPU needs a bin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5" draw:text-style-name="P35" draw:layer="layout" svg:width="9.454cm" svg:height="2.231cm" svg:x="1.341cm" svg:y="3.641cm">
          <draw:text-box>
            <text:p text:style-name="P18"><text:span text:style-name="T58">int</text:span><text:span text:style-name="T59"> </text:span><text:span text:style-name="T60">dosomething</text:span><text:span text:style-name="T59"> (const </text:span><text:span text:style-name="T61">uint8_t</text:span><text:span text:style-name="T59">* buffer, </text:span><text:span text:style-name="T58">int</text:span><text:span text:style-name="T59"> size) </text:span></text:p>
            <text:p text:style-name="P18"><text:span text:style-name="T44">{</text:span></text:p>
            <text:p text:style-name="P18"><text:span text:style-name="T59"><text:s text:c="3"/></text:span><text:span text:style-name="T58">int</text:span><text:span text:style-name="T59"> sum = 0;</text:span></text:p>
            <text:p text:style-name="P18"><text:span text:style-name="T59"><text:s text:c="3"/></text:span><text:span text:style-name="T58">for</text:span><text:span text:style-name="T59"> (</text:span><text:span text:style-name="T58">int</text:span><text:span text:style-name="T59"> i=0; i&lt;size; i++) <text:s/>{ sum += buffer[i]; }</text:span></text:p>
            <text:p text:style-name="P18"><text:span text:style-name="T59"><text:s text:c="3"/></text:span><text:span text:style-name="T58">return</text:span><text:span text:style-name="T59"> sum;</text:span></text:p>
            <text:p text:style-name="P18"><text:span text:style-name="T44">}</text:span></text:p>
          </draw:text-box>
        </draw:frame>
        <draw:frame draw:style-name="gr126" draw:text-style-name="P29" draw:layer="layout" svg:width="9.454cm" svg:height="1.072cm" svg:x="1.341cm" svg:y="2.566cm">
          <draw:text-box>
            <text:p text:style-name="P20"><text:span text:style-name="T47">dosomething.h</text:span></text:p>
          </draw:text-box>
        </draw:frame>
        <draw:frame draw:style-name="gr127" draw:text-style-name="P22" draw:layer="layout" svg:width="26.134cm" svg:height="8.428cm" svg:x="1.171cm" svg:y="11.477cm">
          <draw:text-box>
            <text:p text:style-name="P11"><text:span text:style-name="T8">For the moment, we use C language only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0"><text:span text:style-name="T6">Toy example understandable on both architectures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p text:style-name="P11"><text:span text:style-name="T8"/></text:p>
          </draw:text-box>
        </draw:frame>
        <draw:frame draw:style-name="gr128" draw:text-style-name="P36" draw:layer="layout" svg:width="11.502cm" svg:height="3.939cm" svg:x="14.605cm" svg:y="2.542cm">
          <draw:text-box>
            <text:p text:style-name="P34"><text:span text:style-name="T62">#include</text:span><text:span text:style-name="T63"> </text:span><text:span text:style-name="T64">&lt;dosomething.h&gt;</text:span></text:p>
            <text:p text:style-name="P18"><text:span text:style-name="T65"/></text:p>
            <text:p text:style-name="P18"><text:span text:style-name="T62">extern </text:span><text:span text:style-name="T63">std::</text:span><text:span text:style-name="T72">vector</text:span><text:span text:style-name="T63">&lt;</text:span><text:span text:style-name="T62">uint8_t</text:span><text:span text:style-name="T63">&gt; buffer;</text:span></text:p>
            <text:p text:style-name="P18"><text:span text:style-name="T62"/></text:p>
            <text:p text:style-name="P18"><text:span text:style-name="T62">int</text:span><text:span text:style-name="T63"> </text:span><text:span text:style-name="T68">main</text:span><text:span text:style-name="T63">() </text:span></text:p>
            <text:p text:style-name="P18"><text:span text:style-name="T65">{</text:span></text:p>
            <text:p text:style-name="P18"><text:span text:style-name="T63"><text:s text:c="3"/></text:span><text:span text:style-name="T62">int</text:span><text:span text:style-name="T63"> sum = </text:span><text:span text:style-name="T68">dosomething</text:span><text:span text:style-name="T63"> (buffer.data(), buffer.size());</text:span></text:p>
            <text:p text:style-name="P18"><text:span text:style-name="T65">}</text:span></text:p>
          </draw:text-box>
        </draw:frame>
        <draw:frame draw:style-name="gr129" draw:text-style-name="P25" draw:layer="layout" svg:width="3.045cm" svg:height="0.897cm" svg:x="23.086cm" svg:y="2.542cm">
          <draw:text-box>
            <text:p text:style-name="P41"><text:span text:style-name="T20">Multicore</text:span></text:p>
          </draw:text-box>
        </draw:frame>
        <draw:frame draw:style-name="gr130" draw:text-style-name="P36" draw:layer="layout" svg:width="11.503cm" svg:height="4.287cm" svg:x="14.605cm" svg:y="6.943cm">
          <draw:text-box>
            <text:p text:style-name="P34"><text:span text:style-name="T62">#include</text:span><text:span text:style-name="T63"> </text:span><text:span text:style-name="T64">&lt;dosomething.h&gt;</text:span></text:p>
            <text:p text:style-name="P18"><text:span text:style-name="T65"/></text:p>
            <text:p text:style-name="P34"><text:span text:style-name="T66">__mram_noinit </text:span><text:span text:style-name="T67">int</text:span><text:span text:style-name="T66"> buffer[BUFFER_SIZE];</text:span></text:p>
            <text:p text:style-name="P34"><text:span text:style-name="T66">__host </text:span><text:span text:style-name="T67">int</text:span><text:span text:style-name="T66"> checksum;</text:span></text:p>
            <text:p text:style-name="P34"><text:span text:style-name="T66"/></text:p>
            <text:p text:style-name="P18"><text:span text:style-name="T62">int</text:span><text:span text:style-name="T63"> </text:span><text:span text:style-name="T68">main</text:span><text:span text:style-name="T63">() </text:span></text:p>
            <text:p text:style-name="P18"><text:span text:style-name="T65">{</text:span></text:p>
            <text:p text:style-name="P18"><text:span text:style-name="T63"><text:s text:c="3"/></text:span><text:span text:style-name="T63">checksum = </text:span><text:span text:style-name="T68">dosomething</text:span><text:span text:style-name="T63"> (buffer, </text:span><text:span text:style-name="T66">BUFFER_SIZE</text:span><text:span text:style-name="T63">);</text:span></text:p>
            <text:p text:style-name="P18"><text:span text:style-name="T65">}</text:span></text:p>
          </draw:text-box>
        </draw:frame>
        <draw:frame draw:style-name="gr131" draw:text-style-name="P25" draw:layer="layout" svg:width="3.045cm" svg:height="0.897cm" svg:x="23.087cm" svg:y="6.943cm">
          <draw:text-box>
            <text:p text:style-name="P20"><text:span text:style-name="T20">DPU</text:span></text:p>
          </draw:text-box>
        </draw:frame>
        <draw:frame draw:style-name="gr121" draw:text-style-name="P37" draw:layer="layout" svg:width="11.495cm" svg:height="2.54cm" svg:x="1.27cm" svg:y="6.985cm">
          <draw:text-box>
            <text:p text:style-name="P32"><text:span text:style-name="T69">Our “algorithm” can run </text:span><text:span text:style-name="T69"><text:line-break/></text:span><text:span text:style-name="T69">on </text:span><text:span text:style-name="T70">Multicore and on DPU</text:span></text:p>
          </draw:text-box>
        </draw:frame>
        <draw:line draw:style-name="gr122" draw:text-style-name="P38" draw:layer="layout" svg:x1="12.765cm" svg:y1="6.985cm" svg:x2="14.305cm" svg:y2="5.08cm">
          <text:p/>
        </draw:line>
        <draw:line draw:style-name="gr122" draw:text-style-name="P38" draw:layer="layout" svg:x1="12.765cm" svg:y1="8.986cm" svg:x2="14.305cm" svg:y2="8.986cm">
          <text:p/>
        </draw:lin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custom-shape draw:style-name="gr132" draw:text-style-name="P17" draw:layer="layout" svg:width="28cm" svg:height="1.905cm" svg:x="0cm" svg:y="0cm">
          <text:p text:style-name="P15"><text:span text:style-name="T4">Not that simple: <text:s/>DPU needs a bin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3" draw:text-style-name="P35" draw:layer="layout" svg:width="9.454cm" svg:height="2.231cm" svg:x="1.341cm" svg:y="3.641cm">
          <draw:text-box>
            <text:p text:style-name="P18"><text:span text:style-name="T58">int</text:span><text:span text:style-name="T59"> </text:span><text:span text:style-name="T60">dosomething</text:span><text:span text:style-name="T59"> (const </text:span><text:span text:style-name="T61">uint8_t</text:span><text:span text:style-name="T59">* buffer, </text:span><text:span text:style-name="T58">int</text:span><text:span text:style-name="T59"> size) </text:span></text:p>
            <text:p text:style-name="P18"><text:span text:style-name="T44">{</text:span></text:p>
            <text:p text:style-name="P18"><text:span text:style-name="T59"><text:s text:c="3"/></text:span><text:span text:style-name="T58">int</text:span><text:span text:style-name="T59"> sum = 0;</text:span></text:p>
            <text:p text:style-name="P18"><text:span text:style-name="T59"><text:s text:c="3"/></text:span><text:span text:style-name="T58">for</text:span><text:span text:style-name="T59"> (</text:span><text:span text:style-name="T58">int</text:span><text:span text:style-name="T59"> i=0; i&lt;size; i++) <text:s/>{ sum += buffer[i]; }</text:span></text:p>
            <text:p text:style-name="P18"><text:span text:style-name="T59"><text:s text:c="3"/></text:span><text:span text:style-name="T58">return</text:span><text:span text:style-name="T59"> sum;</text:span></text:p>
            <text:p text:style-name="P18"><text:span text:style-name="T44">}</text:span></text:p>
          </draw:text-box>
        </draw:frame>
        <draw:frame draw:style-name="gr134" draw:text-style-name="P29" draw:layer="layout" svg:width="9.454cm" svg:height="1.072cm" svg:x="1.341cm" svg:y="2.566cm">
          <draw:text-box>
            <text:p text:style-name="P20"><text:span text:style-name="T47">dosomething.h</text:span></text:p>
          </draw:text-box>
        </draw:frame>
        <draw:frame draw:style-name="gr135" draw:text-style-name="P22" draw:layer="layout" svg:width="26.134cm" svg:height="8.428cm" svg:x="1.171cm" svg:y="11.477cm">
          <draw:text-box>
            <text:p text:style-name="P11"><text:span text:style-name="T8">For the moment, we use C language only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0"><text:span text:style-name="T6">Toy example understandable on both architectures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p text:style-name="P11"><text:span text:style-name="T8">Re-usability achieved !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40"><text:span text:style-name="T6">Only one common code in the header file</text:span></text:p>
                      </text:list-item>
                      <text:list-item>
                        <text:p text:style-name="P40"><text:span text:style-name="T6">Compilation on DPU → required binary to be launched by the Host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p text:style-name="P40"><text:span text:style-name="T8"/></text:p>
          </draw:text-box>
        </draw:frame>
        <draw:frame draw:style-name="gr136" draw:text-style-name="P36" draw:layer="layout" svg:width="11.502cm" svg:height="3.939cm" svg:x="14.605cm" svg:y="2.542cm">
          <draw:text-box>
            <text:p text:style-name="P34"><text:span text:style-name="T62">#include</text:span><text:span text:style-name="T63"> </text:span><text:span text:style-name="T64">&lt;dosomething.h&gt;</text:span></text:p>
            <text:p text:style-name="P18"><text:span text:style-name="T65"/></text:p>
            <text:p text:style-name="P18"><text:span text:style-name="T62">extern </text:span><text:span text:style-name="T63">std::</text:span><text:span text:style-name="T72">vector</text:span><text:span text:style-name="T63">&lt;</text:span><text:span text:style-name="T62">uint8_t</text:span><text:span text:style-name="T63">&gt; buffer;</text:span></text:p>
            <text:p text:style-name="P18"><text:span text:style-name="T62"/></text:p>
            <text:p text:style-name="P18"><text:span text:style-name="T62">int</text:span><text:span text:style-name="T63"> </text:span><text:span text:style-name="T68">main</text:span><text:span text:style-name="T63">() </text:span></text:p>
            <text:p text:style-name="P18"><text:span text:style-name="T65">{</text:span></text:p>
            <text:p text:style-name="P18"><text:span text:style-name="T63"><text:s text:c="3"/></text:span><text:span text:style-name="T62">int</text:span><text:span text:style-name="T63"> sum = </text:span><text:span text:style-name="T68">dosomething</text:span><text:span text:style-name="T63"> (buffer.data(), buffer.size());</text:span></text:p>
            <text:p text:style-name="P18"><text:span text:style-name="T65">}</text:span></text:p>
          </draw:text-box>
        </draw:frame>
        <draw:frame draw:style-name="gr137" draw:text-style-name="P25" draw:layer="layout" svg:width="3.045cm" svg:height="0.897cm" svg:x="23.086cm" svg:y="2.542cm">
          <draw:text-box>
            <text:p text:style-name="P41"><text:span text:style-name="T20">Multicore</text:span></text:p>
          </draw:text-box>
        </draw:frame>
        <draw:frame draw:style-name="gr138" draw:text-style-name="P36" draw:layer="layout" svg:width="11.503cm" svg:height="4.287cm" svg:x="14.605cm" svg:y="6.943cm">
          <draw:text-box>
            <text:p text:style-name="P34"><text:span text:style-name="T62">#include</text:span><text:span text:style-name="T63"> </text:span><text:span text:style-name="T64">&lt;dosomething.h&gt;</text:span></text:p>
            <text:p text:style-name="P18"><text:span text:style-name="T65"/></text:p>
            <text:p text:style-name="P34"><text:span text:style-name="T66">__mram_noinit </text:span><text:span text:style-name="T67">int</text:span><text:span text:style-name="T66"> buffer[BUFFER_SIZE];</text:span></text:p>
            <text:p text:style-name="P34"><text:span text:style-name="T66">__host </text:span><text:span text:style-name="T67">int</text:span><text:span text:style-name="T66"> checksum;</text:span></text:p>
            <text:p text:style-name="P34"><text:span text:style-name="T66"/></text:p>
            <text:p text:style-name="P18"><text:span text:style-name="T62">int</text:span><text:span text:style-name="T63"> </text:span><text:span text:style-name="T68">main</text:span><text:span text:style-name="T63">() </text:span></text:p>
            <text:p text:style-name="P18"><text:span text:style-name="T65">{</text:span></text:p>
            <text:p text:style-name="P18"><text:span text:style-name="T63"><text:s text:c="3"/></text:span><text:span text:style-name="T63">checksum = </text:span><text:span text:style-name="T68">dosomething</text:span><text:span text:style-name="T63"> (buffer, </text:span><text:span text:style-name="T66">BUFFER_SIZE</text:span><text:span text:style-name="T63">);</text:span></text:p>
            <text:p text:style-name="P18"><text:span text:style-name="T65">}</text:span></text:p>
          </draw:text-box>
        </draw:frame>
        <draw:frame draw:style-name="gr139" draw:text-style-name="P25" draw:layer="layout" svg:width="3.045cm" svg:height="0.897cm" svg:x="23.087cm" svg:y="6.943cm">
          <draw:text-box>
            <text:p text:style-name="P20"><text:span text:style-name="T20">DPU</text:span></text:p>
          </draw:text-box>
        </draw:frame>
        <draw:frame draw:style-name="gr121" draw:text-style-name="P37" draw:layer="layout" svg:width="11.495cm" svg:height="2.54cm" svg:x="1.27cm" svg:y="6.985cm">
          <draw:text-box>
            <text:p text:style-name="P32"><text:span text:style-name="T69">Our “algorithm” can run </text:span><text:span text:style-name="T69"><text:line-break/></text:span><text:span text:style-name="T69">on </text:span><text:span text:style-name="T70">Multicore and on DPU</text:span></text:p>
          </draw:text-box>
        </draw:frame>
        <draw:line draw:style-name="gr122" draw:text-style-name="P38" draw:layer="layout" svg:x1="12.765cm" svg:y1="6.985cm" svg:x2="14.305cm" svg:y2="5.08cm">
          <text:p/>
        </draw:line>
        <draw:line draw:style-name="gr122" draw:text-style-name="P38" draw:layer="layout" svg:x1="12.765cm" svg:y1="8.986cm" svg:x2="14.305cm" svg:y2="8.986cm">
          <text:p/>
        </draw:lin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custom-shape draw:style-name="gr140" draw:text-style-name="P17" draw:layer="layout" svg:width="28cm" svg:height="1.905cm" svg:x="0cm" svg:y="0cm">
          <text:p text:style-name="P15"><text:span text:style-name="T4">Not that simple: <text:s/>DPU needs a bin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1" draw:text-style-name="P35" draw:layer="layout" svg:width="9.454cm" svg:height="2.231cm" svg:x="1.341cm" svg:y="3.641cm">
          <draw:text-box>
            <text:p text:style-name="P18"><text:span text:style-name="T58">int</text:span><text:span text:style-name="T59"> </text:span><text:span text:style-name="T60">dosomething</text:span><text:span text:style-name="T59"> (const </text:span><text:span text:style-name="T61">uint8_t</text:span><text:span text:style-name="T59">* buffer, </text:span><text:span text:style-name="T58">int</text:span><text:span text:style-name="T59"> size) </text:span></text:p>
            <text:p text:style-name="P18"><text:span text:style-name="T44">{</text:span></text:p>
            <text:p text:style-name="P18"><text:span text:style-name="T59"><text:s text:c="3"/></text:span><text:span text:style-name="T58">int</text:span><text:span text:style-name="T59"> sum = 0;</text:span></text:p>
            <text:p text:style-name="P18"><text:span text:style-name="T59"><text:s text:c="3"/></text:span><text:span text:style-name="T58">for</text:span><text:span text:style-name="T59"> (</text:span><text:span text:style-name="T58">int</text:span><text:span text:style-name="T59"> i=0; i&lt;size; i++) <text:s/>{ sum += buffer[i]; }</text:span></text:p>
            <text:p text:style-name="P18"><text:span text:style-name="T59"><text:s text:c="3"/></text:span><text:span text:style-name="T58">return</text:span><text:span text:style-name="T59"> sum;</text:span></text:p>
            <text:p text:style-name="P18"><text:span text:style-name="T44">}</text:span></text:p>
          </draw:text-box>
        </draw:frame>
        <draw:frame draw:style-name="gr142" draw:text-style-name="P29" draw:layer="layout" svg:width="9.454cm" svg:height="1.072cm" svg:x="1.341cm" svg:y="2.566cm">
          <draw:text-box>
            <text:p text:style-name="P20"><text:span text:style-name="T47">dosomething.h</text:span></text:p>
          </draw:text-box>
        </draw:frame>
        <draw:frame draw:style-name="gr143" draw:text-style-name="P22" draw:layer="layout" svg:width="26.134cm" svg:height="8.77cm" svg:x="1.171cm" svg:y="11.477cm">
          <draw:text-box>
            <text:p text:style-name="P11"><text:span text:style-name="T8">For the moment, we use C language only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0"><text:span text:style-name="T6">Toy example understandable on both architectures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p text:style-name="P11"><text:span text:style-name="T8">Re-usability achieved !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40"><text:span text:style-name="T6">Only one common code in the header file</text:span></text:p>
                      </text:list-item>
                      <text:list-item>
                        <text:p text:style-name="P40"><text:span text:style-name="T6">Compilation on DPU → required binary to be launched by the Host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p text:style-name="P40"><text:span text:style-name="T8">No details here for the Host counterpart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40"><text:span text:style-name="T6">Transfers Host ↔ DPU <text:s/>for input parameters and resul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4" draw:text-style-name="P36" draw:layer="layout" svg:width="11.502cm" svg:height="3.939cm" svg:x="14.605cm" svg:y="2.542cm">
          <draw:text-box>
            <text:p text:style-name="P34"><text:span text:style-name="T62">#include</text:span><text:span text:style-name="T63"> </text:span><text:span text:style-name="T64">&lt;dosomething.h&gt;</text:span></text:p>
            <text:p text:style-name="P18"><text:span text:style-name="T65"/></text:p>
            <text:p text:style-name="P18"><text:span text:style-name="T62">extern </text:span><text:span text:style-name="T63">std::</text:span><text:span text:style-name="T72">vector</text:span><text:span text:style-name="T63">&lt;</text:span><text:span text:style-name="T62">uint8_t</text:span><text:span text:style-name="T63">&gt; buffer;</text:span></text:p>
            <text:p text:style-name="P18"><text:span text:style-name="T62"/></text:p>
            <text:p text:style-name="P18"><text:span text:style-name="T62">int</text:span><text:span text:style-name="T63"> </text:span><text:span text:style-name="T68">main</text:span><text:span text:style-name="T63">() </text:span></text:p>
            <text:p text:style-name="P18"><text:span text:style-name="T65">{</text:span></text:p>
            <text:p text:style-name="P18"><text:span text:style-name="T63"><text:s text:c="3"/></text:span><text:span text:style-name="T62">int</text:span><text:span text:style-name="T63"> sum = </text:span><text:span text:style-name="T68">dosomething</text:span><text:span text:style-name="T63"> (buffer.data(), buffer.size());</text:span></text:p>
            <text:p text:style-name="P18"><text:span text:style-name="T65">}</text:span></text:p>
          </draw:text-box>
        </draw:frame>
        <draw:frame draw:style-name="gr145" draw:text-style-name="P25" draw:layer="layout" svg:width="3.045cm" svg:height="0.897cm" svg:x="23.086cm" svg:y="2.542cm">
          <draw:text-box>
            <text:p text:style-name="P41"><text:span text:style-name="T20">Multicore</text:span></text:p>
          </draw:text-box>
        </draw:frame>
        <draw:frame draw:style-name="gr146" draw:text-style-name="P36" draw:layer="layout" svg:width="11.503cm" svg:height="4.287cm" svg:x="14.605cm" svg:y="6.943cm">
          <draw:text-box>
            <text:p text:style-name="P34"><text:span text:style-name="T62">#include</text:span><text:span text:style-name="T63"> </text:span><text:span text:style-name="T64">&lt;dosomething.h&gt;</text:span></text:p>
            <text:p text:style-name="P18"><text:span text:style-name="T65"/></text:p>
            <text:p text:style-name="P34"><text:span text:style-name="T66">__mram_noinit </text:span><text:span text:style-name="T67">int</text:span><text:span text:style-name="T66"> buffer[BUFFER_SIZE];</text:span></text:p>
            <text:p text:style-name="P34"><text:span text:style-name="T66">__host </text:span><text:span text:style-name="T67">int</text:span><text:span text:style-name="T66"> checksum;</text:span></text:p>
            <text:p text:style-name="P34"><text:span text:style-name="T66"/></text:p>
            <text:p text:style-name="P18"><text:span text:style-name="T62">int</text:span><text:span text:style-name="T63"> </text:span><text:span text:style-name="T68">main</text:span><text:span text:style-name="T63">() </text:span></text:p>
            <text:p text:style-name="P18"><text:span text:style-name="T65">{</text:span></text:p>
            <text:p text:style-name="P18"><text:span text:style-name="T63"><text:s text:c="3"/></text:span><text:span text:style-name="T63">checksum = </text:span><text:span text:style-name="T68">dosomething</text:span><text:span text:style-name="T63"> (buffer, </text:span><text:span text:style-name="T66">BUFFER_SIZE</text:span><text:span text:style-name="T63">);</text:span></text:p>
            <text:p text:style-name="P18"><text:span text:style-name="T65">}</text:span></text:p>
          </draw:text-box>
        </draw:frame>
        <draw:frame draw:style-name="gr147" draw:text-style-name="P25" draw:layer="layout" svg:width="3.045cm" svg:height="0.897cm" svg:x="23.087cm" svg:y="6.943cm">
          <draw:text-box>
            <text:p text:style-name="P20"><text:span text:style-name="T20">DPU</text:span></text:p>
          </draw:text-box>
        </draw:frame>
        <draw:frame draw:style-name="gr121" draw:text-style-name="P37" draw:layer="layout" svg:width="11.495cm" svg:height="2.54cm" svg:x="1.27cm" svg:y="6.985cm">
          <draw:text-box>
            <text:p text:style-name="P32"><text:span text:style-name="T69">Our “algorithm” can run </text:span><text:span text:style-name="T69"><text:line-break/></text:span><text:span text:style-name="T69">on </text:span><text:span text:style-name="T70">Multicore and on DPU</text:span></text:p>
          </draw:text-box>
        </draw:frame>
        <draw:line draw:style-name="gr122" draw:text-style-name="P38" draw:layer="layout" svg:x1="12.765cm" svg:y1="6.985cm" svg:x2="14.305cm" svg:y2="5.08cm">
          <text:p/>
        </draw:line>
        <draw:line draw:style-name="gr122" draw:text-style-name="P38" draw:layer="layout" svg:x1="12.765cm" svg:y1="8.986cm" svg:x2="14.305cm" svg:y2="8.986cm">
          <text:p/>
        </draw:lin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Not that simple : run a tasklet like a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8" draw:text-style-name="P22" draw:layer="layout" svg:width="26.134cm" svg:height="8.428cm" svg:x="1.271cm" svg:y="9.577cm">
          <draw:text-box>
            <text:p text:style-name="P42"><text:span text:style-name="T8">What should be done in Launcher&lt;PIM&gt;::ru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3"><text:span text:style-name="T6">Sends the binary to the DPU</text:span></text:p>
                      </text:list-item>
                      <text:list-item>
                        <text:p text:style-name="P43"><text:span text:style-name="T6">Sends the input parameters to the DPU</text:span></text:p>
                      </text:list-item>
                      <text:list-item>
                        <text:p text:style-name="P43"><text:span text:style-name="T6">Launch the tasklets </text:span></text:p>
                      </text:list-item>
                      <text:list-item>
                        <text:p text:style-name="P43"><text:span text:style-name="T6">Get the result from the DPU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p text:style-name="P42"><text:span text:style-name="T8"/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43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49" draw:text-style-name="P35" draw:layer="layout" svg:width="9.454cm" svg:height="2.231cm" svg:x="1.341cm" svg:y="3.642cm">
          <draw:text-box>
            <text:p text:style-name="P18"><text:span text:style-name="T58">int</text:span><text:span text:style-name="T59"> </text:span><text:span text:style-name="T60">dosomething</text:span><text:span text:style-name="T59"> (const </text:span><text:span text:style-name="T61">uint8_t</text:span><text:span text:style-name="T59">* buffer, </text:span><text:span text:style-name="T58">int</text:span><text:span text:style-name="T59"> size) </text:span></text:p>
            <text:p text:style-name="P18"><text:span text:style-name="T44">{</text:span></text:p>
            <text:p text:style-name="P18"><text:span text:style-name="T59"><text:s text:c="3"/></text:span><text:span text:style-name="T58">int</text:span><text:span text:style-name="T59"> sum = 0;</text:span></text:p>
            <text:p text:style-name="P18"><text:span text:style-name="T59"><text:s text:c="3"/></text:span><text:span text:style-name="T58">for</text:span><text:span text:style-name="T59"> (</text:span><text:span text:style-name="T58">int</text:span><text:span text:style-name="T59"> i=0; i&lt;size; i++) <text:s/>{ sum += buffer[i]; }</text:span></text:p>
            <text:p text:style-name="P18"><text:span text:style-name="T59"><text:s text:c="3"/></text:span><text:span text:style-name="T58">return</text:span><text:span text:style-name="T59"> sum;</text:span></text:p>
            <text:p text:style-name="P18"><text:span text:style-name="T44">}</text:span></text:p>
          </draw:text-box>
        </draw:frame>
        <draw:frame draw:style-name="gr150" draw:text-style-name="P29" draw:layer="layout" svg:width="9.454cm" svg:height="1.072cm" svg:x="1.341cm" svg:y="2.567cm">
          <draw:text-box>
            <text:p text:style-name="P20"><text:span text:style-name="T47">dosomething.h</text:span></text:p>
          </draw:text-box>
        </draw:frame>
        <draw:frame draw:style-name="gr151" draw:text-style-name="P27" draw:layer="layout" svg:width="11.765cm" svg:height="5.248cm" svg:x="14.342cm" svg:y="3.642cm">
          <draw:text-box>
            <text:p text:style-name="P18"><text:span text:style-name="T41">#include</text:span><text:span text:style-name="T42"> </text:span><text:span text:style-name="T43">&lt;dosomething.h&gt;</text:span></text:p>
            <text:p text:style-name="P18"><text:span text:style-name="T44"/></text:p>
            <text:p text:style-name="P34"><text:span text:style-name="T41">extern </text:span><text:span text:style-name="T42">std::</text:span><text:span text:style-name="T46">vector</text:span><text:span text:style-name="T42">&lt;</text:span><text:span text:style-name="T62">uint8_t</text:span><text:span text:style-name="T42">&gt; buffer;</text:span></text:p>
            <text:p text:style-name="P34"><text:span text:style-name="T42"/></text:p>
            <text:p text:style-name="P18"><text:span text:style-name="T41">int</text:span><text:span text:style-name="T42"> </text:span><text:span text:style-name="T45">main</text:span><text:span text:style-name="T42">() </text:span></text:p>
            <text:p text:style-name="P18"><text:span text:style-name="T44">{</text:span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6">size_t</text:span><text:span text:style-name="T42">&gt; results = </text:span><text:span text:style-name="T46">Launcher</text:span><text:span text:style-name="T42">&lt;PIM&gt;::run (</text:span></text:p>
            <text:p text:style-name="P18"><text:span text:style-name="T42"><text:s text:c="8"/></text:span><text:span text:style-name="T45">dosomething</text:span><text:span text:style-name="T44">,</text:span></text:p>
            <text:p text:style-name="P18"><text:span text:style-name="T44"><text:s text:c="8"/></text:span><text:span text:style-name="T44">buffer.data(), buffer.size()</text:span></text:p>
            <text:p text:style-name="P18"><text:span text:style-name="T42"><text:s text:c="3"/></text:span><text:span text:style-name="T42">);</text:span></text:p>
            <text:p text:style-name="P18"><text:span text:style-name="T44"/></text:p>
            <text:p text:style-name="P18"><text:span text:style-name="T42"><text:s text:c="3"/></text:span><text:span text:style-name="T41">for</text:span><text:span text:style-name="T42"> (</text:span><text:span text:style-name="T41">int</text:span><text:span text:style-name="T42"> x : results) { printf (</text:span><text:span text:style-name="T43">"checksum = 0x%08x\n"</text:span><text:span text:style-name="T42">, x); }</text:span></text:p>
            <text:p text:style-name="P18"><text:span text:style-name="T44">}</text:span></text:p>
          </draw:text-box>
        </draw:frame>
        <draw:frame draw:style-name="gr152" draw:text-style-name="P25" draw:layer="layout" svg:width="3.045cm" svg:height="0.897cm" svg:x="23.086cm" svg:y="3.642cm">
          <draw:text-box>
            <text:p text:style-name="P20"><text:span text:style-name="T20">HOST</text:span></text:p>
          </draw:text-box>
        </draw:frame>
        <draw:frame draw:style-name="gr153" draw:text-style-name="P29" draw:layer="layout" svg:width="11.789cm" svg:height="1.072cm" svg:x="14.342cm" svg:y="2.567cm">
          <draw:text-box>
            <text:p text:style-name="P20"><text:span text:style-name="T47">“</text:span><text:span text:style-name="T47">What would be nice to write.”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Not that simple : run a tasklet like a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4" draw:text-style-name="P22" draw:layer="layout" svg:width="26.134cm" svg:height="10.259cm" svg:x="1.271cm" svg:y="9.577cm">
          <draw:text-box>
            <text:p text:style-name="P42"><text:span text:style-name="T8">What should be done in Launcher&lt;PIM&gt;::ru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3"><text:span text:style-name="T6">Sends the binary to the DPU</text:span></text:p>
                      </text:list-item>
                      <text:list-item>
                        <text:p text:style-name="P43"><text:span text:style-name="T6">Sends the input parameters to the DPU</text:span></text:p>
                      </text:list-item>
                      <text:list-item>
                        <text:p text:style-name="P43"><text:span text:style-name="T6">Launch the tasklets </text:span></text:p>
                      </text:list-item>
                      <text:list-item>
                        <text:p text:style-name="P43"><text:span text:style-name="T6">Get the result from the DPU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p text:style-name="P42"><text:span text:style-name="T56">But...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43"><text:span text:style-name="T6">No name here for the binary to be sent to the DPU</text:span></text:p>
                      </text:list-item>
                      <text:list-item>
                        <text:p text:style-name="P43"><text:span text:style-name="T75">Idea:</text:span><text:span text:style-name="T6"> add this name as a parameter of </text:span><text:span text:style-name="T50">Launcher&lt;PIM&gt;::run</text:span></text:p>
                        <text:p text:style-name="P43"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5" draw:text-style-name="P35" draw:layer="layout" svg:width="9.454cm" svg:height="2.231cm" svg:x="1.341cm" svg:y="3.642cm">
          <draw:text-box>
            <text:p text:style-name="P18"><text:span text:style-name="T58">int</text:span><text:span text:style-name="T59"> </text:span><text:span text:style-name="T60">dosomething</text:span><text:span text:style-name="T59"> (const </text:span><text:span text:style-name="T61">uint8_t</text:span><text:span text:style-name="T59">* buffer, </text:span><text:span text:style-name="T58">int</text:span><text:span text:style-name="T59"> size) </text:span></text:p>
            <text:p text:style-name="P18"><text:span text:style-name="T44">{</text:span></text:p>
            <text:p text:style-name="P18"><text:span text:style-name="T59"><text:s text:c="3"/></text:span><text:span text:style-name="T58">int</text:span><text:span text:style-name="T59"> sum = 0;</text:span></text:p>
            <text:p text:style-name="P18"><text:span text:style-name="T59"><text:s text:c="3"/></text:span><text:span text:style-name="T58">for</text:span><text:span text:style-name="T59"> (</text:span><text:span text:style-name="T58">int</text:span><text:span text:style-name="T59"> i=0; i&lt;size; i++) <text:s/>{ sum += buffer[i]; }</text:span></text:p>
            <text:p text:style-name="P18"><text:span text:style-name="T59"><text:s text:c="3"/></text:span><text:span text:style-name="T58">return</text:span><text:span text:style-name="T59"> sum;</text:span></text:p>
            <text:p text:style-name="P18"><text:span text:style-name="T44">}</text:span></text:p>
          </draw:text-box>
        </draw:frame>
        <draw:frame draw:style-name="gr156" draw:text-style-name="P29" draw:layer="layout" svg:width="9.454cm" svg:height="1.072cm" svg:x="1.341cm" svg:y="2.567cm">
          <draw:text-box>
            <text:p text:style-name="P20"><text:span text:style-name="T47">dosomething.h</text:span></text:p>
          </draw:text-box>
        </draw:frame>
        <draw:frame draw:style-name="gr157" draw:text-style-name="P27" draw:layer="layout" svg:width="11.765cm" svg:height="5.248cm" svg:x="14.342cm" svg:y="3.642cm">
          <draw:text-box>
            <text:p text:style-name="P34"><text:span text:style-name="T41">#include</text:span><text:span text:style-name="T42"> </text:span><text:span text:style-name="T43">&lt;dosomething.h&gt;</text:span></text:p>
            <text:p text:style-name="P18"><text:span text:style-name="T44"/></text:p>
            <text:p text:style-name="P34"><text:span text:style-name="T41">extern </text:span><text:span text:style-name="T42">std::</text:span><text:span text:style-name="T46">vector</text:span><text:span text:style-name="T42">&lt;</text:span><text:span text:style-name="T62">uint8_t</text:span><text:span text:style-name="T42">&gt; buffer;</text:span></text:p>
            <text:p text:style-name="P34"><text:span text:style-name="T42"/></text:p>
            <text:p text:style-name="P18"><text:span text:style-name="T41">int</text:span><text:span text:style-name="T42"> </text:span><text:span text:style-name="T45">main</text:span><text:span text:style-name="T42">() </text:span></text:p>
            <text:p text:style-name="P18"><text:span text:style-name="T44">{</text:span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6">size_t</text:span><text:span text:style-name="T42">&gt; results = </text:span><text:span text:style-name="T46">Launcher</text:span><text:span text:style-name="T42">&lt;PIM&gt;::run (</text:span></text:p>
            <text:p text:style-name="P18"><text:span text:style-name="T42"><text:s text:c="8"/></text:span><text:span text:style-name="T45">dosomething</text:span><text:span text:style-name="T44">,</text:span></text:p>
            <text:p text:style-name="P18"><text:span text:style-name="T44"><text:s text:c="8"/></text:span><text:span text:style-name="T44">buffer.data(), buffer.size()</text:span></text:p>
            <text:p text:style-name="P18"><text:span text:style-name="T42"><text:s text:c="3"/></text:span><text:span text:style-name="T42">);</text:span></text:p>
            <text:p text:style-name="P18"><text:span text:style-name="T44"/></text:p>
            <text:p text:style-name="P18"><text:span text:style-name="T42"><text:s text:c="3"/></text:span><text:span text:style-name="T41">for</text:span><text:span text:style-name="T42"> (</text:span><text:span text:style-name="T41">int</text:span><text:span text:style-name="T42"> x : results) { printf (</text:span><text:span text:style-name="T43">"checksum = 0x%08x\n"</text:span><text:span text:style-name="T42">, x); }</text:span></text:p>
            <text:p text:style-name="P18"><text:span text:style-name="T44">}</text:span></text:p>
          </draw:text-box>
        </draw:frame>
        <draw:frame draw:style-name="gr158" draw:text-style-name="P25" draw:layer="layout" svg:width="3.045cm" svg:height="0.897cm" svg:x="23.086cm" svg:y="3.642cm">
          <draw:text-box>
            <text:p text:style-name="P20"><text:span text:style-name="T20">HOST</text:span></text:p>
          </draw:text-box>
        </draw:frame>
        <draw:frame draw:style-name="gr159" draw:text-style-name="P29" draw:layer="layout" svg:width="11.789cm" svg:height="1.072cm" svg:x="14.342cm" svg:y="2.567cm">
          <draw:text-box>
            <text:p text:style-name="P20"><text:span text:style-name="T47">“</text:span><text:span text:style-name="T47">What would be nice to write.”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Not that simple : run a tasklet like a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0" draw:text-style-name="P27" draw:layer="layout" svg:width="11.634cm" svg:height="5.248cm" svg:x="1.042cm" svg:y="3.642cm">
          <draw:text-box>
            <text:p text:style-name="P34"><text:span text:style-name="T41">#include</text:span><text:span text:style-name="T42"> </text:span><text:span text:style-name="T43">&lt;dosomething.h&gt;</text:span></text:p>
            <text:p text:style-name="P18"><text:span text:style-name="T44"/></text:p>
            <text:p text:style-name="P34"><text:span text:style-name="T41">extern </text:span><text:span text:style-name="T42">std::</text:span><text:span text:style-name="T46">vector</text:span><text:span text:style-name="T42">&lt;</text:span><text:span text:style-name="T62">uint8_t</text:span><text:span text:style-name="T42">&gt; buffer;</text:span></text:p>
            <text:p text:style-name="P34"><text:span text:style-name="T42"/></text:p>
            <text:p text:style-name="P18"><text:span text:style-name="T41">int</text:span><text:span text:style-name="T42"> </text:span><text:span text:style-name="T45">main</text:span><text:span text:style-name="T42">() </text:span></text:p>
            <text:p text:style-name="P18"><text:span text:style-name="T44">{</text:span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6">size_t</text:span><text:span text:style-name="T42">&gt; results = </text:span><text:span text:style-name="T46">Launcher</text:span><text:span text:style-name="T42">&lt;</text:span><text:span text:style-name="T76">PIM</text:span><text:span text:style-name="T42">&gt;::run (</text:span></text:p>
            <text:p text:style-name="P34"><text:span text:style-name="T42"><text:s text:c="8"/></text:span><text:span text:style-name="T49">dosomething</text:span><text:span text:style-name="T42">, </text:span><text:span text:style-name="T77">"/tmp/dpu.dosomething"</text:span></text:p>
            <text:p text:style-name="P18"><text:span text:style-name="T44"><text:s text:c="8"/></text:span><text:span text:style-name="T44">buffer.data(), buffer.size()</text:span></text:p>
            <text:p text:style-name="P18"><text:span text:style-name="T42"><text:s text:c="3"/></text:span><text:span text:style-name="T42">);</text:span></text:p>
            <text:p text:style-name="P18"><text:span text:style-name="T44"/></text:p>
            <text:p text:style-name="P18"><text:span text:style-name="T42"><text:s text:c="3"/></text:span><text:span text:style-name="T41">for</text:span><text:span text:style-name="T42"> (</text:span><text:span text:style-name="T41">int</text:span><text:span text:style-name="T42"> x : results) { printf (</text:span><text:span text:style-name="T43">"checksum = 0x%08x\n"</text:span><text:span text:style-name="T42">, x); }</text:span></text:p>
            <text:p text:style-name="P18"><text:span text:style-name="T44">}</text:span></text:p>
          </draw:text-box>
        </draw:frame>
        <draw:frame draw:style-name="gr161" draw:text-style-name="P25" draw:layer="layout" svg:width="3.011cm" svg:height="0.897cm" svg:x="9.689cm" svg:y="3.642cm">
          <draw:text-box>
            <text:p text:style-name="P20"><text:span text:style-name="T20">HOST</text:span></text:p>
          </draw:text-box>
        </draw:frame>
        <draw:frame draw:style-name="gr162" draw:text-style-name="P29" draw:layer="layout" svg:width="11.658cm" svg:height="1.072cm" svg:x="1.042cm" svg:y="2.567cm">
          <draw:text-box>
            <text:p text:style-name="P20"><text:span text:style-name="T47">“</text:span><text:span text:style-name="T47">What would be nice to write.”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Not that simple : run a tasklet like a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3" draw:text-style-name="P22" draw:layer="layout" svg:width="26.134cm" svg:height="8.428cm" svg:x="1.271cm" svg:y="9.577cm">
          <draw:text-box>
            <text:p text:style-name="P42"><text:span text:style-name="T8">In case of Host <text:s text:c="3"/></text:span><text:span text:style-name="T78">(i.e. using the algo on PIM architecture)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3"><text:span text:style-name="T6">First argument:</text:span><text:span text:style-name="T6"><text:tab/></text:span><text:span text:style-name="T6"><text:tab/></text:span><text:span text:style-name="T6"> function ‘dosomething’ is useless in this context</text:span></text:p>
                      </text:list-item>
                      <text:list-item>
                        <text:p text:style-name="P43"><text:span text:style-name="T6">Second argument: <text:s/>hardcoded full path of the DPU binary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p text:style-name="P42"><text:span text:style-name="T79"/></text:p>
          </draw:text-box>
        </draw:frame>
        <draw:frame draw:style-name="gr164" draw:text-style-name="P27" draw:layer="layout" svg:width="11.634cm" svg:height="5.248cm" svg:x="1.042cm" svg:y="3.642cm">
          <draw:text-box>
            <text:p text:style-name="P34"><text:span text:style-name="T41">#include</text:span><text:span text:style-name="T42"> </text:span><text:span text:style-name="T43">&lt;dosomething.h&gt;</text:span></text:p>
            <text:p text:style-name="P18"><text:span text:style-name="T44"/></text:p>
            <text:p text:style-name="P34"><text:span text:style-name="T41">extern </text:span><text:span text:style-name="T42">std::</text:span><text:span text:style-name="T46">vector</text:span><text:span text:style-name="T42">&lt;</text:span><text:span text:style-name="T62">uint8_t</text:span><text:span text:style-name="T42">&gt; buffer;</text:span></text:p>
            <text:p text:style-name="P34"><text:span text:style-name="T42"/></text:p>
            <text:p text:style-name="P18"><text:span text:style-name="T41">int</text:span><text:span text:style-name="T42"> </text:span><text:span text:style-name="T45">main</text:span><text:span text:style-name="T42">() </text:span></text:p>
            <text:p text:style-name="P18"><text:span text:style-name="T44">{</text:span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6">size_t</text:span><text:span text:style-name="T42">&gt; results = </text:span><text:span text:style-name="T46">Launcher</text:span><text:span text:style-name="T42">&lt;</text:span><text:span text:style-name="T76">PIM</text:span><text:span text:style-name="T42">&gt;::run (</text:span></text:p>
            <text:p text:style-name="P34"><text:span text:style-name="T42"><text:s text:c="8"/></text:span><text:span text:style-name="T49">dosomething</text:span><text:span text:style-name="T42">, </text:span><text:span text:style-name="T77">"/tmp/dpu.dosomething"</text:span></text:p>
            <text:p text:style-name="P18"><text:span text:style-name="T44"><text:s text:c="8"/></text:span><text:span text:style-name="T44">buffer.data(), buffer.size()</text:span></text:p>
            <text:p text:style-name="P18"><text:span text:style-name="T42"><text:s text:c="3"/></text:span><text:span text:style-name="T42">);</text:span></text:p>
            <text:p text:style-name="P18"><text:span text:style-name="T44"/></text:p>
            <text:p text:style-name="P18"><text:span text:style-name="T42"><text:s text:c="3"/></text:span><text:span text:style-name="T41">for</text:span><text:span text:style-name="T42"> (</text:span><text:span text:style-name="T41">int</text:span><text:span text:style-name="T42"> x : results) { printf (</text:span><text:span text:style-name="T43">"checksum = 0x%08x\n"</text:span><text:span text:style-name="T42">, x); }</text:span></text:p>
            <text:p text:style-name="P18"><text:span text:style-name="T44">}</text:span></text:p>
          </draw:text-box>
        </draw:frame>
        <draw:frame draw:style-name="gr165" draw:text-style-name="P25" draw:layer="layout" svg:width="3.011cm" svg:height="0.897cm" svg:x="9.689cm" svg:y="3.642cm">
          <draw:text-box>
            <text:p text:style-name="P20"><text:span text:style-name="T20">HOST</text:span></text:p>
          </draw:text-box>
        </draw:frame>
        <draw:frame draw:style-name="gr166" draw:text-style-name="P29" draw:layer="layout" svg:width="11.658cm" svg:height="1.072cm" svg:x="1.042cm" svg:y="2.567cm">
          <draw:text-box>
            <text:p text:style-name="P20"><text:span text:style-name="T47">“</text:span><text:span text:style-name="T47">What would be nice to write.”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Not that simple : run a tasklet like a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7" draw:text-style-name="P22" draw:layer="layout" svg:width="26.134cm" svg:height="9.318cm" svg:x="1.271cm" svg:y="9.577cm">
          <draw:text-box>
            <text:p text:style-name="P42"><text:span text:style-name="T8">In case of Host <text:s text:c="3"/></text:span><text:span text:style-name="T78">(i.e. using the algo on PIM architecture)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3"><text:span text:style-name="T6">First argument:</text:span><text:span text:style-name="T6"><text:tab/></text:span><text:span text:style-name="T6"><text:tab/></text:span><text:span text:style-name="T6"> function ‘dosomething’ is useless in this context</text:span></text:p>
                      </text:list-item>
                      <text:list-item>
                        <text:p text:style-name="P43"><text:span text:style-name="T6">Second argument: <text:s/>hardcoded full path of the DPU binary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p text:style-name="P42"><text:span text:style-name="T8">In case of Multicore <text:s text:c="3"/></text:span><text:span text:style-name="T78">(i.e. using the algo on MC architecture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43"><text:span text:style-name="T6">First argument:</text:span><text:span text:style-name="T6"><text:tab/></text:span><text:span text:style-name="T6"><text:tab/></text:span><text:span text:style-name="T6"> function actually called </text:span></text:p>
                      </text:list-item>
                      <text:list-item>
                        <text:p text:style-name="P43"><text:span text:style-name="T6">Second argument: <text:s/>binary name useless in this context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p text:style-name="P42"><text:span text:style-name="T8"/></text:p>
          </draw:text-box>
        </draw:frame>
        <draw:frame draw:style-name="gr168" draw:text-style-name="P27" draw:layer="layout" svg:width="11.634cm" svg:height="5.248cm" svg:x="15.042cm" svg:y="3.643cm">
          <draw:text-box>
            <text:p text:style-name="P34"><text:span text:style-name="T41">#include</text:span><text:span text:style-name="T42"> </text:span><text:span text:style-name="T43">&lt;dosomething.h&gt;</text:span></text:p>
            <text:p text:style-name="P18"><text:span text:style-name="T44"/></text:p>
            <text:p text:style-name="P34"><text:span text:style-name="T41">extern </text:span><text:span text:style-name="T42">std::</text:span><text:span text:style-name="T46">vector</text:span><text:span text:style-name="T42">&lt;</text:span><text:span text:style-name="T62">uint8_t</text:span><text:span text:style-name="T42">&gt; buffer;</text:span></text:p>
            <text:p text:style-name="P34"><text:span text:style-name="T42"/></text:p>
            <text:p text:style-name="P18"><text:span text:style-name="T41">int</text:span><text:span text:style-name="T42"> </text:span><text:span text:style-name="T45">main</text:span><text:span text:style-name="T42">() </text:span></text:p>
            <text:p text:style-name="P18"><text:span text:style-name="T44">{</text:span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6">size_t</text:span><text:span text:style-name="T42">&gt; results = </text:span><text:span text:style-name="T46">Launcher</text:span><text:span text:style-name="T42">&lt;</text:span><text:span text:style-name="T76">MultiCore</text:span><text:span text:style-name="T42">&gt;::run (</text:span></text:p>
            <text:p text:style-name="P34"><text:span text:style-name="T42"><text:s text:c="8"/></text:span><text:span text:style-name="T77">dosomething</text:span><text:span text:style-name="T42">, </text:span><text:span text:style-name="T49">"/tmp/dpu.dosomething"</text:span></text:p>
            <text:p text:style-name="P18"><text:span text:style-name="T44"><text:s text:c="8"/></text:span><text:span text:style-name="T44">buffer.data(), buffer.size()</text:span></text:p>
            <text:p text:style-name="P18"><text:span text:style-name="T42"><text:s text:c="3"/></text:span><text:span text:style-name="T42">);</text:span></text:p>
            <text:p text:style-name="P18"><text:span text:style-name="T44"/></text:p>
            <text:p text:style-name="P18"><text:span text:style-name="T42"><text:s text:c="3"/></text:span><text:span text:style-name="T41">for</text:span><text:span text:style-name="T42"> (</text:span><text:span text:style-name="T41">int</text:span><text:span text:style-name="T42"> x : results) { printf (</text:span><text:span text:style-name="T43">"checksum = 0x%08x\n"</text:span><text:span text:style-name="T42">, x); }</text:span></text:p>
            <text:p text:style-name="P18"><text:span text:style-name="T44">}</text:span></text:p>
          </draw:text-box>
        </draw:frame>
        <draw:frame draw:style-name="gr169" draw:text-style-name="P25" draw:layer="layout" svg:width="3.011cm" svg:height="0.897cm" svg:x="23.689cm" svg:y="3.643cm">
          <draw:text-box>
            <text:p text:style-name="P20"><text:span text:style-name="T20">Multicore</text:span></text:p>
          </draw:text-box>
        </draw:frame>
        <draw:frame draw:style-name="gr170" draw:text-style-name="P29" draw:layer="layout" svg:width="11.658cm" svg:height="1.072cm" svg:x="15.042cm" svg:y="2.568cm">
          <draw:text-box>
            <text:p text:style-name="P20"><text:span text:style-name="T47">“</text:span><text:span text:style-name="T47">What would be nice to write.”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Not that simple : run a tasklet like a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1" draw:text-style-name="P22" draw:layer="layout" svg:width="26.134cm" svg:height="10.296cm" svg:x="1.271cm" svg:y="9.577cm">
          <draw:text-box>
            <text:p text:style-name="P42"><text:span text:style-name="T8">In case of Host <text:s text:c="3"/></text:span><text:span text:style-name="T78">(i.e. using the algo on PIM architecture)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3"><text:span text:style-name="T6">First argument:</text:span><text:span text:style-name="T6"><text:tab/></text:span><text:span text:style-name="T6"><text:tab/></text:span><text:span text:style-name="T6"> function ‘dosomething’ is useless in this context</text:span></text:p>
                      </text:list-item>
                      <text:list-item>
                        <text:p text:style-name="P43"><text:span text:style-name="T6">Second argument: <text:s/>hardcoded full path of the DPU binary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p text:style-name="P42"><text:span text:style-name="T8">In case of Multicore <text:s text:c="3"/></text:span><text:span text:style-name="T78">(i.e. using the algo on MC architecture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43"><text:span text:style-name="T6">First argument:</text:span><text:span text:style-name="T6"><text:tab/></text:span><text:span text:style-name="T6"><text:tab/></text:span><text:span text:style-name="T6"> function actually called </text:span></text:p>
                      </text:list-item>
                      <text:list-item>
                        <text:p text:style-name="P43"><text:span text:style-name="T6">Second argument: <text:s/>binary name useless in this context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p text:style-name="P42"><text:span text:style-name="T8">Not ideal…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43"><text:span text:style-name="T6">The API should not define irrelevant arguments in some use case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2" draw:text-style-name="P27" draw:layer="layout" svg:width="11.634cm" svg:height="5.248cm" svg:x="1.042cm" svg:y="3.642cm">
          <draw:text-box>
            <text:p text:style-name="P34"><text:span text:style-name="T41">#include</text:span><text:span text:style-name="T42"> </text:span><text:span text:style-name="T43">&lt;dosomething.h&gt;</text:span></text:p>
            <text:p text:style-name="P18"><text:span text:style-name="T44"/></text:p>
            <text:p text:style-name="P34"><text:span text:style-name="T41">extern </text:span><text:span text:style-name="T42">std::</text:span><text:span text:style-name="T46">vector</text:span><text:span text:style-name="T42">&lt;</text:span><text:span text:style-name="T62">uint8_t</text:span><text:span text:style-name="T42">&gt; buffer;</text:span></text:p>
            <text:p text:style-name="P34"><text:span text:style-name="T42"/></text:p>
            <text:p text:style-name="P18"><text:span text:style-name="T41">int</text:span><text:span text:style-name="T42"> </text:span><text:span text:style-name="T45">main</text:span><text:span text:style-name="T42">() </text:span></text:p>
            <text:p text:style-name="P18"><text:span text:style-name="T44">{</text:span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6">size_t</text:span><text:span text:style-name="T42">&gt; results = </text:span><text:span text:style-name="T46">Launcher</text:span><text:span text:style-name="T42">&lt;</text:span><text:span text:style-name="T76">PIM</text:span><text:span text:style-name="T42">&gt;::run (</text:span></text:p>
            <text:p text:style-name="P34"><text:span text:style-name="T42"><text:s text:c="8"/></text:span><text:span text:style-name="T49">dosomething</text:span><text:span text:style-name="T42">, </text:span><text:span text:style-name="T77">"/tmp/dpu.dosomething"</text:span></text:p>
            <text:p text:style-name="P18"><text:span text:style-name="T44"><text:s text:c="8"/></text:span><text:span text:style-name="T44">buffer.data(), buffer.size()</text:span></text:p>
            <text:p text:style-name="P18"><text:span text:style-name="T42"><text:s text:c="3"/></text:span><text:span text:style-name="T42">);</text:span></text:p>
            <text:p text:style-name="P18"><text:span text:style-name="T44"/></text:p>
            <text:p text:style-name="P18"><text:span text:style-name="T42"><text:s text:c="3"/></text:span><text:span text:style-name="T41">for</text:span><text:span text:style-name="T42"> (</text:span><text:span text:style-name="T41">int</text:span><text:span text:style-name="T42"> x : results) { printf (</text:span><text:span text:style-name="T43">"checksum = 0x%08x\n"</text:span><text:span text:style-name="T42">, x); }</text:span></text:p>
            <text:p text:style-name="P18"><text:span text:style-name="T44">}</text:span></text:p>
          </draw:text-box>
        </draw:frame>
        <draw:frame draw:style-name="gr173" draw:text-style-name="P25" draw:layer="layout" svg:width="3.011cm" svg:height="0.897cm" svg:x="9.689cm" svg:y="3.642cm">
          <draw:text-box>
            <text:p text:style-name="P20"><text:span text:style-name="T20">HOST</text:span></text:p>
          </draw:text-box>
        </draw:frame>
        <draw:frame draw:style-name="gr174" draw:text-style-name="P29" draw:layer="layout" svg:width="11.658cm" svg:height="1.072cm" svg:x="1.042cm" svg:y="2.567cm">
          <draw:text-box>
            <text:p text:style-name="P20"><text:span text:style-name="T47">“</text:span><text:span text:style-name="T47">What would be nice to write.”</text:span></text:p>
          </draw:text-box>
        </draw:frame>
        <draw:frame draw:style-name="gr175" draw:text-style-name="P27" draw:layer="layout" svg:width="11.634cm" svg:height="5.248cm" svg:x="15.042cm" svg:y="3.643cm">
          <draw:text-box>
            <text:p text:style-name="P34"><text:span text:style-name="T41">#include</text:span><text:span text:style-name="T42"> </text:span><text:span text:style-name="T43">&lt;dosomething.h&gt;</text:span></text:p>
            <text:p text:style-name="P18"><text:span text:style-name="T44"/></text:p>
            <text:p text:style-name="P34"><text:span text:style-name="T41">extern </text:span><text:span text:style-name="T42">std::</text:span><text:span text:style-name="T46">vector</text:span><text:span text:style-name="T42">&lt;</text:span><text:span text:style-name="T62">uint8_t</text:span><text:span text:style-name="T42">&gt; buffer;</text:span></text:p>
            <text:p text:style-name="P34"><text:span text:style-name="T42"/></text:p>
            <text:p text:style-name="P18"><text:span text:style-name="T41">int</text:span><text:span text:style-name="T42"> </text:span><text:span text:style-name="T45">main</text:span><text:span text:style-name="T42">() </text:span></text:p>
            <text:p text:style-name="P18"><text:span text:style-name="T44">{</text:span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6">size_t</text:span><text:span text:style-name="T42">&gt; results = </text:span><text:span text:style-name="T46">Launcher</text:span><text:span text:style-name="T42">&lt;</text:span><text:span text:style-name="T76">MultiCore</text:span><text:span text:style-name="T42">&gt;::run (</text:span></text:p>
            <text:p text:style-name="P34"><text:span text:style-name="T42"><text:s text:c="8"/></text:span><text:span text:style-name="T77">dosomething</text:span><text:span text:style-name="T42">, </text:span><text:span text:style-name="T49">"/tmp/dpu.dosomething"</text:span></text:p>
            <text:p text:style-name="P18"><text:span text:style-name="T44"><text:s text:c="8"/></text:span><text:span text:style-name="T44">buffer.data(), buffer.size()</text:span></text:p>
            <text:p text:style-name="P18"><text:span text:style-name="T42"><text:s text:c="3"/></text:span><text:span text:style-name="T42">);</text:span></text:p>
            <text:p text:style-name="P18"><text:span text:style-name="T44"/></text:p>
            <text:p text:style-name="P18"><text:span text:style-name="T42"><text:s text:c="3"/></text:span><text:span text:style-name="T41">for</text:span><text:span text:style-name="T42"> (</text:span><text:span text:style-name="T41">int</text:span><text:span text:style-name="T42"> x : results) { printf (</text:span><text:span text:style-name="T43">"checksum = 0x%08x\n"</text:span><text:span text:style-name="T42">, x); }</text:span></text:p>
            <text:p text:style-name="P18"><text:span text:style-name="T44">}</text:span></text:p>
          </draw:text-box>
        </draw:frame>
        <draw:frame draw:style-name="gr176" draw:text-style-name="P25" draw:layer="layout" svg:width="3.011cm" svg:height="0.897cm" svg:x="23.689cm" svg:y="3.643cm">
          <draw:text-box>
            <text:p text:style-name="P20"><text:span text:style-name="T20">Multicore</text:span></text:p>
          </draw:text-box>
        </draw:frame>
        <draw:frame draw:style-name="gr177" draw:text-style-name="P29" draw:layer="layout" svg:width="11.658cm" svg:height="1.072cm" svg:x="15.042cm" svg:y="2.568cm">
          <draw:text-box>
            <text:p text:style-name="P20"><text:span text:style-name="T47">“</text:span><text:span text:style-name="T47">What would be nice to write.”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Not that simple : run a tasklet like a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8" draw:text-style-name="P22" draw:layer="layout" svg:width="26.134cm" svg:height="8.428cm" svg:x="1.271cm" svg:y="9.577cm">
          <draw:text-box>
            <text:p text:style-name="P11"><text:span text:style-name="T80">Idea</text:span><text:span text:style-name="T8">: encapsulate the name and the method in a struc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0"><text:span text:style-name="T6">Structure to be provided to </text:span><text:span text:style-name="T50">Launcher&lt;ARCH&gt;::run</text:span></text:p>
                      </text:list-item>
                      <text:list-item>
                        <text:p text:style-name="P40"><text:span text:style-name="T6">Set a conventional name for the method that does the job → “run”</text:span></text:p>
                      </text:list-item>
                      <text:list-item>
                        <text:p text:style-name="P40"><text:span text:style-name="T6">We will see other advantages of this encapsulation later</text:span></text:p>
                        <text:p text:style-name="P11"><text:span text:style-name="T80"/></text:p>
                      </text:list-item>
                    </text:list>
                  </text:list-item>
                </text:list>
              </text:list-item>
            </text:list>
            <text:p text:style-name="P11"><text:span text:style-name="T8"/></text:p>
          </draw:text-box>
        </draw:frame>
        <draw:frame draw:style-name="gr179" draw:text-style-name="P27" draw:layer="layout" svg:width="12.268cm" svg:height="5.248cm" svg:x="1.042cm" svg:y="3.642cm">
          <draw:text-box>
            <text:p text:style-name="P34"><text:span text:style-name="T41">#include</text:span><text:span text:style-name="T42"> </text:span><text:span text:style-name="T43">&lt;dosomething.h&gt;</text:span></text:p>
            <text:p text:style-name="P18"><text:span text:style-name="T44"/></text:p>
            <text:p text:style-name="P34"><text:span text:style-name="T41">extern </text:span><text:span text:style-name="T42">std::</text:span><text:span text:style-name="T46">vector</text:span><text:span text:style-name="T42">&lt;</text:span><text:span text:style-name="T62">uint8_t</text:span><text:span text:style-name="T42">&gt; buffer;</text:span></text:p>
            <text:p text:style-name="P34"><text:span text:style-name="T42"/></text:p>
            <text:p text:style-name="P18"><text:span text:style-name="T41">int</text:span><text:span text:style-name="T42"> </text:span><text:span text:style-name="T45">main</text:span><text:span text:style-name="T42">() </text:span></text:p>
            <text:p text:style-name="P18"><text:span text:style-name="T44">{</text:span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6">size_t</text:span><text:span text:style-name="T42">&gt; results = </text:span><text:span text:style-name="T46">Launcher</text:span><text:span text:style-name="T42">&lt;PIM&gt;::run (</text:span></text:p>
            <text:p text:style-name="P34"><text:span text:style-name="T49"><text:s text:c="8"/></text:span><text:span text:style-name="T44">buffer.data(), buffer.size(), </text:span><text:span text:style-name="T42"><text:s/></text:span><text:span text:style-name="T49">DoSomething</text:span></text:p>
            <text:p text:style-name="P18"><text:span text:style-name="T42"><text:s text:c="3"/></text:span><text:span text:style-name="T42">);</text:span></text:p>
            <text:p text:style-name="P18"><text:span text:style-name="T44"/></text:p>
            <text:p text:style-name="P18"><text:span text:style-name="T42"><text:s text:c="3"/></text:span><text:span text:style-name="T41">for</text:span><text:span text:style-name="T42"> (</text:span><text:span text:style-name="T41">int</text:span><text:span text:style-name="T42"> x : results) { printf (</text:span><text:span text:style-name="T43">"checksum = 0x%08x\n"</text:span><text:span text:style-name="T42">, x); }</text:span></text:p>
            <text:p text:style-name="P18"><text:span text:style-name="T44">}</text:span></text:p>
          </draw:text-box>
        </draw:frame>
        <draw:frame draw:style-name="gr180" draw:text-style-name="P25" draw:layer="layout" svg:width="3.011cm" svg:height="0.897cm" svg:x="10.289cm" svg:y="3.642cm">
          <draw:text-box>
            <text:p text:style-name="P20"><text:span text:style-name="T20">HOST</text:span></text:p>
          </draw:text-box>
        </draw:frame>
        <draw:frame draw:style-name="gr181" draw:text-style-name="P29" draw:layer="layout" svg:width="12.293cm" svg:height="1.072cm" svg:x="1.042cm" svg:y="2.567cm">
          <draw:text-box>
            <text:p text:style-name="P20"><text:span text:style-name="T47">“</text:span><text:span text:style-name="T47">What would be nice to write.”</text:span></text:p>
          </draw:text-box>
        </draw:frame>
        <draw:frame draw:style-name="gr182" draw:text-style-name="P44" draw:layer="layout" svg:width="12.958cm" svg:height="4.727cm" svg:x="14.542cm" svg:y="3.643cm">
          <draw:text-box>
            <text:p text:style-name="P18"><text:span text:style-name="T81">struct</text:span><text:span text:style-name="T66"> </text:span><text:span text:style-name="T67">DoSomething</text:span></text:p>
            <text:p text:style-name="P18"><text:span text:style-name="T82">{</text:span></text:p>
            <text:p text:style-name="P18"><text:span text:style-name="T66"><text:s text:c="4"/></text:span><text:span text:style-name="T81">static</text:span><text:span text:style-name="T66"> </text:span><text:span text:style-name="T81">const</text:span><text:span text:style-name="T66"> </text:span><text:span text:style-name="T81">char</text:span><text:span text:style-name="T66">* </text:span><text:span text:style-name="T83">name</text:span><text:span text:style-name="T66">() { </text:span><text:span text:style-name="T81">return</text:span><text:span text:style-name="T66"> </text:span><text:span text:style-name="T84">"/tmp/dpu.dosomething"</text:span><text:span text:style-name="T66">; }</text:span></text:p>
            <text:p text:style-name="P18"><text:span text:style-name="T82"/></text:p>
            <text:p text:style-name="P18"><text:span text:style-name="T66"><text:s text:c="4"/></text:span><text:span text:style-name="T81">static int</text:span><text:span text:style-name="T66"> </text:span><text:span text:style-name="T83">run</text:span><text:span text:style-name="T66"> (const </text:span><text:span text:style-name="T67">uint8_t</text:span><text:span text:style-name="T66">* buffer, </text:span><text:span text:style-name="T81">int</text:span><text:span text:style-name="T66"> size) </text:span></text:p>
            <text:p text:style-name="P18"><text:span text:style-name="T82"><text:s text:c="4"/></text:span><text:span text:style-name="T82">{</text:span></text:p>
            <text:p text:style-name="P18"><text:span text:style-name="T66"><text:s text:c="7"/></text:span><text:span text:style-name="T81">int</text:span><text:span text:style-name="T66"> sum = 0;</text:span></text:p>
            <text:p text:style-name="P18"><text:span text:style-name="T66"><text:s text:c="7"/></text:span><text:span text:style-name="T81">for</text:span><text:span text:style-name="T66"> (</text:span><text:span text:style-name="T81">int</text:span><text:span text:style-name="T66"> i=0; i&lt;size; i++) <text:s/>{ sum += buffer[i]; }</text:span></text:p>
            <text:p text:style-name="P18"><text:span text:style-name="T66"><text:s text:c="7"/></text:span><text:span text:style-name="T81">return</text:span><text:span text:style-name="T66"> sum;</text:span></text:p>
            <text:p text:style-name="P18"><text:span text:style-name="T82"><text:s text:c="4"/></text:span><text:span text:style-name="T82">}</text:span></text:p>
            <text:p text:style-name="P18"><text:span text:style-name="T82">};</text:span></text:p>
          </draw:text-box>
        </draw:frame>
        <draw:frame draw:style-name="gr183" draw:text-style-name="P29" draw:layer="layout" svg:width="12.958cm" svg:height="1.072cm" svg:x="14.542cm" svg:y="2.568cm">
          <draw:text-box>
            <text:p text:style-name="P20"><text:span text:style-name="T47">dosomething.h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Not that simple : run a tasklet like a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4" draw:text-style-name="P22" draw:layer="layout" svg:width="26.134cm" svg:height="8.428cm" svg:x="1.271cm" svg:y="9.577cm">
          <draw:text-box>
            <text:p text:style-name="P11"><text:span text:style-name="T80">Idea</text:span><text:span text:style-name="T8">: encapsulate the name and the method in a struc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0"><text:span text:style-name="T6">Structure to be provided to </text:span><text:span text:style-name="T50">Launcher&lt;ARCH&gt;::run</text:span></text:p>
                      </text:list-item>
                      <text:list-item>
                        <text:p text:style-name="P40"><text:span text:style-name="T6">Set a conventional name for the method that does the job → “run”</text:span></text:p>
                      </text:list-item>
                      <text:list-item>
                        <text:p text:style-name="P40"><text:span text:style-name="T6">We will see other advantages of this encapsulation later</text:span></text:p>
                        <text:p text:style-name="P11"><text:span text:style-name="T80"/></text:p>
                      </text:list-item>
                    </text:list>
                  </text:list-item>
                </text:list>
              </text:list-item>
            </text:list>
            <text:p text:style-name="P11"><text:span text:style-name="T8">Not possible to provide a type as regular parameter !</text:span></text:p>
            <text:p text:style-name="P11"><text:span text:style-name="T8"/></text:p>
            <text:p text:style-name="P11"><text:span text:style-name="T8"/></text:p>
          </draw:text-box>
        </draw:frame>
        <draw:frame draw:style-name="gr185" draw:text-style-name="P27" draw:layer="layout" svg:width="12.268cm" svg:height="5.248cm" svg:x="1.042cm" svg:y="3.642cm">
          <draw:text-box>
            <text:p text:style-name="P34"><text:span text:style-name="T41">#include</text:span><text:span text:style-name="T42"> </text:span><text:span text:style-name="T43">&lt;dosomething.h&gt;</text:span></text:p>
            <text:p text:style-name="P34"><text:span text:style-name="T44"/></text:p>
            <text:p text:style-name="P34"><text:span text:style-name="T41">extern </text:span><text:span text:style-name="T42">std::</text:span><text:span text:style-name="T46">vector</text:span><text:span text:style-name="T42">&lt;</text:span><text:span text:style-name="T62">uint8_t</text:span><text:span text:style-name="T42">&gt; buffer;</text:span></text:p>
            <text:p text:style-name="P34"><text:span text:style-name="T42"/></text:p>
            <text:p text:style-name="P34"><text:span text:style-name="T41">int</text:span><text:span text:style-name="T42"> </text:span><text:span text:style-name="T45">main</text:span><text:span text:style-name="T42">() </text:span></text:p>
            <text:p text:style-name="P34"><text:span text:style-name="T44">{</text:span></text:p>
            <text:p text:style-name="P34"><text:span text:style-name="T42"><text:s text:c="3"/></text:span><text:span text:style-name="T42">std::</text:span><text:span text:style-name="T46">vector</text:span><text:span text:style-name="T42">&lt;</text:span><text:span text:style-name="T46">size_t</text:span><text:span text:style-name="T42">&gt; results = </text:span><text:span text:style-name="T46">Launcher</text:span><text:span text:style-name="T42">&lt;PIM&gt;::run (</text:span></text:p>
            <text:p text:style-name="P34"><text:span text:style-name="T49"><text:s text:c="8"/></text:span><text:span text:style-name="T44">buffer.data(), buffer.size(), </text:span><text:span text:style-name="T42"><text:s/></text:span><text:span text:style-name="T49">DoSomething</text:span></text:p>
            <text:p text:style-name="P34"><text:span text:style-name="T42"><text:s text:c="3"/></text:span><text:span text:style-name="T42">);</text:span></text:p>
            <text:p text:style-name="P34"><text:span text:style-name="T44"/></text:p>
            <text:p text:style-name="P34"><text:span text:style-name="T42"><text:s text:c="3"/></text:span><text:span text:style-name="T41">for</text:span><text:span text:style-name="T42"> (</text:span><text:span text:style-name="T41">int</text:span><text:span text:style-name="T42"> x : results) { printf (</text:span><text:span text:style-name="T43">"checksum = 0x%08x\n"</text:span><text:span text:style-name="T42">, x); }</text:span></text:p>
            <text:p text:style-name="P34"><text:span text:style-name="T44">}</text:span></text:p>
          </draw:text-box>
        </draw:frame>
        <draw:frame draw:style-name="gr186" draw:text-style-name="P25" draw:layer="layout" svg:width="3.011cm" svg:height="0.897cm" svg:x="10.289cm" svg:y="3.642cm">
          <draw:text-box>
            <text:p text:style-name="P20"><text:span text:style-name="T20">HOST</text:span></text:p>
          </draw:text-box>
        </draw:frame>
        <draw:frame draw:style-name="gr187" draw:text-style-name="P29" draw:layer="layout" svg:width="12.293cm" svg:height="1.072cm" svg:x="1.042cm" svg:y="2.567cm">
          <draw:text-box>
            <text:p text:style-name="P20"><text:span text:style-name="T47">“</text:span><text:span text:style-name="T47">What would be nice to write.”</text:span></text:p>
          </draw:text-box>
        </draw:frame>
        <draw:frame draw:style-name="gr188" draw:text-style-name="P44" draw:layer="layout" svg:width="12.958cm" svg:height="4.727cm" svg:x="14.542cm" svg:y="3.643cm">
          <draw:text-box>
            <text:p text:style-name="P18"><text:span text:style-name="T81">struct</text:span><text:span text:style-name="T66"> </text:span><text:span text:style-name="T67">DoSomething</text:span></text:p>
            <text:p text:style-name="P18"><text:span text:style-name="T82">{</text:span></text:p>
            <text:p text:style-name="P18"><text:span text:style-name="T66"><text:s text:c="4"/></text:span><text:span text:style-name="T81">static</text:span><text:span text:style-name="T66"> </text:span><text:span text:style-name="T81">const</text:span><text:span text:style-name="T66"> </text:span><text:span text:style-name="T81">char</text:span><text:span text:style-name="T66">* </text:span><text:span text:style-name="T83">name</text:span><text:span text:style-name="T66">() { </text:span><text:span text:style-name="T81">return</text:span><text:span text:style-name="T66"> </text:span><text:span text:style-name="T84">"/tmp/dpu.dosomething"</text:span><text:span text:style-name="T66">; }</text:span></text:p>
            <text:p text:style-name="P18"><text:span text:style-name="T82"/></text:p>
            <text:p text:style-name="P18"><text:span text:style-name="T66"><text:s text:c="4"/></text:span><text:span text:style-name="T81">static int</text:span><text:span text:style-name="T66"> </text:span><text:span text:style-name="T83">run</text:span><text:span text:style-name="T66"> (const </text:span><text:span text:style-name="T67">uint8_t</text:span><text:span text:style-name="T66">* buffer, </text:span><text:span text:style-name="T81">int</text:span><text:span text:style-name="T66"> size) </text:span></text:p>
            <text:p text:style-name="P18"><text:span text:style-name="T82"><text:s text:c="4"/></text:span><text:span text:style-name="T82">{</text:span></text:p>
            <text:p text:style-name="P18"><text:span text:style-name="T66"><text:s text:c="7"/></text:span><text:span text:style-name="T81">int</text:span><text:span text:style-name="T66"> sum = 0;</text:span></text:p>
            <text:p text:style-name="P18"><text:span text:style-name="T66"><text:s text:c="7"/></text:span><text:span text:style-name="T81">for</text:span><text:span text:style-name="T66"> (</text:span><text:span text:style-name="T81">int</text:span><text:span text:style-name="T66"> i=0; i&lt;size; i++) <text:s/>{ sum += buffer[i]; }</text:span></text:p>
            <text:p text:style-name="P18"><text:span text:style-name="T66"><text:s text:c="7"/></text:span><text:span text:style-name="T81">return</text:span><text:span text:style-name="T66"> sum;</text:span></text:p>
            <text:p text:style-name="P18"><text:span text:style-name="T82"><text:s text:c="4"/></text:span><text:span text:style-name="T82">}</text:span></text:p>
            <text:p text:style-name="P18"><text:span text:style-name="T82">};</text:span></text:p>
          </draw:text-box>
        </draw:frame>
        <draw:frame draw:style-name="gr189" draw:text-style-name="P29" draw:layer="layout" svg:width="12.958cm" svg:height="1.072cm" svg:x="14.542cm" svg:y="2.568cm">
          <draw:text-box>
            <text:p text:style-name="P20"><text:span text:style-name="T47">dosomething.h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Not that simple : run a tasklet like a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0" draw:text-style-name="P22" draw:layer="layout" svg:width="26.134cm" svg:height="11.058cm" svg:x="1.271cm" svg:y="9.577cm">
          <draw:text-box>
            <text:p text:style-name="P11"><text:span text:style-name="T80">Idea</text:span><text:span text:style-name="T8">: encapsulate the name and the method in a struc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0"><text:span text:style-name="T6">Structure to be provided to </text:span><text:span text:style-name="T50">Launcher&lt;ARCH&gt;::run</text:span></text:p>
                      </text:list-item>
                      <text:list-item>
                        <text:p text:style-name="P40"><text:span text:style-name="T6">Set a conventional name for the method that does the job → “run”</text:span></text:p>
                      </text:list-item>
                      <text:list-item>
                        <text:p text:style-name="P40"><text:span text:style-name="T6">We will see other advantages of this encapsulation later</text:span></text:p>
                        <text:p text:style-name="P11"><text:span text:style-name="T80"/></text:p>
                      </text:list-item>
                    </text:list>
                  </text:list-item>
                </text:list>
              </text:list-item>
            </text:list>
            <text:p text:style-name="P11"><text:span text:style-name="T8">Not possible to provide a type as regular parameter !</text:span></text:p>
            <text:p text:style-name="P11"><text:span text:style-name="T8"/></text:p>
            <text:p text:style-name="P11"><text:span text:style-name="T8">As a template parameter of Launcher&lt;ARCH&gt;::run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40"><text:span text:style-name="T6">Now, </text:span><text:span text:style-name="T13">Launcher&lt;ARCH&gt;::run&lt;ALGO&gt;</text:span><text:span text:style-name="T6"> will use: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0"><text:span text:style-name="T6">ALGO::name</text:span><text:span text:style-name="T6"><text:tab/></text:span><text:span text:style-name="T6">in case of ARCH=PIM</text:span></text:p>
                              </text:list-item>
                              <text:list-item>
                                <text:p text:style-name="P40"><text:span text:style-name="T6">ALGO::run </text:span><text:span text:style-name="T6"><text:tab/></text:span><text:span text:style-name="T6"><text:tab/></text:span><text:span text:style-name="T6">in case of ARCH=MultiCor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91" draw:text-style-name="P27" draw:layer="layout" svg:width="12.268cm" svg:height="5.248cm" svg:x="1.042cm" svg:y="3.642cm">
          <draw:text-box>
            <text:p text:style-name="P34"><text:span text:style-name="T41">#include</text:span><text:span text:style-name="T42"> </text:span><text:span text:style-name="T43">&lt;dosomething.h&gt;</text:span></text:p>
            <text:p text:style-name="P18"><text:span text:style-name="T44"/></text:p>
            <text:p text:style-name="P34"><text:span text:style-name="T41">extern </text:span><text:span text:style-name="T42">std::</text:span><text:span text:style-name="T46">vector</text:span><text:span text:style-name="T42">&lt;</text:span><text:span text:style-name="T62">uint8_t</text:span><text:span text:style-name="T42">&gt; buffer;</text:span></text:p>
            <text:p text:style-name="P34"><text:span text:style-name="T42"/></text:p>
            <text:p text:style-name="P18"><text:span text:style-name="T41">int</text:span><text:span text:style-name="T42"> </text:span><text:span text:style-name="T45">main</text:span><text:span text:style-name="T42">() </text:span></text:p>
            <text:p text:style-name="P18"><text:span text:style-name="T44">{</text:span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6">size_t</text:span><text:span text:style-name="T42">&gt; results = </text:span><text:span text:style-name="T46">Launcher</text:span><text:span text:style-name="T42">&lt;PIM&gt;::run &lt;</text:span><text:span text:style-name="T77">DoSomething</text:span><text:span text:style-name="T42">&gt; (</text:span></text:p>
            <text:p text:style-name="P34"><text:span text:style-name="T49"><text:s text:c="8"/></text:span><text:span text:style-name="T44">buffer.data(), buffer.size()</text:span></text:p>
            <text:p text:style-name="P18"><text:span text:style-name="T42"><text:s text:c="3"/></text:span><text:span text:style-name="T42">);</text:span></text:p>
            <text:p text:style-name="P18"><text:span text:style-name="T44"/></text:p>
            <text:p text:style-name="P18"><text:span text:style-name="T42"><text:s text:c="3"/></text:span><text:span text:style-name="T41">for</text:span><text:span text:style-name="T42"> (</text:span><text:span text:style-name="T41">int</text:span><text:span text:style-name="T42"> x : results) { printf (</text:span><text:span text:style-name="T43">"checksum = 0x%08x\n"</text:span><text:span text:style-name="T42">, x); }</text:span></text:p>
            <text:p text:style-name="P18"><text:span text:style-name="T44">}</text:span></text:p>
          </draw:text-box>
        </draw:frame>
        <draw:frame draw:style-name="gr192" draw:text-style-name="P25" draw:layer="layout" svg:width="3.011cm" svg:height="0.897cm" svg:x="10.289cm" svg:y="3.642cm">
          <draw:text-box>
            <text:p text:style-name="P20"><text:span text:style-name="T20">HOST</text:span></text:p>
          </draw:text-box>
        </draw:frame>
        <draw:frame draw:style-name="gr193" draw:text-style-name="P29" draw:layer="layout" svg:width="12.293cm" svg:height="1.072cm" svg:x="1.042cm" svg:y="2.567cm">
          <draw:text-box>
            <text:p text:style-name="P20"><text:span text:style-name="T47">“</text:span><text:span text:style-name="T47">What would be nice to write.”</text:span></text:p>
          </draw:text-box>
        </draw:frame>
        <draw:frame draw:style-name="gr194" draw:text-style-name="P44" draw:layer="layout" svg:width="12.958cm" svg:height="4.727cm" svg:x="14.542cm" svg:y="3.643cm">
          <draw:text-box>
            <text:p text:style-name="P18"><text:span text:style-name="T81">struct</text:span><text:span text:style-name="T66"> </text:span><text:span text:style-name="T67">DoSomething</text:span></text:p>
            <text:p text:style-name="P18"><text:span text:style-name="T82">{</text:span></text:p>
            <text:p text:style-name="P18"><text:span text:style-name="T66"><text:s text:c="4"/></text:span><text:span text:style-name="T81">static</text:span><text:span text:style-name="T66"> </text:span><text:span text:style-name="T81">const</text:span><text:span text:style-name="T66"> </text:span><text:span text:style-name="T81">char</text:span><text:span text:style-name="T66">* </text:span><text:span text:style-name="T83">name</text:span><text:span text:style-name="T66">() { </text:span><text:span text:style-name="T81">return</text:span><text:span text:style-name="T66"> </text:span><text:span text:style-name="T84">"/tmp/dpu.dosomething"</text:span><text:span text:style-name="T66">; }</text:span></text:p>
            <text:p text:style-name="P18"><text:span text:style-name="T82"/></text:p>
            <text:p text:style-name="P18"><text:span text:style-name="T66"><text:s text:c="4"/></text:span><text:span text:style-name="T81">static int</text:span><text:span text:style-name="T66"> </text:span><text:span text:style-name="T83">run</text:span><text:span text:style-name="T66"> (const </text:span><text:span text:style-name="T67">uint8_t</text:span><text:span text:style-name="T66">* buffer, </text:span><text:span text:style-name="T81">int</text:span><text:span text:style-name="T66"> size) </text:span></text:p>
            <text:p text:style-name="P18"><text:span text:style-name="T82"><text:s text:c="4"/></text:span><text:span text:style-name="T82">{</text:span></text:p>
            <text:p text:style-name="P18"><text:span text:style-name="T66"><text:s text:c="7"/></text:span><text:span text:style-name="T81">int</text:span><text:span text:style-name="T66"> sum = 0;</text:span></text:p>
            <text:p text:style-name="P18"><text:span text:style-name="T66"><text:s text:c="7"/></text:span><text:span text:style-name="T81">for</text:span><text:span text:style-name="T66"> (</text:span><text:span text:style-name="T81">int</text:span><text:span text:style-name="T66"> i=0; i&lt;size; i++) <text:s/>{ sum += buffer[i]; }</text:span></text:p>
            <text:p text:style-name="P18"><text:span text:style-name="T66"><text:s text:c="7"/></text:span><text:span text:style-name="T81">return</text:span><text:span text:style-name="T66"> sum;</text:span></text:p>
            <text:p text:style-name="P18"><text:span text:style-name="T82"><text:s text:c="4"/></text:span><text:span text:style-name="T82">}</text:span></text:p>
            <text:p text:style-name="P18"><text:span text:style-name="T82">};</text:span></text:p>
          </draw:text-box>
        </draw:frame>
        <draw:frame draw:style-name="gr195" draw:text-style-name="P29" draw:layer="layout" svg:width="12.958cm" svg:height="1.072cm" svg:x="14.542cm" svg:y="2.568cm">
          <draw:text-box>
            <text:p text:style-name="P20"><text:span text:style-name="T47">dosomething.h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Not that simple : run a tasklet like a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6" draw:text-style-name="P22" draw:layer="layout" svg:width="26.134cm" svg:height="8.428cm" svg:x="1.271cm" svg:y="9.177cm">
          <draw:text-box>
            <text:p text:style-name="P42"><text:span text:style-name="T8">Issue with the “name”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3"><text:span text:style-name="T6">Hardcoded full path of the DPU binary in filesystem: <text:s text:c="2"/>not very pretty…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p text:style-name="P42"><text:span text:style-name="T8"/></text:p>
          </draw:text-box>
        </draw:frame>
        <draw:frame draw:style-name="gr197" draw:text-style-name="P27" draw:layer="layout" svg:width="12.268cm" svg:height="5.248cm" svg:x="1.042cm" svg:y="3.642cm">
          <draw:text-box>
            <text:p text:style-name="P34"><text:span text:style-name="T41">#include</text:span><text:span text:style-name="T42"> </text:span><text:span text:style-name="T43">&lt;dosomething.h&gt;</text:span></text:p>
            <text:p text:style-name="P18"><text:span text:style-name="T44"/></text:p>
            <text:p text:style-name="P34"><text:span text:style-name="T41">extern </text:span><text:span text:style-name="T42">std::</text:span><text:span text:style-name="T46">vector</text:span><text:span text:style-name="T42">&lt;</text:span><text:span text:style-name="T62">uint8_t</text:span><text:span text:style-name="T42">&gt; buffer;</text:span></text:p>
            <text:p text:style-name="P34"><text:span text:style-name="T42"/></text:p>
            <text:p text:style-name="P18"><text:span text:style-name="T41">int</text:span><text:span text:style-name="T42"> </text:span><text:span text:style-name="T45">main</text:span><text:span text:style-name="T42">() </text:span></text:p>
            <text:p text:style-name="P18"><text:span text:style-name="T44">{</text:span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6">size_t</text:span><text:span text:style-name="T42">&gt; results = </text:span><text:span text:style-name="T46">Launcher</text:span><text:span text:style-name="T42">&lt;PIM&gt;::run &lt;</text:span><text:span text:style-name="T77">DoSomething</text:span><text:span text:style-name="T42">&gt; (</text:span></text:p>
            <text:p text:style-name="P34"><text:span text:style-name="T49"><text:s text:c="8"/></text:span><text:span text:style-name="T44">buffer.data(), buffer.size()</text:span></text:p>
            <text:p text:style-name="P18"><text:span text:style-name="T42"><text:s text:c="3"/></text:span><text:span text:style-name="T42">);</text:span></text:p>
            <text:p text:style-name="P18"><text:span text:style-name="T44"/></text:p>
            <text:p text:style-name="P18"><text:span text:style-name="T42"><text:s text:c="3"/></text:span><text:span text:style-name="T41">for</text:span><text:span text:style-name="T42"> (</text:span><text:span text:style-name="T41">int</text:span><text:span text:style-name="T42"> x : results) { printf (</text:span><text:span text:style-name="T43">"checksum = 0x%08x\n"</text:span><text:span text:style-name="T42">, x); }</text:span></text:p>
            <text:p text:style-name="P18"><text:span text:style-name="T44">}</text:span></text:p>
          </draw:text-box>
        </draw:frame>
        <draw:frame draw:style-name="gr198" draw:text-style-name="P25" draw:layer="layout" svg:width="3.011cm" svg:height="0.897cm" svg:x="10.289cm" svg:y="3.642cm">
          <draw:text-box>
            <text:p text:style-name="P20"><text:span text:style-name="T20">HOST</text:span></text:p>
          </draw:text-box>
        </draw:frame>
        <draw:frame draw:style-name="gr199" draw:text-style-name="P29" draw:layer="layout" svg:width="12.293cm" svg:height="1.072cm" svg:x="1.042cm" svg:y="2.567cm">
          <draw:text-box>
            <text:p text:style-name="P20"><text:span text:style-name="T47">“</text:span><text:span text:style-name="T47">What would be nice to write.”</text:span></text:p>
          </draw:text-box>
        </draw:frame>
        <draw:frame draw:style-name="gr200" draw:text-style-name="P44" draw:layer="layout" svg:width="12.958cm" svg:height="4.727cm" svg:x="14.542cm" svg:y="3.643cm">
          <draw:text-box>
            <text:p text:style-name="P18"><text:span text:style-name="T81">struct</text:span><text:span text:style-name="T66"> </text:span><text:span text:style-name="T67">DoSomething</text:span></text:p>
            <text:p text:style-name="P18"><text:span text:style-name="T82">{</text:span></text:p>
            <text:p text:style-name="P34"><text:span text:style-name="T66"><text:s text:c="4"/></text:span><text:span text:style-name="T81">static</text:span><text:span text:style-name="T66"> </text:span><text:span text:style-name="T81">const</text:span><text:span text:style-name="T66"> </text:span><text:span text:style-name="T81">char</text:span><text:span text:style-name="T66">* </text:span><text:span text:style-name="T83">name</text:span><text:span text:style-name="T66">() { </text:span><text:span text:style-name="T81">return</text:span><text:span text:style-name="T66"> </text:span><text:span text:style-name="T85">"/tmp/dpu.dosomething"</text:span><text:span text:style-name="T66">; }</text:span></text:p>
            <text:p text:style-name="P18"><text:span text:style-name="T82"/></text:p>
            <text:p text:style-name="P18"><text:span text:style-name="T66"><text:s text:c="4"/></text:span><text:span text:style-name="T81">static int</text:span><text:span text:style-name="T66"> </text:span><text:span text:style-name="T83">run</text:span><text:span text:style-name="T66"> (const </text:span><text:span text:style-name="T67">uint8_t</text:span><text:span text:style-name="T66">* buffer, </text:span><text:span text:style-name="T81">int</text:span><text:span text:style-name="T66"> size) </text:span></text:p>
            <text:p text:style-name="P18"><text:span text:style-name="T82"><text:s text:c="4"/></text:span><text:span text:style-name="T82">{</text:span></text:p>
            <text:p text:style-name="P18"><text:span text:style-name="T66"><text:s text:c="7"/></text:span><text:span text:style-name="T81">int</text:span><text:span text:style-name="T66"> sum = 0;</text:span></text:p>
            <text:p text:style-name="P18"><text:span text:style-name="T66"><text:s text:c="7"/></text:span><text:span text:style-name="T81">for</text:span><text:span text:style-name="T66"> (</text:span><text:span text:style-name="T81">int</text:span><text:span text:style-name="T66"> i=0; i&lt;size; i++) <text:s/>{ sum += buffer[i]; }</text:span></text:p>
            <text:p text:style-name="P18"><text:span text:style-name="T66"><text:s text:c="7"/></text:span><text:span text:style-name="T81">return</text:span><text:span text:style-name="T66"> sum;</text:span></text:p>
            <text:p text:style-name="P18"><text:span text:style-name="T82"><text:s text:c="4"/></text:span><text:span text:style-name="T82">}</text:span></text:p>
            <text:p text:style-name="P18"><text:span text:style-name="T82">};</text:span></text:p>
          </draw:text-box>
        </draw:frame>
        <draw:frame draw:style-name="gr201" draw:text-style-name="P29" draw:layer="layout" svg:width="12.958cm" svg:height="1.072cm" svg:x="14.542cm" svg:y="2.568cm">
          <draw:text-box>
            <text:p text:style-name="P20"><text:span text:style-name="T47">dosomething.h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Not that simple : run a tasklet like a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2" draw:text-style-name="P22" draw:layer="layout" svg:width="26.134cm" svg:height="9.318cm" svg:x="1.271cm" svg:y="9.177cm">
          <draw:text-box>
            <text:p text:style-name="P42"><text:span text:style-name="T8">Issue with the “name”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3"><text:span text:style-name="T6">Hardcoded full path of the DPU binary in filesystem: <text:s text:c="2"/>not very pretty…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p text:style-name="P42"><text:span text:style-name="T80">Idea</text:span><text:span text:style-name="T8">: use an environment variable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43"><text:span text:style-name="T6">Named for instance : <text:s/>DPU_BINARIES_DIR</text:span></text:p>
                      </text:list-item>
                      <text:list-item>
                        <text:p text:style-name="P43"><text:span text:style-name="T6">Giving a directory where the binary should be</text:span></text:p>
                      </text:list-item>
                      <text:list-item>
                        <text:p text:style-name="P43"><text:span text:style-name="T6">Furthermore, don’t use “dpu.” as a prefix <text:s/>→ no “DPU” in common code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p text:style-name="P42"><text:span text:style-name="T8"/></text:p>
          </draw:text-box>
        </draw:frame>
        <draw:frame draw:style-name="gr203" draw:text-style-name="P27" draw:layer="layout" svg:width="12.268cm" svg:height="5.248cm" svg:x="1.042cm" svg:y="3.642cm">
          <draw:text-box>
            <text:p text:style-name="P34"><text:span text:style-name="T41">#include</text:span><text:span text:style-name="T42"> </text:span><text:span text:style-name="T43">&lt;dosomething.h&gt;</text:span></text:p>
            <text:p text:style-name="P18"><text:span text:style-name="T44"/></text:p>
            <text:p text:style-name="P34"><text:span text:style-name="T41">extern </text:span><text:span text:style-name="T42">std::</text:span><text:span text:style-name="T46">vector</text:span><text:span text:style-name="T42">&lt;</text:span><text:span text:style-name="T62">uint8_t</text:span><text:span text:style-name="T42">&gt; buffer;</text:span></text:p>
            <text:p text:style-name="P34"><text:span text:style-name="T42"/></text:p>
            <text:p text:style-name="P18"><text:span text:style-name="T41">int</text:span><text:span text:style-name="T42"> </text:span><text:span text:style-name="T45">main</text:span><text:span text:style-name="T42">() </text:span></text:p>
            <text:p text:style-name="P18"><text:span text:style-name="T44">{</text:span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6">size_t</text:span><text:span text:style-name="T42">&gt; results = </text:span><text:span text:style-name="T46">Launcher</text:span><text:span text:style-name="T42">&lt;PIM&gt;::run &lt;</text:span><text:span text:style-name="T77">DoSomething</text:span><text:span text:style-name="T42">&gt; (</text:span></text:p>
            <text:p text:style-name="P34"><text:span text:style-name="T49"><text:s text:c="8"/></text:span><text:span text:style-name="T44">buffer.data(), buffer.size()</text:span></text:p>
            <text:p text:style-name="P18"><text:span text:style-name="T42"><text:s text:c="3"/></text:span><text:span text:style-name="T42">);</text:span></text:p>
            <text:p text:style-name="P18"><text:span text:style-name="T44"/></text:p>
            <text:p text:style-name="P18"><text:span text:style-name="T42"><text:s text:c="3"/></text:span><text:span text:style-name="T41">for</text:span><text:span text:style-name="T42"> (</text:span><text:span text:style-name="T41">int</text:span><text:span text:style-name="T42"> x : results) { printf (</text:span><text:span text:style-name="T43">"checksum = 0x%08x\n"</text:span><text:span text:style-name="T42">, x); }</text:span></text:p>
            <text:p text:style-name="P18"><text:span text:style-name="T44">}</text:span></text:p>
          </draw:text-box>
        </draw:frame>
        <draw:frame draw:style-name="gr204" draw:text-style-name="P25" draw:layer="layout" svg:width="3.011cm" svg:height="0.897cm" svg:x="10.289cm" svg:y="3.642cm">
          <draw:text-box>
            <text:p text:style-name="P20"><text:span text:style-name="T20">HOST</text:span></text:p>
          </draw:text-box>
        </draw:frame>
        <draw:frame draw:style-name="gr205" draw:text-style-name="P29" draw:layer="layout" svg:width="12.293cm" svg:height="1.072cm" svg:x="1.042cm" svg:y="2.567cm">
          <draw:text-box>
            <text:p text:style-name="P20"><text:span text:style-name="T47">“</text:span><text:span text:style-name="T47">What would be nice to write.”</text:span></text:p>
          </draw:text-box>
        </draw:frame>
        <draw:frame draw:style-name="gr206" draw:text-style-name="P44" draw:layer="layout" svg:width="12.958cm" svg:height="4.727cm" svg:x="14.542cm" svg:y="3.643cm">
          <draw:text-box>
            <text:p text:style-name="P18"><text:span text:style-name="T81">struct</text:span><text:span text:style-name="T66"> </text:span><text:span text:style-name="T67">DoSomething</text:span></text:p>
            <text:p text:style-name="P18"><text:span text:style-name="T82">{</text:span></text:p>
            <text:p text:style-name="P18"><text:span text:style-name="T66"><text:s text:c="4"/></text:span><text:span text:style-name="T81">static</text:span><text:span text:style-name="T66"> </text:span><text:span text:style-name="T81">const</text:span><text:span text:style-name="T66"> </text:span><text:span text:style-name="T81">char</text:span><text:span text:style-name="T66">* </text:span><text:span text:style-name="T83">name</text:span><text:span text:style-name="T66">() { </text:span><text:span text:style-name="T81">return</text:span><text:span text:style-name="T66"> </text:span><text:span text:style-name="T84">"DoSomething"</text:span><text:span text:style-name="T66">; }</text:span></text:p>
            <text:p text:style-name="P18"><text:span text:style-name="T82"/></text:p>
            <text:p text:style-name="P18"><text:span text:style-name="T66"><text:s text:c="4"/></text:span><text:span text:style-name="T81">static int</text:span><text:span text:style-name="T66"> </text:span><text:span text:style-name="T83">run</text:span><text:span text:style-name="T66"> (const </text:span><text:span text:style-name="T67">uint8_t</text:span><text:span text:style-name="T66">* buffer, </text:span><text:span text:style-name="T81">int</text:span><text:span text:style-name="T66"> size) </text:span></text:p>
            <text:p text:style-name="P18"><text:span text:style-name="T82"><text:s text:c="4"/></text:span><text:span text:style-name="T82">{</text:span></text:p>
            <text:p text:style-name="P18"><text:span text:style-name="T66"><text:s text:c="7"/></text:span><text:span text:style-name="T81">int</text:span><text:span text:style-name="T66"> sum = 0;</text:span></text:p>
            <text:p text:style-name="P18"><text:span text:style-name="T66"><text:s text:c="7"/></text:span><text:span text:style-name="T81">for</text:span><text:span text:style-name="T66"> (</text:span><text:span text:style-name="T81">int</text:span><text:span text:style-name="T66"> i=0; i&lt;size; i++) <text:s/>{ sum += buffer[i]; }</text:span></text:p>
            <text:p text:style-name="P18"><text:span text:style-name="T66"><text:s text:c="7"/></text:span><text:span text:style-name="T81">return</text:span><text:span text:style-name="T66"> sum;</text:span></text:p>
            <text:p text:style-name="P18"><text:span text:style-name="T82"><text:s text:c="4"/></text:span><text:span text:style-name="T82">}</text:span></text:p>
            <text:p text:style-name="P18"><text:span text:style-name="T82">};</text:span></text:p>
          </draw:text-box>
        </draw:frame>
        <draw:frame draw:style-name="gr207" draw:text-style-name="P29" draw:layer="layout" svg:width="12.958cm" svg:height="1.072cm" svg:x="14.542cm" svg:y="2.568cm">
          <draw:text-box>
            <text:p text:style-name="P20"><text:span text:style-name="T47">dosomething.h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Not that simple : run a tasklet like a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8" draw:text-style-name="P22" draw:layer="layout" svg:width="26.134cm" svg:height="11.274cm" svg:x="1.271cm" svg:y="9.177cm">
          <draw:text-box>
            <text:p text:style-name="P42"><text:span text:style-name="T8">Issue with the “name”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3"><text:span text:style-name="T6">Hardcoded full path of the DPU binary in filesystem: <text:s text:c="2"/>not very pretty…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p text:style-name="P42"><text:span text:style-name="T80">Idea</text:span><text:span text:style-name="T8">: use an environment variable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43"><text:span text:style-name="T6">Named for instance : <text:s/>DPU_BINARIES_DIR</text:span></text:p>
                      </text:list-item>
                      <text:list-item>
                        <text:p text:style-name="P43"><text:span text:style-name="T6">Giving a directory where the binary should be</text:span></text:p>
                      </text:list-item>
                      <text:list-item>
                        <text:p text:style-name="P43"><text:span text:style-name="T6">Furthermore, don’t use “dpu.” as a prefix <text:s/>→ no “DPU” in common code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p text:style-name="P42"><text:span text:style-name="T8">Now, Launcher&lt;PIM&gt;::run&lt;DoSomething&gt; knows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43"><text:span text:style-name="T6">How to find the DPU binary to be loaded and launched</text:span></text:p>
                      </text:list-item>
                      <text:list-item>
                        <text:p text:style-name="P43"><text:span text:style-name="T6">Compilation toolchain (cmake for instance) to be consider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9" draw:text-style-name="P27" draw:layer="layout" svg:width="12.268cm" svg:height="5.248cm" svg:x="1.042cm" svg:y="3.642cm">
          <draw:text-box>
            <text:p text:style-name="P34"><text:span text:style-name="T41">#include</text:span><text:span text:style-name="T42"> </text:span><text:span text:style-name="T43">&lt;dosomething.h&gt;</text:span></text:p>
            <text:p text:style-name="P18"><text:span text:style-name="T44"/></text:p>
            <text:p text:style-name="P34"><text:span text:style-name="T41">extern </text:span><text:span text:style-name="T42">std::</text:span><text:span text:style-name="T46">vector</text:span><text:span text:style-name="T42">&lt;</text:span><text:span text:style-name="T62">uint8_t</text:span><text:span text:style-name="T42">&gt; buffer;</text:span></text:p>
            <text:p text:style-name="P34"><text:span text:style-name="T42"/></text:p>
            <text:p text:style-name="P18"><text:span text:style-name="T41">int</text:span><text:span text:style-name="T42"> </text:span><text:span text:style-name="T45">main</text:span><text:span text:style-name="T42">() </text:span></text:p>
            <text:p text:style-name="P18"><text:span text:style-name="T44">{</text:span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6">size_t</text:span><text:span text:style-name="T42">&gt; results = </text:span><text:span text:style-name="T46">Launcher</text:span><text:span text:style-name="T42">&lt;PIM&gt;::run &lt;</text:span><text:span text:style-name="T77">DoSomething</text:span><text:span text:style-name="T42">&gt; (</text:span></text:p>
            <text:p text:style-name="P34"><text:span text:style-name="T49"><text:s text:c="8"/></text:span><text:span text:style-name="T44">buffer.data(), buffer.size()</text:span></text:p>
            <text:p text:style-name="P18"><text:span text:style-name="T42"><text:s text:c="3"/></text:span><text:span text:style-name="T42">);</text:span></text:p>
            <text:p text:style-name="P18"><text:span text:style-name="T44"/></text:p>
            <text:p text:style-name="P18"><text:span text:style-name="T42"><text:s text:c="3"/></text:span><text:span text:style-name="T41">for</text:span><text:span text:style-name="T42"> (</text:span><text:span text:style-name="T41">int</text:span><text:span text:style-name="T42"> x : results) { printf (</text:span><text:span text:style-name="T43">"checksum = 0x%08x\n"</text:span><text:span text:style-name="T42">, x); }</text:span></text:p>
            <text:p text:style-name="P18"><text:span text:style-name="T44">}</text:span></text:p>
          </draw:text-box>
        </draw:frame>
        <draw:frame draw:style-name="gr210" draw:text-style-name="P25" draw:layer="layout" svg:width="3.011cm" svg:height="0.897cm" svg:x="10.289cm" svg:y="3.642cm">
          <draw:text-box>
            <text:p text:style-name="P20"><text:span text:style-name="T20">HOST</text:span></text:p>
          </draw:text-box>
        </draw:frame>
        <draw:frame draw:style-name="gr211" draw:text-style-name="P29" draw:layer="layout" svg:width="12.293cm" svg:height="1.072cm" svg:x="1.042cm" svg:y="2.567cm">
          <draw:text-box>
            <text:p text:style-name="P20"><text:span text:style-name="T47">“</text:span><text:span text:style-name="T47">What would be nice to write.”</text:span></text:p>
          </draw:text-box>
        </draw:frame>
        <draw:frame draw:style-name="gr212" draw:text-style-name="P44" draw:layer="layout" svg:width="12.958cm" svg:height="4.727cm" svg:x="14.542cm" svg:y="3.643cm">
          <draw:text-box>
            <text:p text:style-name="P18"><text:span text:style-name="T81">struct</text:span><text:span text:style-name="T66"> </text:span><text:span text:style-name="T67">DoSomething</text:span></text:p>
            <text:p text:style-name="P18"><text:span text:style-name="T82">{</text:span></text:p>
            <text:p text:style-name="P18"><text:span text:style-name="T66"><text:s text:c="4"/></text:span><text:span text:style-name="T81">static</text:span><text:span text:style-name="T66"> </text:span><text:span text:style-name="T81">const</text:span><text:span text:style-name="T66"> </text:span><text:span text:style-name="T81">char</text:span><text:span text:style-name="T66">* </text:span><text:span text:style-name="T83">name</text:span><text:span text:style-name="T66">() { </text:span><text:span text:style-name="T81">return</text:span><text:span text:style-name="T66"> </text:span><text:span text:style-name="T84">"DoSomething"</text:span><text:span text:style-name="T66">; }</text:span></text:p>
            <text:p text:style-name="P18"><text:span text:style-name="T82"/></text:p>
            <text:p text:style-name="P18"><text:span text:style-name="T66"><text:s text:c="4"/></text:span><text:span text:style-name="T81">static int</text:span><text:span text:style-name="T66"> </text:span><text:span text:style-name="T83">run</text:span><text:span text:style-name="T66"> (const </text:span><text:span text:style-name="T67">uint8_t</text:span><text:span text:style-name="T66">* buffer, </text:span><text:span text:style-name="T81">int</text:span><text:span text:style-name="T66"> size) </text:span></text:p>
            <text:p text:style-name="P18"><text:span text:style-name="T82"><text:s text:c="4"/></text:span><text:span text:style-name="T82">{</text:span></text:p>
            <text:p text:style-name="P18"><text:span text:style-name="T66"><text:s text:c="7"/></text:span><text:span text:style-name="T81">int</text:span><text:span text:style-name="T66"> sum = 0;</text:span></text:p>
            <text:p text:style-name="P18"><text:span text:style-name="T66"><text:s text:c="7"/></text:span><text:span text:style-name="T81">for</text:span><text:span text:style-name="T66"> (</text:span><text:span text:style-name="T81">int</text:span><text:span text:style-name="T66"> i=0; i&lt;size; i++) <text:s/>{ sum += buffer[i]; }</text:span></text:p>
            <text:p text:style-name="P18"><text:span text:style-name="T66"><text:s text:c="7"/></text:span><text:span text:style-name="T81">return</text:span><text:span text:style-name="T66"> sum;</text:span></text:p>
            <text:p text:style-name="P18"><text:span text:style-name="T82"><text:s text:c="4"/></text:span><text:span text:style-name="T82">}</text:span></text:p>
            <text:p text:style-name="P18"><text:span text:style-name="T82">};</text:span></text:p>
          </draw:text-box>
        </draw:frame>
        <draw:frame draw:style-name="gr213" draw:text-style-name="P29" draw:layer="layout" svg:width="12.958cm" svg:height="1.072cm" svg:x="14.542cm" svg:y="2.568cm">
          <draw:text-box>
            <text:p text:style-name="P20"><text:span text:style-name="T47">dosomething.h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Not that simple : run a tasklet like a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4" draw:text-style-name="P27" draw:layer="layout" svg:width="12.268cm" svg:height="5.248cm" svg:x="1.042cm" svg:y="3.642cm">
          <draw:text-box>
            <text:p text:style-name="P34"><text:span text:style-name="T41">#include</text:span><text:span text:style-name="T42"> </text:span><text:span text:style-name="T43">&lt;dosomething.h&gt;</text:span></text:p>
            <text:p text:style-name="P18"><text:span text:style-name="T44"/></text:p>
            <text:p text:style-name="P34"><text:span text:style-name="T41">extern </text:span><text:span text:style-name="T42">std::</text:span><text:span text:style-name="T46">vector</text:span><text:span text:style-name="T42">&lt;</text:span><text:span text:style-name="T62">uint8_t</text:span><text:span text:style-name="T42">&gt; buffer;</text:span></text:p>
            <text:p text:style-name="P34"><text:span text:style-name="T42"/></text:p>
            <text:p text:style-name="P18"><text:span text:style-name="T41">int</text:span><text:span text:style-name="T42"> </text:span><text:span text:style-name="T45">main</text:span><text:span text:style-name="T42">() </text:span></text:p>
            <text:p text:style-name="P18"><text:span text:style-name="T44">{</text:span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6">size_t</text:span><text:span text:style-name="T42">&gt; results = </text:span><text:span text:style-name="T46">Launcher</text:span><text:span text:style-name="T42">&lt;PIM&gt;::run &lt;</text:span><text:span text:style-name="T77">DoSomething</text:span><text:span text:style-name="T42">&gt; (</text:span></text:p>
            <text:p text:style-name="P34"><text:span text:style-name="T49"><text:s text:c="8"/></text:span><text:span text:style-name="T44">buffer.data(), buffer.size()</text:span></text:p>
            <text:p text:style-name="P18"><text:span text:style-name="T42"><text:s text:c="3"/></text:span><text:span text:style-name="T42">);</text:span></text:p>
            <text:p text:style-name="P18"><text:span text:style-name="T44"/></text:p>
            <text:p text:style-name="P18"><text:span text:style-name="T42"><text:s text:c="3"/></text:span><text:span text:style-name="T41">for</text:span><text:span text:style-name="T42"> (</text:span><text:span text:style-name="T41">int</text:span><text:span text:style-name="T42"> x : results) { printf (</text:span><text:span text:style-name="T43">"checksum = 0x%08x\n"</text:span><text:span text:style-name="T42">, x); }</text:span></text:p>
            <text:p text:style-name="P18"><text:span text:style-name="T44">}</text:span></text:p>
          </draw:text-box>
        </draw:frame>
        <draw:frame draw:style-name="gr215" draw:text-style-name="P25" draw:layer="layout" svg:width="3.011cm" svg:height="0.897cm" svg:x="10.289cm" svg:y="3.642cm">
          <draw:text-box>
            <text:p text:style-name="P20"><text:span text:style-name="T20">HOST</text:span></text:p>
          </draw:text-box>
        </draw:frame>
        <draw:frame draw:style-name="gr216" draw:text-style-name="P29" draw:layer="layout" svg:width="12.293cm" svg:height="1.072cm" svg:x="1.042cm" svg:y="2.567cm">
          <draw:text-box>
            <text:p text:style-name="P20"><text:span text:style-name="T47">“</text:span><text:span text:style-name="T47">What would be nice to write.”</text:span></text:p>
          </draw:text-box>
        </draw:frame>
        <draw:frame draw:style-name="gr217" draw:text-style-name="P44" draw:layer="layout" svg:width="12.958cm" svg:height="4.727cm" svg:x="14.542cm" svg:y="3.643cm">
          <draw:text-box>
            <text:p text:style-name="P18"><text:span text:style-name="T81">struct</text:span><text:span text:style-name="T66"> </text:span><text:span text:style-name="T67">DoSomething</text:span></text:p>
            <text:p text:style-name="P18"><text:span text:style-name="T82">{</text:span></text:p>
            <text:p text:style-name="P18"><text:span text:style-name="T66"><text:s text:c="4"/></text:span><text:span text:style-name="T81">static</text:span><text:span text:style-name="T66"> </text:span><text:span text:style-name="T81">const</text:span><text:span text:style-name="T66"> </text:span><text:span text:style-name="T81">char</text:span><text:span text:style-name="T66">* </text:span><text:span text:style-name="T83">name</text:span><text:span text:style-name="T66">() { </text:span><text:span text:style-name="T81">return</text:span><text:span text:style-name="T66"> </text:span><text:span text:style-name="T84">"DoSomething"</text:span><text:span text:style-name="T66">; }</text:span></text:p>
            <text:p text:style-name="P18"><text:span text:style-name="T82"/></text:p>
            <text:p text:style-name="P18"><text:span text:style-name="T66"><text:s text:c="4"/></text:span><text:span text:style-name="T81">static int</text:span><text:span text:style-name="T66"> </text:span><text:span text:style-name="T83">run</text:span><text:span text:style-name="T66"> (const </text:span><text:span text:style-name="T67">uint8_t</text:span><text:span text:style-name="T66">* buffer, </text:span><text:span text:style-name="T81">int</text:span><text:span text:style-name="T66"> size) </text:span></text:p>
            <text:p text:style-name="P18"><text:span text:style-name="T82"><text:s text:c="4"/></text:span><text:span text:style-name="T82">{</text:span></text:p>
            <text:p text:style-name="P18"><text:span text:style-name="T66"><text:s text:c="7"/></text:span><text:span text:style-name="T81">int</text:span><text:span text:style-name="T66"> sum = 0;</text:span></text:p>
            <text:p text:style-name="P18"><text:span text:style-name="T66"><text:s text:c="7"/></text:span><text:span text:style-name="T81">for</text:span><text:span text:style-name="T66"> (</text:span><text:span text:style-name="T81">int</text:span><text:span text:style-name="T66"> i=0; i&lt;size; i++) <text:s/>{ sum += buffer[i]; }</text:span></text:p>
            <text:p text:style-name="P18"><text:span text:style-name="T66"><text:s text:c="7"/></text:span><text:span text:style-name="T81">return</text:span><text:span text:style-name="T66"> sum;</text:span></text:p>
            <text:p text:style-name="P18"><text:span text:style-name="T82"><text:s text:c="4"/></text:span><text:span text:style-name="T82">}</text:span></text:p>
            <text:p text:style-name="P18"><text:span text:style-name="T82">};</text:span></text:p>
          </draw:text-box>
        </draw:frame>
        <draw:frame draw:style-name="gr218" draw:text-style-name="P29" draw:layer="layout" svg:width="12.958cm" svg:height="1.072cm" svg:x="14.542cm" svg:y="2.568cm">
          <draw:text-box>
            <text:p text:style-name="P20"><text:span text:style-name="T47">dosomething.h</text:span></text:p>
          </draw:text-box>
        </draw:frame>
        <draw:frame draw:style-name="gr219" draw:text-style-name="P36" draw:layer="layout" svg:width="12.278cm" svg:height="4.287cm" svg:x="1.006cm" svg:y="9.844cm">
          <draw:text-box>
            <text:p text:style-name="P18"><text:span text:style-name="T62">#include</text:span><text:span text:style-name="T63"> </text:span><text:span text:style-name="T64">&lt;dosomething.h&gt;</text:span></text:p>
            <text:p text:style-name="P18"><text:span text:style-name="T65"/></text:p>
            <text:p text:style-name="P34"><text:span text:style-name="T66">__mram_noinit </text:span><text:span text:style-name="T67">uint8_t</text:span><text:span text:style-name="T66"> buffer[BUFFER_SIZE];</text:span></text:p>
            <text:p text:style-name="P34"><text:span text:style-name="T63">__host </text:span><text:span text:style-name="T72">int</text:span><text:span text:style-name="T63"> checksum;</text:span></text:p>
            <text:p text:style-name="P34"><text:span text:style-name="T66"/></text:p>
            <text:p text:style-name="P18"><text:span text:style-name="T62">int</text:span><text:span text:style-name="T63"> </text:span><text:span text:style-name="T68">main</text:span><text:span text:style-name="T63">() </text:span></text:p>
            <text:p text:style-name="P18"><text:span text:style-name="T65">{</text:span></text:p>
            <text:p text:style-name="P18"><text:span text:style-name="T63"><text:s text:c="3"/></text:span><text:span text:style-name="T63">checksum = DoSomething::run (buffer, </text:span><text:span text:style-name="T66">BUFFER_SIZE</text:span><text:span text:style-name="T63">);</text:span></text:p>
            <text:p text:style-name="P18"><text:span text:style-name="T65">}</text:span></text:p>
          </draw:text-box>
        </draw:frame>
        <draw:frame draw:style-name="gr220" draw:text-style-name="P25" draw:layer="layout" svg:width="3.25cm" svg:height="0.897cm" svg:x="10.06cm" svg:y="9.844cm">
          <draw:text-box>
            <text:p text:style-name="P20"><text:span text:style-name="T20">DPU</text:span></text:p>
          </draw:text-box>
        </draw:frame>
        <draw:frame draw:style-name="gr221" draw:text-style-name="P47" draw:layer="layout" svg:width="10.225cm" svg:height="2.182cm" svg:x="16.175cm" svg:y="10.16cm">
          <draw:text-box>
            <text:p text:style-name="P45"><text:span text:style-name="T86">DoSomething::name</text:span><text:span text:style-name="T86"><text:tab/></text:span><text:span text:style-name="T87">used by Host</text:span></text:p>
            <text:p text:style-name="P45"><text:span text:style-name="T87"/></text:p>
            <text:p text:style-name="P46"><text:span text:style-name="T86">DoSomething::run</text:span><text:span text:style-name="T86"><text:tab/></text:span><text:span text:style-name="T87">used by DPU</text:span></text:p>
          </draw:text-box>
        </draw:frame>
        <draw:line draw:style-name="gr222" draw:text-style-name="P38" draw:layer="layout" svg:x1="16.245cm" svg:y1="10.61cm" svg:x2="8.89cm" svg:y2="6.35cm">
          <text:p/>
        </draw:line>
        <draw:line draw:style-name="gr222" draw:text-style-name="P38" draw:layer="layout" svg:x1="16.272cm" svg:y1="11.88cm" svg:x2="6.879cm" svg:y2="12.859cm">
          <text:p/>
        </draw:line>
        <presentation:notes draw:style-name="dp2">
          <draw:page-thumbnail draw:style-name="gr3" draw:layer="layout" svg:width="19.798cm" svg:height="11.136cm" svg:x="0.6cm" svg:y="2.257cm" draw:page-number="5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Not that simple : run a tasklet like a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3" draw:text-style-name="P48" draw:layer="layout" svg:width="26.134cm" svg:height="5.143cm" svg:x="1.271cm" svg:y="14.577cm">
          <draw:text-box>
            <text:p text:style-name="P11"><text:span text:style-name="T8">This will not work on DPU... <text:s text:c="6"/></text:span><text:span text:style-name="T88">(or with low performance)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0"><text:span text:style-name="T6">“</text:span><text:span text:style-name="T6">buffer” is in MRAM</text:span></text:p>
                      </text:list-item>
                      <text:list-item>
                        <text:p text:style-name="P40"><text:span text:style-name="T6">Each buffer access (</text:span><text:span text:style-name="T89">operator[]</text:span><text:span text:style-name="T6">) may imply a WRAM / MRAM transfer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24" draw:text-style-name="P27" draw:layer="layout" svg:width="12.268cm" svg:height="5.248cm" svg:x="1.042cm" svg:y="3.642cm">
          <draw:text-box>
            <text:p text:style-name="P34"><text:span text:style-name="T41">#include</text:span><text:span text:style-name="T42"> </text:span><text:span text:style-name="T43">&lt;dosomething.h&gt;</text:span></text:p>
            <text:p text:style-name="P18"><text:span text:style-name="T44"/></text:p>
            <text:p text:style-name="P34"><text:span text:style-name="T41">extern </text:span><text:span text:style-name="T42">std::</text:span><text:span text:style-name="T46">vector</text:span><text:span text:style-name="T42">&lt;</text:span><text:span text:style-name="T62">uint8_t</text:span><text:span text:style-name="T42">&gt; buffer;</text:span></text:p>
            <text:p text:style-name="P34"><text:span text:style-name="T42"/></text:p>
            <text:p text:style-name="P18"><text:span text:style-name="T41">int</text:span><text:span text:style-name="T42"> </text:span><text:span text:style-name="T45">main</text:span><text:span text:style-name="T42">() </text:span></text:p>
            <text:p text:style-name="P18"><text:span text:style-name="T44">{</text:span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6">size_t</text:span><text:span text:style-name="T42">&gt; results = </text:span><text:span text:style-name="T46">Launcher</text:span><text:span text:style-name="T42">&lt;PIM&gt;::run &lt;</text:span><text:span text:style-name="T77">DoSomething</text:span><text:span text:style-name="T42">&gt; (</text:span></text:p>
            <text:p text:style-name="P34"><text:span text:style-name="T49"><text:s text:c="8"/></text:span><text:span text:style-name="T44">buffer.data(), buffer.size()</text:span></text:p>
            <text:p text:style-name="P18"><text:span text:style-name="T42"><text:s text:c="3"/></text:span><text:span text:style-name="T42">);</text:span></text:p>
            <text:p text:style-name="P18"><text:span text:style-name="T44"/></text:p>
            <text:p text:style-name="P18"><text:span text:style-name="T42"><text:s text:c="3"/></text:span><text:span text:style-name="T41">for</text:span><text:span text:style-name="T42"> (</text:span><text:span text:style-name="T41">int</text:span><text:span text:style-name="T42"> x : results) { printf (</text:span><text:span text:style-name="T43">"checksum = 0x%08x\n"</text:span><text:span text:style-name="T42">, x); }</text:span></text:p>
            <text:p text:style-name="P18"><text:span text:style-name="T44">}</text:span></text:p>
          </draw:text-box>
        </draw:frame>
        <draw:frame draw:style-name="gr225" draw:text-style-name="P25" draw:layer="layout" svg:width="3.011cm" svg:height="0.897cm" svg:x="10.289cm" svg:y="3.642cm">
          <draw:text-box>
            <text:p text:style-name="P20"><text:span text:style-name="T20">HOST</text:span></text:p>
          </draw:text-box>
        </draw:frame>
        <draw:frame draw:style-name="gr226" draw:text-style-name="P29" draw:layer="layout" svg:width="12.293cm" svg:height="1.072cm" svg:x="1.042cm" svg:y="2.567cm">
          <draw:text-box>
            <text:p text:style-name="P20"><text:span text:style-name="T47">“</text:span><text:span text:style-name="T47">What would be nice to write.”</text:span></text:p>
          </draw:text-box>
        </draw:frame>
        <draw:frame draw:style-name="gr227" draw:text-style-name="P44" draw:layer="layout" svg:width="12.958cm" svg:height="4.727cm" svg:x="14.542cm" svg:y="3.643cm">
          <draw:text-box>
            <text:p text:style-name="P18"><text:span text:style-name="T81">struct</text:span><text:span text:style-name="T66"> </text:span><text:span text:style-name="T67">DoSomething</text:span></text:p>
            <text:p text:style-name="P18"><text:span text:style-name="T82">{</text:span></text:p>
            <text:p text:style-name="P18"><text:span text:style-name="T66"><text:s text:c="4"/></text:span><text:span text:style-name="T81">static</text:span><text:span text:style-name="T66"> </text:span><text:span text:style-name="T81">const</text:span><text:span text:style-name="T66"> </text:span><text:span text:style-name="T81">char</text:span><text:span text:style-name="T66">* </text:span><text:span text:style-name="T83">name</text:span><text:span text:style-name="T66">() { </text:span><text:span text:style-name="T81">return</text:span><text:span text:style-name="T66"> </text:span><text:span text:style-name="T84">"DoSomething"</text:span><text:span text:style-name="T66">; }</text:span></text:p>
            <text:p text:style-name="P18"><text:span text:style-name="T82"/></text:p>
            <text:p text:style-name="P18"><text:span text:style-name="T66"><text:s text:c="4"/></text:span><text:span text:style-name="T81">static int</text:span><text:span text:style-name="T66"> </text:span><text:span text:style-name="T83">run</text:span><text:span text:style-name="T66"> (const </text:span><text:span text:style-name="T67">uint8_t</text:span><text:span text:style-name="T66">* buffer, </text:span><text:span text:style-name="T81">int</text:span><text:span text:style-name="T66"> size) </text:span></text:p>
            <text:p text:style-name="P18"><text:span text:style-name="T82"><text:s text:c="4"/></text:span><text:span text:style-name="T82">{</text:span></text:p>
            <text:p text:style-name="P18"><text:span text:style-name="T66"><text:s text:c="7"/></text:span><text:span text:style-name="T81">int</text:span><text:span text:style-name="T66"> sum = 0;</text:span></text:p>
            <text:p text:style-name="P18"><text:span text:style-name="T66"><text:s text:c="7"/></text:span><text:span text:style-name="T81">for</text:span><text:span text:style-name="T66"> (</text:span><text:span text:style-name="T81">int</text:span><text:span text:style-name="T66"> i=0; i&lt;size; i++) <text:s/>{ sum += buffer[i]; }</text:span></text:p>
            <text:p text:style-name="P18"><text:span text:style-name="T66"><text:s text:c="7"/></text:span><text:span text:style-name="T81">return</text:span><text:span text:style-name="T66"> sum;</text:span></text:p>
            <text:p text:style-name="P18"><text:span text:style-name="T82"><text:s text:c="4"/></text:span><text:span text:style-name="T82">}</text:span></text:p>
            <text:p text:style-name="P18"><text:span text:style-name="T82">};</text:span></text:p>
          </draw:text-box>
        </draw:frame>
        <draw:frame draw:style-name="gr228" draw:text-style-name="P29" draw:layer="layout" svg:width="12.958cm" svg:height="1.072cm" svg:x="14.542cm" svg:y="2.568cm">
          <draw:text-box>
            <text:p text:style-name="P20"><text:span text:style-name="T47">dosomething.h</text:span></text:p>
          </draw:text-box>
        </draw:frame>
        <draw:frame draw:style-name="gr229" draw:text-style-name="P36" draw:layer="layout" svg:width="12.278cm" svg:height="4.287cm" svg:x="1.006cm" svg:y="9.844cm">
          <draw:text-box>
            <text:p text:style-name="P34"><text:span text:style-name="T62">#include</text:span><text:span text:style-name="T63"> </text:span><text:span text:style-name="T64">&lt;dosomething.h&gt;</text:span></text:p>
            <text:p text:style-name="P18"><text:span text:style-name="T65"/></text:p>
            <text:p text:style-name="P34"><text:span text:style-name="T66">__mram_noinit </text:span><text:span text:style-name="T67">uint8_t</text:span><text:span text:style-name="T66"> buffer[BUFFER_SIZE];</text:span></text:p>
            <text:p text:style-name="P34"><text:span text:style-name="T63">__host </text:span><text:span text:style-name="T72">int</text:span><text:span text:style-name="T63"> checksum;</text:span></text:p>
            <text:p text:style-name="P34"><text:span text:style-name="T66"/></text:p>
            <text:p text:style-name="P18"><text:span text:style-name="T62">int</text:span><text:span text:style-name="T63"> </text:span><text:span text:style-name="T68">main</text:span><text:span text:style-name="T63">() </text:span></text:p>
            <text:p text:style-name="P18"><text:span text:style-name="T65">{</text:span></text:p>
            <text:p text:style-name="P18"><text:span text:style-name="T63"><text:s text:c="3"/></text:span><text:span text:style-name="T63">checksum = DoSomething::run (buffer, </text:span><text:span text:style-name="T66">BUFFER_SIZE</text:span><text:span text:style-name="T63">);</text:span></text:p>
            <text:p text:style-name="P18"><text:span text:style-name="T65">}</text:span></text:p>
          </draw:text-box>
        </draw:frame>
        <draw:frame draw:style-name="gr230" draw:text-style-name="P25" draw:layer="layout" svg:width="3.25cm" svg:height="0.897cm" svg:x="10.06cm" svg:y="9.844cm">
          <draw:text-box>
            <text:p text:style-name="P20"><text:span text:style-name="T20">DPU</text:span></text:p>
          </draw:text-box>
        </draw:frame>
        <draw:frame draw:style-name="gr221" draw:text-style-name="P47" draw:layer="layout" svg:width="10.225cm" svg:height="2.182cm" svg:x="16.175cm" svg:y="10.16cm">
          <draw:text-box>
            <text:p text:style-name="P45"><text:span text:style-name="T86">DoSomething::name</text:span><text:span text:style-name="T86"><text:tab/></text:span><text:span text:style-name="T87">used by Host</text:span></text:p>
            <text:p text:style-name="P45"><text:span text:style-name="T87"/></text:p>
            <text:p text:style-name="P46"><text:span text:style-name="T86">DoSomething::run</text:span><text:span text:style-name="T86"><text:tab/></text:span><text:span text:style-name="T87">used by DPU</text:span></text:p>
          </draw:text-box>
        </draw:frame>
        <draw:line draw:style-name="gr222" draw:text-style-name="P38" draw:layer="layout" svg:x1="16.245cm" svg:y1="10.61cm" svg:x2="8.89cm" svg:y2="6.35cm">
          <text:p/>
        </draw:line>
        <draw:line draw:style-name="gr222" draw:text-style-name="P38" draw:layer="layout" svg:x1="16.272cm" svg:y1="11.88cm" svg:x2="6.879cm" svg:y2="12.859cm">
          <text:p/>
        </draw:line>
        <presentation:notes draw:style-name="dp2">
          <draw:page-thumbnail draw:style-name="gr3" draw:layer="layout" svg:width="19.798cm" svg:height="11.136cm" svg:x="0.6cm" svg:y="2.257cm" draw:page-number="5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Not that simple : run a tasklet like a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1" draw:text-style-name="P48" draw:layer="layout" svg:width="26.134cm" svg:height="5.913cm" svg:x="1.271cm" svg:y="14.577cm">
          <draw:text-box>
            <text:p text:style-name="P11"><text:span text:style-name="T8">This will not work on DPU... <text:s text:c="6"/></text:span><text:span text:style-name="T88">(or with low performance)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0"><text:span text:style-name="T6">“</text:span><text:span text:style-name="T6">buffer” is in MRAM</text:span></text:p>
                      </text:list-item>
                      <text:list-item>
                        <text:p text:style-name="P40"><text:span text:style-name="T6">Each buffer access (</text:span><text:span text:style-name="T89">operator[]</text:span><text:span text:style-name="T6">) may imply a WRAM / MRAM transfer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p text:style-name="P11"><text:span text:style-name="T8">How can we do better ?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40"><text:span text:style-name="T6">Without hampering code re-use of our struct DoSomething 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32" draw:text-style-name="P27" draw:layer="layout" svg:width="12.268cm" svg:height="5.248cm" svg:x="1.042cm" svg:y="3.642cm">
          <draw:text-box>
            <text:p text:style-name="P34"><text:span text:style-name="T41">#include</text:span><text:span text:style-name="T42"> </text:span><text:span text:style-name="T43">&lt;dosomething.h&gt;</text:span></text:p>
            <text:p text:style-name="P18"><text:span text:style-name="T44"/></text:p>
            <text:p text:style-name="P34"><text:span text:style-name="T41">extern </text:span><text:span text:style-name="T42">std::</text:span><text:span text:style-name="T46">vector</text:span><text:span text:style-name="T42">&lt;</text:span><text:span text:style-name="T62">uint8_t</text:span><text:span text:style-name="T42">&gt; buffer;</text:span></text:p>
            <text:p text:style-name="P34"><text:span text:style-name="T42"/></text:p>
            <text:p text:style-name="P18"><text:span text:style-name="T41">int</text:span><text:span text:style-name="T42"> </text:span><text:span text:style-name="T45">main</text:span><text:span text:style-name="T42">() </text:span></text:p>
            <text:p text:style-name="P18"><text:span text:style-name="T44">{</text:span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6">size_t</text:span><text:span text:style-name="T42">&gt; results = </text:span><text:span text:style-name="T46">Launcher</text:span><text:span text:style-name="T42">&lt;PIM&gt;::run &lt;</text:span><text:span text:style-name="T77">DoSomething</text:span><text:span text:style-name="T42">&gt; (</text:span></text:p>
            <text:p text:style-name="P34"><text:span text:style-name="T49"><text:s text:c="8"/></text:span><text:span text:style-name="T44">buffer.data(), buffer.size()</text:span></text:p>
            <text:p text:style-name="P18"><text:span text:style-name="T42"><text:s text:c="3"/></text:span><text:span text:style-name="T42">);</text:span></text:p>
            <text:p text:style-name="P18"><text:span text:style-name="T44"/></text:p>
            <text:p text:style-name="P18"><text:span text:style-name="T42"><text:s text:c="3"/></text:span><text:span text:style-name="T41">for</text:span><text:span text:style-name="T42"> (</text:span><text:span text:style-name="T41">int</text:span><text:span text:style-name="T42"> x : results) { printf (</text:span><text:span text:style-name="T43">"checksum = 0x%08x\n"</text:span><text:span text:style-name="T42">, x); }</text:span></text:p>
            <text:p text:style-name="P18"><text:span text:style-name="T44">}</text:span></text:p>
          </draw:text-box>
        </draw:frame>
        <draw:frame draw:style-name="gr233" draw:text-style-name="P25" draw:layer="layout" svg:width="3.011cm" svg:height="0.897cm" svg:x="10.289cm" svg:y="3.642cm">
          <draw:text-box>
            <text:p text:style-name="P20"><text:span text:style-name="T20">HOST</text:span></text:p>
          </draw:text-box>
        </draw:frame>
        <draw:frame draw:style-name="gr234" draw:text-style-name="P29" draw:layer="layout" svg:width="12.293cm" svg:height="1.072cm" svg:x="1.042cm" svg:y="2.567cm">
          <draw:text-box>
            <text:p text:style-name="P20"><text:span text:style-name="T47">“</text:span><text:span text:style-name="T47">What would be nice to write.”</text:span></text:p>
          </draw:text-box>
        </draw:frame>
        <draw:frame draw:style-name="gr235" draw:text-style-name="P44" draw:layer="layout" svg:width="12.958cm" svg:height="4.727cm" svg:x="14.542cm" svg:y="3.643cm">
          <draw:text-box>
            <text:p text:style-name="P18"><text:span text:style-name="T81">struct</text:span><text:span text:style-name="T66"> </text:span><text:span text:style-name="T67">DoSomething</text:span></text:p>
            <text:p text:style-name="P18"><text:span text:style-name="T82">{</text:span></text:p>
            <text:p text:style-name="P18"><text:span text:style-name="T66"><text:s text:c="4"/></text:span><text:span text:style-name="T81">static</text:span><text:span text:style-name="T66"> </text:span><text:span text:style-name="T81">const</text:span><text:span text:style-name="T66"> </text:span><text:span text:style-name="T81">char</text:span><text:span text:style-name="T66">* </text:span><text:span text:style-name="T83">name</text:span><text:span text:style-name="T66">() { </text:span><text:span text:style-name="T81">return</text:span><text:span text:style-name="T66"> </text:span><text:span text:style-name="T84">"DoSomething"</text:span><text:span text:style-name="T66">; }</text:span></text:p>
            <text:p text:style-name="P18"><text:span text:style-name="T82"/></text:p>
            <text:p text:style-name="P18"><text:span text:style-name="T66"><text:s text:c="4"/></text:span><text:span text:style-name="T81">static int</text:span><text:span text:style-name="T66"> </text:span><text:span text:style-name="T83">run</text:span><text:span text:style-name="T66"> (const </text:span><text:span text:style-name="T67">uint8_t</text:span><text:span text:style-name="T66">* buffer, </text:span><text:span text:style-name="T81">int</text:span><text:span text:style-name="T66"> size) </text:span></text:p>
            <text:p text:style-name="P18"><text:span text:style-name="T82"><text:s text:c="4"/></text:span><text:span text:style-name="T82">{</text:span></text:p>
            <text:p text:style-name="P18"><text:span text:style-name="T66"><text:s text:c="7"/></text:span><text:span text:style-name="T81">int</text:span><text:span text:style-name="T66"> sum = 0;</text:span></text:p>
            <text:p text:style-name="P18"><text:span text:style-name="T66"><text:s text:c="7"/></text:span><text:span text:style-name="T81">for</text:span><text:span text:style-name="T66"> (</text:span><text:span text:style-name="T81">int</text:span><text:span text:style-name="T66"> i=0; i&lt;size; i++) <text:s/>{ sum += buffer[i]; }</text:span></text:p>
            <text:p text:style-name="P18"><text:span text:style-name="T66"><text:s text:c="7"/></text:span><text:span text:style-name="T81">return</text:span><text:span text:style-name="T66"> sum;</text:span></text:p>
            <text:p text:style-name="P18"><text:span text:style-name="T82"><text:s text:c="4"/></text:span><text:span text:style-name="T82">}</text:span></text:p>
            <text:p text:style-name="P18"><text:span text:style-name="T82">};</text:span></text:p>
          </draw:text-box>
        </draw:frame>
        <draw:frame draw:style-name="gr236" draw:text-style-name="P29" draw:layer="layout" svg:width="12.958cm" svg:height="1.072cm" svg:x="14.542cm" svg:y="2.568cm">
          <draw:text-box>
            <text:p text:style-name="P20"><text:span text:style-name="T47">dosomething.h</text:span></text:p>
          </draw:text-box>
        </draw:frame>
        <draw:frame draw:style-name="gr237" draw:text-style-name="P36" draw:layer="layout" svg:width="12.278cm" svg:height="4.287cm" svg:x="1.006cm" svg:y="9.844cm">
          <draw:text-box>
            <text:p text:style-name="P18"><text:span text:style-name="T62">#include</text:span><text:span text:style-name="T63"> </text:span><text:span text:style-name="T64">&lt;dosomething.h&gt;</text:span></text:p>
            <text:p text:style-name="P18"><text:span text:style-name="T65"/></text:p>
            <text:p text:style-name="P34"><text:span text:style-name="T66">__mram_noinit </text:span><text:span text:style-name="T67">uint8_t</text:span><text:span text:style-name="T66"> buffer[BUFFER_SIZE];</text:span></text:p>
            <text:p text:style-name="P34"><text:span text:style-name="T63">__host </text:span><text:span text:style-name="T72">int</text:span><text:span text:style-name="T63"> checksum;</text:span></text:p>
            <text:p text:style-name="P34"><text:span text:style-name="T66"/></text:p>
            <text:p text:style-name="P18"><text:span text:style-name="T62">int</text:span><text:span text:style-name="T63"> </text:span><text:span text:style-name="T68">main</text:span><text:span text:style-name="T63">() </text:span></text:p>
            <text:p text:style-name="P18"><text:span text:style-name="T65">{</text:span></text:p>
            <text:p text:style-name="P18"><text:span text:style-name="T63"><text:s text:c="3"/></text:span><text:span text:style-name="T63">checksum = DoSomething::run (buffer, </text:span><text:span text:style-name="T66">BUFFER_SIZE</text:span><text:span text:style-name="T63">);</text:span></text:p>
            <text:p text:style-name="P18"><text:span text:style-name="T65">}</text:span></text:p>
          </draw:text-box>
        </draw:frame>
        <draw:frame draw:style-name="gr238" draw:text-style-name="P25" draw:layer="layout" svg:width="3.25cm" svg:height="0.897cm" svg:x="10.06cm" svg:y="9.844cm">
          <draw:text-box>
            <text:p text:style-name="P20"><text:span text:style-name="T20">DPU</text:span></text:p>
          </draw:text-box>
        </draw:frame>
        <draw:frame draw:style-name="gr221" draw:text-style-name="P47" draw:layer="layout" svg:width="10.225cm" svg:height="2.182cm" svg:x="16.175cm" svg:y="10.16cm">
          <draw:text-box>
            <text:p text:style-name="P45"><text:span text:style-name="T86">DoSomething::name</text:span><text:span text:style-name="T86"><text:tab/></text:span><text:span text:style-name="T87">used by Host</text:span></text:p>
            <text:p text:style-name="P45"><text:span text:style-name="T87"/></text:p>
            <text:p text:style-name="P46"><text:span text:style-name="T86">DoSomething::run</text:span><text:span text:style-name="T86"><text:tab/></text:span><text:span text:style-name="T87">used by DPU</text:span></text:p>
          </draw:text-box>
        </draw:frame>
        <draw:line draw:style-name="gr222" draw:text-style-name="P38" draw:layer="layout" svg:x1="16.245cm" svg:y1="10.61cm" svg:x2="8.89cm" svg:y2="6.35cm">
          <text:p/>
        </draw:line>
        <draw:line draw:style-name="gr222" draw:text-style-name="P38" draw:layer="layout" svg:x1="16.272cm" svg:y1="11.88cm" svg:x2="6.879cm" svg:y2="12.859cm">
          <text:p/>
        </draw:line>
        <presentation:notes draw:style-name="dp2">
          <draw:page-thumbnail draw:style-name="gr3" draw:layer="layout" svg:width="19.798cm" svg:height="11.136cm" svg:x="0.6cm" svg:y="2.257cm" draw:page-number="5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Not that simple : run a tasklet like a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9" draw:text-style-name="P44" draw:layer="layout" svg:width="11.458cm" svg:height="4.727cm" svg:x="15.642cm" svg:y="3.543cm">
          <draw:text-box>
            <text:p text:style-name="P18"><text:span text:style-name="T81">struct</text:span><text:span text:style-name="T66"> </text:span><text:span text:style-name="T67">DoSomething</text:span></text:p>
            <text:p text:style-name="P18"><text:span text:style-name="T82">{</text:span></text:p>
            <text:p text:style-name="P18"><text:span text:style-name="T66"><text:s text:c="4"/></text:span><text:span text:style-name="T81">static</text:span><text:span text:style-name="T66"> </text:span><text:span text:style-name="T81">const</text:span><text:span text:style-name="T66"> </text:span><text:span text:style-name="T81">char</text:span><text:span text:style-name="T66">* </text:span><text:span text:style-name="T83">name</text:span><text:span text:style-name="T66">() { </text:span><text:span text:style-name="T81">return</text:span><text:span text:style-name="T66"> </text:span><text:span text:style-name="T84">"DoSomething"</text:span><text:span text:style-name="T66">; }</text:span></text:p>
            <text:p text:style-name="P18"><text:span text:style-name="T82"/></text:p>
            <text:p text:style-name="P18"><text:span text:style-name="T66"><text:s text:c="4"/></text:span><text:span text:style-name="T81">static int</text:span><text:span text:style-name="T66"> </text:span><text:span text:style-name="T83">run</text:span><text:span text:style-name="T66"> (</text:span><text:span text:style-name="T81">const</text:span><text:span text:style-name="T66"> std::vector&lt;</text:span><text:span text:style-name="T67">uint8_t&gt;&amp;</text:span><text:span text:style-name="T66"> buffer) </text:span></text:p>
            <text:p text:style-name="P18"><text:span text:style-name="T82"><text:s text:c="4"/></text:span><text:span text:style-name="T82">{</text:span></text:p>
            <text:p text:style-name="P18"><text:span text:style-name="T66"><text:s text:c="7"/></text:span><text:span text:style-name="T81">int</text:span><text:span text:style-name="T66"> sum = 0;</text:span></text:p>
            <text:p text:style-name="P18"><text:span text:style-name="T85"><text:s text:c="7"/></text:span><text:span text:style-name="T85">for (uint8_t x : buffer) <text:s/>{ sum += x; }</text:span></text:p>
            <text:p text:style-name="P18"><text:span text:style-name="T66"><text:s text:c="7"/></text:span><text:span text:style-name="T81">return</text:span><text:span text:style-name="T66"> sum;</text:span></text:p>
            <text:p text:style-name="P18"><text:span text:style-name="T82"><text:s text:c="4"/></text:span><text:span text:style-name="T82">}</text:span></text:p>
            <text:p text:style-name="P18"><text:span text:style-name="T82">};</text:span></text:p>
          </draw:text-box>
        </draw:frame>
        <draw:frame draw:style-name="gr240" draw:text-style-name="P29" draw:layer="layout" svg:width="11.458cm" svg:height="1.072cm" svg:x="15.642cm" svg:y="2.468cm">
          <draw:text-box>
            <text:p text:style-name="P20"><text:span text:style-name="T47">dosomething.hpp</text:span></text:p>
          </draw:text-box>
        </draw:frame>
        <draw:frame draw:style-name="gr241" draw:text-style-name="P22" draw:layer="layout" svg:width="25.874cm" svg:height="11.68cm" svg:x="1.431cm" svg:y="6.64cm">
          <draw:text-box>
            <text:p text:style-name="P42"><text:span text:style-name="T8">Solution: <text:s/>rely on iterators 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3"><text:span text:style-name="T6">cf. </text:span><text:span text:style-name="T13">std::vector</text:span><text:span text:style-name="T6"> for instance</text:span></text:p>
                      </text:list-item>
                      <text:list-item>
                        <text:p text:style-name="P43"><text:span text:style-name="T6">All the WRAM / MRAM machinery could be hidden there</text:span></text:p>
                      </text:list-item>
                      <text:list-item>
                        <text:p text:style-name="P43"><text:span text:style-name="T6">Re-usable code back again 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p text:style-name="P42"><text:span text:style-name="T8"/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43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Not that simple : run a tasklet like a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2" draw:text-style-name="P44" draw:layer="layout" svg:width="11.458cm" svg:height="4.727cm" svg:x="15.642cm" svg:y="3.543cm">
          <draw:text-box>
            <text:p text:style-name="P18"><text:span text:style-name="T81">struct</text:span><text:span text:style-name="T66"> </text:span><text:span text:style-name="T67">DoSomething</text:span></text:p>
            <text:p text:style-name="P18"><text:span text:style-name="T82">{</text:span></text:p>
            <text:p text:style-name="P18"><text:span text:style-name="T66"><text:s text:c="4"/></text:span><text:span text:style-name="T81">static</text:span><text:span text:style-name="T66"> </text:span><text:span text:style-name="T81">const</text:span><text:span text:style-name="T66"> </text:span><text:span text:style-name="T81">char</text:span><text:span text:style-name="T66">* </text:span><text:span text:style-name="T83">name</text:span><text:span text:style-name="T66">() { </text:span><text:span text:style-name="T81">return</text:span><text:span text:style-name="T66"> </text:span><text:span text:style-name="T84">"DoSomething"</text:span><text:span text:style-name="T66">; }</text:span></text:p>
            <text:p text:style-name="P18"><text:span text:style-name="T82"/></text:p>
            <text:p text:style-name="P18"><text:span text:style-name="T66"><text:s text:c="4"/></text:span><text:span text:style-name="T81">static int</text:span><text:span text:style-name="T66"> </text:span><text:span text:style-name="T83">run</text:span><text:span text:style-name="T66"> (</text:span><text:span text:style-name="T81">const</text:span><text:span text:style-name="T66"> std::vector&lt;</text:span><text:span text:style-name="T67">uint8_t&gt;&amp;</text:span><text:span text:style-name="T66"> buffer) </text:span></text:p>
            <text:p text:style-name="P18"><text:span text:style-name="T82"><text:s text:c="4"/></text:span><text:span text:style-name="T82">{</text:span></text:p>
            <text:p text:style-name="P18"><text:span text:style-name="T66"><text:s text:c="7"/></text:span><text:span text:style-name="T81">int</text:span><text:span text:style-name="T66"> sum = 0;</text:span></text:p>
            <text:p text:style-name="P18"><text:span text:style-name="T66"><text:s text:c="7"/></text:span><text:span text:style-name="T81">for</text:span><text:span text:style-name="T66"> (</text:span><text:span text:style-name="T81">uint8_t</text:span><text:span text:style-name="T66"> x : buffer) <text:s/>{ sum += x; }</text:span></text:p>
            <text:p text:style-name="P18"><text:span text:style-name="T66"><text:s text:c="7"/></text:span><text:span text:style-name="T81">return</text:span><text:span text:style-name="T66"> sum;</text:span></text:p>
            <text:p text:style-name="P18"><text:span text:style-name="T82"><text:s text:c="4"/></text:span><text:span text:style-name="T82">}</text:span></text:p>
            <text:p text:style-name="P18"><text:span text:style-name="T82">};</text:span></text:p>
          </draw:text-box>
        </draw:frame>
        <draw:frame draw:style-name="gr243" draw:text-style-name="P29" draw:layer="layout" svg:width="11.458cm" svg:height="1.072cm" svg:x="15.642cm" svg:y="2.468cm">
          <draw:text-box>
            <text:p text:style-name="P20"><text:span text:style-name="T47">dosomething.hpp</text:span></text:p>
          </draw:text-box>
        </draw:frame>
        <draw:frame draw:style-name="gr244" draw:text-style-name="P22" draw:layer="layout" svg:width="25.874cm" svg:height="11.68cm" svg:x="1.431cm" svg:y="6.64cm">
          <draw:text-box>
            <text:p text:style-name="P42"><text:span text:style-name="T8">Solution: <text:s/>rely on iterators 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3"><text:span text:style-name="T6">cf. </text:span><text:span text:style-name="T13">std::vector</text:span><text:span text:style-name="T6"> for instance</text:span></text:p>
                      </text:list-item>
                      <text:list-item>
                        <text:p text:style-name="P43"><text:span text:style-name="T6">All the WRAM / MRAM machinery could be hidden there</text:span></text:p>
                      </text:list-item>
                      <text:list-item>
                        <text:p text:style-name="P43"><text:span text:style-name="T6">Re-usable code back again 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p text:style-name="P42"><text:span text:style-name="T8">But wait a minute…</text:span></text:p>
            <text:list text:style-name="L3">
              <text:list-item>
                <text:list>
                  <text:list-item>
                    <text:list>
                      <text:list-item>
                        <text:p text:style-name="P43"><text:span text:style-name="T6"><text:s text:c="2"/></text:span><text:span text:style-name="T6">No C++ for DPU developments <text:s text:c="4"/></text:span><text:span text:style-name="T21">(suppose for the moment we can do it)</text:span></text:p>
                      </text:list-item>
                      <text:list-item>
                        <text:p text:style-name="P43"><text:span text:style-name="T90"><text:s/></text:span><text:span text:style-name="T90">N</text:span><text:span text:style-name="T6">o standard library like </text:span><text:span text:style-name="T50">std</text:span><text:span text:style-name="T6"> and its containers (like std::vector)</text:span></text:p>
                      </text:list-item>
                      <text:list-item>
                        <text:p text:style-name="P43"><text:span text:style-name="T6"><text:s text:c="2"/></text:span><text:span text:style-name="T6">We need specific implementations for “std-like” containers on DPU</text:span><text:span text:style-name="T13"><text:line-break/></text:span><text:span text:style-name="T1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Not that simple : run a tasklet like a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5" draw:text-style-name="P44" draw:layer="layout" svg:width="11.458cm" svg:height="4.727cm" svg:x="15.642cm" svg:y="3.543cm">
          <draw:text-box>
            <text:p text:style-name="P18"><text:span text:style-name="T81">struct</text:span><text:span text:style-name="T66"> </text:span><text:span text:style-name="T67">DoSomething</text:span></text:p>
            <text:p text:style-name="P18"><text:span text:style-name="T82">{</text:span></text:p>
            <text:p text:style-name="P18"><text:span text:style-name="T66"><text:s text:c="4"/></text:span><text:span text:style-name="T81">static</text:span><text:span text:style-name="T66"> </text:span><text:span text:style-name="T81">const</text:span><text:span text:style-name="T66"> </text:span><text:span text:style-name="T81">char</text:span><text:span text:style-name="T66">* </text:span><text:span text:style-name="T83">name</text:span><text:span text:style-name="T66">() { </text:span><text:span text:style-name="T81">return</text:span><text:span text:style-name="T66"> </text:span><text:span text:style-name="T84">"DoSomething"</text:span><text:span text:style-name="T66">; }</text:span></text:p>
            <text:p text:style-name="P18"><text:span text:style-name="T82"/></text:p>
            <text:p text:style-name="P18"><text:span text:style-name="T66"><text:s text:c="4"/></text:span><text:span text:style-name="T81">static int</text:span><text:span text:style-name="T66"> </text:span><text:span text:style-name="T83">run</text:span><text:span text:style-name="T66"> (</text:span><text:span text:style-name="T81">const</text:span><text:span text:style-name="T66"> std::vector&lt;</text:span><text:span text:style-name="T67">uint8_t&gt;&amp;</text:span><text:span text:style-name="T66"> buffer) </text:span></text:p>
            <text:p text:style-name="P18"><text:span text:style-name="T82"><text:s text:c="4"/></text:span><text:span text:style-name="T82">{</text:span></text:p>
            <text:p text:style-name="P18"><text:span text:style-name="T66"><text:s text:c="7"/></text:span><text:span text:style-name="T81">int</text:span><text:span text:style-name="T66"> sum = 0;</text:span></text:p>
            <text:p text:style-name="P18"><text:span text:style-name="T66"><text:s text:c="7"/></text:span><text:span text:style-name="T81">for</text:span><text:span text:style-name="T66"> (</text:span><text:span text:style-name="T81">uint8_t</text:span><text:span text:style-name="T66"> x : buffer) <text:s/>{ sum += x; }</text:span></text:p>
            <text:p text:style-name="P18"><text:span text:style-name="T66"><text:s text:c="7"/></text:span><text:span text:style-name="T81">return</text:span><text:span text:style-name="T66"> sum;</text:span></text:p>
            <text:p text:style-name="P18"><text:span text:style-name="T82"><text:s text:c="4"/></text:span><text:span text:style-name="T82">}</text:span></text:p>
            <text:p text:style-name="P18"><text:span text:style-name="T82">};</text:span></text:p>
          </draw:text-box>
        </draw:frame>
        <draw:frame draw:style-name="gr246" draw:text-style-name="P29" draw:layer="layout" svg:width="11.458cm" svg:height="1.072cm" svg:x="15.642cm" svg:y="2.468cm">
          <draw:text-box>
            <text:p text:style-name="P20"><text:span text:style-name="T47">dosomething.hpp</text:span></text:p>
          </draw:text-box>
        </draw:frame>
        <draw:frame draw:style-name="gr247" draw:text-style-name="P22" draw:layer="layout" svg:width="25.874cm" svg:height="14.242cm" svg:x="1.431cm" svg:y="6.64cm">
          <draw:text-box>
            <text:p text:style-name="P42"><text:span text:style-name="T8">Solution: <text:s/>rely on iterators 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3"><text:span text:style-name="T6">cf. </text:span><text:span text:style-name="T13">std::vector</text:span><text:span text:style-name="T6"> for instance</text:span></text:p>
                      </text:list-item>
                      <text:list-item>
                        <text:p text:style-name="P43"><text:span text:style-name="T6">All the WRAM / MRAM machinery could be hidden there</text:span></text:p>
                      </text:list-item>
                      <text:list-item>
                        <text:p text:style-name="P43"><text:span text:style-name="T6">Re-usable code back again 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p text:style-name="P42"><text:span text:style-name="T8">But wait a minute…</text:span></text:p>
            <text:list text:style-name="L3">
              <text:list-item>
                <text:list>
                  <text:list-item>
                    <text:list>
                      <text:list-item>
                        <text:p text:style-name="P43"><text:span text:style-name="T6"><text:s text:c="2"/></text:span><text:span text:style-name="T6">No C++ for DPU developments <text:s text:c="4"/></text:span><text:span text:style-name="T21">(suppose for the moment we can do it)</text:span></text:p>
                      </text:list-item>
                      <text:list-item>
                        <text:p text:style-name="P43"><text:span text:style-name="T90"><text:s/></text:span><text:span text:style-name="T90">N</text:span><text:span text:style-name="T6">o standard library like </text:span><text:span text:style-name="T50">std</text:span><text:span text:style-name="T6"> and its containers (like std::vector)</text:span></text:p>
                      </text:list-item>
                      <text:list-item>
                        <text:p text:style-name="P43"><text:span text:style-name="T6"><text:s text:c="2"/></text:span><text:span text:style-name="T6">We need specific implementations for “std-like” containers on DPU</text:span><text:span text:style-name="T13"><text:line-break/></text:span><text:span text:style-name="T13"/></text:p>
                      </text:list-item>
                    </text:list>
                  </text:list-item>
                </text:list>
              </text:list-item>
            </text:list>
            <text:p text:style-name="P42"><text:span text:style-name="T8">The third point is very interesting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3"><text:span text:style-name="T6">struct </text:span><text:span text:style-name="T13">DoSomething</text:span><text:span text:style-name="T6"> should know when used with PIM or not</text:span></text:p>
                      </text:list-item>
                      <text:list-item>
                        <text:p text:style-name="P43"><text:span text:style-name="T6">Another parameter should be provided to the structure...</text:span></text:p>
                        <text:p text:style-name="P43"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Not that simple : run a tasklet like a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8" draw:text-style-name="P29" draw:layer="layout" svg:width="11.458cm" svg:height="1.072cm" svg:x="1.642cm" svg:y="2.468cm">
          <draw:text-box>
            <text:p text:style-name="P20"><text:span text:style-name="T47">dosomething.hpp</text:span></text:p>
          </draw:text-box>
        </draw:frame>
        <draw:frame draw:style-name="gr249" draw:text-style-name="P48" draw:layer="layout" svg:width="25.874cm" svg:height="10.68cm" svg:x="1.431cm" svg:y="9.34cm">
          <draw:text-box>
            <text:p text:style-name="P42"><text:span text:style-name="T8">Make the architecture a template of DoSomething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3"><text:span text:style-name="T6">Use types specific to ARCH, for instance ARCH::vector</text:span></text:p>
                      </text:list-item>
                      <text:list-item>
                        <text:p text:style-name="P43"><text:span text:style-name="T6">For ARCH=PIM, we will have to provide a “clever” implementation</text:span></text:p>
                      </text:list-item>
                      <text:list-item>
                        <text:p text:style-name="P43"><text:span text:style-name="T6">For ARCH=Multicore, we can rely on </text:span><text:span text:style-name="T13">std</text:span><text:span text:style-name="T6">.</text:span></text:p>
                        <text:p text:style-name="P43"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0" draw:text-style-name="P44" draw:layer="layout" svg:width="11.458cm" svg:height="4.845cm" svg:x="1.642cm" svg:y="3.544cm">
          <draw:text-box>
            <text:p text:style-name="P18"><text:span text:style-name="T62">template</text:span><text:span text:style-name="T63">&lt;</text:span><text:span text:style-name="T62">class</text:span><text:span text:style-name="T63"> </text:span><text:span text:style-name="T91">ARCH</text:span><text:span text:style-name="T63">&gt;</text:span></text:p>
            <text:p text:style-name="P18"><text:span text:style-name="T81">struct</text:span><text:span text:style-name="T66"> </text:span><text:span text:style-name="T67">DoSomething</text:span></text:p>
            <text:p text:style-name="P18"><text:span text:style-name="T82">{</text:span></text:p>
            <text:p text:style-name="P18"><text:span text:style-name="T66"><text:s text:c="4"/></text:span><text:span text:style-name="T81">static</text:span><text:span text:style-name="T66"> </text:span><text:span text:style-name="T81">const</text:span><text:span text:style-name="T66"> </text:span><text:span text:style-name="T81">char</text:span><text:span text:style-name="T66">* </text:span><text:span text:style-name="T83">name</text:span><text:span text:style-name="T66">() { </text:span><text:span text:style-name="T81">return</text:span><text:span text:style-name="T66"> </text:span><text:span text:style-name="T84">"DoSomething"</text:span><text:span text:style-name="T66">; }</text:span></text:p>
            <text:p text:style-name="P18"><text:span text:style-name="T82"/></text:p>
            <text:p text:style-name="P18"><text:span text:style-name="T66"><text:s text:c="4"/></text:span><text:span text:style-name="T81">static int</text:span><text:span text:style-name="T66"> </text:span><text:span text:style-name="T83">run</text:span><text:span text:style-name="T66"> (</text:span><text:span text:style-name="T81">const</text:span><text:span text:style-name="T66"> </text:span><text:span text:style-name="T91">ARCH</text:span><text:span text:style-name="T66">::vector&lt;</text:span><text:span text:style-name="T67">uint8_t&gt;&amp;</text:span><text:span text:style-name="T66"> buffer) </text:span></text:p>
            <text:p text:style-name="P18"><text:span text:style-name="T82"><text:s text:c="4"/></text:span><text:span text:style-name="T82">{</text:span></text:p>
            <text:p text:style-name="P18"><text:span text:style-name="T66"><text:s text:c="7"/></text:span><text:span text:style-name="T81">int</text:span><text:span text:style-name="T66"> sum = 0;</text:span></text:p>
            <text:p text:style-name="P18"><text:span text:style-name="T66"><text:s text:c="7"/></text:span><text:span text:style-name="T81">for</text:span><text:span text:style-name="T66"> (</text:span><text:span text:style-name="T81">uint8_t</text:span><text:span text:style-name="T66"> x : buffer) <text:s/>{ sum += x; }</text:span></text:p>
            <text:p text:style-name="P18"><text:span text:style-name="T66"><text:s text:c="7"/></text:span><text:span text:style-name="T81">return</text:span><text:span text:style-name="T66"> sum;</text:span></text:p>
            <text:p text:style-name="P18"><text:span text:style-name="T82"><text:s text:c="4"/></text:span><text:span text:style-name="T82">}</text:span></text:p>
            <text:p text:style-name="P18"><text:span text:style-name="T82">};</text:span></text:p>
          </draw:text-box>
        </draw:frame>
        <draw:frame draw:style-name="gr251" draw:text-style-name="P27" draw:layer="layout" svg:width="12.268cm" svg:height="5.248cm" svg:x="14.742cm" svg:y="3.443cm">
          <draw:text-box>
            <text:p text:style-name="P18"><text:span text:style-name="T41">#include</text:span><text:span text:style-name="T42"> </text:span><text:span text:style-name="T43">&lt;dosomething.hpp&gt;</text:span></text:p>
            <text:p text:style-name="P18"><text:span text:style-name="T44"/></text:p>
            <text:p text:style-name="P34"><text:span text:style-name="T41">extern </text:span><text:span text:style-name="T42">std::</text:span><text:span text:style-name="T46">vector</text:span><text:span text:style-name="T42">&lt;</text:span><text:span text:style-name="T62">uint8_t</text:span><text:span text:style-name="T42">&gt; buffer;</text:span></text:p>
            <text:p text:style-name="P34"><text:span text:style-name="T42"/></text:p>
            <text:p text:style-name="P18"><text:span text:style-name="T41">int</text:span><text:span text:style-name="T42"> </text:span><text:span text:style-name="T45">main</text:span><text:span text:style-name="T42">() </text:span></text:p>
            <text:p text:style-name="P18"><text:span text:style-name="T44">{</text:span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6">size_t</text:span><text:span text:style-name="T42">&gt; results = </text:span><text:span text:style-name="T46">Launcher</text:span><text:span text:style-name="T42">&lt;PIM&gt;::run &lt;</text:span><text:span text:style-name="T45">DoSomething</text:span><text:span text:style-name="T42">&gt; (</text:span></text:p>
            <text:p text:style-name="P34"><text:span text:style-name="T49"><text:s text:c="8"/></text:span><text:span text:style-name="T44">buffer</text:span></text:p>
            <text:p text:style-name="P18"><text:span text:style-name="T42"><text:s text:c="3"/></text:span><text:span text:style-name="T42">);</text:span></text:p>
            <text:p text:style-name="P18"><text:span text:style-name="T44"/></text:p>
            <text:p text:style-name="P18"><text:span text:style-name="T42"><text:s text:c="3"/></text:span><text:span text:style-name="T41">for</text:span><text:span text:style-name="T42"> (</text:span><text:span text:style-name="T41">int</text:span><text:span text:style-name="T42"> x : results) { printf (</text:span><text:span text:style-name="T43">"checksum = 0x%08x\n"</text:span><text:span text:style-name="T42">, x); }</text:span></text:p>
            <text:p text:style-name="P18"><text:span text:style-name="T44">}</text:span></text:p>
          </draw:text-box>
        </draw:frame>
        <draw:frame draw:style-name="gr252" draw:text-style-name="P25" draw:layer="layout" svg:width="3.011cm" svg:height="0.897cm" svg:x="23.989cm" svg:y="3.443cm">
          <draw:text-box>
            <text:p text:style-name="P20"><text:span text:style-name="T20">HOST</text:span></text:p>
          </draw:text-box>
        </draw:frame>
        <draw:frame draw:style-name="gr253" draw:text-style-name="P29" draw:layer="layout" svg:width="12.293cm" svg:height="1.072cm" svg:x="14.742cm" svg:y="2.368cm">
          <draw:text-box>
            <text:p text:style-name="P20"><text:span text:style-name="T47">“</text:span><text:span text:style-name="T47">What would be nice to write.”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Not that simple : run a tasklet like a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4" draw:text-style-name="P29" draw:layer="layout" svg:width="11.458cm" svg:height="1.072cm" svg:x="1.642cm" svg:y="2.468cm">
          <draw:text-box>
            <text:p text:style-name="P20"><text:span text:style-name="T47">dosomething.hpp</text:span></text:p>
          </draw:text-box>
        </draw:frame>
        <draw:frame draw:style-name="gr255" draw:text-style-name="P48" draw:layer="layout" svg:width="25.874cm" svg:height="10.68cm" svg:x="1.431cm" svg:y="9.34cm">
          <draw:text-box>
            <text:p text:style-name="P42"><text:span text:style-name="T8">Make the architecture a template of DoSomething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3"><text:span text:style-name="T6">Use types specific to ARCH, for instance ARCH::vector</text:span></text:p>
                      </text:list-item>
                      <text:list-item>
                        <text:p text:style-name="P43"><text:span text:style-name="T6">For ARCH=PIM, we will have to provide a “clever” implementation</text:span></text:p>
                      </text:list-item>
                      <text:list-item>
                        <text:p text:style-name="P43"><text:span text:style-name="T6">For ARCH=Multicore, we can rely on </text:span><text:span text:style-name="T13">std</text:span><text:span text:style-name="T6">.</text:span></text:p>
                        <text:p text:style-name="P43"><text:span text:style-name="T6"/></text:p>
                      </text:list-item>
                    </text:list>
                  </text:list-item>
                </text:list>
              </text:list-item>
            </text:list>
            <text:p text:style-name="P42"><text:span text:style-name="T8">Launcher&lt;PIM&gt; <text:s/>knows how to instantiate our struct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43"><text:span text:style-name="T6">i.e. can provide the correct architecture types to </text:span><text:span text:style-name="T50">DoSomething</text:span><text:span text:style-name="T6">.</text:span></text:p>
                        <text:p text:style-name="P43"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6" draw:text-style-name="P44" draw:layer="layout" svg:width="11.458cm" svg:height="4.845cm" svg:x="1.642cm" svg:y="3.544cm">
          <draw:text-box>
            <text:p text:style-name="P18"><text:span text:style-name="T62">template</text:span><text:span text:style-name="T63">&lt;</text:span><text:span text:style-name="T62">class</text:span><text:span text:style-name="T63"> </text:span><text:span text:style-name="T91">ARCH</text:span><text:span text:style-name="T63">&gt;</text:span></text:p>
            <text:p text:style-name="P18"><text:span text:style-name="T81">struct</text:span><text:span text:style-name="T66"> </text:span><text:span text:style-name="T67">DoSomething</text:span></text:p>
            <text:p text:style-name="P18"><text:span text:style-name="T82">{</text:span></text:p>
            <text:p text:style-name="P18"><text:span text:style-name="T66"><text:s text:c="4"/></text:span><text:span text:style-name="T81">static</text:span><text:span text:style-name="T66"> </text:span><text:span text:style-name="T81">const</text:span><text:span text:style-name="T66"> </text:span><text:span text:style-name="T81">char</text:span><text:span text:style-name="T66">* </text:span><text:span text:style-name="T83">name</text:span><text:span text:style-name="T66">() { </text:span><text:span text:style-name="T81">return</text:span><text:span text:style-name="T66"> </text:span><text:span text:style-name="T84">"DoSomething"</text:span><text:span text:style-name="T66">; }</text:span></text:p>
            <text:p text:style-name="P18"><text:span text:style-name="T82"/></text:p>
            <text:p text:style-name="P18"><text:span text:style-name="T66"><text:s text:c="4"/></text:span><text:span text:style-name="T81">static int</text:span><text:span text:style-name="T66"> </text:span><text:span text:style-name="T83">run</text:span><text:span text:style-name="T66"> (</text:span><text:span text:style-name="T81">const</text:span><text:span text:style-name="T66"> </text:span><text:span text:style-name="T91">ARCH</text:span><text:span text:style-name="T66">::vector&lt;</text:span><text:span text:style-name="T67">uint8_t&gt;&amp;</text:span><text:span text:style-name="T66"> buffer) </text:span></text:p>
            <text:p text:style-name="P18"><text:span text:style-name="T82"><text:s text:c="4"/></text:span><text:span text:style-name="T82">{</text:span></text:p>
            <text:p text:style-name="P18"><text:span text:style-name="T66"><text:s text:c="7"/></text:span><text:span text:style-name="T81">int</text:span><text:span text:style-name="T66"> sum = 0;</text:span></text:p>
            <text:p text:style-name="P18"><text:span text:style-name="T66"><text:s text:c="7"/></text:span><text:span text:style-name="T81">for</text:span><text:span text:style-name="T66"> (</text:span><text:span text:style-name="T81">uint8_t</text:span><text:span text:style-name="T66"> x : buffer) <text:s/>{ sum += x; }</text:span></text:p>
            <text:p text:style-name="P18"><text:span text:style-name="T66"><text:s text:c="7"/></text:span><text:span text:style-name="T81">return</text:span><text:span text:style-name="T66"> sum;</text:span></text:p>
            <text:p text:style-name="P18"><text:span text:style-name="T82"><text:s text:c="4"/></text:span><text:span text:style-name="T82">}</text:span></text:p>
            <text:p text:style-name="P18"><text:span text:style-name="T82">};</text:span></text:p>
          </draw:text-box>
        </draw:frame>
        <draw:frame draw:style-name="gr257" draw:text-style-name="P27" draw:layer="layout" svg:width="12.268cm" svg:height="5.248cm" svg:x="14.742cm" svg:y="3.443cm">
          <draw:text-box>
            <text:p text:style-name="P34"><text:span text:style-name="T41">#include</text:span><text:span text:style-name="T42"> </text:span><text:span text:style-name="T43">&lt;dosomething.hpp&gt;</text:span></text:p>
            <text:p text:style-name="P18"><text:span text:style-name="T44"/></text:p>
            <text:p text:style-name="P34"><text:span text:style-name="T41">extern </text:span><text:span text:style-name="T42">std::</text:span><text:span text:style-name="T46">vector</text:span><text:span text:style-name="T42">&lt;</text:span><text:span text:style-name="T81">uint8_t</text:span><text:span text:style-name="T42">&gt; buffer;</text:span></text:p>
            <text:p text:style-name="P34"><text:span text:style-name="T42"/></text:p>
            <text:p text:style-name="P18"><text:span text:style-name="T41">int</text:span><text:span text:style-name="T42"> </text:span><text:span text:style-name="T45">main</text:span><text:span text:style-name="T42">() </text:span></text:p>
            <text:p text:style-name="P18"><text:span text:style-name="T44">{</text:span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6">size_t</text:span><text:span text:style-name="T42">&gt; results = </text:span><text:span text:style-name="T46">Launcher</text:span><text:span text:style-name="T42">&lt;PIM&gt;::run &lt;</text:span><text:span text:style-name="T45">DoSomething</text:span><text:span text:style-name="T42">&gt; (</text:span></text:p>
            <text:p text:style-name="P34"><text:span text:style-name="T49"><text:s text:c="8"/></text:span><text:span text:style-name="T44">buffer</text:span></text:p>
            <text:p text:style-name="P18"><text:span text:style-name="T42"><text:s text:c="3"/></text:span><text:span text:style-name="T42">);</text:span></text:p>
            <text:p text:style-name="P18"><text:span text:style-name="T44"/></text:p>
            <text:p text:style-name="P18"><text:span text:style-name="T42"><text:s text:c="3"/></text:span><text:span text:style-name="T41">for</text:span><text:span text:style-name="T42"> (</text:span><text:span text:style-name="T41">int</text:span><text:span text:style-name="T42"> x : results) { printf (</text:span><text:span text:style-name="T43">"checksum = 0x%08x\n"</text:span><text:span text:style-name="T42">, x); }</text:span></text:p>
            <text:p text:style-name="P18"><text:span text:style-name="T44">}</text:span></text:p>
          </draw:text-box>
        </draw:frame>
        <draw:frame draw:style-name="gr258" draw:text-style-name="P25" draw:layer="layout" svg:width="3.011cm" svg:height="0.897cm" svg:x="23.989cm" svg:y="3.443cm">
          <draw:text-box>
            <text:p text:style-name="P20"><text:span text:style-name="T20">HOST</text:span></text:p>
          </draw:text-box>
        </draw:frame>
        <draw:frame draw:style-name="gr259" draw:text-style-name="P29" draw:layer="layout" svg:width="12.293cm" svg:height="1.072cm" svg:x="14.742cm" svg:y="2.368cm">
          <draw:text-box>
            <text:p text:style-name="P20"><text:span text:style-name="T47">“</text:span><text:span text:style-name="T47">What would be nice to write.”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Not that simple : run a tasklet like a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0" draw:text-style-name="P29" draw:layer="layout" svg:width="11.458cm" svg:height="1.072cm" svg:x="1.642cm" svg:y="2.468cm">
          <draw:text-box>
            <text:p text:style-name="P20"><text:span text:style-name="T47">dosomething.hpp</text:span></text:p>
          </draw:text-box>
        </draw:frame>
        <draw:frame draw:style-name="gr261" draw:text-style-name="P48" draw:layer="layout" svg:width="25.874cm" svg:height="10.68cm" svg:x="1.431cm" svg:y="9.34cm">
          <draw:text-box>
            <text:p text:style-name="P42"><text:span text:style-name="T8">Make the architecture a template of DoSomething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3"><text:span text:style-name="T6">Use types specific to ARCH, for instance ARCH::vector</text:span></text:p>
                      </text:list-item>
                      <text:list-item>
                        <text:p text:style-name="P43"><text:span text:style-name="T6">For ARCH=PIM, we will have to provide a “clever” implementation</text:span></text:p>
                      </text:list-item>
                      <text:list-item>
                        <text:p text:style-name="P43"><text:span text:style-name="T6">For ARCH=Multicore, we can rely on </text:span><text:span text:style-name="T13">std</text:span><text:span text:style-name="T6">.</text:span></text:p>
                        <text:p text:style-name="P43"><text:span text:style-name="T6"/></text:p>
                      </text:list-item>
                    </text:list>
                  </text:list-item>
                </text:list>
              </text:list-item>
            </text:list>
            <text:p text:style-name="P42"><text:span text:style-name="T8">Launcher&lt;PIM&gt; <text:s/>knows how to instantiate our struct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43"><text:span text:style-name="T6">i.e. can provide the correct architecture types to </text:span><text:span text:style-name="T50">DoSomething</text:span><text:span text:style-name="T6">.</text:span></text:p>
                        <text:p text:style-name="P43"><text:span text:style-name="T6"/></text:p>
                      </text:list-item>
                    </text:list>
                  </text:list-item>
                </text:list>
              </text:list-item>
            </text:list>
            <text:p text:style-name="P42"><text:span text:style-name="T8">Actually, “dosomething.hpp” can’t compile as this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43"><text:span text:style-name="T6">We will see later how to correct it when we will talk about DPU &amp; C++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62" draw:text-style-name="P44" draw:layer="layout" svg:width="11.458cm" svg:height="4.845cm" svg:x="1.642cm" svg:y="3.544cm">
          <draw:text-box>
            <text:p text:style-name="P18"><text:span text:style-name="T62">template</text:span><text:span text:style-name="T63">&lt;</text:span><text:span text:style-name="T62">class</text:span><text:span text:style-name="T63"> </text:span><text:span text:style-name="T91">ARCH</text:span><text:span text:style-name="T63">&gt;</text:span></text:p>
            <text:p text:style-name="P18"><text:span text:style-name="T81">struct</text:span><text:span text:style-name="T66"> </text:span><text:span text:style-name="T67">DoSomething</text:span></text:p>
            <text:p text:style-name="P18"><text:span text:style-name="T82">{</text:span></text:p>
            <text:p text:style-name="P18"><text:span text:style-name="T66"><text:s text:c="4"/></text:span><text:span text:style-name="T81">static</text:span><text:span text:style-name="T66"> </text:span><text:span text:style-name="T81">const</text:span><text:span text:style-name="T66"> </text:span><text:span text:style-name="T81">char</text:span><text:span text:style-name="T66">* </text:span><text:span text:style-name="T83">name</text:span><text:span text:style-name="T66">() { </text:span><text:span text:style-name="T81">return</text:span><text:span text:style-name="T66"> </text:span><text:span text:style-name="T84">"DoSomething"</text:span><text:span text:style-name="T66">; }</text:span></text:p>
            <text:p text:style-name="P18"><text:span text:style-name="T82"/></text:p>
            <text:p text:style-name="P18"><text:span text:style-name="T66"><text:s text:c="4"/></text:span><text:span text:style-name="T81">static int</text:span><text:span text:style-name="T66"> </text:span><text:span text:style-name="T83">run</text:span><text:span text:style-name="T66"> (</text:span><text:span text:style-name="T81">const</text:span><text:span text:style-name="T66"> </text:span><text:span text:style-name="T91">ARCH</text:span><text:span text:style-name="T66">::vector&lt;</text:span><text:span text:style-name="T67">uint8_t&gt;&amp;</text:span><text:span text:style-name="T66"> buffer) </text:span></text:p>
            <text:p text:style-name="P18"><text:span text:style-name="T82"><text:s text:c="4"/></text:span><text:span text:style-name="T82">{</text:span></text:p>
            <text:p text:style-name="P18"><text:span text:style-name="T66"><text:s text:c="7"/></text:span><text:span text:style-name="T81">int</text:span><text:span text:style-name="T66"> sum = 0;</text:span></text:p>
            <text:p text:style-name="P18"><text:span text:style-name="T66"><text:s text:c="7"/></text:span><text:span text:style-name="T81">for</text:span><text:span text:style-name="T66"> (</text:span><text:span text:style-name="T81">uint8_t</text:span><text:span text:style-name="T66"> x : buffer) <text:s/>{ sum += x; }</text:span></text:p>
            <text:p text:style-name="P18"><text:span text:style-name="T66"><text:s text:c="7"/></text:span><text:span text:style-name="T81">return</text:span><text:span text:style-name="T66"> sum;</text:span></text:p>
            <text:p text:style-name="P18"><text:span text:style-name="T82"><text:s text:c="4"/></text:span><text:span text:style-name="T82">}</text:span></text:p>
            <text:p text:style-name="P18"><text:span text:style-name="T82">};</text:span></text:p>
          </draw:text-box>
        </draw:frame>
        <draw:frame draw:style-name="gr263" draw:text-style-name="P27" draw:layer="layout" svg:width="12.268cm" svg:height="5.248cm" svg:x="14.742cm" svg:y="3.443cm">
          <draw:text-box>
            <text:p text:style-name="P34"><text:span text:style-name="T41">#include</text:span><text:span text:style-name="T42"> </text:span><text:span text:style-name="T43">&lt;dosomething.hpp&gt;</text:span></text:p>
            <text:p text:style-name="P18"><text:span text:style-name="T44"/></text:p>
            <text:p text:style-name="P34"><text:span text:style-name="T41">extern </text:span><text:span text:style-name="T42">std::</text:span><text:span text:style-name="T46">vector</text:span><text:span text:style-name="T42">&lt;</text:span><text:span text:style-name="T81">uint8_t</text:span><text:span text:style-name="T42">&gt; buffer;</text:span></text:p>
            <text:p text:style-name="P34"><text:span text:style-name="T42"/></text:p>
            <text:p text:style-name="P18"><text:span text:style-name="T41">int</text:span><text:span text:style-name="T42"> </text:span><text:span text:style-name="T45">main</text:span><text:span text:style-name="T42">() </text:span></text:p>
            <text:p text:style-name="P18"><text:span text:style-name="T44">{</text:span></text:p>
            <text:p text:style-name="P18"><text:span text:style-name="T42"><text:s text:c="3"/></text:span><text:span text:style-name="T42">std::</text:span><text:span text:style-name="T46">vector</text:span><text:span text:style-name="T42">&lt;</text:span><text:span text:style-name="T46">size_t</text:span><text:span text:style-name="T42">&gt; results = </text:span><text:span text:style-name="T46">Launcher</text:span><text:span text:style-name="T42">&lt;PIM&gt;::run &lt;</text:span><text:span text:style-name="T45">DoSomething</text:span><text:span text:style-name="T42">&gt; (</text:span></text:p>
            <text:p text:style-name="P34"><text:span text:style-name="T49"><text:s text:c="8"/></text:span><text:span text:style-name="T44">buffer</text:span></text:p>
            <text:p text:style-name="P18"><text:span text:style-name="T42"><text:s text:c="3"/></text:span><text:span text:style-name="T42">);</text:span></text:p>
            <text:p text:style-name="P18"><text:span text:style-name="T44"/></text:p>
            <text:p text:style-name="P18"><text:span text:style-name="T42"><text:s text:c="3"/></text:span><text:span text:style-name="T41">for</text:span><text:span text:style-name="T42"> (</text:span><text:span text:style-name="T41">int</text:span><text:span text:style-name="T42"> x : results) { printf (</text:span><text:span text:style-name="T43">"checksum = 0x%08x\n"</text:span><text:span text:style-name="T42">, x); }</text:span></text:p>
            <text:p text:style-name="P18"><text:span text:style-name="T44">}</text:span></text:p>
          </draw:text-box>
        </draw:frame>
        <draw:frame draw:style-name="gr264" draw:text-style-name="P25" draw:layer="layout" svg:width="3.011cm" svg:height="0.897cm" svg:x="23.989cm" svg:y="3.443cm">
          <draw:text-box>
            <text:p text:style-name="P20"><text:span text:style-name="T20">HOST</text:span></text:p>
          </draw:text-box>
        </draw:frame>
        <draw:frame draw:style-name="gr265" draw:text-style-name="P29" draw:layer="layout" svg:width="12.293cm" svg:height="1.072cm" svg:x="14.742cm" svg:y="2.368cm">
          <draw:text-box>
            <text:p text:style-name="P20"><text:span text:style-name="T47">“</text:span><text:span text:style-name="T47">What would be nice to write.”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Not that simple : run a tasklet like a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6" draw:text-style-name="P29" draw:layer="layout" svg:width="11.458cm" svg:height="1.072cm" svg:x="1.642cm" svg:y="2.468cm">
          <draw:text-box>
            <text:p text:style-name="P20"><text:span text:style-name="T47">dosomething.hpp</text:span></text:p>
          </draw:text-box>
        </draw:frame>
        <draw:frame draw:style-name="gr267" draw:text-style-name="P48" draw:layer="layout" svg:width="25.874cm" svg:height="10.68cm" svg:x="1.431cm" svg:y="9.34cm">
          <draw:text-box>
            <text:p text:style-name="P42"><text:span text:style-name="T8">Another concern: <text:s/>prototype of <text:s/></text:span><text:span text:style-name="T92">DoSomething::ru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3"><text:span text:style-name="T6">Here, just a snippet that takes a vector and returns an integer</text:span></text:p>
                        <text:p text:style-name="P43"><text:span text:style-name="T6"/></text:p>
                      </text:list-item>
                    </text:list>
                  </text:list-item>
                </text:list>
              </text:list-item>
            </text:list>
            <text:p text:style-name="P42"><text:span text:style-name="T8"/></text:p>
          </draw:text-box>
        </draw:frame>
        <draw:frame draw:style-name="gr268" draw:text-style-name="P44" draw:layer="layout" svg:width="11.458cm" svg:height="4.845cm" svg:x="1.642cm" svg:y="3.544cm">
          <draw:text-box>
            <text:p text:style-name="P18"><text:span text:style-name="T62">template</text:span><text:span text:style-name="T63">&lt;</text:span><text:span text:style-name="T62">class</text:span><text:span text:style-name="T63"> </text:span><text:span text:style-name="T91">ARCH</text:span><text:span text:style-name="T63">&gt;</text:span></text:p>
            <text:p text:style-name="P18"><text:span text:style-name="T81">struct</text:span><text:span text:style-name="T66"> </text:span><text:span text:style-name="T67">DoSomething</text:span></text:p>
            <text:p text:style-name="P18"><text:span text:style-name="T82">{</text:span></text:p>
            <text:p text:style-name="P18"><text:span text:style-name="T66"><text:s text:c="4"/></text:span><text:span text:style-name="T81">static</text:span><text:span text:style-name="T66"> </text:span><text:span text:style-name="T81">const</text:span><text:span text:style-name="T66"> </text:span><text:span text:style-name="T81">char</text:span><text:span text:style-name="T66">* </text:span><text:span text:style-name="T83">name</text:span><text:span text:style-name="T66">() { </text:span><text:span text:style-name="T81">return</text:span><text:span text:style-name="T66"> </text:span><text:span text:style-name="T84">"DoSomething"</text:span><text:span text:style-name="T66">; }</text:span></text:p>
            <text:p text:style-name="P18"><text:span text:style-name="T82"/></text:p>
            <text:p text:style-name="P18"><text:span text:style-name="T66"><text:s text:c="4"/></text:span><text:span text:style-name="T81">static int</text:span><text:span text:style-name="T66"> </text:span><text:span text:style-name="T83">run</text:span><text:span text:style-name="T66"> (</text:span><text:span text:style-name="T81">const</text:span><text:span text:style-name="T66"> </text:span><text:span text:style-name="T91">ARCH</text:span><text:span text:style-name="T66">::vector&lt;</text:span><text:span text:style-name="T67">uint8_t&gt;&amp;</text:span><text:span text:style-name="T66"> buffer) </text:span></text:p>
            <text:p text:style-name="P18"><text:span text:style-name="T82"><text:s text:c="4"/></text:span><text:span text:style-name="T82">{</text:span></text:p>
            <text:p text:style-name="P18"><text:span text:style-name="T66"><text:s text:c="7"/></text:span><text:span text:style-name="T81">int</text:span><text:span text:style-name="T66"> sum = 0;</text:span></text:p>
            <text:p text:style-name="P18"><text:span text:style-name="T66"><text:s text:c="7"/></text:span><text:span text:style-name="T81">for</text:span><text:span text:style-name="T66"> (</text:span><text:span text:style-name="T81">uint8_t</text:span><text:span text:style-name="T66"> x : buffer) <text:s/>{ sum += x; }</text:span></text:p>
            <text:p text:style-name="P18"><text:span text:style-name="T66"><text:s text:c="7"/></text:span><text:span text:style-name="T81">return</text:span><text:span text:style-name="T66"> sum;</text:span></text:p>
            <text:p text:style-name="P18"><text:span text:style-name="T82"><text:s text:c="4"/></text:span><text:span text:style-name="T82">}</text:span></text:p>
            <text:p text:style-name="P18"><text:span text:style-name="T82">}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Not that simple : run a tasklet like a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9" draw:text-style-name="P29" draw:layer="layout" svg:width="11.458cm" svg:height="1.072cm" svg:x="1.642cm" svg:y="2.468cm">
          <draw:text-box>
            <text:p text:style-name="P20"><text:span text:style-name="T47">dosomething.hpp</text:span></text:p>
          </draw:text-box>
        </draw:frame>
        <draw:frame draw:style-name="gr270" draw:text-style-name="P48" draw:layer="layout" svg:width="25.874cm" svg:height="10.68cm" svg:x="1.431cm" svg:y="9.34cm">
          <draw:text-box>
            <text:p text:style-name="P42"><text:span text:style-name="T8">Another concern: <text:s/>prototype of <text:s/></text:span><text:span text:style-name="T92">DoSomething::ru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3"><text:span text:style-name="T6">Here, just a snippet that takes a vector and returns an integer</text:span></text:p>
                        <text:p text:style-name="P43"><text:span text:style-name="T6"/></text:p>
                      </text:list-item>
                    </text:list>
                  </text:list-item>
                </text:list>
              </text:list-item>
            </text:list>
            <text:p text:style-name="P42"><text:span text:style-name="T8">How to design the “run” method in general ?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43"><text:span text:style-name="T6">Variable number of arguments ?</text:span></text:p>
                      </text:list-item>
                      <text:list-item>
                        <text:p text:style-name="P43"><text:span text:style-name="T6">Different types for arguments and return value ?</text:span></text:p>
                        <text:p text:style-name="P43"><text:span text:style-name="T6"/></text:p>
                      </text:list-item>
                    </text:list>
                  </text:list-item>
                </text:list>
              </text:list-item>
            </text:list>
            <text:p text:style-name="P42"><text:span text:style-name="T8"/></text:p>
          </draw:text-box>
        </draw:frame>
        <draw:frame draw:style-name="gr271" draw:text-style-name="P44" draw:layer="layout" svg:width="11.458cm" svg:height="4.845cm" svg:x="1.642cm" svg:y="3.544cm">
          <draw:text-box>
            <text:p text:style-name="P18"><text:span text:style-name="T62">template</text:span><text:span text:style-name="T63">&lt;</text:span><text:span text:style-name="T62">class</text:span><text:span text:style-name="T63"> </text:span><text:span text:style-name="T91">ARCH</text:span><text:span text:style-name="T63">&gt;</text:span></text:p>
            <text:p text:style-name="P18"><text:span text:style-name="T81">struct</text:span><text:span text:style-name="T66"> </text:span><text:span text:style-name="T67">DoSomething</text:span></text:p>
            <text:p text:style-name="P18"><text:span text:style-name="T82">{</text:span></text:p>
            <text:p text:style-name="P18"><text:span text:style-name="T66"><text:s text:c="4"/></text:span><text:span text:style-name="T81">static</text:span><text:span text:style-name="T66"> </text:span><text:span text:style-name="T81">const</text:span><text:span text:style-name="T66"> </text:span><text:span text:style-name="T81">char</text:span><text:span text:style-name="T66">* </text:span><text:span text:style-name="T83">name</text:span><text:span text:style-name="T66">() { </text:span><text:span text:style-name="T81">return</text:span><text:span text:style-name="T66"> </text:span><text:span text:style-name="T84">"DoSomething"</text:span><text:span text:style-name="T66">; }</text:span></text:p>
            <text:p text:style-name="P18"><text:span text:style-name="T82"/></text:p>
            <text:p text:style-name="P18"><text:span text:style-name="T66"><text:s text:c="4"/></text:span><text:span text:style-name="T81">static int</text:span><text:span text:style-name="T66"> </text:span><text:span text:style-name="T83">run</text:span><text:span text:style-name="T66"> (</text:span><text:span text:style-name="T81">const</text:span><text:span text:style-name="T66"> </text:span><text:span text:style-name="T91">ARCH</text:span><text:span text:style-name="T66">::vector&lt;</text:span><text:span text:style-name="T67">uint8_t&gt;&amp;</text:span><text:span text:style-name="T66"> buffer) </text:span></text:p>
            <text:p text:style-name="P18"><text:span text:style-name="T82"><text:s text:c="4"/></text:span><text:span text:style-name="T82">{</text:span></text:p>
            <text:p text:style-name="P18"><text:span text:style-name="T66"><text:s text:c="7"/></text:span><text:span text:style-name="T81">int</text:span><text:span text:style-name="T66"> sum = 0;</text:span></text:p>
            <text:p text:style-name="P18"><text:span text:style-name="T66"><text:s text:c="7"/></text:span><text:span text:style-name="T81">for</text:span><text:span text:style-name="T66"> (</text:span><text:span text:style-name="T81">uint8_t</text:span><text:span text:style-name="T66"> x : buffer) <text:s/>{ sum += x; }</text:span></text:p>
            <text:p text:style-name="P18"><text:span text:style-name="T66"><text:s text:c="7"/></text:span><text:span text:style-name="T81">return</text:span><text:span text:style-name="T66"> sum;</text:span></text:p>
            <text:p text:style-name="P18"><text:span text:style-name="T82"><text:s text:c="4"/></text:span><text:span text:style-name="T82">}</text:span></text:p>
            <text:p text:style-name="P18"><text:span text:style-name="T82">}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Not that simple : run a tasklet like a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2" draw:text-style-name="P29" draw:layer="layout" svg:width="11.458cm" svg:height="1.072cm" svg:x="1.642cm" svg:y="2.468cm">
          <draw:text-box>
            <text:p text:style-name="P20"><text:span text:style-name="T47">dosomething.hpp</text:span></text:p>
          </draw:text-box>
        </draw:frame>
        <draw:frame draw:style-name="gr273" draw:text-style-name="P48" draw:layer="layout" svg:width="25.874cm" svg:height="10.68cm" svg:x="1.431cm" svg:y="9.34cm">
          <draw:text-box>
            <text:p text:style-name="P42"><text:span text:style-name="T8">Another concern: <text:s/>prototype of <text:s/></text:span><text:span text:style-name="T92">DoSomething::ru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3"><text:span text:style-name="T6">Here, just a snippet that takes a vector and returns an integer</text:span></text:p>
                        <text:p text:style-name="P43"><text:span text:style-name="T6"/></text:p>
                      </text:list-item>
                    </text:list>
                  </text:list-item>
                </text:list>
              </text:list-item>
            </text:list>
            <text:p text:style-name="P42"><text:span text:style-name="T8">How to design the “run” method in general ?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43"><text:span text:style-name="T6">Variable number of arguments ?</text:span></text:p>
                      </text:list-item>
                      <text:list-item>
                        <text:p text:style-name="P43"><text:span text:style-name="T6">Different types for arguments and return value ?</text:span></text:p>
                        <text:p text:style-name="P43"><text:span text:style-name="T6"/></text:p>
                      </text:list-item>
                    </text:list>
                  </text:list-item>
                </text:list>
              </text:list-item>
            </text:list>
            <text:p text:style-name="P42"><text:span text:style-name="T8">The end user should not care about this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43"><text:span text:style-name="T6">Free to define the “run” prototype that fits the algorith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74" draw:text-style-name="P44" draw:layer="layout" svg:width="11.458cm" svg:height="4.845cm" svg:x="1.642cm" svg:y="3.544cm">
          <draw:text-box>
            <text:p text:style-name="P18"><text:span text:style-name="T62">template</text:span><text:span text:style-name="T63">&lt;</text:span><text:span text:style-name="T62">class</text:span><text:span text:style-name="T63"> </text:span><text:span text:style-name="T91">ARCH</text:span><text:span text:style-name="T63">&gt;</text:span></text:p>
            <text:p text:style-name="P18"><text:span text:style-name="T81">struct</text:span><text:span text:style-name="T66"> </text:span><text:span text:style-name="T67">DoSomething</text:span></text:p>
            <text:p text:style-name="P18"><text:span text:style-name="T82">{</text:span></text:p>
            <text:p text:style-name="P18"><text:span text:style-name="T66"><text:s text:c="4"/></text:span><text:span text:style-name="T81">static</text:span><text:span text:style-name="T66"> </text:span><text:span text:style-name="T81">const</text:span><text:span text:style-name="T66"> </text:span><text:span text:style-name="T81">char</text:span><text:span text:style-name="T66">* </text:span><text:span text:style-name="T83">name</text:span><text:span text:style-name="T66">() { </text:span><text:span text:style-name="T81">return</text:span><text:span text:style-name="T66"> </text:span><text:span text:style-name="T84">"DoSomething"</text:span><text:span text:style-name="T66">; }</text:span></text:p>
            <text:p text:style-name="P18"><text:span text:style-name="T82"/></text:p>
            <text:p text:style-name="P18"><text:span text:style-name="T66"><text:s text:c="4"/></text:span><text:span text:style-name="T81">static int</text:span><text:span text:style-name="T66"> </text:span><text:span text:style-name="T83">run</text:span><text:span text:style-name="T66"> (</text:span><text:span text:style-name="T81">const</text:span><text:span text:style-name="T66"> </text:span><text:span text:style-name="T91">ARCH</text:span><text:span text:style-name="T66">::vector&lt;</text:span><text:span text:style-name="T67">uint8_t&gt;&amp;</text:span><text:span text:style-name="T66"> buffer) </text:span></text:p>
            <text:p text:style-name="P18"><text:span text:style-name="T82"><text:s text:c="4"/></text:span><text:span text:style-name="T82">{</text:span></text:p>
            <text:p text:style-name="P18"><text:span text:style-name="T66"><text:s text:c="7"/></text:span><text:span text:style-name="T81">int</text:span><text:span text:style-name="T66"> sum = 0;</text:span></text:p>
            <text:p text:style-name="P18"><text:span text:style-name="T66"><text:s text:c="7"/></text:span><text:span text:style-name="T81">for</text:span><text:span text:style-name="T66"> (</text:span><text:span text:style-name="T81">uint8_t</text:span><text:span text:style-name="T66"> x : buffer) <text:s/>{ sum += x; }</text:span></text:p>
            <text:p text:style-name="P18"><text:span text:style-name="T66"><text:s text:c="7"/></text:span><text:span text:style-name="T81">return</text:span><text:span text:style-name="T66"> sum;</text:span></text:p>
            <text:p text:style-name="P18"><text:span text:style-name="T82"><text:s text:c="4"/></text:span><text:span text:style-name="T82">}</text:span></text:p>
            <text:p text:style-name="P18"><text:span text:style-name="T82">}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Not that simple : run a tasklet like a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5" draw:text-style-name="P29" draw:layer="layout" svg:width="11.458cm" svg:height="1.072cm" svg:x="1.642cm" svg:y="2.468cm">
          <draw:text-box>
            <text:p text:style-name="P20"><text:span text:style-name="T47">dosomething.hpp</text:span></text:p>
          </draw:text-box>
        </draw:frame>
        <draw:frame draw:style-name="gr276" draw:text-style-name="P48" draw:layer="layout" svg:width="25.874cm" svg:height="10.68cm" svg:x="1.431cm" svg:y="9.34cm">
          <draw:text-box>
            <text:p text:style-name="P42"><text:span text:style-name="T93">However, any framework has to make choice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3"><text:span text:style-name="T6">Difficult to imagine total freedom for the prototype of “run”</text:span></text:p>
                        <text:p text:style-name="P43"><text:span text:style-name="T6"/></text:p>
                      </text:list-item>
                    </text:list>
                  </text:list-item>
                </text:list>
              </text:list-item>
            </text:list>
            <text:p text:style-name="P42"><text:span text:style-name="T79"/></text:p>
          </draw:text-box>
        </draw:frame>
        <draw:frame draw:style-name="gr277" draw:text-style-name="P44" draw:layer="layout" svg:width="11.458cm" svg:height="4.845cm" svg:x="1.642cm" svg:y="3.544cm">
          <draw:text-box>
            <text:p text:style-name="P18"><text:span text:style-name="T62">template</text:span><text:span text:style-name="T63">&lt;</text:span><text:span text:style-name="T62">class</text:span><text:span text:style-name="T63"> </text:span><text:span text:style-name="T91">ARCH</text:span><text:span text:style-name="T63">&gt;</text:span></text:p>
            <text:p text:style-name="P18"><text:span text:style-name="T81">struct</text:span><text:span text:style-name="T66"> </text:span><text:span text:style-name="T67">DoSomething</text:span></text:p>
            <text:p text:style-name="P18"><text:span text:style-name="T82">{</text:span></text:p>
            <text:p text:style-name="P18"><text:span text:style-name="T66"><text:s text:c="4"/></text:span><text:span text:style-name="T81">static</text:span><text:span text:style-name="T66"> </text:span><text:span text:style-name="T81">const</text:span><text:span text:style-name="T66"> </text:span><text:span text:style-name="T81">char</text:span><text:span text:style-name="T66">* </text:span><text:span text:style-name="T83">name</text:span><text:span text:style-name="T66">() { </text:span><text:span text:style-name="T81">return</text:span><text:span text:style-name="T66"> </text:span><text:span text:style-name="T84">"DoSomething"</text:span><text:span text:style-name="T66">; }</text:span></text:p>
            <text:p text:style-name="P18"><text:span text:style-name="T82"/></text:p>
            <text:p text:style-name="P18"><text:span text:style-name="T66"><text:s text:c="4"/></text:span><text:span text:style-name="T81">static int</text:span><text:span text:style-name="T66"> </text:span><text:span text:style-name="T83">run</text:span><text:span text:style-name="T66"> (</text:span><text:span text:style-name="T81">const</text:span><text:span text:style-name="T66"> </text:span><text:span text:style-name="T91">ARCH</text:span><text:span text:style-name="T66">::vector&lt;</text:span><text:span text:style-name="T67">uint8_t&gt;&amp;</text:span><text:span text:style-name="T66"> buffer) </text:span></text:p>
            <text:p text:style-name="P18"><text:span text:style-name="T82"><text:s text:c="4"/></text:span><text:span text:style-name="T82">{</text:span></text:p>
            <text:p text:style-name="P18"><text:span text:style-name="T66"><text:s text:c="7"/></text:span><text:span text:style-name="T81">int</text:span><text:span text:style-name="T66"> sum = 0;</text:span></text:p>
            <text:p text:style-name="P18"><text:span text:style-name="T66"><text:s text:c="7"/></text:span><text:span text:style-name="T81">for</text:span><text:span text:style-name="T66"> (</text:span><text:span text:style-name="T81">uint8_t</text:span><text:span text:style-name="T66"> x : buffer) <text:s/>{ sum += x; }</text:span></text:p>
            <text:p text:style-name="P18"><text:span text:style-name="T66"><text:s text:c="7"/></text:span><text:span text:style-name="T81">return</text:span><text:span text:style-name="T66"> sum;</text:span></text:p>
            <text:p text:style-name="P18"><text:span text:style-name="T82"><text:s text:c="4"/></text:span><text:span text:style-name="T82">}</text:span></text:p>
            <text:p text:style-name="P18"><text:span text:style-name="T82">}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Not that simple : run a tasklet like a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8" draw:text-style-name="P29" draw:layer="layout" svg:width="11.458cm" svg:height="1.072cm" svg:x="1.642cm" svg:y="2.468cm">
          <draw:text-box>
            <text:p text:style-name="P20"><text:span text:style-name="T47">dosomething.hpp</text:span></text:p>
          </draw:text-box>
        </draw:frame>
        <draw:frame draw:style-name="gr279" draw:text-style-name="P48" draw:layer="layout" svg:width="25.874cm" svg:height="10.68cm" svg:x="1.431cm" svg:y="9.34cm">
          <draw:text-box>
            <text:p text:style-name="P42"><text:span text:style-name="T93">However, any framework has to make choice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3"><text:span text:style-name="T6">Difficult to imagine total freedom for the prototype of “run”</text:span></text:p>
                        <text:p text:style-name="P43"><text:span text:style-name="T6"/></text:p>
                      </text:list-item>
                    </text:list>
                  </text:list-item>
                </text:list>
              </text:list-item>
            </text:list>
            <text:p text:style-name="P42"><text:span text:style-name="T8">The best we can do for “run” method <text:s text:c="2"/></text:span><text:span text:style-name="T79">(for the moment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43"><text:span text:style-name="T6">Fixed number of arguments, each one with a specific semantic</text:span></text:p>
                      </text:list-item>
                      <text:list-item>
                        <text:p text:style-name="P43"><text:span text:style-name="T6">Types of the arguments (and return value) chosen by the end user</text:span></text:p>
                        <text:p text:style-name="P43"><text:span text:style-name="T6"/></text:p>
                      </text:list-item>
                    </text:list>
                  </text:list-item>
                </text:list>
              </text:list-item>
            </text:list>
            <text:p text:style-name="P42"><text:span text:style-name="T8"/></text:p>
          </draw:text-box>
        </draw:frame>
        <draw:frame draw:style-name="gr280" draw:text-style-name="P44" draw:layer="layout" svg:width="11.458cm" svg:height="4.845cm" svg:x="1.642cm" svg:y="3.544cm">
          <draw:text-box>
            <text:p text:style-name="P18"><text:span text:style-name="T62">template</text:span><text:span text:style-name="T63">&lt;</text:span><text:span text:style-name="T62">class</text:span><text:span text:style-name="T63"> </text:span><text:span text:style-name="T91">ARCH</text:span><text:span text:style-name="T63">&gt;</text:span></text:p>
            <text:p text:style-name="P18"><text:span text:style-name="T81">struct</text:span><text:span text:style-name="T66"> </text:span><text:span text:style-name="T67">DoSomething</text:span></text:p>
            <text:p text:style-name="P18"><text:span text:style-name="T82">{</text:span></text:p>
            <text:p text:style-name="P18"><text:span text:style-name="T66"><text:s text:c="4"/></text:span><text:span text:style-name="T81">static</text:span><text:span text:style-name="T66"> </text:span><text:span text:style-name="T81">const</text:span><text:span text:style-name="T66"> </text:span><text:span text:style-name="T81">char</text:span><text:span text:style-name="T66">* </text:span><text:span text:style-name="T83">name</text:span><text:span text:style-name="T66">() { </text:span><text:span text:style-name="T81">return</text:span><text:span text:style-name="T66"> </text:span><text:span text:style-name="T84">"DoSomething"</text:span><text:span text:style-name="T66">; }</text:span></text:p>
            <text:p text:style-name="P18"><text:span text:style-name="T82"/></text:p>
            <text:p text:style-name="P18"><text:span text:style-name="T66"><text:s text:c="4"/></text:span><text:span text:style-name="T81">static int</text:span><text:span text:style-name="T66"> </text:span><text:span text:style-name="T83">run</text:span><text:span text:style-name="T66"> (</text:span><text:span text:style-name="T81">const</text:span><text:span text:style-name="T66"> </text:span><text:span text:style-name="T91">ARCH</text:span><text:span text:style-name="T66">::vector&lt;</text:span><text:span text:style-name="T67">uint8_t&gt;&amp;</text:span><text:span text:style-name="T66"> buffer) </text:span></text:p>
            <text:p text:style-name="P18"><text:span text:style-name="T82"><text:s text:c="4"/></text:span><text:span text:style-name="T82">{</text:span></text:p>
            <text:p text:style-name="P18"><text:span text:style-name="T66"><text:s text:c="7"/></text:span><text:span text:style-name="T81">int</text:span><text:span text:style-name="T66"> sum = 0;</text:span></text:p>
            <text:p text:style-name="P18"><text:span text:style-name="T66"><text:s text:c="7"/></text:span><text:span text:style-name="T81">for</text:span><text:span text:style-name="T66"> (</text:span><text:span text:style-name="T81">uint8_t</text:span><text:span text:style-name="T66"> x : buffer) <text:s/>{ sum += x; }</text:span></text:p>
            <text:p text:style-name="P18"><text:span text:style-name="T66"><text:s text:c="7"/></text:span><text:span text:style-name="T81">return</text:span><text:span text:style-name="T66"> sum;</text:span></text:p>
            <text:p text:style-name="P18"><text:span text:style-name="T82"><text:s text:c="4"/></text:span><text:span text:style-name="T82">}</text:span></text:p>
            <text:p text:style-name="P18"><text:span text:style-name="T82">}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Not that simple : run a tasklet like a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1" draw:text-style-name="P29" draw:layer="layout" svg:width="11.458cm" svg:height="1.072cm" svg:x="1.642cm" svg:y="2.468cm">
          <draw:text-box>
            <text:p text:style-name="P20"><text:span text:style-name="T47">dosomething.hpp</text:span></text:p>
          </draw:text-box>
        </draw:frame>
        <draw:frame draw:style-name="gr282" draw:text-style-name="P48" draw:layer="layout" svg:width="25.874cm" svg:height="10.68cm" svg:x="1.431cm" svg:y="9.34cm">
          <draw:text-box>
            <text:p text:style-name="P42"><text:span text:style-name="T93">However, any framework has to make choice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3"><text:span text:style-name="T6">Difficult to imagine total freedom for the prototype of “run”</text:span></text:p>
                        <text:p text:style-name="P43"><text:span text:style-name="T6"/></text:p>
                      </text:list-item>
                    </text:list>
                  </text:list-item>
                </text:list>
              </text:list-item>
            </text:list>
            <text:p text:style-name="P42"><text:span text:style-name="T8">The best we can do for “run” method <text:s text:c="2"/></text:span><text:span text:style-name="T79">(for the moment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43"><text:span text:style-name="T6">Fixed number of arguments, each one with a specific semantic</text:span></text:p>
                      </text:list-item>
                      <text:list-item>
                        <text:p text:style-name="P43"><text:span text:style-name="T6">Types of the arguments (and return value) chosen by the end user</text:span></text:p>
                        <text:p text:style-name="P43"><text:span text:style-name="T6"/></text:p>
                      </text:list-item>
                    </text:list>
                  </text:list-item>
                </text:list>
              </text:list-item>
            </text:list>
            <text:p text:style-name="P42"><text:span text:style-name="T8">Huge importance of the “run” arguments semantic 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43"><text:span text:style-name="T6">Defines one execution model <text:s/>(will see thereafter)</text:span></text:p>
                      </text:list-item>
                      <text:list-item>
                        <text:p text:style-name="P43"><text:span text:style-name="T6">Could have more than one in the futur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83" draw:text-style-name="P44" draw:layer="layout" svg:width="11.458cm" svg:height="4.845cm" svg:x="1.642cm" svg:y="3.544cm">
          <draw:text-box>
            <text:p text:style-name="P18"><text:span text:style-name="T62">template</text:span><text:span text:style-name="T63">&lt;</text:span><text:span text:style-name="T62">class</text:span><text:span text:style-name="T63"> </text:span><text:span text:style-name="T91">ARCH</text:span><text:span text:style-name="T63">&gt;</text:span></text:p>
            <text:p text:style-name="P18"><text:span text:style-name="T81">struct</text:span><text:span text:style-name="T66"> </text:span><text:span text:style-name="T67">DoSomething</text:span></text:p>
            <text:p text:style-name="P18"><text:span text:style-name="T82">{</text:span></text:p>
            <text:p text:style-name="P18"><text:span text:style-name="T66"><text:s text:c="4"/></text:span><text:span text:style-name="T81">static</text:span><text:span text:style-name="T66"> </text:span><text:span text:style-name="T81">const</text:span><text:span text:style-name="T66"> </text:span><text:span text:style-name="T81">char</text:span><text:span text:style-name="T66">* </text:span><text:span text:style-name="T83">name</text:span><text:span text:style-name="T66">() { </text:span><text:span text:style-name="T81">return</text:span><text:span text:style-name="T66"> </text:span><text:span text:style-name="T84">"DoSomething"</text:span><text:span text:style-name="T66">; }</text:span></text:p>
            <text:p text:style-name="P18"><text:span text:style-name="T82"/></text:p>
            <text:p text:style-name="P18"><text:span text:style-name="T66"><text:s text:c="4"/></text:span><text:span text:style-name="T81">static int</text:span><text:span text:style-name="T66"> </text:span><text:span text:style-name="T83">run</text:span><text:span text:style-name="T66"> (</text:span><text:span text:style-name="T81">const</text:span><text:span text:style-name="T66"> </text:span><text:span text:style-name="T91">ARCH</text:span><text:span text:style-name="T66">::vector&lt;</text:span><text:span text:style-name="T67">uint8_t&gt;&amp;</text:span><text:span text:style-name="T66"> buffer) </text:span></text:p>
            <text:p text:style-name="P18"><text:span text:style-name="T82"><text:s text:c="4"/></text:span><text:span text:style-name="T82">{</text:span></text:p>
            <text:p text:style-name="P18"><text:span text:style-name="T66"><text:s text:c="7"/></text:span><text:span text:style-name="T81">int</text:span><text:span text:style-name="T66"> sum = 0;</text:span></text:p>
            <text:p text:style-name="P18"><text:span text:style-name="T66"><text:s text:c="7"/></text:span><text:span text:style-name="T81">for</text:span><text:span text:style-name="T66"> (</text:span><text:span text:style-name="T81">uint8_t</text:span><text:span text:style-name="T66"> x : buffer) <text:s/>{ sum += x; }</text:span></text:p>
            <text:p text:style-name="P18"><text:span text:style-name="T66"><text:s text:c="7"/></text:span><text:span text:style-name="T81">return</text:span><text:span text:style-name="T66"> sum;</text:span></text:p>
            <text:p text:style-name="P18"><text:span text:style-name="T82"><text:s text:c="4"/></text:span><text:span text:style-name="T82">}</text:span></text:p>
            <text:p text:style-name="P18"><text:span text:style-name="T82">}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Not that simple : run a tasklet like a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4" draw:text-style-name="P29" draw:layer="layout" svg:width="11.458cm" svg:height="1.072cm" svg:x="1.642cm" svg:y="2.468cm">
          <draw:text-box>
            <text:p text:style-name="P20"><text:span text:style-name="T47">dosomething.hpp</text:span></text:p>
          </draw:text-box>
        </draw:frame>
        <draw:frame draw:style-name="gr285" draw:text-style-name="P48" draw:layer="layout" svg:width="25.874cm" svg:height="10.68cm" svg:x="1.431cm" svg:y="8.74cm">
          <draw:text-box>
            <text:p text:style-name="P42"><text:span text:style-name="T8">“</text:span><text:span text:style-name="T8">run” has only knowledge of its input parameter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3"><text:span text:style-name="T6">These parameters represent the world for the “run” method</text:span></text:p>
                      </text:list-item>
                      <text:list-item>
                        <text:p text:style-name="P11"><text:span text:style-name="T6">In other words, not possible from “run” to access external data</text:span></text:p>
                        <text:p text:style-name="P11"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86" draw:text-style-name="P44" draw:layer="layout" svg:width="11.458cm" svg:height="4.845cm" svg:x="1.642cm" svg:y="3.544cm">
          <draw:text-box>
            <text:p text:style-name="P18"><text:span text:style-name="T62">template</text:span><text:span text:style-name="T63">&lt;</text:span><text:span text:style-name="T62">class</text:span><text:span text:style-name="T63"> </text:span><text:span text:style-name="T91">ARCH</text:span><text:span text:style-name="T63">&gt;</text:span></text:p>
            <text:p text:style-name="P18"><text:span text:style-name="T81">struct</text:span><text:span text:style-name="T66"> </text:span><text:span text:style-name="T67">DoSomething</text:span></text:p>
            <text:p text:style-name="P18"><text:span text:style-name="T82">{</text:span></text:p>
            <text:p text:style-name="P18"><text:span text:style-name="T66"><text:s text:c="4"/></text:span><text:span text:style-name="T81">static</text:span><text:span text:style-name="T66"> </text:span><text:span text:style-name="T81">const</text:span><text:span text:style-name="T66"> </text:span><text:span text:style-name="T81">char</text:span><text:span text:style-name="T66">* </text:span><text:span text:style-name="T83">name</text:span><text:span text:style-name="T66">() { </text:span><text:span text:style-name="T81">return</text:span><text:span text:style-name="T66"> </text:span><text:span text:style-name="T84">"DoSomething"</text:span><text:span text:style-name="T66">; }</text:span></text:p>
            <text:p text:style-name="P18"><text:span text:style-name="T82"/></text:p>
            <text:p text:style-name="P18"><text:span text:style-name="T66"><text:s text:c="4"/></text:span><text:span text:style-name="T81">static int</text:span><text:span text:style-name="T66"> </text:span><text:span text:style-name="T83">run</text:span><text:span text:style-name="T66"> (</text:span><text:span text:style-name="T81">const</text:span><text:span text:style-name="T66"> </text:span><text:span text:style-name="T91">ARCH</text:span><text:span text:style-name="T66">::vector&lt;</text:span><text:span text:style-name="T67">uint8_t&gt;&amp;</text:span><text:span text:style-name="T66"> buffer) </text:span></text:p>
            <text:p text:style-name="P18"><text:span text:style-name="T82"><text:s text:c="4"/></text:span><text:span text:style-name="T82">{</text:span></text:p>
            <text:p text:style-name="P18"><text:span text:style-name="T66"><text:s text:c="7"/></text:span><text:span text:style-name="T81">int</text:span><text:span text:style-name="T66"> sum = 0;</text:span></text:p>
            <text:p text:style-name="P18"><text:span text:style-name="T66"><text:s text:c="7"/></text:span><text:span text:style-name="T81">for</text:span><text:span text:style-name="T66"> (</text:span><text:span text:style-name="T81">uint8_t</text:span><text:span text:style-name="T66"> x : buffer) <text:s/>{ sum += x; }</text:span></text:p>
            <text:p text:style-name="P18"><text:span text:style-name="T66"><text:s text:c="7"/></text:span><text:span text:style-name="T81">return</text:span><text:span text:style-name="T66"> sum;</text:span></text:p>
            <text:p text:style-name="P18"><text:span text:style-name="T82"><text:s text:c="4"/></text:span><text:span text:style-name="T82">}</text:span></text:p>
            <text:p text:style-name="P18"><text:span text:style-name="T82">}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Not that simple : run a tasklet like a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7" draw:text-style-name="P29" draw:layer="layout" svg:width="11.458cm" svg:height="1.072cm" svg:x="1.642cm" svg:y="2.468cm">
          <draw:text-box>
            <text:p text:style-name="P20"><text:span text:style-name="T47">dosomething.hpp</text:span></text:p>
          </draw:text-box>
        </draw:frame>
        <draw:frame draw:style-name="gr288" draw:text-style-name="P48" draw:layer="layout" svg:width="25.874cm" svg:height="10.68cm" svg:x="1.431cm" svg:y="8.74cm">
          <draw:text-box>
            <text:p text:style-name="P42"><text:span text:style-name="T8">“</text:span><text:span text:style-name="T8">run” has only knowledge of its input parameter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3"><text:span text:style-name="T6">These parameters represent the world for the “run” method</text:span></text:p>
                      </text:list-item>
                      <text:list-item>
                        <text:p text:style-name="P11"><text:span text:style-name="T6">In other words, not possible from “run” to access external data</text:span></text:p>
                        <text:p text:style-name="P11"><text:span text:style-name="T6"/></text:p>
                      </text:list-item>
                    </text:list>
                  </text:list-item>
                </text:list>
              </text:list-item>
            </text:list>
            <text:p text:style-name="P11"><text:span text:style-name="T8">Important point !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43"><text:span text:style-name="T6">No access to global variables</text:span></text:p>
                      </text:list-item>
                      <text:list-item>
                        <text:p text:style-name="P11"><text:span text:style-name="T6">No access to external data providers (hard drive, network, …)</text:span></text:p>
                      </text:list-item>
                      <text:list-item>
                        <text:p text:style-name="P11"><text:span text:style-name="T6">Everything is in WRAM and/or MRAM in case of ARCH=PIM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89" draw:text-style-name="P44" draw:layer="layout" svg:width="11.458cm" svg:height="4.845cm" svg:x="1.642cm" svg:y="3.544cm">
          <draw:text-box>
            <text:p text:style-name="P18"><text:span text:style-name="T62">template</text:span><text:span text:style-name="T63">&lt;</text:span><text:span text:style-name="T62">class</text:span><text:span text:style-name="T63"> </text:span><text:span text:style-name="T91">ARCH</text:span><text:span text:style-name="T63">&gt;</text:span></text:p>
            <text:p text:style-name="P18"><text:span text:style-name="T81">struct</text:span><text:span text:style-name="T66"> </text:span><text:span text:style-name="T67">DoSomething</text:span></text:p>
            <text:p text:style-name="P18"><text:span text:style-name="T82">{</text:span></text:p>
            <text:p text:style-name="P18"><text:span text:style-name="T66"><text:s text:c="4"/></text:span><text:span text:style-name="T81">static</text:span><text:span text:style-name="T66"> </text:span><text:span text:style-name="T81">const</text:span><text:span text:style-name="T66"> </text:span><text:span text:style-name="T81">char</text:span><text:span text:style-name="T66">* </text:span><text:span text:style-name="T83">name</text:span><text:span text:style-name="T66">() { </text:span><text:span text:style-name="T81">return</text:span><text:span text:style-name="T66"> </text:span><text:span text:style-name="T84">"DoSomething"</text:span><text:span text:style-name="T66">; }</text:span></text:p>
            <text:p text:style-name="P18"><text:span text:style-name="T82"/></text:p>
            <text:p text:style-name="P18"><text:span text:style-name="T66"><text:s text:c="4"/></text:span><text:span text:style-name="T81">static int</text:span><text:span text:style-name="T66"> </text:span><text:span text:style-name="T83">run</text:span><text:span text:style-name="T66"> (</text:span><text:span text:style-name="T81">const</text:span><text:span text:style-name="T66"> </text:span><text:span text:style-name="T91">ARCH</text:span><text:span text:style-name="T66">::vector&lt;</text:span><text:span text:style-name="T67">uint8_t&gt;&amp;</text:span><text:span text:style-name="T66"> buffer) </text:span></text:p>
            <text:p text:style-name="P18"><text:span text:style-name="T82"><text:s text:c="4"/></text:span><text:span text:style-name="T82">{</text:span></text:p>
            <text:p text:style-name="P18"><text:span text:style-name="T66"><text:s text:c="7"/></text:span><text:span text:style-name="T81">int</text:span><text:span text:style-name="T66"> sum = 0;</text:span></text:p>
            <text:p text:style-name="P18"><text:span text:style-name="T66"><text:s text:c="7"/></text:span><text:span text:style-name="T81">for</text:span><text:span text:style-name="T66"> (</text:span><text:span text:style-name="T81">uint8_t</text:span><text:span text:style-name="T66"> x : buffer) <text:s/>{ sum += x; }</text:span></text:p>
            <text:p text:style-name="P18"><text:span text:style-name="T66"><text:s text:c="7"/></text:span><text:span text:style-name="T81">return</text:span><text:span text:style-name="T66"> sum;</text:span></text:p>
            <text:p text:style-name="P18"><text:span text:style-name="T82"><text:s text:c="4"/></text:span><text:span text:style-name="T82">}</text:span></text:p>
            <text:p text:style-name="P18"><text:span text:style-name="T82">}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Not that simple : run a tasklet like a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0" draw:text-style-name="P29" draw:layer="layout" svg:width="11.458cm" svg:height="1.072cm" svg:x="1.642cm" svg:y="2.468cm">
          <draw:text-box>
            <text:p text:style-name="P20"><text:span text:style-name="T47">dosomething.hpp</text:span></text:p>
          </draw:text-box>
        </draw:frame>
        <draw:frame draw:style-name="gr291" draw:text-style-name="P48" draw:layer="layout" svg:width="25.874cm" svg:height="11.681cm" svg:x="1.431cm" svg:y="8.74cm">
          <draw:text-box>
            <text:p text:style-name="P42"><text:span text:style-name="T8">“</text:span><text:span text:style-name="T8">run” has only knowledge of its input parameter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3"><text:span text:style-name="T6">These parameters represent the world for the “run” method</text:span></text:p>
                      </text:list-item>
                      <text:list-item>
                        <text:p text:style-name="P11"><text:span text:style-name="T6">In other words, not possible from “run” to access external data</text:span></text:p>
                        <text:p text:style-name="P11"><text:span text:style-name="T6"/></text:p>
                      </text:list-item>
                    </text:list>
                  </text:list-item>
                </text:list>
              </text:list-item>
            </text:list>
            <text:p text:style-name="P11"><text:span text:style-name="T8">Important point !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43"><text:span text:style-name="T6">No access to global variables</text:span></text:p>
                      </text:list-item>
                      <text:list-item>
                        <text:p text:style-name="P11"><text:span text:style-name="T6">No access to external data providers (hard drive, network, …)</text:span></text:p>
                      </text:list-item>
                      <text:list-item>
                        <text:p text:style-name="P11"><text:span text:style-name="T6">Everything is in WRAM and/or MRAM in case of ARCH=PIM</text:span><text:span text:style-name="T52"><text:line-break/></text:span><text:span text:style-name="T52"/></text:p>
                      </text:list-item>
                    </text:list>
                  </text:list-item>
                </text:list>
              </text:list-item>
            </text:list>
            <text:p text:style-name="P11"><text:span text:style-name="T8">End user <text:s/>(from the Host position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43"><text:span text:style-name="T6">Has to prepare the data to be used as input parameters for “run”</text:span></text:p>
                      </text:list-item>
                      <text:list-item>
                        <text:p text:style-name="P43"><text:span text:style-name="T6">Call “run”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92" draw:text-style-name="P44" draw:layer="layout" svg:width="11.458cm" svg:height="4.845cm" svg:x="1.642cm" svg:y="3.544cm">
          <draw:text-box>
            <text:p text:style-name="P18"><text:span text:style-name="T62">template</text:span><text:span text:style-name="T63">&lt;</text:span><text:span text:style-name="T62">class</text:span><text:span text:style-name="T63"> </text:span><text:span text:style-name="T91">ARCH</text:span><text:span text:style-name="T63">&gt;</text:span></text:p>
            <text:p text:style-name="P18"><text:span text:style-name="T81">struct</text:span><text:span text:style-name="T66"> </text:span><text:span text:style-name="T67">DoSomething</text:span></text:p>
            <text:p text:style-name="P18"><text:span text:style-name="T82">{</text:span></text:p>
            <text:p text:style-name="P18"><text:span text:style-name="T66"><text:s text:c="4"/></text:span><text:span text:style-name="T81">static</text:span><text:span text:style-name="T66"> </text:span><text:span text:style-name="T81">const</text:span><text:span text:style-name="T66"> </text:span><text:span text:style-name="T81">char</text:span><text:span text:style-name="T66">* </text:span><text:span text:style-name="T83">name</text:span><text:span text:style-name="T66">() { </text:span><text:span text:style-name="T81">return</text:span><text:span text:style-name="T66"> </text:span><text:span text:style-name="T84">"DoSomething"</text:span><text:span text:style-name="T66">; }</text:span></text:p>
            <text:p text:style-name="P18"><text:span text:style-name="T82"/></text:p>
            <text:p text:style-name="P18"><text:span text:style-name="T66"><text:s text:c="4"/></text:span><text:span text:style-name="T81">static int</text:span><text:span text:style-name="T66"> </text:span><text:span text:style-name="T83">run</text:span><text:span text:style-name="T66"> (</text:span><text:span text:style-name="T81">const</text:span><text:span text:style-name="T66"> </text:span><text:span text:style-name="T91">ARCH</text:span><text:span text:style-name="T66">::vector&lt;</text:span><text:span text:style-name="T67">uint8_t&gt;&amp;</text:span><text:span text:style-name="T66"> buffer) </text:span></text:p>
            <text:p text:style-name="P18"><text:span text:style-name="T82"><text:s text:c="4"/></text:span><text:span text:style-name="T82">{</text:span></text:p>
            <text:p text:style-name="P18"><text:span text:style-name="T66"><text:s text:c="7"/></text:span><text:span text:style-name="T81">int</text:span><text:span text:style-name="T66"> sum = 0;</text:span></text:p>
            <text:p text:style-name="P18"><text:span text:style-name="T66"><text:s text:c="7"/></text:span><text:span text:style-name="T81">for</text:span><text:span text:style-name="T66"> (</text:span><text:span text:style-name="T81">uint8_t</text:span><text:span text:style-name="T66"> x : buffer) <text:s/>{ sum += x; }</text:span></text:p>
            <text:p text:style-name="P18"><text:span text:style-name="T66"><text:s text:c="7"/></text:span><text:span text:style-name="T81">return</text:span><text:span text:style-name="T66"> sum;</text:span></text:p>
            <text:p text:style-name="P18"><text:span text:style-name="T82"><text:s text:c="4"/></text:span><text:span text:style-name="T82">}</text:span></text:p>
            <text:p text:style-name="P18"><text:span text:style-name="T82">}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94">Launcher&lt;ARCH&gt;::run</text:span><text:span text:style-name="T4"> → <text:s/>first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3" draw:text-style-name="P22" draw:layer="layout" svg:width="21.59cm" svg:height="8.668cm" svg:x="3.81cm" svg:y="7.54cm">
          <draw:text-box>
            <text:p text:style-name="P11"><text:span text:style-name="T95">int puid</text:span></text:p>
            <text:list text:style-name="L1">
              <text:list-item>
                <text:list>
                  <text:list-item>
                    <text:list>
                      <text:list-header>
                        <text:p text:style-name="P40"><text:span text:style-name="T6">Identifier of the process unit (e.g. tasklet, thread...)</text:span></text:p>
                        <text:p text:style-name="P40"><text:span text:style-name="T6"/></text:p>
                      </text:list-header>
                    </text:list>
                  </text:list-item>
                </text:list>
              </text:list-item>
            </text:list>
            <text:p text:style-name="P11"><text:span text:style-name="T95">DATA data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40"><text:span text:style-name="T6">Object common to all tasklets executing the method “run”</text:span></text:p>
                        <text:p text:style-name="P40"><text:span text:style-name="T6"/></text:p>
                      </text:list-header>
                    </text:list>
                  </text:list-item>
                </text:list>
              </text:list-item>
            </text:list>
            <text:p text:style-name="P11"><text:span text:style-name="T95">CONTEXT context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40"><text:span text:style-name="T6">Object specific to each tasklet executing the method “run”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94" draw:text-style-name="P49" draw:layer="layout" svg:width="21.59cm" svg:height="2.494cm" svg:x="3.81cm" svg:y="4.746cm">
          <draw:text-box>
            <text:p text:style-name="P18"/>
            <text:p text:style-name="P20"><text:span text:style-name="T96">RESULT </text:span><text:span text:style-name="T97">run</text:span><text:span text:style-name="T96"> (i</text:span><text:span text:style-name="T98">nt puid, </text:span><text:span text:style-name="T99">DATA data, </text:span><text:span text:style-name="T100">CONTEXT context);</text:span></text:p>
            <text:p text:style-name="P18"/>
          </draw:text-box>
        </draw:frame>
        <draw:frame draw:style-name="gr295" draw:text-style-name="P51" draw:layer="layout" svg:width="23.134cm" svg:height="1.605cm" svg:x="1.631cm" svg:y="2.84cm">
          <draw:text-box>
            <text:p text:style-name="P50"><text:span text:style-name="T8">Prototype for “run”</text:span></text:p>
          </draw:text-box>
        </draw:frame>
        <draw:frame draw:style-name="gr296" draw:text-style-name="P51" draw:layer="layout" svg:width="24.404cm" svg:height="3.288cm" svg:x="1.631cm" svg:y="17.041cm">
          <draw:text-box>
            <text:p text:style-name="P50"><text:span text:style-name="T8">The end user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50"><text:span text:style-name="T101">must respect the semantics for the parameters</text:span></text:p>
                      </text:list-item>
                      <text:list-item>
                        <text:p text:style-name="P50"><text:span text:style-name="T101">DATA, CONTEXT and RESULT are types chosen by the us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15"><text:span text:style-name="T94">Launcher&lt;ARCH&gt;::run</text:span><text:span text:style-name="T4"> → <text:s/>first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7" draw:text-style-name="P51" draw:layer="layout" svg:width="23.134cm" svg:height="1.605cm" svg:x="1.631cm" svg:y="2.54cm">
          <draw:text-box>
            <text:p text:style-name="P50"><text:span text:style-name="T8">With these conventions, our structure becomes</text:span></text:p>
          </draw:text-box>
        </draw:frame>
        <draw:frame draw:style-name="gr298" draw:text-style-name="P29" draw:layer="layout" svg:width="23.393cm" svg:height="1.072cm" svg:x="2.642cm" svg:y="4.145cm">
          <draw:text-box>
            <text:p text:style-name="P20"><text:span text:style-name="T47">dosomething.hpp</text:span></text:p>
          </draw:text-box>
        </draw:frame>
        <draw:frame draw:style-name="gr299" draw:text-style-name="P53" draw:layer="layout" svg:width="23.393cm" svg:height="6.544cm" svg:x="2.642cm" svg:y="5.221cm">
          <draw:text-box>
            <text:p text:style-name="P52"><text:span text:style-name="T102">template</text:span><text:span text:style-name="T103">&lt;</text:span><text:span text:style-name="T102">class</text:span><text:span text:style-name="T103"> </text:span><text:span text:style-name="T104">ARCH</text:span><text:span text:style-name="T103">&gt;</text:span></text:p>
            <text:p text:style-name="P52"><text:span text:style-name="T102">struct</text:span><text:span text:style-name="T103"> </text:span><text:span text:style-name="T105">DoSomething</text:span></text:p>
            <text:p text:style-name="P52"><text:span text:style-name="T106">{</text:span></text:p>
            <text:p text:style-name="P52"><text:span text:style-name="T103"><text:s text:c="4"/></text:span><text:span text:style-name="T102">static</text:span><text:span text:style-name="T103"> </text:span><text:span text:style-name="T102">const</text:span><text:span text:style-name="T103"> </text:span><text:span text:style-name="T102">char</text:span><text:span text:style-name="T103">* </text:span><text:span text:style-name="T107">name</text:span><text:span text:style-name="T103">() { </text:span><text:span text:style-name="T102">return</text:span><text:span text:style-name="T103"> </text:span><text:span text:style-name="T108">"</text:span><text:span text:style-name="T84">DoSomething</text:span><text:span text:style-name="T108">"</text:span><text:span text:style-name="T103">; }</text:span></text:p>
            <text:p text:style-name="P52"><text:span text:style-name="T109"/></text:p>
            <text:p text:style-name="P52"><text:span text:style-name="T103"><text:s text:c="4"/></text:span><text:span text:style-name="T102">static int</text:span><text:span text:style-name="T103"> </text:span><text:span text:style-name="T107">run</text:span><text:span text:style-name="T103"> (int puid, </text:span><text:span text:style-name="T102">const</text:span><text:span text:style-name="T103"> </text:span><text:span text:style-name="T104">ARCH</text:span><text:span text:style-name="T103">::vector&lt;</text:span><text:span text:style-name="T105">uint8_t&gt;&amp;</text:span><text:span text:style-name="T103"> data, </text:span><text:span text:style-name="T104">ARCH</text:span><text:span text:style-name="T103">::pair&lt;int,int&gt; context) </text:span></text:p>
            <text:p text:style-name="P52"><text:span text:style-name="T106"><text:s text:c="4"/></text:span><text:span text:style-name="T106">{</text:span></text:p>
            <text:p text:style-name="P52"><text:span text:style-name="T103"><text:s text:c="7"/></text:span><text:span text:style-name="T102">int</text:span><text:span text:style-name="T103"> sum = 0;</text:span></text:p>
            <text:p text:style-name="P52"><text:span text:style-name="T103"><text:s text:c="7"/></text:span><text:span text:style-name="T102">for</text:span><text:span text:style-name="T103"> (</text:span><text:span text:style-name="T102">uint8_t</text:span><text:span text:style-name="T103"> x : slice(data,context) <text:s/>{ sum += x; }</text:span></text:p>
            <text:p text:style-name="P52"><text:span text:style-name="T103"><text:s text:c="7"/></text:span><text:span text:style-name="T102">return</text:span><text:span text:style-name="T103"> sum;</text:span></text:p>
            <text:p text:style-name="P52"><text:span text:style-name="T106"><text:s text:c="4"/></text:span><text:span text:style-name="T106">}</text:span></text:p>
            <text:p text:style-name="P52"><text:span text:style-name="T106">}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15"><text:span text:style-name="T94">Launcher&lt;ARCH&gt;::run</text:span><text:span text:style-name="T4"> → <text:s/>first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0" draw:text-style-name="P51" draw:layer="layout" svg:width="23.134cm" svg:height="1.605cm" svg:x="1.631cm" svg:y="2.54cm">
          <draw:text-box>
            <text:p text:style-name="P50"><text:span text:style-name="T8">With these conventions, our structure becomes</text:span></text:p>
          </draw:text-box>
        </draw:frame>
        <draw:frame draw:style-name="gr301" draw:text-style-name="P29" draw:layer="layout" svg:width="23.393cm" svg:height="1.072cm" svg:x="2.642cm" svg:y="4.145cm">
          <draw:text-box>
            <text:p text:style-name="P20"><text:span text:style-name="T47">dosomething.hpp</text:span></text:p>
          </draw:text-box>
        </draw:frame>
        <draw:frame draw:style-name="gr302" draw:text-style-name="P53" draw:layer="layout" svg:width="23.393cm" svg:height="6.544cm" svg:x="2.642cm" svg:y="5.221cm">
          <draw:text-box>
            <text:p text:style-name="P52"><text:span text:style-name="T102">template</text:span><text:span text:style-name="T103">&lt;</text:span><text:span text:style-name="T102">class</text:span><text:span text:style-name="T103"> </text:span><text:span text:style-name="T104">ARCH</text:span><text:span text:style-name="T103">&gt;</text:span></text:p>
            <text:p text:style-name="P52"><text:span text:style-name="T102">struct</text:span><text:span text:style-name="T103"> </text:span><text:span text:style-name="T105">DoSomething</text:span></text:p>
            <text:p text:style-name="P52"><text:span text:style-name="T106">{</text:span></text:p>
            <text:p text:style-name="P52"><text:span text:style-name="T103"><text:s text:c="4"/></text:span><text:span text:style-name="T102">static</text:span><text:span text:style-name="T103"> </text:span><text:span text:style-name="T102">const</text:span><text:span text:style-name="T103"> </text:span><text:span text:style-name="T102">char</text:span><text:span text:style-name="T103">* </text:span><text:span text:style-name="T107">name</text:span><text:span text:style-name="T103">() { </text:span><text:span text:style-name="T102">return</text:span><text:span text:style-name="T103"> </text:span><text:span text:style-name="T108">"</text:span><text:span text:style-name="T84">DoSomething</text:span><text:span text:style-name="T108">"</text:span><text:span text:style-name="T103">; }</text:span></text:p>
            <text:p text:style-name="P52"><text:span text:style-name="T109"/></text:p>
            <text:p text:style-name="P52"><text:span text:style-name="T103"><text:s text:c="4"/></text:span><text:span text:style-name="T102">static int</text:span><text:span text:style-name="T103"> </text:span><text:span text:style-name="T107">run</text:span><text:span text:style-name="T103"> (int puid, </text:span><text:span text:style-name="T102">const</text:span><text:span text:style-name="T103"> </text:span><text:span text:style-name="T104">ARCH</text:span><text:span text:style-name="T103">::vector&lt;</text:span><text:span text:style-name="T105">uint8_t&gt;&amp;</text:span><text:span text:style-name="T103"> data, </text:span><text:span text:style-name="T104">ARCH</text:span><text:span text:style-name="T103">::pair&lt;int,int&gt; context) </text:span></text:p>
            <text:p text:style-name="P52"><text:span text:style-name="T106"><text:s text:c="4"/></text:span><text:span text:style-name="T106">{</text:span></text:p>
            <text:p text:style-name="P52"><text:span text:style-name="T103"><text:s text:c="7"/></text:span><text:span text:style-name="T102">int</text:span><text:span text:style-name="T103"> sum = 0;</text:span></text:p>
            <text:p text:style-name="P52"><text:span text:style-name="T103"><text:s text:c="7"/></text:span><text:span text:style-name="T102">for</text:span><text:span text:style-name="T103"> (</text:span><text:span text:style-name="T102">uint8_t</text:span><text:span text:style-name="T103"> x : slice(data,context) <text:s/>{ sum += x; }</text:span></text:p>
            <text:p text:style-name="P52"><text:span text:style-name="T103"><text:s text:c="7"/></text:span><text:span text:style-name="T102">return</text:span><text:span text:style-name="T103"> sum;</text:span></text:p>
            <text:p text:style-name="P52"><text:span text:style-name="T106"><text:s text:c="4"/></text:span><text:span text:style-name="T106">}</text:span></text:p>
            <text:p text:style-name="P52"><text:span text:style-name="T106">};</text:span></text:p>
          </draw:text-box>
        </draw:frame>
        <draw:custom-shape draw:style-name="gr303" draw:text-style-name="P55" draw:layer="layout" svg:width="9.389cm" svg:height="0.659cm" svg:x="16.176cm" svg:y="8.897cm">
          <text:p text:style-name="P54"><text:span text:style-name="T110">DATA <text:s text:c="3"/>:= const ARCH::vector&lt;uint8_t&gt;&amp;</text:span></text:p>
          <draw:enhanced-geometry svg:viewBox="0 0 21600 21600" draw:path-stretchpoint-x="10800" draw:path-stretchpoint-y="10800" draw:text-areas="?f3 ?f4 ?f5 ?f6" draw:type="round-rectangle" draw:modifiers="1285.164773366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4" draw:text-style-name="P55" draw:layer="layout" svg:width="9.388cm" svg:height="0.659cm" svg:x="16.177cm" svg:y="9.797cm">
          <text:p text:style-name="P54"><text:span text:style-name="T110">CONTEXT := ARCH::pair&lt;int,int&gt;</text:span></text:p>
          <draw:enhanced-geometry svg:viewBox="0 0 21600 21600" draw:path-stretchpoint-x="10800" draw:path-stretchpoint-y="10800" draw:text-areas="?f3 ?f4 ?f5 ?f6" draw:type="round-rectangle" draw:modifiers="1285.164773366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5" draw:text-style-name="P55" draw:layer="layout" svg:width="9.388cm" svg:height="0.659cm" svg:x="16.177cm" svg:y="10.797cm">
          <text:p text:style-name="P54"><text:span text:style-name="T110">RESULT <text:s/>:= int</text:span></text:p>
          <draw:enhanced-geometry svg:viewBox="0 0 21600 21600" draw:path-stretchpoint-x="10800" draw:path-stretchpoint-y="10800" draw:text-areas="?f3 ?f4 ?f5 ?f6" draw:type="round-rectangle" draw:modifiers="1285.164773366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7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15"><text:span text:style-name="T94">Launcher&lt;ARCH&gt;::run</text:span><text:span text:style-name="T4"> → <text:s/>first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6" draw:text-style-name="P51" draw:layer="layout" svg:width="23.134cm" svg:height="1.605cm" svg:x="1.631cm" svg:y="2.54cm">
          <draw:text-box>
            <text:p text:style-name="P50"><text:span text:style-name="T8">With these conventions, our structure becomes</text:span></text:p>
          </draw:text-box>
        </draw:frame>
        <draw:frame draw:style-name="gr307" draw:text-style-name="P29" draw:layer="layout" svg:width="23.393cm" svg:height="1.072cm" svg:x="2.642cm" svg:y="4.145cm">
          <draw:text-box>
            <text:p text:style-name="P20"><text:span text:style-name="T47">dosomething.hpp</text:span></text:p>
          </draw:text-box>
        </draw:frame>
        <draw:frame draw:style-name="gr308" draw:text-style-name="P53" draw:layer="layout" svg:width="23.393cm" svg:height="6.544cm" svg:x="2.642cm" svg:y="5.221cm">
          <draw:text-box>
            <text:p text:style-name="P52"><text:span text:style-name="T102">template</text:span><text:span text:style-name="T103">&lt;</text:span><text:span text:style-name="T102">class</text:span><text:span text:style-name="T103"> </text:span><text:span text:style-name="T104">ARCH</text:span><text:span text:style-name="T103">&gt;</text:span></text:p>
            <text:p text:style-name="P52"><text:span text:style-name="T102">struct</text:span><text:span text:style-name="T103"> </text:span><text:span text:style-name="T105">DoSomething</text:span></text:p>
            <text:p text:style-name="P52"><text:span text:style-name="T106">{</text:span></text:p>
            <text:p text:style-name="P52"><text:span text:style-name="T103"><text:s text:c="4"/></text:span><text:span text:style-name="T102">static</text:span><text:span text:style-name="T103"> </text:span><text:span text:style-name="T102">const</text:span><text:span text:style-name="T103"> </text:span><text:span text:style-name="T102">char</text:span><text:span text:style-name="T103">* </text:span><text:span text:style-name="T107">name</text:span><text:span text:style-name="T103">() { </text:span><text:span text:style-name="T102">return</text:span><text:span text:style-name="T103"> </text:span><text:span text:style-name="T108">"</text:span><text:span text:style-name="T84">DoSomething</text:span><text:span text:style-name="T108">"</text:span><text:span text:style-name="T103">; }</text:span></text:p>
            <text:p text:style-name="P52"><text:span text:style-name="T109"/></text:p>
            <text:p text:style-name="P52"><text:span text:style-name="T103"><text:s text:c="4"/></text:span><text:span text:style-name="T102">static int</text:span><text:span text:style-name="T103"> </text:span><text:span text:style-name="T107">run</text:span><text:span text:style-name="T103"> (int puid, </text:span><text:span text:style-name="T111">const ARCH::vector&lt;uint8_t&gt;&amp; data</text:span><text:span text:style-name="T103">, </text:span><text:span text:style-name="T104">ARCH</text:span><text:span text:style-name="T103">::pair&lt;int,int&gt; context) </text:span></text:p>
            <text:p text:style-name="P52"><text:span text:style-name="T106"><text:s text:c="4"/></text:span><text:span text:style-name="T106">{</text:span></text:p>
            <text:p text:style-name="P52"><text:span text:style-name="T103"><text:s text:c="7"/></text:span><text:span text:style-name="T102">int</text:span><text:span text:style-name="T103"> sum = 0;</text:span></text:p>
            <text:p text:style-name="P52"><text:span text:style-name="T103"><text:s text:c="7"/></text:span><text:span text:style-name="T102">for</text:span><text:span text:style-name="T103"> (</text:span><text:span text:style-name="T102">uint8_t</text:span><text:span text:style-name="T103"> x : slice(data,context) <text:s/>{ sum += x; }</text:span></text:p>
            <text:p text:style-name="P52"><text:span text:style-name="T103"><text:s text:c="7"/></text:span><text:span text:style-name="T102">return</text:span><text:span text:style-name="T103"> sum;</text:span></text:p>
            <text:p text:style-name="P52"><text:span text:style-name="T106"><text:s text:c="4"/></text:span><text:span text:style-name="T106">}</text:span></text:p>
            <text:p text:style-name="P52"><text:span text:style-name="T106">};</text:span></text:p>
          </draw:text-box>
        </draw:frame>
        <draw:custom-shape draw:style-name="gr309" draw:text-style-name="P55" draw:layer="layout" svg:width="9.389cm" svg:height="0.659cm" svg:x="16.176cm" svg:y="8.897cm">
          <text:p text:style-name="P54"><text:span text:style-name="T110">DATA <text:s text:c="3"/>:= const ARCH::vector&lt;uint8_t&gt;&amp;</text:span></text:p>
          <draw:enhanced-geometry svg:viewBox="0 0 21600 21600" draw:path-stretchpoint-x="10800" draw:path-stretchpoint-y="10800" draw:text-areas="?f3 ?f4 ?f5 ?f6" draw:type="round-rectangle" draw:modifiers="1285.164773366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55" draw:layer="layout" svg:width="9.388cm" svg:height="0.659cm" svg:x="16.177cm" svg:y="9.797cm">
          <text:p text:style-name="P54"><text:span text:style-name="T110">CONTEXT := ARCH::pair&lt;int,int&gt;</text:span></text:p>
          <draw:enhanced-geometry svg:viewBox="0 0 21600 21600" draw:path-stretchpoint-x="10800" draw:path-stretchpoint-y="10800" draw:text-areas="?f3 ?f4 ?f5 ?f6" draw:type="round-rectangle" draw:modifiers="1285.164773366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55" draw:layer="layout" svg:width="9.388cm" svg:height="0.659cm" svg:x="16.177cm" svg:y="10.797cm">
          <text:p text:style-name="P54"><text:span text:style-name="T110">RESULT <text:s/>:= int</text:span></text:p>
          <draw:enhanced-geometry svg:viewBox="0 0 21600 21600" draw:path-stretchpoint-x="10800" draw:path-stretchpoint-y="10800" draw:text-areas="?f3 ?f4 ?f5 ?f6" draw:type="round-rectangle" draw:modifiers="1285.164773366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2" draw:text-style-name="P48" draw:layer="layout" svg:width="25.874cm" svg:height="8.102cm" svg:x="1.431cm" svg:y="12.24cm">
          <draw:text-box>
            <text:p text:style-name="P56"><text:span text:style-name="T8">A few observation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57"><text:span text:style-name="T6">‘</text:span><text:span text:style-name="T6">data’ is the full buffer; each tasklet has to scan a range of it.</text:span></text:p>
                        <text:p text:style-name="P57"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15"><text:span text:style-name="T94">Launcher&lt;ARCH&gt;::run</text:span><text:span text:style-name="T4"> → <text:s/>first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3" draw:text-style-name="P51" draw:layer="layout" svg:width="23.134cm" svg:height="1.605cm" svg:x="1.631cm" svg:y="2.54cm">
          <draw:text-box>
            <text:p text:style-name="P50"><text:span text:style-name="T8">With these conventions, our structure becomes</text:span></text:p>
          </draw:text-box>
        </draw:frame>
        <draw:frame draw:style-name="gr314" draw:text-style-name="P29" draw:layer="layout" svg:width="23.393cm" svg:height="1.072cm" svg:x="2.642cm" svg:y="4.145cm">
          <draw:text-box>
            <text:p text:style-name="P20"><text:span text:style-name="T47">dosomething.hpp</text:span></text:p>
          </draw:text-box>
        </draw:frame>
        <draw:frame draw:style-name="gr315" draw:text-style-name="P53" draw:layer="layout" svg:width="23.393cm" svg:height="6.544cm" svg:x="2.642cm" svg:y="5.221cm">
          <draw:text-box>
            <text:p text:style-name="P52"><text:span text:style-name="T102">template</text:span><text:span text:style-name="T103">&lt;</text:span><text:span text:style-name="T102">class</text:span><text:span text:style-name="T103"> </text:span><text:span text:style-name="T104">ARCH</text:span><text:span text:style-name="T103">&gt;</text:span></text:p>
            <text:p text:style-name="P52"><text:span text:style-name="T102">struct</text:span><text:span text:style-name="T103"> </text:span><text:span text:style-name="T105">DoSomething</text:span></text:p>
            <text:p text:style-name="P52"><text:span text:style-name="T106">{</text:span></text:p>
            <text:p text:style-name="P52"><text:span text:style-name="T103"><text:s text:c="4"/></text:span><text:span text:style-name="T102">static</text:span><text:span text:style-name="T103"> </text:span><text:span text:style-name="T102">const</text:span><text:span text:style-name="T103"> </text:span><text:span text:style-name="T102">char</text:span><text:span text:style-name="T103">* </text:span><text:span text:style-name="T107">name</text:span><text:span text:style-name="T103">() { </text:span><text:span text:style-name="T102">return</text:span><text:span text:style-name="T103"> </text:span><text:span text:style-name="T108">"</text:span><text:span text:style-name="T84">DoSomething</text:span><text:span text:style-name="T108">"</text:span><text:span text:style-name="T103">; }</text:span></text:p>
            <text:p text:style-name="P52"><text:span text:style-name="T109"/></text:p>
            <text:p text:style-name="P52"><text:span text:style-name="T103"><text:s text:c="4"/></text:span><text:span text:style-name="T102">static int</text:span><text:span text:style-name="T103"> </text:span><text:span text:style-name="T107">run</text:span><text:span text:style-name="T103"> (int puid, </text:span><text:span text:style-name="T102">const</text:span><text:span text:style-name="T103"> </text:span><text:span text:style-name="T104">ARCH</text:span><text:span text:style-name="T103">::vector&lt;</text:span><text:span text:style-name="T105">uint8_t&gt;&amp;</text:span><text:span text:style-name="T103"> data, </text:span><text:span text:style-name="T111">ARCH::pair&lt;int,int&gt; context</text:span><text:span text:style-name="T103">) </text:span></text:p>
            <text:p text:style-name="P52"><text:span text:style-name="T106"><text:s text:c="4"/></text:span><text:span text:style-name="T106">{</text:span></text:p>
            <text:p text:style-name="P52"><text:span text:style-name="T103"><text:s text:c="7"/></text:span><text:span text:style-name="T102">int</text:span><text:span text:style-name="T103"> sum = 0;</text:span></text:p>
            <text:p text:style-name="P52"><text:span text:style-name="T103"><text:s text:c="7"/></text:span><text:span text:style-name="T102">for</text:span><text:span text:style-name="T103"> (</text:span><text:span text:style-name="T102">uint8_t</text:span><text:span text:style-name="T103"> x : slice(data,context) <text:s/>{ sum += x; }</text:span></text:p>
            <text:p text:style-name="P52"><text:span text:style-name="T103"><text:s text:c="7"/></text:span><text:span text:style-name="T102">return</text:span><text:span text:style-name="T103"> sum;</text:span></text:p>
            <text:p text:style-name="P52"><text:span text:style-name="T106"><text:s text:c="4"/></text:span><text:span text:style-name="T106">}</text:span></text:p>
            <text:p text:style-name="P52"><text:span text:style-name="T106">};</text:span></text:p>
          </draw:text-box>
        </draw:frame>
        <draw:custom-shape draw:style-name="gr316" draw:text-style-name="P55" draw:layer="layout" svg:width="9.389cm" svg:height="0.659cm" svg:x="16.176cm" svg:y="8.897cm">
          <text:p text:style-name="P54"><text:span text:style-name="T110">DATA <text:s text:c="3"/>:= const ARCH::vector&lt;uint8_t&gt;&amp;</text:span></text:p>
          <draw:enhanced-geometry svg:viewBox="0 0 21600 21600" draw:path-stretchpoint-x="10800" draw:path-stretchpoint-y="10800" draw:text-areas="?f3 ?f4 ?f5 ?f6" draw:type="round-rectangle" draw:modifiers="1285.164773366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7" draw:text-style-name="P55" draw:layer="layout" svg:width="9.388cm" svg:height="0.659cm" svg:x="16.177cm" svg:y="9.797cm">
          <text:p text:style-name="P54"><text:span text:style-name="T110">CONTEXT := ARCH::pair&lt;int,int&gt;</text:span></text:p>
          <draw:enhanced-geometry svg:viewBox="0 0 21600 21600" draw:path-stretchpoint-x="10800" draw:path-stretchpoint-y="10800" draw:text-areas="?f3 ?f4 ?f5 ?f6" draw:type="round-rectangle" draw:modifiers="1285.164773366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8" draw:text-style-name="P55" draw:layer="layout" svg:width="9.388cm" svg:height="0.659cm" svg:x="16.177cm" svg:y="10.797cm">
          <text:p text:style-name="P54"><text:span text:style-name="T110">RESULT <text:s/>:= int</text:span></text:p>
          <draw:enhanced-geometry svg:viewBox="0 0 21600 21600" draw:path-stretchpoint-x="10800" draw:path-stretchpoint-y="10800" draw:text-areas="?f3 ?f4 ?f5 ?f6" draw:type="round-rectangle" draw:modifiers="1285.164773366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9" draw:text-style-name="P48" draw:layer="layout" svg:width="25.874cm" svg:height="8.102cm" svg:x="1.431cm" svg:y="12.24cm">
          <draw:text-box>
            <text:p text:style-name="P56"><text:span text:style-name="T8">A few observation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57"><text:span text:style-name="T6">‘</text:span><text:span text:style-name="T6">data’ is the full buffer; each tasklet has to scan a range of it.</text:span></text:p>
                      </text:list-item>
                      <text:list-item>
                        <text:p text:style-name="P57"><text:span text:style-name="T6">This range is provided by the ‘context’, i.e. <text:s/>the begin/end indexes.</text:span></text:p>
                        <text:p text:style-name="P57"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15"><text:span text:style-name="T94">Launcher&lt;ARCH&gt;::run</text:span><text:span text:style-name="T4"> → <text:s/>first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0" draw:text-style-name="P51" draw:layer="layout" svg:width="23.134cm" svg:height="1.605cm" svg:x="1.631cm" svg:y="2.54cm">
          <draw:text-box>
            <text:p text:style-name="P50"><text:span text:style-name="T8">With these conventions, our structure becomes</text:span></text:p>
          </draw:text-box>
        </draw:frame>
        <draw:frame draw:style-name="gr321" draw:text-style-name="P29" draw:layer="layout" svg:width="23.393cm" svg:height="1.072cm" svg:x="2.642cm" svg:y="4.145cm">
          <draw:text-box>
            <text:p text:style-name="P20"><text:span text:style-name="T47">dosomething.hpp</text:span></text:p>
          </draw:text-box>
        </draw:frame>
        <draw:frame draw:style-name="gr322" draw:text-style-name="P53" draw:layer="layout" svg:width="23.393cm" svg:height="6.544cm" svg:x="2.642cm" svg:y="5.221cm">
          <draw:text-box>
            <text:p text:style-name="P52"><text:span text:style-name="T102">template</text:span><text:span text:style-name="T103">&lt;</text:span><text:span text:style-name="T102">class</text:span><text:span text:style-name="T103"> </text:span><text:span text:style-name="T104">ARCH</text:span><text:span text:style-name="T103">&gt;</text:span></text:p>
            <text:p text:style-name="P52"><text:span text:style-name="T102">struct</text:span><text:span text:style-name="T103"> </text:span><text:span text:style-name="T105">DoSomething</text:span></text:p>
            <text:p text:style-name="P52"><text:span text:style-name="T106">{</text:span></text:p>
            <text:p text:style-name="P52"><text:span text:style-name="T103"><text:s text:c="4"/></text:span><text:span text:style-name="T102">static</text:span><text:span text:style-name="T103"> </text:span><text:span text:style-name="T102">const</text:span><text:span text:style-name="T103"> </text:span><text:span text:style-name="T102">char</text:span><text:span text:style-name="T103">* </text:span><text:span text:style-name="T107">name</text:span><text:span text:style-name="T103">() { </text:span><text:span text:style-name="T102">return</text:span><text:span text:style-name="T103"> </text:span><text:span text:style-name="T108">"</text:span><text:span text:style-name="T84">DoSomething</text:span><text:span text:style-name="T108">"</text:span><text:span text:style-name="T103">; }</text:span></text:p>
            <text:p text:style-name="P52"><text:span text:style-name="T109"/></text:p>
            <text:p text:style-name="P52"><text:span text:style-name="T103"><text:s text:c="4"/></text:span><text:span text:style-name="T102">static int</text:span><text:span text:style-name="T103"> </text:span><text:span text:style-name="T107">run</text:span><text:span text:style-name="T103"> (int puid, </text:span><text:span text:style-name="T102">const</text:span><text:span text:style-name="T103"> </text:span><text:span text:style-name="T104">ARCH</text:span><text:span text:style-name="T103">::vector&lt;</text:span><text:span text:style-name="T105">uint8_t&gt;&amp;</text:span><text:span text:style-name="T103"> data, </text:span><text:span text:style-name="T104">ARCH</text:span><text:span text:style-name="T103">::pair&lt;int,int&gt; context) </text:span></text:p>
            <text:p text:style-name="P52"><text:span text:style-name="T106"><text:s text:c="4"/></text:span><text:span text:style-name="T106">{</text:span></text:p>
            <text:p text:style-name="P52"><text:span text:style-name="T103"><text:s text:c="7"/></text:span><text:span text:style-name="T102">int</text:span><text:span text:style-name="T103"> sum = 0;</text:span></text:p>
            <text:p text:style-name="P52"><text:span text:style-name="T103"><text:s text:c="7"/></text:span><text:span text:style-name="T102">for</text:span><text:span text:style-name="T103"> (</text:span><text:span text:style-name="T102">uint8_t</text:span><text:span text:style-name="T103"> x : </text:span><text:span text:style-name="T111">slice(data,context)</text:span><text:span text:style-name="T103"> <text:s/>{ sum += x; }</text:span></text:p>
            <text:p text:style-name="P52"><text:span text:style-name="T103"><text:s text:c="7"/></text:span><text:span text:style-name="T102">return</text:span><text:span text:style-name="T103"> sum;</text:span></text:p>
            <text:p text:style-name="P52"><text:span text:style-name="T106"><text:s text:c="4"/></text:span><text:span text:style-name="T106">}</text:span></text:p>
            <text:p text:style-name="P52"><text:span text:style-name="T106">};</text:span></text:p>
          </draw:text-box>
        </draw:frame>
        <draw:custom-shape draw:style-name="gr323" draw:text-style-name="P55" draw:layer="layout" svg:width="9.389cm" svg:height="0.659cm" svg:x="16.176cm" svg:y="8.897cm">
          <text:p text:style-name="P54"><text:span text:style-name="T110">DATA <text:s text:c="3"/>:= const ARCH::vector&lt;uint8_t&gt;&amp;</text:span></text:p>
          <draw:enhanced-geometry svg:viewBox="0 0 21600 21600" draw:path-stretchpoint-x="10800" draw:path-stretchpoint-y="10800" draw:text-areas="?f3 ?f4 ?f5 ?f6" draw:type="round-rectangle" draw:modifiers="1285.164773366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4" draw:text-style-name="P55" draw:layer="layout" svg:width="9.388cm" svg:height="0.659cm" svg:x="16.177cm" svg:y="9.797cm">
          <text:p text:style-name="P54"><text:span text:style-name="T110">CONTEXT := ARCH::pair&lt;int,int&gt;</text:span></text:p>
          <draw:enhanced-geometry svg:viewBox="0 0 21600 21600" draw:path-stretchpoint-x="10800" draw:path-stretchpoint-y="10800" draw:text-areas="?f3 ?f4 ?f5 ?f6" draw:type="round-rectangle" draw:modifiers="1285.164773366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5" draw:text-style-name="P55" draw:layer="layout" svg:width="9.388cm" svg:height="0.659cm" svg:x="16.177cm" svg:y="10.797cm">
          <text:p text:style-name="P54"><text:span text:style-name="T110">RESULT <text:s/>:= int</text:span></text:p>
          <draw:enhanced-geometry svg:viewBox="0 0 21600 21600" draw:path-stretchpoint-x="10800" draw:path-stretchpoint-y="10800" draw:text-areas="?f3 ?f4 ?f5 ?f6" draw:type="round-rectangle" draw:modifiers="1285.164773366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6" draw:text-style-name="P48" draw:layer="layout" svg:width="25.874cm" svg:height="8.102cm" svg:x="1.431cm" svg:y="12.24cm">
          <draw:text-box>
            <text:p text:style-name="P56"><text:span text:style-name="T8">A few observation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57"><text:span text:style-name="T6">‘</text:span><text:span text:style-name="T6">data’ is the full buffer; each tasklet has to scan a range of it.</text:span></text:p>
                      </text:list-item>
                      <text:list-item>
                        <text:p text:style-name="P57"><text:span text:style-name="T6">This range is provided by the ‘context’, i.e. <text:s/>the begin/end indexes.</text:span></text:p>
                      </text:list-item>
                      <text:list-item>
                        <text:p text:style-name="P57"><text:span text:style-name="T6">The iterator is provided by a ‘slice’ helper method that allows to iterate</text:span><text:span text:style-name="T6"><text:line-break/></text:span><text:span text:style-name="T6">a range of a vector given the begin/end indexes. </text:span></text:p>
                        <text:p text:style-name="P57"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15"><text:span text:style-name="T94">Launcher&lt;ARCH&gt;::run</text:span><text:span text:style-name="T4"> → <text:s/>first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7" draw:text-style-name="P51" draw:layer="layout" svg:width="23.134cm" svg:height="1.605cm" svg:x="1.631cm" svg:y="2.54cm">
          <draw:text-box>
            <text:p text:style-name="P50"><text:span text:style-name="T8">With these conventions, our structure becomes</text:span></text:p>
          </draw:text-box>
        </draw:frame>
        <draw:frame draw:style-name="gr328" draw:text-style-name="P29" draw:layer="layout" svg:width="23.393cm" svg:height="1.072cm" svg:x="2.642cm" svg:y="4.145cm">
          <draw:text-box>
            <text:p text:style-name="P20"><text:span text:style-name="T47">dosomething.hpp</text:span></text:p>
          </draw:text-box>
        </draw:frame>
        <draw:frame draw:style-name="gr329" draw:text-style-name="P53" draw:layer="layout" svg:width="23.393cm" svg:height="6.544cm" svg:x="2.642cm" svg:y="5.221cm">
          <draw:text-box>
            <text:p text:style-name="P52"><text:span text:style-name="T102">template</text:span><text:span text:style-name="T103">&lt;</text:span><text:span text:style-name="T102">class</text:span><text:span text:style-name="T103"> </text:span><text:span text:style-name="T104">ARCH</text:span><text:span text:style-name="T103">&gt;</text:span></text:p>
            <text:p text:style-name="P52"><text:span text:style-name="T102">struct</text:span><text:span text:style-name="T103"> </text:span><text:span text:style-name="T105">DoSomething</text:span></text:p>
            <text:p text:style-name="P52"><text:span text:style-name="T106">{</text:span></text:p>
            <text:p text:style-name="P52"><text:span text:style-name="T103"><text:s text:c="4"/></text:span><text:span text:style-name="T102">static</text:span><text:span text:style-name="T103"> </text:span><text:span text:style-name="T102">const</text:span><text:span text:style-name="T103"> </text:span><text:span text:style-name="T102">char</text:span><text:span text:style-name="T103">* </text:span><text:span text:style-name="T107">name</text:span><text:span text:style-name="T103">() { </text:span><text:span text:style-name="T102">return</text:span><text:span text:style-name="T103"> </text:span><text:span text:style-name="T108">"</text:span><text:span text:style-name="T84">DoSomething</text:span><text:span text:style-name="T108">"</text:span><text:span text:style-name="T103">; }</text:span></text:p>
            <text:p text:style-name="P52"><text:span text:style-name="T109"/></text:p>
            <text:p text:style-name="P52"><text:span text:style-name="T103"><text:s text:c="4"/></text:span><text:span text:style-name="T102">static int</text:span><text:span text:style-name="T103"> </text:span><text:span text:style-name="T107">run</text:span><text:span text:style-name="T103"> (int puid, </text:span><text:span text:style-name="T111">const</text:span><text:span text:style-name="T112"> </text:span><text:span text:style-name="T111">ARCH</text:span><text:span text:style-name="T112">::vector&lt;uint8_t&gt;&amp;</text:span><text:span text:style-name="T103"> data, </text:span><text:span text:style-name="T111">ARCH</text:span><text:span text:style-name="T112">::pair&lt;int,int&gt;</text:span><text:span text:style-name="T103"> context) </text:span></text:p>
            <text:p text:style-name="P52"><text:span text:style-name="T106"><text:s text:c="4"/></text:span><text:span text:style-name="T106">{</text:span></text:p>
            <text:p text:style-name="P52"><text:span text:style-name="T103"><text:s text:c="7"/></text:span><text:span text:style-name="T102">int</text:span><text:span text:style-name="T103"> sum = 0;</text:span></text:p>
            <text:p text:style-name="P52"><text:span text:style-name="T103"><text:s text:c="7"/></text:span><text:span text:style-name="T102">for</text:span><text:span text:style-name="T103"> (</text:span><text:span text:style-name="T102">uint8_t</text:span><text:span text:style-name="T103"> x : slice(data,context) <text:s/>{ sum += x; }</text:span></text:p>
            <text:p text:style-name="P52"><text:span text:style-name="T103"><text:s text:c="7"/></text:span><text:span text:style-name="T102">return</text:span><text:span text:style-name="T103"> sum;</text:span></text:p>
            <text:p text:style-name="P52"><text:span text:style-name="T106"><text:s text:c="4"/></text:span><text:span text:style-name="T106">}</text:span></text:p>
            <text:p text:style-name="P52"><text:span text:style-name="T106">};</text:span></text:p>
          </draw:text-box>
        </draw:frame>
        <draw:custom-shape draw:style-name="gr330" draw:text-style-name="P55" draw:layer="layout" svg:width="9.389cm" svg:height="0.659cm" svg:x="16.176cm" svg:y="8.897cm">
          <text:p text:style-name="P54"><text:span text:style-name="T110">DATA <text:s text:c="3"/>:= const ARCH::vector&lt;uint8_t&gt;&amp;</text:span></text:p>
          <draw:enhanced-geometry svg:viewBox="0 0 21600 21600" draw:path-stretchpoint-x="10800" draw:path-stretchpoint-y="10800" draw:text-areas="?f3 ?f4 ?f5 ?f6" draw:type="round-rectangle" draw:modifiers="1285.164773366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55" draw:layer="layout" svg:width="9.388cm" svg:height="0.659cm" svg:x="16.177cm" svg:y="9.797cm">
          <text:p text:style-name="P54"><text:span text:style-name="T110">CONTEXT := ARCH::pair&lt;int,int&gt;</text:span></text:p>
          <draw:enhanced-geometry svg:viewBox="0 0 21600 21600" draw:path-stretchpoint-x="10800" draw:path-stretchpoint-y="10800" draw:text-areas="?f3 ?f4 ?f5 ?f6" draw:type="round-rectangle" draw:modifiers="1285.164773366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2" draw:text-style-name="P55" draw:layer="layout" svg:width="9.388cm" svg:height="0.659cm" svg:x="16.177cm" svg:y="10.797cm">
          <text:p text:style-name="P54"><text:span text:style-name="T110">RESULT <text:s/>:= int</text:span></text:p>
          <draw:enhanced-geometry svg:viewBox="0 0 21600 21600" draw:path-stretchpoint-x="10800" draw:path-stretchpoint-y="10800" draw:text-areas="?f3 ?f4 ?f5 ?f6" draw:type="round-rectangle" draw:modifiers="1285.164773366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3" draw:text-style-name="P48" draw:layer="layout" svg:width="25.874cm" svg:height="8.102cm" svg:x="1.431cm" svg:y="12.24cm">
          <draw:text-box>
            <text:p text:style-name="P56"><text:span text:style-name="T8">A few observation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57"><text:span text:style-name="T6">‘</text:span><text:span text:style-name="T6">data’ is the full buffer; each tasklet has to scan a range of it.</text:span></text:p>
                      </text:list-item>
                      <text:list-item>
                        <text:p text:style-name="P57"><text:span text:style-name="T6">This range is provided by the ‘context’, i.e. <text:s/>the begin/end indexes.</text:span></text:p>
                      </text:list-item>
                      <text:list-item>
                        <text:p text:style-name="P57"><text:span text:style-name="T6">The iterator is provided by a ‘slice’ helper method that allows to iterate</text:span><text:span text:style-name="T6"><text:line-break/></text:span><text:span text:style-name="T6">a range of a vector given the begin/end indexes. </text:span></text:p>
                      </text:list-item>
                      <text:list-item>
                        <text:p text:style-name="P57"><text:span text:style-name="T6">‘</text:span><text:span text:style-name="T6">data’ is provided by reference; <text:s/>‘context’ is provided by value.</text:span></text:p>
                        <text:p text:style-name="P57"><text:span text:style-name="T11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15"><text:span text:style-name="T94">Launcher&lt;ARCH&gt;::run</text:span><text:span text:style-name="T4"> → <text:s/>first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4" draw:text-style-name="P51" draw:layer="layout" svg:width="23.134cm" svg:height="1.605cm" svg:x="1.631cm" svg:y="2.54cm">
          <draw:text-box>
            <text:p text:style-name="P50"><text:span text:style-name="T8">With these conventions, our structure becomes</text:span></text:p>
          </draw:text-box>
        </draw:frame>
        <draw:frame draw:style-name="gr335" draw:text-style-name="P29" draw:layer="layout" svg:width="23.393cm" svg:height="1.072cm" svg:x="2.642cm" svg:y="4.145cm">
          <draw:text-box>
            <text:p text:style-name="P20"><text:span text:style-name="T47">dosomething.hpp</text:span></text:p>
          </draw:text-box>
        </draw:frame>
        <draw:frame draw:style-name="gr336" draw:text-style-name="P53" draw:layer="layout" svg:width="23.393cm" svg:height="6.544cm" svg:x="2.642cm" svg:y="5.221cm">
          <draw:text-box>
            <text:p text:style-name="P52"><text:span text:style-name="T102">template</text:span><text:span text:style-name="T103">&lt;</text:span><text:span text:style-name="T102">class</text:span><text:span text:style-name="T103"> </text:span><text:span text:style-name="T111">ARCH</text:span><text:span text:style-name="T103">&gt;</text:span></text:p>
            <text:p text:style-name="P52"><text:span text:style-name="T102">struct</text:span><text:span text:style-name="T103"> </text:span><text:span text:style-name="T105">DoSomething</text:span></text:p>
            <text:p text:style-name="P52"><text:span text:style-name="T106">{</text:span></text:p>
            <text:p text:style-name="P52"><text:span text:style-name="T103"><text:s text:c="4"/></text:span><text:span text:style-name="T102">static</text:span><text:span text:style-name="T103"> </text:span><text:span text:style-name="T102">const</text:span><text:span text:style-name="T103"> </text:span><text:span text:style-name="T102">char</text:span><text:span text:style-name="T103">* </text:span><text:span text:style-name="T107">name</text:span><text:span text:style-name="T103">() { </text:span><text:span text:style-name="T102">return</text:span><text:span text:style-name="T103"> </text:span><text:span text:style-name="T108">"</text:span><text:span text:style-name="T84">DoSomething</text:span><text:span text:style-name="T108">"</text:span><text:span text:style-name="T103">; }</text:span></text:p>
            <text:p text:style-name="P52"><text:span text:style-name="T109"/></text:p>
            <text:p text:style-name="P52"><text:span text:style-name="T103"><text:s text:c="4"/></text:span><text:span text:style-name="T102">static int</text:span><text:span text:style-name="T103"> </text:span><text:span text:style-name="T107">run</text:span><text:span text:style-name="T103"> (int puid, </text:span><text:span text:style-name="T102">const</text:span><text:span text:style-name="T103"> </text:span><text:span text:style-name="T104">ARCH</text:span><text:span text:style-name="T103">::vector&lt;</text:span><text:span text:style-name="T105">uint8_t&gt;&amp;</text:span><text:span text:style-name="T103"> data, </text:span><text:span text:style-name="T104">ARCH</text:span><text:span text:style-name="T103">::pair&lt;int,int&gt; context) </text:span></text:p>
            <text:p text:style-name="P52"><text:span text:style-name="T106"><text:s text:c="4"/></text:span><text:span text:style-name="T106">{</text:span></text:p>
            <text:p text:style-name="P52"><text:span text:style-name="T103"><text:s text:c="7"/></text:span><text:span text:style-name="T102">int</text:span><text:span text:style-name="T103"> sum = 0;</text:span></text:p>
            <text:p text:style-name="P52"><text:span text:style-name="T103"><text:s text:c="7"/></text:span><text:span text:style-name="T102">for</text:span><text:span text:style-name="T103"> (</text:span><text:span text:style-name="T102">uint8_t</text:span><text:span text:style-name="T103"> x : slice(data,context) <text:s/>{ sum += x; }</text:span></text:p>
            <text:p text:style-name="P52"><text:span text:style-name="T103"><text:s text:c="7"/></text:span><text:span text:style-name="T102">return</text:span><text:span text:style-name="T103"> sum;</text:span></text:p>
            <text:p text:style-name="P52"><text:span text:style-name="T106"><text:s text:c="4"/></text:span><text:span text:style-name="T106">}</text:span></text:p>
            <text:p text:style-name="P52"><text:span text:style-name="T106">};</text:span></text:p>
          </draw:text-box>
        </draw:frame>
        <draw:custom-shape draw:style-name="gr337" draw:text-style-name="P55" draw:layer="layout" svg:width="9.389cm" svg:height="0.659cm" svg:x="16.176cm" svg:y="8.897cm">
          <text:p text:style-name="P54"><text:span text:style-name="T110">DATA <text:s text:c="3"/>:= const ARCH::vector&lt;uint8_t&gt;&amp;</text:span></text:p>
          <draw:enhanced-geometry svg:viewBox="0 0 21600 21600" draw:path-stretchpoint-x="10800" draw:path-stretchpoint-y="10800" draw:text-areas="?f3 ?f4 ?f5 ?f6" draw:type="round-rectangle" draw:modifiers="1285.164773366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55" draw:layer="layout" svg:width="9.388cm" svg:height="0.659cm" svg:x="16.177cm" svg:y="9.797cm">
          <text:p text:style-name="P54"><text:span text:style-name="T110">CONTEXT := ARCH::pair&lt;int,int&gt;</text:span></text:p>
          <draw:enhanced-geometry svg:viewBox="0 0 21600 21600" draw:path-stretchpoint-x="10800" draw:path-stretchpoint-y="10800" draw:text-areas="?f3 ?f4 ?f5 ?f6" draw:type="round-rectangle" draw:modifiers="1285.164773366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55" draw:layer="layout" svg:width="9.388cm" svg:height="0.659cm" svg:x="16.177cm" svg:y="10.797cm">
          <text:p text:style-name="P54"><text:span text:style-name="T110">RESULT <text:s/>:= int</text:span></text:p>
          <draw:enhanced-geometry svg:viewBox="0 0 21600 21600" draw:path-stretchpoint-x="10800" draw:path-stretchpoint-y="10800" draw:text-areas="?f3 ?f4 ?f5 ?f6" draw:type="round-rectangle" draw:modifiers="1285.164773366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0" draw:text-style-name="P48" draw:layer="layout" svg:width="25.874cm" svg:height="8.102cm" svg:x="1.431cm" svg:y="12.24cm">
          <draw:text-box>
            <text:p text:style-name="P56"><text:span text:style-name="T8">A few observation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57"><text:span text:style-name="T6">‘</text:span><text:span text:style-name="T6">data’ is the full buffer; each tasklet has to scan a range of it.</text:span></text:p>
                      </text:list-item>
                      <text:list-item>
                        <text:p text:style-name="P57"><text:span text:style-name="T6">This range is provided by the ‘context’, i.e. <text:s/>the begin/end indexes.</text:span></text:p>
                      </text:list-item>
                      <text:list-item>
                        <text:p text:style-name="P57"><text:span text:style-name="T6">The iterator is provided by a ‘slice’ helper method that allows to iterate</text:span><text:span text:style-name="T6"><text:line-break/></text:span><text:span text:style-name="T6">a range of a vector given the begin/end indexes. </text:span></text:p>
                      </text:list-item>
                      <text:list-item>
                        <text:p text:style-name="P57"><text:span text:style-name="T6">‘</text:span><text:span text:style-name="T6">data’ is provided by reference; <text:s/>‘context’ is provided by value.</text:span></text:p>
                      </text:list-item>
                      <text:list-item>
                        <text:p text:style-name="P57"><text:span text:style-name="T50">DoSomething</text:span><text:span text:style-name="T6"> is still usable on different architectur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15"><text:span text:style-name="T94">Launcher&lt;ARCH&gt;::run</text:span><text:span text:style-name="T4"> → <text:s/>first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1" draw:text-style-name="P58" draw:layer="layout" svg:width="25.874cm" svg:height="5.664cm" svg:x="1.431cm" svg:y="2.74cm">
          <draw:text-box>
            <text:p text:style-name="P56"><text:span text:style-name="T8">Now, Launcher&lt;PIM&gt;::run&lt;DoSomething&gt;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57"><text:span text:style-name="T6">Has the knowledge to make the DPUs execute our algorithm.</text:span></text:p>
                      </text:list-item>
                      <text:list-item>
                        <text:p text:style-name="P57"><text:span text:style-name="T75">Still in suspend</text:span><text:span text:style-name="T6">: how to compute each context for each tasklet <text:s/></text:span><text:span text:style-name="T55">(seen later)</text:span><text:span text:style-name="T55"><text:line-break/></text:span><text:span text:style-name="T55"/></text:p>
                      </text:list-item>
                    </text:list>
                  </text:list-item>
                </text:list>
              </text:list-item>
            </text:list>
            <text:p text:style-name="P56"><text:span text:style-name="T8"/></text:p>
          </draw:text-box>
        </draw:frame>
        <presentation:notes draw:style-name="dp2">
          <draw:page-thumbnail draw:style-name="gr3" draw:layer="layout" svg:width="19.798cm" svg:height="11.136cm" svg:x="0.6cm" svg:y="2.257cm" draw:page-number="8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15"><text:span text:style-name="T94">Launcher&lt;ARCH&gt;::run</text:span><text:span text:style-name="T4"> → <text:s/>first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2" draw:text-style-name="P58" draw:layer="layout" svg:width="25.874cm" svg:height="5.664cm" svg:x="1.431cm" svg:y="2.74cm">
          <draw:text-box>
            <text:p text:style-name="P56"><text:span text:style-name="T8">Now, Launcher&lt;PIM&gt;::run&lt;DoSomething&gt;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57"><text:span text:style-name="T6">Has the knowledge to make the DPUs execute our algorithm.</text:span></text:p>
                      </text:list-item>
                      <text:list-item>
                        <text:p text:style-name="P57"><text:span text:style-name="T75">Still in suspend</text:span><text:span text:style-name="T6">: how to compute each context for each tasklet <text:s/></text:span><text:span text:style-name="T55">(seen later)</text:span><text:span text:style-name="T55"><text:line-break/></text:span><text:span text:style-name="T55"/></text:p>
                      </text:list-item>
                    </text:list>
                  </text:list-item>
                </text:list>
              </text:list-item>
            </text:list>
            <text:p text:style-name="P56"><text:span text:style-name="T8">Here is a look to a sketch of the DPU code</text:span></text:p>
          </draw:text-box>
        </draw:frame>
        <draw:frame draw:style-name="gr343" draw:text-style-name="P35" draw:layer="layout" svg:width="23.749cm" svg:height="11.768cm" svg:x="2.285cm" svg:y="8.7cm">
          <draw:text-box>
            <text:p text:style-name="P18"><text:span text:style-name="T102">#include</text:span><text:span text:style-name="T103"> </text:span><text:span text:style-name="T108">&lt;dosomething.hpp&gt;</text:span></text:p>
            <text:p text:style-name="P18"><text:span text:style-name="T114"/></text:p>
            <text:p text:style-name="P18"><text:span text:style-name="T102">using</text:span><text:span text:style-name="T103"> traits <text:s/>= AlgoTraits&lt;DoSomething&gt;;</text:span></text:p>
            <text:p text:style-name="P18"><text:span text:style-name="T115"/></text:p>
            <text:p text:style-name="P18"><text:span text:style-name="T102">using</text:span><text:span text:style-name="T103"> Data <text:s text:c="3"/>= </text:span><text:span text:style-name="T102">typename</text:span><text:span text:style-name="T103"> traits::Data;</text:span><text:span text:style-name="T103"><text:tab/></text:span><text:span text:style-name="T103"><text:tab/></text:span><text:span text:style-name="T116">// <text:s/>Type Data <text:s text:c="3"/>of the first argument of “run”</text:span></text:p>
            <text:p text:style-name="P34"><text:span text:style-name="T102">using</text:span><text:span text:style-name="T103"> Context = </text:span><text:span text:style-name="T102">typename</text:span><text:span text:style-name="T103"> traits::Context; <text:s text:c="4"/></text:span><text:span text:style-name="T116">// <text:s/>Type Context of the first argument of “run”</text:span></text:p>
            <text:p text:style-name="P34"><text:span text:style-name="T102">using</text:span><text:span text:style-name="T103"> Result <text:s/>= </text:span><text:span text:style-name="T102">typename</text:span><text:span text:style-name="T103"> traits::Result; <text:s text:c="5"/></text:span><text:span text:style-name="T116">// <text:s/>Type Result <text:s/>of the returned value of “run”</text:span></text:p>
            <text:p text:style-name="P18"><text:span text:style-name="T114"/></text:p>
            <text:p text:style-name="P18"><text:span text:style-name="T103">__mram_noinit <text:s/>Pointer&lt;Data <text:s text:c="2"/>&gt;::type __data__; <text:s text:c="5"/></text:span><text:span text:style-name="T116">// variable “__data__” <text:s text:c="3"/>sent by the Host</text:span></text:p>
            <text:p text:style-name="P34"><text:span text:style-name="T103">__mram_noinit <text:s/>Pointer&lt;Context&gt;::type __context__; <text:s text:c="2"/></text:span><text:span text:style-name="T116">// variable “__context__” sent by the Host</text:span></text:p>
            <text:p text:style-name="P34"><text:span text:style-name="T103">__mram_noinit <text:s/>Pointer&lt;Result &gt;::type __result__; <text:s text:c="3"/></text:span><text:span text:style-name="T116">// variable “__result__” <text:s/>sent by the Host</text:span></text:p>
            <text:p text:style-name="P18"><text:span text:style-name="T115"/></text:p>
            <text:p text:style-name="P18"><text:span text:style-name="T102">int</text:span><text:span text:style-name="T103"> </text:span><text:span text:style-name="T107">main</text:span><text:span text:style-name="T103">() </text:span></text:p>
            <text:p text:style-name="P18"><text:span text:style-name="T106">{</text:span></text:p>
            <text:p text:style-name="P34"><text:span text:style-name="T103"><text:s text:c="4"/></text:span><text:span text:style-name="T103">Wrapper&lt;Data <text:s text:c="2"/>&gt; data <text:s text:c="3"/>(__data__); <text:s text:c="3"/></text:span><text:span text:style-name="T103"><text:tab/></text:span><text:span text:style-name="T116">// proxy in WRAM of the __data__ <text:s text:c="3"/>MRAM variable</text:span></text:p>
            <text:p text:style-name="P34"><text:span text:style-name="T103"><text:s text:c="4"/></text:span><text:span text:style-name="T103">Wrapper&lt;Context&gt; context (__context__); </text:span><text:span text:style-name="T103"><text:tab/></text:span><text:span text:style-name="T116">// proxy in WRAM of the __context__ MRAM variable</text:span></text:p>
            <text:p text:style-name="P34"><text:span text:style-name="T103"><text:s text:c="4"/></text:span><text:span text:style-name="T103">Wrapper&lt;Result &gt; result <text:s/>(__result__); <text:s/></text:span><text:span text:style-name="T103"><text:tab/></text:span><text:span text:style-name="T116">// proxy in WRAM of the __result__ <text:s/>MRAM variable</text:span></text:p>
            <text:p text:style-name="P18"><text:span text:style-name="T115"/></text:p>
            <text:p text:style-name="P18"><text:span text:style-name="T103"><text:s text:c="4"/></text:span><text:span text:style-name="T116">// we create an instance of the algorithm</text:span></text:p>
            <text:p text:style-name="P18"><text:span text:style-name="T106"><text:s text:c="4"/></text:span><text:span text:style-name="T106">Algorithm algo;</text:span></text:p>
            <text:p text:style-name="P18"><text:span text:style-name="T114"/></text:p>
            <text:p text:style-name="P18"><text:span text:style-name="T103"><text:s text:c="4"/></text:span><text:span text:style-name="T116">// we launch the algorithm with the context/result corresponding to current tasklet</text:span></text:p>
            <text:p text:style-name="P18"><text:span text:style-name="T106"><text:s text:c="4"/></text:span><text:span text:style-name="T106">result[me()] = algo.run (me(), *data, context[me()]);</text:span></text:p>
            <text:p text:style-name="P18"><text:span text:style-name="T114"/></text:p>
            <text:p text:style-name="P18"><text:span text:style-name="T103"><text:s text:c="4"/></text:span><text:span text:style-name="T116">// we synchronize the result with the MRAM</text:span></text:p>
            <text:p><text:span text:style-name="T106"><text:s text:c="4"/></text:span><text:span text:style-name="T106">result.push(me());</text:span></text:p>
            <text:p><text:span text:style-name="T106">}</text:span></text:p>
          </draw:text-box>
        </draw:frame>
        <draw:frame draw:style-name="gr344" draw:text-style-name="P25" draw:layer="layout" svg:width="3.25cm" svg:height="0.897cm" svg:x="22.784cm" svg:y="8.717cm">
          <draw:text-box>
            <text:p text:style-name="P20"><text:span text:style-name="T20">DPU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15"><text:span text:style-name="T94">Launcher&lt;ARCH&gt;::run</text:span><text:span text:style-name="T4"> → <text:s/>first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5" draw:text-style-name="P35" draw:layer="layout" svg:width="23.749cm" svg:height="11.768cm" svg:x="2.285cm" svg:y="2.7cm">
          <draw:text-box>
            <text:p text:style-name="P18"><text:span text:style-name="T102">#include</text:span><text:span text:style-name="T103"> </text:span><text:span text:style-name="T108">&lt;dosomething.hpp&gt;</text:span></text:p>
            <text:p text:style-name="P18"><text:span text:style-name="T114"/></text:p>
            <text:p text:style-name="P18"><text:span text:style-name="T102">using</text:span><text:span text:style-name="T103"> traits <text:s/>= AlgoTraits&lt;DoSomething&gt;;</text:span></text:p>
            <text:p text:style-name="P18"><text:span text:style-name="T115"/></text:p>
            <text:p text:style-name="P18"><text:span text:style-name="T102">using</text:span><text:span text:style-name="T103"> Data <text:s text:c="3"/>= </text:span><text:span text:style-name="T102">typename</text:span><text:span text:style-name="T103"> traits::Data;</text:span><text:span text:style-name="T103"><text:tab/></text:span><text:span text:style-name="T103"><text:tab/></text:span><text:span text:style-name="T116">// <text:s/>Type Data <text:s text:c="3"/>of the first argument of “run”</text:span></text:p>
            <text:p text:style-name="P34"><text:span text:style-name="T102">using</text:span><text:span text:style-name="T103"> Context = </text:span><text:span text:style-name="T102">typename</text:span><text:span text:style-name="T103"> traits::Context; <text:s text:c="4"/></text:span><text:span text:style-name="T116">// <text:s/>Type Context of the first argument of “run”</text:span></text:p>
            <text:p text:style-name="P34"><text:span text:style-name="T102">using</text:span><text:span text:style-name="T103"> Result <text:s/>= </text:span><text:span text:style-name="T102">typename</text:span><text:span text:style-name="T103"> traits::Result; <text:s text:c="5"/></text:span><text:span text:style-name="T116">// <text:s/>Type Result <text:s/>of the returned value of “run”</text:span></text:p>
            <text:p text:style-name="P18"><text:span text:style-name="T114"/></text:p>
            <text:p text:style-name="P18"><text:span text:style-name="T103">__mram_noinit <text:s/>Pointer&lt;Data <text:s text:c="2"/>&gt;::type __data__; <text:s text:c="5"/></text:span><text:span text:style-name="T116">// variable “__data__” <text:s text:c="3"/>sent by the Host</text:span></text:p>
            <text:p text:style-name="P34"><text:span text:style-name="T103">__mram_noinit <text:s/>Pointer&lt;Context&gt;::type __context__; <text:s text:c="2"/></text:span><text:span text:style-name="T116">// variable “__context__” sent by the Host</text:span></text:p>
            <text:p text:style-name="P34"><text:span text:style-name="T103">__mram_noinit <text:s/>Pointer&lt;Result &gt;::type __result__; <text:s text:c="3"/></text:span><text:span text:style-name="T116">// variable “__result__” <text:s/>sent by the Host</text:span></text:p>
            <text:p text:style-name="P18"><text:span text:style-name="T115"/></text:p>
            <text:p text:style-name="P18"><text:span text:style-name="T102">int</text:span><text:span text:style-name="T103"> </text:span><text:span text:style-name="T107">main</text:span><text:span text:style-name="T103">() </text:span></text:p>
            <text:p text:style-name="P18"><text:span text:style-name="T106">{</text:span></text:p>
            <text:p text:style-name="P34"><text:span text:style-name="T103"><text:s text:c="4"/></text:span><text:span text:style-name="T103">Wrapper&lt;Data <text:s text:c="2"/>&gt; data <text:s text:c="3"/>(__data__); <text:s text:c="3"/></text:span><text:span text:style-name="T103"><text:tab/></text:span><text:span text:style-name="T116">// proxy in WRAM of the __data__ <text:s text:c="3"/>MRAM variable</text:span></text:p>
            <text:p text:style-name="P34"><text:span text:style-name="T103"><text:s text:c="4"/></text:span><text:span text:style-name="T103">Wrapper&lt;Context&gt; context (__context__); </text:span><text:span text:style-name="T103"><text:tab/></text:span><text:span text:style-name="T116">// proxy in WRAM of the __context__ MRAM variable</text:span></text:p>
            <text:p text:style-name="P34"><text:span text:style-name="T103"><text:s text:c="4"/></text:span><text:span text:style-name="T103">Wrapper&lt;Result &gt; result <text:s/>(__result__); <text:s/></text:span><text:span text:style-name="T103"><text:tab/></text:span><text:span text:style-name="T116">// proxy in WRAM of the __result__ <text:s/>MRAM variable</text:span></text:p>
            <text:p text:style-name="P18"><text:span text:style-name="T115"/></text:p>
            <text:p text:style-name="P18"><text:span text:style-name="T103"><text:s text:c="4"/></text:span><text:span text:style-name="T116">// we create an instance of the algorithm</text:span></text:p>
            <text:p text:style-name="P18"><text:span text:style-name="T106"><text:s text:c="4"/></text:span><text:span text:style-name="T106">Algorithm algo;</text:span></text:p>
            <text:p text:style-name="P18"><text:span text:style-name="T114"/></text:p>
            <text:p text:style-name="P18"><text:span text:style-name="T103"><text:s text:c="4"/></text:span><text:span text:style-name="T116">// we launch the algorithm with the context/result corresponding to current tasklet</text:span></text:p>
            <text:p text:style-name="P18"><text:span text:style-name="T106"><text:s text:c="4"/></text:span><text:span text:style-name="T106">result[me()] = algo.run (me(), *data, context[me()]);</text:span></text:p>
            <text:p text:style-name="P18"><text:span text:style-name="T114"/></text:p>
            <text:p text:style-name="P18"><text:span text:style-name="T103"><text:s text:c="4"/></text:span><text:span text:style-name="T116">// we synchronize the result with the MRAM</text:span></text:p>
            <text:p><text:span text:style-name="T106"><text:s text:c="4"/></text:span><text:span text:style-name="T106">result.push(me());</text:span></text:p>
            <text:p><text:span text:style-name="T106">}</text:span></text:p>
          </draw:text-box>
        </draw:frame>
        <draw:frame draw:style-name="gr346" draw:text-style-name="P25" draw:layer="layout" svg:width="3.25cm" svg:height="0.897cm" svg:x="22.784cm" svg:y="2.717cm">
          <draw:text-box>
            <text:p text:style-name="P20"><text:span text:style-name="T20">DPU</text:span></text:p>
          </draw:text-box>
        </draw:frame>
        <draw:frame draw:style-name="gr347" draw:text-style-name="P58" draw:layer="layout" svg:width="25.874cm" svg:height="5.515cm" svg:x="1.331cm" svg:y="14.94cm">
          <draw:text-box>
            <text:p text:style-name="P11"><text:span text:style-name="T8">The actual implementation is a little bit more complex</text:span><text:span text:style-name="T8"><text:line-break/></text:span><text:span text:style-name="T8"/></text:p>
          </draw:text-box>
        </draw:frame>
        <presentation:notes draw:style-name="dp2">
          <draw:page-thumbnail draw:style-name="gr3" draw:layer="layout" svg:width="19.798cm" svg:height="11.136cm" svg:x="0.6cm" svg:y="2.257cm" draw:page-number="8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15"><text:span text:style-name="T94">Launcher&lt;ARCH&gt;::run</text:span><text:span text:style-name="T4"> → <text:s/>first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8" draw:text-style-name="P35" draw:layer="layout" svg:width="23.749cm" svg:height="11.768cm" svg:x="2.285cm" svg:y="2.7cm">
          <draw:text-box>
            <text:p text:style-name="P18"><text:span text:style-name="T111">#include &lt;dosomething.hpp&gt;</text:span></text:p>
            <text:p text:style-name="P18"><text:span text:style-name="T114"/></text:p>
            <text:p text:style-name="P18"><text:span text:style-name="T102">using</text:span><text:span text:style-name="T103"> traits <text:s/>= AlgoTraits&lt;</text:span><text:span text:style-name="T111">DoSomething</text:span><text:span text:style-name="T103">&gt;;</text:span></text:p>
            <text:p text:style-name="P18"><text:span text:style-name="T115"/></text:p>
            <text:p text:style-name="P18"><text:span text:style-name="T102">using</text:span><text:span text:style-name="T103"> Data <text:s text:c="3"/>= </text:span><text:span text:style-name="T102">typename</text:span><text:span text:style-name="T103"> traits::Data;</text:span><text:span text:style-name="T103"><text:tab/></text:span><text:span text:style-name="T103"><text:tab/></text:span><text:span text:style-name="T116">// <text:s/>Type Data <text:s text:c="3"/>of the first argument of “run”</text:span></text:p>
            <text:p text:style-name="P34"><text:span text:style-name="T102">using</text:span><text:span text:style-name="T103"> Context = </text:span><text:span text:style-name="T102">typename</text:span><text:span text:style-name="T103"> traits::Context; <text:s text:c="4"/></text:span><text:span text:style-name="T116">// <text:s/>Type Context of the first argument of “run”</text:span></text:p>
            <text:p text:style-name="P34"><text:span text:style-name="T102">using</text:span><text:span text:style-name="T103"> Result <text:s/>= </text:span><text:span text:style-name="T102">typename</text:span><text:span text:style-name="T103"> traits::Result; <text:s text:c="5"/></text:span><text:span text:style-name="T116">// <text:s/>Type Result <text:s/>of the returned value of “run”</text:span></text:p>
            <text:p text:style-name="P18"><text:span text:style-name="T114"/></text:p>
            <text:p text:style-name="P18"><text:span text:style-name="T103">__mram_noinit <text:s/>Pointer&lt;Data <text:s text:c="2"/>&gt;::type __data__; <text:s text:c="5"/></text:span><text:span text:style-name="T116">// variable “__data__” <text:s text:c="3"/>sent by the Host</text:span></text:p>
            <text:p text:style-name="P34"><text:span text:style-name="T103">__mram_noinit <text:s/>Pointer&lt;Context&gt;::type __context__; <text:s text:c="2"/></text:span><text:span text:style-name="T116">// variable “__context__” sent by the Host</text:span></text:p>
            <text:p text:style-name="P34"><text:span text:style-name="T103">__mram_noinit <text:s/>Pointer&lt;Result &gt;::type __result__; <text:s text:c="3"/></text:span><text:span text:style-name="T116">// variable “__result__” <text:s/>sent by the Host</text:span></text:p>
            <text:p text:style-name="P18"><text:span text:style-name="T115"/></text:p>
            <text:p text:style-name="P18"><text:span text:style-name="T102">int</text:span><text:span text:style-name="T103"> </text:span><text:span text:style-name="T107">main</text:span><text:span text:style-name="T103">() </text:span></text:p>
            <text:p text:style-name="P18"><text:span text:style-name="T106">{</text:span></text:p>
            <text:p text:style-name="P34"><text:span text:style-name="T103"><text:s text:c="4"/></text:span><text:span text:style-name="T103">Wrapper&lt;Data <text:s text:c="2"/>&gt; data <text:s text:c="3"/>(__data__); <text:s text:c="3"/></text:span><text:span text:style-name="T103"><text:tab/></text:span><text:span text:style-name="T116">// proxy in WRAM of the __data__ <text:s text:c="3"/>MRAM variable</text:span></text:p>
            <text:p text:style-name="P34"><text:span text:style-name="T103"><text:s text:c="4"/></text:span><text:span text:style-name="T103">Wrapper&lt;Context&gt; context (__context__); </text:span><text:span text:style-name="T103"><text:tab/></text:span><text:span text:style-name="T116">// proxy in WRAM of the __context__ MRAM variable</text:span></text:p>
            <text:p text:style-name="P34"><text:span text:style-name="T103"><text:s text:c="4"/></text:span><text:span text:style-name="T103">Wrapper&lt;Result &gt; result <text:s/>(__result__); <text:s/></text:span><text:span text:style-name="T103"><text:tab/></text:span><text:span text:style-name="T116">// proxy in WRAM of the __result__ <text:s/>MRAM variable</text:span></text:p>
            <text:p text:style-name="P18"><text:span text:style-name="T115"/></text:p>
            <text:p text:style-name="P18"><text:span text:style-name="T103"><text:s text:c="4"/></text:span><text:span text:style-name="T116">// we create an instance of the algorithm</text:span></text:p>
            <text:p text:style-name="P18"><text:span text:style-name="T106"><text:s text:c="4"/></text:span><text:span text:style-name="T106">Algorithm algo;</text:span></text:p>
            <text:p text:style-name="P18"><text:span text:style-name="T114"/></text:p>
            <text:p text:style-name="P18"><text:span text:style-name="T103"><text:s text:c="4"/></text:span><text:span text:style-name="T116">// we launch the algorithm with the context/result corresponding to current tasklet</text:span></text:p>
            <text:p text:style-name="P18"><text:span text:style-name="T106"><text:s text:c="4"/></text:span><text:span text:style-name="T106">result[me()] = algo.run (me(), *data, context[me()]);</text:span></text:p>
            <text:p text:style-name="P18"><text:span text:style-name="T114"/></text:p>
            <text:p text:style-name="P18"><text:span text:style-name="T103"><text:s text:c="4"/></text:span><text:span text:style-name="T116">// we synchronize the result with the MRAM</text:span></text:p>
            <text:p><text:span text:style-name="T106"><text:s text:c="4"/></text:span><text:span text:style-name="T106">result.push(me());</text:span></text:p>
            <text:p><text:span text:style-name="T106">}</text:span></text:p>
          </draw:text-box>
        </draw:frame>
        <draw:frame draw:style-name="gr349" draw:text-style-name="P25" draw:layer="layout" svg:width="3.25cm" svg:height="0.897cm" svg:x="22.784cm" svg:y="2.717cm">
          <draw:text-box>
            <text:p text:style-name="P20"><text:span text:style-name="T20">DPU</text:span></text:p>
          </draw:text-box>
        </draw:frame>
        <draw:frame draw:style-name="gr350" draw:text-style-name="P58" draw:layer="layout" svg:width="25.874cm" svg:height="5.515cm" svg:x="1.331cm" svg:y="14.94cm">
          <draw:text-box>
            <text:p text:style-name="P11"><text:span text:style-name="T8">The actual implementation is a little bit more complex</text:span><text:span text:style-name="T8"><text:line-break/></text:span><text:span text:style-name="T8"/></text:p>
            <text:p text:style-name="P11"><text:span text:style-name="T8">First observation: <text:s text:c="2"/>DoSomething appears only twice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3"><text:span text:style-name="T6">i.e. we have almost a generic code for the DPU</text:span></text:p>
                      </text:list-item>
                      <text:list-item>
                        <text:p text:style-name="P43"><text:span text:style-name="T6">Could be managed by the compilation toolchain (cmake for instanc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15"><text:span text:style-name="T94">Launcher&lt;ARCH&gt;::run</text:span><text:span text:style-name="T4"> → <text:s/>first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1" draw:text-style-name="P59" draw:layer="layout" svg:width="23.749cm" svg:height="11.915cm" svg:x="2.285cm" svg:y="2.7cm">
          <draw:text-box>
            <text:p><text:span text:style-name="T102">#include</text:span><text:span text:style-name="T103"> </text:span><text:span text:style-name="T112">"@targetname@.hpp"</text:span></text:p>
            <text:p text:style-name="P18"><text:span text:style-name="T106"/></text:p>
            <text:p><text:span text:style-name="T102">using</text:span><text:span text:style-name="T103"> traits <text:s/>= AlgoTraits&lt;</text:span><text:span text:style-name="T112">@targetname@</text:span><text:span text:style-name="T103">&gt;;</text:span></text:p>
            <text:p text:style-name="P18"><text:span text:style-name="T103"/></text:p>
            <text:p text:style-name="P18"><text:span text:style-name="T102">using</text:span><text:span text:style-name="T103"> Data <text:s text:c="3"/>= </text:span><text:span text:style-name="T102">typename</text:span><text:span text:style-name="T103"> traits::Data;</text:span><text:span text:style-name="T103"><text:tab/></text:span><text:span text:style-name="T103"><text:tab/></text:span><text:span text:style-name="T116">// <text:s/>Type Data <text:s text:c="3"/>of the first argument of “run”</text:span></text:p>
            <text:p text:style-name="P34"><text:span text:style-name="T102">using</text:span><text:span text:style-name="T103"> Context = </text:span><text:span text:style-name="T102">typename</text:span><text:span text:style-name="T103"> traits::Context; <text:s text:c="4"/></text:span><text:span text:style-name="T116">// <text:s/>Type Context of the first argument of “run”</text:span></text:p>
            <text:p text:style-name="P34"><text:span text:style-name="T102">using</text:span><text:span text:style-name="T103"> Result <text:s/>= </text:span><text:span text:style-name="T102">typename</text:span><text:span text:style-name="T103"> traits::Result; <text:s text:c="5"/></text:span><text:span text:style-name="T116">// <text:s/>Type Result <text:s/>of the returned value of “run”</text:span></text:p>
            <text:p text:style-name="P18"><text:span text:style-name="T106"/></text:p>
            <text:p text:style-name="P18"><text:span text:style-name="T103">__mram_noinit <text:s/>Pointer&lt;Data <text:s text:c="2"/>&gt;::type __data__; <text:s text:c="5"/></text:span><text:span text:style-name="T116">// variable “__data__” <text:s text:c="3"/>sent by the Host</text:span></text:p>
            <text:p text:style-name="P34"><text:span text:style-name="T103">__mram_noinit <text:s/>Pointer&lt;Context&gt;::type __context__; <text:s text:c="2"/></text:span><text:span text:style-name="T116">// variable “__context__” sent by the Host</text:span></text:p>
            <text:p text:style-name="P34"><text:span text:style-name="T103">__mram_noinit <text:s/>Pointer&lt;Result &gt;::type __result__; <text:s text:c="3"/></text:span><text:span text:style-name="T116">// variable “__result__” <text:s/>sent by the Host</text:span></text:p>
            <text:p text:style-name="P18"><text:span text:style-name="T103"/></text:p>
            <text:p text:style-name="P18"><text:span text:style-name="T102">int</text:span><text:span text:style-name="T103"> </text:span><text:span text:style-name="T107">main</text:span><text:span text:style-name="T103">() </text:span></text:p>
            <text:p text:style-name="P18"><text:span text:style-name="T106">{</text:span></text:p>
            <text:p text:style-name="P34"><text:span text:style-name="T103"><text:s text:c="4"/></text:span><text:span text:style-name="T103">Wrapper&lt;Data <text:s text:c="2"/>&gt; data <text:s text:c="3"/>(__data__); <text:s text:c="3"/></text:span><text:span text:style-name="T103"><text:tab/></text:span><text:span text:style-name="T116">// proxy in WRAM of the __data__ <text:s text:c="3"/>MRAM variable</text:span></text:p>
            <text:p text:style-name="P34"><text:span text:style-name="T103"><text:s text:c="4"/></text:span><text:span text:style-name="T103">Wrapper&lt;Context&gt; context (__context__); </text:span><text:span text:style-name="T103"><text:tab/></text:span><text:span text:style-name="T116">// proxy in WRAM of the __context__ MRAM variable</text:span></text:p>
            <text:p text:style-name="P34"><text:span text:style-name="T103"><text:s text:c="4"/></text:span><text:span text:style-name="T103">Wrapper&lt;Result &gt; result <text:s/>(__result__); <text:s/></text:span><text:span text:style-name="T103"><text:tab/></text:span><text:span text:style-name="T116">// proxy in WRAM of the __result__ <text:s/>MRAM variable</text:span></text:p>
            <text:p text:style-name="P18"><text:span text:style-name="T103"/></text:p>
            <text:p text:style-name="P18"><text:span text:style-name="T103"><text:s text:c="4"/></text:span><text:span text:style-name="T116">// we create an instance of the algorithm</text:span></text:p>
            <text:p text:style-name="P18"><text:span text:style-name="T106"><text:s text:c="4"/></text:span><text:span text:style-name="T106">Algorithm algo;</text:span></text:p>
            <text:p text:style-name="P18"><text:span text:style-name="T106"/></text:p>
            <text:p text:style-name="P18"><text:span text:style-name="T103"><text:s text:c="4"/></text:span><text:span text:style-name="T116">// we launch the algorithm with the context/result corresponding to current tasklet</text:span></text:p>
            <text:p text:style-name="P18"><text:span text:style-name="T106"><text:s text:c="4"/></text:span><text:span text:style-name="T106">result[me()] = algo.run (me(), *data, context[me()]);</text:span></text:p>
            <text:p text:style-name="P18"><text:span text:style-name="T106"/></text:p>
            <text:p text:style-name="P18"><text:span text:style-name="T103"><text:s text:c="4"/></text:span><text:span text:style-name="T116">// we synchronize the result with the MRAM</text:span></text:p>
            <text:p><text:span text:style-name="T106"><text:s text:c="4"/></text:span><text:span text:style-name="T106">result.push(me());</text:span></text:p>
            <text:p><text:span text:style-name="T106">}</text:span></text:p>
          </draw:text-box>
        </draw:frame>
        <draw:frame draw:style-name="gr352" draw:text-style-name="P25" draw:layer="layout" svg:width="3.25cm" svg:height="0.897cm" svg:x="22.784cm" svg:y="2.717cm">
          <draw:text-box>
            <text:p text:style-name="P20"><text:span text:style-name="T20">DPU</text:span></text:p>
          </draw:text-box>
        </draw:frame>
        <draw:frame draw:style-name="gr353" draw:text-style-name="P22" draw:layer="layout" svg:width="25.874cm" svg:height="5.335cm" svg:x="1.331cm" svg:y="14.94cm">
          <draw:text-box>
            <text:p text:style-name="P11"><text:span text:style-name="T8">Parameterization of the algorithm name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3"><text:span text:style-name="T6">@targetname@ will be replaced by DoSomething via CMake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p text:style-name="P11"><text:span text:style-name="T8">A generic DPU code is therefore possible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43"><text:span text:style-name="T6">If the framework and CMake conventions are used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15"><text:span text:style-name="T94">Launcher&lt;ARCH&gt;::run</text:span><text:span text:style-name="T4"> → <text:s/>first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4" draw:text-style-name="P59" draw:layer="layout" svg:width="23.749cm" svg:height="11.915cm" svg:x="2.285cm" svg:y="2.7cm">
          <draw:text-box>
            <text:p><text:span text:style-name="T102">#include</text:span><text:span text:style-name="T103"> </text:span><text:span text:style-name="T112">"@targetname@.hpp"</text:span></text:p>
            <text:p text:style-name="P18"><text:span text:style-name="T106"/></text:p>
            <text:p><text:span text:style-name="T102">using</text:span><text:span text:style-name="T103"> traits <text:s/>= AlgoTraits&lt;</text:span><text:span text:style-name="T112">@targetname@</text:span><text:span text:style-name="T103">&gt;;</text:span></text:p>
            <text:p text:style-name="P18"><text:span text:style-name="T103"/></text:p>
            <text:p text:style-name="P18"><text:span text:style-name="T102">using</text:span><text:span text:style-name="T103"> Data <text:s text:c="3"/>= </text:span><text:span text:style-name="T102">typename</text:span><text:span text:style-name="T103"> traits::Data;</text:span><text:span text:style-name="T103"><text:tab/></text:span><text:span text:style-name="T103"><text:tab/></text:span><text:span text:style-name="T116">// <text:s/>Type Data <text:s text:c="3"/>of the first argument of “run”</text:span></text:p>
            <text:p text:style-name="P34"><text:span text:style-name="T102">using</text:span><text:span text:style-name="T103"> Context = </text:span><text:span text:style-name="T102">typename</text:span><text:span text:style-name="T103"> traits::Context; <text:s text:c="4"/></text:span><text:span text:style-name="T116">// <text:s/>Type Context of the first argument of “run”</text:span></text:p>
            <text:p text:style-name="P34"><text:span text:style-name="T102">using</text:span><text:span text:style-name="T103"> Result <text:s/>= </text:span><text:span text:style-name="T102">typename</text:span><text:span text:style-name="T103"> traits::Result; <text:s text:c="5"/></text:span><text:span text:style-name="T116">// <text:s/>Type Result <text:s/>of the returned value of “run”</text:span></text:p>
            <text:p text:style-name="P18"><text:span text:style-name="T106"/></text:p>
            <text:p text:style-name="P18"><text:span text:style-name="T103">__mram_noinit <text:s/>Pointer&lt;Data <text:s text:c="2"/>&gt;::type __data__; <text:s text:c="5"/></text:span><text:span text:style-name="T116">// variable “__data__” <text:s text:c="3"/>sent by the Host</text:span></text:p>
            <text:p text:style-name="P34"><text:span text:style-name="T103">__mram_noinit <text:s/>Pointer&lt;Context&gt;::type __context__; <text:s text:c="2"/></text:span><text:span text:style-name="T116">// variable “__context__” sent by the Host</text:span></text:p>
            <text:p text:style-name="P34"><text:span text:style-name="T103">__mram_noinit <text:s/>Pointer&lt;Result &gt;::type __result__; <text:s text:c="3"/></text:span><text:span text:style-name="T116">// variable “__result__” <text:s/>sent by the Host</text:span></text:p>
            <text:p text:style-name="P18"><text:span text:style-name="T103"/></text:p>
            <text:p text:style-name="P18"><text:span text:style-name="T102">int</text:span><text:span text:style-name="T103"> </text:span><text:span text:style-name="T107">main</text:span><text:span text:style-name="T103">() </text:span></text:p>
            <text:p text:style-name="P18"><text:span text:style-name="T106">{</text:span></text:p>
            <text:p text:style-name="P34"><text:span text:style-name="T103"><text:s text:c="4"/></text:span><text:span text:style-name="T103">Wrapper&lt;Data <text:s text:c="2"/>&gt; data <text:s text:c="3"/>(__data__); <text:s text:c="3"/></text:span><text:span text:style-name="T103"><text:tab/></text:span><text:span text:style-name="T116">// proxy in WRAM of the __data__ <text:s text:c="3"/>MRAM variable</text:span></text:p>
            <text:p text:style-name="P34"><text:span text:style-name="T103"><text:s text:c="4"/></text:span><text:span text:style-name="T103">Wrapper&lt;Context&gt; context (__context__); </text:span><text:span text:style-name="T103"><text:tab/></text:span><text:span text:style-name="T116">// proxy in WRAM of the __context__ MRAM variable</text:span></text:p>
            <text:p text:style-name="P34"><text:span text:style-name="T103"><text:s text:c="4"/></text:span><text:span text:style-name="T103">Wrapper&lt;Result &gt; result <text:s/>(__result__); <text:s/></text:span><text:span text:style-name="T103"><text:tab/></text:span><text:span text:style-name="T116">// proxy in WRAM of the __result__ <text:s/>MRAM variable</text:span></text:p>
            <text:p text:style-name="P18"><text:span text:style-name="T103"/></text:p>
            <text:p text:style-name="P18"><text:span text:style-name="T103"><text:s text:c="4"/></text:span><text:span text:style-name="T116">// we create an instance of the algorithm</text:span></text:p>
            <text:p text:style-name="P18"><text:span text:style-name="T106"><text:s text:c="4"/></text:span><text:span text:style-name="T106">Algorithm algo;</text:span></text:p>
            <text:p text:style-name="P18"><text:span text:style-name="T106"/></text:p>
            <text:p text:style-name="P18"><text:span text:style-name="T103"><text:s text:c="4"/></text:span><text:span text:style-name="T116">// we launch the algorithm with the context/result corresponding to current tasklet</text:span></text:p>
            <text:p text:style-name="P18"><text:span text:style-name="T106"><text:s text:c="4"/></text:span><text:span text:style-name="T106">result[me()] = algo.run (me(), *data, context[me()]);</text:span></text:p>
            <text:p text:style-name="P18"><text:span text:style-name="T106"/></text:p>
            <text:p text:style-name="P18"><text:span text:style-name="T103"><text:s text:c="4"/></text:span><text:span text:style-name="T116">// we synchronize the result with the MRAM</text:span></text:p>
            <text:p><text:span text:style-name="T106"><text:s text:c="4"/></text:span><text:span text:style-name="T106">result.push(me());</text:span></text:p>
            <text:p><text:span text:style-name="T106">}</text:span></text:p>
          </draw:text-box>
        </draw:frame>
        <draw:frame draw:style-name="gr355" draw:text-style-name="P25" draw:layer="layout" svg:width="3.25cm" svg:height="0.897cm" svg:x="22.784cm" svg:y="2.717cm">
          <draw:text-box>
            <text:p text:style-name="P20"><text:span text:style-name="T20">DPU</text:span></text:p>
          </draw:text-box>
        </draw:frame>
        <draw:frame draw:style-name="gr356" draw:text-style-name="P22" draw:layer="layout" svg:width="25.874cm" svg:height="5.791cm" svg:x="1.331cm" svg:y="14.74cm">
          <draw:text-box>
            <text:p text:style-name="P11"><text:span text:style-name="T8">A lot of machinery is hidden here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1"><text:span text:style-name="T6">How actual types are obtained from our struct </text:span><text:span text:style-name="T50">DoSomething</text:span></text:p>
                      </text:list-item>
                      <text:list-item>
                        <text:p text:style-name="P11"><text:span text:style-name="T6">C++ Meta-Programmation highly required here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p text:style-name="P11"><text:span text:style-name="T8">Important ! <text:s text:c="2"/>This is only valid for this “run” model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11"><text:span text:style-name="T6">Other models are under investig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custom-shape draw:style-name="gr357" draw:text-style-name="P17" draw:layer="layout" svg:width="28cm" svg:height="1.905cm" svg:x="0cm" svg:y="0cm">
          <text:p text:style-name="P15"><text:span text:style-name="T4">“</text:span><text:span text:style-name="T4">run” parameters: <text:s text:c="2"/>by value or by reference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4" draw:text-style-name="P49" draw:layer="layout" svg:width="21.59cm" svg:height="2.494cm" svg:x="2.81cm" svg:y="3.746cm">
          <draw:text-box>
            <text:p text:style-name="P18"/>
            <text:p text:style-name="P20"><text:span text:style-name="T96">RESULT </text:span><text:span text:style-name="T97">run</text:span><text:span text:style-name="T96"> (i</text:span><text:span text:style-name="T98">nt puid, </text:span><text:span text:style-name="T99">DATA data, </text:span><text:span text:style-name="T100">CONTEXT context);</text:span></text:p>
            <text:p text:style-name="P18"/>
          </draw:text-box>
        </draw:frame>
        <draw:frame draw:style-name="gr358" draw:text-style-name="P22" draw:layer="layout" svg:width="25.874cm" svg:height="5.791cm" svg:x="1.331cm" svg:y="7.741cm">
          <draw:text-box>
            <text:p text:style-name="P60"><text:span text:style-name="T8">DATA and CONTEXT type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60"><text:span text:style-name="T6">No assumption on using reference (e.g. DATA&amp;) or not</text:span></text:p>
                        <text:p text:style-name="P60"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custom-shape draw:style-name="gr359" draw:text-style-name="P17" draw:layer="layout" svg:width="28cm" svg:height="1.905cm" svg:x="0cm" svg:y="0cm">
          <text:p text:style-name="P15"><text:span text:style-name="T4">“</text:span><text:span text:style-name="T4">run” parameters: <text:s text:c="2"/>by value or by reference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4" draw:text-style-name="P49" draw:layer="layout" svg:width="21.59cm" svg:height="2.494cm" svg:x="2.81cm" svg:y="3.746cm">
          <draw:text-box>
            <text:p text:style-name="P18"/>
            <text:p text:style-name="P20"><text:span text:style-name="T96">RESULT </text:span><text:span text:style-name="T97">run</text:span><text:span text:style-name="T96"> (i</text:span><text:span text:style-name="T98">nt puid, </text:span><text:span text:style-name="T99">DATA data, </text:span><text:span text:style-name="T100">CONTEXT context);</text:span></text:p>
            <text:p text:style-name="P18"/>
          </draw:text-box>
        </draw:frame>
        <draw:frame draw:style-name="gr360" draw:text-style-name="P22" draw:layer="layout" svg:width="25.874cm" svg:height="6.583cm" svg:x="1.331cm" svg:y="7.741cm">
          <draw:text-box>
            <text:p text:style-name="P60"><text:span text:style-name="T8">DATA and CONTEXT type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60"><text:span text:style-name="T6">No assumption on using reference (e.g. DATA&amp;) or not</text:span></text:p>
                        <text:p text:style-name="P60"><text:span text:style-name="T6"/></text:p>
                      </text:list-item>
                    </text:list>
                  </text:list-item>
                </text:list>
              </text:list-item>
            </text:list>
            <text:p text:style-name="P60"><text:span text:style-name="T8">When ARCH=Multicore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60"><text:span text:style-name="T6">The C++ conventions are used (“copy or not copy”)</text:span></text:p>
                      </text:list-item>
                      <text:list-item>
                        <text:p text:style-name="P60"><text:span text:style-name="T117">void foo (std::vector&lt;int&gt; v); <text:s text:c="2"/></text:span><text:span text:style-name="T118">vs.</text:span><text:span text:style-name="T117"> <text:s/>void foo (std::vector&lt;int&gt;&amp; v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custom-shape draw:style-name="gr361" draw:text-style-name="P17" draw:layer="layout" svg:width="28cm" svg:height="1.905cm" svg:x="0cm" svg:y="0cm">
          <text:p text:style-name="P15"><text:span text:style-name="T4">“</text:span><text:span text:style-name="T4">run” parameters: <text:s text:c="2"/>by value or by reference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4" draw:text-style-name="P49" draw:layer="layout" svg:width="21.59cm" svg:height="2.494cm" svg:x="2.81cm" svg:y="3.746cm">
          <draw:text-box>
            <text:p text:style-name="P18"/>
            <text:p text:style-name="P20"><text:span text:style-name="T96">RESULT </text:span><text:span text:style-name="T97">run</text:span><text:span text:style-name="T96"> (i</text:span><text:span text:style-name="T98">nt puid, </text:span><text:span text:style-name="T99">DATA data, </text:span><text:span text:style-name="T100">CONTEXT context);</text:span></text:p>
            <text:p text:style-name="P18"/>
          </draw:text-box>
        </draw:frame>
        <draw:frame draw:style-name="gr362" draw:text-style-name="P22" draw:layer="layout" svg:width="25.874cm" svg:height="11.037cm" svg:x="1.331cm" svg:y="7.741cm">
          <draw:text-box>
            <text:p text:style-name="P60"><text:span text:style-name="T8">DATA and CONTEXT type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60"><text:span text:style-name="T6">No assumption on using reference (e.g. DATA&amp;) or not</text:span></text:p>
                        <text:p text:style-name="P60"><text:span text:style-name="T6"/></text:p>
                      </text:list-item>
                    </text:list>
                  </text:list-item>
                </text:list>
              </text:list-item>
            </text:list>
            <text:p text:style-name="P60"><text:span text:style-name="T8">When ARCH=Multicore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60"><text:span text:style-name="T6">The C++ conventions are used (“copy or not copy”)</text:span></text:p>
                      </text:list-item>
                      <text:list-item>
                        <text:p text:style-name="P60"><text:span text:style-name="T117">void foo (std::vector&lt;int&gt; v); <text:s text:c="2"/></text:span><text:span text:style-name="T118">vs.</text:span><text:span text:style-name="T117"> <text:s/>void foo (std::vector&lt;int&gt;&amp; v);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p text:style-name="P60"><text:span text:style-name="T8">When ARCH=PIM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60"><text:span text:style-name="T6">“</text:span><text:span text:style-name="T6">passing arguments” </text:span><text:span text:style-name="T119">⇔</text:span><text:span text:style-name="T6"> broadcast information from Host to DPUs</text:span></text:p>
                      </text:list-item>
                      <text:list-item>
                        <text:p text:style-name="P60"><text:span text:style-name="T6">Meaning of “by reference” and “by value” in such a case 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custom-shape draw:style-name="gr363" draw:text-style-name="P17" draw:layer="layout" svg:width="28cm" svg:height="1.905cm" svg:x="0cm" svg:y="0cm">
          <text:p text:style-name="P15"><text:span text:style-name="T4">“</text:span><text:span text:style-name="T4">run” parameters: <text:s text:c="2"/>by value or by reference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4" draw:text-style-name="P22" draw:layer="layout" svg:width="25.874cm" svg:height="5.791cm" svg:x="1.331cm" svg:y="3.741cm">
          <draw:text-box>
            <text:p text:style-name="P56"><text:span text:style-name="T8">Conventions must be chosen when ARCH=PIM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56"><text:span text:style-name="T6">Take advantage of the distinction made by C++</text:span></text:p>
                        <text:p text:style-name="P56"><text:span text:style-name="T6"/></text:p>
                      </text:list-item>
                    </text:list>
                  </text:list-item>
                </text:list>
              </text:list-item>
            </text:list>
            <text:p text:style-name="P56"><text:span text:style-name="T8"/></text:p>
          </draw:text-box>
        </draw:frame>
        <presentation:notes draw:style-name="dp2">
          <draw:page-thumbnail draw:style-name="gr3" draw:layer="layout" svg:width="19.798cm" svg:height="11.136cm" svg:x="0.6cm" svg:y="2.257cm" draw:page-number="8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custom-shape draw:style-name="gr365" draw:text-style-name="P17" draw:layer="layout" svg:width="28cm" svg:height="1.905cm" svg:x="0cm" svg:y="0cm">
          <text:p text:style-name="P15"><text:span text:style-name="T4">“</text:span><text:span text:style-name="T4">run” parameters: <text:s text:c="2"/>by value or by reference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6" draw:text-style-name="P22" draw:layer="layout" svg:width="25.874cm" svg:height="8.658cm" svg:x="1.331cm" svg:y="3.741cm">
          <draw:text-box>
            <text:p text:style-name="P56"><text:span text:style-name="T8">Conventions must be chosen when ARCH=PIM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56"><text:span text:style-name="T6">Take advantage of the distinction made by C++</text:span></text:p>
                        <text:p text:style-name="P56"><text:span text:style-name="T6"/></text:p>
                      </text:list-item>
                    </text:list>
                  </text:list-item>
                </text:list>
              </text:list-item>
            </text:list>
            <text:p text:style-name="P56"><text:span text:style-name="T8">Proposal for “by value”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56"><text:span text:style-name="T6">Always broadcast the information from Host to DPUs</text:span></text:p>
                        <text:p text:style-name="P56"><text:span text:style-name="T6"/></text:p>
                      </text:list-item>
                    </text:list>
                  </text:list-item>
                </text:list>
              </text:list-item>
            </text:list>
            <text:p text:style-name="P56"><text:span text:style-name="T8"/></text:p>
          </draw:text-box>
        </draw:frame>
        <presentation:notes draw:style-name="dp2">
          <draw:page-thumbnail draw:style-name="gr3" draw:layer="layout" svg:width="19.798cm" svg:height="11.136cm" svg:x="0.6cm" svg:y="2.257cm" draw:page-number="9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custom-shape draw:style-name="gr367" draw:text-style-name="P17" draw:layer="layout" svg:width="28cm" svg:height="1.905cm" svg:x="0cm" svg:y="0cm">
          <text:p text:style-name="P15"><text:span text:style-name="T4">“</text:span><text:span text:style-name="T4">run” parameters: <text:s text:c="2"/>by value or by reference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8" draw:text-style-name="P22" draw:layer="layout" svg:width="25.874cm" svg:height="14.814cm" svg:x="1.331cm" svg:y="3.741cm">
          <draw:text-box>
            <text:p text:style-name="P56"><text:span text:style-name="T8">Conventions must be chosen when ARCH=PIM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56"><text:span text:style-name="T6">Take advantage of the distinction made by C++</text:span></text:p>
                        <text:p text:style-name="P56"><text:span text:style-name="T6"/></text:p>
                      </text:list-item>
                    </text:list>
                  </text:list-item>
                </text:list>
              </text:list-item>
            </text:list>
            <text:p text:style-name="P56"><text:span text:style-name="T8">Proposal for “by value”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56"><text:span text:style-name="T6">Always broadcast the information from Host to DPUs</text:span></text:p>
                        <text:p text:style-name="P56"><text:span text:style-name="T6"/></text:p>
                      </text:list-item>
                    </text:list>
                  </text:list-item>
                </text:list>
              </text:list-item>
            </text:list>
            <text:p text:style-name="P56"><text:span text:style-name="T8">Proposal for “by reference”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56"><text:span text:style-name="T6">Broadcast from Host to DPUs if it has not been done by a previous call to Launcher::run with the same ALGO template parameter</text:span></text:p>
                      </text:list-item>
                      <text:list-item>
                        <text:p text:style-name="P56"><text:span text:style-name="T6">Useful if several calls are made with the same DATA <text:s/></text:span><text:span text:style-name="T21">(one broadcast only)</text:span><text:span text:style-name="T6"> </text:span></text:p>
                      </text:list-item>
                      <text:list-item>
                        <text:p text:style-name="P56"><text:span text:style-name="T6">On the other hand, potential issue if DATA changes.</text:span></text:p>
                      </text:list-item>
                      <text:list-item>
                        <text:p text:style-name="P56"><text:span text:style-name="T6">In such a case, DATA could provide some “getid” method in order to know whether DATA has changed or not <text:s text:c="4"/></text:span><text:span text:style-name="T55">(or use template specialization)</text:span><text:span text:style-name="T6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custom-shape draw:style-name="gr369" draw:text-style-name="P17" draw:layer="layout" svg:width="28cm" svg:height="1.905cm" svg:x="0cm" svg:y="0cm">
          <text:p text:style-name="P15"><text:span text:style-name="T4">“</text:span><text:span text:style-name="T4">run” parameters: <text:s text:c="2"/>by value or by reference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0" draw:text-style-name="P58" draw:layer="layout" svg:width="4.584cm" svg:height="1.974cm" svg:x="1.131cm" svg:y="2.741cm">
          <draw:text-box>
            <text:p text:style-name="P56"><text:span text:style-name="T8">Example</text:span></text:p>
          </draw:text-box>
        </draw:frame>
        <draw:frame draw:style-name="gr371" draw:text-style-name="P61" draw:layer="layout" svg:width="21.027cm" svg:height="3.723cm" svg:x="6.043cm" svg:y="3.621cm">
          <draw:text-box>
            <text:p text:style-name="P52"><text:span text:style-name="T120">template</text:span><text:span text:style-name="T115">&lt;</text:span><text:span text:style-name="T120">class</text:span><text:span text:style-name="T115"> </text:span><text:span text:style-name="T121">ARCH</text:span><text:span text:style-name="T115">&gt;</text:span></text:p>
            <text:p text:style-name="P52"><text:span text:style-name="T120">struct</text:span><text:span text:style-name="T115"> </text:span><text:span text:style-name="T122">DoSomething1</text:span></text:p>
            <text:p text:style-name="P52"><text:span text:style-name="T114">{</text:span></text:p>
            <text:p text:style-name="P52"><text:span text:style-name="T115"><text:s text:c="4"/></text:span><text:span text:style-name="T120">static</text:span><text:span text:style-name="T115"> </text:span><text:span text:style-name="T120">const</text:span><text:span text:style-name="T115"> </text:span><text:span text:style-name="T120">char</text:span><text:span text:style-name="T115">* </text:span><text:span text:style-name="T121">name</text:span><text:span text:style-name="T115">() { </text:span><text:span text:style-name="T120">return</text:span><text:span text:style-name="T115"> </text:span><text:span text:style-name="T123">"</text:span><text:span text:style-name="T124">DoSomething1</text:span><text:span text:style-name="T123">"</text:span><text:span text:style-name="T115">; }</text:span></text:p>
            <text:p text:style-name="P52"><text:span text:style-name="T103"/></text:p>
            <text:p text:style-name="P52"><text:span text:style-name="T115"><text:s text:c="4"/></text:span><text:span text:style-name="T120">static int</text:span><text:span text:style-name="T115"> </text:span><text:span text:style-name="T121">run</text:span><text:span text:style-name="T115"> (int puid, </text:span><text:span text:style-name="T120">const </text:span><text:span text:style-name="T115">database_t</text:span><text:span text:style-name="T122">&amp;</text:span><text:span text:style-name="T115"> reference, sequence_t query) <text:s text:c="2"/></text:span><text:span text:style-name="T114">{ <text:s/></text:span><text:span text:style-name="T120">return</text:span><text:span text:style-name="T115"> 0; <text:s/></text:span><text:span text:style-name="T114">}</text:span></text:p>
            <text:p text:style-name="P52"><text:span text:style-name="T114">};</text:span></text:p>
          </draw:text-box>
        </draw:frame>
        <draw:frame draw:style-name="gr372" draw:text-style-name="P62" draw:layer="layout" svg:width="25.966cm" svg:height="6.236cm" svg:x="1.144cm" svg:y="8.024cm">
          <draw:text-box>
            <text:p text:style-name="P18"><text:span text:style-name="T109">{</text:span></text:p>
            <text:p text:style-name="P18"><text:span text:style-name="T109"><text:s text:c="4"/></text:span><text:span text:style-name="T109">Launcher&lt;PIM&gt; launcher;</text:span></text:p>
            <text:p text:style-name="P18"><text:span text:style-name="T109"><text:s text:c="4"/></text:span></text:p>
            <text:p text:style-name="P18"><text:span text:style-name="T15"><text:s text:c="4"/></text:span><text:span text:style-name="T15">launcher.run&lt;DoSomething1&gt; (db1, qry1); <text:s text:c="2"/></text:span><text:span text:style-name="T125">// (1) broadcast to DPU <text:s text:c="4"/>db1: YES <text:s text:c="4"/>qry1: YES</text:span></text:p>
            <text:p text:style-name="P18"><text:span text:style-name="T15"><text:s text:c="4"/></text:span><text:span text:style-name="T15">launcher.run&lt;DoSomething1&gt; (db1, qry2); <text:s text:c="2"/></text:span><text:span text:style-name="T125">// (2) broadcast to DPU <text:s text:c="4"/>db1: <text:s/>NO <text:s text:c="4"/>qry2: YES</text:span></text:p>
            <text:p text:style-name="P18"><text:span text:style-name="T15"><text:s text:c="4"/></text:span><text:span text:style-name="T15">launcher.run&lt;DoSomething1&gt; (db1, qry3); <text:s text:c="2"/></text:span><text:span text:style-name="T125">// (3) broadcast to DPU <text:s text:c="4"/>db1: <text:s/>NO <text:s text:c="4"/>qry3: YES</text:span></text:p>
            <text:p text:style-name="P18"><text:span text:style-name="T15"/></text:p>
            <text:p text:style-name="P18"><text:span text:style-name="T15"><text:s text:c="4"/></text:span><text:span text:style-name="T15">launcher.run&lt;DoSomething1&gt; (db2, qry1); <text:s text:c="2"/></text:span><text:span text:style-name="T125">// (4) broadcast to DPU <text:s text:c="4"/>db2: YES <text:s text:c="4"/>qry1: YES</text:span></text:p>
            <text:p text:style-name="P18"><text:span text:style-name="T15"><text:s text:c="4"/></text:span><text:span text:style-name="T15">launcher.run&lt;DoSomething1&gt; (db2, qry2); <text:s text:c="2"/></text:span><text:span text:style-name="T125">// (5) broadcast to DPU <text:s text:c="4"/>db2: <text:s/>NO <text:s text:c="4"/>qry1: YES</text:span></text:p>
            <text:p text:style-name="P18"><text:span text:style-name="T126"/></text:p>
            <text:p text:style-name="P34"><text:span text:style-name="T15"><text:s text:c="4"/></text:span><text:span text:style-name="T15">launcher.run&lt;DoSomething2&gt; (db2, qry1); <text:s text:c="2"/></text:span><text:span text:style-name="T125">// (6) broadcast to DPU <text:s text:c="4"/>db2: YES <text:s text:c="4"/>qry1: YES</text:span></text:p>
            <text:p text:style-name="P18"><text:span text:style-name="T109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custom-shape draw:style-name="gr373" draw:text-style-name="P17" draw:layer="layout" svg:width="28cm" svg:height="1.905cm" svg:x="0cm" svg:y="0cm">
          <text:p text:style-name="P15"><text:span text:style-name="T4">“</text:span><text:span text:style-name="T4">run” parameters: <text:s text:c="2"/>by value or by reference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4" draw:text-style-name="P58" draw:layer="layout" svg:width="4.584cm" svg:height="1.974cm" svg:x="1.131cm" svg:y="2.741cm">
          <draw:text-box>
            <text:p text:style-name="P56"><text:span text:style-name="T8">Example</text:span></text:p>
          </draw:text-box>
        </draw:frame>
        <draw:frame draw:style-name="gr375" draw:text-style-name="P58" draw:layer="layout" svg:width="25.874cm" svg:height="5.807cm" svg:x="1.331cm" svg:y="14.741cm">
          <draw:text-box>
            <text:list text:style-name="L1">
              <text:list-item>
                <text:p text:style-name="P56"><text:span text:style-name="T6">If DATA doesn’t support a “getid” method, we could rely on the address of the DATA object.</text:span></text:p>
              </text:list-item>
              <text:list-item>
                <text:p text:style-name="P42"><text:span text:style-name="T127">WARNING ! </text:span><text:span text:style-name="T6">Not ideal at all since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2"><text:span text:style-name="T6">A copy of the DATA object is given to “run” <text:s text:c="15"/></text:span><text:span text:style-name="T21">(useless broadcast done)</text:span></text:p>
                      </text:list-item>
                      <text:list-item>
                        <text:p text:style-name="P42"><text:span text:style-name="T6">The DATA <text:s/>object has changed between two calls <text:s text:c="4"/></text:span><text:span text:style-name="T21">(missed broadcast)</text:span></text:p>
                      </text:list-item>
                      <text:list-item>
                        <text:p text:style-name="P42"><text:span text:style-name="T6">The same address may point later to another DATA <text:s/></text:span><text:span text:style-name="T21">(missed broadcast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76" draw:text-style-name="P58" draw:layer="layout" svg:width="4.584cm" svg:height="1.974cm" svg:x="1.132cm" svg:y="2.742cm">
          <draw:text-box>
            <text:p text:style-name="P56"><text:span text:style-name="T8">Example</text:span></text:p>
          </draw:text-box>
        </draw:frame>
        <draw:frame draw:style-name="gr377" draw:text-style-name="P61" draw:layer="layout" svg:width="21.027cm" svg:height="3.723cm" svg:x="6.044cm" svg:y="3.622cm">
          <draw:text-box>
            <text:p text:style-name="P52"><text:span text:style-name="T120">template</text:span><text:span text:style-name="T115">&lt;</text:span><text:span text:style-name="T120">class</text:span><text:span text:style-name="T115"> </text:span><text:span text:style-name="T121">ARCH</text:span><text:span text:style-name="T115">&gt;</text:span></text:p>
            <text:p text:style-name="P52"><text:span text:style-name="T120">struct</text:span><text:span text:style-name="T115"> </text:span><text:span text:style-name="T122">DoSomething1</text:span></text:p>
            <text:p text:style-name="P52"><text:span text:style-name="T114">{</text:span></text:p>
            <text:p text:style-name="P52"><text:span text:style-name="T115"><text:s text:c="4"/></text:span><text:span text:style-name="T120">static</text:span><text:span text:style-name="T115"> </text:span><text:span text:style-name="T120">const</text:span><text:span text:style-name="T115"> </text:span><text:span text:style-name="T120">char</text:span><text:span text:style-name="T115">* </text:span><text:span text:style-name="T121">name</text:span><text:span text:style-name="T115">() { </text:span><text:span text:style-name="T120">return</text:span><text:span text:style-name="T115"> </text:span><text:span text:style-name="T123">"</text:span><text:span text:style-name="T124">DoSomething1</text:span><text:span text:style-name="T123">"</text:span><text:span text:style-name="T115">; }</text:span></text:p>
            <text:p text:style-name="P52"><text:span text:style-name="T103"/></text:p>
            <text:p text:style-name="P52"><text:span text:style-name="T115"><text:s text:c="4"/></text:span><text:span text:style-name="T120">static int</text:span><text:span text:style-name="T115"> </text:span><text:span text:style-name="T121">run</text:span><text:span text:style-name="T115"> (int puid, </text:span><text:span text:style-name="T120">const </text:span><text:span text:style-name="T115">database_t</text:span><text:span text:style-name="T122">&amp;</text:span><text:span text:style-name="T115"> reference, sequence_t query) <text:s text:c="2"/></text:span><text:span text:style-name="T114">{ <text:s/></text:span><text:span text:style-name="T120">return</text:span><text:span text:style-name="T115"> 0; <text:s/></text:span><text:span text:style-name="T114">}</text:span></text:p>
            <text:p text:style-name="P52"><text:span text:style-name="T114">};</text:span></text:p>
          </draw:text-box>
        </draw:frame>
        <draw:frame draw:style-name="gr378" draw:text-style-name="P62" draw:layer="layout" svg:width="25.966cm" svg:height="6.236cm" svg:x="1.144cm" svg:y="8.024cm">
          <draw:text-box>
            <text:p text:style-name="P18"><text:span text:style-name="T109">{</text:span></text:p>
            <text:p text:style-name="P18"><text:span text:style-name="T109"><text:s text:c="4"/></text:span><text:span text:style-name="T109">Launcher&lt;PIM&gt; launcher;</text:span></text:p>
            <text:p text:style-name="P18"><text:span text:style-name="T109"><text:s text:c="4"/></text:span></text:p>
            <text:p text:style-name="P18"><text:span text:style-name="T15"><text:s text:c="4"/></text:span><text:span text:style-name="T15">launcher.run&lt;DoSomething1&gt; (db1, qry1); <text:s text:c="2"/></text:span><text:span text:style-name="T125">// (1) broadcast to DPU <text:s text:c="4"/>db1: YES <text:s text:c="4"/>qry1: YES</text:span></text:p>
            <text:p text:style-name="P18"><text:span text:style-name="T15"><text:s text:c="4"/></text:span><text:span text:style-name="T15">launcher.run&lt;DoSomething1&gt; (db1, qry2); <text:s text:c="2"/></text:span><text:span text:style-name="T125">// (2) broadcast to DPU <text:s text:c="4"/>db1: <text:s/>NO <text:s text:c="4"/>qry2: YES</text:span></text:p>
            <text:p text:style-name="P18"><text:span text:style-name="T15"><text:s text:c="4"/></text:span><text:span text:style-name="T15">launcher.run&lt;DoSomething1&gt; (db1, qry3); <text:s text:c="2"/></text:span><text:span text:style-name="T125">// (3) broadcast to DPU <text:s text:c="4"/>db1: <text:s/>NO <text:s text:c="4"/>qry3: YES</text:span></text:p>
            <text:p text:style-name="P18"><text:span text:style-name="T15"/></text:p>
            <text:p text:style-name="P18"><text:span text:style-name="T15"><text:s text:c="4"/></text:span><text:span text:style-name="T15">launcher.run&lt;DoSomething1&gt; (db2, qry1); <text:s text:c="2"/></text:span><text:span text:style-name="T125">// (4) broadcast to DPU <text:s text:c="4"/>db2: YES <text:s text:c="4"/>qry1: YES</text:span></text:p>
            <text:p text:style-name="P18"><text:span text:style-name="T15"><text:s text:c="4"/></text:span><text:span text:style-name="T15">launcher.run&lt;DoSomething1&gt; (db2, qry2); <text:s text:c="2"/></text:span><text:span text:style-name="T125">// (5) broadcast to DPU <text:s text:c="4"/>db2: <text:s/>NO <text:s text:c="4"/>qry1: YES</text:span></text:p>
            <text:p text:style-name="P18"><text:span text:style-name="T126"/></text:p>
            <text:p text:style-name="P34"><text:span text:style-name="T15"><text:s text:c="4"/></text:span><text:span text:style-name="T15">launcher.run&lt;DoSomething2&gt; (db2, qry1); <text:s text:c="2"/></text:span><text:span text:style-name="T125">// (6) broadcast to DPU <text:s text:c="4"/>db2: YES <text:s text:c="4"/>qry1: YES</text:span></text:p>
            <text:p text:style-name="P18"><text:span text:style-name="T109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custom-shape draw:style-name="gr379" draw:text-style-name="P17" draw:layer="layout" svg:width="28cm" svg:height="1.905cm" svg:x="0cm" svg:y="0cm">
          <text:p text:style-name="P15"><text:span text:style-name="T4">“</text:span><text:span text:style-name="T4">run” parameters: <text:s text:c="2"/>a remark for “const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0" draw:text-style-name="P48" draw:layer="layout" svg:width="26.609cm" svg:height="17.736cm" svg:x="1.331cm" svg:y="2.841cm">
          <draw:text-box>
            <text:p text:style-name="P42"><text:span text:style-name="T8">const T&amp; </text:span><text:span text:style-name="T8"><text:tab/></text:span><text:span text:style-name="T8">→ no copy and read only <text:s text:c="2"/></text:span><text:span text:style-name="T8"><text:tab/></text:span><text:span text:style-name="T128">void foo (const database_t&amp; db);</text:span><text:span text:style-name="T129"><text:line-break/></text:span><text:span text:style-name="T129"/></text:p>
            <text:p text:style-name="P42"><text:span text:style-name="T8">T&amp;</text:span><text:span text:style-name="T8"><text:tab/></text:span><text:span text:style-name="T8"><text:tab/></text:span><text:span text:style-name="T8"><text:tab/></text:span><text:span text:style-name="T8">→ no copy and writable </text:span><text:span text:style-name="T8"><text:tab/></text:span><text:span text:style-name="T8"><text:tab/></text:span><text:span text:style-name="T128">void foo (database_t&amp; db);</text:span></text:p>
            <text:p text:style-name="P42"><text:span text:style-name="T52"/></text:p>
            <text:p text:style-name="P42"><text:span text:style-name="T8">In PIM context, we could have 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60"><text:span text:style-name="T6">“</text:span><text:span text:style-name="T6">const T&amp;”</text:span><text:span text:style-name="T6"><text:tab/></text:span><text:span text:style-name="T6">→ T is broadcasted from Host to DPU</text:span></text:p>
                      </text:list-item>
                      <text:list-item>
                        <text:p text:style-name="P60"><text:span text:style-name="T6">“</text:span><text:span text:style-name="T6">T&amp;” <text:s text:c="5"/></text:span><text:span text:style-name="T6"><text:tab/></text:span><text:span text:style-name="T6">→ T is broadcasted from Host to DPU </text:span><text:span text:style-name="T13">and back to the Host</text:span></text:p>
                      </text:list-item>
                    </text:list>
                  </text:list-item>
                </text:list>
              </text:list-item>
            </text:list>
            <text:p text:style-name="P60"><text:span text:style-name="T52"><text:line-break/></text:span><text:span text:style-name="T8">But <text:s/>with “const T&amp;”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60"><text:span text:style-name="T6">Impossible to forbid WRAM modification within a tasklet execution</text:span></text:p>
                      </text:list-item>
                      <text:list-item>
                        <text:p text:style-name="P60"><text:span text:style-name="T6">So “const” is not really const…</text:span></text:p>
                      </text:list-item>
                      <text:list-item>
                        <text:p text:style-name="P60"><text:span text:style-name="T6">Potential issue with broadcast optim. when two successive calls to “run”</text:span></text:p>
                      </text:list-item>
                    </text:list>
                  </text:list-item>
                </text:list>
              </text:list-item>
            </text:list>
            <text:p text:style-name="P60"><text:span text:style-name="T52"/></text:p>
            <text:p text:style-name="P60"><text:span text:style-name="T8">Mainly an advantage for “T&amp;”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60"><text:span text:style-name="T6">A tasklet acts like a side effect function from the Host’s point of view</text:span></text:p>
                      </text:list-item>
                      <text:list-item>
                        <text:p text:style-name="P60"><text:span text:style-name="T6">A further call to “run” should imply another broadca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custom-shape draw:style-name="gr381" draw:text-style-name="P17" draw:layer="layout" svg:width="28cm" svg:height="1.905cm" svg:x="0cm" svg:y="0cm">
          <text:p text:style-name="P15"><text:span text:style-name="T94">Launcher&lt;ARCH&gt;::iterate</text:span><text:span text:style-name="T4"> → <text:s/>second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2" draw:text-style-name="P22" draw:layer="layout" svg:width="25.874cm" svg:height="5.515cm" svg:x="1.331cm" svg:y="2.74cm">
          <draw:text-box>
            <text:p text:style-name="P11"><text:span text:style-name="T8">Iterate sequences of a datase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2"><text:span text:style-name="T6">Apply some process on each iterated sequence</text:span></text:p>
                      </text:list-item>
                      <text:list-item>
                        <text:p text:style-name="P42"><text:span text:style-name="T6">Common use case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p text:style-name="P60"><text:span text:style-name="T8"/></text:p>
          </draw:text-box>
        </draw:frame>
        <presentation:notes draw:style-name="dp2">
          <draw:page-thumbnail draw:style-name="gr3" draw:layer="layout" svg:width="19.798cm" svg:height="11.136cm" svg:x="0.6cm" svg:y="2.257cm" draw:page-number="9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custom-shape draw:style-name="gr383" draw:text-style-name="P17" draw:layer="layout" svg:width="28cm" svg:height="1.905cm" svg:x="0cm" svg:y="0cm">
          <text:p text:style-name="P15"><text:span text:style-name="T94">Launcher&lt;ARCH&gt;::iterate</text:span><text:span text:style-name="T4"> → <text:s/>second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4" draw:text-style-name="P22" draw:layer="layout" svg:width="25.874cm" svg:height="6.457cm" svg:x="1.331cm" svg:y="2.74cm">
          <draw:text-box>
            <text:p text:style-name="P11"><text:span text:style-name="T8">Iterate sequences of a datase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2"><text:span text:style-name="T6">Apply some process on each iterated sequence</text:span></text:p>
                      </text:list-item>
                      <text:list-item>
                        <text:p text:style-name="P42"><text:span text:style-name="T6">Common use case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p text:style-name="P60"><text:span text:style-name="T8">Example: compares queries to a reference dataset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56"><text:span text:style-name="T6">Each query of a queries dataset Q vs. a reference database 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85" draw:text-style-name="P22" draw:layer="layout" svg:width="25.874cm" svg:height="3.039cm" svg:x="1.331cm" svg:y="17.341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11"><text:span text:style-name="T113">Method comparing a single query over a dataset</text:span></text:p>
                      </text:list-item>
                      <text:list-item>
                        <text:p text:style-name="P11"><text:span text:style-name="T113">To be executed on DPUs</text:span></text:p>
                      </text:list-item>
                      <text:list-item>
                        <text:p text:style-name="P11"><text:span text:style-name="T113">Each tasklet has a specific query as “CONTEXT” paramet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86" draw:text-style-name="P64" draw:layer="layout" svg:width="20.843cm" svg:height="7.18cm" svg:x="3.287cm" svg:y="9.501cm">
          <draw:text-box>
            <text:p text:style-name="P63"><text:span text:style-name="T130">template</text:span><text:span text:style-name="T131">&lt;</text:span><text:span text:style-name="T130">class</text:span><text:span text:style-name="T131"> </text:span><text:span text:style-name="T132">ARCH</text:span><text:span text:style-name="T131">&gt;</text:span></text:p>
            <text:p text:style-name="P63"><text:span text:style-name="T130">struct</text:span><text:span text:style-name="T131"> </text:span><text:span text:style-name="T133">DoSomething</text:span></text:p>
            <text:p text:style-name="P18"><text:span text:style-name="T134">{</text:span></text:p>
            <text:p text:style-name="P18"><text:span text:style-name="T135"><text:s text:c="4"/></text:span><text:span text:style-name="T135">vector</text:span><text:span text:style-name="T131">&lt;</text:span><text:span text:style-name="T135">size_t</text:span><text:span text:style-name="T131">&gt; </text:span><text:span text:style-name="T136">run</text:span><text:span text:style-name="T131"> (</text:span><text:span text:style-name="T135">size_t</text:span><text:span text:style-name="T131"> puid, </text:span><text:span text:style-name="T130">const</text:span><text:span text:style-name="T131"> </text:span><text:span text:style-name="T135">database_t</text:span><text:span text:style-name="T131">&amp; reference, </text:span><text:span text:style-name="T135">sequence_t</text:span><text:span text:style-name="T131"> query)</text:span></text:p>
            <text:p text:style-name="P18"><text:span text:style-name="T134"><text:s text:c="4"/></text:span><text:span text:style-name="T134">{</text:span></text:p>
            <text:p text:style-name="P18"><text:span text:style-name="T131"><text:s text:c="8"/></text:span><text:span text:style-name="T135">vector</text:span><text:span text:style-name="T131">&lt;</text:span><text:span text:style-name="T135">size_t</text:span><text:span text:style-name="T131">&gt; hits;</text:span></text:p>
            <text:p text:style-name="P18"><text:span text:style-name="T134"/></text:p>
            <text:p text:style-name="P18"><text:span text:style-name="T131"><text:s text:c="8"/></text:span><text:span text:style-name="T130">for</text:span><text:span text:style-name="T131"> (</text:span><text:span text:style-name="T130">auto</text:span><text:span text:style-name="T131"> [idx,ref] : enumerate(reference) )</text:span></text:p>
            <text:p text:style-name="P18"><text:span text:style-name="T134"><text:s text:c="8"/></text:span><text:span text:style-name="T134">{</text:span></text:p>
            <text:p text:style-name="P18"><text:span text:style-name="T131"><text:s text:c="11"/></text:span><text:span text:style-name="T130">if</text:span><text:span text:style-name="T131"> (equals (ref, query)) <text:s/>{ hits.push_back (idx); }</text:span></text:p>
            <text:p text:style-name="P18"><text:span text:style-name="T134"><text:s text:c="8"/></text:span><text:span text:style-name="T134">}</text:span></text:p>
            <text:p text:style-name="P18"><text:span text:style-name="T134"/></text:p>
            <text:p text:style-name="P18"><text:span text:style-name="T131"><text:s text:c="8"/></text:span><text:span text:style-name="T130">return</text:span><text:span text:style-name="T131"> hits;</text:span></text:p>
            <text:p text:style-name="P18"><text:span text:style-name="T134"><text:s text:c="4"/></text:span><text:span text:style-name="T134">}</text:span></text:p>
            <text:p text:style-name="P18"><text:span text:style-name="T134">}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custom-shape draw:style-name="gr387" draw:text-style-name="P17" draw:layer="layout" svg:width="28cm" svg:height="1.905cm" svg:x="0cm" svg:y="0cm">
          <text:p text:style-name="P15"><text:span text:style-name="T94">Launcher&lt;ARCH&gt;::iterate</text:span><text:span text:style-name="T4"> → <text:s/>second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8" draw:text-style-name="P65" draw:layer="layout" svg:width="19.22cm" svg:height="8.44cm" svg:x="5.575cm" svg:y="6.801cm">
          <draw:text-box>
            <text:p text:style-name="P34"><text:span text:style-name="T137">extern </text:span><text:span text:style-name="T15">database_t <text:s/>dbReference;</text:span></text:p>
            <text:p text:style-name="P34"><text:span text:style-name="T137">extern </text:span><text:span text:style-name="T15">database_t <text:s/>dbQueries;</text:span></text:p>
            <text:p text:style-name="P18"><text:span text:style-name="T120"/></text:p>
            <text:p text:style-name="P18"><text:span text:style-name="T137">int</text:span><text:span text:style-name="T15"> </text:span><text:span text:style-name="T16">main</text:span><text:span text:style-name="T15"> (</text:span><text:span text:style-name="T137">int</text:span><text:span text:style-name="T15"> argc, </text:span><text:span text:style-name="T137">char</text:span><text:span text:style-name="T15">** argv)</text:span></text:p>
            <text:p text:style-name="P18"><text:span text:style-name="T109">{</text:span></text:p>
            <text:p text:style-name="P18"><text:span text:style-name="T15"><text:s text:c="4"/></text:span><text:span text:style-name="T14">Launcher</text:span><text:span text:style-name="T15">&lt;</text:span><text:span text:style-name="T14">PIM</text:span><text:span text:style-name="T15">&gt; launcher;</text:span></text:p>
            <text:p text:style-name="P18"><text:span text:style-name="T114"/></text:p>
            <text:p text:style-name="P34"><text:span text:style-name="T15"><text:s text:c="4"/></text:span><text:span text:style-name="T15">launcher.</text:span><text:span text:style-name="T16">iterate</text:span><text:span text:style-name="T15"> &lt;</text:span><text:span text:style-name="T14">DoSomething</text:span><text:span text:style-name="T15">&gt; (dbReference, dbQueries,</text:span></text:p>
            <text:p text:style-name="P34"><text:span text:style-name="T115"/></text:p>
            <text:p text:style-name="P18"><text:span text:style-name="T15"><text:s text:c="8"/></text:span><text:span text:style-name="T15">[] (</text:span><text:span text:style-name="T14">size_t</text:span><text:span text:style-name="T15"> puid, </text:span><text:span text:style-name="T14">sequence_t</text:span><text:span text:style-name="T15"> query, </text:span><text:span text:style-name="T137">const </text:span><text:span text:style-name="T15">vector&lt;size_t&gt;&amp; hits)</text:span></text:p>
            <text:p text:style-name="P18"><text:span text:style-name="T109"><text:s text:c="8"/></text:span><text:span text:style-name="T109">{</text:span></text:p>
            <text:p text:style-name="P18"><text:span text:style-name="T138"><text:s text:c="12"/></text:span><text:span text:style-name="T138">// here we have all the reference hits for the given query</text:span></text:p>
            <text:p text:style-name="P18"><text:span text:style-name="T109"><text:s text:c="8"/></text:span><text:span text:style-name="T109">}</text:span></text:p>
            <text:p text:style-name="P18"><text:span text:style-name="T109"><text:s text:c="4"/></text:span><text:span text:style-name="T109">);</text:span></text:p>
            <text:p text:style-name="P18"><text:span text:style-name="T115"/></text:p>
            <text:p text:style-name="P18"><text:span text:style-name="T15"><text:s text:c="4"/></text:span><text:span text:style-name="T137">return</text:span><text:span text:style-name="T15"> 0;</text:span></text:p>
            <text:p text:style-name="P18"><text:span text:style-name="T109">}</text:span></text:p>
          </draw:text-box>
        </draw:frame>
        <draw:frame draw:style-name="gr389" draw:text-style-name="P25" draw:layer="layout" svg:width="8.44cm" svg:height="0.897cm" draw:transform="rotate (1.5707963267949) translate (4.678cm 15.241cm)">
          <draw:text-box>
            <text:p text:style-name="P20"><text:span text:style-name="T20">HOST</text:span></text:p>
          </draw:text-box>
        </draw:frame>
        <draw:frame draw:style-name="gr390" draw:text-style-name="P66" draw:layer="layout" svg:width="4.218cm" svg:height="0.959cm" draw:transform="rotate (1.5707963267949) translate (12.7cm 6.519cm)">
          <draw:text-box>
            <text:p text:style-name="P20"><text:span text:style-name="T20">DPU</text:span></text:p>
          </draw:text-box>
        </draw:frame>
        <draw:frame draw:style-name="gr391" draw:text-style-name="P67" draw:layer="layout" svg:width="11.113cm" svg:height="4.217cm" svg:x="13.672cm" svg:y="2.302cm">
          <draw:text-box>
            <text:p text:style-name="P63"><text:span text:style-name="T139">template</text:span><text:span text:style-name="T140">&lt;</text:span><text:span text:style-name="T139">class</text:span><text:span text:style-name="T140"> </text:span><text:span text:style-name="T141">ARCH</text:span><text:span text:style-name="T140">&gt;</text:span></text:p>
            <text:p text:style-name="P63"><text:span text:style-name="T139">struct</text:span><text:span text:style-name="T140"> </text:span><text:span text:style-name="T142">DoSomething</text:span></text:p>
            <text:p text:style-name="P34"><text:span text:style-name="T143">{</text:span></text:p>
            <text:p text:style-name="P34"><text:span text:style-name="T144"><text:s text:c="4"/></text:span><text:span text:style-name="T144">vector</text:span><text:span text:style-name="T140">&lt;</text:span><text:span text:style-name="T144">size_t</text:span><text:span text:style-name="T140">&gt; </text:span><text:span text:style-name="T145">run</text:span><text:span text:style-name="T140"> (</text:span><text:span text:style-name="T144">size_t</text:span><text:span text:style-name="T140"> puid, </text:span><text:span text:style-name="T139">const</text:span><text:span text:style-name="T140"> </text:span><text:span text:style-name="T144">database_t</text:span><text:span text:style-name="T140">&amp; reference, </text:span><text:span text:style-name="T144">sequence_t</text:span><text:span text:style-name="T140"> query)</text:span></text:p>
            <text:p text:style-name="P34"><text:span text:style-name="T143"><text:s text:c="4"/></text:span><text:span text:style-name="T143">{</text:span></text:p>
            <text:p text:style-name="P34"><text:span text:style-name="T140"><text:s text:c="8"/></text:span><text:span text:style-name="T144">vector</text:span><text:span text:style-name="T140">&lt;</text:span><text:span text:style-name="T144">size_t</text:span><text:span text:style-name="T140">&gt; hits;</text:span></text:p>
            <text:p text:style-name="P34"><text:span text:style-name="T146"/></text:p>
            <text:p text:style-name="P34"><text:span text:style-name="T140"><text:s text:c="8"/></text:span><text:span text:style-name="T139">for</text:span><text:span text:style-name="T140"> (</text:span><text:span text:style-name="T139">auto</text:span><text:span text:style-name="T140"> [idx,ref] : enumerate(reference) )</text:span></text:p>
            <text:p text:style-name="P34"><text:span text:style-name="T143"><text:s text:c="8"/></text:span><text:span text:style-name="T143">{</text:span></text:p>
            <text:p text:style-name="P34"><text:span text:style-name="T140"><text:s text:c="11"/></text:span><text:span text:style-name="T139">if</text:span><text:span text:style-name="T140"> (equals (ref, query)) <text:s/>{ hits.push_back (idx); }</text:span></text:p>
            <text:p text:style-name="P34"><text:span text:style-name="T143"><text:s text:c="8"/></text:span><text:span text:style-name="T143">}</text:span></text:p>
            <text:p text:style-name="P34"><text:span text:style-name="T146"/></text:p>
            <text:p text:style-name="P34"><text:span text:style-name="T140"><text:s text:c="8"/></text:span><text:span text:style-name="T139">return</text:span><text:span text:style-name="T140"> hits;</text:span></text:p>
            <text:p text:style-name="P34"><text:span text:style-name="T143"><text:s text:c="4"/></text:span><text:span text:style-name="T143">}</text:span></text:p>
            <text:p text:style-name="P34"><text:span text:style-name="T143">}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custom-shape draw:style-name="gr392" draw:text-style-name="P17" draw:layer="layout" svg:width="28cm" svg:height="1.905cm" svg:x="0cm" svg:y="0cm">
          <text:p text:style-name="P15"><text:span text:style-name="T94">Launcher&lt;ARCH&gt;::iterate</text:span><text:span text:style-name="T4"> → <text:s/>second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3" draw:text-style-name="P65" draw:layer="layout" svg:width="19.22cm" svg:height="8.44cm" svg:x="5.575cm" svg:y="6.801cm">
          <draw:text-box>
            <text:p text:style-name="P34"><text:span text:style-name="T137">extern </text:span><text:span text:style-name="T15">database_t <text:s/>dbReference;</text:span></text:p>
            <text:p text:style-name="P34"><text:span text:style-name="T137">extern </text:span><text:span text:style-name="T15">database_t <text:s/>dbQueries;</text:span></text:p>
            <text:p text:style-name="P18"><text:span text:style-name="T120"/></text:p>
            <text:p text:style-name="P18"><text:span text:style-name="T137">int</text:span><text:span text:style-name="T15"> </text:span><text:span text:style-name="T16">main</text:span><text:span text:style-name="T15"> (</text:span><text:span text:style-name="T137">int</text:span><text:span text:style-name="T15"> argc, </text:span><text:span text:style-name="T137">char</text:span><text:span text:style-name="T15">** argv)</text:span></text:p>
            <text:p text:style-name="P18"><text:span text:style-name="T109">{</text:span></text:p>
            <text:p text:style-name="P18"><text:span text:style-name="T15"><text:s text:c="4"/></text:span><text:span text:style-name="T14">Launcher</text:span><text:span text:style-name="T15">&lt;</text:span><text:span text:style-name="T14">PIM</text:span><text:span text:style-name="T15">&gt; launcher;</text:span></text:p>
            <text:p text:style-name="P18"><text:span text:style-name="T114"/></text:p>
            <text:p text:style-name="P34"><text:span text:style-name="T15"><text:s text:c="4"/></text:span><text:span text:style-name="T15">launcher.</text:span><text:span text:style-name="T147">iterate</text:span><text:span text:style-name="T15"> &lt;</text:span><text:span text:style-name="T14">DoSomething</text:span><text:span text:style-name="T15">&gt; (dbReference, dbQueries,</text:span></text:p>
            <text:p text:style-name="P34"><text:span text:style-name="T115"/></text:p>
            <text:p text:style-name="P18"><text:span text:style-name="T15"><text:s text:c="8"/></text:span><text:span text:style-name="T15">[] (</text:span><text:span text:style-name="T14">size_t</text:span><text:span text:style-name="T15"> puid, </text:span><text:span text:style-name="T14">sequence_t</text:span><text:span text:style-name="T15"> query, </text:span><text:span text:style-name="T137">const </text:span><text:span text:style-name="T15">vector&lt;size_t&gt;&amp; hits)</text:span></text:p>
            <text:p text:style-name="P18"><text:span text:style-name="T109"><text:s text:c="8"/></text:span><text:span text:style-name="T109">{</text:span></text:p>
            <text:p text:style-name="P18"><text:span text:style-name="T138"><text:s text:c="12"/></text:span><text:span text:style-name="T138">// here we have all the reference hits for the given query</text:span></text:p>
            <text:p text:style-name="P18"><text:span text:style-name="T109"><text:s text:c="8"/></text:span><text:span text:style-name="T109">}</text:span></text:p>
            <text:p text:style-name="P18"><text:span text:style-name="T109"><text:s text:c="4"/></text:span><text:span text:style-name="T109">);</text:span></text:p>
            <text:p text:style-name="P18"><text:span text:style-name="T115"/></text:p>
            <text:p text:style-name="P18"><text:span text:style-name="T15"><text:s text:c="4"/></text:span><text:span text:style-name="T137">return</text:span><text:span text:style-name="T15"> 0;</text:span></text:p>
            <text:p text:style-name="P18"><text:span text:style-name="T109">}</text:span></text:p>
          </draw:text-box>
        </draw:frame>
        <draw:frame draw:style-name="gr394" draw:text-style-name="P25" draw:layer="layout" svg:width="8.44cm" svg:height="0.897cm" draw:transform="rotate (1.5707963267949) translate (4.678cm 15.241cm)">
          <draw:text-box>
            <text:p text:style-name="P20"><text:span text:style-name="T20">HOST</text:span></text:p>
          </draw:text-box>
        </draw:frame>
        <draw:frame draw:style-name="gr395" draw:text-style-name="P22" draw:layer="layout" svg:width="27.244cm" svg:height="4.579cm" svg:x="0.831cm" svg:y="15.641cm">
          <draw:text-box>
            <text:p text:style-name="P11"><text:span text:style-name="T8">Method </text:span><text:span text:style-name="T92">Launcher::iterate</text:span></text:p>
            <text:list text:style-name="L5">
              <text:list-item>
                <text:list>
                  <text:list-item>
                    <text:list>
                      <text:list-header>
                        <text:p text:style-name="P42"><text:span text:style-name="T7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96" draw:text-style-name="P66" draw:layer="layout" svg:width="4.218cm" svg:height="0.959cm" draw:transform="rotate (1.5707963267949) translate (12.7cm 6.519cm)">
          <draw:text-box>
            <text:p text:style-name="P20"><text:span text:style-name="T20">DPU</text:span></text:p>
          </draw:text-box>
        </draw:frame>
        <draw:frame draw:style-name="gr397" draw:text-style-name="P67" draw:layer="layout" svg:width="11.113cm" svg:height="4.217cm" svg:x="13.672cm" svg:y="2.302cm">
          <draw:text-box>
            <text:p text:style-name="P63"><text:span text:style-name="T139">template</text:span><text:span text:style-name="T140">&lt;</text:span><text:span text:style-name="T139">class</text:span><text:span text:style-name="T140"> </text:span><text:span text:style-name="T141">ARCH</text:span><text:span text:style-name="T140">&gt;</text:span></text:p>
            <text:p text:style-name="P63"><text:span text:style-name="T139">struct</text:span><text:span text:style-name="T140"> </text:span><text:span text:style-name="T142">DoSomething</text:span></text:p>
            <text:p text:style-name="P34"><text:span text:style-name="T143">{</text:span></text:p>
            <text:p text:style-name="P34"><text:span text:style-name="T144"><text:s text:c="4"/></text:span><text:span text:style-name="T144">vector</text:span><text:span text:style-name="T140">&lt;</text:span><text:span text:style-name="T144">size_t</text:span><text:span text:style-name="T140">&gt; </text:span><text:span text:style-name="T145">run</text:span><text:span text:style-name="T140"> (</text:span><text:span text:style-name="T144">size_t</text:span><text:span text:style-name="T140"> puid, </text:span><text:span text:style-name="T139">const</text:span><text:span text:style-name="T140"> </text:span><text:span text:style-name="T144">database_t</text:span><text:span text:style-name="T140">&amp; reference, </text:span><text:span text:style-name="T144">sequence_t</text:span><text:span text:style-name="T140"> query)</text:span></text:p>
            <text:p text:style-name="P34"><text:span text:style-name="T143"><text:s text:c="4"/></text:span><text:span text:style-name="T143">{</text:span></text:p>
            <text:p text:style-name="P34"><text:span text:style-name="T140"><text:s text:c="8"/></text:span><text:span text:style-name="T144">vector</text:span><text:span text:style-name="T140">&lt;</text:span><text:span text:style-name="T144">size_t</text:span><text:span text:style-name="T140">&gt; hits;</text:span></text:p>
            <text:p text:style-name="P34"><text:span text:style-name="T146"/></text:p>
            <text:p text:style-name="P34"><text:span text:style-name="T140"><text:s text:c="8"/></text:span><text:span text:style-name="T139">for</text:span><text:span text:style-name="T140"> (</text:span><text:span text:style-name="T139">auto</text:span><text:span text:style-name="T140"> [idx,ref] : enumerate(reference) )</text:span></text:p>
            <text:p text:style-name="P34"><text:span text:style-name="T143"><text:s text:c="8"/></text:span><text:span text:style-name="T143">{</text:span></text:p>
            <text:p text:style-name="P34"><text:span text:style-name="T140"><text:s text:c="11"/></text:span><text:span text:style-name="T139">if</text:span><text:span text:style-name="T140"> (equals (ref, query)) <text:s/>{ hits.push_back (idx); }</text:span></text:p>
            <text:p text:style-name="P34"><text:span text:style-name="T143"><text:s text:c="8"/></text:span><text:span text:style-name="T143">}</text:span></text:p>
            <text:p text:style-name="P34"><text:span text:style-name="T146"/></text:p>
            <text:p text:style-name="P34"><text:span text:style-name="T140"><text:s text:c="8"/></text:span><text:span text:style-name="T139">return</text:span><text:span text:style-name="T140"> hits;</text:span></text:p>
            <text:p text:style-name="P34"><text:span text:style-name="T143"><text:s text:c="4"/></text:span><text:span text:style-name="T143">}</text:span></text:p>
            <text:p text:style-name="P34"><text:span text:style-name="T143">}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custom-shape draw:style-name="gr398" draw:text-style-name="P17" draw:layer="layout" svg:width="28cm" svg:height="1.905cm" svg:x="0cm" svg:y="0cm">
          <text:p text:style-name="P15"><text:span text:style-name="T94">Launcher&lt;ARCH&gt;::iterate</text:span><text:span text:style-name="T4"> → <text:s/>second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9" draw:text-style-name="P65" draw:layer="layout" svg:width="19.22cm" svg:height="8.44cm" svg:x="5.575cm" svg:y="6.801cm">
          <draw:text-box>
            <text:p text:style-name="P34"><text:span text:style-name="T137">extern </text:span><text:span text:style-name="T15">database_t <text:s/>dbReference;</text:span></text:p>
            <text:p text:style-name="P34"><text:span text:style-name="T137">extern </text:span><text:span text:style-name="T15">database_t <text:s/>dbQueries;</text:span></text:p>
            <text:p text:style-name="P18"><text:span text:style-name="T120"/></text:p>
            <text:p text:style-name="P18"><text:span text:style-name="T137">int</text:span><text:span text:style-name="T15"> </text:span><text:span text:style-name="T16">main</text:span><text:span text:style-name="T15"> (</text:span><text:span text:style-name="T137">int</text:span><text:span text:style-name="T15"> argc, </text:span><text:span text:style-name="T137">char</text:span><text:span text:style-name="T15">** argv)</text:span></text:p>
            <text:p text:style-name="P18"><text:span text:style-name="T109">{</text:span></text:p>
            <text:p text:style-name="P18"><text:span text:style-name="T15"><text:s text:c="4"/></text:span><text:span text:style-name="T14">Launcher</text:span><text:span text:style-name="T15">&lt;</text:span><text:span text:style-name="T14">PIM</text:span><text:span text:style-name="T15">&gt; launcher;</text:span></text:p>
            <text:p text:style-name="P18"><text:span text:style-name="T114"/></text:p>
            <text:p text:style-name="P34"><text:span text:style-name="T15"><text:s text:c="4"/></text:span><text:span text:style-name="T15">launcher.</text:span><text:span text:style-name="T16">iterate</text:span><text:span text:style-name="T15"> &lt;</text:span><text:span text:style-name="T14">DoSomething</text:span><text:span text:style-name="T15">&gt; (</text:span><text:span text:style-name="T148">dbReference</text:span><text:span text:style-name="T15">, dbQueries,</text:span></text:p>
            <text:p text:style-name="P34"><text:span text:style-name="T115"/></text:p>
            <text:p text:style-name="P18"><text:span text:style-name="T15"><text:s text:c="8"/></text:span><text:span text:style-name="T15">[] (</text:span><text:span text:style-name="T14">size_t</text:span><text:span text:style-name="T15"> puid, </text:span><text:span text:style-name="T14">sequence_t</text:span><text:span text:style-name="T15"> query, </text:span><text:span text:style-name="T137">const </text:span><text:span text:style-name="T15">vector&lt;size_t&gt;&amp; hits)</text:span></text:p>
            <text:p text:style-name="P18"><text:span text:style-name="T109"><text:s text:c="8"/></text:span><text:span text:style-name="T109">{</text:span></text:p>
            <text:p text:style-name="P18"><text:span text:style-name="T138"><text:s text:c="12"/></text:span><text:span text:style-name="T138">// here we have all the reference hits for the given query</text:span></text:p>
            <text:p text:style-name="P18"><text:span text:style-name="T109"><text:s text:c="8"/></text:span><text:span text:style-name="T109">}</text:span></text:p>
            <text:p text:style-name="P18"><text:span text:style-name="T109"><text:s text:c="4"/></text:span><text:span text:style-name="T109">);</text:span></text:p>
            <text:p text:style-name="P18"><text:span text:style-name="T115"/></text:p>
            <text:p text:style-name="P18"><text:span text:style-name="T15"><text:s text:c="4"/></text:span><text:span text:style-name="T137">return</text:span><text:span text:style-name="T15"> 0;</text:span></text:p>
            <text:p text:style-name="P18"><text:span text:style-name="T109">}</text:span></text:p>
          </draw:text-box>
        </draw:frame>
        <draw:frame draw:style-name="gr400" draw:text-style-name="P25" draw:layer="layout" svg:width="8.44cm" svg:height="0.897cm" draw:transform="rotate (1.5707963267949) translate (4.678cm 15.241cm)">
          <draw:text-box>
            <text:p text:style-name="P20"><text:span text:style-name="T20">HOST</text:span></text:p>
          </draw:text-box>
        </draw:frame>
        <draw:frame draw:style-name="gr401" draw:text-style-name="P22" draw:layer="layout" svg:width="27.244cm" svg:height="4.579cm" svg:x="0.831cm" svg:y="15.641cm">
          <draw:text-box>
            <text:p text:style-name="P11"><text:span text:style-name="T8">Method </text:span><text:span text:style-name="T92">Launcher::iterate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42"><text:span text:style-name="T6"><text:s/></text:span><text:span text:style-name="T129">DATA </text:span></text:p>
                        <text:p text:style-name="P42"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402" draw:text-style-name="P38" draw:layer="layout" svg:x1="16.51cm" svg:y1="10.16cm" svg:x2="21.22cm" svg:y2="3.546cm">
          <text:p/>
        </draw:line>
        <draw:line draw:style-name="gr402" draw:text-style-name="P38" draw:layer="layout" svg:x1="5.08cm" svg:y1="17.411cm" svg:x2="16.457cm" svg:y2="10.716cm">
          <text:p/>
        </draw:line>
        <draw:frame draw:style-name="gr403" draw:text-style-name="P66" draw:layer="layout" svg:width="4.218cm" svg:height="0.959cm" draw:transform="rotate (1.5707963267949) translate (12.7cm 6.519cm)">
          <draw:text-box>
            <text:p text:style-name="P20"><text:span text:style-name="T20">DPU</text:span></text:p>
          </draw:text-box>
        </draw:frame>
        <draw:frame draw:style-name="gr404" draw:text-style-name="P67" draw:layer="layout" svg:width="11.113cm" svg:height="4.217cm" svg:x="13.672cm" svg:y="2.302cm">
          <draw:text-box>
            <text:p text:style-name="P63"><text:span text:style-name="T139">template</text:span><text:span text:style-name="T140">&lt;</text:span><text:span text:style-name="T139">class</text:span><text:span text:style-name="T140"> </text:span><text:span text:style-name="T141">ARCH</text:span><text:span text:style-name="T140">&gt;</text:span></text:p>
            <text:p text:style-name="P63"><text:span text:style-name="T139">struct</text:span><text:span text:style-name="T140"> </text:span><text:span text:style-name="T142">DoSomething</text:span></text:p>
            <text:p text:style-name="P34"><text:span text:style-name="T143">{</text:span></text:p>
            <text:p text:style-name="P34"><text:span text:style-name="T144"><text:s text:c="4"/></text:span><text:span text:style-name="T144">vector</text:span><text:span text:style-name="T140">&lt;</text:span><text:span text:style-name="T144">size_t</text:span><text:span text:style-name="T140">&gt; </text:span><text:span text:style-name="T145">run</text:span><text:span text:style-name="T140"> (</text:span><text:span text:style-name="T144">size_t</text:span><text:span text:style-name="T140"> puid, </text:span><text:span text:style-name="T149">const</text:span><text:span text:style-name="T150"> database_t&amp; reference</text:span><text:span text:style-name="T140">, </text:span><text:span text:style-name="T144">sequence_t</text:span><text:span text:style-name="T140"> query)</text:span></text:p>
            <text:p text:style-name="P34"><text:span text:style-name="T143"><text:s text:c="4"/></text:span><text:span text:style-name="T143">{</text:span></text:p>
            <text:p text:style-name="P34"><text:span text:style-name="T140"><text:s text:c="8"/></text:span><text:span text:style-name="T144">vector</text:span><text:span text:style-name="T140">&lt;</text:span><text:span text:style-name="T144">size_t</text:span><text:span text:style-name="T140">&gt; hits;</text:span></text:p>
            <text:p text:style-name="P34"><text:span text:style-name="T146"/></text:p>
            <text:p text:style-name="P34"><text:span text:style-name="T140"><text:s text:c="8"/></text:span><text:span text:style-name="T139">for</text:span><text:span text:style-name="T140"> (</text:span><text:span text:style-name="T139">auto</text:span><text:span text:style-name="T140"> [idx,ref] : enumerate(reference) )</text:span></text:p>
            <text:p text:style-name="P34"><text:span text:style-name="T143"><text:s text:c="8"/></text:span><text:span text:style-name="T143">{</text:span></text:p>
            <text:p text:style-name="P34"><text:span text:style-name="T140"><text:s text:c="11"/></text:span><text:span text:style-name="T139">if</text:span><text:span text:style-name="T140"> (equals (ref, query)) <text:s/>{ hits.push_back (idx); }</text:span></text:p>
            <text:p text:style-name="P34"><text:span text:style-name="T143"><text:s text:c="8"/></text:span><text:span text:style-name="T143">}</text:span></text:p>
            <text:p text:style-name="P34"><text:span text:style-name="T146"/></text:p>
            <text:p text:style-name="P34"><text:span text:style-name="T140"><text:s text:c="8"/></text:span><text:span text:style-name="T139">return</text:span><text:span text:style-name="T140"> hits;</text:span></text:p>
            <text:p text:style-name="P34"><text:span text:style-name="T143"><text:s text:c="4"/></text:span><text:span text:style-name="T143">}</text:span></text:p>
            <text:p text:style-name="P34"><text:span text:style-name="T143">}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custom-shape draw:style-name="gr405" draw:text-style-name="P17" draw:layer="layout" svg:width="28cm" svg:height="1.905cm" svg:x="0cm" svg:y="0cm">
          <text:p text:style-name="P15"><text:span text:style-name="T94">Launcher&lt;ARCH&gt;::iterate</text:span><text:span text:style-name="T4"> → <text:s/>second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6" draw:text-style-name="P65" draw:layer="layout" svg:width="19.22cm" svg:height="8.44cm" svg:x="5.575cm" svg:y="6.801cm">
          <draw:text-box>
            <text:p text:style-name="P34"><text:span text:style-name="T137">extern </text:span><text:span text:style-name="T15">database_t <text:s/>dbReference;</text:span></text:p>
            <text:p text:style-name="P34"><text:span text:style-name="T137">extern </text:span><text:span text:style-name="T15">database_t <text:s/>dbQueries;</text:span></text:p>
            <text:p text:style-name="P18"><text:span text:style-name="T120"/></text:p>
            <text:p text:style-name="P18"><text:span text:style-name="T137">int</text:span><text:span text:style-name="T15"> </text:span><text:span text:style-name="T16">main</text:span><text:span text:style-name="T15"> (</text:span><text:span text:style-name="T137">int</text:span><text:span text:style-name="T15"> argc, </text:span><text:span text:style-name="T137">char</text:span><text:span text:style-name="T15">** argv)</text:span></text:p>
            <text:p text:style-name="P18"><text:span text:style-name="T109">{</text:span></text:p>
            <text:p text:style-name="P18"><text:span text:style-name="T15"><text:s text:c="4"/></text:span><text:span text:style-name="T14">Launcher</text:span><text:span text:style-name="T15">&lt;</text:span><text:span text:style-name="T14">PIM</text:span><text:span text:style-name="T15">&gt; launcher;</text:span></text:p>
            <text:p text:style-name="P18"><text:span text:style-name="T114"/></text:p>
            <text:p text:style-name="P34"><text:span text:style-name="T15"><text:s text:c="4"/></text:span><text:span text:style-name="T15">launcher.</text:span><text:span text:style-name="T16">iterate</text:span><text:span text:style-name="T15"> &lt;</text:span><text:span text:style-name="T14">DoSomething</text:span><text:span text:style-name="T15">&gt; (dbReference, </text:span><text:span text:style-name="T148">dbQueries</text:span><text:span text:style-name="T15">,</text:span></text:p>
            <text:p text:style-name="P34"><text:span text:style-name="T115"/></text:p>
            <text:p text:style-name="P18"><text:span text:style-name="T15"><text:s text:c="8"/></text:span><text:span text:style-name="T15">[] (</text:span><text:span text:style-name="T14">size_t</text:span><text:span text:style-name="T15"> puid, </text:span><text:span text:style-name="T14">sequence_t</text:span><text:span text:style-name="T15"> query, </text:span><text:span text:style-name="T137">const </text:span><text:span text:style-name="T15">vector&lt;size_t&gt;&amp; hits)</text:span></text:p>
            <text:p text:style-name="P18"><text:span text:style-name="T109"><text:s text:c="8"/></text:span><text:span text:style-name="T109">{</text:span></text:p>
            <text:p text:style-name="P18"><text:span text:style-name="T138"><text:s text:c="12"/></text:span><text:span text:style-name="T138">// here we have all the reference hits for the given query</text:span></text:p>
            <text:p text:style-name="P18"><text:span text:style-name="T109"><text:s text:c="8"/></text:span><text:span text:style-name="T109">}</text:span></text:p>
            <text:p text:style-name="P18"><text:span text:style-name="T109"><text:s text:c="4"/></text:span><text:span text:style-name="T109">);</text:span></text:p>
            <text:p text:style-name="P18"><text:span text:style-name="T115"/></text:p>
            <text:p text:style-name="P18"><text:span text:style-name="T15"><text:s text:c="4"/></text:span><text:span text:style-name="T137">return</text:span><text:span text:style-name="T15"> 0;</text:span></text:p>
            <text:p text:style-name="P18"><text:span text:style-name="T109">}</text:span></text:p>
          </draw:text-box>
        </draw:frame>
        <draw:frame draw:style-name="gr407" draw:text-style-name="P25" draw:layer="layout" svg:width="8.44cm" svg:height="0.897cm" draw:transform="rotate (1.5707963267949) translate (4.678cm 15.241cm)">
          <draw:text-box>
            <text:p text:style-name="P20"><text:span text:style-name="T20">HOST</text:span></text:p>
          </draw:text-box>
        </draw:frame>
        <draw:frame draw:style-name="gr408" draw:text-style-name="P22" draw:layer="layout" svg:width="27.244cm" svg:height="4.579cm" svg:x="0.831cm" svg:y="15.641cm">
          <draw:text-box>
            <text:p text:style-name="P11"><text:span text:style-name="T8">Method </text:span><text:span text:style-name="T92">Launcher::iterate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42"><text:span text:style-name="T6"><text:s/></text:span><text:span text:style-name="T129">DATA </text:span></text:p>
                      </text:list-item>
                      <text:list-item>
                        <text:p text:style-name="P42"><text:span text:style-name="T129"><text:s/></text:span><text:span text:style-name="T129">Iterable of CONTEXT objects</text:span></text:p>
                        <text:p text:style-name="P42"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402" draw:text-style-name="P38" draw:layer="layout" svg:x1="12.356cm" svg:y1="18.363cm" svg:x2="19.262cm" svg:y2="10.743cm">
          <text:p/>
        </draw:line>
        <draw:line draw:style-name="gr409" draw:text-style-name="P68" draw:layer="layout" svg:x1="19.685cm" svg:y1="10.161cm" svg:x2="23.839cm" svg:y2="3.572cm">
          <text:p text:style-name="P28"><text:span text:style-name="T151">foreach <text:s text:c="20"/></text:span></text:p>
          <text:p text:style-name="P28"/>
        </draw:line>
        <draw:frame draw:style-name="gr410" draw:text-style-name="P66" draw:layer="layout" svg:width="4.218cm" svg:height="0.959cm" draw:transform="rotate (1.5707963267949) translate (12.7cm 6.519cm)">
          <draw:text-box>
            <text:p text:style-name="P20"><text:span text:style-name="T20">DPU</text:span></text:p>
          </draw:text-box>
        </draw:frame>
        <draw:frame draw:style-name="gr411" draw:text-style-name="P67" draw:layer="layout" svg:width="11.113cm" svg:height="4.217cm" svg:x="13.672cm" svg:y="2.302cm">
          <draw:text-box>
            <text:p text:style-name="P63"><text:span text:style-name="T139">template</text:span><text:span text:style-name="T140">&lt;</text:span><text:span text:style-name="T139">class</text:span><text:span text:style-name="T140"> </text:span><text:span text:style-name="T141">ARCH</text:span><text:span text:style-name="T140">&gt;</text:span></text:p>
            <text:p text:style-name="P63"><text:span text:style-name="T139">struct</text:span><text:span text:style-name="T140"> </text:span><text:span text:style-name="T142">DoSomething</text:span></text:p>
            <text:p text:style-name="P34"><text:span text:style-name="T143">{</text:span></text:p>
            <text:p text:style-name="P34"><text:span text:style-name="T144"><text:s text:c="4"/></text:span><text:span text:style-name="T144">vector</text:span><text:span text:style-name="T140">&lt;</text:span><text:span text:style-name="T144">size_t</text:span><text:span text:style-name="T140">&gt; </text:span><text:span text:style-name="T145">run</text:span><text:span text:style-name="T140"> (</text:span><text:span text:style-name="T144">size_t</text:span><text:span text:style-name="T140"> puid, </text:span><text:span text:style-name="T139">const</text:span><text:span text:style-name="T140"> </text:span><text:span text:style-name="T144">database_t</text:span><text:span text:style-name="T140">&amp; reference,</text:span><text:span text:style-name="T150"> sequence_t query</text:span><text:span text:style-name="T140">)</text:span></text:p>
            <text:p text:style-name="P34"><text:span text:style-name="T143"><text:s text:c="4"/></text:span><text:span text:style-name="T143">{</text:span></text:p>
            <text:p text:style-name="P34"><text:span text:style-name="T140"><text:s text:c="8"/></text:span><text:span text:style-name="T144">vector</text:span><text:span text:style-name="T140">&lt;</text:span><text:span text:style-name="T144">size_t</text:span><text:span text:style-name="T140">&gt; hits;</text:span></text:p>
            <text:p text:style-name="P34"><text:span text:style-name="T146"/></text:p>
            <text:p text:style-name="P34"><text:span text:style-name="T140"><text:s text:c="8"/></text:span><text:span text:style-name="T139">for</text:span><text:span text:style-name="T140"> (</text:span><text:span text:style-name="T139">auto</text:span><text:span text:style-name="T140"> [idx,ref] : enumerate(reference) )</text:span></text:p>
            <text:p text:style-name="P34"><text:span text:style-name="T143"><text:s text:c="8"/></text:span><text:span text:style-name="T143">{</text:span></text:p>
            <text:p text:style-name="P34"><text:span text:style-name="T140"><text:s text:c="11"/></text:span><text:span text:style-name="T139">if</text:span><text:span text:style-name="T140"> (equals (ref, query)) <text:s/>{ hits.push_back (idx); }</text:span></text:p>
            <text:p text:style-name="P34"><text:span text:style-name="T143"><text:s text:c="8"/></text:span><text:span text:style-name="T143">}</text:span></text:p>
            <text:p text:style-name="P34"><text:span text:style-name="T146"/></text:p>
            <text:p text:style-name="P34"><text:span text:style-name="T140"><text:s text:c="8"/></text:span><text:span text:style-name="T139">return</text:span><text:span text:style-name="T140"> hits;</text:span></text:p>
            <text:p text:style-name="P34"><text:span text:style-name="T143"><text:s text:c="4"/></text:span><text:span text:style-name="T143">}</text:span></text:p>
            <text:p text:style-name="P34"><text:span text:style-name="T143">}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custom-shape draw:style-name="gr412" draw:text-style-name="P17" draw:layer="layout" svg:width="28cm" svg:height="1.905cm" svg:x="0cm" svg:y="0cm">
          <text:p text:style-name="P15"><text:span text:style-name="T94">Launcher&lt;ARCH&gt;::iterate</text:span><text:span text:style-name="T4"> → <text:s/>second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3" draw:text-style-name="P65" draw:layer="layout" svg:width="19.22cm" svg:height="8.44cm" svg:x="5.575cm" svg:y="6.801cm">
          <draw:text-box>
            <text:p text:style-name="P34"><text:span text:style-name="T137">extern </text:span><text:span text:style-name="T15">database_t <text:s/>dbReference;</text:span></text:p>
            <text:p text:style-name="P34"><text:span text:style-name="T137">extern </text:span><text:span text:style-name="T15">database_t <text:s/>dbQueries;</text:span></text:p>
            <text:p text:style-name="P18"><text:span text:style-name="T120"/></text:p>
            <text:p text:style-name="P18"><text:span text:style-name="T137">int</text:span><text:span text:style-name="T15"> </text:span><text:span text:style-name="T16">main</text:span><text:span text:style-name="T15"> (</text:span><text:span text:style-name="T137">int</text:span><text:span text:style-name="T15"> argc, </text:span><text:span text:style-name="T137">char</text:span><text:span text:style-name="T15">** argv)</text:span></text:p>
            <text:p text:style-name="P18"><text:span text:style-name="T109">{</text:span></text:p>
            <text:p text:style-name="P18"><text:span text:style-name="T15"><text:s text:c="4"/></text:span><text:span text:style-name="T14">Launcher</text:span><text:span text:style-name="T15">&lt;</text:span><text:span text:style-name="T14">PIM</text:span><text:span text:style-name="T15">&gt; launcher;</text:span></text:p>
            <text:p text:style-name="P18"><text:span text:style-name="T114"/></text:p>
            <text:p text:style-name="P34"><text:span text:style-name="T15"><text:s text:c="4"/></text:span><text:span text:style-name="T15">launcher.</text:span><text:span text:style-name="T16">iterate</text:span><text:span text:style-name="T15"> &lt;</text:span><text:span text:style-name="T14">DoSomething</text:span><text:span text:style-name="T15">&gt; (dbReference, dbQueries,</text:span></text:p>
            <text:p text:style-name="P34"><text:span text:style-name="T115"/></text:p>
            <text:p text:style-name="P18"><text:span text:style-name="T15"><text:s text:c="8"/></text:span><text:span text:style-name="T148">[] (size_t puid, sequence_t query, </text:span><text:span text:style-name="T147">const </text:span><text:span text:style-name="T148">vector&lt;size_t&gt;&amp; hits)</text:span></text:p>
            <text:p text:style-name="P18"><text:span text:style-name="T148"><text:s text:c="8"/></text:span><text:span text:style-name="T148">{</text:span></text:p>
            <text:p text:style-name="P18"><text:span text:style-name="T147"><text:s text:c="12"/></text:span><text:span text:style-name="T147">// here we have all the reference hits for the given query</text:span></text:p>
            <text:p text:style-name="P18"><text:span text:style-name="T148"><text:s text:c="8"/></text:span><text:span text:style-name="T148">}</text:span></text:p>
            <text:p text:style-name="P18"><text:span text:style-name="T109"><text:s text:c="4"/></text:span><text:span text:style-name="T109">);</text:span></text:p>
            <text:p text:style-name="P18"><text:span text:style-name="T115"/></text:p>
            <text:p text:style-name="P18"><text:span text:style-name="T15"><text:s text:c="4"/></text:span><text:span text:style-name="T137">return</text:span><text:span text:style-name="T15"> 0;</text:span></text:p>
            <text:p text:style-name="P18"><text:span text:style-name="T109">}</text:span></text:p>
          </draw:text-box>
        </draw:frame>
        <draw:frame draw:style-name="gr414" draw:text-style-name="P25" draw:layer="layout" svg:width="8.44cm" svg:height="0.897cm" draw:transform="rotate (1.5707963267949) translate (4.678cm 15.241cm)">
          <draw:text-box>
            <text:p text:style-name="P20"><text:span text:style-name="T20">HOST</text:span></text:p>
          </draw:text-box>
        </draw:frame>
        <draw:frame draw:style-name="gr415" draw:text-style-name="P22" draw:layer="layout" svg:width="27.244cm" svg:height="4.579cm" svg:x="0.831cm" svg:y="15.641cm">
          <draw:text-box>
            <text:p text:style-name="P11"><text:span text:style-name="T8">Method </text:span><text:span text:style-name="T92">Launcher::iterate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42"><text:span text:style-name="T6"><text:s/></text:span><text:span text:style-name="T129">DATA </text:span></text:p>
                      </text:list-item>
                      <text:list-item>
                        <text:p text:style-name="P42"><text:span text:style-name="T129"><text:s/></text:span><text:span text:style-name="T129">Iterable of CONTEXT objects</text:span></text:p>
                      </text:list-item>
                      <text:list-item>
                        <text:p text:style-name="P42"><text:span text:style-name="T129"><text:s/></text:span><text:span text:style-name="T129">Functor called for each context and result of DoSomething::run(data,context)</text:span><text:span text:style-name="T6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402" draw:text-style-name="P38" draw:layer="layout" svg:x1="15.558cm" svg:y1="11.113cm" svg:x2="23.733cm" svg:y2="3.519cm">
          <text:p/>
        </draw:line>
        <draw:line draw:style-name="gr402" draw:text-style-name="P38" draw:layer="layout" svg:x1="22.225cm" svg:y1="11.113cm" svg:x2="16.06cm" svg:y2="5.689cm">
          <text:p/>
        </draw:line>
        <draw:frame draw:style-name="gr416" draw:text-style-name="P66" draw:layer="layout" svg:width="4.218cm" svg:height="0.959cm" draw:transform="rotate (1.5707963267949) translate (12.7cm 6.519cm)">
          <draw:text-box>
            <text:p text:style-name="P20"><text:span text:style-name="T20">DPU</text:span></text:p>
          </draw:text-box>
        </draw:frame>
        <draw:frame draw:style-name="gr417" draw:text-style-name="P67" draw:layer="layout" svg:width="11.113cm" svg:height="4.217cm" svg:x="13.672cm" svg:y="2.302cm">
          <draw:text-box>
            <text:p text:style-name="P63"><text:span text:style-name="T139">template</text:span><text:span text:style-name="T140">&lt;</text:span><text:span text:style-name="T139">class</text:span><text:span text:style-name="T140"> </text:span><text:span text:style-name="T141">ARCH</text:span><text:span text:style-name="T140">&gt;</text:span></text:p>
            <text:p text:style-name="P63"><text:span text:style-name="T139">struct</text:span><text:span text:style-name="T140"> </text:span><text:span text:style-name="T142">DoSomething</text:span></text:p>
            <text:p text:style-name="P34"><text:span text:style-name="T143">{</text:span></text:p>
            <text:p text:style-name="P34"><text:span text:style-name="T144"><text:s text:c="4"/></text:span><text:span text:style-name="T144">vector</text:span><text:span text:style-name="T140">&lt;</text:span><text:span text:style-name="T144">size_t</text:span><text:span text:style-name="T140">&gt; </text:span><text:span text:style-name="T145">run</text:span><text:span text:style-name="T140"> (</text:span><text:span text:style-name="T144">size_t</text:span><text:span text:style-name="T140"> puid, </text:span><text:span text:style-name="T139">const</text:span><text:span text:style-name="T140"> </text:span><text:span text:style-name="T144">database_t</text:span><text:span text:style-name="T140">&amp; reference, </text:span><text:span text:style-name="T150">sequence_t query</text:span><text:span text:style-name="T140">)</text:span></text:p>
            <text:p text:style-name="P34"><text:span text:style-name="T143"><text:s text:c="4"/></text:span><text:span text:style-name="T143">{</text:span></text:p>
            <text:p text:style-name="P34"><text:span text:style-name="T140"><text:s text:c="8"/></text:span><text:span text:style-name="T144">vector</text:span><text:span text:style-name="T140">&lt;</text:span><text:span text:style-name="T144">size_t</text:span><text:span text:style-name="T140">&gt; hits;</text:span></text:p>
            <text:p text:style-name="P34"><text:span text:style-name="T146"/></text:p>
            <text:p text:style-name="P34"><text:span text:style-name="T140"><text:s text:c="8"/></text:span><text:span text:style-name="T139">for</text:span><text:span text:style-name="T140"> (</text:span><text:span text:style-name="T139">auto</text:span><text:span text:style-name="T140"> [idx,ref] : enumerate(reference) )</text:span></text:p>
            <text:p text:style-name="P34"><text:span text:style-name="T143"><text:s text:c="8"/></text:span><text:span text:style-name="T143">{</text:span></text:p>
            <text:p text:style-name="P34"><text:span text:style-name="T140"><text:s text:c="11"/></text:span><text:span text:style-name="T139">if</text:span><text:span text:style-name="T140"> (equals (ref, query)) <text:s/>{ hits.push_back (idx); }</text:span></text:p>
            <text:p text:style-name="P34"><text:span text:style-name="T143"><text:s text:c="8"/></text:span><text:span text:style-name="T143">}</text:span></text:p>
            <text:p text:style-name="P34"><text:span text:style-name="T146"/></text:p>
            <text:p text:style-name="P34"><text:span text:style-name="T140"><text:s text:c="8"/></text:span><text:span text:style-name="T139">return</text:span><text:span text:style-name="T140"> </text:span><text:span text:style-name="T150">hits</text:span><text:span text:style-name="T140">;</text:span></text:p>
            <text:p text:style-name="P34"><text:span text:style-name="T143"><text:s text:c="4"/></text:span><text:span text:style-name="T143">}</text:span></text:p>
            <text:p text:style-name="P34"><text:span text:style-name="T143">}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custom-shape draw:style-name="gr418" draw:text-style-name="P17" draw:layer="layout" svg:width="28cm" svg:height="1.905cm" svg:x="0cm" svg:y="0cm">
          <text:p text:style-name="P15"><text:span text:style-name="T94">Launcher&lt;ARCH&gt;::iterate</text:span><text:span text:style-name="T4"> → <text:s/>second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9" draw:text-style-name="P69" draw:layer="layout" svg:width="22.46cm" svg:height="9.874cm" svg:x="3.375cm" svg:y="6.001cm">
          <draw:text-box>
            <text:p text:style-name="P18"><text:span text:style-name="T152">template</text:span><text:span text:style-name="T153">&lt;</text:span><text:span text:style-name="T152">class</text:span><text:span text:style-name="T153"> </text:span><text:span text:style-name="T154">ALGO</text:span><text:span text:style-name="T153">, </text:span><text:span text:style-name="T152">class</text:span><text:span text:style-name="T153"> </text:span><text:span text:style-name="T154">FUNCTOR</text:span><text:span text:style-name="T153">&gt;</text:span></text:p>
            <text:p text:style-name="P18"><text:span text:style-name="T152">void</text:span><text:span text:style-name="T153"> Launcher&lt;PIM&gt;::</text:span><text:span text:style-name="T155">iterate</text:span><text:span text:style-name="T153"> (</text:span><text:span text:style-name="T152">const</text:span><text:span text:style-name="T153"> DATA&amp; data, ITERABLE items, FUNCTOR functor)</text:span></text:p>
            <text:p text:style-name="P18"><text:span text:style-name="T153">{</text:span></text:p>
            <text:p text:style-name="P18"><text:span text:style-name="T153"><text:s text:c="4"/></text:span><text:span text:style-name="T126">// Suppose we have N DPUs and T tasklets/DPU.</text:span></text:p>
            <text:p text:style-name="P18"><text:span text:style-name="T126"/></text:p>
            <text:p text:style-name="P18"><text:span text:style-name="T126"><text:s text:c="4"/></text:span><text:span text:style-name="T126">// STEP 1: </text:span></text:p>
            <text:p text:style-name="P18"><text:span text:style-name="T126"><text:s text:c="4"/></text:span><text:span text:style-name="T126">// We need to read N*T items from the iterable.</text:span></text:p>
            <text:p text:style-name="P18"><text:span text:style-name="T126"><text:s text:c="4"/></text:span><text:span text:style-name="T126">// This will represent our vector of CONTEXT objects</text:span></text:p>
            <text:p text:style-name="P18"><text:span text:style-name="T126"/></text:p>
            <text:p text:style-name="P18"><text:span text:style-name="T126"><text:s text:c="4"/></text:span><text:span text:style-name="T126">// STEP 2:</text:span></text:p>
            <text:p text:style-name="P18"><text:span text:style-name="T126"><text:s text:c="4"/></text:span><text:span text:style-name="T126">// We call the Launcher::run&lt;ALGO&gt; method</text:span></text:p>
            <text:p text:style-name="P18"><text:span text:style-name="T126"><text:s text:c="4"/></text:span><text:span text:style-name="T126">// We retrieve the results, each generated by a tasklet for a given context</text:span></text:p>
            <text:p text:style-name="P18"><text:span text:style-name="T126"/></text:p>
            <text:p text:style-name="P18"><text:span text:style-name="T126"><text:s text:c="4"/></text:span><text:span text:style-name="T126">// STEP 3:</text:span></text:p>
            <text:p text:style-name="P18"><text:span text:style-name="T126"><text:s text:c="4"/></text:span><text:span text:style-name="T126">// We call the provided functor with one item and its related result</text:span></text:p>
            <text:p text:style-name="P18"><text:span text:style-name="T126"/></text:p>
            <text:p text:style-name="P18"><text:span text:style-name="T126"><text:s text:c="4"/></text:span><text:span text:style-name="T126">// We go back to STEP 1 if there are still items to be iterated</text:span></text:p>
            <text:p text:style-name="P34"><text:span text:style-name="T153">}</text:span></text:p>
          </draw:text-box>
        </draw:frame>
        <draw:frame draw:style-name="gr420" draw:text-style-name="P25" draw:layer="layout" svg:width="9.874cm" svg:height="0.897cm" draw:transform="rotate (1.5707963267949) translate (2.478cm 15.875cm)">
          <draw:text-box>
            <text:p text:style-name="P20"><text:span text:style-name="T20">BPL</text:span></text:p>
          </draw:text-box>
        </draw:frame>
        <draw:frame draw:style-name="gr421" draw:text-style-name="P22" draw:layer="layout" svg:width="25.204cm" svg:height="1.398cm" svg:x="0.831cm" svg:y="3.541cm">
          <draw:text-box>
            <text:p text:style-name="P11"><text:span text:style-name="T8">Sketch of </text:span><text:span text:style-name="T92">Launcher::iterat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draw:custom-shape draw:style-name="gr422" draw:text-style-name="P17" draw:layer="layout" svg:width="28cm" svg:height="1.905cm" svg:x="0cm" svg:y="0cm">
          <text:p text:style-name="P15"><text:span text:style-name="T94">Launcher&lt;ARCH&gt;::iterate</text:span><text:span text:style-name="T4"> → <text:s/>second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3" draw:text-style-name="P22" draw:layer="layout" svg:width="25.974cm" svg:height="14.944cm" svg:x="1.331cm" svg:y="2.74cm">
          <draw:text-box>
            <text:p text:style-name="P11"><text:span text:style-name="T156">Launcher::iterate</text:span><text:span text:style-name="T157"> <text:s/>relies on <text:s/></text:span><text:span text:style-name="T156">Launcher::run</text:span><text:span text:style-name="T157"> 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2"><text:span text:style-name="T6">“</text:span><text:span text:style-name="T6">iterate” mainly prepares a list of CONTEXTs and sends them to “run”</text:span></text:p>
                        <text:p text:style-name="P42"><text:span text:style-name="T6"/></text:p>
                      </text:list-item>
                    </text:list>
                  </text:list-item>
                </text:list>
              </text:list-item>
            </text:list>
            <text:p text:style-name="P60"><text:span text:style-name="T157"/></text:p>
          </draw:text-box>
        </draw:frame>
        <presentation:notes draw:style-name="dp2">
          <draw:page-thumbnail draw:style-name="gr3" draw:layer="layout" svg:width="19.798cm" svg:height="11.136cm" svg:x="0.6cm" svg:y="2.257cm" draw:page-number="10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draw:custom-shape draw:style-name="gr424" draw:text-style-name="P17" draw:layer="layout" svg:width="28cm" svg:height="1.905cm" svg:x="0cm" svg:y="0cm">
          <text:p text:style-name="P15"><text:span text:style-name="T94">Launcher&lt;ARCH&gt;::iterate</text:span><text:span text:style-name="T4"> → <text:s/>second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5" draw:text-style-name="P22" draw:layer="layout" svg:width="25.974cm" svg:height="14.944cm" svg:x="1.331cm" svg:y="2.74cm">
          <draw:text-box>
            <text:p text:style-name="P11"><text:span text:style-name="T156">Launcher::iterate</text:span><text:span text:style-name="T157"> <text:s/>relies on <text:s/></text:span><text:span text:style-name="T156">Launcher::run</text:span><text:span text:style-name="T157"> 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2"><text:span text:style-name="T6">“</text:span><text:span text:style-name="T6">iterate” mainly prepares a list of CONTEXTs and sends them to “run”</text:span></text:p>
                        <text:p text:style-name="P42"><text:span text:style-name="T6"/></text:p>
                      </text:list-item>
                    </text:list>
                  </text:list-item>
                </text:list>
              </text:list-item>
            </text:list>
            <text:p text:style-name="P60"><text:span text:style-name="T157">As a end user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56"><text:span text:style-name="T6">Just focus on coding our struct DoSomething</text:span></text:p>
                      </text:list-item>
                      <text:list-item>
                        <text:p text:style-name="P56"><text:span text:style-name="T6">Call the BPL feature </text:span><text:span text:style-name="T50">Launcher&lt;ARCH&gt;::iterate</text:span><text:span text:style-name="T6"> </text:span></text:p>
                        <text:p text:style-name="P56"><text:span text:style-name="T6"/></text:p>
                      </text:list-item>
                    </text:list>
                  </text:list-item>
                </text:list>
              </text:list-item>
            </text:list>
            <text:p text:style-name="P60"><text:span text:style-name="T157"/></text:p>
          </draw:text-box>
        </draw:frame>
        <presentation:notes draw:style-name="dp2">
          <draw:page-thumbnail draw:style-name="gr3" draw:layer="layout" svg:width="19.798cm" svg:height="11.136cm" svg:x="0.6cm" svg:y="2.257cm" draw:page-number="10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draw:custom-shape draw:style-name="gr426" draw:text-style-name="P17" draw:layer="layout" svg:width="28cm" svg:height="1.905cm" svg:x="0cm" svg:y="0cm">
          <text:p text:style-name="P15"><text:span text:style-name="T94">Launcher&lt;ARCH&gt;::iterate</text:span><text:span text:style-name="T4"> → <text:s/>second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7" draw:text-style-name="P22" draw:layer="layout" svg:width="25.974cm" svg:height="14.944cm" svg:x="1.331cm" svg:y="2.74cm">
          <draw:text-box>
            <text:p text:style-name="P11"><text:span text:style-name="T156">Launcher::iterate</text:span><text:span text:style-name="T157"> <text:s/>relies on <text:s/></text:span><text:span text:style-name="T156">Launcher::run</text:span><text:span text:style-name="T157"> 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2"><text:span text:style-name="T6">“</text:span><text:span text:style-name="T6">iterate” mainly prepares a list of CONTEXTs and sends them to “run”</text:span></text:p>
                        <text:p text:style-name="P42"><text:span text:style-name="T6"/></text:p>
                      </text:list-item>
                    </text:list>
                  </text:list-item>
                </text:list>
              </text:list-item>
            </text:list>
            <text:p text:style-name="P60"><text:span text:style-name="T157">As a end user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56"><text:span text:style-name="T6">Just focus on coding our struct DoSomething</text:span></text:p>
                      </text:list-item>
                      <text:list-item>
                        <text:p text:style-name="P56"><text:span text:style-name="T6">Call the BPL feature </text:span><text:span text:style-name="T50">Launcher&lt;ARCH&gt;::iterate</text:span><text:span text:style-name="T6"> </text:span></text:p>
                        <text:p text:style-name="P56"><text:span text:style-name="T6"/></text:p>
                      </text:list-item>
                    </text:list>
                  </text:list-item>
                </text:list>
              </text:list-item>
            </text:list>
            <text:p text:style-name="P60"><text:span text:style-name="T157">With this model...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56"><text:span text:style-name="T6">Each item is managed by a given tasklet as a specific context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p text:style-name="P60"><text:span text:style-name="T157"/></text:p>
          </draw:text-box>
        </draw:frame>
        <presentation:notes draw:style-name="dp2">
          <draw:page-thumbnail draw:style-name="gr3" draw:layer="layout" svg:width="19.798cm" svg:height="11.136cm" svg:x="0.6cm" svg:y="2.257cm" draw:page-number="10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draw:custom-shape draw:style-name="gr428" draw:text-style-name="P17" draw:layer="layout" svg:width="28cm" svg:height="1.905cm" svg:x="0cm" svg:y="0cm">
          <text:p text:style-name="P15"><text:span text:style-name="T94">Launcher&lt;ARCH&gt;::iterate</text:span><text:span text:style-name="T4"> → <text:s/>second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9" draw:text-style-name="P22" draw:layer="layout" svg:width="25.974cm" svg:height="16.781cm" svg:x="1.331cm" svg:y="2.74cm">
          <draw:text-box>
            <text:p text:style-name="P11"><text:span text:style-name="T156">Launcher::iterate</text:span><text:span text:style-name="T157"> <text:s/>relies on <text:s/></text:span><text:span text:style-name="T156">Launcher::run</text:span><text:span text:style-name="T157"> 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2"><text:span text:style-name="T6">“</text:span><text:span text:style-name="T6">iterate” mainly prepares a list of CONTEXTs and sends them to “run”</text:span></text:p>
                        <text:p text:style-name="P42"><text:span text:style-name="T6"/></text:p>
                      </text:list-item>
                    </text:list>
                  </text:list-item>
                </text:list>
              </text:list-item>
            </text:list>
            <text:p text:style-name="P60"><text:span text:style-name="T157">As a end user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56"><text:span text:style-name="T6">Just focus on coding our struct DoSomething</text:span></text:p>
                      </text:list-item>
                      <text:list-item>
                        <text:p text:style-name="P56"><text:span text:style-name="T6">Call the BPL feature </text:span><text:span text:style-name="T50">Launcher&lt;ARCH&gt;::iterate</text:span><text:span text:style-name="T6"> </text:span></text:p>
                        <text:p text:style-name="P56"><text:span text:style-name="T6"/></text:p>
                      </text:list-item>
                    </text:list>
                  </text:list-item>
                </text:list>
              </text:list-item>
            </text:list>
            <text:p text:style-name="P60"><text:span text:style-name="T157">With this model...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56"><text:span text:style-name="T6">Each item is managed by a given tasklet as a specific context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p text:style-name="P60"><text:span text:style-name="T157">Sometimes, better if each item processed by all tasklets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56"><text:span text:style-name="T6">Add the item in the DATA argument of Launcher::run <text:s text:c="2"/></text:span><text:span text:style-name="T51">(tuple) </text:span></text:p>
                      </text:list-item>
                      <text:list-item>
                        <text:p text:style-name="P56"><text:span text:style-name="T75">Potential issue</text:span><text:span text:style-name="T6">: <text:s/>DATA often changes and needs broadcasting</text:span></text:p>
                      </text:list-item>
                      <text:list-item>
                        <text:p text:style-name="P56"><text:span text:style-name="T75">Could be done</text:span><text:span text:style-name="T6">: <text:s/>find a way to extend the Launcher::run prototype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draw:custom-shape draw:style-name="gr4" draw:text-style-name="P5" draw:layer="layout" svg:width="28cm" svg:height="20.95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4.765cm" svg:height="9.525cm" svg:x="1.97cm" svg:y="4.08cm">
          <text:p text:style-name="P6"><text:span text:style-name="T3">Part 2</text:span></text:p>
          <text:p text:style-name="P6"><text:span text:style-name="T2"/></text:p>
          <text:p text:style-name="P2"><text:span text:style-name="T2">The question of </text:span></text:p>
          <text:p text:style-name="P2"><text:span text:style-name="T2">C++ on DPU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0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C++ on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0" draw:text-style-name="P12" draw:layer="layout" svg:width="26.035cm" svg:height="17.32cm" svg:x="1.27cm" svg:y="3.176cm">
          <draw:text-box>
            <text:p><text:span text:style-name="T5">C, default language for DPU developments</text:span></text:p>
            <text:list text:style-name="L1">
              <text:list-item>
                <text:list>
                  <text:list-item>
                    <text:p text:style-name="P10"><text:span text:style-name="T6">Low level language, well suited for “close to hardware” developments</text:span></text:p>
                    <text:p text:style-name="P10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C++ on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0" draw:text-style-name="P12" draw:layer="layout" svg:width="26.035cm" svg:height="17.32cm" svg:x="1.27cm" svg:y="3.176cm">
          <draw:text-box>
            <text:p><text:span text:style-name="T5">C, default language for DPU developments</text:span></text:p>
            <text:list text:style-name="L1">
              <text:list-item>
                <text:list>
                  <text:list-item>
                    <text:p text:style-name="P10"><text:span text:style-name="T6">Low level language, well suited for “close to hardware” developments</text:span></text:p>
                    <text:p text:style-name="P10"><text:span text:style-name="T7"/></text:p>
                  </text:list-item>
                </text:list>
              </text:list-item>
            </text:list>
            <text:p text:style-name="P11"><text:span text:style-name="T8">C++, a good candidate for a library of abstractions</text:span></text:p>
            <text:list text:continue-numbering="true" text:style-name="L1">
              <text:list-item>
                <text:list>
                  <text:list-item>
                    <text:p text:style-name="P10"><text:span text:style-name="T6">Namespace / Class organization</text:span></text:p>
                  </text:list-item>
                  <text:list-item>
                    <text:p text:style-name="P10"><text:span text:style-name="T6">Template ! <text:s text:c="2"/>(and meta-programming in general)</text:span></text:p>
                    <text:p text:style-name="P10"><text:span text:style-name="T7"/></text:p>
                  </text:list-item>
                </text:list>
              </text:list-item>
            </text:list>
            <text:p text:style-name="P11"><text:span text:style-name="T158"/></text:p>
          </draw:text-box>
        </draw:frame>
        <presentation:notes draw:style-name="dp2">
          <draw:page-thumbnail draw:style-name="gr3" draw:layer="layout" svg:width="19.798cm" svg:height="11.136cm" svg:x="0.6cm" svg:y="2.257cm" draw:page-number="10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C++ on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0" draw:text-style-name="P12" draw:layer="layout" svg:width="26.035cm" svg:height="17.32cm" svg:x="1.27cm" svg:y="3.176cm">
          <draw:text-box>
            <text:p><text:span text:style-name="T5">C, default language for DPU developments</text:span></text:p>
            <text:list text:style-name="L1">
              <text:list-item>
                <text:list>
                  <text:list-item>
                    <text:p text:style-name="P10"><text:span text:style-name="T6">Low level language, well suited for “close to hardware” developments</text:span></text:p>
                    <text:p text:style-name="P10"><text:span text:style-name="T7"/></text:p>
                  </text:list-item>
                </text:list>
              </text:list-item>
            </text:list>
            <text:p text:style-name="P11"><text:span text:style-name="T8">C++, a good candidate for a library of abstractions</text:span></text:p>
            <text:list text:continue-numbering="true" text:style-name="L1">
              <text:list-item>
                <text:list>
                  <text:list-item>
                    <text:p text:style-name="P10"><text:span text:style-name="T6">Namespace / Class organization</text:span></text:p>
                  </text:list-item>
                  <text:list-item>
                    <text:p text:style-name="P10"><text:span text:style-name="T6">Template ! <text:s text:c="2"/>(and meta-programming in general)</text:span></text:p>
                    <text:p text:style-name="P10"><text:span text:style-name="T7"/></text:p>
                  </text:list-item>
                </text:list>
              </text:list-item>
            </text:list>
            <text:p text:style-name="P11"><text:span text:style-name="T8">Possible to use C++ on DPU, </text:span><text:span text:style-name="T159">but...</text:span></text:p>
            <text:list text:continue-numbering="true" text:style-name="L1">
              <text:list-item>
                <text:list>
                  <text:list-item>
                    <text:p text:style-name="P43"><text:span text:style-name="T6">Not possible to use exceptions</text:span><text:span text:style-name="T6"><text:tab/></text:span><text:span text:style-name="T6"><text:tab/></text:span><text:span text:style-name="T6"><text:tab/></text:span><text:span text:style-name="T160">-fno-exceptions</text:span></text:p>
                  </text:list-item>
                  <text:list-item>
                    <text:p text:style-name="P43"><text:span text:style-name="T6">Not possible to use RTTI </text:span><text:span text:style-name="T6"><text:tab/></text:span><text:span text:style-name="T6"><text:tab/></text:span><text:span text:style-name="T6"><text:tab/></text:span><text:span text:style-name="T6"><text:tab/></text:span><text:span text:style-name="T160">-fno-rtti</text:span></text:p>
                  </text:list-item>
                  <text:list-item>
                    <text:p text:style-name="P43"><text:span text:style-name="T6">No standard library </text:span><text:span text:style-name="T160">std</text:span></text:p>
                  </text:list-item>
                  <text:list-item>
                    <text:p text:style-name="P43"><text:span text:style-name="T6">Dynamic allocation new / delete to be avoi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C++ on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0" draw:text-style-name="P12" draw:layer="layout" svg:width="26.035cm" svg:height="17.32cm" svg:x="1.27cm" svg:y="3.176cm">
          <draw:text-box>
            <text:p><text:span text:style-name="T5">C, default language for DPU developments</text:span></text:p>
            <text:list text:style-name="L1">
              <text:list-item>
                <text:list>
                  <text:list-item>
                    <text:p text:style-name="P10"><text:span text:style-name="T6">Low level language, well suited for “close to hardware” developments</text:span></text:p>
                    <text:p text:style-name="P10"><text:span text:style-name="T7"/></text:p>
                  </text:list-item>
                </text:list>
              </text:list-item>
            </text:list>
            <text:p text:style-name="P11"><text:span text:style-name="T8">C++, a good candidate for a library of abstractions</text:span></text:p>
            <text:list text:continue-numbering="true" text:style-name="L1">
              <text:list-item>
                <text:list>
                  <text:list-item>
                    <text:p text:style-name="P10"><text:span text:style-name="T6">Namespace / Class organization</text:span></text:p>
                  </text:list-item>
                  <text:list-item>
                    <text:p text:style-name="P10"><text:span text:style-name="T6">Template ! <text:s text:c="2"/>(and meta-programming in general)</text:span></text:p>
                    <text:p text:style-name="P10"><text:span text:style-name="T7"/></text:p>
                  </text:list-item>
                </text:list>
              </text:list-item>
            </text:list>
            <text:p text:style-name="P11"><text:span text:style-name="T8">Possible to use C++ on DPU, </text:span><text:span text:style-name="T159">but...</text:span></text:p>
            <text:list text:continue-numbering="true" text:style-name="L1">
              <text:list-item>
                <text:list>
                  <text:list-item>
                    <text:p text:style-name="P43"><text:span text:style-name="T6">Not possible to use exceptions</text:span><text:span text:style-name="T6"><text:tab/></text:span><text:span text:style-name="T6"><text:tab/></text:span><text:span text:style-name="T6"><text:tab/></text:span><text:span text:style-name="T160">-fno-exceptions</text:span></text:p>
                  </text:list-item>
                  <text:list-item>
                    <text:p text:style-name="P43"><text:span text:style-name="T6">Not possible to use RTTI </text:span><text:span text:style-name="T6"><text:tab/></text:span><text:span text:style-name="T6"><text:tab/></text:span><text:span text:style-name="T6"><text:tab/></text:span><text:span text:style-name="T6"><text:tab/></text:span><text:span text:style-name="T160">-fno-rtti</text:span></text:p>
                  </text:list-item>
                  <text:list-item>
                    <text:p text:style-name="P43"><text:span text:style-name="T6">No standard library </text:span><text:span text:style-name="T160">std</text:span></text:p>
                  </text:list-item>
                  <text:list-item>
                    <text:p text:style-name="P43"><text:span text:style-name="T6">Dynamic allocation new / delete to be avoided</text:span><text:span text:style-name="T6"><text:line-break/></text:span><text:span text:style-name="T6"/></text:p>
                  </text:list-item>
                </text:list>
              </text:list-item>
            </text:list>
            <text:p text:style-name="P11"><text:span text:style-name="T8">Nevertheless, still worthy for designing a librar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C++ and its standard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0" draw:text-style-name="P12" draw:layer="layout" svg:width="26.035cm" svg:height="17.32cm" svg:x="1.27cm" svg:y="3.176cm">
          <draw:text-box>
            <text:p><text:span text:style-name="T5">Containers</text:span></text:p>
            <text:list text:style-name="L1">
              <text:list-item>
                <text:list>
                  <text:list-item>
                    <text:p text:style-name="P10"><text:span text:style-name="T6">std::array, std::vector, std::map, etc…</text:span></text:p>
                    <text:p text:style-name="P10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C++ and its standard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0" draw:text-style-name="P12" draw:layer="layout" svg:width="26.035cm" svg:height="17.32cm" svg:x="1.27cm" svg:y="3.176cm">
          <draw:text-box>
            <text:p><text:span text:style-name="T5">Containers</text:span></text:p>
            <text:list text:style-name="L1">
              <text:list-item>
                <text:list>
                  <text:list-item>
                    <text:p text:style-name="P10"><text:span text:style-name="T6">std::array, std::vector, std::map, etc…</text:span></text:p>
                    <text:p text:style-name="P10"><text:span text:style-name="T7"/></text:p>
                  </text:list-item>
                </text:list>
              </text:list-item>
            </text:list>
            <text:p text:style-name="P11"><text:span text:style-name="T8">Not available on DPU side</text:span></text:p>
            <text:list text:continue-numbering="true" text:style-name="L1">
              <text:list-item>
                <text:list>
                  <text:list-item>
                    <text:p text:style-name="P10"><text:span text:style-name="T6">Memory allocation too specific</text:span></text:p>
                    <text:p text:style-name="P10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C++ and its standard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0" draw:text-style-name="P12" draw:layer="layout" svg:width="26.035cm" svg:height="17.32cm" svg:x="1.27cm" svg:y="3.176cm">
          <draw:text-box>
            <text:p><text:span text:style-name="T5">Containers</text:span></text:p>
            <text:list text:style-name="L1">
              <text:list-item>
                <text:list>
                  <text:list-item>
                    <text:p text:style-name="P10"><text:span text:style-name="T6">std::array, std::vector, std::map, etc…</text:span></text:p>
                    <text:p text:style-name="P10"><text:span text:style-name="T7"/></text:p>
                  </text:list-item>
                </text:list>
              </text:list-item>
            </text:list>
            <text:p text:style-name="P11"><text:span text:style-name="T8">Not available on DPU side</text:span></text:p>
            <text:list text:continue-numbering="true" text:style-name="L1">
              <text:list-item>
                <text:list>
                  <text:list-item>
                    <text:p text:style-name="P10"><text:span text:style-name="T6">Memory allocation too specific</text:span></text:p>
                    <text:p text:style-name="P10"><text:span text:style-name="T7"/></text:p>
                  </text:list-item>
                </text:list>
              </text:list-item>
            </text:list>
            <text:p text:style-name="P11"><text:span text:style-name="T8">DPU implementation of some classes of std library</text:span></text:p>
            <text:list text:continue-numbering="true" text:style-name="L1">
              <text:list-item>
                <text:list>
                  <text:list-item>
                    <text:p text:style-name="P10"><text:span text:style-name="T6">Would allow to have the same code both on Multicore and DPU</text:span></text:p>
                    <text:p text:style-name="P10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C++ and its standard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0" draw:text-style-name="P12" draw:layer="layout" svg:width="26.035cm" svg:height="17.32cm" svg:x="1.27cm" svg:y="3.176cm">
          <draw:text-box>
            <text:p><text:span text:style-name="T5">Containers</text:span></text:p>
            <text:list text:style-name="L1">
              <text:list-item>
                <text:list>
                  <text:list-item>
                    <text:p text:style-name="P10"><text:span text:style-name="T6">std::array, std::vector, std::map, etc…</text:span></text:p>
                    <text:p text:style-name="P10"><text:span text:style-name="T7"/></text:p>
                  </text:list-item>
                </text:list>
              </text:list-item>
            </text:list>
            <text:p text:style-name="P11"><text:span text:style-name="T8">Not available on DPU side</text:span></text:p>
            <text:list text:continue-numbering="true" text:style-name="L1">
              <text:list-item>
                <text:list>
                  <text:list-item>
                    <text:p text:style-name="P10"><text:span text:style-name="T6">Memory allocation too specific</text:span></text:p>
                    <text:p text:style-name="P10"><text:span text:style-name="T7"/></text:p>
                  </text:list-item>
                </text:list>
              </text:list-item>
            </text:list>
            <text:p text:style-name="P11"><text:span text:style-name="T8">DPU implementation of some classes of std library</text:span></text:p>
            <text:list text:continue-numbering="true" text:style-name="L1">
              <text:list-item>
                <text:list>
                  <text:list-item>
                    <text:p text:style-name="P10"><text:span text:style-name="T6">Would allow to have the same code both on Multicore and DPU</text:span></text:p>
                    <text:p text:style-name="P10"><text:span text:style-name="T7"/></text:p>
                  </text:list-item>
                </text:list>
              </text:list-item>
            </text:list>
            <text:p text:style-name="P11"><text:span text:style-name="T8">Trick: <text:s text:c="2"/>use different “namespaces”</text:span></text:p>
            <text:list text:continue-numbering="true" text:style-name="L1">
              <text:list-item>
                <text:list>
                  <text:list-item>
                    <text:p text:style-name="P10"><text:span text:style-name="T6">One for multicore: </text:span><text:span text:style-name="T6"><text:tab/></text:span><text:span text:style-name="T6"><text:tab/></text:span><text:span text:style-name="T6">namely the standard library itself </text:span><text:span text:style-name="T50">std</text:span></text:p>
                  </text:list-item>
                  <text:list-item>
                    <text:p text:style-name="P10"><text:span text:style-name="T6">One <text:s/>for the DPU:</text:span><text:span text:style-name="T6"><text:tab/></text:span><text:span text:style-name="T6"><text:tab/></text:span><text:span text:style-name="T6">specific implementation of some std classes </text:span></text:p>
                    <text:p text:style-name="P10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C++ and its standard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1" draw:text-style-name="P69" draw:layer="layout" svg:width="11.43cm" svg:height="4.95cm" svg:x="1.54cm" svg:y="4.67cm">
          <draw:text-box>
            <text:p text:style-name="P34"><text:span text:style-name="T137"/></text:p>
            <text:p text:style-name="P18"><text:span text:style-name="T161">template</text:span><text:span text:style-name="T162">&lt;</text:span><text:span text:style-name="T161">class</text:span><text:span text:style-name="T162"> </text:span><text:span text:style-name="T163">ARCH</text:span><text:span text:style-name="T162">&gt;</text:span></text:p>
            <text:p text:style-name="P18"><text:span text:style-name="T164">struct</text:span><text:span text:style-name="T165"> </text:span><text:span text:style-name="T166">DoSomething</text:span></text:p>
            <text:p text:style-name="P34"><text:span text:style-name="T165">{</text:span></text:p>
            <text:p text:style-name="P34"><text:span text:style-name="T165"><text:s text:c="4"/></text:span><text:span text:style-name="T164">static</text:span><text:span text:style-name="T165"> void </text:span><text:span text:style-name="T167">foobar</text:span><text:span text:style-name="T165"> ()</text:span></text:p>
            <text:p text:style-name="P34"><text:span text:style-name="T165"><text:s text:c="4"/></text:span><text:span text:style-name="T165">{</text:span></text:p>
            <text:p text:style-name="P18"><text:span text:style-name="T165"><text:s text:c="4"/></text:span><text:span text:style-name="T165">}</text:span></text:p>
            <text:p text:style-name="P34"><text:span text:style-name="T165">};</text:span></text:p>
          </draw:text-box>
        </draw:frame>
        <draw:frame draw:style-name="gr432" draw:text-style-name="P70" draw:layer="layout" svg:width="11.495cm" svg:height="4.393cm" svg:x="14.27cm" svg:y="4.777cm">
          <draw:text-box>
            <text:p><text:span text:style-name="T70">The kind of architecture (PIM, multicore) is provided by the </text:span><text:span text:style-name="T168">ARCH</text:span><text:span text:style-name="T70"> template parameter.</text:span></text:p>
          </draw:text-box>
        </draw:frame>
        <draw:frame draw:style-name="gr433" draw:text-style-name="P21" draw:layer="layout" svg:width="4.95cm" svg:height="0.873cm" draw:transform="rotate (1.5707963267949) translate (0.652cm 9.62cm)">
          <draw:text-box>
            <text:p text:style-name="P20"><text:span text:style-name="T20">User cod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C++ and its standard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4" draw:text-style-name="P69" draw:layer="layout" svg:width="11.43cm" svg:height="4.95cm" svg:x="1.54cm" svg:y="4.67cm">
          <draw:text-box>
            <text:p text:style-name="P34"><text:span text:style-name="T137"/></text:p>
            <text:p text:style-name="P18"><text:span text:style-name="T161">template</text:span><text:span text:style-name="T162">&lt;</text:span><text:span text:style-name="T161">class</text:span><text:span text:style-name="T162"> </text:span><text:span text:style-name="T163">ARCH</text:span><text:span text:style-name="T162">&gt;</text:span></text:p>
            <text:p text:style-name="P34"><text:span text:style-name="T164">struct</text:span><text:span text:style-name="T165"> </text:span><text:span text:style-name="T166">DoSomething</text:span></text:p>
            <text:p text:style-name="P34"><text:span text:style-name="T165">{</text:span></text:p>
            <text:p text:style-name="P34"><text:span text:style-name="T165"><text:s text:c="4"/></text:span><text:span text:style-name="T164">static</text:span><text:span text:style-name="T165"> void </text:span><text:span text:style-name="T167">foobar</text:span><text:span text:style-name="T165"> ()</text:span></text:p>
            <text:p text:style-name="P34"><text:span text:style-name="T165"><text:s text:c="4"/></text:span><text:span text:style-name="T165">{</text:span></text:p>
            <text:p text:style-name="P18"><text:span text:style-name="T165"><text:s text:c="4"/></text:span><text:span text:style-name="T165">}</text:span></text:p>
            <text:p text:style-name="P34"><text:span text:style-name="T165">};</text:span></text:p>
          </draw:text-box>
        </draw:frame>
        <draw:frame draw:style-name="gr432" draw:text-style-name="P70" draw:layer="layout" svg:width="11.495cm" svg:height="4.393cm" svg:x="14.27cm" svg:y="4.777cm">
          <draw:text-box>
            <text:p><text:span text:style-name="T70">The kind of architecture (PIM, multicore) is provided by the </text:span><text:span text:style-name="T168">ARCH</text:span><text:span text:style-name="T70"> template parameter.</text:span></text:p>
          </draw:text-box>
        </draw:frame>
        <draw:frame draw:style-name="gr435" draw:text-style-name="P69" draw:layer="layout" svg:width="11.43cm" svg:height="6.089cm" svg:x="1.54cm" svg:y="11.57cm">
          <draw:text-box>
            <text:p text:style-name="P34"><text:span text:style-name="T137"/></text:p>
            <text:p text:style-name="P18"><text:span text:style-name="T161">template</text:span><text:span text:style-name="T162">&lt;</text:span><text:span text:style-name="T161">class</text:span><text:span text:style-name="T162"> </text:span><text:span text:style-name="T163">ARCH</text:span><text:span text:style-name="T162">&gt;</text:span></text:p>
            <text:p text:style-name="P34"><text:span text:style-name="T164">struct</text:span><text:span text:style-name="T165"> </text:span><text:span text:style-name="T166">DoSomething</text:span></text:p>
            <text:p text:style-name="P34"><text:span text:style-name="T165">{</text:span></text:p>
            <text:p text:style-name="P34"><text:span text:style-name="T165"><text:s text:c="4"/></text:span><text:span text:style-name="T164">static</text:span><text:span text:style-name="T165"> void </text:span><text:span text:style-name="T167">foobar</text:span><text:span text:style-name="T165"> ()</text:span></text:p>
            <text:p text:style-name="P34"><text:span text:style-name="T165"><text:s text:c="4"/></text:span><text:span text:style-name="T165">{</text:span></text:p>
            <text:p text:style-name="P34"><text:span text:style-name="T165"><text:s text:c="8"/></text:span><text:span text:style-name="T161">typename </text:span><text:span text:style-name="T165">ARCH::sometype x;</text:span></text:p>
            <text:p text:style-name="P18"><text:span text:style-name="T165"><text:s text:c="4"/></text:span><text:span text:style-name="T165">}</text:span></text:p>
            <text:p text:style-name="P34"><text:span text:style-name="T165">};</text:span></text:p>
          </draw:text-box>
        </draw:frame>
        <draw:frame draw:style-name="gr436" draw:text-style-name="P71" draw:layer="layout" svg:width="11.495cm" svg:height="5.02cm" svg:x="14.271cm" svg:y="11.978cm">
          <draw:text-box>
            <text:p><text:span text:style-name="T169">We can use any type provided by the </text:span><text:span text:style-name="T168">ARCH</text:span><text:span text:style-name="T169"> template class.</text:span><text:span text:style-name="T169"><text:line-break/></text:span><text:span text:style-name="T169"/></text:p>
            <text:p><text:span text:style-name="T170">Note</text:span><text:span text:style-name="T171">: keyword “typename” mandatory here.</text:span></text:p>
          </draw:text-box>
        </draw:frame>
        <draw:frame draw:style-name="gr437" draw:text-style-name="P21" draw:layer="layout" svg:width="6.089cm" svg:height="0.873cm" draw:transform="rotate (1.5707963267949) translate (0.651cm 17.659cm)">
          <draw:text-box>
            <text:p text:style-name="P20"><text:span text:style-name="T20">User code</text:span></text:p>
          </draw:text-box>
        </draw:frame>
        <draw:frame draw:style-name="gr438" draw:text-style-name="P21" draw:layer="layout" svg:width="4.95cm" svg:height="0.873cm" draw:transform="rotate (1.5707963267949) translate (0.652cm 9.62cm)">
          <draw:text-box>
            <text:p text:style-name="P20"><text:span text:style-name="T20">User cod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draw:custom-shape draw:style-name="gr439" draw:text-style-name="P72" draw:layer="layout" svg:width="24.765cm" svg:height="8.255cm" svg:x="1.905cm" svg:y="3.1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8cm" svg:height="1.905cm" svg:x="0cm" svg:y="0cm">
          <text:p text:style-name="P8"><text:span text:style-name="T4">C++ and its standard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0" draw:text-style-name="P73" draw:layer="layout" svg:width="9.62cm" svg:height="4.95cm" svg:x="3.24cm" svg:y="5.17cm">
          <draw:text-box>
            <text:p text:style-name="P18"><text:span text:style-name="T172">struct</text:span><text:span text:style-name="T173"> </text:span><text:span text:style-name="T174">Multicore</text:span></text:p>
            <text:p text:style-name="P18"><text:span text:style-name="T15">{</text:span></text:p>
            <text:p><text:span text:style-name="T173"><text:s text:c="4"/></text:span><text:span text:style-name="T172">template</text:span><text:span text:style-name="T173">&lt;</text:span><text:span text:style-name="T172">typename</text:span><text:span text:style-name="T173"> </text:span><text:span text:style-name="T175">T</text:span><text:span text:style-name="T173">, </text:span><text:span text:style-name="T172">int</text:span><text:span text:style-name="T173"> </text:span><text:span text:style-name="T175">N</text:span><text:span text:style-name="T173">&gt; </text:span></text:p>
            <text:p><text:span text:style-name="T173"><text:s text:c="4"/></text:span><text:span text:style-name="T172">using</text:span><text:span text:style-name="T173"> </text:span><text:span text:style-name="T174">array</text:span><text:span text:style-name="T173"> = std::</text:span><text:span text:style-name="T174">array</text:span><text:span text:style-name="T173">&lt;</text:span><text:span text:style-name="T175">T</text:span><text:span text:style-name="T173">,</text:span><text:span text:style-name="T175">N</text:span><text:span text:style-name="T173">&gt;;</text:span></text:p>
            <text:p text:style-name="P18"><text:span text:style-name="T173"><text:s text:c="4"/></text:span></text:p>
            <text:p text:style-name="P18"><text:span text:style-name="T173"><text:s text:c="4"/></text:span><text:span text:style-name="T172">template</text:span><text:span text:style-name="T173">&lt;</text:span><text:span text:style-name="T172">class</text:span><text:span text:style-name="T173"> </text:span><text:span text:style-name="T175">T</text:span><text:span text:style-name="T173">&gt; </text:span></text:p>
            <text:p text:style-name="P18"><text:span text:style-name="T173"><text:s text:c="4"/></text:span><text:span text:style-name="T172">using</text:span><text:span text:style-name="T173"> vector = std::</text:span><text:span text:style-name="T174">vector</text:span><text:span text:style-name="T173">&lt;</text:span><text:span text:style-name="T175">T</text:span><text:span text:style-name="T173">&gt;;</text:span></text:p>
            <text:p><text:span text:style-name="T173">};</text:span></text:p>
          </draw:text-box>
        </draw:frame>
        <draw:frame draw:style-name="gr441" draw:text-style-name="P74" draw:layer="layout" svg:width="24.13cm" svg:height="1.119cm" svg:x="2.105cm" svg:y="3.595cm">
          <draw:text-box>
            <text:p><text:span text:style-name="T176">Two classes providing “array” and “vector” specific to an architecture</text:span></text:p>
          </draw:text-box>
        </draw:frame>
        <draw:frame draw:style-name="gr442" draw:text-style-name="P73" draw:layer="layout" svg:width="9.62cm" svg:height="4.95cm" svg:x="15.31cm" svg:y="5.17cm">
          <draw:text-box>
            <text:p text:style-name="P18"><text:span text:style-name="T172">struct</text:span><text:span text:style-name="T173"> PIM</text:span></text:p>
            <text:p text:style-name="P18"><text:span text:style-name="T15">{</text:span></text:p>
            <text:p><text:span text:style-name="T173"><text:s text:c="4"/></text:span><text:span text:style-name="T172">template</text:span><text:span text:style-name="T173">&lt;</text:span><text:span text:style-name="T172">typename</text:span><text:span text:style-name="T173"> </text:span><text:span text:style-name="T175">T</text:span><text:span text:style-name="T173">, </text:span><text:span text:style-name="T172">int</text:span><text:span text:style-name="T173"> </text:span><text:span text:style-name="T175">N</text:span><text:span text:style-name="T173">&gt; </text:span></text:p>
            <text:p><text:span text:style-name="T173"><text:s text:c="4"/></text:span><text:span text:style-name="T172">using</text:span><text:span text:style-name="T173"> </text:span><text:span text:style-name="T174">array</text:span><text:span text:style-name="T173"> = dpu::</text:span><text:span text:style-name="T174">array</text:span><text:span text:style-name="T173">&lt;</text:span><text:span text:style-name="T175">T</text:span><text:span text:style-name="T173">,</text:span><text:span text:style-name="T175">N</text:span><text:span text:style-name="T173">&gt;;</text:span></text:p>
            <text:p text:style-name="P18"><text:span text:style-name="T173"><text:s text:c="4"/></text:span></text:p>
            <text:p text:style-name="P18"><text:span text:style-name="T173"><text:s text:c="4"/></text:span><text:span text:style-name="T172">template</text:span><text:span text:style-name="T173">&lt;</text:span><text:span text:style-name="T172">class</text:span><text:span text:style-name="T173"> </text:span><text:span text:style-name="T175">T</text:span><text:span text:style-name="T173">&gt; </text:span></text:p>
            <text:p text:style-name="P18"><text:span text:style-name="T173"><text:s text:c="4"/></text:span><text:span text:style-name="T172">using</text:span><text:span text:style-name="T173"> vector = dpu::</text:span><text:span text:style-name="T174">vector</text:span><text:span text:style-name="T173">&lt;</text:span><text:span text:style-name="T175">T</text:span><text:span text:style-name="T173">&gt;;</text:span></text:p>
            <text:p><text:span text:style-name="T173">};</text:span></text:p>
          </draw:text-box>
        </draw:frame>
        <draw:frame draw:style-name="gr443" draw:text-style-name="P21" draw:layer="layout" svg:width="8.255cm" svg:height="0.873cm" draw:transform="rotate (1.5707963267949) translate (1.122cm 11.43cm)">
          <draw:text-box>
            <text:p text:style-name="P20"><text:span text:style-name="T20">BPL Library cod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draw:custom-shape draw:style-name="gr439" draw:text-style-name="P72" draw:layer="layout" svg:width="24.765cm" svg:height="8.255cm" svg:x="1.905cm" svg:y="3.1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8cm" svg:height="1.905cm" svg:x="0cm" svg:y="0cm">
          <text:p text:style-name="P8"><text:span text:style-name="T4">C++ and its standard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4" draw:text-style-name="P73" draw:layer="layout" svg:width="9.62cm" svg:height="4.95cm" svg:x="3.24cm" svg:y="5.17cm">
          <draw:text-box>
            <text:p text:style-name="P18"><text:span text:style-name="T172">struct</text:span><text:span text:style-name="T173"> </text:span><text:span text:style-name="T174">Multicore</text:span></text:p>
            <text:p text:style-name="P18"><text:span text:style-name="T15">{</text:span></text:p>
            <text:p><text:span text:style-name="T173"><text:s text:c="4"/></text:span><text:span text:style-name="T172">template</text:span><text:span text:style-name="T173">&lt;</text:span><text:span text:style-name="T172">typename</text:span><text:span text:style-name="T173"> </text:span><text:span text:style-name="T175">T</text:span><text:span text:style-name="T173">, </text:span><text:span text:style-name="T172">int</text:span><text:span text:style-name="T173"> </text:span><text:span text:style-name="T175">N</text:span><text:span text:style-name="T173">&gt; </text:span></text:p>
            <text:p><text:span text:style-name="T173"><text:s text:c="4"/></text:span><text:span text:style-name="T172">using</text:span><text:span text:style-name="T173"> </text:span><text:span text:style-name="T174">array</text:span><text:span text:style-name="T173"> = std::</text:span><text:span text:style-name="T174">array</text:span><text:span text:style-name="T173">&lt;</text:span><text:span text:style-name="T175">T</text:span><text:span text:style-name="T173">,</text:span><text:span text:style-name="T175">N</text:span><text:span text:style-name="T173">&gt;;</text:span></text:p>
            <text:p text:style-name="P18"><text:span text:style-name="T173"><text:s text:c="4"/></text:span></text:p>
            <text:p text:style-name="P18"><text:span text:style-name="T173"><text:s text:c="4"/></text:span><text:span text:style-name="T172">template</text:span><text:span text:style-name="T173">&lt;</text:span><text:span text:style-name="T172">class</text:span><text:span text:style-name="T173"> </text:span><text:span text:style-name="T175">T</text:span><text:span text:style-name="T173">&gt; </text:span></text:p>
            <text:p text:style-name="P18"><text:span text:style-name="T173"><text:s text:c="4"/></text:span><text:span text:style-name="T172">using</text:span><text:span text:style-name="T173"> vector = std::</text:span><text:span text:style-name="T174">vector</text:span><text:span text:style-name="T173">&lt;</text:span><text:span text:style-name="T175">T</text:span><text:span text:style-name="T173">&gt;;</text:span></text:p>
            <text:p><text:span text:style-name="T173">};</text:span></text:p>
          </draw:text-box>
        </draw:frame>
        <draw:frame draw:style-name="gr445" draw:text-style-name="P69" draw:layer="layout" svg:width="11.225cm" svg:height="5.867cm" svg:x="2.075cm" svg:y="12.795cm">
          <draw:text-box>
            <text:p text:style-name="P34"><text:span text:style-name="T137"/></text:p>
            <text:p text:style-name="P18"><text:span text:style-name="T172">template</text:span><text:span text:style-name="T177">&lt;</text:span><text:span text:style-name="T172">class</text:span><text:span text:style-name="T177"> </text:span><text:span text:style-name="T175">ARCH</text:span><text:span text:style-name="T177">&gt;</text:span></text:p>
            <text:p text:style-name="P18"><text:span text:style-name="T137">struct</text:span><text:span text:style-name="T15"> </text:span><text:span text:style-name="T178">DoSomething</text:span></text:p>
            <text:p text:style-name="P34"><text:span text:style-name="T15">{</text:span></text:p>
            <text:p text:style-name="P34"><text:span text:style-name="T15"><text:s text:c="2"/></text:span><text:span text:style-name="T137">static</text:span><text:span text:style-name="T15"> void </text:span><text:span text:style-name="T16">foobar</text:span><text:span text:style-name="T15"> ()</text:span></text:p>
            <text:p text:style-name="P34"><text:span text:style-name="T15"><text:s text:c="2"/></text:span><text:span text:style-name="T15">{</text:span></text:p>
            <text:p text:style-name="P34"><text:span text:style-name="T15"><text:s text:c="4"/></text:span><text:span text:style-name="T172">typename </text:span><text:span text:style-name="T175">ARCH</text:span><text:span text:style-name="T15">::</text:span><text:span text:style-name="T172">template </text:span><text:span text:style-name="T15">vector&lt;int&gt; x;</text:span></text:p>
            <text:p text:style-name="P34"><text:span text:style-name="T15"><text:s text:c="4"/></text:span><text:span text:style-name="T15">x.push_back (1234);</text:span></text:p>
            <text:p text:style-name="P18"><text:span text:style-name="T15"><text:s text:c="2"/></text:span><text:span text:style-name="T15">}</text:span></text:p>
            <text:p text:style-name="P34"><text:span text:style-name="T15">};</text:span></text:p>
          </draw:text-box>
        </draw:frame>
        <draw:frame draw:style-name="gr441" draw:text-style-name="P74" draw:layer="layout" svg:width="24.13cm" svg:height="1.119cm" svg:x="2.105cm" svg:y="3.595cm">
          <draw:text-box>
            <text:p><text:span text:style-name="T176">Two classes providing “array” and “vector” specific to an architecture</text:span></text:p>
          </draw:text-box>
        </draw:frame>
        <draw:frame draw:style-name="gr446" draw:text-style-name="P73" draw:layer="layout" svg:width="9.62cm" svg:height="4.95cm" svg:x="15.31cm" svg:y="5.17cm">
          <draw:text-box>
            <text:p text:style-name="P18"><text:span text:style-name="T172">struct</text:span><text:span text:style-name="T173"> PIM</text:span></text:p>
            <text:p text:style-name="P18"><text:span text:style-name="T15">{</text:span></text:p>
            <text:p><text:span text:style-name="T173"><text:s text:c="4"/></text:span><text:span text:style-name="T172">template</text:span><text:span text:style-name="T173">&lt;</text:span><text:span text:style-name="T172">typename</text:span><text:span text:style-name="T173"> </text:span><text:span text:style-name="T175">T</text:span><text:span text:style-name="T173">, </text:span><text:span text:style-name="T172">int</text:span><text:span text:style-name="T173"> </text:span><text:span text:style-name="T175">N</text:span><text:span text:style-name="T173">&gt; </text:span></text:p>
            <text:p><text:span text:style-name="T173"><text:s text:c="4"/></text:span><text:span text:style-name="T172">using</text:span><text:span text:style-name="T173"> </text:span><text:span text:style-name="T174">array</text:span><text:span text:style-name="T173"> = dpu::</text:span><text:span text:style-name="T174">array</text:span><text:span text:style-name="T173">&lt;</text:span><text:span text:style-name="T175">T</text:span><text:span text:style-name="T173">,</text:span><text:span text:style-name="T175">N</text:span><text:span text:style-name="T173">&gt;;</text:span></text:p>
            <text:p text:style-name="P18"><text:span text:style-name="T173"><text:s text:c="4"/></text:span></text:p>
            <text:p text:style-name="P18"><text:span text:style-name="T173"><text:s text:c="4"/></text:span><text:span text:style-name="T172">template</text:span><text:span text:style-name="T173">&lt;</text:span><text:span text:style-name="T172">class</text:span><text:span text:style-name="T173"> </text:span><text:span text:style-name="T175">T</text:span><text:span text:style-name="T173">&gt; </text:span></text:p>
            <text:p text:style-name="P18"><text:span text:style-name="T173"><text:s text:c="4"/></text:span><text:span text:style-name="T172">using</text:span><text:span text:style-name="T173"> vector = dpu::</text:span><text:span text:style-name="T174">vector</text:span><text:span text:style-name="T173">&lt;</text:span><text:span text:style-name="T175">T</text:span><text:span text:style-name="T173">&gt;;</text:span></text:p>
            <text:p><text:span text:style-name="T173">};</text:span></text:p>
          </draw:text-box>
        </draw:frame>
        <draw:frame draw:style-name="gr447" draw:text-style-name="P77" draw:layer="layout" svg:width="8.986cm" svg:height="3.045cm" svg:x="17.048cm" svg:y="12.495cm">
          <draw:text-box>
            <text:p text:style-name="P75"><text:span text:style-name="T179">int</text:span><text:span text:style-name="T180"> main()</text:span></text:p>
            <text:p text:style-name="P75"><text:span text:style-name="T130">{</text:span></text:p>
            <text:p text:style-name="P75"><text:span text:style-name="T181"><text:s text:c="3"/></text:span><text:span text:style-name="T131">DoSomething&lt;Multicore&gt;::foobar();</text:span></text:p>
            <text:p text:style-name="P76"><text:span text:style-name="T180"><text:s text:c="3"/></text:span><text:span text:style-name="T179">return</text:span><text:span text:style-name="T180"> 0;</text:span></text:p>
            <text:p text:style-name="P75"><text:span text:style-name="T130">}</text:span></text:p>
          </draw:text-box>
        </draw:frame>
        <draw:frame draw:style-name="gr448" draw:text-style-name="P77" draw:layer="layout" svg:width="8.986cm" svg:height="2.855cm" svg:x="17.049cm" svg:y="16.495cm">
          <draw:text-box>
            <text:p text:style-name="P75"><text:span text:style-name="T179">int</text:span><text:span text:style-name="T180"> main()</text:span></text:p>
            <text:p text:style-name="P75"><text:span text:style-name="T130">{</text:span></text:p>
            <text:p text:style-name="P75"><text:span text:style-name="T181"><text:s text:c="3"/></text:span><text:span text:style-name="T131">DoSomething&lt;PIM&gt;::foobar();</text:span></text:p>
            <text:p text:style-name="P76"><text:span text:style-name="T180"><text:s text:c="3"/></text:span><text:span text:style-name="T179">return</text:span><text:span text:style-name="T180"> 0;</text:span></text:p>
            <text:p text:style-name="P75"><text:span text:style-name="T130">}</text:span></text:p>
          </draw:text-box>
        </draw:frame>
        <draw:frame draw:style-name="gr449" draw:text-style-name="P25" draw:layer="layout" svg:width="3.045cm" svg:height="0.873cm" draw:transform="rotate (1.5707963267949) translate (16.32cm 15.54cm)">
          <draw:text-box>
            <text:p text:style-name="P20"><text:span text:style-name="T20">Multicore</text:span></text:p>
          </draw:text-box>
        </draw:frame>
        <draw:frame draw:style-name="gr450" draw:text-style-name="P25" draw:layer="layout" svg:width="2.853cm" svg:height="0.873cm" draw:transform="rotate (1.5707963267949) translate (16.321cm 19.349cm)">
          <draw:text-box>
            <text:p text:style-name="P20"><text:span text:style-name="T20">DPU</text:span></text:p>
          </draw:text-box>
        </draw:frame>
        <draw:custom-shape draw:style-name="gr451" draw:text-style-name="P28" draw:layer="layout" svg:width="1.535cm" svg:height="0.635cm" svg:x="13.535cm" svg:y="14.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1" draw:text-style-name="P28" draw:layer="layout" svg:width="1.535cm" svg:height="0.635cm" svg:x="13.536cm" svg:y="17.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52" draw:text-style-name="P21" draw:layer="layout" svg:width="5.866cm" svg:height="0.873cm" draw:transform="rotate (1.5707963267949) translate (1.221cm 18.662cm)">
          <draw:text-box>
            <text:p text:style-name="P20"><text:span text:style-name="T20">User code</text:span></text:p>
          </draw:text-box>
        </draw:frame>
        <draw:frame draw:style-name="gr453" draw:text-style-name="P21" draw:layer="layout" svg:width="8.255cm" svg:height="0.873cm" draw:transform="rotate (1.5707963267949) translate (1.122cm 11.43cm)">
          <draw:text-box>
            <text:p text:style-name="P20"><text:span text:style-name="T20">BPL Library cod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C++ and its standard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4" draw:text-style-name="P78" draw:layer="layout" svg:width="15.034cm" svg:height="8.07cm" svg:x="1.67cm" svg:y="2.725cm">
          <draw:text-box>
            <text:p text:style-name="P34"><text:span text:style-name="T164"/></text:p>
            <text:p text:style-name="P18"><text:span text:style-name="T161">template</text:span><text:span text:style-name="T162">&lt;</text:span><text:span text:style-name="T161">class</text:span><text:span text:style-name="T162"> </text:span><text:span text:style-name="T163">ARCH</text:span><text:span text:style-name="T162">&gt;</text:span></text:p>
            <text:p text:style-name="P18"><text:span text:style-name="T164">struct</text:span><text:span text:style-name="T165"> </text:span><text:span text:style-name="T166">DoSomething</text:span></text:p>
            <text:p text:style-name="P34"><text:span text:style-name="T165">{</text:span></text:p>
            <text:p text:style-name="P34"><text:span text:style-name="T165"><text:s text:c="2"/></text:span><text:span text:style-name="T164">static</text:span><text:span text:style-name="T165"> void </text:span><text:span text:style-name="T167">foobar</text:span><text:span text:style-name="T165"> ()</text:span></text:p>
            <text:p text:style-name="P34"><text:span text:style-name="T165"><text:s text:c="2"/></text:span><text:span text:style-name="T165">{</text:span></text:p>
            <text:p text:style-name="P34"><text:span text:style-name="T165"><text:s text:c="5"/></text:span><text:span text:style-name="T161">typename </text:span><text:span text:style-name="T163">ARCH</text:span><text:span text:style-name="T165">::</text:span><text:span text:style-name="T161">template </text:span><text:span text:style-name="T165">vector&lt;int&gt; x;</text:span></text:p>
            <text:p text:style-name="P34"><text:span text:style-name="T165"><text:s text:c="5"/></text:span><text:span text:style-name="T165">x.push_back (1234);</text:span></text:p>
            <text:p text:style-name="P34"><text:span text:style-name="T165"/></text:p>
            <text:p text:style-name="P34"><text:span text:style-name="T165"><text:s text:c="5"/></text:span><text:span text:style-name="T161">typename </text:span><text:span text:style-name="T163">ARCH</text:span><text:span text:style-name="T165">::</text:span><text:span text:style-name="T161">template </text:span><text:span text:style-name="T165">array&lt;uint8_t,32&gt; y;</text:span></text:p>
            <text:p text:style-name="P18"><text:span text:style-name="T165"><text:s text:c="2"/></text:span><text:span text:style-name="T165">}</text:span></text:p>
            <text:p text:style-name="P34"><text:span text:style-name="T165">};</text:span></text:p>
          </draw:text-box>
        </draw:frame>
        <draw:frame draw:style-name="gr455" draw:text-style-name="P79" draw:layer="layout" svg:width="10.458cm" svg:height="3.723cm" svg:x="16.84cm" svg:y="2.936cm">
          <draw:text-box>
            <text:p text:style-name="P32"><text:span text:style-name="T182">Now, we use container types specific to the architecture provided by the ARCH template parameter.</text:span></text:p>
          </draw:text-box>
        </draw:frame>
        <draw:frame draw:style-name="gr456" draw:text-style-name="P80" draw:layer="layout" svg:width="8.56cm" svg:height="1.81cm" svg:x="17.84cm" svg:y="7.937cm">
          <draw:text-box>
            <text:p text:style-name="P32"><text:span text:style-name="T182">(a little bit verbose...)</text:span></text:p>
          </draw:text-box>
        </draw:frame>
        <draw:frame draw:style-name="gr457" draw:text-style-name="P21" draw:layer="layout" svg:width="8.07cm" svg:height="0.873cm" draw:transform="rotate (1.5707963267949) translate (0.794cm 10.795cm)">
          <draw:text-box>
            <text:p text:style-name="P20"><text:span text:style-name="T20">User cod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C++ and its standard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8" draw:text-style-name="P78" draw:layer="layout" svg:width="9.289cm" svg:height="8.65cm" svg:x="17.78cm" svg:y="11.63cm">
          <draw:text-box>
            <text:p text:style-name="P34"><text:span text:style-name="T164"/></text:p>
            <text:p text:style-name="P18"><text:span text:style-name="T161">template</text:span><text:span text:style-name="T162">&lt;</text:span><text:span text:style-name="T161">class</text:span><text:span text:style-name="T162"> </text:span><text:span text:style-name="T163">ARCH</text:span><text:span text:style-name="T162">&gt;</text:span></text:p>
            <text:p text:style-name="P34"><text:span text:style-name="T164">struct</text:span><text:span text:style-name="T165"> </text:span><text:span text:style-name="T166">DoSomething</text:span></text:p>
            <text:p text:style-name="P34"><text:span text:style-name="T165">{</text:span></text:p>
            <text:p text:style-name="P18"><text:span text:style-name="T183"><text:s text:c="3"/></text:span><text:span text:style-name="T183">USING (</text:span><text:span text:style-name="T184">ARCH</text:span><text:span text:style-name="T183">);</text:span></text:p>
            <text:p text:style-name="P18"><text:span text:style-name="T185"/></text:p>
            <text:p text:style-name="P34"><text:span text:style-name="T165"><text:s text:c="3"/></text:span><text:span text:style-name="T164">static</text:span><text:span text:style-name="T165"> void </text:span><text:span text:style-name="T167">foobar</text:span><text:span text:style-name="T165"> ()</text:span></text:p>
            <text:p text:style-name="P34"><text:span text:style-name="T165"><text:s text:c="3"/></text:span><text:span text:style-name="T165">{</text:span></text:p>
            <text:p text:style-name="P34"><text:span text:style-name="T165"><text:s text:c="6"/></text:span><text:span text:style-name="T165">vector&lt;int&gt; x;</text:span></text:p>
            <text:p text:style-name="P34"><text:span text:style-name="T165"><text:s text:c="6"/></text:span><text:span text:style-name="T165">x.push_back (1234);</text:span></text:p>
            <text:p text:style-name="P34"><text:span text:style-name="T165"/></text:p>
            <text:p text:style-name="P34"><text:span text:style-name="T165"><text:s text:c="6"/></text:span><text:span text:style-name="T165">array&lt;uint8_t,32&gt; y;</text:span></text:p>
            <text:p text:style-name="P18"><text:span text:style-name="T165"><text:s text:c="3"/></text:span><text:span text:style-name="T165">}</text:span></text:p>
            <text:p text:style-name="P34"><text:span text:style-name="T165">};</text:span></text:p>
          </draw:text-box>
        </draw:frame>
        <draw:frame draw:style-name="gr459" draw:text-style-name="P37" draw:layer="layout" svg:width="10.458cm" svg:height="3.326cm" svg:x="1.44cm" svg:y="15.535cm">
          <draw:text-box>
            <text:p text:style-name="P28"><text:span text:style-name="T70">Possible to limit the verbosity with the help </text:span></text:p>
            <text:p text:style-name="P28"><text:span text:style-name="T70">of a macro...</text:span></text:p>
          </draw:text-box>
        </draw:frame>
        <draw:frame draw:style-name="gr460" draw:text-style-name="P78" draw:layer="layout" svg:width="15.034cm" svg:height="8.07cm" svg:x="1.67cm" svg:y="2.725cm">
          <draw:text-box>
            <text:p text:style-name="P34"><text:span text:style-name="T164"/></text:p>
            <text:p text:style-name="P18"><text:span text:style-name="T161">template</text:span><text:span text:style-name="T162">&lt;</text:span><text:span text:style-name="T161">class</text:span><text:span text:style-name="T162"> </text:span><text:span text:style-name="T163">ARCH</text:span><text:span text:style-name="T162">&gt;</text:span></text:p>
            <text:p text:style-name="P34"><text:span text:style-name="T164">struct</text:span><text:span text:style-name="T165"> </text:span><text:span text:style-name="T166">DoSomething</text:span></text:p>
            <text:p text:style-name="P34"><text:span text:style-name="T165">{</text:span></text:p>
            <text:p text:style-name="P34"><text:span text:style-name="T165"><text:s text:c="2"/></text:span><text:span text:style-name="T164">static</text:span><text:span text:style-name="T165"> void </text:span><text:span text:style-name="T167">foobar</text:span><text:span text:style-name="T165"> ()</text:span></text:p>
            <text:p text:style-name="P34"><text:span text:style-name="T165"><text:s text:c="2"/></text:span><text:span text:style-name="T165">{</text:span></text:p>
            <text:p text:style-name="P34"><text:span text:style-name="T165"><text:s text:c="5"/></text:span><text:span text:style-name="T161">typename </text:span><text:span text:style-name="T163">ARCH</text:span><text:span text:style-name="T165">::</text:span><text:span text:style-name="T161">template </text:span><text:span text:style-name="T165">vector&lt;int&gt; x;</text:span></text:p>
            <text:p text:style-name="P34"><text:span text:style-name="T165"><text:s text:c="5"/></text:span><text:span text:style-name="T165">x.push_back (1234);</text:span></text:p>
            <text:p text:style-name="P34"><text:span text:style-name="T165"/></text:p>
            <text:p text:style-name="P34"><text:span text:style-name="T165"><text:s text:c="5"/></text:span><text:span text:style-name="T161">typename </text:span><text:span text:style-name="T163">ARCH</text:span><text:span text:style-name="T165">::</text:span><text:span text:style-name="T161">template </text:span><text:span text:style-name="T165">array&lt;uint8_t,32&gt; y;</text:span></text:p>
            <text:p text:style-name="P18"><text:span text:style-name="T165"><text:s text:c="2"/></text:span><text:span text:style-name="T165">}</text:span></text:p>
            <text:p text:style-name="P34"><text:span text:style-name="T165">};</text:span></text:p>
          </draw:text-box>
        </draw:frame>
        <draw:custom-shape draw:style-name="gr35" draw:text-style-name="P28" draw:layer="layout" svg:width="2.54cm" svg:height="1.27cm" svg:x="12.67cm" svg:y="15.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61" draw:text-style-name="P79" draw:layer="layout" svg:width="10.458cm" svg:height="3.723cm" svg:x="16.84cm" svg:y="2.936cm">
          <draw:text-box>
            <text:p text:style-name="P32"><text:span text:style-name="T182">Now, we use container types specific to the architecture provided by the ARCH template parameter.</text:span></text:p>
          </draw:text-box>
        </draw:frame>
        <draw:frame draw:style-name="gr462" draw:text-style-name="P80" draw:layer="layout" svg:width="8.56cm" svg:height="1.81cm" svg:x="17.84cm" svg:y="7.937cm">
          <draw:text-box>
            <text:p text:style-name="P32"><text:span text:style-name="T182">(a little bit verbose...)</text:span></text:p>
          </draw:text-box>
        </draw:frame>
        <draw:frame draw:style-name="gr463" draw:text-style-name="P21" draw:layer="layout" svg:width="8.07cm" svg:height="0.873cm" draw:transform="rotate (1.5707963267949) translate (0.794cm 10.795cm)">
          <draw:text-box>
            <text:p text:style-name="P20"><text:span text:style-name="T20">User code</text:span></text:p>
          </draw:text-box>
        </draw:frame>
        <draw:frame draw:style-name="gr464" draw:text-style-name="P21" draw:layer="layout" svg:width="8.65cm" svg:height="0.873cm" draw:transform="rotate (1.5707963267949) translate (16.895cm 20.28cm)">
          <draw:text-box>
            <text:p text:style-name="P20"><text:span text:style-name="T20">User cod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C++ and its standard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5" draw:text-style-name="P81" draw:layer="layout" svg:width="22.419cm" svg:height="5.199cm" svg:x="3.076cm" svg:y="5.596cm">
          <draw:text-box>
            <text:p text:style-name="P18"><text:span text:style-name="T186"/></text:p>
            <text:p text:style-name="P18"><text:span text:style-name="T186"/></text:p>
            <text:p text:style-name="P18"><text:span text:style-name="T179">#define</text:span><text:span text:style-name="T180"> </text:span><text:span text:style-name="T187">USING(NS)</text:span><text:span text:style-name="T180"> \</text:span></text:p>
            <text:p text:style-name="P18"><text:span text:style-name="T180"><text:s text:c="4"/></text:span><text:span text:style-name="T179">template</text:span><text:span text:style-name="T180">&lt;</text:span><text:span text:style-name="T179">class</text:span><text:span text:style-name="T180"> T, </text:span><text:span text:style-name="T179">int</text:span><text:span text:style-name="T180"> N&gt; </text:span><text:span text:style-name="T179">using</text:span><text:span text:style-name="T180"> array <text:s/>= </text:span><text:span text:style-name="T179">typename</text:span><text:span text:style-name="T180"> NS::</text:span><text:span text:style-name="T179">template</text:span><text:span text:style-name="T180"> array&lt;T,N&gt;; \</text:span></text:p>
            <text:p text:style-name="P18"><text:span text:style-name="T180"><text:s text:c="4"/></text:span><text:span text:style-name="T179">template</text:span><text:span text:style-name="T180">&lt;</text:span><text:span text:style-name="T179">class</text:span><text:span text:style-name="T180"> T&gt; <text:s text:c="7"/></text:span><text:span text:style-name="T179">using</text:span><text:span text:style-name="T180"> vector = </text:span><text:span text:style-name="T179">typename</text:span><text:span text:style-name="T180"> NS::</text:span><text:span text:style-name="T179">template</text:span><text:span text:style-name="T180"> vector&lt;T&gt;;</text:span></text:p>
          </draw:text-box>
        </draw:frame>
        <draw:frame draw:style-name="gr466" draw:text-style-name="P37" draw:layer="layout" svg:width="23.96cm" svg:height="1.61cm" svg:x="2.44cm" svg:y="3.635cm">
          <draw:text-box>
            <text:p text:style-name="P28"><text:span text:style-name="T70">Possible to limit the verbosity with the help of a macro...</text:span></text:p>
          </draw:text-box>
        </draw:frame>
        <draw:frame draw:style-name="gr467" draw:text-style-name="P21" draw:layer="layout" svg:width="5.199cm" svg:height="0.952cm" draw:transform="rotate (1.5707963267949) translate (2.223cm 10.795cm)">
          <draw:text-box>
            <text:p text:style-name="P20"><text:span text:style-name="T20">BPL Library cod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Sketches for DPU “std-like” contain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0" draw:text-style-name="P12" draw:layer="layout" svg:width="26.035cm" svg:height="17.32cm" svg:x="1.271cm" svg:y="3.176cm">
          <draw:text-box>
            <text:p><text:span text:style-name="T5">Constraints with WRAM and MRAM</text:span></text:p>
            <text:list text:style-name="L1">
              <text:list-item>
                <text:list>
                  <text:list-item>
                    <text:p text:style-name="P10"><text:span text:style-name="T6">Some of them only, with restricted set of methods</text:span></text:p>
                    <text:p text:style-name="P10"><text:span text:style-name="T7"/></text:p>
                  </text:list-item>
                </text:list>
              </text:list-item>
            </text:list>
            <text:p text:style-name="P11"><text:span text:style-name="T8">Example: <text:s/>std::vector on DPU</text:span></text:p>
            <text:list text:continue-numbering="true" text:style-name="L1">
              <text:list-item>
                <text:list>
                  <text:list-item>
                    <text:p text:style-name="P10"><text:span text:style-name="T6">Just focus on this case for a few minu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std::vector on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8" draw:text-style-name="P82" draw:layer="layout" svg:width="25.4cm" svg:height="15.875cm" svg:x="1.27cm" svg:y="3.178cm">
          <draw:text-box>
            <text:p><text:span text:style-name="T188">Vector holding items of type T</text:span></text:p>
            <text:list text:style-name="L1">
              <text:list-item>
                <text:list>
                  <text:list-item>
                    <text:p text:style-name="P10"><text:span text:style-name="T7">Type known during the object declaration: <text:s text:c="2"/></text:span><text:span text:style-name="T7"><text:tab/></text:span><text:span text:style-name="T7"><text:tab/></text:span><text:span text:style-name="T189">vector&lt;int&gt; x;</text:span></text:p>
                  </text:list-item>
                  <text:list-item>
                    <text:p text:style-name="P10"><text:span text:style-name="T7">Possible to provide a size at initialization:</text:span><text:span text:style-name="T7"><text:tab/></text:span><text:span text:style-name="T7"><text:tab/></text:span><text:span text:style-name="T189">vector&lt;int&gt; x(100);</text:span></text:p>
                  </text:list-item>
                  <text:list-item>
                    <text:p text:style-name="P10"><text:span text:style-name="T7">Possible to reserve some memory:</text:span><text:span text:style-name="T7"><text:tab/></text:span><text:span text:style-name="T7"><text:tab/></text:span><text:span text:style-name="T189">vector&lt;int&gt; x; <text:s text:c="2"/>x.reserve(100);</text:span></text:p>
                  </text:list-item>
                </text:list>
                <text:p text:style-name="P10"><text:span text:style-name="T7"/></text:p>
              </text:list-item>
            </text:list>
            <text:p text:style-name="P10"><text:span text:style-name="T190">Data structure of variable size</text:span></text:p>
            <text:list text:continue-numbering="true" text:style-name="L1">
              <text:list-item>
                <text:list>
                  <text:list-item>
                    <text:p text:style-name="P10"><text:span text:style-name="T7">Adding items dynamically: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189">x.push_back (35);</text:span></text:p>
                  </text:list-item>
                  <text:list-item>
                    <text:p text:style-name="P10"><text:span text:style-name="T7">Dynamic allocation required</text:span><text:span text:style-name="T7"><text:line-break/></text:span><text:span text:style-name="T7"/></text:p>
                  </text:list-item>
                </text:list>
              </text:list-item>
            </text:list>
            <text:p text:style-name="P10"><text:span text:style-name="T190">How to do this on DPU ?</text:span></text:p>
            <text:list text:continue-numbering="true" text:style-name="L1">
              <text:list-item>
                <text:list>
                  <text:list-item>
                    <text:p text:style-name="P10"><text:span text:style-name="T7">Not possible to keep the whole vector in WRAM <text:s/>→ necessarely in MRAM</text:span></text:p>
                  </text:list-item>
                  <text:list-item>
                    <text:p text:style-name="P10"><text:span text:style-name="T7">We can keep a part of the vector in WRAM (and the whole vector in MRAM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7">as an array&lt;T,N&gt; of fixed known size N <text:s text:c="2"/></text:span><text:span text:style-name="T7"><text:tab/></text:span><text:span text:style-name="T7">(WRAM)</text:span></text:p>
                          </text:list-item>
                          <text:list-item>
                            <text:p text:style-name="P10"><text:span text:style-name="T7">as a linked list of array&lt;T,N&gt; <text:s text:c="2"/></text:span><text:span text:style-name="T7"><text:tab/></text:span><text:span text:style-name="T7"><text:tab/></text:span><text:span text:style-name="T7"><text:tab/></text:span><text:span text:style-name="T7"><text:tab/></text:span><text:span text:style-name="T7">(MRAM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std::vector on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38" draw:layer="layout" svg:width="11.965cm" svg:height="4.08cm" svg:x="2.64cm" svg:y="14.351cm">
          <text:p/>
          <draw:enhanced-geometry svg:viewBox="0 0 21600 21600" draw:type="rectangle" draw:enhanced-path="M 0 0 L 21600 0 21600 21600 0 21600 0 0 Z N"/>
        </draw:custom-shape>
        <draw:custom-shape draw:style-name="gr470" draw:text-style-name="P83" draw:layer="layout" svg:width="3.81cm" svg:height="1.27cm" svg:x="2.64cm" svg:y="13.081cm">
          <text:p text:style-name="P83">WRA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1" draw:text-style-name="P84" draw:layer="layout" svg:width="5.613cm" svg:height="1.543cm" svg:x="2.677cm" svg:y="10.608cm">
          <draw:text-box>
            <text:p><text:span text:style-name="T191">vector&lt;int&gt; x;</text:span></text:p>
          </draw:text-box>
        </draw:frame>
        <draw:frame draw:style-name="gr472" draw:text-style-name="P85" draw:layer="layout" svg:width="3.501cm" svg:height="1.038cm" svg:x="2.677cm" svg:y="9.57cm">
          <draw:text-box>
            <text:p><text:span text:style-name="T192">user code</text:span></text:p>
          </draw:text-box>
        </draw:frame>
        <draw:frame draw:style-name="gr473" draw:text-style-name="P84" draw:layer="layout" svg:width="7.685cm" svg:height="2.235cm" svg:x="6.61cm" svg:y="15.431cm">
          <draw:text-box>
            <text:p><text:span text:style-name="T191">Array&lt;int,5&gt; currentBlock;</text:span></text:p>
            <text:p><text:span text:style-name="T191">firstBlockPtr = nullptr;</text:span></text:p>
            <text:p text:style-name="P11"><text:span text:style-name="T191"/></text:p>
          </draw:text-box>
        </draw:frame>
        <draw:g>
          <draw:frame draw:style-name="gr474" draw:text-style-name="P87" draw:layer="layout" svg:width="1.122cm" svg:height="2.731cm" svg:x="3.065cm" svg:y="15.066cm">
            <draw:text-box>
              <text:p text:style-name="P86"><text:span text:style-name="T191">0</text:span></text:p>
              <text:p text:style-name="P86"><text:span text:style-name="T191">1</text:span></text:p>
              <text:p text:style-name="P86"><text:span text:style-name="T191">2</text:span></text:p>
              <text:p text:style-name="P86"><text:span text:style-name="T191">3</text:span></text:p>
              <text:p text:style-name="P86"><text:span text:style-name="T191">4</text:span></text:p>
            </draw:text-box>
          </draw:frame>
          <draw:frame draw:style-name="gr474" draw:text-style-name="P87" draw:layer="layout" svg:width="1.1cm" svg:height="2.731cm" svg:x="4.189cm" svg:y="15.067cm">
            <draw:text-box>
              <text:p text:style-name="P86"><text:span text:style-name="T191">.</text:span></text:p>
              <text:p text:style-name="P86"><text:span text:style-name="T191">.</text:span></text:p>
              <text:p text:style-name="P86"><text:span text:style-name="T191">.</text:span></text:p>
              <text:p text:style-name="P86"><text:span text:style-name="T191">.</text:span></text:p>
              <text:p text:style-name="P86"><text:span text:style-name="T191">.</text:span></text:p>
            </draw:text-box>
          </draw:frame>
        </draw:g>
        <draw:line draw:style-name="gr475" draw:text-style-name="P38" draw:layer="layout" svg:x1="6.61cm" svg:y1="15.876cm" svg:x2="5.289cm" svg:y2="15.876cm">
          <text:p/>
        </draw:line>
        <draw:custom-shape draw:style-name="gr476" draw:text-style-name="P38" draw:layer="layout" svg:width="8.245cm" svg:height="7.89cm" svg:x="17.78cm" svg:y="11.352cm">
          <text:p/>
          <draw:enhanced-geometry svg:viewBox="0 0 21600 21600" draw:type="rectangle" draw:enhanced-path="M 0 0 L 21600 0 21600 21600 0 21600 0 0 Z N"/>
        </draw:custom-shape>
        <draw:custom-shape draw:style-name="gr477" draw:text-style-name="P83" draw:layer="layout" svg:width="3.054cm" svg:height="1.27cm" svg:x="17.78cm" svg:y="10.082cm">
          <text:p text:style-name="P83">MRAM</text:p>
          <draw:enhanced-geometry svg:viewBox="0 0 21600 21600" draw:type="rectangle" draw:enhanced-path="M 0 0 L 21600 0 21600 21600 0 21600 0 0 Z N"/>
        </draw:custom-shape>
        <draw:frame draw:style-name="gr478" draw:text-style-name="P82" draw:layer="layout" svg:width="25.4cm" svg:height="3.321cm" svg:x="1.27cm" svg:y="3.18cm">
          <draw:text-box>
            <text:p text:style-name="P11"><text:span text:style-name="T190">During initialization</text:span></text:p>
            <text:list text:style-name="L1">
              <text:list-item>
                <text:list>
                  <text:list-item>
                    <text:p text:style-name="P10"><text:span text:style-name="T193">The current block is initialized in WRAM</text:span></text:p>
                    <text:p text:style-name="P10"><text:span text:style-name="T19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std::vector on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38" draw:layer="layout" svg:width="11.965cm" svg:height="4.08cm" svg:x="2.64cm" svg:y="14.351cm">
          <text:p/>
          <draw:enhanced-geometry svg:viewBox="0 0 21600 21600" draw:type="rectangle" draw:enhanced-path="M 0 0 L 21600 0 21600 21600 0 21600 0 0 Z N"/>
        </draw:custom-shape>
        <draw:custom-shape draw:style-name="gr470" draw:text-style-name="P83" draw:layer="layout" svg:width="3.81cm" svg:height="1.27cm" svg:x="2.64cm" svg:y="13.081cm">
          <text:p text:style-name="P83">WRA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1" draw:text-style-name="P84" draw:layer="layout" svg:width="5.613cm" svg:height="1.543cm" svg:x="2.677cm" svg:y="10.608cm">
          <draw:text-box>
            <text:p><text:span text:style-name="T191">vector&lt;int&gt; x;</text:span></text:p>
            <text:p><text:span text:style-name="T191">x.push_back (35)</text:span></text:p>
          </draw:text-box>
        </draw:frame>
        <draw:frame draw:style-name="gr472" draw:text-style-name="P85" draw:layer="layout" svg:width="3.501cm" svg:height="1.038cm" svg:x="2.677cm" svg:y="9.57cm">
          <draw:text-box>
            <text:p><text:span text:style-name="T192">user code</text:span></text:p>
          </draw:text-box>
        </draw:frame>
        <draw:frame draw:style-name="gr478" draw:text-style-name="P82" draw:layer="layout" svg:width="25.4cm" svg:height="3.321cm" svg:x="1.27cm" svg:y="3.179cm">
          <draw:text-box>
            <text:p text:style-name="P11"><text:span text:style-name="T190">During insertion</text:span></text:p>
            <text:list text:style-name="L1">
              <text:list-item>
                <text:list>
                  <text:list-item>
                    <text:p text:style-name="P10"><text:span text:style-name="T193">If the current block in WRAM is not full, we add the item</text:span></text:p>
                    <text:p text:style-name="P10"><text:span text:style-name="T194"/></text:p>
                  </text:list-item>
                </text:list>
              </text:list-item>
            </text:list>
          </draw:text-box>
        </draw:frame>
        <draw:custom-shape draw:style-name="gr469" draw:text-style-name="P38" draw:layer="layout" svg:width="11.965cm" svg:height="4.08cm" svg:x="2.64cm" svg:y="14.351cm">
          <text:p/>
          <draw:enhanced-geometry svg:viewBox="0 0 21600 21600" draw:type="rectangle" draw:enhanced-path="M 0 0 L 21600 0 21600 21600 0 21600 0 0 Z N"/>
        </draw:custom-shape>
        <draw:frame draw:style-name="gr473" draw:text-style-name="P84" draw:layer="layout" svg:width="7.685cm" svg:height="2.235cm" svg:x="6.61cm" svg:y="15.431cm">
          <draw:text-box>
            <text:p><text:span text:style-name="T191">Array&lt;int,5&gt; currentBlock;</text:span></text:p>
            <text:p><text:span text:style-name="T191">firstBlockPtr = nullptr;</text:span></text:p>
            <text:p text:style-name="P11"><text:span text:style-name="T191"/></text:p>
          </draw:text-box>
        </draw:frame>
        <draw:g>
          <draw:frame draw:style-name="gr474" draw:text-style-name="P87" draw:layer="layout" svg:width="1.122cm" svg:height="2.731cm" svg:x="3.065cm" svg:y="15.066cm">
            <draw:text-box>
              <text:p text:style-name="P86"><text:span text:style-name="T191">0</text:span></text:p>
              <text:p text:style-name="P86"><text:span text:style-name="T191">1</text:span></text:p>
              <text:p text:style-name="P86"><text:span text:style-name="T191">2</text:span></text:p>
              <text:p text:style-name="P86"><text:span text:style-name="T191">3</text:span></text:p>
              <text:p text:style-name="P86"><text:span text:style-name="T191">4</text:span></text:p>
            </draw:text-box>
          </draw:frame>
          <draw:frame draw:style-name="gr474" draw:text-style-name="P87" draw:layer="layout" svg:width="1.1cm" svg:height="2.731cm" svg:x="4.189cm" svg:y="15.067cm">
            <draw:text-box>
              <text:p text:style-name="P86"><text:span text:style-name="T191">35</text:span></text:p>
              <text:p text:style-name="P86"><text:span text:style-name="T191">.</text:span></text:p>
              <text:p text:style-name="P86"><text:span text:style-name="T191">.</text:span></text:p>
              <text:p text:style-name="P86"><text:span text:style-name="T191">.</text:span></text:p>
              <text:p text:style-name="P86"><text:span text:style-name="T191">.</text:span></text:p>
            </draw:text-box>
          </draw:frame>
        </draw:g>
        <draw:line draw:style-name="gr475" draw:text-style-name="P38" draw:layer="layout" svg:x1="6.61cm" svg:y1="15.876cm" svg:x2="5.289cm" svg:y2="15.876cm">
          <text:p/>
        </draw:line>
        <draw:custom-shape draw:style-name="gr476" draw:text-style-name="P38" draw:layer="layout" svg:width="8.245cm" svg:height="7.89cm" svg:x="17.78cm" svg:y="11.352cm">
          <text:p/>
          <draw:enhanced-geometry svg:viewBox="0 0 21600 21600" draw:type="rectangle" draw:enhanced-path="M 0 0 L 21600 0 21600 21600 0 21600 0 0 Z N"/>
        </draw:custom-shape>
        <draw:custom-shape draw:style-name="gr477" draw:text-style-name="P83" draw:layer="layout" svg:width="3.054cm" svg:height="1.27cm" svg:x="17.78cm" svg:y="10.082cm">
          <text:p text:style-name="P83">MRAM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std::vector on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9" draw:text-style-name="P82" draw:layer="layout" svg:width="25.4cm" svg:height="4.032cm" svg:x="1.27cm" svg:y="3.179cm">
          <draw:text-box>
            <text:p text:style-name="P11"><text:span text:style-name="T190">During insertion</text:span></text:p>
            <text:list text:style-name="L1">
              <text:list-item>
                <text:list>
                  <text:list-item>
                    <text:p text:style-name="P10"><text:span text:style-name="T7">If the current block in WRAM is not full, we add the item</text:span></text:p>
                  </text:list-item>
                  <text:list-item>
                    <text:p text:style-name="P10"><text:span text:style-name="T194">Otherwise, we copy the current block into MRAM and we initialize a new one in WRAM; we can then insert the item.</text:span></text:p>
                  </text:list-item>
                </text:list>
              </text:list-item>
            </text:list>
          </draw:text-box>
        </draw:frame>
        <draw:custom-shape draw:style-name="gr469" draw:text-style-name="P38" draw:layer="layout" svg:width="11.965cm" svg:height="4.08cm" svg:x="2.64cm" svg:y="14.352cm">
          <text:p/>
          <draw:enhanced-geometry svg:viewBox="0 0 21600 21600" draw:type="rectangle" draw:enhanced-path="M 0 0 L 21600 0 21600 21600 0 21600 0 0 Z N"/>
        </draw:custom-shape>
        <draw:custom-shape draw:style-name="gr470" draw:text-style-name="P83" draw:layer="layout" svg:width="3.81cm" svg:height="1.27cm" svg:x="2.64cm" svg:y="13.082cm">
          <text:p text:style-name="P83">WRA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1" draw:text-style-name="P84" draw:layer="layout" svg:width="5.613cm" svg:height="1.543cm" svg:x="2.677cm" svg:y="10.609cm">
          <draw:text-box>
            <text:p><text:span text:style-name="T191">x.push_back (17)</text:span></text:p>
          </draw:text-box>
        </draw:frame>
        <draw:frame draw:style-name="gr472" draw:text-style-name="P85" draw:layer="layout" svg:width="3.501cm" svg:height="1.038cm" svg:x="2.677cm" svg:y="9.571cm">
          <draw:text-box>
            <text:p><text:span text:style-name="T192">user code</text:span></text:p>
          </draw:text-box>
        </draw:frame>
        <draw:g>
          <draw:frame draw:style-name="gr474" draw:text-style-name="P87" draw:layer="layout" svg:width="1.122cm" svg:height="2.731cm" svg:x="3.065cm" svg:y="15.068cm">
            <draw:text-box>
              <text:p text:style-name="P86"><text:span text:style-name="T191">0</text:span></text:p>
              <text:p text:style-name="P86"><text:span text:style-name="T191">1</text:span></text:p>
              <text:p text:style-name="P86"><text:span text:style-name="T191">2</text:span></text:p>
              <text:p text:style-name="P86"><text:span text:style-name="T191">3</text:span></text:p>
              <text:p text:style-name="P86"><text:span text:style-name="T191">4</text:span></text:p>
            </draw:text-box>
          </draw:frame>
          <draw:frame draw:style-name="gr474" draw:text-style-name="P87" draw:layer="layout" svg:width="1.1cm" svg:height="2.731cm" svg:x="4.189cm" svg:y="15.069cm">
            <draw:text-box>
              <text:p text:style-name="P86"><text:span text:style-name="T191">35</text:span></text:p>
              <text:p text:style-name="P86"><text:span text:style-name="T191">56</text:span></text:p>
              <text:p text:style-name="P86"><text:span text:style-name="T191">29</text:span></text:p>
              <text:p text:style-name="P86"><text:span text:style-name="T191">22</text:span></text:p>
              <text:p text:style-name="P86"><text:span text:style-name="T191">44</text:span></text:p>
            </draw:text-box>
          </draw:frame>
        </draw:g>
        <draw:custom-shape draw:style-name="gr480" draw:text-style-name="P89" draw:layer="layout" svg:width="1.905cm" svg:height="1.905cm" svg:x="12.7cm" svg:y="10.161cm">
          <text:p text:style-name="P88"><text:span text:style-name="T19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9" draw:text-style-name="P38" draw:layer="layout" svg:width="11.965cm" svg:height="4.08cm" svg:x="2.64cm" svg:y="14.351cm">
          <text:p/>
          <draw:enhanced-geometry svg:viewBox="0 0 21600 21600" draw:type="rectangle" draw:enhanced-path="M 0 0 L 21600 0 21600 21600 0 21600 0 0 Z N"/>
        </draw:custom-shape>
        <draw:frame draw:style-name="gr473" draw:text-style-name="P84" draw:layer="layout" svg:width="7.685cm" svg:height="2.235cm" svg:x="6.61cm" svg:y="15.431cm">
          <draw:text-box>
            <text:p><text:span text:style-name="T191">Array&lt;int,5&gt; currentBlock;</text:span></text:p>
            <text:p><text:span text:style-name="T191">firstBlockPtr = nullptr;</text:span></text:p>
            <text:p text:style-name="P11"><text:span text:style-name="T191"/></text:p>
          </draw:text-box>
        </draw:frame>
        <draw:line draw:style-name="gr475" draw:text-style-name="P38" draw:layer="layout" svg:x1="6.61cm" svg:y1="15.876cm" svg:x2="5.289cm" svg:y2="15.876cm">
          <text:p/>
        </draw:line>
        <draw:custom-shape draw:style-name="gr476" draw:text-style-name="P38" draw:layer="layout" svg:width="8.245cm" svg:height="7.89cm" svg:x="17.78cm" svg:y="11.352cm">
          <text:p/>
          <draw:enhanced-geometry svg:viewBox="0 0 21600 21600" draw:type="rectangle" draw:enhanced-path="M 0 0 L 21600 0 21600 21600 0 21600 0 0 Z N"/>
        </draw:custom-shape>
        <draw:custom-shape draw:style-name="gr477" draw:text-style-name="P83" draw:layer="layout" svg:width="3.054cm" svg:height="1.27cm" svg:x="17.78cm" svg:y="10.082cm">
          <text:p text:style-name="P83">MRAM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std::vector on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9" draw:text-style-name="P82" draw:layer="layout" svg:width="25.4cm" svg:height="4.032cm" svg:x="1.27cm" svg:y="3.179cm">
          <draw:text-box>
            <text:p text:style-name="P11"><text:span text:style-name="T190">During insertion</text:span></text:p>
            <text:list text:style-name="L1">
              <text:list-item>
                <text:list>
                  <text:list-item>
                    <text:p text:style-name="P10"><text:span text:style-name="T7">If the current block in WRAM is not full, we add the item</text:span></text:p>
                  </text:list-item>
                  <text:list-item>
                    <text:p text:style-name="P10"><text:span text:style-name="T194">Otherwise, we copy the current block into MRAM and we initialize a new one in WRAM; we can then insert the item.</text:span></text:p>
                  </text:list-item>
                </text:list>
              </text:list-item>
            </text:list>
          </draw:text-box>
        </draw:frame>
        <draw:custom-shape draw:style-name="gr476" draw:text-style-name="P38" draw:layer="layout" svg:width="8.245cm" svg:height="7.89cm" svg:x="17.78cm" svg:y="11.352cm">
          <text:p/>
          <draw:enhanced-geometry svg:viewBox="0 0 21600 21600" draw:type="rectangle" draw:enhanced-path="M 0 0 L 21600 0 21600 21600 0 21600 0 0 Z N"/>
        </draw:custom-shape>
        <draw:custom-shape draw:style-name="gr477" draw:text-style-name="P83" draw:layer="layout" svg:width="3.054cm" svg:height="1.27cm" svg:x="17.78cm" svg:y="10.082cm">
          <text:p text:style-name="P83">MRAM</text:p>
          <draw:enhanced-geometry svg:viewBox="0 0 21600 21600" draw:type="rectangle" draw:enhanced-path="M 0 0 L 21600 0 21600 21600 0 21600 0 0 Z N"/>
        </draw:custom-shape>
        <draw:custom-shape draw:style-name="gr469" draw:text-style-name="P38" draw:layer="layout" svg:width="11.965cm" svg:height="4.08cm" svg:x="2.64cm" svg:y="14.352cm">
          <text:p/>
          <draw:enhanced-geometry svg:viewBox="0 0 21600 21600" draw:type="rectangle" draw:enhanced-path="M 0 0 L 21600 0 21600 21600 0 21600 0 0 Z N"/>
        </draw:custom-shape>
        <draw:custom-shape draw:style-name="gr470" draw:text-style-name="P83" draw:layer="layout" svg:width="3.81cm" svg:height="1.27cm" svg:x="2.64cm" svg:y="13.082cm">
          <text:p text:style-name="P83">WRA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1" draw:text-style-name="P84" draw:layer="layout" svg:width="5.613cm" svg:height="1.543cm" svg:x="2.677cm" svg:y="10.609cm">
          <draw:text-box>
            <text:p><text:span text:style-name="T191">x.push_back (17)</text:span></text:p>
          </draw:text-box>
        </draw:frame>
        <draw:frame draw:style-name="gr472" draw:text-style-name="P85" draw:layer="layout" svg:width="3.501cm" svg:height="1.038cm" svg:x="2.677cm" svg:y="9.571cm">
          <draw:text-box>
            <text:p><text:span text:style-name="T192">user code</text:span></text:p>
          </draw:text-box>
        </draw:frame>
        <draw:custom-shape draw:style-name="gr480" draw:text-style-name="P89" draw:layer="layout" svg:width="1.905cm" svg:height="1.905cm" svg:x="12.7cm" svg:y="10.161cm">
          <text:p text:style-name="P88"><text:span text:style-name="T19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474" draw:text-style-name="P87" draw:layer="layout" svg:width="1.122cm" svg:height="2.731cm" svg:x="19.265cm" svg:y="11.867cm">
            <draw:text-box>
              <text:p text:style-name="P86"><text:span text:style-name="T191">0</text:span></text:p>
              <text:p text:style-name="P86"><text:span text:style-name="T191">1</text:span></text:p>
              <text:p text:style-name="P86"><text:span text:style-name="T191">2</text:span></text:p>
              <text:p text:style-name="P86"><text:span text:style-name="T191">3</text:span></text:p>
              <text:p text:style-name="P86"><text:span text:style-name="T191">4</text:span></text:p>
            </draw:text-box>
          </draw:frame>
          <draw:frame draw:style-name="gr474" draw:text-style-name="P87" draw:layer="layout" svg:width="1.1cm" svg:height="2.731cm" svg:x="20.389cm" svg:y="11.868cm">
            <draw:text-box>
              <text:p text:style-name="P86"><text:span text:style-name="T191">35</text:span></text:p>
              <text:p text:style-name="P86"><text:span text:style-name="T191">56</text:span></text:p>
              <text:p text:style-name="P86"><text:span text:style-name="T191">29</text:span></text:p>
              <text:p text:style-name="P86"><text:span text:style-name="T191">22</text:span></text:p>
              <text:p text:style-name="P86"><text:span text:style-name="T191">44</text:span></text:p>
            </draw:text-box>
          </draw:frame>
        </draw:g>
        <draw:frame draw:style-name="gr473" draw:text-style-name="P84" draw:layer="layout" svg:width="7.685cm" svg:height="2.235cm" svg:x="6.61cm" svg:y="15.431cm">
          <draw:text-box>
            <text:p><text:span text:style-name="T191">Array&lt;int,5&gt; currentBlock;</text:span></text:p>
            <text:p><text:span text:style-name="T191">firstBlockPtr = 0x123456;</text:span></text:p>
            <text:p text:style-name="P11"><text:span text:style-name="T191"/></text:p>
          </draw:text-box>
        </draw:frame>
        <draw:line draw:style-name="gr475" draw:text-style-name="P38" draw:layer="layout" svg:x1="6.61cm" svg:y1="15.876cm" svg:x2="5.289cm" svg:y2="15.876cm">
          <text:p/>
        </draw:line>
        <draw:g>
          <draw:frame draw:style-name="gr474" draw:text-style-name="P87" draw:layer="layout" svg:width="1.122cm" svg:height="2.731cm" svg:x="3.065cm" svg:y="15.066cm">
            <draw:text-box>
              <text:p text:style-name="P86"><text:span text:style-name="T191">0</text:span></text:p>
              <text:p text:style-name="P86"><text:span text:style-name="T191">1</text:span></text:p>
              <text:p text:style-name="P86"><text:span text:style-name="T191">2</text:span></text:p>
              <text:p text:style-name="P86"><text:span text:style-name="T191">3</text:span></text:p>
              <text:p text:style-name="P86"><text:span text:style-name="T191">4</text:span></text:p>
            </draw:text-box>
          </draw:frame>
          <draw:frame draw:style-name="gr474" draw:text-style-name="P87" draw:layer="layout" svg:width="1.1cm" svg:height="2.731cm" svg:x="4.189cm" svg:y="15.067cm">
            <draw:text-box>
              <text:p text:style-name="P86"><text:span text:style-name="T191">17</text:span></text:p>
              <text:p text:style-name="P86"><text:span text:style-name="T191">.</text:span></text:p>
              <text:p text:style-name="P86"><text:span text:style-name="T191">.</text:span></text:p>
              <text:p text:style-name="P86"><text:span text:style-name="T191">.</text:span></text:p>
              <text:p text:style-name="P86"><text:span text:style-name="T191">.</text:span></text:p>
            </draw:text-box>
          </draw:frame>
        </draw:g>
        <draw:line draw:style-name="gr481" draw:text-style-name="P38" draw:layer="layout" svg:x1="13.335cm" svg:y1="16.317cm" svg:x2="19.05cm" svg:y2="12.701cm">
          <text:p/>
        </draw:line>
        <draw:frame draw:style-name="gr482" draw:text-style-name="P90" draw:layer="layout" svg:width="2.224cm" svg:height="0.581cm" svg:x="19.265cm" svg:y="14.598cm">
          <draw:text-box>
            <text:p><text:span text:style-name="T196">next = nul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std::vector on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3" draw:text-style-name="P82" draw:layer="layout" svg:width="25.4cm" svg:height="4.384cm" svg:x="1.27cm" svg:y="3.179cm">
          <draw:text-box>
            <text:p text:style-name="P11"><text:span text:style-name="T190">After several insertions</text:span></text:p>
            <text:list text:style-name="L1">
              <text:list-item>
                <text:list>
                  <text:list-item>
                    <text:p text:style-name="P10"><text:span text:style-name="T194">Several blocks are in MRAM</text:span></text:p>
                  </text:list-item>
                  <text:list-item>
                    <text:p text:style-name="P10"><text:span text:style-name="T194">In WRAM, we have a pointer on the first block in MRAM</text:span></text:p>
                    <text:list>
                      <text:list-header>
                        <text:p text:style-name="P10"><text:span text:style-name="T194">→ </text:span><text:span text:style-name="T194">allows to iterate the vector, block after block by using the linked list in MRAM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476" draw:text-style-name="P38" draw:layer="layout" svg:width="8.245cm" svg:height="7.89cm" svg:x="17.78cm" svg:y="11.352cm">
          <text:p/>
          <draw:enhanced-geometry svg:viewBox="0 0 21600 21600" draw:type="rectangle" draw:enhanced-path="M 0 0 L 21600 0 21600 21600 0 21600 0 0 Z N"/>
        </draw:custom-shape>
        <draw:custom-shape draw:style-name="gr477" draw:text-style-name="P83" draw:layer="layout" svg:width="3.054cm" svg:height="1.27cm" svg:x="17.78cm" svg:y="10.082cm">
          <text:p text:style-name="P83">MRAM</text:p>
          <draw:enhanced-geometry svg:viewBox="0 0 21600 21600" draw:type="rectangle" draw:enhanced-path="M 0 0 L 21600 0 21600 21600 0 21600 0 0 Z N"/>
        </draw:custom-shape>
        <draw:custom-shape draw:style-name="gr469" draw:text-style-name="P38" draw:layer="layout" svg:width="11.965cm" svg:height="4.08cm" svg:x="2.64cm" svg:y="14.352cm">
          <text:p/>
          <draw:enhanced-geometry svg:viewBox="0 0 21600 21600" draw:type="rectangle" draw:enhanced-path="M 0 0 L 21600 0 21600 21600 0 21600 0 0 Z N"/>
        </draw:custom-shape>
        <draw:custom-shape draw:style-name="gr470" draw:text-style-name="P83" draw:layer="layout" svg:width="3.81cm" svg:height="1.27cm" svg:x="2.64cm" svg:y="13.082cm">
          <text:p text:style-name="P83">WRAM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74" draw:text-style-name="P87" draw:layer="layout" svg:width="1.122cm" svg:height="2.731cm" svg:x="19.265cm" svg:y="11.867cm">
            <draw:text-box>
              <text:p text:style-name="P86"><text:span text:style-name="T191">0</text:span></text:p>
              <text:p text:style-name="P86"><text:span text:style-name="T191">1</text:span></text:p>
              <text:p text:style-name="P86"><text:span text:style-name="T191">2</text:span></text:p>
              <text:p text:style-name="P86"><text:span text:style-name="T191">3</text:span></text:p>
              <text:p text:style-name="P86"><text:span text:style-name="T191">4</text:span></text:p>
            </draw:text-box>
          </draw:frame>
          <draw:frame draw:style-name="gr474" draw:text-style-name="P87" draw:layer="layout" svg:width="1.1cm" svg:height="2.731cm" svg:x="20.389cm" svg:y="11.868cm">
            <draw:text-box>
              <text:p text:style-name="P86"><text:span text:style-name="T191">35</text:span></text:p>
              <text:p text:style-name="P86"><text:span text:style-name="T191">56</text:span></text:p>
              <text:p text:style-name="P86"><text:span text:style-name="T191">29</text:span></text:p>
              <text:p text:style-name="P86"><text:span text:style-name="T191">22</text:span></text:p>
              <text:p text:style-name="P86"><text:span text:style-name="T191">44</text:span></text:p>
            </draw:text-box>
          </draw:frame>
        </draw:g>
        <draw:frame draw:style-name="gr473" draw:text-style-name="P84" draw:layer="layout" svg:width="7.685cm" svg:height="2.235cm" svg:x="6.61cm" svg:y="15.431cm">
          <draw:text-box>
            <text:p><text:span text:style-name="T191">Array&lt;int,5&gt; currentBlock;</text:span></text:p>
            <text:p><text:span text:style-name="T191">firstBlockPtr = 0x123456;</text:span></text:p>
            <text:p text:style-name="P11"><text:span text:style-name="T191"/></text:p>
          </draw:text-box>
        </draw:frame>
        <draw:line draw:style-name="gr475" draw:text-style-name="P38" draw:layer="layout" svg:x1="6.61cm" svg:y1="15.876cm" svg:x2="5.289cm" svg:y2="15.876cm">
          <text:p/>
        </draw:line>
        <draw:g>
          <draw:frame draw:style-name="gr474" draw:text-style-name="P87" draw:layer="layout" svg:width="1.122cm" svg:height="2.731cm" svg:x="3.065cm" svg:y="15.066cm">
            <draw:text-box>
              <text:p text:style-name="P86"><text:span text:style-name="T191">0</text:span></text:p>
              <text:p text:style-name="P86"><text:span text:style-name="T191">1</text:span></text:p>
              <text:p text:style-name="P86"><text:span text:style-name="T191">2</text:span></text:p>
              <text:p text:style-name="P86"><text:span text:style-name="T191">3</text:span></text:p>
              <text:p text:style-name="P86"><text:span text:style-name="T191">4</text:span></text:p>
            </draw:text-box>
          </draw:frame>
          <draw:frame draw:style-name="gr474" draw:text-style-name="P87" draw:layer="layout" svg:width="1.1cm" svg:height="2.731cm" svg:x="4.189cm" svg:y="15.067cm">
            <draw:text-box>
              <text:p text:style-name="P86"><text:span text:style-name="T191">14</text:span></text:p>
              <text:p text:style-name="P86"><text:span text:style-name="T191">74</text:span></text:p>
              <text:p text:style-name="P86"><text:span text:style-name="T191">98</text:span></text:p>
              <text:p text:style-name="P86"><text:span text:style-name="T191">.</text:span></text:p>
              <text:p text:style-name="P86"><text:span text:style-name="T191">.</text:span></text:p>
            </draw:text-box>
          </draw:frame>
        </draw:g>
        <draw:line draw:style-name="gr481" draw:text-style-name="P38" draw:layer="layout" svg:x1="13.335cm" svg:y1="16.317cm" svg:x2="19.05cm" svg:y2="12.701cm">
          <text:p/>
        </draw:line>
        <draw:frame draw:style-name="gr482" draw:text-style-name="P90" draw:layer="layout" svg:width="2.224cm" svg:height="0.581cm" svg:x="19.265cm" svg:y="14.598cm">
          <draw:text-box>
            <text:p><text:span text:style-name="T196">next =</text:span></text:p>
          </draw:text-box>
        </draw:frame>
        <draw:g>
          <draw:frame draw:style-name="gr474" draw:text-style-name="P87" draw:layer="layout" svg:width="1.122cm" svg:height="2.731cm" svg:x="22.865cm" svg:y="14.867cm">
            <draw:text-box>
              <text:p text:style-name="P86"><text:span text:style-name="T191">0</text:span></text:p>
              <text:p text:style-name="P86"><text:span text:style-name="T191">1</text:span></text:p>
              <text:p text:style-name="P86"><text:span text:style-name="T191">2</text:span></text:p>
              <text:p text:style-name="P86"><text:span text:style-name="T191">3</text:span></text:p>
              <text:p text:style-name="P86"><text:span text:style-name="T191">4</text:span></text:p>
            </draw:text-box>
          </draw:frame>
          <draw:frame draw:style-name="gr474" draw:text-style-name="P87" draw:layer="layout" svg:width="1.1cm" svg:height="2.731cm" svg:x="23.989cm" svg:y="14.868cm">
            <draw:text-box>
              <text:p text:style-name="P86"><text:span text:style-name="T191">17</text:span></text:p>
              <text:p text:style-name="P86"><text:span text:style-name="T191">19</text:span></text:p>
              <text:p text:style-name="P86"><text:span text:style-name="T191">21</text:span></text:p>
              <text:p text:style-name="P86"><text:span text:style-name="T191">23</text:span></text:p>
              <text:p text:style-name="P86"><text:span text:style-name="T191">25</text:span></text:p>
            </draw:text-box>
          </draw:frame>
        </draw:g>
        <draw:frame draw:style-name="gr482" draw:text-style-name="P90" draw:layer="layout" svg:width="2.224cm" svg:height="0.581cm" svg:x="22.865cm" svg:y="17.598cm">
          <draw:text-box>
            <text:p><text:span text:style-name="T196">next = null</text:span></text:p>
          </draw:text-box>
        </draw:frame>
        <draw:line draw:style-name="gr484" draw:text-style-name="P38" draw:layer="layout" svg:x1="20.733cm" svg:y1="14.842cm" svg:x2="22.86cm" svg:y2="15.241cm">
          <text:p/>
        </draw:line>
        <presentation:notes draw:style-name="dp2">
          <draw:page-thumbnail draw:style-name="gr3" draw:layer="layout" svg:width="19.798cm" svg:height="11.136cm" svg:x="0.6cm" svg:y="2.257cm" draw:page-number="1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std::vector on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5" draw:text-style-name="P82" draw:layer="layout" svg:width="25.4cm" svg:height="7.602cm" svg:x="1.27cm" svg:y="3.179cm">
          <draw:text-box>
            <text:p text:style-name="P11"><text:span text:style-name="T190">Remarks</text:span></text:p>
            <text:list text:style-name="L1">
              <text:list-item>
                <text:list>
                  <text:list-item>
                    <text:p text:style-name="P10"><text:span text:style-name="T194">We need an allocator in MRAM, shared by the tasklets</text:span></text:p>
                  </text:list-item>
                  <text:list-item>
                    <text:p text:style-name="P10"><text:span text:style-name="T194">Size N of the block </text:span><text:span text:style-name="T118">array&lt;T,N&gt;</text:span><text:span text:style-name="T194"> is important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1"><text:span text:style-name="T21">Statically defined if we use </text:span><text:span text:style-name="T118">array&lt;T,N&gt;</text:span></text:p>
                          </text:list-item>
                          <text:list-item>
                            <text:p text:style-name="P91"><text:span text:style-name="T21">Can not be too big because </text:span><text:span text:style-name="T118">array&lt;T,N&gt;</text:span><text:span text:style-name="T197"> has to be in the stack</text:span></text:p>
                          </text:list-item>
                          <text:list-item>
                            <text:p text:style-name="P91"><text:span text:style-name="T197">Minimization of transfers number WRAM / MRAM</text:span></text:p>
                          </text:list-item>
                          <text:list-item>
                            <text:p text:style-name="P91"><text:span text:style-name="T197">Items number of the linked list more or less big</text:span></text:p>
                            <text:p text:style-name="P91"><text:span text:style-name="T198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76" draw:text-style-name="P38" draw:layer="layout" svg:width="8.245cm" svg:height="7.89cm" svg:x="17.78cm" svg:y="12.352cm">
          <text:p/>
          <draw:enhanced-geometry svg:viewBox="0 0 21600 21600" draw:type="rectangle" draw:enhanced-path="M 0 0 L 21600 0 21600 21600 0 21600 0 0 Z N"/>
        </draw:custom-shape>
        <draw:custom-shape draw:style-name="gr477" draw:text-style-name="P83" draw:layer="layout" svg:width="3.054cm" svg:height="1.27cm" svg:x="17.78cm" svg:y="11.082cm">
          <text:p text:style-name="P83">MRAM</text:p>
          <draw:enhanced-geometry svg:viewBox="0 0 21600 21600" draw:type="rectangle" draw:enhanced-path="M 0 0 L 21600 0 21600 21600 0 21600 0 0 Z N"/>
        </draw:custom-shape>
        <draw:custom-shape draw:style-name="gr469" draw:text-style-name="P38" draw:layer="layout" svg:width="11.965cm" svg:height="4.08cm" svg:x="2.64cm" svg:y="15.352cm">
          <text:p/>
          <draw:enhanced-geometry svg:viewBox="0 0 21600 21600" draw:type="rectangle" draw:enhanced-path="M 0 0 L 21600 0 21600 21600 0 21600 0 0 Z N"/>
        </draw:custom-shape>
        <draw:custom-shape draw:style-name="gr470" draw:text-style-name="P83" draw:layer="layout" svg:width="3.81cm" svg:height="1.27cm" svg:x="2.64cm" svg:y="14.082cm">
          <text:p text:style-name="P83">WRAM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74" draw:text-style-name="P87" draw:layer="layout" svg:width="1.122cm" svg:height="2.731cm" svg:x="19.265cm" svg:y="12.867cm">
            <draw:text-box>
              <text:p text:style-name="P86"><text:span text:style-name="T191">0</text:span></text:p>
              <text:p text:style-name="P86"><text:span text:style-name="T191">1</text:span></text:p>
              <text:p text:style-name="P86"><text:span text:style-name="T191">2</text:span></text:p>
              <text:p text:style-name="P86"><text:span text:style-name="T191">3</text:span></text:p>
              <text:p text:style-name="P86"><text:span text:style-name="T191">4</text:span></text:p>
            </draw:text-box>
          </draw:frame>
          <draw:frame draw:style-name="gr474" draw:text-style-name="P87" draw:layer="layout" svg:width="1.1cm" svg:height="2.731cm" svg:x="20.389cm" svg:y="12.868cm">
            <draw:text-box>
              <text:p text:style-name="P86"><text:span text:style-name="T191">35</text:span></text:p>
              <text:p text:style-name="P86"><text:span text:style-name="T191">56</text:span></text:p>
              <text:p text:style-name="P86"><text:span text:style-name="T191">29</text:span></text:p>
              <text:p text:style-name="P86"><text:span text:style-name="T191">22</text:span></text:p>
              <text:p text:style-name="P86"><text:span text:style-name="T191">44</text:span></text:p>
            </draw:text-box>
          </draw:frame>
        </draw:g>
        <draw:frame draw:style-name="gr473" draw:text-style-name="P84" draw:layer="layout" svg:width="7.685cm" svg:height="2.235cm" svg:x="6.61cm" svg:y="16.431cm">
          <draw:text-box>
            <text:p><text:span text:style-name="T191">Array&lt;int,5&gt; currentBlock;</text:span></text:p>
            <text:p><text:span text:style-name="T191">firstBlockPtr = 0x123456;</text:span></text:p>
            <text:p text:style-name="P11"><text:span text:style-name="T191"/></text:p>
          </draw:text-box>
        </draw:frame>
        <draw:line draw:style-name="gr475" draw:text-style-name="P38" draw:layer="layout" svg:x1="6.61cm" svg:y1="16.876cm" svg:x2="5.289cm" svg:y2="16.876cm">
          <text:p/>
        </draw:line>
        <draw:g>
          <draw:frame draw:style-name="gr474" draw:text-style-name="P87" draw:layer="layout" svg:width="1.122cm" svg:height="2.731cm" svg:x="3.065cm" svg:y="16.066cm">
            <draw:text-box>
              <text:p text:style-name="P86"><text:span text:style-name="T191">0</text:span></text:p>
              <text:p text:style-name="P86"><text:span text:style-name="T191">1</text:span></text:p>
              <text:p text:style-name="P86"><text:span text:style-name="T191">2</text:span></text:p>
              <text:p text:style-name="P86"><text:span text:style-name="T191">3</text:span></text:p>
              <text:p text:style-name="P86"><text:span text:style-name="T191">4</text:span></text:p>
            </draw:text-box>
          </draw:frame>
          <draw:frame draw:style-name="gr474" draw:text-style-name="P87" draw:layer="layout" svg:width="1.1cm" svg:height="2.731cm" svg:x="4.189cm" svg:y="16.067cm">
            <draw:text-box>
              <text:p text:style-name="P86"><text:span text:style-name="T191">14</text:span></text:p>
              <text:p text:style-name="P86"><text:span text:style-name="T191">74</text:span></text:p>
              <text:p text:style-name="P86"><text:span text:style-name="T191">98</text:span></text:p>
              <text:p text:style-name="P86"><text:span text:style-name="T191">.</text:span></text:p>
              <text:p text:style-name="P86"><text:span text:style-name="T191">.</text:span></text:p>
            </draw:text-box>
          </draw:frame>
        </draw:g>
        <draw:line draw:style-name="gr481" draw:text-style-name="P38" draw:layer="layout" svg:x1="13.335cm" svg:y1="17.317cm" svg:x2="19.05cm" svg:y2="13.701cm">
          <text:p/>
        </draw:line>
        <draw:frame draw:style-name="gr482" draw:text-style-name="P90" draw:layer="layout" svg:width="2.224cm" svg:height="0.581cm" svg:x="19.265cm" svg:y="15.598cm">
          <draw:text-box>
            <text:p><text:span text:style-name="T196">next =</text:span></text:p>
          </draw:text-box>
        </draw:frame>
        <draw:g>
          <draw:frame draw:style-name="gr474" draw:text-style-name="P87" draw:layer="layout" svg:width="1.122cm" svg:height="2.731cm" svg:x="22.865cm" svg:y="15.867cm">
            <draw:text-box>
              <text:p text:style-name="P86"><text:span text:style-name="T191">0</text:span></text:p>
              <text:p text:style-name="P86"><text:span text:style-name="T191">1</text:span></text:p>
              <text:p text:style-name="P86"><text:span text:style-name="T191">2</text:span></text:p>
              <text:p text:style-name="P86"><text:span text:style-name="T191">3</text:span></text:p>
              <text:p text:style-name="P86"><text:span text:style-name="T191">4</text:span></text:p>
            </draw:text-box>
          </draw:frame>
          <draw:frame draw:style-name="gr474" draw:text-style-name="P87" draw:layer="layout" svg:width="1.1cm" svg:height="2.731cm" svg:x="23.989cm" svg:y="15.868cm">
            <draw:text-box>
              <text:p text:style-name="P86"><text:span text:style-name="T191">17</text:span></text:p>
              <text:p text:style-name="P86"><text:span text:style-name="T191">19</text:span></text:p>
              <text:p text:style-name="P86"><text:span text:style-name="T191">21</text:span></text:p>
              <text:p text:style-name="P86"><text:span text:style-name="T191">23</text:span></text:p>
              <text:p text:style-name="P86"><text:span text:style-name="T191">25</text:span></text:p>
            </draw:text-box>
          </draw:frame>
        </draw:g>
        <draw:frame draw:style-name="gr482" draw:text-style-name="P90" draw:layer="layout" svg:width="2.224cm" svg:height="0.581cm" svg:x="22.865cm" svg:y="18.598cm">
          <draw:text-box>
            <text:p><text:span text:style-name="T196">next = null</text:span></text:p>
          </draw:text-box>
        </draw:frame>
        <draw:line draw:style-name="gr484" draw:text-style-name="P38" draw:layer="layout" svg:x1="20.733cm" svg:y1="15.842cm" svg:x2="22.86cm" svg:y2="16.241cm">
          <text:p/>
        </draw:line>
        <presentation:notes draw:style-name="dp2">
          <draw:page-thumbnail draw:style-name="gr3" draw:layer="layout" svg:width="19.798cm" svg:height="11.136cm" svg:x="0.6cm" svg:y="2.257cm" draw:page-number="1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std::vector on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6" draw:text-style-name="P82" draw:layer="layout" svg:width="25.4cm" svg:height="9.554cm" svg:x="1.27cm" svg:y="2.879cm">
          <draw:text-box>
            <text:p text:style-name="P11"><text:span text:style-name="T190">Remarks : using insertion method ‘push_back’</text:span></text:p>
            <text:list text:style-name="L1">
              <text:list-item>
                <text:list>
                  <text:list-item>
                    <text:p text:style-name="P10"><text:span text:style-name="T194">If the vector is a global object, <text:s/>possible to have concurrent access between tasklets.</text:span></text:p>
                  </text:list-item>
                  <text:list-item>
                    <text:p text:style-name="P10"><text:span text:style-name="T194">‘</text:span><text:span text:style-name="T194">push_back’: synchonization has to be done only when a full block of N items has to be copied in MRAM </text:span></text:p>
                    <text:list>
                      <text:list-item>
                        <text:list>
                          <text:list-header>
                            <text:p text:style-name="P10"><text:span text:style-name="T194">→ <text:s/></text:span><text:span text:style-name="T194">synchro only every N&gt;1 items (not every item)</text:span>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10"><text:span text:style-name="T194">On the other hand, syncho can be avoided if the vector is local to the “main” function of the tasklet</text:span></text:p>
                    <text:list>
                      <text:list-item>
                        <text:list>
                          <text:list-header>
                            <text:p text:style-name="P10"><text:span text:style-name="T194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91"><text:span text:style-name="T198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87" draw:text-style-name="P38" draw:layer="layout" svg:width="5.08cm" svg:height="4.264cm" svg:x="17.78cm" svg:y="15.652cm">
          <text:p/>
          <draw:enhanced-geometry svg:viewBox="0 0 21600 21600" draw:type="rectangle" draw:enhanced-path="M 0 0 L 21600 0 21600 21600 0 21600 0 0 Z N"/>
        </draw:custom-shape>
        <draw:custom-shape draw:style-name="gr477" draw:text-style-name="P83" draw:layer="layout" svg:width="3.054cm" svg:height="1.27cm" svg:x="17.78cm" svg:y="14.382cm">
          <text:p text:style-name="P83">MRAM</text:p>
          <draw:enhanced-geometry svg:viewBox="0 0 21600 21600" draw:type="rectangle" draw:enhanced-path="M 0 0 L 21600 0 21600 21600 0 21600 0 0 Z N"/>
        </draw:custom-shape>
        <draw:g>
          <draw:frame draw:style-name="gr474" draw:text-style-name="P87" draw:layer="layout" svg:width="1.122cm" svg:height="2.731cm" svg:x="19.265cm" svg:y="16.167cm">
            <draw:text-box>
              <text:p text:style-name="P86"><text:span text:style-name="T191">0</text:span></text:p>
              <text:p text:style-name="P86"><text:span text:style-name="T191">1</text:span></text:p>
              <text:p text:style-name="P86"><text:span text:style-name="T191">2</text:span></text:p>
              <text:p text:style-name="P86"><text:span text:style-name="T191">3</text:span></text:p>
              <text:p text:style-name="P86"><text:span text:style-name="T191">4</text:span></text:p>
            </draw:text-box>
          </draw:frame>
          <draw:frame draw:style-name="gr474" draw:text-style-name="P87" draw:layer="layout" svg:width="1.1cm" svg:height="2.731cm" svg:x="20.389cm" svg:y="16.168cm">
            <draw:text-box>
              <text:p text:style-name="P86"><text:span text:style-name="T191">35</text:span></text:p>
              <text:p text:style-name="P86"><text:span text:style-name="T191">56</text:span></text:p>
              <text:p text:style-name="P86"><text:span text:style-name="T191">29</text:span></text:p>
              <text:p text:style-name="P86"><text:span text:style-name="T191">22</text:span></text:p>
              <text:p text:style-name="P86"><text:span text:style-name="T191">44</text:span></text:p>
            </draw:text-box>
          </draw:frame>
        </draw:g>
        <draw:line draw:style-name="gr481" draw:text-style-name="P38" draw:layer="layout" svg:x1="13.335cm" svg:y1="18.281cm" svg:x2="19.05cm" svg:y2="17.646cm">
          <text:p/>
        </draw:line>
        <draw:frame draw:style-name="gr482" draw:text-style-name="P90" draw:layer="layout" svg:width="2.224cm" svg:height="0.581cm" svg:x="19.265cm" svg:y="18.898cm">
          <draw:text-box>
            <text:p><text:span text:style-name="T196">next =</text:span></text:p>
          </draw:text-box>
        </draw:frame>
        <draw:frame draw:style-name="gr473" draw:text-style-name="P84" draw:layer="layout" svg:width="6.212cm" svg:height="2.235cm" svg:x="2.678cm" svg:y="12.709cm">
          <draw:text-box>
            <text:p><text:span text:style-name="T191">vector&lt;int&gt; x;</text:span></text:p>
            <text:p><text:span text:style-name="T191">int main ()  </text:span></text:p>
            <text:p><text:span text:style-name="T191">{ <text:s/>x.push_back(35); }</text:span></text:p>
          </draw:text-box>
        </draw:frame>
        <draw:frame draw:style-name="gr472" draw:text-style-name="P85" draw:layer="layout" svg:width="3.501cm" svg:height="1.038cm" svg:x="2.678cm" svg:y="11.671cm">
          <draw:text-box>
            <text:p><text:span text:style-name="T192">global</text:span></text:p>
          </draw:text-box>
        </draw:frame>
        <draw:custom-shape draw:style-name="gr488" draw:text-style-name="P38" draw:layer="layout" svg:width="11.965cm" svg:height="3.534cm" svg:x="2.64cm" svg:y="16.552cm">
          <text:p/>
          <draw:enhanced-geometry svg:viewBox="0 0 21600 21600" draw:type="rectangle" draw:enhanced-path="M 0 0 L 21600 0 21600 21600 0 21600 0 0 Z N"/>
        </draw:custom-shape>
        <draw:custom-shape draw:style-name="gr470" draw:text-style-name="P83" draw:layer="layout" svg:width="3.81cm" svg:height="1.27cm" svg:x="2.64cm" svg:y="15.282cm">
          <text:p text:style-name="P83">WRAM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74" draw:text-style-name="P87" draw:layer="layout" svg:width="1.122cm" svg:height="2.731cm" svg:x="3.065cm" svg:y="16.968cm">
            <draw:text-box>
              <text:p text:style-name="P86"><text:span text:style-name="T191">0</text:span></text:p>
              <text:p text:style-name="P86"><text:span text:style-name="T191">1</text:span></text:p>
              <text:p text:style-name="P86"><text:span text:style-name="T191">2</text:span></text:p>
              <text:p text:style-name="P86"><text:span text:style-name="T191">3</text:span></text:p>
              <text:p text:style-name="P86"><text:span text:style-name="T191">4</text:span></text:p>
            </draw:text-box>
          </draw:frame>
          <draw:frame draw:style-name="gr474" draw:text-style-name="P87" draw:layer="layout" svg:width="1.1cm" svg:height="2.731cm" svg:x="4.189cm" svg:y="16.969cm">
            <draw:text-box>
              <text:p text:style-name="P86"><text:span text:style-name="T191">35</text:span></text:p>
              <text:p text:style-name="P86"><text:span text:style-name="T191">56</text:span></text:p>
              <text:p text:style-name="P86"><text:span text:style-name="T191">29</text:span></text:p>
              <text:p text:style-name="P86"><text:span text:style-name="T191">22</text:span></text:p>
              <text:p text:style-name="P86"><text:span text:style-name="T191">44</text:span></text:p>
            </draw:text-box>
          </draw:frame>
        </draw:g>
        <draw:frame draw:style-name="gr473" draw:text-style-name="P84" draw:layer="layout" svg:width="7.685cm" svg:height="2.235cm" svg:x="6.61cm" svg:y="17.331cm">
          <draw:text-box>
            <text:p><text:span text:style-name="T191">Array&lt;int,5&gt; currentBlock;</text:span></text:p>
            <text:p><text:span text:style-name="T191">firstBlockPtr = nullptr;</text:span></text:p>
            <text:p text:style-name="P11"><text:span text:style-name="T191"/></text:p>
          </draw:text-box>
        </draw:frame>
        <draw:line draw:style-name="gr475" draw:text-style-name="P38" draw:layer="layout" svg:x1="6.61cm" svg:y1="17.776cm" svg:x2="5.289cm" svg:y2="17.776cm">
          <text:p/>
        </draw:line>
        <draw:frame draw:style-name="gr489" draw:text-style-name="P84" draw:layer="layout" svg:width="6.197cm" svg:height="3.227cm" svg:x="9.678cm" svg:y="12.71cm">
          <draw:text-box>
            <text:p><text:span text:style-name="T191">int main ()  </text:span></text:p>
            <text:p><text:span text:style-name="T15">{ </text:span></text:p>
            <text:p><text:span text:style-name="T15"><text:s text:c="2"/></text:span><text:span text:style-name="T191">vector&lt;int&gt; x; </text:span><text:span text:style-name="T191"><text:line-break/></text:span><text:span text:style-name="T191"> <text:s/>x.push_back(35); </text:span></text:p>
            <text:p><text:span text:style-name="T191">}</text:span></text:p>
            <text:p><text:span text:style-name="T191"/></text:p>
          </draw:text-box>
        </draw:frame>
        <draw:frame draw:style-name="gr472" draw:text-style-name="P85" draw:layer="layout" svg:width="3.501cm" svg:height="1.038cm" svg:x="9.678cm" svg:y="11.672cm">
          <draw:text-box>
            <text:p><text:span text:style-name="T192">loca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std::vector on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0" draw:text-style-name="P82" draw:layer="layout" svg:width="25.4cm" svg:height="5.832cm" svg:x="1.27cm" svg:y="3.179cm">
          <draw:text-box>
            <text:p text:style-name="P11"><text:span text:style-name="T190">Remark: random access</text:span></text:p>
            <text:list text:style-name="L1">
              <text:list-item>
                <text:list>
                  <text:list-item>
                    <text:p text:style-name="P10"><text:span text:style-name="T194">i.e. <text:s/></text:span><text:span text:style-name="T199">operator [] <text:s/>(size_t i)</text:span></text:p>
                  </text:list-item>
                  <text:list-item>
                    <text:p text:style-name="P10"><text:span text:style-name="T194">Knowing ‘i’ and the block size allows to compute the block number where the item is.</text:span></text:p>
                  </text:list-item>
                  <text:list-item>
                    <text:p text:style-name="P10"><text:span text:style-name="T194">On the other hand, a linked list implementation forbids to directly access to the given block.</text:span></text:p>
                  </text:list-item>
                </text:list>
              </text:list-item>
            </text:list>
          </draw:text-box>
        </draw:frame>
        <draw:custom-shape draw:style-name="gr476" draw:text-style-name="P38" draw:layer="layout" svg:width="8.245cm" svg:height="7.89cm" svg:x="17.78cm" svg:y="12.352cm">
          <text:p/>
          <draw:enhanced-geometry svg:viewBox="0 0 21600 21600" draw:type="rectangle" draw:enhanced-path="M 0 0 L 21600 0 21600 21600 0 21600 0 0 Z N"/>
        </draw:custom-shape>
        <draw:custom-shape draw:style-name="gr477" draw:text-style-name="P83" draw:layer="layout" svg:width="3.054cm" svg:height="1.27cm" svg:x="17.78cm" svg:y="11.082cm">
          <text:p text:style-name="P83">MRAM</text:p>
          <draw:enhanced-geometry svg:viewBox="0 0 21600 21600" draw:type="rectangle" draw:enhanced-path="M 0 0 L 21600 0 21600 21600 0 21600 0 0 Z N"/>
        </draw:custom-shape>
        <draw:custom-shape draw:style-name="gr469" draw:text-style-name="P38" draw:layer="layout" svg:width="11.965cm" svg:height="4.08cm" svg:x="2.64cm" svg:y="15.352cm">
          <text:p/>
          <draw:enhanced-geometry svg:viewBox="0 0 21600 21600" draw:type="rectangle" draw:enhanced-path="M 0 0 L 21600 0 21600 21600 0 21600 0 0 Z N"/>
        </draw:custom-shape>
        <draw:custom-shape draw:style-name="gr470" draw:text-style-name="P83" draw:layer="layout" svg:width="3.81cm" svg:height="1.27cm" svg:x="2.64cm" svg:y="14.082cm">
          <text:p text:style-name="P83">WRAM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74" draw:text-style-name="P87" draw:layer="layout" svg:width="1.122cm" svg:height="2.731cm" svg:x="19.265cm" svg:y="12.867cm">
            <draw:text-box>
              <text:p text:style-name="P86"><text:span text:style-name="T191">0</text:span></text:p>
              <text:p text:style-name="P86"><text:span text:style-name="T191">1</text:span></text:p>
              <text:p text:style-name="P86"><text:span text:style-name="T191">2</text:span></text:p>
              <text:p text:style-name="P86"><text:span text:style-name="T191">3</text:span></text:p>
              <text:p text:style-name="P86"><text:span text:style-name="T191">4</text:span></text:p>
            </draw:text-box>
          </draw:frame>
          <draw:frame draw:style-name="gr474" draw:text-style-name="P87" draw:layer="layout" svg:width="1.1cm" svg:height="2.731cm" svg:x="20.389cm" svg:y="12.868cm">
            <draw:text-box>
              <text:p text:style-name="P86"><text:span text:style-name="T191">35</text:span></text:p>
              <text:p text:style-name="P86"><text:span text:style-name="T191">56</text:span></text:p>
              <text:p text:style-name="P86"><text:span text:style-name="T191">29</text:span></text:p>
              <text:p text:style-name="P86"><text:span text:style-name="T191">22</text:span></text:p>
              <text:p text:style-name="P86"><text:span text:style-name="T191">44</text:span></text:p>
            </draw:text-box>
          </draw:frame>
        </draw:g>
        <draw:frame draw:style-name="gr473" draw:text-style-name="P84" draw:layer="layout" svg:width="7.685cm" svg:height="2.235cm" svg:x="6.61cm" svg:y="16.431cm">
          <draw:text-box>
            <text:p><text:span text:style-name="T191">Array&lt;int,5&gt; currentBlock;</text:span></text:p>
            <text:p><text:span text:style-name="T191">firstBlockPtr = 0x123456;</text:span></text:p>
            <text:p text:style-name="P11"><text:span text:style-name="T191"/></text:p>
          </draw:text-box>
        </draw:frame>
        <draw:line draw:style-name="gr475" draw:text-style-name="P38" draw:layer="layout" svg:x1="6.61cm" svg:y1="16.876cm" svg:x2="5.289cm" svg:y2="16.876cm">
          <text:p/>
        </draw:line>
        <draw:g>
          <draw:frame draw:style-name="gr474" draw:text-style-name="P87" draw:layer="layout" svg:width="1.122cm" svg:height="2.731cm" svg:x="3.065cm" svg:y="16.066cm">
            <draw:text-box>
              <text:p text:style-name="P86"><text:span text:style-name="T191">0</text:span></text:p>
              <text:p text:style-name="P86"><text:span text:style-name="T191">1</text:span></text:p>
              <text:p text:style-name="P86"><text:span text:style-name="T191">2</text:span></text:p>
              <text:p text:style-name="P86"><text:span text:style-name="T191">3</text:span></text:p>
              <text:p text:style-name="P86"><text:span text:style-name="T191">4</text:span></text:p>
            </draw:text-box>
          </draw:frame>
          <draw:frame draw:style-name="gr474" draw:text-style-name="P87" draw:layer="layout" svg:width="1.1cm" svg:height="2.731cm" svg:x="4.189cm" svg:y="16.067cm">
            <draw:text-box>
              <text:p text:style-name="P86"><text:span text:style-name="T191">14</text:span></text:p>
              <text:p text:style-name="P86"><text:span text:style-name="T191">74</text:span></text:p>
              <text:p text:style-name="P86"><text:span text:style-name="T191">98</text:span></text:p>
              <text:p text:style-name="P86"><text:span text:style-name="T191">.</text:span></text:p>
              <text:p text:style-name="P86"><text:span text:style-name="T191">.</text:span></text:p>
            </draw:text-box>
          </draw:frame>
        </draw:g>
        <draw:line draw:style-name="gr481" draw:text-style-name="P38" draw:layer="layout" svg:x1="13.335cm" svg:y1="17.317cm" svg:x2="19.05cm" svg:y2="13.701cm">
          <text:p/>
        </draw:line>
        <draw:frame draw:style-name="gr482" draw:text-style-name="P90" draw:layer="layout" svg:width="2.224cm" svg:height="0.581cm" svg:x="19.265cm" svg:y="15.598cm">
          <draw:text-box>
            <text:p><text:span text:style-name="T196">next =</text:span></text:p>
          </draw:text-box>
        </draw:frame>
        <draw:g>
          <draw:frame draw:style-name="gr474" draw:text-style-name="P87" draw:layer="layout" svg:width="1.122cm" svg:height="2.731cm" svg:x="22.865cm" svg:y="15.867cm">
            <draw:text-box>
              <text:p text:style-name="P86"><text:span text:style-name="T191">0</text:span></text:p>
              <text:p text:style-name="P86"><text:span text:style-name="T191">1</text:span></text:p>
              <text:p text:style-name="P86"><text:span text:style-name="T191">2</text:span></text:p>
              <text:p text:style-name="P86"><text:span text:style-name="T191">3</text:span></text:p>
              <text:p text:style-name="P86"><text:span text:style-name="T191">4</text:span></text:p>
            </draw:text-box>
          </draw:frame>
          <draw:frame draw:style-name="gr474" draw:text-style-name="P87" draw:layer="layout" svg:width="1.1cm" svg:height="2.731cm" svg:x="23.989cm" svg:y="15.868cm">
            <draw:text-box>
              <text:p text:style-name="P86"><text:span text:style-name="T191">17</text:span></text:p>
              <text:p text:style-name="P86"><text:span text:style-name="T191">19</text:span></text:p>
              <text:p text:style-name="P86"><text:span text:style-name="T191">21</text:span></text:p>
              <text:p text:style-name="P86"><text:span text:style-name="T191">23</text:span></text:p>
              <text:p text:style-name="P86"><text:span text:style-name="T191">25</text:span></text:p>
            </draw:text-box>
          </draw:frame>
        </draw:g>
        <draw:frame draw:style-name="gr482" draw:text-style-name="P90" draw:layer="layout" svg:width="2.224cm" svg:height="0.581cm" svg:x="22.865cm" svg:y="18.598cm">
          <draw:text-box>
            <text:p><text:span text:style-name="T196">next = null</text:span></text:p>
          </draw:text-box>
        </draw:frame>
        <draw:line draw:style-name="gr484" draw:text-style-name="P38" draw:layer="layout" svg:x1="20.733cm" svg:y1="15.842cm" svg:x2="22.86cm" svg:y2="16.241cm">
          <text:p/>
        </draw:line>
        <draw:frame draw:style-name="gr471" draw:text-style-name="P84" draw:layer="layout" svg:width="5.613cm" svg:height="1.543cm" svg:x="2.678cm" svg:y="11.61cm">
          <draw:text-box>
            <text:p><text:span text:style-name="T191">X[8] // should be 23</text:span></text:p>
          </draw:text-box>
        </draw:frame>
        <draw:frame draw:style-name="gr472" draw:text-style-name="P85" draw:layer="layout" svg:width="3.501cm" svg:height="1.038cm" svg:x="2.678cm" svg:y="10.572cm">
          <draw:text-box>
            <text:p><text:span text:style-name="T192">user cod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std::vector on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3" draw:text-style-name="P82" draw:layer="layout" svg:width="25.4cm" svg:height="4.384cm" svg:x="1.27cm" svg:y="3.179cm">
          <draw:text-box>
            <text:p text:style-name="P11"><text:span text:style-name="T190">Remark: random access</text:span></text:p>
            <text:list text:style-name="L1">
              <text:list-item>
                <text:list>
                  <text:list-item>
                    <text:p text:style-name="P10"><text:span text:style-name="T194">In MRAM, possibility to put the “next block” pointer in another location</text:span></text:p>
                  </text:list-item>
                  <text:list-item>
                    <text:p text:style-name="P10"><text:span text:style-name="T194">We can use a linked list of arrays made of pointers to the blocks</text:span></text:p>
                    <text:p text:style-name="P10"><text:span text:style-name="T194"/></text:p>
                  </text:list-item>
                </text:list>
              </text:list-item>
            </text:list>
          </draw:text-box>
        </draw:frame>
        <draw:custom-shape draw:style-name="gr491" draw:text-style-name="P38" draw:layer="layout" svg:width="8.245cm" svg:height="7.334cm" svg:x="17.78cm" svg:y="12.352cm">
          <text:p/>
          <draw:enhanced-geometry svg:viewBox="0 0 21600 21600" draw:type="rectangle" draw:enhanced-path="M 0 0 L 21600 0 21600 21600 0 21600 0 0 Z N"/>
        </draw:custom-shape>
        <draw:custom-shape draw:style-name="gr477" draw:text-style-name="P83" draw:layer="layout" svg:width="3.054cm" svg:height="1.27cm" svg:x="17.78cm" svg:y="11.082cm">
          <text:p text:style-name="P83">MRAM</text:p>
          <draw:enhanced-geometry svg:viewBox="0 0 21600 21600" draw:type="rectangle" draw:enhanced-path="M 0 0 L 21600 0 21600 21600 0 21600 0 0 Z N"/>
        </draw:custom-shape>
        <draw:custom-shape draw:style-name="gr469" draw:text-style-name="P38" draw:layer="layout" svg:width="11.965cm" svg:height="4.08cm" svg:x="2.64cm" svg:y="15.352cm">
          <text:p/>
          <draw:enhanced-geometry svg:viewBox="0 0 21600 21600" draw:type="rectangle" draw:enhanced-path="M 0 0 L 21600 0 21600 21600 0 21600 0 0 Z N"/>
        </draw:custom-shape>
        <draw:custom-shape draw:style-name="gr470" draw:text-style-name="P83" draw:layer="layout" svg:width="3.81cm" svg:height="1.27cm" svg:x="2.64cm" svg:y="14.082cm">
          <text:p text:style-name="P83">WRAM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2" draw:text-style-name="P87" draw:layer="layout" svg:width="0.702cm" svg:height="2.373cm" svg:x="18.485cm" svg:y="12.867cm">
            <draw:text-box>
              <text:p text:style-name="P86"><text:span text:style-name="T200">0</text:span></text:p>
              <text:p text:style-name="P86"><text:span text:style-name="T200">1</text:span></text:p>
              <text:p text:style-name="P86"><text:span text:style-name="T200">2</text:span></text:p>
              <text:p text:style-name="P86"><text:span text:style-name="T200">3</text:span></text:p>
              <text:p text:style-name="P86"><text:span text:style-name="T200">4</text:span></text:p>
            </draw:text-box>
          </draw:frame>
          <draw:frame draw:style-name="gr492" draw:text-style-name="P92" draw:layer="layout" svg:width="1.1cm" svg:height="2.373cm" svg:x="19.189cm" svg:y="12.868cm">
            <draw:text-box>
              <text:p text:style-name="P86"><text:span text:style-name="T200">35</text:span></text:p>
              <text:p text:style-name="P86"><text:span text:style-name="T200">56</text:span></text:p>
              <text:p text:style-name="P86"><text:span text:style-name="T200">29</text:span></text:p>
              <text:p text:style-name="P86"><text:span text:style-name="T200">22</text:span></text:p>
              <text:p text:style-name="P86"><text:span text:style-name="T200">44</text:span></text:p>
            </draw:text-box>
          </draw:frame>
          <draw:frame draw:style-name="gr492" draw:text-style-name="P87" draw:layer="layout" svg:width="0.702cm" svg:height="2.373cm" svg:x="20.885cm" svg:y="12.867cm">
            <draw:text-box>
              <text:p text:style-name="P86"><text:span text:style-name="T200">0</text:span></text:p>
              <text:p text:style-name="P86"><text:span text:style-name="T200">1</text:span></text:p>
              <text:p text:style-name="P86"><text:span text:style-name="T200">2</text:span></text:p>
              <text:p text:style-name="P86"><text:span text:style-name="T200">3</text:span></text:p>
              <text:p text:style-name="P86"><text:span text:style-name="T200">4</text:span></text:p>
            </draw:text-box>
          </draw:frame>
          <draw:frame draw:style-name="gr492" draw:text-style-name="P92" draw:layer="layout" svg:width="1.1cm" svg:height="2.373cm" svg:x="21.589cm" svg:y="12.868cm">
            <draw:text-box>
              <text:p text:style-name="P86"><text:span text:style-name="T200">17</text:span></text:p>
              <text:p text:style-name="P86"><text:span text:style-name="T200">19</text:span></text:p>
              <text:p text:style-name="P86"><text:span text:style-name="T200">21</text:span></text:p>
              <text:p text:style-name="P86"><text:span text:style-name="T200">23</text:span></text:p>
              <text:p text:style-name="P86"><text:span text:style-name="T200">25</text:span></text:p>
            </draw:text-box>
          </draw:frame>
        </draw:g>
        <draw:frame draw:style-name="gr473" draw:text-style-name="P84" draw:layer="layout" svg:width="7.685cm" svg:height="2.235cm" svg:x="6.61cm" svg:y="16.431cm">
          <draw:text-box>
            <text:p><text:span text:style-name="T191">Array&lt;int,5&gt; currentBlock;</text:span></text:p>
            <text:p><text:span text:style-name="T191">firstBlockPtr = </text:span></text:p>
            <text:p text:style-name="P11"><text:span text:style-name="T191"/></text:p>
          </draw:text-box>
        </draw:frame>
        <draw:line draw:style-name="gr475" draw:text-style-name="P38" draw:layer="layout" svg:x1="6.61cm" svg:y1="16.876cm" svg:x2="5.289cm" svg:y2="16.876cm">
          <text:p/>
        </draw:line>
        <draw:g>
          <draw:frame draw:style-name="gr474" draw:text-style-name="P87" draw:layer="layout" svg:width="1.122cm" svg:height="2.731cm" svg:x="3.065cm" svg:y="16.066cm">
            <draw:text-box>
              <text:p text:style-name="P86"><text:span text:style-name="T191">0</text:span></text:p>
              <text:p text:style-name="P86"><text:span text:style-name="T191">1</text:span></text:p>
              <text:p text:style-name="P86"><text:span text:style-name="T191">2</text:span></text:p>
              <text:p text:style-name="P86"><text:span text:style-name="T191">3</text:span></text:p>
              <text:p text:style-name="P86"><text:span text:style-name="T191">4</text:span></text:p>
            </draw:text-box>
          </draw:frame>
          <draw:frame draw:style-name="gr474" draw:text-style-name="P87" draw:layer="layout" svg:width="1.1cm" svg:height="2.731cm" svg:x="4.189cm" svg:y="16.067cm">
            <draw:text-box>
              <text:p text:style-name="P86"><text:span text:style-name="T191">14</text:span></text:p>
              <text:p text:style-name="P86"><text:span text:style-name="T191">74</text:span></text:p>
              <text:p text:style-name="P86"><text:span text:style-name="T191">98</text:span></text:p>
              <text:p text:style-name="P86"><text:span text:style-name="T191">.</text:span></text:p>
              <text:p text:style-name="P86"><text:span text:style-name="T191">.</text:span></text:p>
            </draw:text-box>
          </draw:frame>
        </draw:g>
        <draw:frame draw:style-name="gr493" draw:text-style-name="P90" draw:layer="layout" svg:width="2.69cm" svg:height="2.189cm" svg:x="18.323cm" svg:y="16.598cm">
          <draw:text-box>
            <text:p><text:span text:style-name="T201">ptr = 0x1234</text:span></text:p>
            <text:p text:style-name="P11"><text:span text:style-name="T201">ptr = 0x3423</text:span></text:p>
            <text:p text:style-name="P11"><text:span text:style-name="T201">ptr = 0x9843</text:span></text:p>
            <text:p text:style-name="P11"><text:span text:style-name="T201">ptr = 0xA123</text:span></text:p>
            <text:p text:style-name="P11"><text:span text:style-name="T201">next = </text:span></text:p>
            <text:p><text:span text:style-name="T196"/></text:p>
          </draw:text-box>
        </draw:frame>
        <draw:frame draw:style-name="gr471" draw:text-style-name="P84" draw:layer="layout" svg:width="5.613cm" svg:height="1.543cm" svg:x="2.678cm" svg:y="11.61cm">
          <draw:text-box>
            <text:p><text:span text:style-name="T191">X[8] // should be 23</text:span></text:p>
          </draw:text-box>
        </draw:frame>
        <draw:frame draw:style-name="gr472" draw:text-style-name="P85" draw:layer="layout" svg:width="3.501cm" svg:height="1.038cm" svg:x="2.678cm" svg:y="10.572cm">
          <draw:text-box>
            <text:p><text:span text:style-name="T192">user code</text:span></text:p>
          </draw:text-box>
        </draw:frame>
        <draw:frame draw:style-name="gr494" draw:text-style-name="P93" draw:layer="layout" svg:width="1.486cm" svg:height="0.865cm" svg:x="23.279cm" svg:y="13.572cm">
          <draw:text-box>
            <text:p><text:span text:style-name="T202">...</text:span></text:p>
          </draw:text-box>
        </draw:frame>
        <draw:line draw:style-name="gr481" draw:text-style-name="P38" draw:layer="layout" svg:x1="10.995cm" svg:y1="17.346cm" svg:x2="18.265cm" svg:y2="17.346cm">
          <text:p/>
        </draw:line>
        <draw:frame draw:style-name="gr493" draw:text-style-name="P90" draw:layer="layout" svg:width="2.877cm" svg:height="2.189cm" svg:x="22.523cm" svg:y="16.599cm">
          <draw:text-box>
            <text:p><text:span text:style-name="T201">ptr <text:s/>= 0xA345</text:span></text:p>
            <text:p text:style-name="P11"><text:span text:style-name="T201">ptr <text:s/>= 0xA789</text:span></text:p>
            <text:p text:style-name="P11"><text:span text:style-name="T201">ptr <text:s/>= 0xB451</text:span></text:p>
            <text:p text:style-name="P11"><text:span text:style-name="T201">Ptr <text:s/>= null</text:span></text:p>
            <text:p text:style-name="P11"><text:span text:style-name="T201">next = null</text:span></text:p>
            <text:p><text:span text:style-name="T196"/></text:p>
          </draw:text-box>
        </draw:frame>
        <draw:line draw:style-name="gr481" draw:text-style-name="P38" draw:layer="layout" svg:x1="19.768cm" svg:y1="18.201cm" svg:x2="22.357cm" svg:y2="17.917cm">
          <text:p/>
        </draw:line>
        <draw:line draw:style-name="gr481" draw:text-style-name="P38" draw:layer="layout" svg:x1="20.021cm" svg:y1="16.67cm" svg:x2="19.685cm" svg:y2="15.241cm">
          <text:p/>
        </draw:line>
        <draw:line draw:style-name="gr481" draw:text-style-name="P38" draw:layer="layout" svg:x1="20.609cm" svg:y1="17.14cm" svg:x2="21.589cm" svg:y2="15.241cm">
          <text:p/>
        </draw:line>
        <presentation:notes draw:style-name="dp2">
          <draw:page-thumbnail draw:style-name="gr3" draw:layer="layout" svg:width="19.798cm" svg:height="11.136cm" svg:x="0.6cm" svg:y="2.257cm" draw:page-number="1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std::vector on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3" draw:text-style-name="P82" draw:layer="layout" svg:width="25.4cm" svg:height="4.384cm" svg:x="1.27cm" svg:y="3.179cm">
          <draw:text-box>
            <text:p text:style-name="P11"><text:span text:style-name="T190">Broadcasting to the Host</text:span></text:p>
            <text:list text:style-name="L1">
              <text:list-item>
                <text:list>
                  <text:list-item>
                    <text:p text:style-name="P10"><text:span text:style-name="T194">Many fixed size buffers to broadcast to the Host</text:span></text:p>
                  </text:list-item>
                  <text:list-item>
                    <text:p text:style-name="P10"><text:span text:style-name="T194">Maybe interesting to use Scatter / Gather API</text:span></text:p>
                    <text:p text:style-name="P10"><text:span text:style-name="T194"/></text:p>
                  </text:list-item>
                </text:list>
              </text:list-item>
            </text:list>
          </draw:text-box>
        </draw:frame>
        <draw:custom-shape draw:style-name="gr495" draw:text-style-name="P38" draw:layer="layout" svg:width="7.905cm" svg:height="7.334cm" svg:x="7.62cm" svg:y="11.352cm">
          <text:p/>
          <draw:enhanced-geometry svg:viewBox="0 0 21600 21600" draw:type="rectangle" draw:enhanced-path="M 0 0 L 21600 0 21600 21600 0 21600 0 0 Z N"/>
        </draw:custom-shape>
        <draw:custom-shape draw:style-name="gr496" draw:text-style-name="P83" draw:layer="layout" svg:width="3.014cm" svg:height="1.27cm" svg:x="7.62cm" svg:y="10.082cm">
          <text:p text:style-name="P83">MRAM</text:p>
          <draw:enhanced-geometry svg:viewBox="0 0 21600 21600" draw:type="rectangle" draw:enhanced-path="M 0 0 L 21600 0 21600 21600 0 21600 0 0 Z N"/>
        </draw:custom-shape>
        <draw:g>
          <draw:frame draw:style-name="gr492" draw:text-style-name="P87" draw:layer="layout" svg:width="0.702cm" svg:height="2.373cm" svg:x="7.985cm" svg:y="11.867cm">
            <draw:text-box>
              <text:p text:style-name="P86"><text:span text:style-name="T200">0</text:span></text:p>
              <text:p text:style-name="P86"><text:span text:style-name="T200">1</text:span></text:p>
              <text:p text:style-name="P86"><text:span text:style-name="T200">2</text:span></text:p>
              <text:p text:style-name="P86"><text:span text:style-name="T200">3</text:span></text:p>
              <text:p text:style-name="P86"><text:span text:style-name="T200">4</text:span></text:p>
            </draw:text-box>
          </draw:frame>
          <draw:frame draw:style-name="gr492" draw:text-style-name="P92" draw:layer="layout" svg:width="1.1cm" svg:height="2.373cm" svg:x="8.689cm" svg:y="11.868cm">
            <draw:text-box>
              <text:p text:style-name="P86"><text:span text:style-name="T200">35</text:span></text:p>
              <text:p text:style-name="P86"><text:span text:style-name="T200">56</text:span></text:p>
              <text:p text:style-name="P86"><text:span text:style-name="T200">29</text:span></text:p>
              <text:p text:style-name="P86"><text:span text:style-name="T200">22</text:span></text:p>
              <text:p text:style-name="P86"><text:span text:style-name="T200">44</text:span></text:p>
            </draw:text-box>
          </draw:frame>
          <draw:frame draw:style-name="gr492" draw:text-style-name="P87" draw:layer="layout" svg:width="0.702cm" svg:height="2.373cm" svg:x="10.385cm" svg:y="11.867cm">
            <draw:text-box>
              <text:p text:style-name="P86"><text:span text:style-name="T200">0</text:span></text:p>
              <text:p text:style-name="P86"><text:span text:style-name="T200">1</text:span></text:p>
              <text:p text:style-name="P86"><text:span text:style-name="T200">2</text:span></text:p>
              <text:p text:style-name="P86"><text:span text:style-name="T200">3</text:span></text:p>
              <text:p text:style-name="P86"><text:span text:style-name="T200">4</text:span></text:p>
            </draw:text-box>
          </draw:frame>
          <draw:frame draw:style-name="gr492" draw:text-style-name="P92" draw:layer="layout" svg:width="1.1cm" svg:height="2.373cm" svg:x="11.089cm" svg:y="11.868cm">
            <draw:text-box>
              <text:p text:style-name="P86"><text:span text:style-name="T200">17</text:span></text:p>
              <text:p text:style-name="P86"><text:span text:style-name="T200">19</text:span></text:p>
              <text:p text:style-name="P86"><text:span text:style-name="T200">21</text:span></text:p>
              <text:p text:style-name="P86"><text:span text:style-name="T200">23</text:span></text:p>
              <text:p text:style-name="P86"><text:span text:style-name="T200">25</text:span></text:p>
            </draw:text-box>
          </draw:frame>
        </draw:g>
        <draw:frame draw:style-name="gr493" draw:text-style-name="P90" draw:layer="layout" svg:width="2.69cm" svg:height="2.189cm" svg:x="7.923cm" svg:y="15.598cm">
          <draw:text-box>
            <text:p><text:span text:style-name="T201">ptr = 0x1234</text:span></text:p>
            <text:p text:style-name="P11"><text:span text:style-name="T201">ptr = 0x3423</text:span></text:p>
            <text:p text:style-name="P11"><text:span text:style-name="T201">ptr = 0x9843</text:span></text:p>
            <text:p text:style-name="P11"><text:span text:style-name="T201">ptr = 0xA123</text:span></text:p>
            <text:p text:style-name="P11"><text:span text:style-name="T201">next = </text:span></text:p>
            <text:p><text:span text:style-name="T196"/></text:p>
          </draw:text-box>
        </draw:frame>
        <draw:frame draw:style-name="gr494" draw:text-style-name="P93" draw:layer="layout" svg:width="1.486cm" svg:height="0.865cm" svg:x="12.779cm" svg:y="12.572cm">
          <draw:text-box>
            <text:p><text:span text:style-name="T202">...</text:span></text:p>
          </draw:text-box>
        </draw:frame>
        <draw:frame draw:style-name="gr493" draw:text-style-name="P90" draw:layer="layout" svg:width="3.002cm" svg:height="2.189cm" svg:x="12.023cm" svg:y="15.599cm">
          <draw:text-box>
            <text:p><text:span text:style-name="T201">ptr <text:s/>= 0xA345</text:span></text:p>
            <text:p text:style-name="P11"><text:span text:style-name="T201">ptr <text:s/>= 0xA789</text:span></text:p>
            <text:p text:style-name="P11"><text:span text:style-name="T201">ptr <text:s/>= 0xB451</text:span></text:p>
            <text:p text:style-name="P11"><text:span text:style-name="T201">ptr <text:s/>= 0xC654</text:span></text:p>
            <text:p text:style-name="P11"><text:span text:style-name="T201">next = null</text:span></text:p>
            <text:p><text:span text:style-name="T196"/></text:p>
          </draw:text-box>
        </draw:frame>
        <draw:line draw:style-name="gr481" draw:text-style-name="P38" draw:layer="layout" svg:x1="9.185cm" svg:y1="17.22cm" svg:x2="11.91cm" svg:y2="16.846cm">
          <text:p/>
        </draw:line>
        <draw:line draw:style-name="gr481" draw:text-style-name="P38" draw:layer="layout" svg:x1="9.521cm" svg:y1="15.67cm" svg:x2="9.185cm" svg:y2="14.241cm">
          <text:p/>
        </draw:line>
        <draw:line draw:style-name="gr481" draw:text-style-name="P38" draw:layer="layout" svg:x1="10.209cm" svg:y1="16.14cm" svg:x2="11.189cm" svg:y2="14.241cm">
          <text:p/>
        </draw:line>
        <draw:custom-shape draw:style-name="gr497" draw:text-style-name="P38" draw:layer="layout" svg:width="9.985cm" svg:height="6.064cm" svg:x="17.28cm" svg:y="12.352cm">
          <text:p/>
          <draw:enhanced-geometry svg:viewBox="0 0 21600 21600" draw:type="rectangle" draw:enhanced-path="M 0 0 L 21600 0 21600 21600 0 21600 0 0 Z N"/>
        </draw:custom-shape>
        <draw:custom-shape draw:style-name="gr477" draw:text-style-name="P83" draw:layer="layout" svg:width="3.054cm" svg:height="1.27cm" svg:x="17.28cm" svg:y="11.082cm">
          <text:p text:style-name="P83">HOST</text:p>
          <draw:enhanced-geometry svg:viewBox="0 0 21600 21600" draw:type="rectangle" draw:enhanced-path="M 0 0 L 21600 0 21600 21600 0 21600 0 0 Z N"/>
        </draw:custom-shape>
        <draw:frame draw:style-name="gr498" draw:text-style-name="P87" draw:layer="layout" svg:width="0.702cm" svg:height="4.772cm" svg:x="17.985cm" svg:y="12.867cm">
          <draw:text-box>
            <text:p text:style-name="P86"><text:span text:style-name="T200">0</text:span></text:p>
            <text:p text:style-name="P86"><text:span text:style-name="T200">1</text:span></text:p>
            <text:p text:style-name="P86"><text:span text:style-name="T200">2</text:span></text:p>
            <text:p text:style-name="P86"><text:span text:style-name="T200">3</text:span></text:p>
            <text:p text:style-name="P86"><text:span text:style-name="T200">4</text:span></text:p>
            <text:p text:style-name="P86"><text:span text:style-name="T200">5</text:span></text:p>
            <text:p text:style-name="P86"><text:span text:style-name="T200">6</text:span></text:p>
            <text:p text:style-name="P86"><text:span text:style-name="T200">...</text:span></text:p>
            <text:p text:style-name="P86"><text:span text:style-name="T200">N</text:span></text:p>
          </draw:text-box>
        </draw:frame>
        <draw:frame draw:style-name="gr498" draw:text-style-name="P92" draw:layer="layout" svg:width="1.1cm" svg:height="4.772cm" svg:x="18.689cm" svg:y="12.868cm">
          <draw:text-box>
            <text:p text:style-name="P86"><text:span text:style-name="T200">35</text:span></text:p>
            <text:p text:style-name="P86"><text:span text:style-name="T200">56</text:span></text:p>
            <text:p text:style-name="P86"><text:span text:style-name="T200">29</text:span></text:p>
            <text:p text:style-name="P86"><text:span text:style-name="T200">22</text:span></text:p>
            <text:p text:style-name="P86"><text:span text:style-name="T200">44</text:span></text:p>
            <text:p text:style-name="P86"><text:span text:style-name="T200">17</text:span></text:p>
            <text:p text:style-name="P86"><text:span text:style-name="T200">19</text:span></text:p>
            <text:p text:style-name="P86"><text:span text:style-name="T200">.</text:span></text:p>
            <text:p text:style-name="P86"><text:span text:style-name="T200">.</text:span></text:p>
            <text:p text:style-name="P86"><text:span text:style-name="T200">.</text:span></text:p>
            <text:p text:style-name="P86"><text:span text:style-name="T200">91</text:span></text:p>
          </draw:text-box>
        </draw:frame>
        <draw:frame draw:style-name="gr499" draw:text-style-name="P94" draw:layer="layout" svg:width="5.451cm" svg:height="1.265cm" svg:x="21.179cm" svg:y="14.611cm">
          <draw:text-box>
            <text:p><text:span text:style-name="T203">std::vector&lt;int&gt; x =</text:span><text:span text:style-name="T203"><text:line-break/></text:span><text:span text:style-name="T203"> <text:s/>XferFromDPU (“x”);</text:span></text:p>
          </draw:text-box>
        </draw:frame>
        <draw:frame draw:style-name="gr472" draw:text-style-name="P85" draw:layer="layout" svg:width="3.501cm" svg:height="1.038cm" svg:x="21.179cm" svg:y="13.573cm">
          <draw:text-box>
            <text:p><text:span text:style-name="T192">user code</text:span></text:p>
          </draw:text-box>
        </draw:frame>
        <draw:custom-shape draw:style-name="gr500" draw:text-style-name="P28" draw:layer="layout" svg:width="0.865cm" svg:height="0.635cm" svg:x="15.975cm" svg:y="14.6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01" draw:text-style-name="P38" draw:layer="layout" svg:x1="21.344cm" svg:y1="15.003cm" svg:x2="19.789cm" svg:y2="14.606cm">
          <text:p/>
        </draw:line>
        <draw:custom-shape draw:style-name="gr502" draw:text-style-name="P38" draw:layer="layout" svg:width="5.625cm" svg:height="7.334cm" svg:x="0.98cm" svg:y="11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83" draw:layer="layout" svg:width="3.054cm" svg:height="1.27cm" svg:x="0.98cm" svg:y="10.082cm">
          <text:p text:style-name="P83">DPU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9" draw:text-style-name="P94" draw:layer="layout" svg:width="4.971cm" svg:height="1.265cm" svg:x="1.379cm" svg:y="13.211cm">
          <draw:text-box>
            <text:p><text:span text:style-name="T203">dpu::vector&lt;int&gt; x;</text:span></text:p>
          </draw:text-box>
        </draw:frame>
        <draw:frame draw:style-name="gr472" draw:text-style-name="P85" draw:layer="layout" svg:width="3.501cm" svg:height="1.038cm" svg:x="1.379cm" svg:y="12.173cm">
          <draw:text-box>
            <text:p><text:span text:style-name="T192">user code</text:span></text:p>
          </draw:text-box>
        </draw:frame>
        <draw:line draw:style-name="gr503" draw:text-style-name="P38" draw:layer="layout" svg:x1="5.715cm" svg:y1="13.971cm" svg:x2="7.823cm" svg:y2="16.511cm">
          <text:p/>
        </draw:line>
        <presentation:notes draw:style-name="dp2">
          <draw:page-thumbnail draw:style-name="gr3" draw:layer="layout" svg:width="19.798cm" svg:height="11.136cm" svg:x="0.6cm" svg:y="2.257cm" draw:page-number="13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std::vector on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4" draw:text-style-name="P82" draw:layer="layout" svg:width="25.4cm" svg:height="14.732cm" svg:x="1.27cm" svg:y="3.178cm">
          <draw:text-box>
            <text:p text:style-name="P11"><text:span text:style-name="T190">In a nutshell</text:span></text:p>
            <text:list text:style-name="L1">
              <text:list-item>
                <text:list>
                  <text:list-item>
                    <text:p text:style-name="P11"><text:span text:style-name="T194">Implementation of a class </text:span><text:span text:style-name="T189">vector&lt;T&gt;</text:span><text:span text:style-name="T7"> for DPU “looking like” </text:span><text:span text:style-name="T189">std::vector&lt;T&gt; </text:span><text:span text:style-name="T194">from the C++ standard library</text:span></text:p>
                    <text:p text:style-name="P10"><text:span text:style-name="T189"/></text:p>
                  </text:list-item>
                </text:list>
              </text:list-item>
            </text:list>
            <text:p text:style-name="P11"><text:span text:style-name="T190">Methods to be implemented (part 1)</text:span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194">Default constructor</text:span><text:span text:style-name="T194"><text:tab/></text:span><text:span text:style-name="T194"><text:tab/></text:span><text:span text:style-name="T194"><text:tab/></text:span><text:span text:style-name="T194"><text:tab/></text:span><text:span text:style-name="T199">vector&lt;int&gt; x</text:span><text:span text:style-name="T194">;</text:span></text:p>
                          </text:list-item>
                          <text:list-item>
                            <text:p text:style-name="P10"><text:span text:style-name="T7">Number of items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199">x.size();</text:span></text:p>
                          </text:list-item>
                          <text:list-item>
                            <text:p text:style-name="P10"><text:span text:style-name="T194">Insert an item 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9">x.push_back (35);</text:span></text:p>
                          </text:list-item>
                          <text:list-item>
                            <text:p text:style-name="P10"><text:span text:style-name="T194">Iterating items 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9">for (int n : x) <text:s/>{ }</text:span></text:p>
                            <text:p text:style-name="P10"><text:span text:style-name="T19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1"><text:span text:style-name="T190">Methods to be implemented (part 2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7">Random access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199">x[8];</text:span></text:p>
                          </text:list-item>
                          <text:list-item>
                            <text:p text:style-name="P10"><text:span text:style-name="T7">Memory reservation</text:span><text:span text:style-name="T7"><text:tab/></text:span><text:span text:style-name="T7"><text:tab/></text:span><text:span text:style-name="T7"><text:tab/></text:span><text:span text:style-name="T7"><text:tab/></text:span><text:span text:style-name="T89">x.reserve (100);</text:span></text:p>
                          </text:list-item>
                          <text:list-item>
                            <text:p text:style-name="P10"><text:span text:style-name="T7">Resizing (shrink)</text:span><text:span text:style-name="T7"><text:tab/></text:span><text:span text:style-name="T7"><text:tab/></text:span><text:span text:style-name="T7"><text:tab/></text:span><text:span text:style-name="T7"> <text:s text:c="3"/></text:span><text:span text:style-name="T7"><text:tab/></text:span><text:span text:style-name="T7"><text:tab/></text:span><text:span text:style-name="T89">x.resize (30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0">
        <office:forms form:automatic-focus="false" form:apply-design-mode="false"/>
        <draw:custom-shape draw:style-name="gr4" draw:text-style-name="P5" draw:layer="layout" svg:width="28cm" svg:height="20.95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4.765cm" svg:height="9.525cm" svg:x="1.97cm" svg:y="4.08cm">
          <text:p text:style-name="P6"><text:span text:style-name="T3">Part 3</text:span></text:p>
          <text:p text:style-name="P6"><text:span text:style-name="T2"/></text:p>
          <text:p text:style-name="P2"><text:span text:style-name="T2">Launcher </text:span><text:span text:style-name="T2"><text:line-break/></text:span><text:span text:style-name="T2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28cm" svg:height="1.905cm" svg:x="0cm" svg:y="0cm">
          <text:p text:style-name="P8"><text:span text:style-name="T4">Launcher for Multicore archite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5" draw:text-style-name="P12" draw:layer="layout" svg:width="26.035cm" svg:height="7.135cm" svg:x="1.271cm" svg:y="3.176cm">
          <draw:text-box>
            <text:p><text:span text:style-name="T5">N cores → N threads</text:span></text:p>
            <text:list text:style-name="L1">
              <text:list-item>
                <text:list>
                  <text:list-item>
                    <text:p text:style-name="P10"><text:span text:style-name="T6">Easy to code / use</text:span></text:p>
                    <text:p text:style-name="P10"><text:span text:style-name="T7"/></text:p>
                  </text:list-item>
                </text:list>
              </text:list-item>
            </text:list>
            <text:p text:style-name="P11"><text:span text:style-name="T8">For our “launcher” abstraction</text:span></text:p>
            <text:list text:continue-numbering="true" text:style-name="L1">
              <text:list-item>
                <text:list>
                  <text:list-item>
                    <text:p text:style-name="P10"><text:span text:style-name="T6">Provide threads number to the constructor</text:span></text:p>
                    <text:p text:style-name="P10"><text:span text:style-name="T7"/></text:p>
                  </text:list-item>
                </text:list>
              </text:list-item>
            </text:list>
          </draw:text-box>
        </draw:frame>
        <draw:frame draw:style-name="gr506" draw:text-style-name="P35" draw:layer="layout" svg:width="17.485cm" svg:height="6.445cm" svg:x="5.525cm" svg:y="10.065cm">
          <draw:text-box>
            <text:p text:style-name="P34"><text:span text:style-name="T152">#include</text:span><text:span text:style-name="T153"> </text:span><text:span text:style-name="T204">&lt;dosomething.hpp&gt;</text:span></text:p>
            <text:p text:style-name="P18"><text:span text:style-name="T114"/></text:p>
            <text:p text:style-name="P34"><text:span text:style-name="T152">extern </text:span><text:span text:style-name="T153">std::</text:span><text:span text:style-name="T205">vector</text:span><text:span text:style-name="T153">&lt;</text:span><text:span text:style-name="T152">int</text:span><text:span text:style-name="T153">&gt; buffer;</text:span></text:p>
            <text:p text:style-name="P34"><text:span text:style-name="T115"/></text:p>
            <text:p text:style-name="P18"><text:span text:style-name="T152">int</text:span><text:span text:style-name="T153"> </text:span><text:span text:style-name="T155">main</text:span><text:span text:style-name="T153">() </text:span></text:p>
            <text:p text:style-name="P18"><text:span text:style-name="T206">{</text:span></text:p>
            <text:p text:style-name="P18"><text:span text:style-name="T153"><text:s text:c="3"/></text:span><text:span text:style-name="T153">Launcher&lt;</text:span><text:span text:style-name="T155">Multicore</text:span><text:span text:style-name="T153">&gt; launcher (</text:span><text:span text:style-name="T207">16</text:span><text:span text:style-name="T153">);</text:span></text:p>
            <text:p text:style-name="P18"><text:span text:style-name="T115"/></text:p>
            <text:p text:style-name="P18"><text:span text:style-name="T153"><text:s text:c="3"/></text:span><text:span text:style-name="T153">std::</text:span><text:span text:style-name="T205">vector</text:span><text:span text:style-name="T153">&lt;</text:span><text:span text:style-name="T205">size_t</text:span><text:span text:style-name="T153">&gt; results = launcher.run &lt;</text:span><text:span text:style-name="T155">DoSomething</text:span><text:span text:style-name="T153">&gt; (</text:span></text:p>
            <text:p text:style-name="P18"><text:span text:style-name="T207"><text:s text:c="8"/></text:span><text:span text:style-name="T206">buffer.data(), buffer.size()</text:span></text:p>
            <text:p text:style-name="P18"><text:span text:style-name="T153"><text:s text:c="3"/></text:span><text:span text:style-name="T153">);</text:span></text:p>
            <text:p text:style-name="P18"><text:span text:style-name="T206">}</text:span></text:p>
          </draw:text-box>
        </draw:frame>
        <draw:frame draw:style-name="gr507" draw:text-style-name="P25" draw:layer="layout" svg:width="3.011cm" svg:height="0.897cm" svg:x="19.989cm" svg:y="10.069cm">
          <draw:text-box>
            <text:p text:style-name="P20"><text:span text:style-name="T20">Multicore</text:span></text:p>
          </draw:text-box>
        </draw:frame>
        <draw:custom-shape draw:style-name="gr508" draw:text-style-name="P96" xml:id="id1" draw:id="id1" draw:layer="layout" svg:width="4.33cm" svg:height="1.27cm" svg:x="14.12cm" svg:y="3.713cm">
          <text:p text:style-name="P95"><text:span text:style-name="T208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8" draw:text-style-name="P96" xml:id="id2" draw:id="id2" draw:layer="layout" svg:width="4.33cm" svg:height="1.27cm" svg:x="21.12cm" svg:y="3.714cm">
          <text:p text:style-name="P95"><text:span text:style-name="T208">Thread</text:span></text:p>
          <draw:enhanced-geometry svg:viewBox="0 0 21600 21600" draw:type="rectangle" draw:enhanced-path="M 0 0 L 21600 0 21600 21600 0 21600 0 0 Z N"/>
        </draw:custom-shape>
        <draw:connector draw:style-name="gr509" draw:text-style-name="P68" draw:layer="layout" svg:x1="18.45cm" svg:y1="4.348cm" svg:x2="21.12cm" svg:y2="4.349cm" draw:start-shape="id1" draw:start-glue-point="1" draw:end-shape="id2" draw:end-glue-point="3" svg:d="M18450 4348h1335v1h1335" svg:viewBox="0 0 2671 2">
          <text:p text:style-name="P28"><text:span text:style-name="T209"><text:s text:c="11"/></text:span><text:span text:style-name="T209">32</text:span></text:p>
          <text:p text:style-name="P28"/>
        </draw:connector>
        <presentation:notes draw:style-name="dp2">
          <draw:page-thumbnail draw:style-name="gr3" draw:layer="layout" svg:width="19.798cm" svg:height="11.136cm" svg:x="0.6cm" svg:y="2.257cm" draw:page-number="13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28cm" svg:height="1.905cm" svg:x="0cm" svg:y="0cm">
          <text:p text:style-name="P8"><text:span text:style-name="T4">Launcher for Multicore archite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5" draw:text-style-name="P12" draw:layer="layout" svg:width="26.035cm" svg:height="7.135cm" svg:x="1.271cm" svg:y="3.176cm">
          <draw:text-box>
            <text:p><text:span text:style-name="T5">N cores → N threads</text:span></text:p>
            <text:list text:style-name="L1">
              <text:list-item>
                <text:list>
                  <text:list-item>
                    <text:p text:style-name="P10"><text:span text:style-name="T6">Easy to code / use</text:span></text:p>
                    <text:p text:style-name="P10"><text:span text:style-name="T7"/></text:p>
                  </text:list-item>
                </text:list>
              </text:list-item>
            </text:list>
            <text:p text:style-name="P11"><text:span text:style-name="T8">For our “launcher” abstraction</text:span></text:p>
            <text:list text:continue-numbering="true" text:style-name="L1">
              <text:list-item>
                <text:list>
                  <text:list-item>
                    <text:p text:style-name="P10"><text:span text:style-name="T6">Provide threads number to the constructor</text:span></text:p>
                    <text:p text:style-name="P10"><text:span text:style-name="T7"/></text:p>
                  </text:list-item>
                </text:list>
              </text:list-item>
            </text:list>
          </draw:text-box>
        </draw:frame>
        <draw:frame draw:style-name="gr510" draw:text-style-name="P35" draw:layer="layout" svg:width="17.485cm" svg:height="9.62cm" svg:x="5.525cm" svg:y="10.065cm">
          <draw:text-box>
            <text:p text:style-name="P34"><text:span text:style-name="T152">#include</text:span><text:span text:style-name="T153"> </text:span><text:span text:style-name="T204">&lt;dosomething1.hpp&gt;</text:span></text:p>
            <text:p text:style-name="P34"><text:span text:style-name="T152">#include</text:span><text:span text:style-name="T153"> </text:span><text:span text:style-name="T204">&lt;dosomething2.hpp&gt;</text:span></text:p>
            <text:p text:style-name="P34"><text:span text:style-name="T114"/></text:p>
            <text:p text:style-name="P34"><text:span text:style-name="T152">extern </text:span><text:span text:style-name="T153">std::</text:span><text:span text:style-name="T205">vector</text:span><text:span text:style-name="T153">&lt;</text:span><text:span text:style-name="T152">int</text:span><text:span text:style-name="T153">&gt; buffer;</text:span></text:p>
            <text:p text:style-name="P34"><text:span text:style-name="T115"/></text:p>
            <text:p text:style-name="P18"><text:span text:style-name="T152">int</text:span><text:span text:style-name="T153"> </text:span><text:span text:style-name="T155">main</text:span><text:span text:style-name="T153">() </text:span></text:p>
            <text:p text:style-name="P18"><text:span text:style-name="T206">{</text:span></text:p>
            <text:p text:style-name="P18"><text:span text:style-name="T153"><text:s text:c="3"/></text:span><text:span text:style-name="T153">Launcher&lt;</text:span><text:span text:style-name="T155">Multicore</text:span><text:span text:style-name="T153">&gt; launcher1 (</text:span><text:span text:style-name="T207">4</text:span><text:span text:style-name="T153">);</text:span></text:p>
            <text:p text:style-name="P34"><text:span text:style-name="T153"><text:s text:c="3"/></text:span><text:span text:style-name="T153">Launcher&lt;</text:span><text:span text:style-name="T155">Multicore</text:span><text:span text:style-name="T153">&gt; launcher2 (</text:span><text:span text:style-name="T207">8</text:span><text:span text:style-name="T153">);</text:span></text:p>
            <text:p text:style-name="P34"><text:span text:style-name="T115"/></text:p>
            <text:p text:style-name="P18"><text:span text:style-name="T153"><text:s text:c="3"/></text:span><text:span text:style-name="T153">std::</text:span><text:span text:style-name="T205">vector</text:span><text:span text:style-name="T153">&lt;</text:span><text:span text:style-name="T205">size_t</text:span><text:span text:style-name="T153">&gt; res1 = launcher1.run &lt;</text:span><text:span text:style-name="T155">DoSomething1</text:span><text:span text:style-name="T153">&gt; (</text:span></text:p>
            <text:p text:style-name="P18"><text:span text:style-name="T207"><text:s text:c="8"/></text:span><text:span text:style-name="T206">buffer.data(), buffer.size()</text:span></text:p>
            <text:p text:style-name="P18"><text:span text:style-name="T153"><text:s text:c="3"/></text:span><text:span text:style-name="T153">);</text:span></text:p>
            <text:p text:style-name="P18"><text:span text:style-name="T153"/></text:p>
            <text:p text:style-name="P34"><text:span text:style-name="T153"><text:s text:c="3"/></text:span><text:span text:style-name="T153">std::</text:span><text:span text:style-name="T205">vector</text:span><text:span text:style-name="T153">&lt;</text:span><text:span text:style-name="T205">size_t</text:span><text:span text:style-name="T153">&gt; res2 = launcher2.run &lt;</text:span><text:span text:style-name="T155">DoSomething2</text:span><text:span text:style-name="T153">&gt; (</text:span></text:p>
            <text:p text:style-name="P34"><text:span text:style-name="T207"><text:s text:c="8"/></text:span><text:span text:style-name="T206">buffer.data(), buffer.size()</text:span></text:p>
            <text:p text:style-name="P34"><text:span text:style-name="T153"><text:s text:c="3"/></text:span><text:span text:style-name="T153">);</text:span></text:p>
            <text:p text:style-name="P18"><text:span text:style-name="T206">}</text:span></text:p>
          </draw:text-box>
        </draw:frame>
        <draw:frame draw:style-name="gr511" draw:text-style-name="P25" draw:layer="layout" svg:width="3.011cm" svg:height="0.897cm" svg:x="19.989cm" svg:y="10.069cm">
          <draw:text-box>
            <text:p text:style-name="P20"><text:span text:style-name="T20">Multicore</text:span></text:p>
          </draw:text-box>
        </draw:frame>
        <draw:custom-shape draw:style-name="gr508" draw:text-style-name="P96" xml:id="id3" draw:id="id3" draw:layer="layout" svg:width="4.33cm" svg:height="1.27cm" svg:x="14.12cm" svg:y="3.712cm">
          <text:p text:style-name="P95"><text:span text:style-name="T208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8" draw:text-style-name="P96" xml:id="id4" draw:id="id4" draw:layer="layout" svg:width="4.33cm" svg:height="1.27cm" svg:x="21.12cm" svg:y="3.713cm">
          <text:p text:style-name="P95"><text:span text:style-name="T208">Thread</text:span></text:p>
          <draw:enhanced-geometry svg:viewBox="0 0 21600 21600" draw:type="rectangle" draw:enhanced-path="M 0 0 L 21600 0 21600 21600 0 21600 0 0 Z N"/>
        </draw:custom-shape>
        <draw:connector draw:style-name="gr509" draw:text-style-name="P68" draw:layer="layout" svg:x1="18.45cm" svg:y1="4.347cm" svg:x2="21.12cm" svg:y2="4.348cm" draw:start-shape="id3" draw:start-glue-point="1" draw:end-shape="id4" draw:end-glue-point="3" svg:d="M18450 4347h1335v1h1335" svg:viewBox="0 0 2671 2">
          <text:p text:style-name="P28"><text:span text:style-name="T209"><text:s text:c="11"/></text:span><text:span text:style-name="T209">32</text:span></text:p>
          <text:p text:style-name="P28"/>
        </draw:connector>
        <presentation:notes draw:style-name="dp2">
          <draw:page-thumbnail draw:style-name="gr3" draw:layer="layout" svg:width="19.798cm" svg:height="11.136cm" svg:x="0.6cm" svg:y="2.257cm" draw:page-number="13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28cm" svg:height="1.905cm" svg:x="0cm" svg:y="0cm">
          <text:p text:style-name="P8"><text:span text:style-name="T4">Launcher for PIM archite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2" draw:text-style-name="P12" draw:layer="layout" svg:width="26.035cm" svg:height="2.53cm" svg:x="1.271cm" svg:y="3.176cm">
          <draw:text-box>
            <text:p><text:span text:style-name="T5">Notions of ranks / DPUs / tasklets</text:span></text:p>
            <text:list text:style-name="L1">
              <text:list-item>
                <text:list>
                  <text:list-header>
                    <text:p text:style-name="P10"><text:span text:style-name="T6"/></text:p>
                  </text:list-header>
                </text:list>
              </text:list-item>
            </text:list>
          </draw:text-box>
        </draw:frame>
        <draw:frame draw:style-name="gr513" draw:text-style-name="P12" draw:layer="layout" svg:width="26.035cm" svg:height="9.491cm" svg:x="1.272cm" svg:y="9.177cm">
          <draw:text-box>
            <text:p><text:span text:style-name="T5">Some architecture constraints</text:span></text:p>
            <text:list text:style-name="L1">
              <text:list-item>
                <text:list>
                  <text:list-item>
                    <text:p text:style-name="P10"><text:span text:style-name="T6">For instance: all DPUs of a rank have to finish to get the result</text:span></text:p>
                    <text:p text:style-name="P10"><text:span text:style-name="T7"/></text:p>
                  </text:list-item>
                </text:list>
              </text:list-item>
            </text:list>
            <text:p text:style-name="P11"><text:span text:style-name="T8">Launcher “granularity”</text:span></text:p>
            <text:list text:continue-numbering="true" text:style-name="L1">
              <text:list-item>
                <text:list>
                  <text:list-item>
                    <text:p text:style-name="P10"><text:span text:style-name="T6">At rank or DPU level</text:span></text:p>
                  </text:list-item>
                  <text:list-item>
                    <text:p text:style-name="P10"><text:span text:style-name="T6">Follow the provided API <text:s text:c="2"/>(dpu_alloc, dpu_alloc_ranks)</text:span></text:p>
                    <text:p text:style-name="P10"><text:span text:style-name="T6"/></text:p>
                    <text:p text:style-name="P10"><text:span text:style-name="T7"/></text:p>
                  </text:list-item>
                </text:list>
              </text:list-item>
            </text:list>
          </draw:text-box>
        </draw:frame>
        <draw:custom-shape draw:style-name="gr508" draw:text-style-name="P96" xml:id="id8" draw:id="id8" draw:layer="layout" svg:width="4.33cm" svg:height="1.27cm" svg:x="1.02cm" svg:y="6.011cm">
          <text:p text:style-name="P95"><text:span text:style-name="T208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8" draw:text-style-name="P96" xml:id="id5" draw:id="id5" draw:layer="layout" svg:width="4.33cm" svg:height="1.27cm" svg:x="8.02cm" svg:y="6.012cm">
          <text:p text:style-name="P95"><text:span text:style-name="T208">Rank</text:span></text:p>
          <draw:enhanced-geometry svg:viewBox="0 0 21600 21600" draw:type="rectangle" draw:enhanced-path="M 0 0 L 21600 0 21600 21600 0 21600 0 0 Z N"/>
        </draw:custom-shape>
        <draw:custom-shape draw:style-name="gr508" draw:text-style-name="P96" xml:id="id6" draw:id="id6" draw:layer="layout" svg:width="4.33cm" svg:height="1.27cm" svg:x="15.02cm" svg:y="6.012cm">
          <text:p text:style-name="P95"><text:span text:style-name="T208">DPU</text:span></text:p>
          <draw:enhanced-geometry svg:viewBox="0 0 21600 21600" draw:type="rectangle" draw:enhanced-path="M 0 0 L 21600 0 21600 21600 0 21600 0 0 Z N"/>
        </draw:custom-shape>
        <draw:custom-shape draw:style-name="gr508" draw:text-style-name="P96" xml:id="id7" draw:id="id7" draw:layer="layout" svg:width="4.33cm" svg:height="1.27cm" svg:x="22.02cm" svg:y="6.013cm">
          <text:p text:style-name="P95"><text:span text:style-name="T208">Tasklet</text:span></text:p>
          <draw:enhanced-geometry svg:viewBox="0 0 21600 21600" draw:type="rectangle" draw:enhanced-path="M 0 0 L 21600 0 21600 21600 0 21600 0 0 Z N"/>
        </draw:custom-shape>
        <draw:connector draw:style-name="gr514" draw:text-style-name="P68" draw:layer="layout" svg:x1="12.35cm" svg:y1="6.647cm" svg:x2="15.02cm" svg:y2="6.647cm" draw:start-shape="id5" draw:start-glue-point="1" draw:end-shape="id6" draw:end-glue-point="3" svg:d="M12350 6647h2670" svg:viewBox="0 0 2671 1">
          <text:p text:style-name="P28"><text:span text:style-name="T209"><text:s text:c="12"/></text:span><text:span text:style-name="T209">64</text:span></text:p>
          <text:p text:style-name="P28"/>
        </draw:connector>
        <draw:connector draw:style-name="gr515" draw:text-style-name="P68" draw:layer="layout" svg:x1="19.35cm" svg:y1="6.647cm" svg:x2="22.02cm" svg:y2="6.648cm" draw:start-shape="id6" draw:start-glue-point="1" draw:end-shape="id7" draw:end-glue-point="3" svg:d="M19350 6647h1335v1h1335" svg:viewBox="0 0 2671 2">
          <text:p text:style-name="P28"><text:span text:style-name="T209"><text:s text:c="11"/></text:span><text:span text:style-name="T209">16</text:span></text:p>
          <text:p text:style-name="P28"/>
        </draw:connector>
        <draw:connector draw:style-name="gr509" draw:text-style-name="P68" draw:layer="layout" svg:x1="5.35cm" svg:y1="6.646cm" svg:x2="8.02cm" svg:y2="6.647cm" draw:start-shape="id8" draw:start-glue-point="1" draw:end-shape="id5" draw:end-glue-point="3" svg:d="M5350 6646h1335v1h1335" svg:viewBox="0 0 2671 2">
          <text:p text:style-name="P28"><text:span text:style-name="T209"><text:s text:c="11"/></text:span><text:span text:style-name="T209">40</text:span></text:p>
          <text:p text:style-name="P28"/>
        </draw:connector>
        <presentation:notes draw:style-name="dp2">
          <draw:page-thumbnail draw:style-name="gr3" draw:layer="layout" svg:width="19.798cm" svg:height="11.136cm" svg:x="0.6cm" svg:y="2.257cm" draw:page-number="13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28cm" svg:height="1.905cm" svg:x="0cm" svg:y="0cm">
          <text:p text:style-name="P15"><text:span text:style-name="T4">Launcher for PIM archite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6" draw:text-style-name="P35" draw:layer="layout" svg:width="17.485cm" svg:height="6.445cm" svg:x="4.525cm" svg:y="10.065cm">
          <draw:text-box>
            <text:p text:style-name="P34"><text:span text:style-name="T152">#include</text:span><text:span text:style-name="T153"> </text:span><text:span text:style-name="T204">&lt;dosomething.hpp&gt;</text:span></text:p>
            <text:p text:style-name="P18"><text:span text:style-name="T114"/></text:p>
            <text:p text:style-name="P34"><text:span text:style-name="T152">extern </text:span><text:span text:style-name="T153">std::</text:span><text:span text:style-name="T205">vector</text:span><text:span text:style-name="T153">&lt;</text:span><text:span text:style-name="T152">int</text:span><text:span text:style-name="T153">&gt; buffer;</text:span></text:p>
            <text:p text:style-name="P34"><text:span text:style-name="T115"/></text:p>
            <text:p text:style-name="P18"><text:span text:style-name="T152">int</text:span><text:span text:style-name="T153"> </text:span><text:span text:style-name="T155">main</text:span><text:span text:style-name="T153">() </text:span></text:p>
            <text:p text:style-name="P18"><text:span text:style-name="T206">{</text:span></text:p>
            <text:p text:style-name="P18"><text:span text:style-name="T153"><text:s text:c="3"/></text:span><text:span text:style-name="T153">Launcher&lt;</text:span><text:span text:style-name="T155">PIM</text:span><text:span text:style-name="T153">&gt; launcher ( <text:s/></text:span><text:span text:style-name="T207">4, LAUNCHER_UNIT_RANK_e</text:span><text:span text:style-name="T153">);</text:span></text:p>
            <text:p text:style-name="P18"><text:span text:style-name="T115"/></text:p>
            <text:p text:style-name="P18"><text:span text:style-name="T153"><text:s text:c="3"/></text:span><text:span text:style-name="T153">std::</text:span><text:span text:style-name="T205">vector</text:span><text:span text:style-name="T153">&lt;</text:span><text:span text:style-name="T205">size_t</text:span><text:span text:style-name="T153">&gt; results = launcher.run &lt;</text:span><text:span text:style-name="T155">DoSomething</text:span><text:span text:style-name="T153">&gt; (</text:span></text:p>
            <text:p text:style-name="P18"><text:span text:style-name="T207"><text:s text:c="8"/></text:span><text:span text:style-name="T206">buffer.data(), buffer.size()</text:span></text:p>
            <text:p text:style-name="P18"><text:span text:style-name="T153"><text:s text:c="3"/></text:span><text:span text:style-name="T153">);</text:span></text:p>
            <text:p text:style-name="P18"><text:span text:style-name="T206">}</text:span></text:p>
          </draw:text-box>
        </draw:frame>
        <draw:frame draw:style-name="gr517" draw:text-style-name="P12" draw:layer="layout" svg:width="26.035cm" svg:height="6.187cm" svg:x="1.273cm" svg:y="3.178cm">
          <draw:text-box>
            <text:p><text:span text:style-name="T5">Issue for constructor prototype</text:span></text:p>
            <text:list text:style-name="L1">
              <text:list-item>
                <text:list>
                  <text:list-item>
                    <text:p text:style-name="P10"><text:span text:style-name="T6">Specify the number of units AND the kind of units (rank or DPU)</text:span></text:p>
                    <text:p text:style-name="P10"><text:span text:style-name="T6"/></text:p>
                  </text:list-item>
                </text:list>
              </text:list-item>
            </text:list>
            <text:p text:style-name="P11"><text:span text:style-name="T8">Solution: <text:s/>unit kind as an enumeration</text:span></text:p>
            <text:list text:continue-numbering="true" text:style-name="L1">
              <text:list-item>
                <text:list>
                  <text:list-item>
                    <text:p text:style-name="P10"><text:span text:style-name="T6">Not pretty, but we need to provide the kind information anywa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1T0">
        <office:forms form:automatic-focus="false" form:apply-design-mode="false"/>
        <draw:custom-shape draw:style-name="gr518" draw:text-style-name="P17" draw:layer="layout" svg:width="28cm" svg:height="1.905cm" svg:x="0cm" svg:y="0cm">
          <text:p text:style-name="P15"><text:span text:style-name="T4">Launcher for PIM archite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9" draw:text-style-name="P35" draw:layer="layout" svg:width="17.485cm" svg:height="6.445cm" svg:x="4.525cm" svg:y="10.065cm">
          <draw:text-box>
            <text:p text:style-name="P34"><text:span text:style-name="T152">#include</text:span><text:span text:style-name="T153"> </text:span><text:span text:style-name="T204">&lt;dosomething.hpp&gt;</text:span></text:p>
            <text:p text:style-name="P18"><text:span text:style-name="T114"/></text:p>
            <text:p text:style-name="P34"><text:span text:style-name="T152">extern </text:span><text:span text:style-name="T153">std::</text:span><text:span text:style-name="T205">vector</text:span><text:span text:style-name="T153">&lt;</text:span><text:span text:style-name="T152">int</text:span><text:span text:style-name="T153">&gt; buffer;</text:span></text:p>
            <text:p text:style-name="P34"><text:span text:style-name="T115"/></text:p>
            <text:p text:style-name="P18"><text:span text:style-name="T152">int</text:span><text:span text:style-name="T153"> </text:span><text:span text:style-name="T155">main</text:span><text:span text:style-name="T153">() </text:span></text:p>
            <text:p text:style-name="P18"><text:span text:style-name="T206">{</text:span></text:p>
            <text:p text:style-name="P18"><text:span text:style-name="T153"><text:s text:c="3"/></text:span><text:span text:style-name="T153">Launcher&lt;</text:span><text:span text:style-name="T155">PIM</text:span><text:span text:style-name="T153">&gt; launcher (</text:span><text:span text:style-name="T207">256, LAUNCHER_UNIT_DPU_e</text:span><text:span text:style-name="T153">);</text:span></text:p>
            <text:p text:style-name="P18"><text:span text:style-name="T115"/></text:p>
            <text:p text:style-name="P18"><text:span text:style-name="T153"><text:s text:c="3"/></text:span><text:span text:style-name="T153">std::</text:span><text:span text:style-name="T205">vector</text:span><text:span text:style-name="T153">&lt;</text:span><text:span text:style-name="T205">size_t</text:span><text:span text:style-name="T153">&gt; results = launcher.run &lt;</text:span><text:span text:style-name="T155">DoSomething</text:span><text:span text:style-name="T153">&gt; (</text:span></text:p>
            <text:p text:style-name="P18"><text:span text:style-name="T207"><text:s text:c="8"/></text:span><text:span text:style-name="T206">buffer.data(), buffer.size()</text:span></text:p>
            <text:p text:style-name="P18"><text:span text:style-name="T153"><text:s text:c="3"/></text:span><text:span text:style-name="T153">);</text:span></text:p>
            <text:p text:style-name="P18"><text:span text:style-name="T206">}</text:span></text:p>
          </draw:text-box>
        </draw:frame>
        <draw:frame draw:style-name="gr517" draw:text-style-name="P12" draw:layer="layout" svg:width="26.035cm" svg:height="6.187cm" svg:x="1.273cm" svg:y="3.178cm">
          <draw:text-box>
            <text:p><text:span text:style-name="T5">Issue for constructor prototype</text:span></text:p>
            <text:list text:style-name="L1">
              <text:list-item>
                <text:list>
                  <text:list-item>
                    <text:p text:style-name="P10"><text:span text:style-name="T6">Specify the number of units AND the kind of units (rank or DPU)</text:span></text:p>
                    <text:p text:style-name="P10"><text:span text:style-name="T6"/></text:p>
                  </text:list-item>
                </text:list>
              </text:list-item>
            </text:list>
            <text:p text:style-name="P11"><text:span text:style-name="T8">Solution: <text:s/>unit kind as an enumeration</text:span></text:p>
            <text:list text:continue-numbering="true" text:style-name="L1">
              <text:list-item>
                <text:list>
                  <text:list-item>
                    <text:p text:style-name="P10"><text:span text:style-name="T6">Not pretty, but we need to provide the kind information anywa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1T0">
        <office:forms form:automatic-focus="false" form:apply-design-mode="false"/>
        <draw:custom-shape draw:style-name="gr520" draw:text-style-name="P17" draw:layer="layout" svg:width="28cm" svg:height="1.905cm" svg:x="0cm" svg:y="0cm">
          <text:p text:style-name="P15"><text:span text:style-name="T4">Launcher for PIM archite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1" draw:text-style-name="P97" draw:layer="layout" svg:width="18.97cm" svg:height="10.667cm" svg:x="4.525cm" svg:y="7.065cm">
          <draw:text-box>
            <text:p text:style-name="P34"><text:span text:style-name="T137">#include</text:span><text:span text:style-name="T15"> </text:span><text:span text:style-name="T210">&lt;dosomething1.hpp&gt;</text:span></text:p>
            <text:p text:style-name="P34"><text:span text:style-name="T137">#include</text:span><text:span text:style-name="T15"> </text:span><text:span text:style-name="T210">&lt;dosomething2.hpp&gt;</text:span></text:p>
            <text:p text:style-name="P34"><text:span text:style-name="T109"/></text:p>
            <text:p text:style-name="P34"><text:span text:style-name="T137">extern </text:span><text:span text:style-name="T15">std::</text:span><text:span text:style-name="T14">vector</text:span><text:span text:style-name="T15">&lt;</text:span><text:span text:style-name="T137">int</text:span><text:span text:style-name="T15">&gt; buffer;</text:span></text:p>
            <text:p text:style-name="P34"><text:span text:style-name="T15"/></text:p>
            <text:p text:style-name="P18"><text:span text:style-name="T137">int</text:span><text:span text:style-name="T15"> </text:span><text:span text:style-name="T16">main</text:span><text:span text:style-name="T15">() </text:span></text:p>
            <text:p text:style-name="P18"><text:span text:style-name="T109">{</text:span></text:p>
            <text:p text:style-name="P18"><text:span text:style-name="T15"><text:s text:c="3"/></text:span><text:span text:style-name="T15">Launcher&lt;</text:span><text:span text:style-name="T16">PIM</text:span><text:span text:style-name="T15">&gt; launcher1 (</text:span><text:span text:style-name="T147">30</text:span><text:span text:style-name="T16">, </text:span><text:span text:style-name="T15">LAUNCHER_UNIT_RANK_e);</text:span></text:p>
            <text:p text:style-name="P18"><text:span text:style-name="T15"/></text:p>
            <text:p text:style-name="P18"><text:span text:style-name="T15"><text:s text:c="3"/></text:span><text:span text:style-name="T15">std::</text:span><text:span text:style-name="T14">vector</text:span><text:span text:style-name="T15">&lt;</text:span><text:span text:style-name="T14">size_t</text:span><text:span text:style-name="T15">&gt; results = launcher1.run &lt;</text:span><text:span text:style-name="T16">DoSomething1</text:span><text:span text:style-name="T15">&gt; (</text:span></text:p>
            <text:p text:style-name="P18"><text:span text:style-name="T147"><text:s text:c="8"/></text:span><text:span text:style-name="T109">buffer.data(), buffer.size()</text:span></text:p>
            <text:p text:style-name="P18"><text:span text:style-name="T15"><text:s text:c="3"/></text:span><text:span text:style-name="T15">);</text:span></text:p>
            <text:p text:style-name="P18"><text:span text:style-name="T15"/></text:p>
            <text:p text:style-name="P34"><text:span text:style-name="T147"><text:s text:c="3"/></text:span><text:span text:style-name="T147">// Likely a DPU binary error...</text:span><text:span text:style-name="T15"> <text:s text:c="5"/></text:span></text:p>
            <text:p text:style-name="P34"><text:span text:style-name="T15"><text:s text:c="3"/></text:span><text:span text:style-name="T15">Launcher&lt;</text:span><text:span text:style-name="T16">PIM</text:span><text:span text:style-name="T15">&gt; launcher2 (</text:span><text:span text:style-name="T147">30</text:span><text:span text:style-name="T16">, </text:span><text:span text:style-name="T15">LAUNCHER_UNIT_RANK_e);</text:span></text:p>
            <text:p text:style-name="P34"><text:span text:style-name="T15"/></text:p>
            <text:p text:style-name="P34"><text:span text:style-name="T15"><text:s text:c="3"/></text:span><text:span text:style-name="T15">std::</text:span><text:span text:style-name="T14">vector</text:span><text:span text:style-name="T15">&lt;</text:span><text:span text:style-name="T14">size_t</text:span><text:span text:style-name="T15">&gt; results = launcher2.run &lt;</text:span><text:span text:style-name="T16">DoSomething2</text:span><text:span text:style-name="T15">&gt; (</text:span></text:p>
            <text:p text:style-name="P34"><text:span text:style-name="T147"><text:s text:c="8"/></text:span><text:span text:style-name="T109">buffer.data(), buffer.size()</text:span></text:p>
            <text:p text:style-name="P34"><text:span text:style-name="T15"><text:s text:c="3"/></text:span><text:span text:style-name="T15">);</text:span></text:p>
            <text:p text:style-name="P34"><text:span text:style-name="T109"/></text:p>
            <text:p text:style-name="P18"><text:span text:style-name="T109">}</text:span></text:p>
          </draw:text-box>
        </draw:frame>
        <draw:frame draw:style-name="gr512" draw:text-style-name="P12" draw:layer="layout" svg:width="26.035cm" svg:height="2.53cm" svg:x="1.273cm" svg:y="3.178cm">
          <draw:text-box>
            <text:p><text:span text:style-name="T5">Worse: no control on ranks/DPUs resources</text:span></text:p>
            <text:list text:style-name="L1">
              <text:list-item>
                <text:list>
                  <text:list-item>
                    <text:p text:style-name="P10"><text:span text:style-name="T6">Possible to go beyond available resources</text:span></text:p>
                  </text:list-item>
                </text:list>
              </text:list-item>
            </text:list>
          </draw:text-box>
        </draw:frame>
        <draw:custom-shape draw:style-name="gr522" draw:text-style-name="P99" draw:layer="layout" svg:width="6.985cm" svg:height="0.635cm" svg:x="20.415cm" svg:y="19.75cm">
          <text:p text:style-name="P98"><text:span text:style-name="T211">Note</text:span><text:span text:style-name="T212">: two references of “PIM”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4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1T0">
        <office:forms form:automatic-focus="false" form:apply-design-mode="false"/>
        <draw:custom-shape draw:style-name="gr523" draw:text-style-name="P101" draw:layer="layout" svg:width="28cm" svg:height="1.905cm" svg:x="0cm" svg:y="0cm">
          <text:p text:style-name="P100"><text:span text:style-name="T213">Launcher for PIM architecture: <text:s text:c="2"/>a fac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4" draw:text-style-name="P97" draw:layer="layout" svg:width="18.97cm" svg:height="11.659cm" svg:x="3.255cm" svg:y="6.985cm">
          <draw:text-box>
            <text:p text:style-name="P34"><text:span text:style-name="T137">#include</text:span><text:span text:style-name="T15"> </text:span><text:span text:style-name="T210">&lt;dosomething1.hpp&gt;</text:span></text:p>
            <text:p text:style-name="P34"><text:span text:style-name="T137">#include</text:span><text:span text:style-name="T15"> </text:span><text:span text:style-name="T210">&lt;dosomething2.hpp&gt;</text:span></text:p>
            <text:p text:style-name="P34"><text:span text:style-name="T109"/></text:p>
            <text:p text:style-name="P34"><text:span text:style-name="T137">extern </text:span><text:span text:style-name="T15">std::</text:span><text:span text:style-name="T14">vector</text:span><text:span text:style-name="T15">&lt;</text:span><text:span text:style-name="T137">int</text:span><text:span text:style-name="T15">&gt; buffer;</text:span></text:p>
            <text:p text:style-name="P34"><text:span text:style-name="T15"/></text:p>
            <text:p text:style-name="P18"><text:span text:style-name="T137">int</text:span><text:span text:style-name="T15"> </text:span><text:span text:style-name="T16">main</text:span><text:span text:style-name="T15">() </text:span></text:p>
            <text:p text:style-name="P18"><text:span text:style-name="T109">{</text:span></text:p>
            <text:p><text:span text:style-name="T15"><text:s text:c="3"/></text:span><text:span text:style-name="T15">Launcher&lt;</text:span><text:span text:style-name="T16">PIM</text:span><text:span text:style-name="T15">&gt;::Factory factory;</text:span></text:p>
            <text:p><text:span text:style-name="T15"/></text:p>
            <text:p><text:span text:style-name="T15"><text:s text:c="3"/></text:span><text:span text:style-name="T137">auto </text:span><text:span text:style-name="T15">launcher1 = factory.create (</text:span><text:span text:style-name="T147">30</text:span><text:span text:style-name="T16">, </text:span><text:span text:style-name="T15">LAUNCHER_UNIT_RANK_e);</text:span></text:p>
            <text:p text:style-name="P18"><text:span text:style-name="T15"/></text:p>
            <text:p text:style-name="P18"><text:span text:style-name="T15"><text:s text:c="3"/></text:span><text:span text:style-name="T15">std::</text:span><text:span text:style-name="T14">vector</text:span><text:span text:style-name="T15">&lt;</text:span><text:span text:style-name="T14">size_t</text:span><text:span text:style-name="T15">&gt; results = launcher1.run &lt;</text:span><text:span text:style-name="T16">DoSomething1</text:span><text:span text:style-name="T15">&gt; (</text:span></text:p>
            <text:p text:style-name="P18"><text:span text:style-name="T147"><text:s text:c="8"/></text:span><text:span text:style-name="T109">buffer.data(), buffer.size()</text:span></text:p>
            <text:p text:style-name="P18"><text:span text:style-name="T15"><text:s text:c="3"/></text:span><text:span text:style-name="T15">);</text:span></text:p>
            <text:p text:style-name="P18"><text:span text:style-name="T15"/></text:p>
            <text:p text:style-name="P18"><text:span text:style-name="T147"><text:s text:c="3"/></text:span><text:span text:style-name="T147">// we may have an exception here and not a DPU binary error...</text:span></text:p>
            <text:p text:style-name="P34"><text:span text:style-name="T15"><text:s text:c="3"/></text:span><text:span text:style-name="T137">auto </text:span><text:span text:style-name="T15">launcher2 = factory.create (</text:span><text:span text:style-name="T147">30</text:span><text:span text:style-name="T16">, </text:span><text:span text:style-name="T15">LAUNCHER_UNIT_RANK_e);</text:span></text:p>
            <text:p text:style-name="P34"><text:span text:style-name="T15"/></text:p>
            <text:p text:style-name="P34"><text:span text:style-name="T15"><text:s text:c="3"/></text:span><text:span text:style-name="T15">std::</text:span><text:span text:style-name="T14">vector</text:span><text:span text:style-name="T15">&lt;</text:span><text:span text:style-name="T14">size_t</text:span><text:span text:style-name="T15">&gt; results = launcher2.run &lt;</text:span><text:span text:style-name="T16">DoSomething2</text:span><text:span text:style-name="T15">&gt; (</text:span></text:p>
            <text:p text:style-name="P34"><text:span text:style-name="T147"><text:s text:c="8"/></text:span><text:span text:style-name="T109">buffer.data(), buffer.size()</text:span></text:p>
            <text:p text:style-name="P34"><text:span text:style-name="T15"><text:s text:c="3"/></text:span><text:span text:style-name="T15">);</text:span></text:p>
            <text:p text:style-name="P34"><text:span text:style-name="T109"/></text:p>
            <text:p text:style-name="P18"><text:span text:style-name="T109">}</text:span></text:p>
          </draw:text-box>
        </draw:frame>
        <draw:frame draw:style-name="gr525" draw:text-style-name="P12" draw:layer="layout" svg:width="26.035cm" svg:height="2.61cm" svg:x="1.273cm" svg:y="3.178cm">
          <draw:text-box>
            <text:p><text:span text:style-name="T214">Idea</text:span><text:span text:style-name="T5">: use an indirection </text:span></text:p>
            <text:list text:style-name="L1">
              <text:list-item>
                <text:list>
                  <text:list-item>
                    <text:p text:style-name="P10"><text:span text:style-name="T6">A factory that knows the resources usage</text:span></text:p>
                  </text:list-item>
                </text:list>
              </text:list-item>
            </text:list>
          </draw:text-box>
        </draw:frame>
        <draw:custom-shape draw:style-name="gr522" draw:text-style-name="P99" draw:layer="layout" svg:width="6.985cm" svg:height="0.635cm" svg:x="20.415cm" svg:y="19.75cm">
          <text:p text:style-name="P98"><text:span text:style-name="T211">Note</text:span><text:span text:style-name="T212">: one reference of “PIM”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4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1T0">
        <office:forms form:automatic-focus="false" form:apply-design-mode="false"/>
        <draw:frame draw:style-name="gr526" draw:text-style-name="P97" draw:layer="layout" svg:width="18.97cm" svg:height="8.792cm" svg:x="3.555cm" svg:y="6.985cm">
          <draw:text-box>
            <text:p text:style-name="P34"><text:span text:style-name="T130">extern </text:span><text:span text:style-name="T131">std::</text:span><text:span text:style-name="T135">vector</text:span><text:span text:style-name="T131">&lt;</text:span><text:span text:style-name="T130">int</text:span><text:span text:style-name="T131">&gt; buffer;</text:span></text:p>
            <text:p text:style-name="P34"><text:span text:style-name="T15"/></text:p>
            <text:p text:style-name="P102"><text:span text:style-name="T130">int</text:span><text:span text:style-name="T131"> </text:span><text:span text:style-name="T136">main</text:span><text:span text:style-name="T131">() </text:span></text:p>
            <text:p text:style-name="P102"><text:span text:style-name="T134">{</text:span></text:p>
            <text:p text:style-name="P103"><text:span text:style-name="T131"><text:s text:c="3"/></text:span><text:span text:style-name="T131">Launcher&lt;</text:span><text:span text:style-name="T136">PIM</text:span><text:span text:style-name="T131">&gt;::Factory factory;</text:span></text:p>
            <text:p text:style-name="P103"><text:span text:style-name="T15"/></text:p>
            <text:p text:style-name="P103"><text:span text:style-name="T215"><text:s text:c="3"/></text:span><text:span text:style-name="T215">// allocation of 8 ranks</text:span></text:p>
            <text:p text:style-name="P103"><text:span text:style-name="T15"><text:s text:c="3"/></text:span><text:span text:style-name="T130">auto </text:span><text:span text:style-name="T15">launcher1 = factory.create (</text:span><text:span text:style-name="T147">"0-7"</text:span><text:span text:style-name="T15">); <text:s/></text:span></text:p>
            <text:p text:style-name="P103"><text:span text:style-name="T15"/></text:p>
            <text:p text:style-name="P34"><text:span text:style-name="T215"><text:s text:c="3"/></text:span><text:span text:style-name="T215">// allocation of all DPUs for two ranks</text:span></text:p>
            <text:p text:style-name="P102"><text:span text:style-name="T15"><text:s text:c="3"/></text:span><text:span text:style-name="T130">auto </text:span><text:span text:style-name="T15">launcher2 = factory.create (</text:span><text:span text:style-name="T147">"8-9/0-63"</text:span><text:span text:style-name="T15">);</text:span></text:p>
            <text:p text:style-name="P34"><text:span text:style-name="T15"/></text:p>
            <text:p text:style-name="P34"><text:span text:style-name="T215"><text:s text:c="3"/></text:span><text:span text:style-name="T215">// allocation of all DPUs for three ranks</text:span></text:p>
            <text:p text:style-name="P34"><text:span text:style-name="T15"><text:s text:c="3"/></text:span><text:span text:style-name="T130">auto </text:span><text:span text:style-name="T15">launcher2 = factory.create (</text:span><text:span text:style-name="T147">"10-12/*"</text:span><text:span text:style-name="T15">);</text:span></text:p>
            <text:p text:style-name="P34"><text:span text:style-name="T15"/></text:p>
            <text:p text:style-name="P34"><text:span text:style-name="T215"><text:s text:c="3"/></text:span><text:span text:style-name="T215">// allocation of all ranks on a given server</text:span></text:p>
            <text:p text:style-name="P34"><text:span text:style-name="T15"><text:s text:c="3"/></text:span><text:span text:style-name="T130">auto </text:span><text:span text:style-name="T15">launcher2 = factory.create (</text:span><text:span text:style-name="T147">"myserver.fr/*"</text:span><text:span text:style-name="T15">);</text:span></text:p>
            <text:p text:style-name="P34"><text:span text:style-name="T134">}</text:span></text:p>
          </draw:text-box>
        </draw:frame>
        <draw:frame draw:style-name="gr527" draw:text-style-name="P12" draw:layer="layout" svg:width="26.035cm" svg:height="3.708cm" svg:x="1.273cm" svg:y="2.778cm">
          <draw:text-box>
            <text:p><text:span text:style-name="T5">We can take advantage of this factory</text:span></text:p>
            <text:list text:style-name="L1">
              <text:list-item>
                <text:list>
                  <text:list-item>
                    <text:p text:style-name="P10"><text:span text:style-name="T6">Allocate the resources with a “URL like” parameter</text:span></text:p>
                  </text:list-item>
                  <text:list-item>
                    <text:p text:style-name="P10"><text:span text:style-name="T6">Need a generic prototype, whatever the used architecture</text:span></text:p>
                  </text:list-item>
                </text:list>
              </text:list-item>
            </text:list>
          </draw:text-box>
        </draw:frame>
        <draw:frame draw:style-name="gr528" draw:text-style-name="P12" draw:layer="layout" svg:width="26.035cm" svg:height="4.286cm" svg:x="1.274cm" svg:y="16.178cm">
          <draw:text-box>
            <text:p><text:span text:style-name="T5">API for the “create” method</text:span></text:p>
            <text:list text:style-name="L1">
              <text:list-item>
                <text:list>
                  <text:list-item>
                    <text:p text:style-name="P104"><text:span text:style-name="T6">Single argument: a string with different meaning according to the arch.</text:span></text:p>
                  </text:list-item>
                  <text:list-item>
                    <text:p text:style-name="P104"><text:span text:style-name="T6">Delegate argument parsing to the architecture. </text:span></text:p>
                    <text:p text:style-name="P104"><text:span text:style-name="T6"/></text:p>
                  </text:list-item>
                </text:list>
              </text:list-item>
            </text:list>
          </draw:text-box>
        </draw:frame>
        <draw:custom-shape draw:style-name="gr529" draw:text-style-name="P101" draw:layer="layout" svg:width="28cm" svg:height="1.905cm" svg:x="0cm" svg:y="0cm">
          <text:p text:style-name="P100"><text:span text:style-name="T213">Launcher for PIM architecture: <text:s text:c="2"/>a factor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4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1T0">
        <office:forms form:automatic-focus="false" form:apply-design-mode="false"/>
        <draw:frame draw:style-name="gr530" draw:text-style-name="P97" draw:layer="layout" svg:width="18.97cm" svg:height="8.792cm" svg:x="3.555cm" svg:y="5.985cm">
          <draw:text-box>
            <text:p text:style-name="P34"><text:span text:style-name="T130">extern </text:span><text:span text:style-name="T131">std::</text:span><text:span text:style-name="T135">vector</text:span><text:span text:style-name="T131">&lt;</text:span><text:span text:style-name="T130">int</text:span><text:span text:style-name="T131">&gt; buffer;</text:span></text:p>
            <text:p text:style-name="P34"><text:span text:style-name="T15"/></text:p>
            <text:p text:style-name="P102"><text:span text:style-name="T130">int</text:span><text:span text:style-name="T131"> </text:span><text:span text:style-name="T136">main</text:span><text:span text:style-name="T131">() </text:span></text:p>
            <text:p text:style-name="P102"><text:span text:style-name="T134">{</text:span></text:p>
            <text:p text:style-name="P103"><text:span text:style-name="T131"><text:s text:c="3"/></text:span><text:span text:style-name="T131">Launcher&lt;</text:span><text:span text:style-name="T136">PIM</text:span><text:span text:style-name="T131">&gt;::Factory factory;</text:span></text:p>
            <text:p text:style-name="P103"><text:span text:style-name="T15"/></text:p>
            <text:p text:style-name="P103"><text:span text:style-name="T215"><text:s text:c="3"/></text:span><text:span text:style-name="T215">// allocation of 8 ranks</text:span></text:p>
            <text:p text:style-name="P103"><text:span text:style-name="T15"><text:s text:c="3"/></text:span><text:span text:style-name="T130">auto </text:span><text:span text:style-name="T15">launcher1 = factory.create (</text:span><text:span text:style-name="T147">{0,7}</text:span><text:span text:style-name="T15">); <text:s/></text:span></text:p>
            <text:p text:style-name="P103"><text:span text:style-name="T15"/></text:p>
            <text:p text:style-name="P34"><text:span text:style-name="T215"><text:s text:c="3"/></text:span><text:span text:style-name="T215">// allocation of all DPUs for two ranks</text:span></text:p>
            <text:p text:style-name="P102"><text:span text:style-name="T15"><text:s text:c="3"/></text:span><text:span text:style-name="T130">auto </text:span><text:span text:style-name="T15">launcher2 = factory.create (</text:span><text:span text:style-name="T147">{8,9}, {0,63}</text:span><text:span text:style-name="T15">);</text:span></text:p>
            <text:p text:style-name="P34"><text:span text:style-name="T15"/></text:p>
            <text:p text:style-name="P34"><text:span text:style-name="T215"><text:s text:c="3"/></text:span><text:span text:style-name="T215">// allocation of all DPUs for three ranks</text:span></text:p>
            <text:p text:style-name="P34"><text:span text:style-name="T15"><text:s text:c="3"/></text:span><text:span text:style-name="T130">auto </text:span><text:span text:style-name="T15">launcher2 = factory.create (</text:span><text:span text:style-name="T147">{10,12}</text:span><text:span text:style-name="T15">);</text:span></text:p>
            <text:p text:style-name="P34"><text:span text:style-name="T15"/></text:p>
            <text:p text:style-name="P34"><text:span text:style-name="T215"><text:s text:c="3"/></text:span><text:span text:style-name="T215">// allocation of all ranks on a given server</text:span></text:p>
            <text:p text:style-name="P34"><text:span text:style-name="T15"><text:s text:c="3"/></text:span><text:span text:style-name="T130">auto </text:span><text:span text:style-name="T15">launcher2 = factory.create (</text:span><text:span text:style-name="T147">"myserver.fr"</text:span><text:span text:style-name="T15">);</text:span></text:p>
            <text:p text:style-name="P34"><text:span text:style-name="T134">}</text:span></text:p>
          </draw:text-box>
        </draw:frame>
        <draw:frame draw:style-name="gr527" draw:text-style-name="P12" draw:layer="layout" svg:width="26.035cm" svg:height="3.708cm" svg:x="1.273cm" svg:y="2.778cm">
          <draw:text-box>
            <text:p><text:span text:style-name="T5">We can take advantage of this factory</text:span></text:p>
            <text:list text:style-name="L1">
              <text:list-item>
                <text:list>
                  <text:list-item>
                    <text:p text:style-name="P10"><text:span text:style-name="T6">Still possible to use variadics of overloading for factory “create” impl.</text:span></text:p>
                    <text:p text:style-name="P10"><text:span text:style-name="T6"/></text:p>
                  </text:list-item>
                </text:list>
              </text:list-item>
            </text:list>
          </draw:text-box>
        </draw:frame>
        <draw:frame draw:style-name="gr531" draw:text-style-name="P12" draw:layer="layout" svg:width="26.035cm" svg:height="2.33cm" svg:x="1.274cm" svg:y="15.278cm">
          <draw:text-box>
            <text:p><text:span text:style-name="T5">Maybe easier to use</text:span></text:p>
            <text:list text:style-name="L1">
              <text:list-item>
                <text:list>
                  <text:list-item>
                    <text:p text:style-name="P104"><text:span text:style-name="T6">For unit / benchmark tests</text:span></text:p>
                  </text:list-item>
                </text:list>
              </text:list-item>
            </text:list>
          </draw:text-box>
        </draw:frame>
        <draw:frame draw:style-name="gr532" draw:text-style-name="P97" draw:layer="layout" svg:width="18.97cm" svg:height="2cm" svg:x="3.555cm" svg:y="17.785cm">
          <draw:text-box>
            <text:p text:style-name="P34"><text:span text:style-name="T103"><text:s text:c="3"/></text:span><text:span text:style-name="T103">for (int i=0; i&lt;40; i++)</text:span></text:p>
            <text:p text:style-name="P103"><text:span text:style-name="T103"><text:s text:c="3"/></text:span><text:span text:style-name="T103">{</text:span></text:p>
            <text:p text:style-name="P34"><text:span text:style-name="T131"><text:s text:c="7"/></text:span><text:span text:style-name="T131">factory.create (</text:span><text:span text:style-name="T216">{0,i}</text:span><text:span text:style-name="T131">).run &lt;</text:span><text:span text:style-name="T136">DoSomething</text:span><text:span text:style-name="T131">&gt; (</text:span><text:span text:style-name="T134">buffer.data(), buffer.size()</text:span><text:span text:style-name="T131">);</text:span></text:p>
            <text:p text:style-name="P103"><text:span text:style-name="T103"><text:s text:c="3"/></text:span><text:span text:style-name="T103">}</text:span></text:p>
          </draw:text-box>
        </draw:frame>
        <draw:custom-shape draw:style-name="gr533" draw:text-style-name="P101" draw:layer="layout" svg:width="28cm" svg:height="1.905cm" svg:x="0cm" svg:y="0cm">
          <text:p text:style-name="P100"><text:span text:style-name="T213">Launcher for PIM architecture: <text:s text:c="2"/>a factor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4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1T0">
        <office:forms form:automatic-focus="false" form:apply-design-mode="false"/>
        <draw:custom-shape draw:style-name="gr534" draw:text-style-name="P106" draw:layer="layout" svg:width="28cm" svg:height="1.905cm" svg:x="0cm" svg:y="0cm">
          <text:p text:style-name="P105"><text:span text:style-name="T213">Launcher for composite archite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5" draw:text-style-name="P97" draw:layer="layout" svg:width="18.97cm" svg:height="9.179cm" svg:x="3.89cm" svg:y="6.835cm">
          <draw:text-box>
            <text:p text:style-name="P34"><text:span text:style-name="T137">#include</text:span><text:span text:style-name="T15"> </text:span><text:span text:style-name="T210">&lt;dosomething.hpp&gt;</text:span></text:p>
            <text:p text:style-name="P34"><text:span text:style-name="T109"/></text:p>
            <text:p text:style-name="P34"><text:span text:style-name="T137">extern </text:span><text:span text:style-name="T15">std::</text:span><text:span text:style-name="T14">vector</text:span><text:span text:style-name="T15">&lt;</text:span><text:span text:style-name="T137">int</text:span><text:span text:style-name="T15">&gt; buffer;</text:span></text:p>
            <text:p text:style-name="P34"><text:span text:style-name="T137"/></text:p>
            <text:p text:style-name="P34"><text:span text:style-name="T137">int</text:span><text:span text:style-name="T15"> </text:span><text:span text:style-name="T16">main</text:span><text:span text:style-name="T15">() </text:span></text:p>
            <text:p text:style-name="P18"><text:span text:style-name="T109">{</text:span></text:p>
            <text:p><text:span text:style-name="T15"><text:s text:c="3"/></text:span><text:span text:style-name="T15">Launcher&lt;</text:span><text:span text:style-name="T16">PIM</text:span><text:span text:style-name="T15">&gt; <text:s text:c="5"/>::Factory PIMfactory;</text:span></text:p>
            <text:p text:style-name="P11"><text:span text:style-name="T15"><text:s text:c="3"/></text:span><text:span text:style-name="T15">Launcher&lt;</text:span><text:span text:style-name="T16">Multicore</text:span><text:span text:style-name="T15">&gt;::Factory MCfactory;</text:span></text:p>
            <text:p text:style-name="P11"><text:span text:style-name="T15"/></text:p>
            <text:p text:style-name="P11"><text:span text:style-name="T15"><text:s text:c="3"/></text:span><text:span text:style-name="T15">LauncherComposite launcher (</text:span></text:p>
            <text:p text:style-name="P11"><text:span text:style-name="T15"><text:s text:c="6"/></text:span><text:span text:style-name="T15">PIMfactory.create (</text:span><text:span text:style-name="T147">"localhost/*"</text:span><text:span text:style-name="T15">),</text:span></text:p>
            <text:p text:style-name="P11"><text:span text:style-name="T15"><text:s text:c="6"/></text:span><text:span text:style-name="T15">MCfactory .create (</text:span><text:span text:style-name="T147">"localhost/16"</text:span><text:span text:style-name="T15">)</text:span></text:p>
            <text:p text:style-name="P11"><text:span text:style-name="T15"><text:s text:c="3"/></text:span><text:span text:style-name="T15">);</text:span></text:p>
            <text:p text:style-name="P11"><text:span text:style-name="T15"/></text:p>
            <text:p text:style-name="P34"><text:span text:style-name="T15"><text:s text:c="3"/></text:span><text:span text:style-name="T15">std::</text:span><text:span text:style-name="T14">vector</text:span><text:span text:style-name="T15">&lt;</text:span><text:span text:style-name="T14">size_t</text:span><text:span text:style-name="T15">&gt; results = launcher.run &lt;</text:span><text:span text:style-name="T16">DoSomething</text:span><text:span text:style-name="T15">&gt; (</text:span></text:p>
            <text:p text:style-name="P34"><text:span text:style-name="T147"><text:s text:c="8"/></text:span><text:span text:style-name="T109">buffer.data(), buffer.size()</text:span></text:p>
            <text:p text:style-name="P34"><text:span text:style-name="T15"><text:s text:c="3"/></text:span><text:span text:style-name="T15">);</text:span></text:p>
            <text:p text:style-name="P11"><text:span text:style-name="T109">}</text:span></text:p>
          </draw:text-box>
        </draw:frame>
        <draw:frame draw:style-name="gr525" draw:text-style-name="P12" draw:layer="layout" svg:width="26.035cm" svg:height="2.61cm" svg:x="1.273cm" svg:y="3.178cm">
          <draw:text-box>
            <text:p><text:span text:style-name="T5">Mix several launchers</text:span></text:p>
            <text:list text:style-name="L1">
              <text:list-item>
                <text:list>
                  <text:list-item>
                    <text:p text:style-name="P10"><text:span text:style-name="T6">Composite launcher</text:span></text:p>
                  </text:list-item>
                </text:list>
              </text:list-item>
            </text:list>
          </draw:text-box>
        </draw:frame>
        <draw:frame draw:style-name="gr536" draw:text-style-name="P107" draw:layer="layout" svg:width="17.141cm" svg:height="1.352cm" svg:x="4.675cm" svg:y="17.178cm">
          <draw:text-box>
            <text:p text:style-name="P28"><text:span text:style-name="T5">PIM + Multicore on localhost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1" draw:master-page-name="Default" presentation:presentation-page-layout-name="AL1T0">
        <office:forms form:automatic-focus="false" form:apply-design-mode="false"/>
        <draw:custom-shape draw:style-name="gr537" draw:text-style-name="P101" draw:layer="layout" svg:width="28cm" svg:height="1.905cm" svg:x="0cm" svg:y="0cm">
          <text:p text:style-name="P100"><text:span text:style-name="T213">Launcher for composite archite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8" draw:text-style-name="P97" draw:layer="layout" svg:width="18.97cm" svg:height="9.675cm" svg:x="3.89cm" svg:y="6.835cm">
          <draw:text-box>
            <text:p text:style-name="P34"><text:span text:style-name="T137">#include</text:span><text:span text:style-name="T15"> </text:span><text:span text:style-name="T210">&lt;dosomething.hpp&gt;</text:span></text:p>
            <text:p text:style-name="P34"><text:span text:style-name="T109"/></text:p>
            <text:p text:style-name="P34"><text:span text:style-name="T137">extern </text:span><text:span text:style-name="T15">std::</text:span><text:span text:style-name="T14">vector</text:span><text:span text:style-name="T15">&lt;</text:span><text:span text:style-name="T137">int</text:span><text:span text:style-name="T15">&gt; buffer;</text:span></text:p>
            <text:p text:style-name="P34"><text:span text:style-name="T137"/></text:p>
            <text:p text:style-name="P34"><text:span text:style-name="T137">int</text:span><text:span text:style-name="T15"> </text:span><text:span text:style-name="T16">main</text:span><text:span text:style-name="T15">() </text:span></text:p>
            <text:p text:style-name="P18"><text:span text:style-name="T109">{</text:span></text:p>
            <text:p><text:span text:style-name="T15"><text:s text:c="3"/></text:span><text:span text:style-name="T15">Launcher&lt;</text:span><text:span text:style-name="T16">PIM</text:span><text:span text:style-name="T15">&gt;::Factory factory;</text:span></text:p>
            <text:p text:style-name="P11"><text:span text:style-name="T15"/></text:p>
            <text:p text:style-name="P11"><text:span text:style-name="T15"><text:s text:c="3"/></text:span><text:span text:style-name="T15">LauncherComposite launcher (</text:span></text:p>
            <text:p text:style-name="P11"><text:span text:style-name="T15"><text:s text:c="6"/></text:span><text:span text:style-name="T15">factory.create (</text:span><text:span text:style-name="T147">"myserver1.fr/*"</text:span><text:span text:style-name="T15">),</text:span></text:p>
            <text:p text:style-name="P11"><text:span text:style-name="T15"><text:s text:c="6"/></text:span><text:span text:style-name="T15">factory.create (</text:span><text:span text:style-name="T147">"myserver2.fr/*"</text:span><text:span text:style-name="T15">),</text:span></text:p>
            <text:p text:style-name="P11"><text:span text:style-name="T15"><text:s text:c="6"/></text:span><text:span text:style-name="T15">factory.create (</text:span><text:span text:style-name="T147">"myserver3.fr/*"</text:span><text:span text:style-name="T15">),</text:span></text:p>
            <text:p text:style-name="P11"><text:span text:style-name="T15"><text:s text:c="6"/></text:span><text:span text:style-name="T15">factory.create (</text:span><text:span text:style-name="T147">"myserver4.fr/*"</text:span><text:span text:style-name="T15">)</text:span></text:p>
            <text:p text:style-name="P11"><text:span text:style-name="T15"><text:s text:c="3"/></text:span><text:span text:style-name="T15">);</text:span></text:p>
            <text:p text:style-name="P11"><text:span text:style-name="T15"/></text:p>
            <text:p text:style-name="P34"><text:span text:style-name="T15"><text:s text:c="3"/></text:span><text:span text:style-name="T15">std::</text:span><text:span text:style-name="T14">vector</text:span><text:span text:style-name="T15">&lt;</text:span><text:span text:style-name="T14">size_t</text:span><text:span text:style-name="T15">&gt; results = launcher.run &lt;</text:span><text:span text:style-name="T16">DoSomething</text:span><text:span text:style-name="T15">&gt; (</text:span></text:p>
            <text:p text:style-name="P34"><text:span text:style-name="T147"><text:s text:c="8"/></text:span><text:span text:style-name="T109">buffer.data(), buffer.size()</text:span></text:p>
            <text:p text:style-name="P34"><text:span text:style-name="T15"><text:s text:c="3"/></text:span><text:span text:style-name="T15">);</text:span></text:p>
            <text:p text:style-name="P11"><text:span text:style-name="T109">}</text:span></text:p>
          </draw:text-box>
        </draw:frame>
        <draw:frame draw:style-name="gr525" draw:text-style-name="P12" draw:layer="layout" svg:width="26.035cm" svg:height="2.61cm" svg:x="1.273cm" svg:y="3.178cm">
          <draw:text-box>
            <text:p><text:span text:style-name="T5">Mix several </text:span><text:span text:style-name="T5">launchers</text:span></text:p>
            <text:list text:style-name="L1">
              <text:list-item>
                <text:list>
                  <text:list-item>
                    <text:p text:style-name="P10"><text:span text:style-name="T6">Composite launcher</text:span></text:p>
                  </text:list-item>
                </text:list>
              </text:list-item>
            </text:list>
          </draw:text-box>
        </draw:frame>
        <draw:frame draw:style-name="gr536" draw:text-style-name="P107" draw:layer="layout" svg:width="17.141cm" svg:height="1.352cm" svg:x="4.674cm" svg:y="17.178cm">
          <draw:text-box>
            <text:p text:style-name="P28"><text:span text:style-name="T5">Cluster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8" draw:style-name="dp1" draw:master-page-name="Default" presentation:presentation-page-layout-name="AL1T0">
        <draw:custom-shape draw:style-name="gr4" draw:text-style-name="P5" draw:layer="layout" svg:width="28cm" svg:height="20.95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4.765cm" svg:height="9.525cm" svg:x="1.97cm" svg:y="4.08cm">
          <text:p text:style-name="P6"><text:span text:style-name="T3">Part 4</text:span></text:p>
          <text:p text:style-name="P6"><text:span text:style-name="T2"/></text:p>
          <text:p text:style-name="P2"><text:span text:style-name="T2">How to split</text:span><text:span text:style-name="T2"><text:line-break/></text:span><text:span text:style-name="T2">an algorithm 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4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9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Multi-threa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9" draw:text-style-name="P22" draw:layer="layout" svg:width="25.874cm" svg:height="6.199cm" svg:x="1.331cm" svg:y="2.74cm">
          <draw:text-box>
            <text:p text:style-name="P56"><text:span text:style-name="T8">When using thread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56"><text:span text:style-name="T217">Setup N threads with a function ‘fct’</text:span></text:p>
                      </text:list-item>
                      <text:list-item>
                        <text:p text:style-name="P56"><text:span text:style-name="T217">Provide different input parameters for each thread</text:span></text:p>
                        <text:p text:style-name="P56"><text:span text:style-name="T217"/></text:p>
                      </text:list-item>
                    </text:list>
                  </text:list-item>
                </text:list>
              </text:list-item>
            </text:list>
            <text:p text:style-name="P56"><text:span text:style-name="T8"/></text:p>
          </draw:text-box>
        </draw:frame>
        <presentation:notes draw:style-name="dp2">
          <draw:page-thumbnail draw:style-name="gr3" draw:layer="layout" svg:width="19.798cm" svg:height="11.136cm" svg:x="0.6cm" svg:y="2.257cm" draw:page-number="14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0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Multi-threa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0" draw:text-style-name="P22" draw:layer="layout" svg:width="25.874cm" svg:height="6.199cm" svg:x="1.331cm" svg:y="2.74cm">
          <draw:text-box>
            <text:p text:style-name="P56"><text:span text:style-name="T8">When using thread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56"><text:span text:style-name="T217">Setup N threads with a function ‘fct’</text:span></text:p>
                      </text:list-item>
                      <text:list-item>
                        <text:p text:style-name="P56"><text:span text:style-name="T217">Provide different input parameters for each thread</text:span></text:p>
                        <text:p text:style-name="P56"><text:span text:style-name="T217"/></text:p>
                      </text:list-item>
                    </text:list>
                  </text:list-item>
                </text:list>
              </text:list-item>
            </text:list>
            <text:p text:style-name="P56"><text:span text:style-name="T8">Example</text:span></text:p>
          </draw:text-box>
        </draw:frame>
        <draw:frame draw:style-name="gr541" draw:text-style-name="P108" draw:layer="layout" svg:width="24.13cm" svg:height="9.378cm" svg:x="1.27cm" svg:y="9.536cm">
          <draw:text-box>
            <text:p text:style-name="P34"><text:span text:style-name="T165"><text:s text:c="3"/></text:span><text:span text:style-name="T164">extern </text:span><text:span text:style-name="T165">array&lt;double,1024&gt; data;</text:span></text:p>
            <text:p text:style-name="P34"><text:span text:style-name="T206"/></text:p>
            <text:p text:style-name="P34"><text:span text:style-name="T218"><text:s text:c="3"/></text:span><text:span text:style-name="T218">size_t nbThreads = 16;</text:span></text:p>
            <text:p text:style-name="P34"><text:span text:style-name="T218"><text:s text:c="3"/></text:span><text:span text:style-name="T218">size_t blockSize = data.size() / nbThreads;</text:span></text:p>
            <text:p text:style-name="P34"><text:span text:style-name="T206"/></text:p>
            <text:p text:style-name="P34"><text:span text:style-name="T165"><text:s text:c="3"/></text:span><text:span text:style-name="T164">auto</text:span><text:span text:style-name="T167"> </text:span><text:span text:style-name="T165">fct = [&amp;] (size_t i) <text:s/></text:span></text:p>
            <text:p text:style-name="P34"><text:span text:style-name="T218"><text:s text:c="3"/></text:span><text:span text:style-name="T218">{ </text:span></text:p>
            <text:p text:style-name="P34"><text:span text:style-name="T218"><text:s text:c="6"/></text:span><text:span text:style-name="T218">double sum = 0.0;</text:span></text:p>
            <text:p text:style-name="P34"><text:span text:style-name="T165"><text:s text:c="6"/></text:span><text:span text:style-name="T165">for (size_t k=blockSize*i; k&lt;</text:span><text:span text:style-name="T218">blockSize</text:span><text:span text:style-name="T165">*(i+1); k++) <text:s/>{ sum += data[k]; } <text:s/></text:span></text:p>
            <text:p text:style-name="P34"><text:span text:style-name="T165"><text:s text:c="6"/></text:span><text:span text:style-name="T165">return sum;</text:span></text:p>
            <text:p text:style-name="P34"><text:span text:style-name="T218"><text:s text:c="3"/></text:span><text:span text:style-name="T218">};</text:span></text:p>
            <text:p text:style-name="P34"><text:span text:style-name="T206"/></text:p>
            <text:p text:style-name="P18"><text:span text:style-name="T218"><text:s text:c="3"/></text:span><text:span text:style-name="T165">vector</text:span><text:span text:style-name="T218">&lt;</text:span><text:span text:style-name="T165">thread</text:span><text:span text:style-name="T218">&gt; </text:span><text:span text:style-name="T165">threads</text:span><text:span text:style-name="T218">;</text:span></text:p>
            <text:p text:style-name="P18"><text:span text:style-name="T165"><text:s text:c="3"/></text:span><text:span text:style-name="T164">for</text:span><text:span text:style-name="T165"> (</text:span><text:span text:style-name="T219">size_t</text:span><text:span text:style-name="T165"> i=0; i&lt;nbThreads; i++) <text:s/></text:span><text:span text:style-name="T218">{ <text:s/></text:span><text:span text:style-name="T165">threads.push_back (fct</text:span><text:span text:style-name="T218">, i); }</text:span></text:p>
            <text:p text:style-name="P18"><text:span text:style-name="T218"><text:s text:c="4"/></text:span></text:p>
            <text:p text:style-name="P18"><text:span text:style-name="T165"><text:s text:c="3"/></text:span><text:span text:style-name="T164">for</text:span><text:span text:style-name="T165"> (</text:span><text:span text:style-name="T164">auto</text:span><text:span text:style-name="T165">&amp; t : threads) <text:s/>{ t.join(); 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1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Multi-threa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2" draw:text-style-name="P22" draw:layer="layout" svg:width="25.874cm" svg:height="6.199cm" svg:x="1.331cm" svg:y="2.74cm">
          <draw:text-box>
            <text:p text:style-name="P56"><text:span text:style-name="T8">When using thread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56"><text:span text:style-name="T217">Setup N threads with a function ‘fct’</text:span></text:p>
                      </text:list-item>
                      <text:list-item>
                        <text:p text:style-name="P56"><text:span text:style-name="T217">Provide different input parameters for each thread</text:span></text:p>
                        <text:p text:style-name="P56"><text:span text:style-name="T217"/></text:p>
                      </text:list-item>
                    </text:list>
                  </text:list-item>
                </text:list>
              </text:list-item>
            </text:list>
            <text:p text:style-name="P56"><text:span text:style-name="T8">Example</text:span></text:p>
          </draw:text-box>
        </draw:frame>
        <draw:frame draw:style-name="gr543" draw:text-style-name="P108" draw:layer="layout" svg:width="24.13cm" svg:height="9.378cm" svg:x="1.27cm" svg:y="9.536cm">
          <draw:text-box>
            <text:p text:style-name="P34"><text:span text:style-name="T165"><text:s text:c="3"/></text:span><text:span text:style-name="T164">extern </text:span><text:span text:style-name="T165">array&lt;double,1024&gt; data;</text:span></text:p>
            <text:p text:style-name="P34"><text:span text:style-name="T206"/></text:p>
            <text:p text:style-name="P34"><text:span text:style-name="T218"><text:s text:c="3"/></text:span><text:span text:style-name="T218">size_t nbThreads = 16;</text:span></text:p>
            <text:p text:style-name="P34"><text:span text:style-name="T218"><text:s text:c="3"/></text:span><text:span text:style-name="T218">size_t blockSize = data.size() / nbThreads;</text:span></text:p>
            <text:p text:style-name="P34"><text:span text:style-name="T206"/></text:p>
            <text:p text:style-name="P34"><text:span text:style-name="T165"><text:s text:c="3"/></text:span><text:span text:style-name="T164">auto</text:span><text:span text:style-name="T167"> </text:span><text:span text:style-name="T165">fct = [&amp;] (size_t i) <text:s/></text:span></text:p>
            <text:p text:style-name="P34"><text:span text:style-name="T218"><text:s text:c="3"/></text:span><text:span text:style-name="T218">{ </text:span></text:p>
            <text:p text:style-name="P34"><text:span text:style-name="T218"><text:s text:c="6"/></text:span><text:span text:style-name="T218">double sum = 0.0;</text:span></text:p>
            <text:p text:style-name="P34"><text:span text:style-name="T165"><text:s text:c="6"/></text:span><text:span text:style-name="T165">for (size_t k=blockSize*i; k&lt;</text:span><text:span text:style-name="T218">blockSize</text:span><text:span text:style-name="T165">*(i+1); k++) <text:s/>{ sum += data[k]; } <text:s/></text:span></text:p>
            <text:p text:style-name="P34"><text:span text:style-name="T165"><text:s text:c="6"/></text:span><text:span text:style-name="T165">return sum;</text:span></text:p>
            <text:p text:style-name="P34"><text:span text:style-name="T218"><text:s text:c="3"/></text:span><text:span text:style-name="T218">};</text:span></text:p>
            <text:p text:style-name="P34"><text:span text:style-name="T206"/></text:p>
            <text:p text:style-name="P18"><text:span text:style-name="T218"><text:s text:c="3"/></text:span><text:span text:style-name="T165">vector</text:span><text:span text:style-name="T218">&lt;</text:span><text:span text:style-name="T165">thread</text:span><text:span text:style-name="T218">&gt; </text:span><text:span text:style-name="T165">threads</text:span><text:span text:style-name="T218">;</text:span></text:p>
            <text:p text:style-name="P18"><text:span text:style-name="T165"><text:s text:c="3"/></text:span><text:span text:style-name="T164">for</text:span><text:span text:style-name="T165"> (</text:span><text:span text:style-name="T219">size_t</text:span><text:span text:style-name="T165"> i=0; i&lt;nbThreads; i++) <text:s/></text:span><text:span text:style-name="T218">{ <text:s/></text:span><text:span text:style-name="T165">threads.push_back (fct</text:span><text:span text:style-name="T218">, i); }</text:span></text:p>
            <text:p text:style-name="P18"><text:span text:style-name="T218"><text:s text:c="4"/></text:span></text:p>
            <text:p text:style-name="P18"><text:span text:style-name="T165"><text:s text:c="3"/></text:span><text:span text:style-name="T164">for</text:span><text:span text:style-name="T165"> (</text:span><text:span text:style-name="T164">auto</text:span><text:span text:style-name="T165">&amp; t : threads) <text:s/>{ t.join(); }</text:span></text:p>
          </draw:text-box>
        </draw:frame>
        <draw:custom-shape draw:style-name="gr544" draw:text-style-name="P68" draw:layer="layout" svg:width="22.933cm" svg:height="3.757cm" svg:x="1.832cm" svg:y="12.2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5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2" draw:style-name="dp1" draw:master-page-name="Default" presentation:presentation-page-layout-name="AL1T0">
        <office:forms form:automatic-focus="false" form:apply-design-mode="false"/>
        <draw:frame draw:style-name="gr545" draw:text-style-name="P22" draw:layer="layout" svg:width="25.874cm" svg:height="6.199cm" svg:x="1.331cm" svg:y="2.74cm">
          <draw:text-box>
            <text:p text:style-name="P56"><text:span text:style-name="T8">When using thread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56"><text:span text:style-name="T217">Setup N threads with a function ‘fct’</text:span></text:p>
                      </text:list-item>
                      <text:list-item>
                        <text:p text:style-name="P56"><text:span text:style-name="T217">Provide different input parameters for each thread</text:span></text:p>
                        <text:p text:style-name="P56"><text:span text:style-name="T217"/></text:p>
                      </text:list-item>
                    </text:list>
                  </text:list-item>
                </text:list>
              </text:list-item>
            </text:list>
            <text:p text:style-name="P56"><text:span text:style-name="T8">Example</text:span></text:p>
          </draw:text-box>
        </draw:frame>
        <draw:custom-shape draw:style-name="gr546" draw:text-style-name="P38" xml:id="id10" draw:id="id10" draw:layer="layout" svg:width="1.27cm" svg:height="1.27cm" svg:x="5.498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7" draw:text-style-name="P109" xml:id="id9" draw:id="id9" draw:layer="layout" svg:width="14cm" svg:height="1.57cm" svg:x="12.035cm" svg:y="6.985cm">
          <text:p text:style-name="P83">‘data’ vector not provided as input parameter</text:p>
          <draw:enhanced-geometry svg:viewBox="0 0 21600 21600" draw:type="rectangle" draw:enhanced-path="M 0 0 L 21600 0 21600 21600 0 21600 0 0 Z N"/>
        </draw:custom-shape>
        <draw:connector draw:style-name="gr548" draw:text-style-name="P38" draw:layer="layout" svg:x1="12.035cm" svg:y1="7.77cm" svg:x2="6.133cm" svg:y2="12.065cm" draw:start-shape="id9" draw:start-glue-point="3" draw:end-shape="id10" draw:end-glue-point="4" svg:d="M12035 7770h-5902v4295" svg:viewBox="0 0 5903 4296">
          <text:p/>
        </draw:connector>
        <draw:frame draw:style-name="gr549" draw:text-style-name="P108" draw:layer="layout" svg:width="24.13cm" svg:height="9.378cm" svg:x="1.27cm" svg:y="9.536cm">
          <draw:text-box>
            <text:p text:style-name="P34"><text:span text:style-name="T165"><text:s text:c="3"/></text:span><text:span text:style-name="T164">extern </text:span><text:span text:style-name="T165">array&lt;double,1024&gt; data;</text:span></text:p>
            <text:p text:style-name="P34"><text:span text:style-name="T206"/></text:p>
            <text:p text:style-name="P34"><text:span text:style-name="T218"><text:s text:c="3"/></text:span><text:span text:style-name="T218">size_t nbThreads = 16;</text:span></text:p>
            <text:p text:style-name="P34"><text:span text:style-name="T218"><text:s text:c="3"/></text:span><text:span text:style-name="T218">size_t blockSize = data.size() / nbThreads;</text:span></text:p>
            <text:p text:style-name="P34"><text:span text:style-name="T206"/></text:p>
            <text:p text:style-name="P34"><text:span text:style-name="T165"><text:s text:c="3"/></text:span><text:span text:style-name="T164">auto</text:span><text:span text:style-name="T167"> </text:span><text:span text:style-name="T165">fct = [&amp;] (size_t i) <text:s/></text:span></text:p>
            <text:p text:style-name="P34"><text:span text:style-name="T218"><text:s text:c="3"/></text:span><text:span text:style-name="T218">{ </text:span></text:p>
            <text:p text:style-name="P34"><text:span text:style-name="T218"><text:s text:c="6"/></text:span><text:span text:style-name="T218">double sum = 0.0;</text:span></text:p>
            <text:p text:style-name="P34"><text:span text:style-name="T165"><text:s text:c="6"/></text:span><text:span text:style-name="T165">for (size_t k=blockSize*i; k&lt;</text:span><text:span text:style-name="T218">blockSize</text:span><text:span text:style-name="T165">*(i+1); k++) <text:s/>{ sum += data[k]; } <text:s/></text:span></text:p>
            <text:p text:style-name="P34"><text:span text:style-name="T165"><text:s text:c="6"/></text:span><text:span text:style-name="T165">return sum;</text:span></text:p>
            <text:p text:style-name="P34"><text:span text:style-name="T218"><text:s text:c="3"/></text:span><text:span text:style-name="T218">};</text:span></text:p>
            <text:p text:style-name="P34"><text:span text:style-name="T206"/></text:p>
            <text:p text:style-name="P18"><text:span text:style-name="T218"><text:s text:c="3"/></text:span><text:span text:style-name="T165">vector</text:span><text:span text:style-name="T218">&lt;</text:span><text:span text:style-name="T165">thread</text:span><text:span text:style-name="T218">&gt; </text:span><text:span text:style-name="T165">threads</text:span><text:span text:style-name="T218">;</text:span></text:p>
            <text:p text:style-name="P18"><text:span text:style-name="T165"><text:s text:c="3"/></text:span><text:span text:style-name="T164">for</text:span><text:span text:style-name="T165"> (</text:span><text:span text:style-name="T219">size_t</text:span><text:span text:style-name="T165"> i=0; i&lt;nbThreads; i++) <text:s/></text:span><text:span text:style-name="T218">{ <text:s/></text:span><text:span text:style-name="T165">threads.push_back (fct</text:span><text:span text:style-name="T218">, i); }</text:span></text:p>
            <text:p text:style-name="P18"><text:span text:style-name="T218"><text:s text:c="4"/></text:span></text:p>
            <text:p text:style-name="P18"><text:span text:style-name="T165"><text:s text:c="3"/></text:span><text:span text:style-name="T164">for</text:span><text:span text:style-name="T165"> (</text:span><text:span text:style-name="T164">auto</text:span><text:span text:style-name="T165">&amp; t : threads) <text:s/>{ t.join(); }</text:span></text:p>
          </draw:text-box>
        </draw:frame>
        <draw:custom-shape draw:style-name="gr6" draw:text-style-name="P9" draw:layer="layout" svg:width="28cm" svg:height="1.905cm" svg:x="0cm" svg:y="0cm">
          <text:p text:style-name="P8"><text:span text:style-name="T4">Multi-threading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5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3" draw:style-name="dp1" draw:master-page-name="Default" presentation:presentation-page-layout-name="AL1T0">
        <office:forms form:automatic-focus="false" form:apply-design-mode="false"/>
        <draw:frame draw:style-name="gr550" draw:text-style-name="P22" draw:layer="layout" svg:width="25.874cm" svg:height="6.199cm" svg:x="1.331cm" svg:y="2.74cm">
          <draw:text-box>
            <text:p text:style-name="P56"><text:span text:style-name="T8">When using thread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56"><text:span text:style-name="T217">Setup N threads with a function ‘fct’</text:span></text:p>
                      </text:list-item>
                      <text:list-item>
                        <text:p text:style-name="P56"><text:span text:style-name="T217">Provide different input parameters for each thread</text:span></text:p>
                        <text:p text:style-name="P56"><text:span text:style-name="T217"/></text:p>
                      </text:list-item>
                    </text:list>
                  </text:list-item>
                </text:list>
              </text:list-item>
            </text:list>
            <text:p text:style-name="P56"><text:span text:style-name="T8">Example</text:span></text:p>
          </draw:text-box>
        </draw:frame>
        <draw:custom-shape draw:style-name="gr551" draw:text-style-name="P68" xml:id="id11" draw:id="id11" draw:layer="layout" svg:width="14cm" svg:height="1.57cm" svg:x="12.035cm" svg:y="6.985cm">
          <text:p text:style-name="P83">‘data’ vector provided as input parameter</text:p>
          <draw:enhanced-geometry svg:viewBox="0 0 21600 21600" draw:type="rectangle" draw:enhanced-path="M 0 0 L 21600 0 21600 21600 0 21600 0 0 Z N"/>
        </draw:custom-shape>
        <draw:connector draw:style-name="gr548" draw:text-style-name="P38" draw:layer="layout" svg:x1="19.035cm" svg:y1="8.555cm" svg:x2="11.579cm" svg:y2="12.237cm" draw:start-shape="id11" draw:start-glue-point="2" draw:end-shape="id12" draw:end-glue-point="0" svg:d="M19035 8555v1841h-7456v1841" svg:viewBox="0 0 7457 3683">
          <text:p/>
        </draw:connector>
        <draw:custom-shape draw:style-name="gr552" draw:text-style-name="P68" xml:id="id12" draw:id="id12" draw:layer="layout" svg:width="8.963cm" svg:height="1.036cm" svg:x="7.098cm" svg:y="12.237cm">
          <text:p/>
          <draw:enhanced-geometry svg:viewBox="0 0 21600 21600" draw:type="rectangle" draw:enhanced-path="M 0 0 L 21600 0 21600 21600 0 21600 0 0 Z N"/>
        </draw:custom-shape>
        <draw:custom-shape draw:style-name="gr553" draw:text-style-name="P38" draw:layer="layout" svg:width="1.27cm" svg:height="1.27cm" svg:x="5.499cm" svg:y="12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4" draw:text-style-name="P110" draw:layer="layout" svg:width="24.13cm" svg:height="9.531cm" svg:x="1.27cm" svg:y="9.536cm">
          <draw:text-box>
            <text:p text:style-name="P34"><text:span text:style-name="T165"><text:s text:c="3"/></text:span><text:span text:style-name="T164">extern </text:span><text:span text:style-name="T165">array&lt;double,1024&gt; data;</text:span></text:p>
            <text:p text:style-name="P34"><text:span text:style-name="T218"/></text:p>
            <text:p text:style-name="P34"><text:span text:style-name="T218"><text:s text:c="3"/></text:span><text:span text:style-name="T218">size_t nbThreads = 16;</text:span></text:p>
            <text:p text:style-name="P34"><text:span text:style-name="T218"><text:s text:c="3"/></text:span><text:span text:style-name="T218">size_t blockSize = data.size() / nbThreads;</text:span></text:p>
            <text:p text:style-name="P34"><text:span text:style-name="T218"/></text:p>
            <text:p text:style-name="P34"><text:span text:style-name="T165"><text:s text:c="3"/></text:span><text:span text:style-name="T164">auto</text:span><text:span text:style-name="T167"> </text:span><text:span text:style-name="T165">fct = [&amp;] (const array&lt;double,1024&gt;&amp; data, size_t i) <text:s/></text:span></text:p>
            <text:p text:style-name="P34"><text:span text:style-name="T218"><text:s text:c="3"/></text:span><text:span text:style-name="T218">{ </text:span></text:p>
            <text:p text:style-name="P34"><text:span text:style-name="T218"><text:s text:c="6"/></text:span><text:span text:style-name="T218">double sum = 0.0;</text:span></text:p>
            <text:p text:style-name="P34"><text:span text:style-name="T165"><text:s text:c="6"/></text:span><text:span text:style-name="T165">for (size_t k=blockSize*i; k&lt;</text:span><text:span text:style-name="T218">blockSize</text:span><text:span text:style-name="T165">*(i+1); k++) <text:s/>{ sum += data[k]; } <text:s/></text:span></text:p>
            <text:p text:style-name="P34"><text:span text:style-name="T165"><text:s text:c="6"/></text:span><text:span text:style-name="T165">return sum;</text:span></text:p>
            <text:p text:style-name="P34"><text:span text:style-name="T218"><text:s text:c="3"/></text:span><text:span text:style-name="T218">};</text:span></text:p>
            <text:p text:style-name="P34"><text:span text:style-name="T218"/></text:p>
            <text:p text:style-name="P18"><text:span text:style-name="T218"><text:s text:c="3"/></text:span><text:span text:style-name="T165">vector</text:span><text:span text:style-name="T218">&lt;</text:span><text:span text:style-name="T165">thread</text:span><text:span text:style-name="T218">&gt; </text:span><text:span text:style-name="T165">threads</text:span><text:span text:style-name="T218">;</text:span></text:p>
            <text:p text:style-name="P18"><text:span text:style-name="T165"><text:s text:c="3"/></text:span><text:span text:style-name="T164">for</text:span><text:span text:style-name="T165"> (</text:span><text:span text:style-name="T219">size_t</text:span><text:span text:style-name="T165"> i=0; i&lt;nbThreads; i++) <text:s/></text:span><text:span text:style-name="T218">{ <text:s/></text:span><text:span text:style-name="T165">threads.push_back (fct</text:span><text:span text:style-name="T218">, i); }</text:span></text:p>
            <text:p text:style-name="P18"><text:span text:style-name="T218"><text:s text:c="4"/></text:span></text:p>
            <text:p text:style-name="P18"><text:span text:style-name="T165"><text:s text:c="3"/></text:span><text:span text:style-name="T164">for</text:span><text:span text:style-name="T165"> (</text:span><text:span text:style-name="T164">auto</text:span><text:span text:style-name="T165">&amp; t : threads) <text:s/>{ t.join(); }</text:span></text:p>
          </draw:text-box>
        </draw:frame>
        <draw:custom-shape draw:style-name="gr6" draw:text-style-name="P9" draw:layer="layout" svg:width="28cm" svg:height="1.905cm" svg:x="0cm" svg:y="0cm">
          <text:p text:style-name="P8"><text:span text:style-name="T4">Multi-threading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5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4" draw:style-name="dp1" draw:master-page-name="Default" presentation:presentation-page-layout-name="AL1T0">
        <office:forms form:automatic-focus="false" form:apply-design-mode="false"/>
        <draw:frame draw:style-name="gr555" draw:text-style-name="P22" draw:layer="layout" svg:width="25.874cm" svg:height="6.199cm" svg:x="1.331cm" svg:y="2.74cm">
          <draw:text-box>
            <text:p text:style-name="P56"><text:span text:style-name="T8">When using thread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56"><text:span text:style-name="T217">Setup N threads with a function ‘fct’</text:span></text:p>
                      </text:list-item>
                      <text:list-item>
                        <text:p text:style-name="P56"><text:span text:style-name="T217">Provide different input parameters for each thread</text:span></text:p>
                        <text:p text:style-name="P56"><text:span text:style-name="T217"/></text:p>
                      </text:list-item>
                    </text:list>
                  </text:list-item>
                </text:list>
              </text:list-item>
            </text:list>
            <text:p text:style-name="P56"><text:span text:style-name="T8">Example</text:span></text:p>
          </draw:text-box>
        </draw:frame>
        <draw:frame draw:style-name="gr556" draw:text-style-name="P110" draw:layer="layout" svg:width="25.265cm" svg:height="10.784cm" svg:x="2.04cm" svg:y="9.536cm">
          <draw:text-box>
            <text:p text:style-name="P34"><text:span text:style-name="T165"><text:s text:c="3"/></text:span><text:span text:style-name="T164">extern </text:span><text:span text:style-name="T165">array&lt;double,1024&gt; data;</text:span></text:p>
            <text:p text:style-name="P34"><text:span text:style-name="T218"/></text:p>
            <text:p text:style-name="P34"><text:span text:style-name="T218"><text:s text:c="3"/></text:span><text:span text:style-name="T218">size_t nbThreads = 16;</text:span></text:p>
            <text:p text:style-name="P34"><text:span text:style-name="T218"><text:s text:c="3"/></text:span><text:span text:style-name="T218">size_t blockSize = data.size() / nbThreads;</text:span></text:p>
            <text:p text:style-name="P34"><text:span text:style-name="T218"/></text:p>
            <text:p text:style-name="P34"><text:span text:style-name="T165"><text:s text:c="3"/></text:span><text:span text:style-name="T164">auto</text:span><text:span text:style-name="T167"> </text:span><text:span text:style-name="T165">fct = [ ] (const array&lt;double,1024&gt;&amp; data, size_t i0, size_t i1) <text:s/></text:span></text:p>
            <text:p text:style-name="P34"><text:span text:style-name="T218"><text:s text:c="3"/></text:span><text:span text:style-name="T218">{ </text:span></text:p>
            <text:p text:style-name="P34"><text:span text:style-name="T218"><text:s text:c="6"/></text:span><text:span text:style-name="T218">double sum = 0.0;</text:span></text:p>
            <text:p text:style-name="P34"><text:span text:style-name="T165"><text:s text:c="6"/></text:span><text:span text:style-name="T165">for (size_t k=i0; k&lt;i1; k++) <text:s/>{ sum += data[k]; }</text:span></text:p>
            <text:p text:style-name="P34"><text:span text:style-name="T165"><text:s text:c="6"/></text:span><text:span text:style-name="T165">return sum;</text:span></text:p>
            <text:p text:style-name="P34"><text:span text:style-name="T218"><text:s text:c="3"/></text:span><text:span text:style-name="T218">};</text:span></text:p>
            <text:p text:style-name="P34"><text:span text:style-name="T218"/></text:p>
            <text:p text:style-name="P18"><text:span text:style-name="T218"><text:s text:c="3"/></text:span><text:span text:style-name="T165">vector</text:span><text:span text:style-name="T218">&lt;</text:span><text:span text:style-name="T165">thread</text:span><text:span text:style-name="T218">&gt; </text:span><text:span text:style-name="T165">threads</text:span><text:span text:style-name="T218">;</text:span></text:p>
            <text:p text:style-name="P18"><text:span text:style-name="T165"><text:s text:c="3"/></text:span><text:span text:style-name="T164">for</text:span><text:span text:style-name="T165"> (</text:span><text:span text:style-name="T219">size_t</text:span><text:span text:style-name="T165"> i=0; i&lt;nbThreads; i++) <text:s/></text:span></text:p>
            <text:p text:style-name="P18"><text:span text:style-name="T165"><text:s text:c="3"/></text:span><text:span text:style-name="T218">{ <text:s/></text:span></text:p>
            <text:p text:style-name="P18"><text:span text:style-name="T218"><text:s text:c="7"/></text:span><text:span text:style-name="T165">threads.push_back (fct</text:span><text:span text:style-name="T218">, i*blockSize, (i+1)*blockSize); </text:span></text:p>
            <text:p text:style-name="P18"><text:span text:style-name="T218"><text:s text:c="3"/></text:span><text:span text:style-name="T218">} <text:s text:c="3"/></text:span></text:p>
            <text:p text:style-name="P18"><text:span text:style-name="T165"><text:s text:c="3"/></text:span><text:span text:style-name="T164">for</text:span><text:span text:style-name="T165"> (</text:span><text:span text:style-name="T164">auto</text:span><text:span text:style-name="T165">&amp; t : threads) <text:s/>{ t.join(); }</text:span></text:p>
          </draw:text-box>
        </draw:frame>
        <draw:custom-shape draw:style-name="gr551" draw:text-style-name="P68" xml:id="id13" draw:id="id13" draw:layer="layout" svg:width="14cm" svg:height="1.57cm" svg:x="12.035cm" svg:y="6.985cm">
          <text:p text:style-name="P83">The scan range is provided to the thread</text:p>
          <draw:enhanced-geometry svg:viewBox="0 0 21600 21600" draw:type="rectangle" draw:enhanced-path="M 0 0 L 21600 0 21600 21600 0 21600 0 0 Z N"/>
        </draw:custom-shape>
        <draw:custom-shape draw:style-name="gr557" draw:text-style-name="P68" xml:id="id14" draw:id="id14" draw:layer="layout" svg:width="6.219cm" svg:height="1.036cm" svg:x="17.176cm" svg:y="12.237cm">
          <text:p/>
          <draw:enhanced-geometry svg:viewBox="0 0 21600 21600" draw:type="rectangle" draw:enhanced-path="M 0 0 L 21600 0 21600 21600 0 21600 0 0 Z N"/>
        </draw:custom-shape>
        <draw:connector draw:style-name="gr558" draw:text-style-name="P38" draw:layer="layout" svg:x1="19.035cm" svg:y1="8.555cm" svg:x2="20.285cm" svg:y2="12.237cm" draw:start-shape="id13" draw:start-glue-point="2" draw:end-shape="id14" draw:end-glue-point="0" svg:d="M19035 8555v1841h1250v1841" svg:viewBox="0 0 1251 3683">
          <text:p/>
        </draw:connector>
        <draw:custom-shape draw:style-name="gr6" draw:text-style-name="P9" draw:layer="layout" svg:width="28cm" svg:height="1.905cm" svg:x="0cm" svg:y="0cm">
          <text:p text:style-name="P8"><text:span text:style-name="T4">Multi-threa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9" draw:text-style-name="P68" draw:layer="layout" svg:width="8.568cm" svg:height="1.036cm" svg:x="11.276cm" svg:y="18.1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5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5" draw:style-name="dp1" draw:master-page-name="Default" presentation:presentation-page-layout-name="AL1T0">
        <office:forms form:automatic-focus="false" form:apply-design-mode="false"/>
        <draw:frame draw:style-name="gr560" draw:text-style-name="P22" draw:layer="layout" svg:width="25.874cm" svg:height="6.199cm" svg:x="1.331cm" svg:y="2.74cm">
          <draw:text-box>
            <text:p text:style-name="P56"><text:span text:style-name="T8">When using thread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56"><text:span text:style-name="T217">Setup N threads with a function ‘fct’</text:span></text:p>
                      </text:list-item>
                      <text:list-item>
                        <text:p text:style-name="P56"><text:span text:style-name="T217">Provide different input parameters for each thread</text:span></text:p>
                        <text:p text:style-name="P56"><text:span text:style-name="T217"/></text:p>
                      </text:list-item>
                    </text:list>
                  </text:list-item>
                </text:list>
              </text:list-item>
            </text:list>
            <text:p text:style-name="P56"><text:span text:style-name="T8">Example</text:span></text:p>
          </draw:text-box>
        </draw:frame>
        <draw:frame draw:style-name="gr561" draw:text-style-name="P110" draw:layer="layout" svg:width="25.265cm" svg:height="10.784cm" svg:x="2.04cm" svg:y="9.536cm">
          <draw:text-box>
            <text:p text:style-name="P34"><text:span text:style-name="T165"><text:s text:c="3"/></text:span><text:span text:style-name="T164">extern </text:span><text:span text:style-name="T165">array&lt;double,1024&gt; data;</text:span></text:p>
            <text:p text:style-name="P34"><text:span text:style-name="T218"/></text:p>
            <text:p text:style-name="P34"><text:span text:style-name="T218"><text:s text:c="3"/></text:span><text:span text:style-name="T218">size_t nbThreads = 16;</text:span></text:p>
            <text:p text:style-name="P34"><text:span text:style-name="T218"><text:s text:c="3"/></text:span><text:span text:style-name="T218">size_t blockSize = data.size() / nbThreads;</text:span></text:p>
            <text:p text:style-name="P34"><text:span text:style-name="T218"/></text:p>
            <text:p text:style-name="P34"><text:span text:style-name="T165"><text:s text:c="3"/></text:span><text:span text:style-name="T164">auto</text:span><text:span text:style-name="T167"> </text:span><text:span text:style-name="T165">fct = [ ] (const array&lt;double,1024&gt;&amp; data, pair&lt;size_t,size_t&gt; bounds) <text:s/></text:span></text:p>
            <text:p text:style-name="P34"><text:span text:style-name="T218"><text:s text:c="3"/></text:span><text:span text:style-name="T218">{ </text:span></text:p>
            <text:p text:style-name="P34"><text:span text:style-name="T218"><text:s text:c="6"/></text:span><text:span text:style-name="T218">double sum = 0.0;</text:span></text:p>
            <text:p text:style-name="P34"><text:span text:style-name="T165"><text:s text:c="6"/></text:span><text:span text:style-name="T165">for (size_t k=bounds.first; k&lt;bounds.second; k++) <text:s/>{ sum += data[k]; }</text:span></text:p>
            <text:p text:style-name="P34"><text:span text:style-name="T165"><text:s text:c="6"/></text:span><text:span text:style-name="T165">return sum;</text:span></text:p>
            <text:p text:style-name="P34"><text:span text:style-name="T218"><text:s text:c="3"/></text:span><text:span text:style-name="T218">};</text:span></text:p>
            <text:p text:style-name="P34"><text:span text:style-name="T218"/></text:p>
            <text:p text:style-name="P18"><text:span text:style-name="T218"><text:s text:c="3"/></text:span><text:span text:style-name="T165">vector</text:span><text:span text:style-name="T218">&lt;</text:span><text:span text:style-name="T165">thread</text:span><text:span text:style-name="T218">&gt; </text:span><text:span text:style-name="T165">threads</text:span><text:span text:style-name="T218">;</text:span></text:p>
            <text:p text:style-name="P18"><text:span text:style-name="T165"><text:s text:c="3"/></text:span><text:span text:style-name="T164">for</text:span><text:span text:style-name="T165"> (</text:span><text:span text:style-name="T219">size_t</text:span><text:span text:style-name="T165"> i=0; i&lt;nbThreads; i++) <text:s/></text:span></text:p>
            <text:p text:style-name="P18"><text:span text:style-name="T165"><text:s text:c="3"/></text:span><text:span text:style-name="T218">{ <text:s/></text:span></text:p>
            <text:p text:style-name="P18"><text:span text:style-name="T218"><text:s text:c="7"/></text:span><text:span text:style-name="T165">threads.push_back (fct</text:span><text:span text:style-name="T218">, make_pair(i*blockSize, (i+1)*blockSize)); </text:span></text:p>
            <text:p text:style-name="P18"><text:span text:style-name="T218"><text:s text:c="3"/></text:span><text:span text:style-name="T218">} <text:s text:c="3"/></text:span></text:p>
            <text:p text:style-name="P18"><text:span text:style-name="T165"><text:s text:c="3"/></text:span><text:span text:style-name="T164">for</text:span><text:span text:style-name="T165"> (</text:span><text:span text:style-name="T164">auto</text:span><text:span text:style-name="T165">&amp; t : threads) <text:s/>{ t.join(); }</text:span></text:p>
          </draw:text-box>
        </draw:frame>
        <draw:custom-shape draw:style-name="gr551" draw:text-style-name="P68" xml:id="id15" draw:id="id15" draw:layer="layout" svg:width="14cm" svg:height="1.57cm" svg:x="12.035cm" svg:y="6.985cm">
          <text:p text:style-name="P83">The scan range is provided to the thread</text:p>
          <draw:enhanced-geometry svg:viewBox="0 0 21600 21600" draw:type="rectangle" draw:enhanced-path="M 0 0 L 21600 0 21600 21600 0 21600 0 0 Z N"/>
        </draw:custom-shape>
        <draw:custom-shape draw:style-name="gr562" draw:text-style-name="P68" xml:id="id16" draw:id="id16" draw:layer="layout" svg:width="8.224cm" svg:height="1.036cm" svg:x="17.15cm" svg:y="12.237cm">
          <text:p/>
          <draw:enhanced-geometry svg:viewBox="0 0 21600 21600" draw:type="rectangle" draw:enhanced-path="M 0 0 L 21600 0 21600 21600 0 21600 0 0 Z N"/>
        </draw:custom-shape>
        <draw:connector draw:style-name="gr558" draw:text-style-name="P38" draw:layer="layout" svg:x1="19.035cm" svg:y1="8.555cm" svg:x2="21.262cm" svg:y2="12.237cm" draw:start-shape="id15" draw:start-glue-point="2" draw:end-shape="id16" draw:end-glue-point="0" svg:d="M19035 8555v1841h2227v1841" svg:viewBox="0 0 2228 3683">
          <text:p/>
        </draw:connector>
        <draw:custom-shape draw:style-name="gr6" draw:text-style-name="P9" draw:layer="layout" svg:width="28cm" svg:height="1.905cm" svg:x="0cm" svg:y="0cm">
          <text:p text:style-name="P8"><text:span text:style-name="T4">Multi-threa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3" draw:text-style-name="P68" draw:layer="layout" svg:width="11.759cm" svg:height="1.036cm" svg:x="11.276cm" svg:y="18.1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5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6" draw:style-name="dp1" draw:master-page-name="Default" presentation:presentation-page-layout-name="AL1T0">
        <draw:frame draw:style-name="gr564" draw:text-style-name="P58" draw:layer="layout" svg:width="25.874cm" svg:height="1.705cm" svg:x="1.331cm" svg:y="2.74cm">
          <draw:text-box>
            <text:p text:style-name="P56"><text:span text:style-name="T8">Example</text:span></text:p>
          </draw:text-box>
        </draw:frame>
        <draw:frame draw:style-name="gr565" draw:text-style-name="P110" draw:layer="layout" svg:width="25.265cm" svg:height="10.784cm" svg:x="2.04cm" svg:y="4.436cm">
          <draw:text-box>
            <text:p text:style-name="P34"><text:span text:style-name="T165"><text:s text:c="3"/></text:span><text:span text:style-name="T164">extern </text:span><text:span text:style-name="T165">array&lt;double,1024&gt; data;</text:span></text:p>
            <text:p text:style-name="P34"><text:span text:style-name="T218"/></text:p>
            <text:p text:style-name="P34"><text:span text:style-name="T218"><text:s text:c="3"/></text:span><text:span text:style-name="T218">size_t nbThreads = 16;</text:span></text:p>
            <text:p text:style-name="P34"><text:span text:style-name="T218"><text:s text:c="3"/></text:span><text:span text:style-name="T218">size_t blockSize = data.size() / nbThreads;</text:span></text:p>
            <text:p text:style-name="P34"><text:span text:style-name="T218"/></text:p>
            <text:p text:style-name="P34"><text:span text:style-name="T165"><text:s text:c="3"/></text:span><text:span text:style-name="T164">auto</text:span><text:span text:style-name="T167"> </text:span><text:span text:style-name="T165">fct = [ ] (const array&lt;double,1024&gt;&amp; data, pair&lt;size_t,size_t&gt; bounds) <text:s/></text:span></text:p>
            <text:p text:style-name="P34"><text:span text:style-name="T218"><text:s text:c="3"/></text:span><text:span text:style-name="T218">{ </text:span></text:p>
            <text:p text:style-name="P34"><text:span text:style-name="T218"><text:s text:c="6"/></text:span><text:span text:style-name="T218">double sum = 0.0;</text:span></text:p>
            <text:p text:style-name="P34"><text:span text:style-name="T165"><text:s text:c="6"/></text:span><text:span text:style-name="T165">for (size_t k=bounds.first; k&lt;bounds.second; k++) <text:s/>{ sum += data[k]; }</text:span></text:p>
            <text:p text:style-name="P34"><text:span text:style-name="T165"><text:s text:c="6"/></text:span><text:span text:style-name="T165">return sum;</text:span></text:p>
            <text:p text:style-name="P34"><text:span text:style-name="T218"><text:s text:c="3"/></text:span><text:span text:style-name="T218">};</text:span></text:p>
            <text:p text:style-name="P34"><text:span text:style-name="T218"/></text:p>
            <text:p text:style-name="P18"><text:span text:style-name="T218"><text:s text:c="3"/></text:span><text:span text:style-name="T165">vector</text:span><text:span text:style-name="T218">&lt;</text:span><text:span text:style-name="T165">thread</text:span><text:span text:style-name="T218">&gt; </text:span><text:span text:style-name="T165">threads</text:span><text:span text:style-name="T218">;</text:span></text:p>
            <text:p text:style-name="P18"><text:span text:style-name="T165"><text:s text:c="3"/></text:span><text:span text:style-name="T164">for</text:span><text:span text:style-name="T165"> (</text:span><text:span text:style-name="T219">size_t</text:span><text:span text:style-name="T165"> i=0; i&lt;nbThreads; i++) <text:s/></text:span></text:p>
            <text:p text:style-name="P18"><text:span text:style-name="T165"><text:s text:c="3"/></text:span><text:span text:style-name="T218">{ <text:s/></text:span></text:p>
            <text:p text:style-name="P18"><text:span text:style-name="T218"><text:s text:c="7"/></text:span><text:span text:style-name="T165">threads.push_back (fct</text:span><text:span text:style-name="T218">, make_pair(i*blockSize, (i+1)*blockSize)); </text:span></text:p>
            <text:p text:style-name="P18"><text:span text:style-name="T218"><text:s text:c="3"/></text:span><text:span text:style-name="T218">} <text:s text:c="3"/></text:span></text:p>
            <text:p text:style-name="P18"><text:span text:style-name="T165"><text:s text:c="3"/></text:span><text:span text:style-name="T164">for</text:span><text:span text:style-name="T165"> (</text:span><text:span text:style-name="T164">auto</text:span><text:span text:style-name="T165">&amp; t : threads) <text:s/>{ t.join(); }</text:span></text:p>
          </draw:text-box>
        </draw:frame>
        <draw:custom-shape draw:style-name="gr566" draw:text-style-name="P68" draw:layer="layout" svg:width="23.035cm" svg:height="4.211cm" svg:x="2.671cm" svg:y="7.199cm">
          <text:p/>
          <draw:enhanced-geometry svg:viewBox="0 0 21600 21600" draw:type="rectangle" draw:enhanced-path="M 0 0 L 21600 0 21600 21600 0 21600 0 0 Z N"/>
        </draw:custom-shape>
        <draw:frame draw:style-name="gr567" draw:text-style-name="P58" draw:layer="layout" svg:width="25.874cm" svg:height="3.944cm" svg:x="1.331cm" svg:y="15.741cm">
          <draw:text-box>
            <text:p text:style-name="P60"><text:span text:style-name="T8">“</text:span><text:span text:style-name="T8">Canonical” form for the function ‘fct’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60"><text:span text:style-name="T217">Not aware of the thread/splitting information</text:span></text:p>
                      </text:list-item>
                      <text:list-item>
                        <text:p text:style-name="P60"><text:span text:style-name="T217">Multi-threading or not → only a matter of feeding ‘fct’ with input param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9" draw:layer="layout" svg:width="28cm" svg:height="1.905cm" svg:x="0cm" svg:y="0cm">
          <text:p text:style-name="P8"><text:span text:style-name="T4">Multi-threading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5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7" draw:style-name="dp1" draw:master-page-name="Default" presentation:presentation-page-layout-name="AL1T0">
        <draw:frame draw:style-name="gr568" draw:text-style-name="P58" draw:layer="layout" svg:width="25.874cm" svg:height="1.705cm" svg:x="1.331cm" svg:y="2.74cm">
          <draw:text-box>
            <text:p text:style-name="P56"><text:span text:style-name="T8">Example</text:span></text:p>
          </draw:text-box>
        </draw:frame>
        <draw:frame draw:style-name="gr569" draw:text-style-name="P58" draw:layer="layout" svg:width="25.874cm" svg:height="3.944cm" svg:x="1.331cm" svg:y="15.741cm">
          <draw:text-box>
            <text:p text:style-name="P60"><text:span text:style-name="T8">Multi-threading <text:s/>(or “multi-taskleting”)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60"><text:span text:style-name="T217">Use a “canonical” function</text:span></text:p>
                      </text:list-item>
                      <text:list-item>
                        <text:p text:style-name="P60"><text:span text:style-name="T217">Adapt one (or more) input parameter according to the // sche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9" draw:layer="layout" svg:width="28cm" svg:height="1.905cm" svg:x="0cm" svg:y="0cm">
          <text:p text:style-name="P8"><text:span text:style-name="T4">Multi-threa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0" draw:text-style-name="P110" draw:layer="layout" svg:width="25.265cm" svg:height="10.784cm" svg:x="2.041cm" svg:y="4.436cm">
          <draw:text-box>
            <text:p text:style-name="P34"><text:span text:style-name="T165"><text:s text:c="3"/></text:span><text:span text:style-name="T164">extern </text:span><text:span text:style-name="T165">array&lt;double,1024&gt; data;</text:span></text:p>
            <text:p text:style-name="P34"><text:span text:style-name="T218"/></text:p>
            <text:p text:style-name="P34"><text:span text:style-name="T218"><text:s text:c="3"/></text:span><text:span text:style-name="T218">size_t nbThreads = 16;</text:span></text:p>
            <text:p text:style-name="P34"><text:span text:style-name="T218"><text:s text:c="3"/></text:span><text:span text:style-name="T218">size_t blockSize = data.size() / nbThreads;</text:span></text:p>
            <text:p text:style-name="P34"><text:span text:style-name="T218"/></text:p>
            <text:p text:style-name="P34"><text:span text:style-name="T165"><text:s text:c="3"/></text:span><text:span text:style-name="T164">auto</text:span><text:span text:style-name="T167"> </text:span><text:span text:style-name="T165">fct = [ ] (const array&lt;double,1024&gt;&amp; data, pair&lt;size_t,size_t&gt; bounds) <text:s/></text:span></text:p>
            <text:p text:style-name="P34"><text:span text:style-name="T218"><text:s text:c="3"/></text:span><text:span text:style-name="T218">{ </text:span></text:p>
            <text:p text:style-name="P34"><text:span text:style-name="T218"><text:s text:c="6"/></text:span><text:span text:style-name="T218">double sum = 0.0;</text:span></text:p>
            <text:p text:style-name="P34"><text:span text:style-name="T165"><text:s text:c="6"/></text:span><text:span text:style-name="T165">for (size_t k=bounds.first; k&lt;bounds.second; k++) <text:s/>{ sum += data[k]; }</text:span></text:p>
            <text:p text:style-name="P34"><text:span text:style-name="T165"><text:s text:c="6"/></text:span><text:span text:style-name="T165">return sum;</text:span></text:p>
            <text:p text:style-name="P34"><text:span text:style-name="T218"><text:s text:c="3"/></text:span><text:span text:style-name="T218">};</text:span></text:p>
            <text:p text:style-name="P34"><text:span text:style-name="T218"/></text:p>
            <text:p text:style-name="P18"><text:span text:style-name="T218"><text:s text:c="3"/></text:span><text:span text:style-name="T165">vector</text:span><text:span text:style-name="T218">&lt;</text:span><text:span text:style-name="T165">thread</text:span><text:span text:style-name="T218">&gt; </text:span><text:span text:style-name="T165">threads</text:span><text:span text:style-name="T218">;</text:span></text:p>
            <text:p text:style-name="P18"><text:span text:style-name="T165"><text:s text:c="3"/></text:span><text:span text:style-name="T164">for</text:span><text:span text:style-name="T165"> (</text:span><text:span text:style-name="T219">size_t</text:span><text:span text:style-name="T165"> i=0; i&lt;nbThreads; i++) <text:s/></text:span></text:p>
            <text:p text:style-name="P18"><text:span text:style-name="T165"><text:s text:c="3"/></text:span><text:span text:style-name="T218">{ <text:s/></text:span></text:p>
            <text:p text:style-name="P18"><text:span text:style-name="T218"><text:s text:c="7"/></text:span><text:span text:style-name="T165">threads.push_back (fct</text:span><text:span text:style-name="T218">, make_pair(i*blockSize, (i+1)*blockSize)); </text:span></text:p>
            <text:p text:style-name="P18"><text:span text:style-name="T218"><text:s text:c="3"/></text:span><text:span text:style-name="T218">} <text:s text:c="3"/></text:span></text:p>
            <text:p text:style-name="P18"><text:span text:style-name="T165"><text:s text:c="3"/></text:span><text:span text:style-name="T164">for</text:span><text:span text:style-name="T165"> (</text:span><text:span text:style-name="T164">auto</text:span><text:span text:style-name="T165">&amp; t : threads) <text:s/>{ t.join(); }</text:span></text:p>
          </draw:text-box>
        </draw:frame>
        <draw:custom-shape draw:style-name="gr566" draw:text-style-name="P68" draw:layer="layout" svg:width="23.035cm" svg:height="4.211cm" svg:x="2.672cm" svg:y="7.1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5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8" draw:style-name="dp1" draw:master-page-name="Default" presentation:presentation-page-layout-name="AL1T0">
        <draw:frame draw:style-name="gr571" draw:text-style-name="P58" draw:layer="layout" svg:width="25.874cm" svg:height="1.705cm" svg:x="1.331cm" svg:y="2.74cm">
          <draw:text-box>
            <text:p text:style-name="P56"><text:span text:style-name="T8">Example</text:span></text:p>
          </draw:text-box>
        </draw:frame>
        <draw:custom-shape draw:style-name="gr6" draw:text-style-name="P9" draw:layer="layout" svg:width="28cm" svg:height="1.905cm" svg:x="0cm" svg:y="0cm">
          <text:p text:style-name="P8"><text:span text:style-name="T4">Multi-threa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2" draw:text-style-name="P110" draw:layer="layout" svg:width="25.265cm" svg:height="12.709cm" svg:x="2.041cm" svg:y="4.436cm">
          <draw:text-box>
            <text:p text:style-name="P34"><text:span text:style-name="T165"><text:s text:c="3"/></text:span><text:span text:style-name="T164">extern </text:span><text:span text:style-name="T165">array&lt;double,1024&gt; data;</text:span></text:p>
            <text:p text:style-name="P34"><text:span text:style-name="T218"/></text:p>
            <text:p text:style-name="P34"><text:span text:style-name="T218"><text:s text:c="3"/></text:span><text:span text:style-name="T218">size_t nbThreads = 16;</text:span></text:p>
            <text:p text:style-name="P34"><text:span text:style-name="T218"/></text:p>
            <text:p text:style-name="P34"><text:span text:style-name="T218"/></text:p>
            <text:p text:style-name="P34"><text:span text:style-name="T165"><text:s text:c="3"/></text:span><text:span text:style-name="T164">auto</text:span><text:span text:style-name="T167"> </text:span><text:span text:style-name="T165">fct = [ ] (const array&lt;double,1024&gt;&amp; data, pair&lt;size_t,size_t&gt; bounds) <text:s/></text:span></text:p>
            <text:p text:style-name="P34"><text:span text:style-name="T218"><text:s text:c="3"/></text:span><text:span text:style-name="T218">{ </text:span></text:p>
            <text:p text:style-name="P34"><text:span text:style-name="T218"><text:s text:c="6"/></text:span><text:span text:style-name="T218">double sum = 0.0;</text:span></text:p>
            <text:p text:style-name="P34"><text:span text:style-name="T165"><text:s text:c="6"/></text:span><text:span text:style-name="T165">for (size_t k=bounds.first; k&lt;bounds.second; k++) <text:s/>{ sum += data[k]; }</text:span></text:p>
            <text:p text:style-name="P34"><text:span text:style-name="T165"><text:s text:c="6"/></text:span><text:span text:style-name="T165">return sum;</text:span></text:p>
            <text:p text:style-name="P34"><text:span text:style-name="T218"><text:s text:c="3"/></text:span><text:span text:style-name="T218">};</text:span></text:p>
            <text:p text:style-name="P34"><text:span text:style-name="T218"/></text:p>
            <text:p text:style-name="P18"><text:span text:style-name="T218"/></text:p>
            <text:p text:style-name="P18"><text:span text:style-name="T218"><text:s text:c="3"/></text:span><text:span text:style-name="T218">L</text:span><text:span text:style-name="T165">auncher launcher(nbThreads)</text:span><text:span text:style-name="T218">;</text:span></text:p>
            <text:p text:style-name="P18"><text:span text:style-name="T218"/></text:p>
            <text:p text:style-name="P18"><text:span text:style-name="T218"><text:s text:c="3"/></text:span><text:span text:style-name="T218">launcher.run (</text:span></text:p>
            <text:p text:style-name="P18"><text:span text:style-name="T218"><text:s text:c="6"/></text:span><text:span text:style-name="T218">fct, </text:span></text:p>
            <text:p text:style-name="P18"><text:span text:style-name="T218"><text:s text:c="6"/></text:span><text:span text:style-name="T218">data, </text:span></text:p>
            <text:p text:style-name="P18"><text:span text:style-name="T218"><text:s text:c="6"/></text:span><text:span text:style-name="T218">make_pair(0,data.size())</text:span></text:p>
            <text:p text:style-name="P18"><text:span text:style-name="T218"><text:s text:c="3"/></text:span><text:span text:style-name="T218">);</text:span></text:p>
            <text:p text:style-name="P18"><text:span text:style-name="T220"/></text:p>
          </draw:text-box>
        </draw:frame>
        <draw:custom-shape draw:style-name="gr566" draw:text-style-name="P68" draw:layer="layout" svg:width="23.035cm" svg:height="4.211cm" svg:x="2.672cm" svg:y="7.199cm">
          <text:p/>
          <draw:enhanced-geometry svg:viewBox="0 0 21600 21600" draw:type="rectangle" draw:enhanced-path="M 0 0 L 21600 0 21600 21600 0 21600 0 0 Z N"/>
        </draw:custom-shape>
        <draw:custom-shape draw:style-name="gr573" draw:text-style-name="P112" draw:layer="layout" svg:width="10.16cm" svg:height="4.445cm" svg:x="16.805cm" svg:y="12.265cm">
          <text:p text:style-name="P111"><text:span text:style-name="T221">Wrong !</text:span></text:p>
          <text:p text:style-name="P111"><text:line-break/>Each thread will see the same part of the dat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5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9" draw:style-name="dp1" draw:master-page-name="Default" presentation:presentation-page-layout-name="AL1T0">
        <draw:frame draw:style-name="gr574" draw:text-style-name="P58" draw:layer="layout" svg:width="25.874cm" svg:height="1.705cm" svg:x="1.331cm" svg:y="2.74cm">
          <draw:text-box>
            <text:p text:style-name="P56"><text:span text:style-name="T8">Example</text:span></text:p>
          </draw:text-box>
        </draw:frame>
        <draw:custom-shape draw:style-name="gr6" draw:text-style-name="P9" draw:layer="layout" svg:width="28cm" svg:height="1.905cm" svg:x="0cm" svg:y="0cm">
          <text:p text:style-name="P8"><text:span text:style-name="T4">Multi-threa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5" draw:text-style-name="P110" draw:layer="layout" svg:width="25.265cm" svg:height="12.709cm" svg:x="2.041cm" svg:y="4.436cm">
          <draw:text-box>
            <text:p text:style-name="P34"><text:span text:style-name="T165"><text:s text:c="3"/></text:span><text:span text:style-name="T164">extern </text:span><text:span text:style-name="T165">array&lt;double,1024&gt; data;</text:span></text:p>
            <text:p text:style-name="P34"><text:span text:style-name="T218"/></text:p>
            <text:p text:style-name="P34"><text:span text:style-name="T218"><text:s text:c="3"/></text:span><text:span text:style-name="T218">size_t nbThreads = 16;</text:span></text:p>
            <text:p text:style-name="P34"><text:span text:style-name="T218"/></text:p>
            <text:p text:style-name="P34"><text:span text:style-name="T218"/></text:p>
            <text:p text:style-name="P34"><text:span text:style-name="T165"><text:s text:c="3"/></text:span><text:span text:style-name="T164">auto</text:span><text:span text:style-name="T167"> </text:span><text:span text:style-name="T165">fct = [ ] (const array&lt;double,1024&gt;&amp; data, pair&lt;size_t,size_t&gt; bounds) <text:s/></text:span></text:p>
            <text:p text:style-name="P34"><text:span text:style-name="T218"><text:s text:c="3"/></text:span><text:span text:style-name="T218">{ </text:span></text:p>
            <text:p text:style-name="P34"><text:span text:style-name="T218"><text:s text:c="6"/></text:span><text:span text:style-name="T218">double sum = 0.0;</text:span></text:p>
            <text:p text:style-name="P34"><text:span text:style-name="T165"><text:s text:c="6"/></text:span><text:span text:style-name="T165">for (size_t k=bounds.first; k&lt;bounds.second; k++) <text:s/>{ sum += data[k]; }</text:span></text:p>
            <text:p text:style-name="P34"><text:span text:style-name="T165"><text:s text:c="6"/></text:span><text:span text:style-name="T165">return sum;</text:span></text:p>
            <text:p text:style-name="P34"><text:span text:style-name="T218"><text:s text:c="3"/></text:span><text:span text:style-name="T218">};</text:span></text:p>
            <text:p text:style-name="P34"><text:span text:style-name="T218"/></text:p>
            <text:p text:style-name="P18"><text:span text:style-name="T218"/></text:p>
            <text:p text:style-name="P18"><text:span text:style-name="T218"><text:s text:c="3"/></text:span><text:span text:style-name="T218">L</text:span><text:span text:style-name="T165">auncher launcher(nbThreads)</text:span><text:span text:style-name="T218">;</text:span></text:p>
            <text:p text:style-name="P18"><text:span text:style-name="T218"/></text:p>
            <text:p text:style-name="P18"><text:span text:style-name="T218"><text:s text:c="3"/></text:span><text:span text:style-name="T218">launcher.run (</text:span></text:p>
            <text:p text:style-name="P18"><text:span text:style-name="T218"><text:s text:c="6"/></text:span><text:span text:style-name="T218">fct, </text:span></text:p>
            <text:p text:style-name="P18"><text:span text:style-name="T218"><text:s text:c="6"/></text:span><text:span text:style-name="T218">data, </text:span></text:p>
            <text:p text:style-name="P18"><text:span text:style-name="T218"><text:s text:c="6"/></text:span><text:span text:style-name="T222">launcher.split</text:span><text:span text:style-name="T218"> </text:span><text:span text:style-name="T222">(</text:span><text:span text:style-name="T218">make_pair(0,data.size())</text:span><text:span text:style-name="T222">)</text:span></text:p>
            <text:p text:style-name="P18"><text:span text:style-name="T218"><text:s text:c="3"/></text:span><text:span text:style-name="T218">);</text:span></text:p>
            <text:p text:style-name="P18"><text:span text:style-name="T220"/></text:p>
          </draw:text-box>
        </draw:frame>
        <draw:custom-shape draw:style-name="gr566" draw:text-style-name="P68" draw:layer="layout" svg:width="23.035cm" svg:height="4.211cm" svg:x="2.672cm" svg:y="7.199cm">
          <text:p/>
          <draw:enhanced-geometry svg:viewBox="0 0 21600 21600" draw:type="rectangle" draw:enhanced-path="M 0 0 L 21600 0 21600 21600 0 21600 0 0 Z N"/>
        </draw:custom-shape>
        <draw:custom-shape draw:style-name="gr573" draw:text-style-name="P112" draw:layer="layout" svg:width="10.16cm" svg:height="4.445cm" svg:x="16.805cm" svg:y="12.265cm">
          <text:p text:style-name="P111"><text:span text:style-name="T221">Right !</text:span></text:p>
          <text:p text:style-name="P111"><text:line-break/>Each thread will see its specific part of the data</text:p>
          <draw:enhanced-geometry svg:viewBox="0 0 21600 21600" draw:type="rectangle" draw:enhanced-path="M 0 0 L 21600 0 21600 21600 0 21600 0 0 Z N"/>
        </draw:custom-shape>
        <draw:custom-shape draw:style-name="gr576" draw:text-style-name="P114" draw:layer="layout" svg:width="25.264cm" svg:height="2.42cm" svg:x="2.041cm" svg:y="17.665cm">
          <text:p text:style-name="P113"><text:span text:style-name="T223">The launcher abstraction should have the knowledge to “split” the data,</text:span><text:span text:style-name="T223"><text:line-break/></text:span><text:span text:style-name="T223">→ Here, how to split an object of type </text:span><text:span text:style-name="T224">pair&lt;size_t,size_t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5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0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How to split an algorithm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7" draw:text-style-name="P22" draw:layer="layout" svg:width="25.874cm" svg:height="11.804cm" svg:x="1.331cm" svg:y="2.74cm">
          <draw:text-box>
            <text:p text:style-name="P56"><text:span text:style-name="T8">So far, two models have been proposed 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56"><text:span text:style-name="T160">Launcher&lt;ARCH&gt;::run&lt;ALGO&gt;</text:span></text:p>
                      </text:list-item>
                      <text:list-item>
                        <text:p text:style-name="P56"><text:span text:style-name="T160">Launcher&lt;ARCH&gt;::iterate&lt;ALGO&gt;</text:span></text:p>
                      </text:list-item>
                      <text:list-item>
                        <text:p text:style-name="P56"><text:span text:style-name="T217">Based on DATA/CONTEXT semantics proposed by the API</text:span></text:p>
                        <text:p text:style-name="P56"><text:span text:style-name="T6"/></text:p>
                      </text:list-item>
                    </text:list>
                  </text:list-item>
                </text:list>
              </text:list-item>
            </text:list>
            <text:p text:style-name="P56"><text:span text:style-name="T8">Too restrictive however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56"><text:span text:style-name="T217">Other models exist</text:span><text:span text:style-name="T217"><text:line-break/></text:span><text:span text:style-name="T217"/></text:p>
                      </text:list-item>
                    </text:list>
                  </text:list-item>
                </text:list>
              </text:list-item>
            </text:list>
            <text:p text:style-name="P56"><text:span text:style-name="T80">Idea</text:span><text:span text:style-name="T8">: let the user decide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56"><text:span text:style-name="T217">The API should allow this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1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How to split an algorithm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8" draw:text-style-name="P58" draw:layer="layout" svg:width="25.874cm" svg:height="3.604cm" svg:x="1.331cm" svg:y="2.74cm">
          <draw:text-box>
            <text:p text:style-name="P56"><text:span text:style-name="T8">Let the “run” prototype free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56"><text:span text:style-name="T217">The user can design any (reasonable) prototype</text:span></text:p>
                      </text:list-item>
                      <text:list-item>
                        <text:p text:style-name="P56"><text:span text:style-name="T217">Example: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79" draw:text-style-name="P81" draw:layer="layout" svg:width="11.76cm" svg:height="6.777cm" svg:x="8.56cm" svg:y="5.844cm">
          <draw:text-box>
            <text:p text:style-name="P18"><text:span text:style-name="T179">template</text:span><text:span text:style-name="T225">&lt;</text:span><text:span text:style-name="T179">class</text:span><text:span text:style-name="T225"> </text:span><text:span text:style-name="T226">NAMESPACE</text:span><text:span text:style-name="T225">&gt;</text:span></text:p>
            <text:p text:style-name="P18"><text:span text:style-name="T179">struct</text:span><text:span text:style-name="T225"> </text:span><text:span text:style-name="T227">DoSomething</text:span></text:p>
            <text:p><text:span text:style-name="T227">{</text:span></text:p>
            <text:p><text:span text:style-name="T227"><text:s text:c="4"/></text:span><text:span text:style-name="T227">vector</text:span><text:span text:style-name="T225">&lt;</text:span><text:span text:style-name="T227">hit_t</text:span><text:span text:style-name="T225">&gt; </text:span><text:span text:style-name="T180">run</text:span><text:span text:style-name="T225"> (</text:span></text:p>
            <text:p text:style-name="P18"><text:span text:style-name="T185"><text:s text:c="4"/></text:span><text:span text:style-name="T185"><text:tab/></text:span><text:span text:style-name="T185"> <text:s text:c="3"/></text:span><text:span text:style-name="T228">size_t</text:span><text:span text:style-name="T185"> puid, </text:span></text:p>
            <text:p text:style-name="P18"><text:span text:style-name="T185"><text:tab/></text:span><text:span text:style-name="T185"> <text:s text:c="3"/></text:span><text:span text:style-name="T161">const</text:span><text:span text:style-name="T185"> </text:span><text:span text:style-name="T228">database_t</text:span><text:span text:style-name="T185">&amp; reference, </text:span></text:p>
            <text:p text:style-name="P18"><text:span text:style-name="T185"><text:s text:c="4"/></text:span><text:span text:style-name="T185"><text:tab/></text:span><text:span text:style-name="T185"> <text:s text:c="3"/></text:span><text:span text:style-name="T228">sequence_t</text:span><text:span text:style-name="T185"> query, </text:span></text:p>
            <text:p text:style-name="P18"><text:span text:style-name="T161"><text:tab/></text:span><text:span text:style-name="T161"> <text:s text:c="3"/></text:span><text:span text:style-name="T161">int</text:span><text:span text:style-name="T185"> extrainfo</text:span></text:p>
            <text:p text:style-name="P18"><text:span text:style-name="T185"><text:s text:c="4"/></text:span><text:span text:style-name="T185">);</text:span></text:p>
            <text:p text:style-name="P18"><text:span text:style-name="T185">};</text:span></text:p>
          </draw:text-box>
        </draw:frame>
        <draw:frame draw:style-name="gr580" draw:text-style-name="P58" draw:layer="layout" svg:width="25.874cm" svg:height="6.957cm" svg:x="1.331cm" svg:y="13.14cm">
          <draw:text-box>
            <text:p text:style-name="P56"><text:span text:style-name="T8">In this example, we would want to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56"><text:span text:style-name="T217">Broadcast a specific part of the reference database to each DPU</text:span></text:p>
                      </text:list-item>
                      <text:list-item>
                        <text:p text:style-name="P56"><text:span text:style-name="T217">Broadcast a specific part of the reference database to each rank</text:span><text:span text:style-name="T217"><text:line-break/></text:span><text:span text:style-name="T217"/></text:p>
                      </text:list-item>
                    </text:list>
                  </text:list-item>
                </text:list>
              </text:list-item>
            </text:list>
            <text:p text:style-name="P56"><text:span text:style-name="T8">The user must explicit how to do that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56"><text:span text:style-name="T217">Through a method of the DoSomething structu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2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28cm" svg:height="1.905cm" svg:x="0cm" svg:y="0cm">
          <text:p text:style-name="P8"><text:span text:style-name="T4">How to split an algorithm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1" draw:text-style-name="P78" xml:id="id17" draw:id="id17" draw:layer="layout" svg:width="24.11cm" svg:height="9.761cm" svg:x="2.56cm" svg:y="5.044cm">
          <draw:text-box>
            <text:p text:style-name="P18"><text:span text:style-name="T152">template</text:span><text:span text:style-name="T153">&lt;</text:span><text:span text:style-name="T152">class</text:span><text:span text:style-name="T153"> </text:span><text:span text:style-name="T154">NAMESPACE</text:span><text:span text:style-name="T153">&gt;</text:span></text:p>
            <text:p text:style-name="P18"><text:span text:style-name="T152">struct</text:span><text:span text:style-name="T153"> </text:span><text:span text:style-name="T205">DoSomething</text:span></text:p>
            <text:p><text:span text:style-name="T205">{</text:span></text:p>
            <text:p><text:span text:style-name="T205"><text:s text:c="4"/></text:span><text:span text:style-name="T205">vector</text:span><text:span text:style-name="T153">&lt;</text:span><text:span text:style-name="T205">hit_t</text:span><text:span text:style-name="T153">&gt; </text:span><text:span text:style-name="T155">run</text:span><text:span text:style-name="T153"> (</text:span></text:p>
            <text:p text:style-name="P18"><text:span text:style-name="T165"><text:s text:c="4"/></text:span><text:span text:style-name="T165"><text:tab/></text:span><text:span text:style-name="T165"> <text:s text:c="3"/></text:span><text:span text:style-name="T219">size_t</text:span><text:span text:style-name="T165"> puid, </text:span></text:p>
            <text:p text:style-name="P18"><text:span text:style-name="T165"><text:tab/></text:span><text:span text:style-name="T165"> <text:s text:c="3"/></text:span><text:span text:style-name="T164">const</text:span><text:span text:style-name="T165"> </text:span><text:span text:style-name="T219">database_t</text:span><text:span text:style-name="T165">&amp; reference, </text:span></text:p>
            <text:p text:style-name="P18"><text:span text:style-name="T165"><text:s text:c="4"/></text:span><text:span text:style-name="T165"><text:tab/></text:span><text:span text:style-name="T165"> <text:s text:c="3"/></text:span><text:span text:style-name="T219">sequence_t</text:span><text:span text:style-name="T165"> query, </text:span></text:p>
            <text:p text:style-name="P18"><text:span text:style-name="T164"><text:tab/></text:span><text:span text:style-name="T164"> <text:s text:c="3"/></text:span><text:span text:style-name="T164">int</text:span><text:span text:style-name="T165"> extrainfo</text:span></text:p>
            <text:p text:style-name="P18"><text:span text:style-name="T165"><text:s text:c="4"/></text:span><text:span text:style-name="T165">);</text:span></text:p>
            <text:p text:style-name="P18"><text:span text:style-name="T165"/></text:p>
            <text:p text:style-name="P34"><text:span text:style-name="T165"><text:tab/></text:span><text:span text:style-name="T219">database_t</text:span><text:span text:style-name="T165"> </text:span><text:span text:style-name="T229">split</text:span><text:span text:style-name="T165"> (</text:span><text:span text:style-name="T164">const</text:span><text:span text:style-name="T165"> </text:span><text:span text:style-name="T219">database_t</text:span><text:span text:style-name="T165">&amp; reference, size_t idx, size_t total)</text:span></text:p>
            <text:p text:style-name="P34"><text:span text:style-name="T165"><text:s text:c="4"/></text:span><text:span text:style-name="T165">{</text:span></text:p>
            <text:p text:style-name="P34"><text:span text:style-name="T230"><text:s text:c="8"/></text:span><text:span text:style-name="T230">// We have to return the ‘idx’ part of the database.</text:span><text:span text:style-name="T230"><text:line-break/></text:span><text:span text:style-name="T230"> <text:s text:c="7"/>// The database holds ‘total’ parts.</text:span></text:p>
            <text:p text:style-name="P34"><text:span text:style-name="T165"><text:s text:c="4"/></text:span><text:span text:style-name="T165">}</text:span></text:p>
            <text:p text:style-name="P18"><text:span text:style-name="T165">};</text:span></text:p>
          </draw:text-box>
        </draw:frame>
        <draw:frame draw:style-name="gr582" draw:text-style-name="P58" draw:layer="layout" svg:width="25.874cm" svg:height="2.478cm" svg:x="1.331cm" svg:y="3.141cm">
          <draw:text-box>
            <text:p text:style-name="P56"><text:span text:style-name="T8">Write a ‘split’ method to be used by the Launcher</text:span></text:p>
            <text:list text:style-name="L1">
              <text:list-item>
                <text:list>
                  <text:list-item>
                    <text:list>
                      <text:list-header>
                        <text:p text:style-name="P56"><text:span text:style-name="T217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583" draw:text-style-name="P58" draw:layer="layout" svg:width="25.874cm" svg:height="3.397cm" svg:x="1.331cm" svg:y="15.74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56"><text:span text:style-name="T160">[idx, total]</text:span><text:span text:style-name="T217"> : </text:span><text:span text:style-name="T217"><text:tab/></text:span><text:span text:style-name="T217"><text:tab/></text:span><text:span text:style-name="T217">may refer the idx DPU among total</text:span></text:p>
                      </text:list-item>
                      <text:list-item>
                        <text:p text:style-name="P56"><text:span text:style-name="T160">[idx, total]</text:span><text:span text:style-name="T217"> : </text:span><text:span text:style-name="T217"><text:tab/></text:span><text:span text:style-name="T217"><text:tab/></text:span><text:span text:style-name="T217">may refer the idx DPU among a rank</text:span></text:p>
                      </text:list-item>
                      <text:list-item>
                        <text:p text:style-name="P56"><text:span text:style-name="T231">Depends on the Launcher configuration <text:s text:c="4"/></text:span><text:span text:style-name="T232">(will see this point later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onnector draw:style-name="gr584" draw:text-style-name="P38" draw:layer="layout" svg:x1="26.67cm" svg:y1="9.924cm" svg:x2="26.67cm" svg:y2="9.924cm" draw:start-shape="id17" draw:end-shape="id17" svg:d="M26670 9924z" svg:viewBox="0 0 1 1">
          <text:p/>
        </draw:connector>
        <draw:line draw:style-name="gr585" draw:text-style-name="P28" draw:layer="layout" svg:x1="12.2cm" svg:y1="8.355cm" svg:x2="16.01cm" svg:y2="10.895cm">
          <text:p/>
        </draw:line>
        <presentation:notes draw:style-name="dp2">
          <draw:page-thumbnail draw:style-name="gr3" draw:layer="layout" svg:width="19.798cm" svg:height="11.136cm" svg:x="0.6cm" svg:y="2.257cm" draw:page-number="16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3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28cm" svg:height="1.905cm" svg:x="0cm" svg:y="0cm">
          <text:p text:style-name="P8"><text:span text:style-name="T4">How to split an algorithm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6" draw:text-style-name="P78" xml:id="id18" draw:id="id18" draw:layer="layout" svg:width="24.11cm" svg:height="9.761cm" svg:x="2.56cm" svg:y="5.044cm">
          <draw:text-box>
            <text:p text:style-name="P18"><text:span text:style-name="T152">template</text:span><text:span text:style-name="T153">&lt;</text:span><text:span text:style-name="T152">class</text:span><text:span text:style-name="T153"> </text:span><text:span text:style-name="T154">NAMESPACE</text:span><text:span text:style-name="T153">&gt;</text:span></text:p>
            <text:p text:style-name="P18"><text:span text:style-name="T152">struct</text:span><text:span text:style-name="T153"> </text:span><text:span text:style-name="T205">DoSomething</text:span></text:p>
            <text:p><text:span text:style-name="T205">{</text:span></text:p>
            <text:p><text:span text:style-name="T205"><text:s text:c="4"/></text:span><text:span text:style-name="T205">vector</text:span><text:span text:style-name="T153">&lt;</text:span><text:span text:style-name="T205">hit_t</text:span><text:span text:style-name="T153">&gt; </text:span><text:span text:style-name="T155">run</text:span><text:span text:style-name="T153"> (</text:span></text:p>
            <text:p text:style-name="P18"><text:span text:style-name="T165"><text:s text:c="4"/></text:span><text:span text:style-name="T165"><text:tab/></text:span><text:span text:style-name="T165"> <text:s text:c="3"/></text:span><text:span text:style-name="T219">size_t</text:span><text:span text:style-name="T165"> puid, </text:span></text:p>
            <text:p text:style-name="P18"><text:span text:style-name="T165"><text:tab/></text:span><text:span text:style-name="T165"> <text:s text:c="3"/></text:span><text:span text:style-name="T164">const</text:span><text:span text:style-name="T165"> </text:span><text:span text:style-name="T219">database_t</text:span><text:span text:style-name="T165">&amp; reference, </text:span></text:p>
            <text:p text:style-name="P18"><text:span text:style-name="T165"><text:s text:c="4"/></text:span><text:span text:style-name="T165"><text:tab/></text:span><text:span text:style-name="T165"> <text:s text:c="3"/></text:span><text:span text:style-name="T219">sequence_t</text:span><text:span text:style-name="T165"> query, </text:span></text:p>
            <text:p text:style-name="P18"><text:span text:style-name="T164"><text:tab/></text:span><text:span text:style-name="T164"> <text:s text:c="3"/></text:span><text:span text:style-name="T164">int</text:span><text:span text:style-name="T165"> extrainfo</text:span></text:p>
            <text:p text:style-name="P18"><text:span text:style-name="T165"><text:s text:c="4"/></text:span><text:span text:style-name="T165">);</text:span></text:p>
            <text:p text:style-name="P18"><text:span text:style-name="T165"/></text:p>
            <text:p text:style-name="P34"><text:span text:style-name="T165"><text:tab/></text:span><text:span text:style-name="T219">database_t</text:span><text:span text:style-name="T165"> </text:span><text:span text:style-name="T229">split</text:span><text:span text:style-name="T165"> (</text:span><text:span text:style-name="T164">const</text:span><text:span text:style-name="T165"> </text:span><text:span text:style-name="T219">database_t</text:span><text:span text:style-name="T165">&amp; reference, size_t idx, size_t total)</text:span></text:p>
            <text:p text:style-name="P34"><text:span text:style-name="T165"><text:s text:c="4"/></text:span><text:span text:style-name="T165">{</text:span></text:p>
            <text:p text:style-name="P34"><text:span text:style-name="T230"><text:s text:c="8"/></text:span><text:span text:style-name="T230">// We have to return the ‘idx’ part of the database.</text:span><text:span text:style-name="T230"><text:line-break/></text:span><text:span text:style-name="T230"> <text:s text:c="7"/>// The database holds ‘total’ parts.</text:span></text:p>
            <text:p text:style-name="P34"><text:span text:style-name="T165"><text:s text:c="4"/></text:span><text:span text:style-name="T165">}</text:span></text:p>
            <text:p text:style-name="P18"><text:span text:style-name="T165">};</text:span></text:p>
          </draw:text-box>
        </draw:frame>
        <draw:connector draw:style-name="gr584" draw:text-style-name="P38" draw:layer="layout" svg:x1="26.67cm" svg:y1="9.924cm" svg:x2="26.67cm" svg:y2="9.924cm" draw:start-shape="id18" draw:end-shape="id18" svg:d="M26670 9924z" svg:viewBox="0 0 1 1">
          <text:p/>
        </draw:connector>
        <draw:line draw:style-name="gr585" draw:text-style-name="P28" draw:layer="layout" svg:x1="12.2cm" svg:y1="8.355cm" svg:x2="16.01cm" svg:y2="10.895cm">
          <text:p/>
        </draw:line>
        <draw:frame draw:style-name="gr587" draw:text-style-name="P58" draw:layer="layout" svg:width="25.874cm" svg:height="4.705cm" svg:x="1.331cm" svg:y="15.241cm">
          <draw:text-box>
            <text:p text:style-name="P56"><text:span text:style-name="T157">How to associate ‘split’ with the 2</text:span><text:span text:style-name="T233">nd</text:span><text:span text:style-name="T157"> argument of “run” ?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56"><text:span text:style-name="T217">The information has to be known at compilation time</text:span></text:p>
                      </text:list-item>
                      <text:list-item>
                        <text:p text:style-name="P56"><text:span text:style-name="T217">We could rely on the type only <text:s/></text:span></text:p>
                      </text:list-item>
                      <text:list-item>
                        <text:p text:style-name="P56"><text:span text:style-name="T217">But not general enough, i.e. if several arguments with same typ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88" draw:text-style-name="P58" draw:layer="layout" svg:width="25.874cm" svg:height="2.478cm" svg:x="1.331cm" svg:y="3.141cm">
          <draw:text-box>
            <text:p text:style-name="P56"><text:span text:style-name="T8">Write a ‘split’ method to be used by the Launcher</text:span></text:p>
            <text:list text:style-name="L1">
              <text:list-item>
                <text:list>
                  <text:list-item>
                    <text:list>
                      <text:list-header>
                        <text:p text:style-name="P56"><text:span text:style-name="T21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4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28cm" svg:height="1.905cm" svg:x="0cm" svg:y="0cm">
          <text:p text:style-name="P8"><text:span text:style-name="T4">How to split an algorithm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9" draw:text-style-name="P78" xml:id="id19" draw:id="id19" draw:layer="layout" svg:width="24.11cm" svg:height="9.761cm" svg:x="2.56cm" svg:y="5.044cm">
          <draw:text-box>
            <text:p text:style-name="P18"><text:span text:style-name="T152">template</text:span><text:span text:style-name="T153">&lt;</text:span><text:span text:style-name="T152">class</text:span><text:span text:style-name="T153"> </text:span><text:span text:style-name="T154">NAMESPACE</text:span><text:span text:style-name="T153">&gt;</text:span></text:p>
            <text:p text:style-name="P18"><text:span text:style-name="T152">struct</text:span><text:span text:style-name="T153"> </text:span><text:span text:style-name="T205">DoSomething</text:span></text:p>
            <text:p><text:span text:style-name="T205">{</text:span></text:p>
            <text:p><text:span text:style-name="T205"><text:s text:c="4"/></text:span><text:span text:style-name="T205">vector</text:span><text:span text:style-name="T153">&lt;</text:span><text:span text:style-name="T205">hit_t</text:span><text:span text:style-name="T153">&gt; </text:span><text:span text:style-name="T155">run</text:span><text:span text:style-name="T153"> (</text:span></text:p>
            <text:p text:style-name="P18"><text:span text:style-name="T165"><text:s text:c="4"/></text:span><text:span text:style-name="T165"><text:tab/></text:span><text:span text:style-name="T165"> <text:s text:c="3"/></text:span><text:span text:style-name="T219">size_t</text:span><text:span text:style-name="T165"> puid, </text:span></text:p>
            <text:p text:style-name="P18"><text:span text:style-name="T165"><text:tab/></text:span><text:span text:style-name="T165"> <text:s text:c="3"/></text:span><text:span text:style-name="T164">const</text:span><text:span text:style-name="T165"> </text:span><text:span text:style-name="T222">database_t</text:span><text:span text:style-name="T165">&amp; reference, </text:span></text:p>
            <text:p text:style-name="P18"><text:span text:style-name="T165"><text:s text:c="4"/></text:span><text:span text:style-name="T165"><text:tab/></text:span><text:span text:style-name="T165"> <text:s text:c="3"/></text:span><text:span text:style-name="T219">sequence_t</text:span><text:span text:style-name="T165"> query, </text:span></text:p>
            <text:p text:style-name="P18"><text:span text:style-name="T164"><text:tab/></text:span><text:span text:style-name="T164"> <text:s text:c="3"/></text:span><text:span text:style-name="T164">int</text:span><text:span text:style-name="T165"> extrainfo</text:span></text:p>
            <text:p text:style-name="P18"><text:span text:style-name="T165"><text:s text:c="4"/></text:span><text:span text:style-name="T165">);</text:span></text:p>
            <text:p text:style-name="P18"><text:span text:style-name="T165"/></text:p>
            <text:p text:style-name="P34"><text:span text:style-name="T165"><text:tab/></text:span><text:span text:style-name="T219">database_t</text:span><text:span text:style-name="T165"> </text:span><text:span text:style-name="T229">split</text:span><text:span text:style-name="T165"> (</text:span><text:span text:style-name="T164">const</text:span><text:span text:style-name="T165"> </text:span><text:span text:style-name="T222">database_t</text:span><text:span text:style-name="T165">&amp; reference, size_t idx, size_t total)</text:span></text:p>
            <text:p text:style-name="P34"><text:span text:style-name="T165"><text:s text:c="4"/></text:span><text:span text:style-name="T165">{</text:span></text:p>
            <text:p text:style-name="P34"><text:span text:style-name="T230"><text:s text:c="8"/></text:span><text:span text:style-name="T230">// We have to return the ‘idx’ part of the database.</text:span><text:span text:style-name="T230"><text:line-break/></text:span><text:span text:style-name="T230"> <text:s text:c="7"/>// The database holds ‘total’ parts.</text:span></text:p>
            <text:p text:style-name="P34"><text:span text:style-name="T165"><text:s text:c="4"/></text:span><text:span text:style-name="T165">}</text:span></text:p>
            <text:p text:style-name="P18"><text:span text:style-name="T165">};</text:span></text:p>
          </draw:text-box>
        </draw:frame>
        <draw:connector draw:style-name="gr584" draw:text-style-name="P38" draw:layer="layout" svg:x1="26.67cm" svg:y1="9.924cm" svg:x2="26.67cm" svg:y2="9.924cm" draw:start-shape="id19" draw:end-shape="id19" svg:d="M26670 9924z" svg:viewBox="0 0 1 1">
          <text:p/>
        </draw:connector>
        <draw:line draw:style-name="gr585" draw:text-style-name="P28" draw:layer="layout" svg:x1="12.2cm" svg:y1="8.355cm" svg:x2="16.01cm" svg:y2="10.895cm">
          <text:p/>
        </draw:line>
        <draw:frame draw:style-name="gr590" draw:text-style-name="P58" draw:layer="layout" svg:width="25.874cm" svg:height="4.705cm" svg:x="1.331cm" svg:y="15.241cm">
          <draw:text-box>
            <text:p text:style-name="P56"><text:span text:style-name="T157">Convention: we can use the name ‘split’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56"><text:span text:style-name="T217">If the type of its first argument appears only once in “run” prototype</text:span></text:p>
                      </text:list-item>
                      <text:list-item>
                        <text:p text:style-name="P56"><text:span text:style-name="T217">If this type appears several time in “run” prototype, then static asser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91" draw:text-style-name="P58" draw:layer="layout" svg:width="25.874cm" svg:height="2.478cm" svg:x="1.331cm" svg:y="3.141cm">
          <draw:text-box>
            <text:p text:style-name="P56"><text:span text:style-name="T8">Write a ‘split’ method to be used by the Launcher</text:span></text:p>
            <text:list text:style-name="L1">
              <text:list-item>
                <text:list>
                  <text:list-item>
                    <text:list>
                      <text:list-header>
                        <text:p text:style-name="P56"><text:span text:style-name="T21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5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28cm" svg:height="1.905cm" svg:x="0cm" svg:y="0cm">
          <text:p text:style-name="P8"><text:span text:style-name="T4">How to split an algorithm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2" draw:text-style-name="P78" xml:id="id20" draw:id="id20" draw:layer="layout" svg:width="24.11cm" svg:height="9.761cm" svg:x="2.56cm" svg:y="5.044cm">
          <draw:text-box>
            <text:p text:style-name="P18"><text:span text:style-name="T152">template</text:span><text:span text:style-name="T153">&lt;</text:span><text:span text:style-name="T152">class</text:span><text:span text:style-name="T153"> </text:span><text:span text:style-name="T154">NAMESPACE</text:span><text:span text:style-name="T153">&gt;</text:span></text:p>
            <text:p text:style-name="P18"><text:span text:style-name="T152">struct</text:span><text:span text:style-name="T153"> </text:span><text:span text:style-name="T205">DoSomething</text:span></text:p>
            <text:p><text:span text:style-name="T205">{</text:span></text:p>
            <text:p><text:span text:style-name="T205"><text:s text:c="4"/></text:span><text:span text:style-name="T205">vector</text:span><text:span text:style-name="T153">&lt;</text:span><text:span text:style-name="T205">hit_t</text:span><text:span text:style-name="T153">&gt; </text:span><text:span text:style-name="T155">run</text:span><text:span text:style-name="T153"> (</text:span></text:p>
            <text:p text:style-name="P18"><text:span text:style-name="T165"><text:s text:c="4"/></text:span><text:span text:style-name="T165"><text:tab/></text:span><text:span text:style-name="T165"> <text:s text:c="3"/></text:span><text:span text:style-name="T219">size_t</text:span><text:span text:style-name="T165"> puid, </text:span></text:p>
            <text:p text:style-name="P18"><text:span text:style-name="T165"><text:tab/></text:span><text:span text:style-name="T165"> <text:s text:c="3"/></text:span><text:span text:style-name="T164">const</text:span><text:span text:style-name="T165"> </text:span><text:span text:style-name="T222">database_t</text:span><text:span text:style-name="T165">&amp; reference, </text:span></text:p>
            <text:p text:style-name="P18"><text:span text:style-name="T165"><text:s text:c="4"/></text:span><text:span text:style-name="T165"><text:tab/></text:span><text:span text:style-name="T165"> <text:s text:c="3"/></text:span><text:span text:style-name="T219">sequence_t</text:span><text:span text:style-name="T165"> query, </text:span></text:p>
            <text:p text:style-name="P18"><text:span text:style-name="T164"><text:tab/></text:span><text:span text:style-name="T164"> <text:s text:c="3"/></text:span><text:span text:style-name="T164">int</text:span><text:span text:style-name="T165"> extrainfo</text:span></text:p>
            <text:p text:style-name="P18"><text:span text:style-name="T165"><text:s text:c="4"/></text:span><text:span text:style-name="T165">);</text:span></text:p>
            <text:p text:style-name="P18"><text:span text:style-name="T165"/></text:p>
            <text:p text:style-name="P34"><text:span text:style-name="T165"><text:tab/></text:span><text:span text:style-name="T219">database_t</text:span><text:span text:style-name="T165"> </text:span><text:span text:style-name="T229">split_1</text:span><text:span text:style-name="T165"> (</text:span><text:span text:style-name="T164">const</text:span><text:span text:style-name="T165"> </text:span><text:span text:style-name="T222">database_t</text:span><text:span text:style-name="T165">&amp; reference, size_t idx, size_t total)</text:span></text:p>
            <text:p text:style-name="P34"><text:span text:style-name="T165"><text:s text:c="4"/></text:span><text:span text:style-name="T165">{</text:span></text:p>
            <text:p text:style-name="P34"><text:span text:style-name="T230"><text:s text:c="8"/></text:span><text:span text:style-name="T230">// We have to return the ‘idx’ part of the database.</text:span><text:span text:style-name="T230"><text:line-break/></text:span><text:span text:style-name="T230"> <text:s text:c="7"/>// The database holds ‘total’ parts.</text:span></text:p>
            <text:p text:style-name="P34"><text:span text:style-name="T165"><text:s text:c="4"/></text:span><text:span text:style-name="T165">}</text:span></text:p>
            <text:p text:style-name="P18"><text:span text:style-name="T165">};</text:span></text:p>
          </draw:text-box>
        </draw:frame>
        <draw:connector draw:style-name="gr584" draw:text-style-name="P38" draw:layer="layout" svg:x1="26.67cm" svg:y1="9.924cm" svg:x2="26.67cm" svg:y2="9.924cm" draw:start-shape="id20" draw:end-shape="id20" svg:d="M26670 9924z" svg:viewBox="0 0 1 1">
          <text:p/>
        </draw:connector>
        <draw:line draw:style-name="gr585" draw:text-style-name="P28" draw:layer="layout" svg:x1="12.2cm" svg:y1="8.355cm" svg:x2="16.01cm" svg:y2="10.895cm">
          <text:p/>
        </draw:line>
        <draw:frame draw:style-name="gr593" draw:text-style-name="P58" draw:layer="layout" svg:width="25.874cm" svg:height="2.478cm" svg:x="1.331cm" svg:y="3.141cm">
          <draw:text-box>
            <text:p text:style-name="P56"><text:span text:style-name="T8">Write a ‘split’ method to be used by the Launcher</text:span></text:p>
            <text:list text:style-name="L1">
              <text:list-item>
                <text:list>
                  <text:list-item>
                    <text:list>
                      <text:list-header>
                        <text:p text:style-name="P56"><text:span text:style-name="T217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594" draw:text-style-name="P58" draw:layer="layout" svg:width="25.874cm" svg:height="4.705cm" svg:x="1.331cm" svg:y="15.242cm">
          <draw:text-box>
            <text:p text:style-name="P56"><text:span text:style-name="T157">Convention: we can use names ‘split_1’, ‘split_2’, ...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56"><text:span text:style-name="T217">Only possibility if the type appears several time in “run” prototyp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6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28cm" svg:height="1.905cm" svg:x="0cm" svg:y="0cm">
          <text:p text:style-name="P8"><text:span text:style-name="T4">How to split an algorithm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5" draw:text-style-name="P78" xml:id="id21" draw:id="id21" draw:layer="layout" svg:width="24.11cm" svg:height="9.761cm" svg:x="2.56cm" svg:y="5.044cm">
          <draw:text-box>
            <text:p text:style-name="P18"><text:span text:style-name="T152">template</text:span><text:span text:style-name="T153">&lt;</text:span><text:span text:style-name="T152">class</text:span><text:span text:style-name="T153"> </text:span><text:span text:style-name="T154">NAMESPACE</text:span><text:span text:style-name="T153">&gt;</text:span></text:p>
            <text:p text:style-name="P18"><text:span text:style-name="T152">struct</text:span><text:span text:style-name="T153"> </text:span><text:span text:style-name="T205">DoSomething</text:span></text:p>
            <text:p><text:span text:style-name="T205">{</text:span></text:p>
            <text:p><text:span text:style-name="T205"><text:s text:c="4"/></text:span><text:span text:style-name="T205">vector</text:span><text:span text:style-name="T153">&lt;</text:span><text:span text:style-name="T205">hit_t</text:span><text:span text:style-name="T153">&gt; </text:span><text:span text:style-name="T155">run</text:span><text:span text:style-name="T153"> (</text:span></text:p>
            <text:p text:style-name="P18"><text:span text:style-name="T165"><text:s text:c="4"/></text:span><text:span text:style-name="T165"><text:tab/></text:span><text:span text:style-name="T165"> <text:s text:c="3"/></text:span><text:span text:style-name="T219">size_t</text:span><text:span text:style-name="T165"> puid, </text:span></text:p>
            <text:p text:style-name="P18"><text:span text:style-name="T165"><text:tab/></text:span><text:span text:style-name="T165"> <text:s text:c="3"/></text:span><text:span text:style-name="T164">const</text:span><text:span text:style-name="T165"> </text:span><text:span text:style-name="T234">database_t</text:span><text:span text:style-name="T165">&amp; reference, </text:span></text:p>
            <text:p text:style-name="P18"><text:span text:style-name="T165"><text:s text:c="4"/></text:span><text:span text:style-name="T165"><text:tab/></text:span><text:span text:style-name="T165"> <text:s text:c="3"/></text:span><text:span text:style-name="T219">sequence_t</text:span><text:span text:style-name="T165"> query, </text:span></text:p>
            <text:p text:style-name="P18"><text:span text:style-name="T164"><text:tab/></text:span><text:span text:style-name="T164"> <text:s text:c="3"/></text:span><text:span text:style-name="T164">int</text:span><text:span text:style-name="T165"> extrainfo</text:span></text:p>
            <text:p text:style-name="P18"><text:span text:style-name="T165"><text:s text:c="4"/></text:span><text:span text:style-name="T165">);</text:span></text:p>
            <text:p text:style-name="P18"><text:span text:style-name="T165"/></text:p>
            <text:p text:style-name="P34"><text:span text:style-name="T165"><text:tab/></text:span><text:span text:style-name="T219">database_t</text:span><text:span text:style-name="T165"> </text:span><text:span text:style-name="T235">split</text:span><text:span text:style-name="T165"> (</text:span><text:span text:style-name="T164">const</text:span><text:span text:style-name="T165"> </text:span><text:span text:style-name="T234">database_t</text:span><text:span text:style-name="T165">&amp; reference, size_t </text:span><text:span text:style-name="T229">idx</text:span><text:span text:style-name="T165">, size_t </text:span><text:span text:style-name="T229">total</text:span><text:span text:style-name="T165">)</text:span></text:p>
            <text:p text:style-name="P34"><text:span text:style-name="T165"><text:s text:c="4"/></text:span><text:span text:style-name="T165">{</text:span></text:p>
            <text:p text:style-name="P34"><text:span text:style-name="T230"><text:s text:c="8"/></text:span><text:span text:style-name="T230">// We have to return the ‘idx’ part of the database.</text:span><text:span text:style-name="T230"><text:line-break/></text:span><text:span text:style-name="T230"> <text:s text:c="7"/>// The database holds ‘total’ parts.</text:span></text:p>
            <text:p text:style-name="P34"><text:span text:style-name="T165"><text:s text:c="4"/></text:span><text:span text:style-name="T165">}</text:span></text:p>
            <text:p text:style-name="P18"><text:span text:style-name="T165">};</text:span></text:p>
          </draw:text-box>
        </draw:frame>
        <draw:connector draw:style-name="gr584" draw:text-style-name="P38" draw:layer="layout" svg:x1="26.67cm" svg:y1="9.924cm" svg:x2="26.67cm" svg:y2="9.924cm" draw:start-shape="id21" draw:end-shape="id21" svg:d="M26670 9924z" svg:viewBox="0 0 1 1">
          <text:p/>
        </draw:connector>
        <draw:line draw:style-name="gr585" draw:text-style-name="P28" draw:layer="layout" svg:x1="12.2cm" svg:y1="8.355cm" svg:x2="16.01cm" svg:y2="10.895cm">
          <text:p/>
        </draw:line>
        <draw:frame draw:style-name="gr596" draw:text-style-name="P58" draw:layer="layout" svg:width="25.874cm" svg:height="2.478cm" svg:x="1.331cm" svg:y="3.141cm">
          <draw:text-box>
            <text:p text:style-name="P56"><text:span text:style-name="T8">What is the meaning of ‘total’ ?</text:span></text:p>
            <text:list text:style-name="L1">
              <text:list-item>
                <text:list>
                  <text:list-item>
                    <text:list>
                      <text:list-header>
                        <text:p text:style-name="P56"><text:span text:style-name="T217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597" draw:text-style-name="P58" draw:layer="layout" svg:width="25.874cm" svg:height="4.705cm" svg:x="1.331cm" svg:y="15.242cm">
          <draw:text-box>
            <text:p text:style-name="P56"><text:span text:style-name="T157">The Launcher will call ‘split’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56"><text:span text:style-name="T236">According to how it has been declared at constru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7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28cm" svg:height="1.905cm" svg:x="0cm" svg:y="0cm">
          <text:p text:style-name="P8"><text:span text:style-name="T4">How to split an algorithm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8" draw:text-style-name="P58" draw:layer="layout" svg:width="25.874cm" svg:height="2.478cm" svg:x="1.331cm" svg:y="3.141cm">
          <draw:text-box>
            <text:p text:style-name="P56"><text:span text:style-name="T8">What is the meaning of ‘total’ ?</text:span></text:p>
            <text:list text:style-name="L1">
              <text:list-item>
                <text:list>
                  <text:list-item>
                    <text:list>
                      <text:list-header>
                        <text:p text:style-name="P56"><text:span text:style-name="T217"/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508" draw:text-style-name="P96" xml:id="id25" draw:id="id25" draw:layer="layout" svg:width="4.33cm" svg:height="1.27cm" svg:x="1.22cm" svg:y="13.411cm">
          <text:p text:style-name="P95"><text:span text:style-name="T208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8" draw:text-style-name="P96" xml:id="id22" draw:id="id22" draw:layer="layout" svg:width="4.33cm" svg:height="1.27cm" svg:x="8.22cm" svg:y="13.412cm">
          <text:p text:style-name="P95"><text:span text:style-name="T208">Rank</text:span></text:p>
          <draw:enhanced-geometry svg:viewBox="0 0 21600 21600" draw:type="rectangle" draw:enhanced-path="M 0 0 L 21600 0 21600 21600 0 21600 0 0 Z N"/>
        </draw:custom-shape>
        <draw:custom-shape draw:style-name="gr508" draw:text-style-name="P96" xml:id="id23" draw:id="id23" draw:layer="layout" svg:width="4.33cm" svg:height="1.27cm" svg:x="15.22cm" svg:y="13.412cm">
          <text:p text:style-name="P95"><text:span text:style-name="T208">DPU</text:span></text:p>
          <draw:enhanced-geometry svg:viewBox="0 0 21600 21600" draw:type="rectangle" draw:enhanced-path="M 0 0 L 21600 0 21600 21600 0 21600 0 0 Z N"/>
        </draw:custom-shape>
        <draw:custom-shape draw:style-name="gr508" draw:text-style-name="P96" xml:id="id24" draw:id="id24" draw:layer="layout" svg:width="4.33cm" svg:height="1.27cm" svg:x="22.22cm" svg:y="13.413cm">
          <text:p text:style-name="P95"><text:span text:style-name="T208">Tasklet</text:span></text:p>
          <draw:enhanced-geometry svg:viewBox="0 0 21600 21600" draw:type="rectangle" draw:enhanced-path="M 0 0 L 21600 0 21600 21600 0 21600 0 0 Z N"/>
        </draw:custom-shape>
        <draw:connector draw:style-name="gr514" draw:text-style-name="P68" draw:layer="layout" svg:x1="12.55cm" svg:y1="14.047cm" svg:x2="15.22cm" svg:y2="14.047cm" draw:start-shape="id22" draw:start-glue-point="1" draw:end-shape="id23" draw:end-glue-point="3" svg:d="M12550 14047h2670" svg:viewBox="0 0 2671 1">
          <text:p text:style-name="P28"><text:span text:style-name="T209"><text:s text:c="12"/></text:span><text:span text:style-name="T209">64</text:span></text:p>
          <text:p text:style-name="P28"/>
        </draw:connector>
        <draw:connector draw:style-name="gr515" draw:text-style-name="P68" draw:layer="layout" svg:x1="19.55cm" svg:y1="14.047cm" svg:x2="22.22cm" svg:y2="14.048cm" draw:start-shape="id23" draw:start-glue-point="1" draw:end-shape="id24" draw:end-glue-point="3" svg:d="M19550 14047h1335v1h1335" svg:viewBox="0 0 2671 2">
          <text:p text:style-name="P28"><text:span text:style-name="T209"><text:s text:c="11"/></text:span><text:span text:style-name="T209">16</text:span></text:p>
          <text:p text:style-name="P28"/>
        </draw:connector>
        <draw:connector draw:style-name="gr509" draw:text-style-name="P68" draw:layer="layout" svg:x1="5.55cm" svg:y1="14.046cm" svg:x2="8.22cm" svg:y2="14.047cm" draw:start-shape="id25" draw:start-glue-point="1" draw:end-shape="id22" draw:end-glue-point="3" svg:d="M5550 14046h1335v1h1335" svg:viewBox="0 0 2671 2">
          <text:p text:style-name="P28"><text:span text:style-name="T209"><text:s text:c="11"/></text:span><text:span text:style-name="T209">40</text:span></text:p>
          <text:p text:style-name="P28"/>
        </draw:connector>
        <draw:frame draw:style-name="gr599" draw:text-style-name="P58" draw:layer="layout" svg:width="25.874cm" svg:height="3.604cm" svg:x="1.331cm" svg:y="6.141cm">
          <draw:text-box>
            <text:p text:style-name="P56"><text:span text:style-name="T8">For Multicore architecture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56"><text:span text:style-name="T6">‘</text:span><text:span text:style-name="T6">total’ is the number of threads</text:span></text:p>
                        <text:p text:style-name="P56"><text:span text:style-name="T217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00" draw:text-style-name="P58" draw:layer="layout" svg:width="25.874cm" svg:height="8.034cm" svg:x="1.331cm" svg:y="10.141cm">
          <draw:text-box>
            <text:p text:style-name="P56"><text:span text:style-name="T8">For DPU architecture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56"><text:span text:style-name="T6">‘</text:span><text:span text:style-name="T6">total’ can be the number of ranks, or DPU, or tasklets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/></text:p>
                      </text:list-item>
                      <text:list-item>
                        <text:p text:style-name="P56"><text:span text:style-name="T6">‘</text:span><text:span text:style-name="T6">total’ depends on the level of aggregation we want to use</text:span></text:p>
                        <text:p text:style-name="P56"><text:span text:style-name="T217"/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08" draw:text-style-name="P96" xml:id="id26" draw:id="id26" draw:layer="layout" svg:width="4.33cm" svg:height="1.27cm" svg:x="15.02cm" svg:y="7.011cm">
          <text:p text:style-name="P95"><text:span text:style-name="T208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8" draw:text-style-name="P96" xml:id="id27" draw:id="id27" draw:layer="layout" svg:width="4.33cm" svg:height="1.27cm" svg:x="22.02cm" svg:y="7.012cm">
          <text:p text:style-name="P95"><text:span text:style-name="T208">Thread</text:span></text:p>
          <draw:enhanced-geometry svg:viewBox="0 0 21600 21600" draw:type="rectangle" draw:enhanced-path="M 0 0 L 21600 0 21600 21600 0 21600 0 0 Z N"/>
        </draw:custom-shape>
        <draw:connector draw:style-name="gr509" draw:text-style-name="P68" draw:layer="layout" svg:x1="19.35cm" svg:y1="7.646cm" svg:x2="22.02cm" svg:y2="7.647cm" draw:start-shape="id26" draw:start-glue-point="1" draw:end-shape="id27" draw:end-glue-point="3" svg:d="M19350 7646h1335v1h1335" svg:viewBox="0 0 2671 2">
          <text:p text:style-name="P28"><text:span text:style-name="T209"><text:s text:c="11"/></text:span><text:span text:style-name="T209">32</text:span></text:p>
          <text:p text:style-name="P28"/>
        </draw:connector>
        <draw:custom-shape draw:style-name="gr601" draw:text-style-name="P116" draw:layer="layout" svg:width="4.33cm" svg:height="0.608cm" svg:x="22.02cm" svg:y="8.282cm">
          <text:p text:style-name="P115"><text:span text:style-name="T237">Level 0</text:span></text:p>
          <draw:enhanced-geometry svg:viewBox="0 0 21600 21600" draw:type="rectangle" draw:enhanced-path="M 0 0 L 21600 0 21600 21600 0 21600 0 0 Z N"/>
        </draw:custom-shape>
        <draw:custom-shape draw:style-name="gr601" draw:text-style-name="P116" draw:layer="layout" svg:width="4.33cm" svg:height="0.608cm" svg:x="8.22cm" svg:y="14.682cm">
          <text:p text:style-name="P115"><text:span text:style-name="T237">Level 0</text:span></text:p>
          <draw:enhanced-geometry svg:viewBox="0 0 21600 21600" draw:type="rectangle" draw:enhanced-path="M 0 0 L 21600 0 21600 21600 0 21600 0 0 Z N"/>
        </draw:custom-shape>
        <draw:custom-shape draw:style-name="gr601" draw:text-style-name="P116" draw:layer="layout" svg:width="4.33cm" svg:height="0.608cm" svg:x="15.22cm" svg:y="14.682cm">
          <text:p text:style-name="P115"><text:span text:style-name="T237">Level 1</text:span></text:p>
          <draw:enhanced-geometry svg:viewBox="0 0 21600 21600" draw:type="rectangle" draw:enhanced-path="M 0 0 L 21600 0 21600 21600 0 21600 0 0 Z N"/>
        </draw:custom-shape>
        <draw:custom-shape draw:style-name="gr601" draw:text-style-name="P116" draw:layer="layout" svg:width="4.33cm" svg:height="0.608cm" svg:x="22.22cm" svg:y="14.682cm">
          <text:p text:style-name="P115"><text:span text:style-name="T237">Level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6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8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How to split an algorithm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2" draw:text-style-name="P58" draw:layer="layout" svg:width="25.874cm" svg:height="1.352cm" svg:x="1.331cm" svg:y="3.141cm">
          <draw:text-box>
            <text:p text:style-name="P56"><text:span text:style-name="T8">Where to put the ‘split’ function ?</text:span></text:p>
          </draw:text-box>
        </draw:frame>
        <draw:frame draw:style-name="gr603" draw:text-style-name="P58" draw:layer="layout" svg:width="25.874cm" svg:height="1.352cm" svg:x="1.331cm" svg:y="5.241cm">
          <draw:text-box>
            <text:p text:style-name="P56"><text:span text:style-name="T8">Inside the DoSomething structure</text:span></text:p>
          </draw:text-box>
        </draw:frame>
        <draw:frame draw:style-name="gr604" draw:text-style-name="P78" draw:layer="layout" svg:width="21.205cm" svg:height="6.49cm" svg:x="3.56cm" svg:y="7.445cm">
          <draw:text-box>
            <text:p text:style-name="P18"><text:span text:style-name="T130">template</text:span><text:span text:style-name="T131">&lt;</text:span><text:span text:style-name="T130">class</text:span><text:span text:style-name="T131"> </text:span><text:span text:style-name="T132">NAMESPACE</text:span><text:span text:style-name="T131">&gt;</text:span></text:p>
            <text:p text:style-name="P18"><text:span text:style-name="T130">struct</text:span><text:span text:style-name="T131"> </text:span><text:span text:style-name="T135">DoSomething</text:span></text:p>
            <text:p><text:span text:style-name="T135">{</text:span></text:p>
            <text:p><text:span text:style-name="T135"><text:s text:c="4"/></text:span><text:span text:style-name="T135">vector</text:span><text:span text:style-name="T131">&lt;</text:span><text:span text:style-name="T135">hit_t</text:span><text:span text:style-name="T131">&gt; </text:span><text:span text:style-name="T136">run</text:span><text:span text:style-name="T131"> (</text:span></text:p>
            <text:p text:style-name="P18"><text:span text:style-name="T15"><text:s text:c="4"/></text:span><text:span text:style-name="T15"><text:tab/></text:span><text:span text:style-name="T15"> <text:s text:c="3"/></text:span><text:span text:style-name="T14">size_t</text:span><text:span text:style-name="T15"> puid, </text:span></text:p>
            <text:p text:style-name="P18"><text:span text:style-name="T15"><text:tab/></text:span><text:span text:style-name="T15"> <text:s text:c="3"/></text:span><text:span text:style-name="T137">const</text:span><text:span text:style-name="T15"> </text:span><text:span text:style-name="T238">database_t</text:span><text:span text:style-name="T15">&amp; reference, </text:span></text:p>
            <text:p text:style-name="P18"><text:span text:style-name="T15"><text:s text:c="4"/></text:span><text:span text:style-name="T15"><text:tab/></text:span><text:span text:style-name="T15"> <text:s text:c="3"/></text:span><text:span text:style-name="T14">sequence_t</text:span><text:span text:style-name="T15"> query, </text:span></text:p>
            <text:p text:style-name="P18"><text:span text:style-name="T137"><text:tab/></text:span><text:span text:style-name="T137"> <text:s text:c="3"/></text:span><text:span text:style-name="T137">int</text:span><text:span text:style-name="T15"> extrainfo</text:span></text:p>
            <text:p text:style-name="P18"><text:span text:style-name="T15"><text:s text:c="4"/></text:span><text:span text:style-name="T15">);</text:span></text:p>
            <text:p text:style-name="P18"><text:span text:style-name="T165"/></text:p>
            <text:p text:style-name="P34"><text:span text:style-name="T15"><text:tab/></text:span><text:span text:style-name="T14">database_t</text:span><text:span text:style-name="T15"> </text:span><text:span text:style-name="T147">split</text:span><text:span text:style-name="T15"> (</text:span><text:span text:style-name="T137">const</text:span><text:span text:style-name="T15"> </text:span><text:span text:style-name="T238">database_t</text:span><text:span text:style-name="T15">&amp; reference, size_</text:span><text:span text:style-name="T238">t </text:span><text:span text:style-name="T239">idx</text:span><text:span text:style-name="T238">, size_t </text:span><text:span text:style-name="T239">total</text:span><text:span text:style-name="T238">);</text:span></text:p>
            <text:p text:style-name="P18"><text:span text:style-name="T15">};</text:span></text:p>
          </draw:text-box>
        </draw:frame>
        <draw:frame draw:style-name="gr605" draw:text-style-name="P97" draw:layer="layout" svg:width="21.205cm" svg:height="3.723cm" svg:x="3.56cm" svg:y="15.266cm">
          <draw:text-box>
            <text:p text:style-name="P34"><text:span text:style-name="T137">int</text:span><text:span text:style-name="T15"> </text:span><text:span text:style-name="T16">main</text:span><text:span text:style-name="T15">() </text:span></text:p>
            <text:p text:style-name="P18"><text:span text:style-name="T109">{</text:span></text:p>
            <text:p text:style-name="P18"><text:span text:style-name="T15"><text:s text:c="3"/></text:span><text:span text:style-name="T15">Launcher&lt;</text:span><text:span text:style-name="T16">PIM</text:span><text:span text:style-name="T15">&gt; launcher;</text:span></text:p>
            <text:p text:style-name="P18"><text:span text:style-name="T15"/></text:p>
            <text:p text:style-name="P18"><text:span text:style-name="T15"><text:s text:c="3"/></text:span><text:span text:style-name="T15">auto results = launcher.run &lt;</text:span><text:span text:style-name="T16">DoSomething</text:span><text:span text:style-name="T15">&gt; (</text:span><text:span text:style-name="T109">dbRef, query, 256)</text:span><text:span text:style-name="T15">;</text:span></text:p>
            <text:p text:style-name="P18"><text:span text:style-name="T109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9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How to split an algorithm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6" draw:text-style-name="P58" draw:layer="layout" svg:width="25.874cm" svg:height="1.352cm" svg:x="1.331cm" svg:y="3.141cm">
          <draw:text-box>
            <text:p text:style-name="P56"><text:span text:style-name="T8">Where to put the ‘split’ function ?</text:span></text:p>
          </draw:text-box>
        </draw:frame>
        <draw:frame draw:style-name="gr607" draw:text-style-name="P58" draw:layer="layout" svg:width="25.874cm" svg:height="1.352cm" svg:x="1.331cm" svg:y="5.241cm">
          <draw:text-box>
            <text:p text:style-name="P56"><text:span text:style-name="T8">Outside the DoSomething structure</text:span></text:p>
          </draw:text-box>
        </draw:frame>
        <draw:frame draw:style-name="gr608" draw:text-style-name="P78" draw:layer="layout" svg:width="21.84cm" svg:height="7.76cm" svg:x="3.56cm" svg:y="6.845cm">
          <draw:text-box>
            <text:p text:style-name="P18"><text:span text:style-name="T130">template</text:span><text:span text:style-name="T131">&lt;</text:span><text:span text:style-name="T130">class</text:span><text:span text:style-name="T131"> </text:span><text:span text:style-name="T132">NAMESPACE</text:span><text:span text:style-name="T131">&gt;</text:span></text:p>
            <text:p text:style-name="P18"><text:span text:style-name="T130">struct</text:span><text:span text:style-name="T131"> </text:span><text:span text:style-name="T135">DoSomething</text:span></text:p>
            <text:p><text:span text:style-name="T135">{</text:span></text:p>
            <text:p><text:span text:style-name="T135"><text:s text:c="4"/></text:span><text:span text:style-name="T135">vector</text:span><text:span text:style-name="T131">&lt;</text:span><text:span text:style-name="T135">hit_t</text:span><text:span text:style-name="T131">&gt; </text:span><text:span text:style-name="T136">run</text:span><text:span text:style-name="T131"> (</text:span></text:p>
            <text:p text:style-name="P18"><text:span text:style-name="T15"><text:s text:c="4"/></text:span><text:span text:style-name="T15"><text:tab/></text:span><text:span text:style-name="T15"> <text:s text:c="3"/></text:span><text:span text:style-name="T14">size_t</text:span><text:span text:style-name="T15"> puid, </text:span></text:p>
            <text:p text:style-name="P18"><text:span text:style-name="T15"><text:tab/></text:span><text:span text:style-name="T15"> <text:s text:c="3"/></text:span><text:span text:style-name="T137">const</text:span><text:span text:style-name="T15"> </text:span><text:span text:style-name="T238">database_t</text:span><text:span text:style-name="T15">&amp; reference, </text:span></text:p>
            <text:p text:style-name="P18"><text:span text:style-name="T15"><text:s text:c="4"/></text:span><text:span text:style-name="T15"><text:tab/></text:span><text:span text:style-name="T15"> <text:s text:c="3"/></text:span><text:span text:style-name="T14">sequence_t</text:span><text:span text:style-name="T15"> query, </text:span></text:p>
            <text:p text:style-name="P18"><text:span text:style-name="T137"><text:tab/></text:span><text:span text:style-name="T137"> <text:s text:c="3"/></text:span><text:span text:style-name="T137">int</text:span><text:span text:style-name="T15"> extrainfo</text:span></text:p>
            <text:p text:style-name="P18"><text:span text:style-name="T15"><text:s text:c="4"/></text:span><text:span text:style-name="T15">);</text:span></text:p>
            <text:p text:style-name="P18"><text:span text:style-name="T15">};</text:span></text:p>
            <text:p text:style-name="P18"><text:span text:style-name="T15"/></text:p>
            <text:p text:style-name="P18"><text:span text:style-name="T15">struct </text:span><text:span text:style-name="T147">Split</text:span></text:p>
            <text:p text:style-name="P18"><text:span text:style-name="T15">{</text:span></text:p>
            <text:p text:style-name="P18"><text:span text:style-name="T15"><text:s text:c="4"/></text:span><text:span text:style-name="T14">database_t</text:span><text:span text:style-name="T15"> operator() (</text:span><text:span text:style-name="T137">const</text:span><text:span text:style-name="T15"> </text:span><text:span text:style-name="T238">database_t</text:span><text:span text:style-name="T15">&amp; reference, size_</text:span><text:span text:style-name="T238">t </text:span><text:span text:style-name="T239">idx</text:span><text:span text:style-name="T238">, size_t </text:span><text:span text:style-name="T239">total</text:span><text:span text:style-name="T238">);</text:span></text:p>
            <text:p text:style-name="P34"><text:span text:style-name="T15">};</text:span></text:p>
          </draw:text-box>
        </draw:frame>
        <draw:frame draw:style-name="gr609" draw:text-style-name="P97" draw:layer="layout" svg:width="21.84cm" svg:height="3.723cm" svg:x="3.56cm" svg:y="15.466cm">
          <draw:text-box>
            <text:p text:style-name="P34"><text:span text:style-name="T137">int</text:span><text:span text:style-name="T15"> </text:span><text:span text:style-name="T16">main</text:span><text:span text:style-name="T15">() </text:span></text:p>
            <text:p text:style-name="P18"><text:span text:style-name="T109">{</text:span></text:p>
            <text:p text:style-name="P18"><text:span text:style-name="T15"><text:s text:c="3"/></text:span><text:span text:style-name="T15">Launcher&lt;</text:span><text:span text:style-name="T16">PIM</text:span><text:span text:style-name="T15">&gt; launcher;</text:span></text:p>
            <text:p text:style-name="P18"><text:span text:style-name="T15"/></text:p>
            <text:p text:style-name="P18"><text:span text:style-name="T15"><text:s text:c="3"/></text:span><text:span text:style-name="T15">auto results = launcher.run &lt;</text:span><text:span text:style-name="T16">DoSomething,</text:span><text:span text:style-name="T147">Split,1</text:span><text:span text:style-name="T15">&gt; (</text:span><text:span text:style-name="T109">dbRef, query, 256)</text:span><text:span text:style-name="T15">;</text:span></text:p>
            <text:p text:style-name="P18"><text:span text:style-name="T109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0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How to split an algorithm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0" draw:text-style-name="P58" draw:layer="layout" svg:width="25.874cm" svg:height="1.352cm" svg:x="1.331cm" svg:y="3.141cm">
          <draw:text-box>
            <text:p text:style-name="P56"><text:span text:style-name="T8">Where to put the ‘split’ function ?</text:span></text:p>
          </draw:text-box>
        </draw:frame>
        <draw:frame draw:style-name="gr611" draw:text-style-name="P58" draw:layer="layout" svg:width="25.874cm" svg:height="1.352cm" svg:x="1.331cm" svg:y="5.241cm">
          <draw:text-box>
            <text:p text:style-name="P56"><text:span text:style-name="T8">Outside the DoSomething structure</text:span></text:p>
          </draw:text-box>
        </draw:frame>
        <draw:frame draw:style-name="gr612" draw:text-style-name="P78" draw:layer="layout" svg:width="21.84cm" svg:height="7.76cm" svg:x="3.56cm" svg:y="6.845cm">
          <draw:text-box>
            <text:p text:style-name="P18"><text:span text:style-name="T130">template</text:span><text:span text:style-name="T131">&lt;</text:span><text:span text:style-name="T130">class</text:span><text:span text:style-name="T131"> </text:span><text:span text:style-name="T132">NAMESPACE</text:span><text:span text:style-name="T131">&gt;</text:span></text:p>
            <text:p text:style-name="P18"><text:span text:style-name="T130">struct</text:span><text:span text:style-name="T131"> </text:span><text:span text:style-name="T135">DoSomething</text:span></text:p>
            <text:p><text:span text:style-name="T135">{</text:span></text:p>
            <text:p><text:span text:style-name="T135"><text:s text:c="4"/></text:span><text:span text:style-name="T135">vector</text:span><text:span text:style-name="T131">&lt;</text:span><text:span text:style-name="T135">hit_t</text:span><text:span text:style-name="T131">&gt; </text:span><text:span text:style-name="T136">run</text:span><text:span text:style-name="T131"> (</text:span></text:p>
            <text:p text:style-name="P18"><text:span text:style-name="T15"><text:s text:c="4"/></text:span><text:span text:style-name="T15"><text:tab/></text:span><text:span text:style-name="T15"> <text:s text:c="3"/></text:span><text:span text:style-name="T14">size_t</text:span><text:span text:style-name="T15"> puid, </text:span></text:p>
            <text:p text:style-name="P18"><text:span text:style-name="T15"><text:tab/></text:span><text:span text:style-name="T15"> <text:s text:c="3"/></text:span><text:span text:style-name="T137">const</text:span><text:span text:style-name="T15"> </text:span><text:span text:style-name="T238">database_t</text:span><text:span text:style-name="T15">&amp; reference, </text:span></text:p>
            <text:p text:style-name="P18"><text:span text:style-name="T15"><text:s text:c="4"/></text:span><text:span text:style-name="T15"><text:tab/></text:span><text:span text:style-name="T15"> <text:s text:c="3"/></text:span><text:span text:style-name="T14">sequence_t</text:span><text:span text:style-name="T15"> query, </text:span></text:p>
            <text:p text:style-name="P18"><text:span text:style-name="T137"><text:tab/></text:span><text:span text:style-name="T137"> <text:s text:c="3"/></text:span><text:span text:style-name="T137">int</text:span><text:span text:style-name="T15"> extrainfo</text:span></text:p>
            <text:p text:style-name="P18"><text:span text:style-name="T15"><text:s text:c="4"/></text:span><text:span text:style-name="T15">);</text:span></text:p>
            <text:p text:style-name="P18"><text:span text:style-name="T15">};</text:span></text:p>
            <text:p text:style-name="P18"><text:span text:style-name="T15"/></text:p>
            <text:p text:style-name="P18"><text:span text:style-name="T15">struct </text:span><text:span text:style-name="T147">Split</text:span></text:p>
            <text:p text:style-name="P18"><text:span text:style-name="T15">{</text:span></text:p>
            <text:p text:style-name="P18"><text:span text:style-name="T15"><text:s text:c="4"/></text:span><text:span text:style-name="T14">database_t</text:span><text:span text:style-name="T15"> operator() (</text:span><text:span text:style-name="T137">const</text:span><text:span text:style-name="T15"> </text:span><text:span text:style-name="T238">database_t</text:span><text:span text:style-name="T15">&amp; reference, size_</text:span><text:span text:style-name="T238">t </text:span><text:span text:style-name="T239">idx</text:span><text:span text:style-name="T238">, size_t </text:span><text:span text:style-name="T239">total</text:span><text:span text:style-name="T238">);</text:span></text:p>
            <text:p text:style-name="P34"><text:span text:style-name="T15">};</text:span></text:p>
          </draw:text-box>
        </draw:frame>
        <draw:frame draw:style-name="gr613" draw:text-style-name="P97" draw:layer="layout" svg:width="21.84cm" svg:height="3.723cm" svg:x="3.56cm" svg:y="15.466cm">
          <draw:text-box>
            <text:p text:style-name="P34"><text:span text:style-name="T137">int</text:span><text:span text:style-name="T15"> </text:span><text:span text:style-name="T16">main</text:span><text:span text:style-name="T15">() </text:span></text:p>
            <text:p text:style-name="P18"><text:span text:style-name="T109">{</text:span></text:p>
            <text:p text:style-name="P18"><text:span text:style-name="T15"><text:s text:c="3"/></text:span><text:span text:style-name="T15">Launcher&lt;</text:span><text:span text:style-name="T16">PIM</text:span><text:span text:style-name="T15">&gt; launcher;</text:span></text:p>
            <text:p text:style-name="P18"><text:span text:style-name="T15"/></text:p>
            <text:p text:style-name="P18"><text:span text:style-name="T15"><text:s text:c="3"/></text:span><text:span text:style-name="T15">auto results = launcher.run &lt;</text:span><text:span text:style-name="T16">DoSomething</text:span><text:span text:style-name="T15">&gt; (</text:span><text:span text:style-name="T147">Split</text:span><text:span text:style-name="T15">(</text:span><text:span text:style-name="T109">dbRef), query, 256)</text:span><text:span text:style-name="T15">;</text:span></text:p>
            <text:p text:style-name="P18"><text:span text:style-name="T109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1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How to split an algorithm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4" draw:text-style-name="P58" draw:layer="layout" svg:width="25.874cm" svg:height="1.352cm" svg:x="1.331cm" svg:y="3.241cm">
          <draw:text-box>
            <text:p text:style-name="P56"><text:span text:style-name="T8">Outside the DoSomething structure</text:span></text:p>
          </draw:text-box>
        </draw:frame>
        <draw:frame draw:style-name="gr615" draw:text-style-name="P78" draw:layer="layout" svg:width="21.84cm" svg:height="7.76cm" svg:x="3.56cm" svg:y="4.845cm">
          <draw:text-box>
            <text:p text:style-name="P18"><text:span text:style-name="T130">template</text:span><text:span text:style-name="T131">&lt;</text:span><text:span text:style-name="T130">class</text:span><text:span text:style-name="T131"> </text:span><text:span text:style-name="T132">NAMESPACE</text:span><text:span text:style-name="T131">&gt;</text:span></text:p>
            <text:p text:style-name="P18"><text:span text:style-name="T130">struct</text:span><text:span text:style-name="T131"> </text:span><text:span text:style-name="T135">DoSomething</text:span></text:p>
            <text:p><text:span text:style-name="T135">{</text:span></text:p>
            <text:p><text:span text:style-name="T135"><text:s text:c="4"/></text:span><text:span text:style-name="T135">vector</text:span><text:span text:style-name="T131">&lt;</text:span><text:span text:style-name="T135">hit_t</text:span><text:span text:style-name="T131">&gt; </text:span><text:span text:style-name="T136">run</text:span><text:span text:style-name="T131"> (</text:span></text:p>
            <text:p text:style-name="P18"><text:span text:style-name="T15"><text:s text:c="4"/></text:span><text:span text:style-name="T15"><text:tab/></text:span><text:span text:style-name="T15"> <text:s text:c="3"/></text:span><text:span text:style-name="T14">size_t</text:span><text:span text:style-name="T15"> puid, </text:span></text:p>
            <text:p text:style-name="P18"><text:span text:style-name="T15"><text:tab/></text:span><text:span text:style-name="T15"> <text:s text:c="3"/></text:span><text:span text:style-name="T137">const</text:span><text:span text:style-name="T15"> </text:span><text:span text:style-name="T238">database_t</text:span><text:span text:style-name="T15">&amp; reference, </text:span></text:p>
            <text:p text:style-name="P18"><text:span text:style-name="T15"><text:s text:c="4"/></text:span><text:span text:style-name="T15"><text:tab/></text:span><text:span text:style-name="T15"> <text:s text:c="3"/></text:span><text:span text:style-name="T14">sequence_t</text:span><text:span text:style-name="T15"> query, </text:span></text:p>
            <text:p text:style-name="P18"><text:span text:style-name="T137"><text:tab/></text:span><text:span text:style-name="T137"> <text:s text:c="3"/></text:span><text:span text:style-name="T137">int</text:span><text:span text:style-name="T15"> extrainfo</text:span></text:p>
            <text:p text:style-name="P18"><text:span text:style-name="T15"><text:s text:c="4"/></text:span><text:span text:style-name="T15">);</text:span></text:p>
            <text:p text:style-name="P18"><text:span text:style-name="T15">};</text:span></text:p>
            <text:p text:style-name="P18"><text:span text:style-name="T15"/></text:p>
            <text:p text:style-name="P34"><text:span text:style-name="T15">struct </text:span><text:span text:style-name="T147">Split</text:span></text:p>
            <text:p text:style-name="P18"><text:span text:style-name="T15">{</text:span></text:p>
            <text:p text:style-name="P18"><text:span text:style-name="T15"><text:s text:c="4"/></text:span><text:span text:style-name="T14">database_t</text:span><text:span text:style-name="T15"> operator() (</text:span><text:span text:style-name="T137">const</text:span><text:span text:style-name="T15"> </text:span><text:span text:style-name="T238">database_t</text:span><text:span text:style-name="T15">&amp; reference, size_</text:span><text:span text:style-name="T238">t </text:span><text:span text:style-name="T239">idx</text:span><text:span text:style-name="T238">, size_t </text:span><text:span text:style-name="T239">total</text:span><text:span text:style-name="T238">);</text:span></text:p>
            <text:p text:style-name="P34"><text:span text:style-name="T15">};</text:span></text:p>
          </draw:text-box>
        </draw:frame>
        <draw:frame draw:style-name="gr616" draw:text-style-name="P97" draw:layer="layout" svg:width="21.84cm" svg:height="3.723cm" svg:x="3.56cm" svg:y="13.466cm">
          <draw:text-box>
            <text:p text:style-name="P34"><text:span text:style-name="T137">int</text:span><text:span text:style-name="T15"> </text:span><text:span text:style-name="T16">main</text:span><text:span text:style-name="T15">() </text:span></text:p>
            <text:p text:style-name="P18"><text:span text:style-name="T109">{</text:span></text:p>
            <text:p text:style-name="P18"><text:span text:style-name="T15"><text:s text:c="3"/></text:span><text:span text:style-name="T15">Launcher&lt;</text:span><text:span text:style-name="T16">PIM</text:span><text:span text:style-name="T15">&gt; launcher;</text:span></text:p>
            <text:p text:style-name="P18"><text:span text:style-name="T15"/></text:p>
            <text:p text:style-name="P18"><text:span text:style-name="T15"><text:s text:c="3"/></text:span><text:span text:style-name="T15">auto results = launcher.run &lt;</text:span><text:span text:style-name="T16">DoSomething,</text:span><text:span text:style-name="T147">Split,1</text:span><text:span text:style-name="T15">&gt; (</text:span><text:span text:style-name="T109">dbRef, query, 256)</text:span><text:span text:style-name="T15">;</text:span></text:p>
            <text:p text:style-name="P18"><text:span text:style-name="T109">}</text:span></text:p>
          </draw:text-box>
        </draw:frame>
        <draw:frame draw:style-name="gr617" draw:text-style-name="P48" draw:layer="layout" svg:width="24.069cm" svg:height="2.929cm" svg:x="2.331cm" svg:y="17.741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42"><text:span text:style-name="T6">Specify the “split” policy as an argument of </text:span><text:span text:style-name="T13">run</text:span></text:p>
                      </text:list-item>
                      <text:list-item>
                        <text:p text:style-name="P42"><text:span text:style-name="T6">Specify the level as an argument of </text:span><text:span text:style-name="T13">run</text:span></text:p>
                      </text:list-item>
                      <text:list-item>
                        <text:p text:style-name="P42"><text:span text:style-name="T6">More re-usability for </text:span><text:span text:style-name="T13">Spl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2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How to split an algorithm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8" draw:text-style-name="P58" draw:layer="layout" svg:width="25.874cm" svg:height="1.352cm" svg:x="1.331cm" svg:y="3.241cm">
          <draw:text-box>
            <text:p text:style-name="P56"><text:span text:style-name="T8">Outside the DoSomething structure</text:span></text:p>
          </draw:text-box>
        </draw:frame>
        <draw:frame draw:style-name="gr619" draw:text-style-name="P78" draw:layer="layout" svg:width="21.84cm" svg:height="7.76cm" svg:x="3.56cm" svg:y="4.845cm">
          <draw:text-box>
            <text:p text:style-name="P18"><text:span text:style-name="T130">template</text:span><text:span text:style-name="T131">&lt;</text:span><text:span text:style-name="T130">class</text:span><text:span text:style-name="T131"> </text:span><text:span text:style-name="T132">NAMESPACE</text:span><text:span text:style-name="T131">&gt;</text:span></text:p>
            <text:p text:style-name="P18"><text:span text:style-name="T130">struct</text:span><text:span text:style-name="T131"> </text:span><text:span text:style-name="T135">DoSomething</text:span></text:p>
            <text:p><text:span text:style-name="T135">{</text:span></text:p>
            <text:p><text:span text:style-name="T135"><text:s text:c="4"/></text:span><text:span text:style-name="T135">vector</text:span><text:span text:style-name="T131">&lt;</text:span><text:span text:style-name="T135">hit_t</text:span><text:span text:style-name="T131">&gt; </text:span><text:span text:style-name="T136">run</text:span><text:span text:style-name="T131"> (</text:span></text:p>
            <text:p text:style-name="P18"><text:span text:style-name="T15"><text:s text:c="4"/></text:span><text:span text:style-name="T15"><text:tab/></text:span><text:span text:style-name="T15"> <text:s text:c="3"/></text:span><text:span text:style-name="T14">size_t</text:span><text:span text:style-name="T15"> puid, </text:span></text:p>
            <text:p text:style-name="P18"><text:span text:style-name="T15"><text:tab/></text:span><text:span text:style-name="T15"> <text:s text:c="3"/></text:span><text:span text:style-name="T137">const</text:span><text:span text:style-name="T15"> </text:span><text:span text:style-name="T238">database_t</text:span><text:span text:style-name="T15">&amp; reference, </text:span></text:p>
            <text:p text:style-name="P18"><text:span text:style-name="T15"><text:s text:c="4"/></text:span><text:span text:style-name="T15"><text:tab/></text:span><text:span text:style-name="T15"> <text:s text:c="3"/></text:span><text:span text:style-name="T14">sequence_t</text:span><text:span text:style-name="T15"> query, </text:span></text:p>
            <text:p text:style-name="P18"><text:span text:style-name="T137"><text:tab/></text:span><text:span text:style-name="T137"> <text:s text:c="3"/></text:span><text:span text:style-name="T137">int</text:span><text:span text:style-name="T15"> extrainfo</text:span></text:p>
            <text:p text:style-name="P18"><text:span text:style-name="T15"><text:s text:c="4"/></text:span><text:span text:style-name="T15">);</text:span></text:p>
            <text:p text:style-name="P18"><text:span text:style-name="T15">};</text:span></text:p>
            <text:p text:style-name="P18"><text:span text:style-name="T15"/></text:p>
            <text:p text:style-name="P34"><text:span text:style-name="T15">struct </text:span><text:span text:style-name="T147">Split</text:span></text:p>
            <text:p text:style-name="P18"><text:span text:style-name="T15">{</text:span></text:p>
            <text:p text:style-name="P18"><text:span text:style-name="T15"><text:s text:c="4"/></text:span><text:span text:style-name="T14">database_t</text:span><text:span text:style-name="T15"> operator() (</text:span><text:span text:style-name="T137">const</text:span><text:span text:style-name="T15"> </text:span><text:span text:style-name="T238">database_t</text:span><text:span text:style-name="T15">&amp; reference, size_</text:span><text:span text:style-name="T238">t </text:span><text:span text:style-name="T239">idx</text:span><text:span text:style-name="T238">, size_t </text:span><text:span text:style-name="T239">total</text:span><text:span text:style-name="T238">);</text:span></text:p>
            <text:p text:style-name="P34"><text:span text:style-name="T15">};</text:span></text:p>
          </draw:text-box>
        </draw:frame>
        <draw:frame draw:style-name="gr620" draw:text-style-name="P97" draw:layer="layout" svg:width="21.84cm" svg:height="3.723cm" svg:x="3.56cm" svg:y="13.466cm">
          <draw:text-box>
            <text:p text:style-name="P34"><text:span text:style-name="T137">int</text:span><text:span text:style-name="T15"> </text:span><text:span text:style-name="T16">main</text:span><text:span text:style-name="T15">() </text:span></text:p>
            <text:p text:style-name="P18"><text:span text:style-name="T109">{</text:span></text:p>
            <text:p text:style-name="P18"><text:span text:style-name="T15"><text:s text:c="3"/></text:span><text:span text:style-name="T15">Launcher&lt;</text:span><text:span text:style-name="T16">PIM</text:span><text:span text:style-name="T15">&gt; launcher;</text:span></text:p>
            <text:p text:style-name="P18"><text:span text:style-name="T15"/></text:p>
            <text:p text:style-name="P18"><text:span text:style-name="T15"><text:s text:c="3"/></text:span><text:span text:style-name="T15">auto results = launcher.run &lt;</text:span><text:span text:style-name="T16">DoSomething</text:span><text:span text:style-name="T15">&gt; (</text:span><text:span text:style-name="T109">dbRef, query, 256)</text:span><text:span text:style-name="T15">;</text:span></text:p>
            <text:p text:style-name="P18"><text:span text:style-name="T109">}</text:span></text:p>
          </draw:text-box>
        </draw:frame>
        <draw:frame draw:style-name="gr621" draw:text-style-name="P58" draw:layer="layout" svg:width="24.069cm" svg:height="2.203cm" svg:x="2.331cm" svg:y="17.941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56"><text:span text:style-name="T240">If no ‘split-policy’ is provided, all tasklets will get the same input parameter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3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How to split an algorithm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2" draw:text-style-name="P58" draw:layer="layout" svg:width="25.874cm" svg:height="1.352cm" svg:x="1.331cm" svg:y="3.241cm">
          <draw:text-box>
            <text:p text:style-name="P56"><text:span text:style-name="T8">Do we still have reusable code ?</text:span></text:p>
          </draw:text-box>
        </draw:frame>
        <draw:frame draw:style-name="gr623" draw:text-style-name="P78" draw:layer="layout" svg:width="21.84cm" svg:height="7.76cm" svg:x="3.56cm" svg:y="4.845cm">
          <draw:text-box>
            <text:p text:style-name="P18"><text:span text:style-name="T130">template</text:span><text:span text:style-name="T131">&lt;</text:span><text:span text:style-name="T130">class</text:span><text:span text:style-name="T131"> </text:span><text:span text:style-name="T132">NAMESPACE</text:span><text:span text:style-name="T131">&gt;</text:span></text:p>
            <text:p text:style-name="P18"><text:span text:style-name="T130">struct</text:span><text:span text:style-name="T131"> </text:span><text:span text:style-name="T135">DoSomething</text:span></text:p>
            <text:p><text:span text:style-name="T135">{</text:span></text:p>
            <text:p><text:span text:style-name="T135"><text:s text:c="4"/></text:span><text:span text:style-name="T135">vector</text:span><text:span text:style-name="T131">&lt;</text:span><text:span text:style-name="T135">hit_t</text:span><text:span text:style-name="T131">&gt; </text:span><text:span text:style-name="T136">run</text:span><text:span text:style-name="T131"> (</text:span></text:p>
            <text:p text:style-name="P18"><text:span text:style-name="T15"><text:s text:c="4"/></text:span><text:span text:style-name="T15"><text:tab/></text:span><text:span text:style-name="T15"> <text:s text:c="3"/></text:span><text:span text:style-name="T14">size_t</text:span><text:span text:style-name="T15"> puid, </text:span></text:p>
            <text:p text:style-name="P18"><text:span text:style-name="T15"><text:tab/></text:span><text:span text:style-name="T15"> <text:s text:c="3"/></text:span><text:span text:style-name="T137">const</text:span><text:span text:style-name="T15"> </text:span><text:span text:style-name="T238">database_t</text:span><text:span text:style-name="T15">&amp; reference, </text:span></text:p>
            <text:p text:style-name="P18"><text:span text:style-name="T15"><text:s text:c="4"/></text:span><text:span text:style-name="T15"><text:tab/></text:span><text:span text:style-name="T15"> <text:s text:c="3"/></text:span><text:span text:style-name="T14">sequence_t</text:span><text:span text:style-name="T15"> query, </text:span></text:p>
            <text:p text:style-name="P18"><text:span text:style-name="T137"><text:tab/></text:span><text:span text:style-name="T137"> <text:s text:c="3"/></text:span><text:span text:style-name="T137">int</text:span><text:span text:style-name="T15"> extrainfo</text:span></text:p>
            <text:p text:style-name="P18"><text:span text:style-name="T15"><text:s text:c="4"/></text:span><text:span text:style-name="T15">);</text:span></text:p>
            <text:p text:style-name="P18"><text:span text:style-name="T15">};</text:span></text:p>
            <text:p text:style-name="P18"><text:span text:style-name="T15"/></text:p>
            <text:p text:style-name="P34"><text:span text:style-name="T15">struct </text:span><text:span text:style-name="T239">Split</text:span></text:p>
            <text:p text:style-name="P18"><text:span text:style-name="T15">{</text:span></text:p>
            <text:p text:style-name="P18"><text:span text:style-name="T15"><text:s text:c="4"/></text:span><text:span text:style-name="T14">database_t</text:span><text:span text:style-name="T15"> operator() (</text:span><text:span text:style-name="T137">const</text:span><text:span text:style-name="T15"> </text:span><text:span text:style-name="T238">database_t</text:span><text:span text:style-name="T15">&amp; reference, size_</text:span><text:span text:style-name="T238">t </text:span><text:span text:style-name="T239">idx</text:span><text:span text:style-name="T238">, size_t </text:span><text:span text:style-name="T239">total</text:span><text:span text:style-name="T238">);</text:span></text:p>
            <text:p text:style-name="P34"><text:span text:style-name="T15">};</text:span></text:p>
          </draw:text-box>
        </draw:frame>
        <draw:frame draw:style-name="gr624" draw:text-style-name="P97" draw:layer="layout" svg:width="21.84cm" svg:height="3.723cm" svg:x="3.56cm" svg:y="13.466cm">
          <draw:text-box>
            <text:p text:style-name="P34"><text:span text:style-name="T137">int</text:span><text:span text:style-name="T15"> </text:span><text:span text:style-name="T16">main</text:span><text:span text:style-name="T15">() </text:span></text:p>
            <text:p text:style-name="P18"><text:span text:style-name="T109">{</text:span></text:p>
            <text:p text:style-name="P18"><text:span text:style-name="T15"><text:s text:c="3"/></text:span><text:span text:style-name="T15">Launcher&lt;</text:span><text:span text:style-name="T147">Multicore</text:span><text:span text:style-name="T15">&gt; launcher;</text:span></text:p>
            <text:p text:style-name="P18"><text:span text:style-name="T15"/></text:p>
            <text:p text:style-name="P18"><text:span text:style-name="T15"><text:s text:c="3"/></text:span><text:span text:style-name="T15">auto results = launcher.run &lt;</text:span><text:span text:style-name="T16">DoSomething,</text:span><text:span text:style-name="T239">Split,1</text:span><text:span text:style-name="T15">&gt; (</text:span><text:span text:style-name="T109">dbRef, query, 256)</text:span><text:span text:style-name="T15">;</text:span></text:p>
            <text:p text:style-name="P18"><text:span text:style-name="T109">}</text:span></text:p>
          </draw:text-box>
        </draw:frame>
        <draw:frame draw:style-name="gr625" draw:text-style-name="P58" draw:layer="layout" svg:width="24.069cm" svg:height="2.203cm" svg:x="2.331cm" svg:y="17.941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56"><text:span text:style-name="T240">Meaning of 1 in case of Multicore ?</text:span></text:p>
                      </text:list-item>
                      <text:list-item>
                        <text:p text:style-name="P56"><text:span text:style-name="T240">Actually, process with 0 in that ca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08" draw:text-style-name="P96" draw:layer="layout" svg:width="4.33cm" svg:height="1.27cm" svg:x="21.02cm" svg:y="18.012cm">
          <text:p text:style-name="P95"><text:span text:style-name="T208">Thread</text:span></text:p>
          <draw:enhanced-geometry svg:viewBox="0 0 21600 21600" draw:type="rectangle" draw:enhanced-path="M 0 0 L 21600 0 21600 21600 0 21600 0 0 Z N"/>
        </draw:custom-shape>
        <draw:custom-shape draw:style-name="gr601" draw:text-style-name="P116" draw:layer="layout" svg:width="4.33cm" svg:height="0.608cm" svg:x="21.02cm" svg:y="19.282cm">
          <text:p text:style-name="P115"><text:span text:style-name="T237">Level 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7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4" draw:style-name="dp1" draw:master-page-name="Default" presentation:presentation-page-layout-name="AL1T0">
        <draw:custom-shape draw:style-name="gr4" draw:text-style-name="P5" draw:layer="layout" svg:width="28cm" svg:height="20.95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4.765cm" svg:height="9.525cm" svg:x="1.97cm" svg:y="4.08cm">
          <text:p text:style-name="P6"><text:span text:style-name="T3">Part 5</text:span></text:p>
          <text:p text:style-name="P6"><text:span text:style-name="T2"/></text:p>
          <text:p text:style-name="P2"><text:span text:style-name="T2">A few words about</text:span><text:span text:style-name="T2"><text:line-break/></text:span><text:span text:style-name="T2">seri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7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5" draw:style-name="dp1" draw:master-page-name="Default" presentation:presentation-page-layout-name="AL1T0">
        <draw:custom-shape draw:style-name="gr626" draw:text-style-name="P101" draw:layer="layout" svg:width="28cm" svg:height="1.905cm" svg:x="0cm" svg:y="0cm">
          <text:p text:style-name="P100"><text:span text:style-name="T213">Broadcasting information to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7" draw:text-style-name="P12" draw:layer="layout" svg:width="26.035cm" svg:height="17.13cm" svg:x="1.273cm" svg:y="3.178cm">
          <draw:text-box>
            <text:p text:style-name="P11"><text:span text:style-name="T8">Data have to be broadcasted from Host to DPUs</text:span></text:p>
            <text:list text:style-name="L1">
              <text:list-item>
                <text:list>
                  <text:list-item>
                    <text:p text:style-name="P117"><text:span text:style-name="T241">dpu_broadcast_to, <text:s/>dpu_push_xfer, dpu_push_sg_xfer</text:span></text:p>
                  </text:list-item>
                  <text:list-item>
                    <text:p text:style-name="P16"><text:span text:style-name="T6">Raw buffer(s) of fixed length</text:span><text:span text:style-name="T6"><text:line-break/></text:span><text:span text:style-name="T6"/></text:p>
                  </text:list-item>
                </text:list>
              </text:list-item>
            </text:list>
            <text:p text:style-name="P11"><text:span text:style-name="T8">Similar cases</text:span></text:p>
            <text:list text:continue-numbering="true" text:style-name="L1">
              <text:list-item>
                <text:list>
                  <text:list-item>
                    <text:p text:style-name="P16"><text:span text:style-name="T6">Broadcast information on a network</text:span></text:p>
                  </text:list-item>
                  <text:list-item>
                    <text:p text:style-name="P16"><text:span text:style-name="T6">Save into file system as a binary file</text:span><text:span text:style-name="T6"><text:line-break/></text:span><text:span text:style-name="T6"/></text:p>
                  </text:list-item>
                </text:list>
              </text:list-item>
            </text:list>
            <text:p text:style-name="P11"><text:span text:style-name="T8">Easy when the data is</text:span></text:p>
            <text:list text:continue-numbering="true" text:style-name="L1">
              <text:list-item>
                <text:list>
                  <text:list-item>
                    <text:p text:style-name="P16"><text:span text:style-name="T6">Already a buffer of fixed length</text:span></text:p>
                  </text:list-item>
                  <text:list-item>
                    <text:p text:style-name="P16"><text:span text:style-name="T6">A structure made of fixed sized attributes</text:span></text:p>
                  </text:list-item>
                  <text:list-item>
                    <text:p text:style-name="P16"><text:span text:style-name="T6">In such a case, pointer+length is enough</text:span><text:span text:style-name="T6"><text:line-break/></text:span><text:span text:style-name="T6"/></text:p>
                  </text:list-item>
                </text:list>
              </text:list-item>
            </text:list>
            <text:p text:style-name="P11"><text:span text:style-name="T8">Not so easy otherwise</text:span></text:p>
            <text:list text:continue-numbering="true" text:style-name="L1">
              <text:list-item>
                <text:list>
                  <text:list-item>
                    <text:p text:style-name="P16"><text:span text:style-name="T6">Use a serialization framework (boost, cereal, alpaca, …)</text:span></text:p>
                  </text:list-item>
                  <text:list-item>
                    <text:p text:style-name="P16"><text:span text:style-name="T6">May need data preparation on the Host side before broadca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6" draw:style-name="dp1" draw:master-page-name="Default" presentation:presentation-page-layout-name="AL1T0">
        <draw:custom-shape draw:style-name="gr628" draw:text-style-name="P101" draw:layer="layout" svg:width="28cm" svg:height="1.905cm" svg:x="0cm" svg:y="0cm">
          <text:p text:style-name="P100"><text:span text:style-name="T213">Broadcasting information to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9" draw:text-style-name="P22" draw:layer="layout" svg:width="26.035cm" svg:height="1.352cm" svg:x="1.273cm" svg:y="3.178cm">
          <draw:text-box>
            <text:p text:style-name="P11"><text:span text:style-name="T8">The question is: <text:s/>how to manage the WRAM ?</text:span></text:p>
          </draw:text-box>
        </draw:frame>
        <draw:g>
          <draw:custom-shape draw:style-name="gr630" draw:text-style-name="P118" draw:layer="layout" svg:width="9.283cm" svg:height="9.282cm" svg:x="9.422cm" svg:y="7.245cm">
            <text:p/>
            <draw:enhanced-geometry draw:glue-point-type="segments" draw:type="mso-spt100" draw:modifiers="-90 139.2598067676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631" draw:text-style-name="P119" draw:layer="layout" svg:width="9.282cm" svg:height="9.282cm" svg:x="9.564cm" svg:y="7.25cm">
            <text:p/>
            <draw:enhanced-geometry draw:mirror-vertical="false" draw:mirror-horizontal="true" draw:glue-point-type="segments" draw:type="mso-spt100" draw:modifiers="-90 139.2598067676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632" draw:text-style-name="P28" draw:layer="layout" svg:width="9.282cm" svg:height="9.282cm" draw:transform="rotate (-1.14668131856027) translate (16.484cm 5.865cm)">
            <text:p/>
            <draw:enhanced-geometry draw:mirror-vertical="true" draw:mirror-horizontal="true" draw:glue-point-type="segments" draw:type="mso-spt100" draw:modifiers="-105.8965272608 155.321492682755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633" draw:text-style-name="P121" draw:layer="layout" svg:width="5.08cm" svg:height="1.905cm" svg:x="9.422cm" svg:y="9.89cm">
            <text:p text:style-name="P120"><text:span text:style-name="T221">data from </text:span><text:span text:style-name="T221"><text:line-break/></text:span><text:span text:style-name="T221">Host</text:span></text:p>
            <draw:enhanced-geometry svg:viewBox="0 0 21600 21600" draw:type="rectangle" draw:enhanced-path="M 0 0 L 21600 0 21600 21600 0 21600 0 0 Z N"/>
          </draw:custom-shape>
          <draw:custom-shape draw:style-name="gr633" draw:text-style-name="P121" draw:layer="layout" svg:width="5.08cm" svg:height="1.905cm" svg:x="13.722cm" svg:y="9.79cm">
            <text:p text:style-name="P120"><text:span text:style-name="T221">local data</text:span></text:p>
            <text:p text:style-name="P120"><text:span text:style-name="T221">for the algorithm</text:span></text:p>
            <draw:enhanced-geometry svg:viewBox="0 0 21600 21600" draw:type="rectangle" draw:enhanced-path="M 0 0 L 21600 0 21600 21600 0 21600 0 0 Z N"/>
          </draw:custom-shape>
          <draw:custom-shape draw:style-name="gr633" draw:text-style-name="P121" draw:layer="layout" svg:width="5.08cm" svg:height="1.905cm" svg:x="11.622cm" svg:y="14.19cm">
            <text:p text:style-name="P120"><text:span text:style-name="T221">data to be</text:span><text:span text:style-name="T221"><text:line-break/></text:span><text:span text:style-name="T221">returned to </text:span><text:span text:style-name="T221"><text:line-break/></text:span><text:span text:style-name="T221">the Host</text:span></text:p>
            <draw:enhanced-geometry svg:viewBox="0 0 21600 21600" draw:type="rectangle" draw:enhanced-path="M 0 0 L 21600 0 21600 21600 0 21600 0 0 Z N"/>
          </draw:custom-shape>
          <draw:custom-shape draw:style-name="gr634" draw:text-style-name="P122" draw:layer="layout" svg:width="1.27cm" svg:height="1.27cm" svg:x="11.8cm" svg:y="8.12cm">
            <text:p text:style-name="P120"><text:span text:style-name="T221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4" draw:text-style-name="P122" draw:layer="layout" svg:width="1.27cm" svg:height="1.27cm" svg:x="15.201cm" svg:y="8.121cm">
            <text:p text:style-name="P120"><text:span text:style-name="T221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4" draw:text-style-name="P122" draw:layer="layout" svg:width="1.27cm" svg:height="1.27cm" svg:x="13.501cm" svg:y="12.521cm">
            <text:p text:style-name="P120"><text:span text:style-name="T221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9.798cm" svg:height="11.136cm" svg:x="0.6cm" svg:y="2.257cm" draw:page-number="17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7" draw:style-name="dp1" draw:master-page-name="Default" presentation:presentation-page-layout-name="AL1T0">
        <draw:custom-shape draw:style-name="gr635" draw:text-style-name="P101" draw:layer="layout" svg:width="28cm" svg:height="1.905cm" svg:x="0cm" svg:y="0cm">
          <text:p text:style-name="P100"><text:span text:style-name="T213">Broadcasting information to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6" draw:text-style-name="P123" draw:layer="layout" svg:width="15.486cm" svg:height="4.781cm" svg:x="1.356cm" svg:y="8.078cm">
          <draw:text-box>
            <text:p text:style-name="P11"><text:span text:style-name="T242">struct Foo</text:span></text:p>
            <text:p text:style-name="P11"><text:span text:style-name="T242">{</text:span></text:p>
            <text:p text:style-name="P11"><text:span text:style-name="T242"><text:s text:c="2"/></text:span><text:span text:style-name="T242">int run (int a, double x, const std::string&amp; s) <text:s/>{ return 1; }</text:span></text:p>
            <text:p text:style-name="P11"><text:span text:style-name="T242">}; </text:span></text:p>
            <text:p text:style-name="P11"><text:span text:style-name="T242"/></text:p>
            <text:p text:style-name="P11"><text:span text:style-name="T242"/></text:p>
            <text:p text:style-name="P11"><text:span text:style-name="T242">int main()</text:span></text:p>
            <text:p text:style-name="P11"><text:span text:style-name="T242">{</text:span></text:p>
            <text:p text:style-name="P11"><text:span text:style-name="T242"><text:s text:c="3"/></text:span><text:span text:style-name="T242">int res = Launcher&lt;PIM&gt;().</text:span><text:span text:style-name="T243">run</text:span><text:span text:style-name="T242"> &lt;Foo&gt; (123, 3.14, “hello”);</text:span></text:p>
            <text:p text:style-name="P11"><text:span text:style-name="T242">}</text:span></text:p>
          </draw:text-box>
        </draw:frame>
        <draw:frame draw:style-name="gr637" draw:text-style-name="P124" draw:layer="layout" svg:width="4.781cm" svg:height="0.719cm" draw:transform="rotate (1.5707963267949) translate (0.635cm 12.859cm)">
          <draw:text-box>
            <text:p text:style-name="P32"><text:span text:style-name="T244">USER</text:span></text:p>
          </draw:text-box>
        </draw:frame>
        <draw:frame draw:style-name="gr638" draw:text-style-name="P22" draw:layer="layout" svg:width="26.035cm" svg:height="3.508cm" svg:x="1.274cm" svg:y="3.078cm">
          <draw:text-box>
            <text:p text:style-name="P11"><text:span text:style-name="T8">Scheme for a generic algorithm “run” prototype</text:span></text:p>
            <text:list text:style-name="L1">
              <text:list-item>
                <text:list>
                  <text:list-item>
                    <text:p text:style-name="P16"><text:span text:style-name="T6">Only one shared variable “__params__” between Host and DPU</text:span></text:p>
                  </text:list-item>
                  <text:list-item>
                    <text:p text:style-name="P16"><text:span text:style-name="T6">Based on some serialization framework <text:s text:c="3"/></text:span><text:span text:style-name="T21">(to be chosen or develope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8" draw:style-name="dp1" draw:master-page-name="Default" presentation:presentation-page-layout-name="AL1T0">
        <draw:custom-shape draw:style-name="gr639" draw:text-style-name="P101" draw:layer="layout" svg:width="28cm" svg:height="1.905cm" svg:x="0cm" svg:y="0cm">
          <text:p text:style-name="P100"><text:span text:style-name="T213">Broadcasting information to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0" draw:text-style-name="P123" draw:layer="layout" svg:width="15.486cm" svg:height="4.781cm" svg:x="1.356cm" svg:y="8.078cm">
          <draw:text-box>
            <text:p text:style-name="P11"><text:span text:style-name="T242">struct Foo</text:span></text:p>
            <text:p text:style-name="P11"><text:span text:style-name="T242">{</text:span></text:p>
            <text:p text:style-name="P11"><text:span text:style-name="T242"><text:s text:c="2"/></text:span><text:span text:style-name="T242">int run (int a, double x, const std::string&amp; s) <text:s/>{ return 1; }</text:span></text:p>
            <text:p text:style-name="P11"><text:span text:style-name="T242">}; </text:span></text:p>
            <text:p text:style-name="P11"><text:span text:style-name="T242"/></text:p>
            <text:p text:style-name="P11"><text:span text:style-name="T242"/></text:p>
            <text:p text:style-name="P11"><text:span text:style-name="T242">int main()</text:span></text:p>
            <text:p text:style-name="P11"><text:span text:style-name="T242">{</text:span></text:p>
            <text:p text:style-name="P11"><text:span text:style-name="T242"><text:s text:c="3"/></text:span><text:span text:style-name="T242">int res = Launcher&lt;PIM&gt;().</text:span><text:span text:style-name="T243">run</text:span><text:span text:style-name="T242"> &lt;Foo&gt; (123, 3.14, “hello”);</text:span></text:p>
            <text:p text:style-name="P11"><text:span text:style-name="T242">}</text:span></text:p>
          </draw:text-box>
        </draw:frame>
        <draw:frame draw:style-name="gr641" draw:text-style-name="P124" draw:layer="layout" svg:width="4.781cm" svg:height="0.719cm" draw:transform="rotate (1.5707963267949) translate (0.635cm 12.859cm)">
          <draw:text-box>
            <text:p text:style-name="P32"><text:span text:style-name="T244">USER</text:span></text:p>
          </draw:text-box>
        </draw:frame>
        <draw:frame draw:style-name="gr642" draw:text-style-name="P125" draw:layer="layout" svg:width="15.629cm" svg:height="3.843cm" svg:x="1.357cm" svg:y="14.079cm">
          <draw:text-box>
            <text:list text:style-name="L3">
              <text:list-item>
                <text:p text:style-name="P60"><text:span text:style-name="T245">Create a struct S made of the arguments types of Foo::run</text:span></text:p>
              </text:list-item>
              <text:list-item>
                <text:p text:style-name="P60"><text:span text:style-name="T245">Create an instance of S from arguments provided to Foo::run</text:span></text:p>
              </text:list-item>
              <text:list-item>
                <text:p text:style-name="P60"><text:span text:style-name="T245">Serialize this instance of S into a buffer of size N</text:span></text:p>
              </text:list-item>
              <text:list-item>
                <text:p text:style-name="P60"><text:span text:style-name="T245">Broadcast this instance to DPU (possibly to a binary matching N)</text:span></text:p>
              </text:list-item>
              <text:list-item>
                <text:p text:style-name="P60"><text:span text:style-name="T245">Unserialize the S instance on DPU</text:span></text:p>
              </text:list-item>
              <text:list-item>
                <text:p text:style-name="P60"><text:span text:style-name="T245">Call “Foo::run” on DPU with the content of the instance of S</text:span></text:p>
              </text:list-item>
            </text:list>
          </draw:text-box>
        </draw:frame>
        <draw:frame draw:style-name="gr643" draw:text-style-name="P124" draw:layer="layout" svg:width="3.843cm" svg:height="0.719cm" draw:transform="rotate (1.5707963267949) translate (0.636cm 17.922cm)">
          <draw:text-box>
            <text:p text:style-name="P32"><text:span text:style-name="T244">BPL</text:span></text:p>
          </draw:text-box>
        </draw:frame>
        <draw:line draw:style-name="gr644" draw:text-style-name="P38" draw:layer="layout" svg:x1="8.774cm" svg:y1="12.279cm" svg:x2="8.774cm" svg:y2="14.079cm">
          <text:p/>
        </draw:line>
        <draw:frame draw:style-name="gr645" draw:text-style-name="P22" draw:layer="layout" svg:width="26.035cm" svg:height="3.508cm" svg:x="1.274cm" svg:y="3.078cm">
          <draw:text-box>
            <text:p text:style-name="P11"><text:span text:style-name="T8">Scheme for a generic algorithm “run” prototype</text:span></text:p>
            <text:list text:style-name="L1">
              <text:list-item>
                <text:list>
                  <text:list-item>
                    <text:p text:style-name="P16"><text:span text:style-name="T6">Only one shared variable “__params__” between Host and DPU</text:span></text:p>
                  </text:list-item>
                  <text:list-item>
                    <text:p text:style-name="P16"><text:span text:style-name="T6">Based on some serialization framework <text:s text:c="3"/></text:span><text:span text:style-name="T21">(to be chosen or developed)</text:span></text:p>
                  </text:list-item>
                </text:list>
              </text:list-item>
            </text:list>
          </draw:text-box>
        </draw:frame>
        <draw:line draw:style-name="gr646" draw:text-style-name="P38" draw:layer="layout" svg:x1="1.457cm" svg:y1="16.588cm" svg:x2="16.839cm" svg:y2="16.588cm">
          <text:p/>
        </draw:line>
        <presentation:notes draw:style-name="dp2">
          <draw:page-thumbnail draw:style-name="gr3" draw:layer="layout" svg:width="19.798cm" svg:height="11.136cm" svg:x="0.6cm" svg:y="2.257cm" draw:page-number="17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9" draw:style-name="dp1" draw:master-page-name="Default" presentation:presentation-page-layout-name="AL1T0">
        <draw:custom-shape draw:style-name="gr647" draw:text-style-name="P101" draw:layer="layout" svg:width="28cm" svg:height="1.905cm" svg:x="0cm" svg:y="0cm">
          <text:p text:style-name="P100"><text:span text:style-name="T213">Broadcasting information to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8" draw:text-style-name="P123" draw:layer="layout" svg:width="15.486cm" svg:height="4.781cm" svg:x="1.356cm" svg:y="8.078cm">
          <draw:text-box>
            <text:p text:style-name="P11"><text:span text:style-name="T242">struct Foo</text:span></text:p>
            <text:p text:style-name="P11"><text:span text:style-name="T242">{</text:span></text:p>
            <text:p text:style-name="P11"><text:span text:style-name="T242"><text:s text:c="2"/></text:span><text:span text:style-name="T242">int run (int a, double x, const std::string&amp; s) <text:s/>{ return 1; }</text:span></text:p>
            <text:p text:style-name="P11"><text:span text:style-name="T242">}; </text:span></text:p>
            <text:p text:style-name="P11"><text:span text:style-name="T242"/></text:p>
            <text:p text:style-name="P11"><text:span text:style-name="T242"/></text:p>
            <text:p text:style-name="P11"><text:span text:style-name="T242">int main()</text:span></text:p>
            <text:p text:style-name="P11"><text:span text:style-name="T242">{</text:span></text:p>
            <text:p text:style-name="P11"><text:span text:style-name="T242"><text:s text:c="3"/></text:span><text:span text:style-name="T242">int res = Launcher&lt;PIM&gt;().</text:span><text:span text:style-name="T243">run</text:span><text:span text:style-name="T242"> &lt;Foo&gt; (123, 3.14, “hello”);</text:span></text:p>
            <text:p text:style-name="P11"><text:span text:style-name="T242">}</text:span></text:p>
          </draw:text-box>
        </draw:frame>
        <draw:frame draw:style-name="gr649" draw:text-style-name="P124" draw:layer="layout" svg:width="4.781cm" svg:height="0.719cm" draw:transform="rotate (1.5707963267949) translate (0.635cm 12.859cm)">
          <draw:text-box>
            <text:p text:style-name="P32"><text:span text:style-name="T244">USER</text:span></text:p>
          </draw:text-box>
        </draw:frame>
        <draw:frame draw:style-name="gr650" draw:text-style-name="P125" draw:layer="layout" svg:width="15.629cm" svg:height="3.843cm" svg:x="1.357cm" svg:y="14.079cm">
          <draw:text-box>
            <text:list text:style-name="L3">
              <text:list-item>
                <text:p text:style-name="P60"><text:span text:style-name="T245">Create a struct S made of the arguments types of Foo::run</text:span></text:p>
              </text:list-item>
              <text:list-item>
                <text:p text:style-name="P60"><text:span text:style-name="T245">Create an instance of S from arguments provided to Foo::run</text:span></text:p>
              </text:list-item>
              <text:list-item>
                <text:p text:style-name="P60"><text:span text:style-name="T245">Serialize this instance of S into a buffer of size N</text:span></text:p>
              </text:list-item>
              <text:list-item>
                <text:p text:style-name="P60"><text:span text:style-name="T245">Broadcast this instance to DPU (possibly to a binary matching N)</text:span></text:p>
              </text:list-item>
              <text:list-item>
                <text:p text:style-name="P60"><text:span text:style-name="T245">Unserialize the S instance on DPU</text:span></text:p>
              </text:list-item>
              <text:list-item>
                <text:p text:style-name="P60"><text:span text:style-name="T245">Call “Foo::run” on DPU with the content of the instance of S</text:span></text:p>
              </text:list-item>
            </text:list>
          </draw:text-box>
        </draw:frame>
        <draw:frame draw:style-name="gr651" draw:text-style-name="P124" draw:layer="layout" svg:width="3.843cm" svg:height="0.719cm" draw:transform="rotate (1.5707963267949) translate (0.636cm 17.922cm)">
          <draw:text-box>
            <text:p text:style-name="P32"><text:span text:style-name="T244">BPL</text:span></text:p>
          </draw:text-box>
        </draw:frame>
        <draw:line draw:style-name="gr644" draw:text-style-name="P38" draw:layer="layout" svg:x1="8.774cm" svg:y1="12.279cm" svg:x2="8.774cm" svg:y2="14.079cm">
          <text:p/>
        </draw:line>
        <draw:frame draw:style-name="gr652" draw:text-style-name="P126" draw:layer="layout" svg:width="7.685cm" svg:height="2.54cm" svg:x="19.685cm" svg:y="9.885cm">
          <draw:text-box>
            <text:p text:style-name="P18"><text:span text:style-name="T59">__mram_noinit <text:s/>uint8_t __params__ [</text:span><text:span text:style-name="T246">1&lt;&lt;10</text:span><text:span text:style-name="T59">];</text:span></text:p>
            <text:p text:style-name="P18"><text:span text:style-name="T58"/></text:p>
            <text:p text:style-name="P18"><text:span text:style-name="T58">int</text:span><text:span text:style-name="T59"> </text:span><text:span text:style-name="T60">main</text:span><text:span text:style-name="T59">() </text:span></text:p>
            <text:p text:style-name="P18"><text:span text:style-name="T44">{</text:span></text:p>
            <text:p text:style-name="P34"><text:span text:style-name="T44"><text:s text:c="4"/></text:span><text:span text:style-name="T44">Foo().run (unpack(</text:span><text:span text:style-name="T59">__params__</text:span><text:span text:style-name="T44">)...);</text:span></text:p>
            <text:p text:style-name="P18"><text:span text:style-name="T44">}</text:span></text:p>
          </draw:text-box>
        </draw:frame>
        <draw:frame draw:style-name="gr653" draw:text-style-name="P124" draw:layer="layout" svg:width="2.54cm" svg:height="0.704cm" draw:transform="rotate (1.5707963267949) translate (18.97cm 12.425cm)">
          <draw:text-box>
            <text:p text:style-name="P32"><text:span text:style-name="T244">DPU (10)</text:span></text:p>
          </draw:text-box>
        </draw:frame>
        <draw:frame draw:style-name="gr654" draw:text-style-name="P126" draw:layer="layout" svg:width="7.685cm" svg:height="2.54cm" svg:x="19.685cm" svg:y="12.885cm">
          <draw:text-box>
            <text:p text:style-name="P18"><text:span text:style-name="T59">__mram_noinit <text:s/>uint8_t __params__ [</text:span><text:span text:style-name="T246">1&lt;&lt;18</text:span><text:span text:style-name="T59">];</text:span></text:p>
            <text:p text:style-name="P18"><text:span text:style-name="T58"/></text:p>
            <text:p text:style-name="P18"><text:span text:style-name="T58">int</text:span><text:span text:style-name="T59"> </text:span><text:span text:style-name="T60">main</text:span><text:span text:style-name="T59">() </text:span></text:p>
            <text:p text:style-name="P18"><text:span text:style-name="T44">{</text:span></text:p>
            <text:p text:style-name="P34"><text:span text:style-name="T44"><text:s text:c="4"/></text:span><text:span text:style-name="T44">Foo().run (unpack(</text:span><text:span text:style-name="T59">__params__</text:span><text:span text:style-name="T44">)...);</text:span></text:p>
            <text:p text:style-name="P18"><text:span text:style-name="T44">}</text:span></text:p>
          </draw:text-box>
        </draw:frame>
        <draw:frame draw:style-name="gr655" draw:text-style-name="P124" draw:layer="layout" svg:width="2.54cm" svg:height="0.704cm" draw:transform="rotate (1.5707963267949) translate (18.97cm 15.425cm)">
          <draw:text-box>
            <text:p text:style-name="P32"><text:span text:style-name="T244">DPU (18)</text:span></text:p>
          </draw:text-box>
        </draw:frame>
        <draw:frame draw:style-name="gr656" draw:text-style-name="P126" draw:layer="layout" svg:width="7.685cm" svg:height="2.54cm" svg:x="19.685cm" svg:y="15.885cm">
          <draw:text-box>
            <text:p text:style-name="P18"><text:span text:style-name="T59">__mram_noinit <text:s/>uint8_t __params__ [</text:span><text:span text:style-name="T246">1&lt;&lt;26</text:span><text:span text:style-name="T59">];</text:span></text:p>
            <text:p text:style-name="P18"><text:span text:style-name="T58"/></text:p>
            <text:p text:style-name="P18"><text:span text:style-name="T58">int</text:span><text:span text:style-name="T59"> </text:span><text:span text:style-name="T60">main</text:span><text:span text:style-name="T59">() </text:span></text:p>
            <text:p text:style-name="P18"><text:span text:style-name="T44">{</text:span></text:p>
            <text:p text:style-name="P34"><text:span text:style-name="T44"><text:s text:c="4"/></text:span><text:span text:style-name="T44">Foo().run (unpack(</text:span><text:span text:style-name="T59">__params__</text:span><text:span text:style-name="T44">)...);</text:span></text:p>
            <text:p text:style-name="P18"><text:span text:style-name="T44">}</text:span></text:p>
          </draw:text-box>
        </draw:frame>
        <draw:frame draw:style-name="gr657" draw:text-style-name="P124" draw:layer="layout" svg:width="2.54cm" svg:height="0.704cm" draw:transform="rotate (1.5707963267949) translate (18.97cm 18.425cm)">
          <draw:text-box>
            <text:p text:style-name="P32"><text:span text:style-name="T244">DPU (26)</text:span></text:p>
          </draw:text-box>
        </draw:frame>
        <draw:line draw:style-name="gr658" draw:text-style-name="P38" draw:layer="layout" svg:x1="16.727cm" svg:y1="16.258cm" svg:x2="18.55cm" svg:y2="11.885cm">
          <text:p/>
        </draw:line>
        <draw:frame draw:style-name="gr659" draw:text-style-name="P22" draw:layer="layout" svg:width="26.035cm" svg:height="3.508cm" svg:x="1.274cm" svg:y="3.078cm">
          <draw:text-box>
            <text:p text:style-name="P11"><text:span text:style-name="T8">Scheme for a generic algorithm “run” prototype</text:span></text:p>
            <text:list text:style-name="L1">
              <text:list-item>
                <text:list>
                  <text:list-item>
                    <text:p text:style-name="P16"><text:span text:style-name="T6">Only one shared variable “__params__” between Host and DPU</text:span></text:p>
                  </text:list-item>
                  <text:list-item>
                    <text:p text:style-name="P16"><text:span text:style-name="T6">Based on some serialization framework <text:s text:c="3"/></text:span><text:span text:style-name="T21">(to be chosen or developed)</text:span></text:p>
                  </text:list-item>
                </text:list>
              </text:list-item>
            </text:list>
          </draw:text-box>
        </draw:frame>
        <draw:line draw:style-name="gr658" draw:text-style-name="P38" draw:layer="layout" svg:x1="16.739cm" svg:y1="16.259cm" svg:x2="18.562cm" svg:y2="14.605cm">
          <text:p/>
        </draw:line>
        <draw:line draw:style-name="gr658" draw:text-style-name="P38" draw:layer="layout" svg:x1="16.739cm" svg:y1="16.26cm" svg:x2="18.638cm" svg:y2="17.11cm">
          <text:p/>
        </draw:line>
        <draw:custom-shape draw:style-name="gr660" draw:text-style-name="P127" draw:layer="layout" svg:width="3.158cm" svg:height="3.158cm" svg:x="23.982cm" svg:y="6.174cm">
          <text:p/>
          <draw:enhanced-geometry draw:glue-point-type="segments" draw:type="mso-spt100" draw:modifiers="-90 139.2598067676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61" draw:text-style-name="P129" draw:layer="layout" svg:width="1.728cm" svg:height="0.649cm" svg:x="23.982cm" svg:y="7.046cm">
          <text:p text:style-name="P128"><text:span text:style-name="T247">data from </text:span><text:span text:style-name="T247"><text:line-break/></text:span><text:span text:style-name="T247">Host</text:span></text:p>
          <draw:enhanced-geometry svg:viewBox="0 0 21600 21600" draw:type="rectangle" draw:enhanced-path="M 0 0 L 21600 0 21600 21600 0 21600 0 0 Z N"/>
        </draw:custom-shape>
        <draw:custom-shape draw:style-name="gr662" draw:text-style-name="P130" draw:layer="layout" svg:width="3.158cm" svg:height="3.158cm" svg:x="23.965cm" svg:y="6.176cm">
          <text:p/>
          <draw:enhanced-geometry draw:glue-point-type="segments" draw:type="mso-spt100" draw:modifiers="138.530159802739 139.2598067676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663" draw:text-style-name="P38" draw:layer="layout" svg:x1="24.765cm" svg:y1="8.123cm" svg:x2="24.765cm" svg:y2="10.028cm">
          <text:p/>
        </draw:line>
        <draw:line draw:style-name="gr646" draw:text-style-name="P38" draw:layer="layout" svg:x1="1.457cm" svg:y1="16.588cm" svg:x2="16.839cm" svg:y2="16.588cm">
          <text:p/>
        </draw:line>
        <presentation:notes draw:style-name="dp2">
          <draw:page-thumbnail draw:style-name="gr3" draw:layer="layout" svg:width="19.798cm" svg:height="11.136cm" svg:x="0.6cm" svg:y="2.257cm" draw:page-number="17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0" draw:style-name="dp1" draw:master-page-name="Default" presentation:presentation-page-layout-name="AL1T0">
        <draw:custom-shape draw:style-name="gr664" draw:text-style-name="P101" draw:layer="layout" svg:width="28cm" svg:height="1.905cm" svg:x="0cm" svg:y="0cm">
          <text:p text:style-name="P100"><text:span text:style-name="T213">Broadcasting information to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5" draw:text-style-name="P22" draw:layer="layout" svg:width="26.035cm" svg:height="11.796cm" svg:x="1.274cm" svg:y="3.078cm">
          <draw:text-box>
            <text:p text:style-name="P11"><text:span text:style-name="T8">Serialization framework</text:span></text:p>
            <text:list text:style-name="L1">
              <text:list-item>
                <text:list>
                  <text:list-item>
                    <text:p text:style-name="P16"><text:span text:style-name="T6">For broadcasting information between Host and DPU</text:span></text:p>
                  </text:list-item>
                  <text:list-item>
                    <text:p text:style-name="P16"><text:span text:style-name="T6">Must be “light” in order to run on DPU</text:span><text:span text:style-name="T6"><text:line-break/></text:span><text:span text:style-name="T6"/></text:p>
                  </text:list-item>
                </text:list>
              </text:list-item>
            </text:list>
            <text:p text:style-name="P11"><text:span text:style-name="T8">Allowed types</text:span></text:p>
            <text:list text:continue-numbering="true" text:style-name="L1">
              <text:list-item>
                <text:list>
                  <text:list-item>
                    <text:p text:style-name="P16"><text:span text:style-name="T6">“</text:span><text:span text:style-name="T6">simple” types <text:s/>(int, std::array, std::vector, …)</text:span></text:p>
                    <text:p text:style-name="P16"><text:span text:style-name="T6"/></text:p>
                  </text:list-item>
                </text:list>
              </text:list-item>
            </text:list>
            <text:p text:style-name="P16"><text:span text:style-name="T8">Performance</text:span></text:p>
            <text:list text:continue-numbering="true" text:style-name="L1">
              <text:list-item>
                <text:list>
                  <text:list-item>
                    <text:p text:style-name="P16"><text:span text:style-name="T6">Take advantage of scatter/gather strategy</text:span></text:p>
                  </text:list-item>
                </text:list>
              </text:list-item>
            </text:list>
            <text:p text:style-name="P16"><text:span text:style-name="T52"><text:line-break/></text:span><text:span text:style-name="T52"/></text:p>
          </draw:text-box>
        </draw:frame>
        <presentation:notes draw:style-name="dp2">
          <draw:page-thumbnail draw:style-name="gr3" draw:layer="layout" svg:width="19.798cm" svg:height="11.136cm" svg:x="0.6cm" svg:y="2.257cm" draw:page-number="18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1" draw:style-name="dp3" draw:master-page-name="Default" presentation:presentation-page-layout-name="AL1T0">
        <draw:custom-shape draw:style-name="gr666" draw:text-style-name="P101" draw:layer="layout" svg:width="28cm" svg:height="1.905cm" svg:x="0cm" svg:y="0cm">
          <text:p text:style-name="P100"><text:span text:style-name="T213">Broadcasting information to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7" draw:text-style-name="P12" draw:layer="layout" svg:width="26.035cm" svg:height="11.496cm" svg:x="1.273cm" svg:y="3.178cm">
          <draw:text-box>
            <text:p><text:span text:style-name="T8">“</text:span><text:span text:style-name="T8">run” model <text:s/>→ <text:s/>fixed number </text:span><text:span text:style-name="T5">N of input arguments </text:span></text:p>
            <text:list text:style-name="L1">
              <text:list-item>
                <text:list>
                  <text:list-item>
                    <text:p text:style-name="P10"><text:span text:style-name="T6">On DPU code: N global objects of type __mram__</text:span></text:p>
                  </text:list-item>
                  <text:list-item>
                    <text:p text:style-name="P10"><text:span text:style-name="T6">Each argument of fixed size</text:span><text:span text:style-name="T6"><text:line-break/></text:span><text:span text:style-name="T6"/></text:p>
                  </text:list-item>
                </text:list>
              </text:list-item>
            </text:list>
            <text:p text:style-name="P11"><text:span text:style-name="T8">What if broadcasted argument of variable size ? </text:span></text:p>
            <text:list text:continue-numbering="true" text:style-name="L1">
              <text:list-item>
                <text:list>
                  <text:list-item>
                    <text:p text:style-name="P10"><text:span text:style-name="T6">Ex: vector</text:span></text:p>
                  </text:list-item>
                  <text:list-item>
                    <text:p text:style-name="P10"><text:span text:style-name="T6">Could allow max size on DPU side <text:s/></text:span></text:p>
                  </text:list-item>
                  <text:list-item>
                    <text:p text:style-name="P10"><text:span text:style-name="T6">But potentially too many memory reserved</text:span><text:span text:style-name="T6"><text:line-break/></text:span><text:span text:style-name="T6"/></text:p>
                  </text:list-item>
                </text:list>
              </text:list-item>
            </text:list>
            <text:p text:style-name="P11"><text:span text:style-name="T8"/></text:p>
          </draw:text-box>
        </draw:frame>
        <presentation:notes draw:style-name="dp2">
          <draw:page-thumbnail draw:style-name="gr3" draw:layer="layout" svg:width="19.798cm" svg:height="11.136cm" svg:x="0.6cm" svg:y="2.257cm" draw:page-number="18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2" draw:style-name="dp1" draw:master-page-name="Default" presentation:presentation-page-layout-name="AL1T0">
        <draw:custom-shape draw:style-name="gr4" draw:text-style-name="P5" draw:layer="layout" svg:width="28cm" svg:height="20.95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4.765cm" svg:height="9.525cm" svg:x="1.97cm" svg:y="4.08cm">
          <text:p text:style-name="P6"><text:span text:style-name="T3">Part 6</text:span></text:p>
          <text:p text:style-name="P6"><text:span text:style-name="T2"/></text:p>
          <text:p text:style-name="P2"><text:span text:style-name="T2">Good practic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8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3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Tests on different architectu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8" draw:text-style-name="P12" draw:layer="layout" svg:width="26.035cm" svg:height="8.076cm" svg:x="1.271cm" svg:y="3.176cm">
          <draw:text-box>
            <text:p><text:span text:style-name="T5">Effort made so far for having re-usable code</text:span></text:p>
            <text:list text:style-name="L1">
              <text:list-item>
                <text:list>
                  <text:list-item>
                    <text:p text:style-name="P10"><text:span text:style-name="T6">On DPU, on multicore</text:span><text:span text:style-name="T6"><text:line-break/></text:span><text:span text:style-name="T6"/></text:p>
                  </text:list-item>
                </text:list>
              </text:list-item>
            </text:list>
            <text:p text:style-name="P11"><text:span text:style-name="T80">Idea</text:span><text:span text:style-name="T8">: test the code on different architectures</text:span></text:p>
            <text:list text:continue-numbering="true" text:style-name="L1">
              <text:list-item>
                <text:list>
                  <text:list-item>
                    <text:p text:style-name="P10"><text:span text:style-name="T6">Check the results are the same</text:span></text:p>
                    <text:p text:style-name="P10"><text:span text:style-name="T6"/></text:p>
                    <text:p text:style-name="P10"><text:span text:style-name="T7"/></text:p>
                  </text:list-item>
                </text:list>
              </text:list-item>
            </text:list>
          </draw:text-box>
        </draw:frame>
        <draw:frame draw:style-name="gr669" draw:text-style-name="P29" draw:layer="layout" svg:width="12.057cm" svg:height="1.076cm" svg:x="0.643cm" svg:y="12.061cm">
          <draw:text-box>
            <text:p text:style-name="P20"><text:span text:style-name="T47">dosomething.hpp</text:span></text:p>
          </draw:text-box>
        </draw:frame>
        <draw:frame draw:style-name="gr670" draw:text-style-name="P131" draw:layer="layout" svg:width="12.057cm" svg:height="5.216cm" svg:x="0.643cm" svg:y="13.122cm">
          <draw:text-box>
            <text:p text:style-name="P52"><text:span text:style-name="T248">template</text:span><text:span text:style-name="T249">&lt;</text:span><text:span text:style-name="T248">class</text:span><text:span text:style-name="T249"> </text:span><text:span text:style-name="T250">ARCH</text:span><text:span text:style-name="T249">&gt;</text:span></text:p>
            <text:p text:style-name="P52"><text:span text:style-name="T248">struct</text:span><text:span text:style-name="T249"> </text:span><text:span text:style-name="T251">DoSomething</text:span></text:p>
            <text:p text:style-name="P52"><text:span text:style-name="T252">{</text:span></text:p>
            <text:p text:style-name="P52"><text:span text:style-name="T249"><text:s text:c="4"/></text:span><text:span text:style-name="T249">USING(</text:span><text:span text:style-name="T250">ARCH</text:span><text:span text:style-name="T249">);</text:span></text:p>
            <text:p text:style-name="P52"><text:span text:style-name="T249"/></text:p>
            <text:p text:style-name="P52"><text:span text:style-name="T249"><text:s text:c="4"/></text:span><text:span text:style-name="T248">static</text:span><text:span text:style-name="T249"> </text:span><text:span text:style-name="T248">const</text:span><text:span text:style-name="T249"> </text:span><text:span text:style-name="T248">char</text:span><text:span text:style-name="T249">* </text:span><text:span text:style-name="T253">name</text:span><text:span text:style-name="T249">() { </text:span><text:span text:style-name="T248">return</text:span><text:span text:style-name="T249"> </text:span><text:span text:style-name="T254">"DoSomething"</text:span><text:span text:style-name="T249">; }</text:span></text:p>
            <text:p text:style-name="P52"><text:span text:style-name="T252"/></text:p>
            <text:p text:style-name="P52"><text:span text:style-name="T249"><text:s text:c="4"/></text:span><text:span text:style-name="T248">static int</text:span><text:span text:style-name="T249"> </text:span><text:span text:style-name="T253">run</text:span><text:span text:style-name="T249"> (int puid, </text:span><text:span text:style-name="T248">const</text:span><text:span text:style-name="T249"> vector&lt;</text:span><text:span text:style-name="T251">uint8_t&gt;&amp;</text:span><text:span text:style-name="T249"> data, pair&lt;int,int&gt; ctx) </text:span></text:p>
            <text:p text:style-name="P52"><text:span text:style-name="T252"><text:s text:c="4"/></text:span><text:span text:style-name="T252">{</text:span></text:p>
            <text:p text:style-name="P52"><text:span text:style-name="T249"><text:s text:c="7"/></text:span><text:span text:style-name="T248">int</text:span><text:span text:style-name="T249"> sum = 0;</text:span></text:p>
            <text:p text:style-name="P52"><text:span text:style-name="T249"><text:s text:c="7"/></text:span><text:span text:style-name="T248">for</text:span><text:span text:style-name="T249"> (</text:span><text:span text:style-name="T248">uint8_t</text:span><text:span text:style-name="T249"> x : slice(buffer,ctx) <text:s/>{ sum += x; }</text:span></text:p>
            <text:p text:style-name="P52"><text:span text:style-name="T249"><text:s text:c="7"/></text:span><text:span text:style-name="T248">return</text:span><text:span text:style-name="T249"> sum;</text:span></text:p>
            <text:p text:style-name="P52"><text:span text:style-name="T252"><text:s text:c="4"/></text:span><text:span text:style-name="T252">}</text:span></text:p>
            <text:p text:style-name="P52"><text:span text:style-name="T252">};</text:span></text:p>
          </draw:text-box>
        </draw:frame>
        <draw:frame draw:style-name="gr671" draw:text-style-name="P132" draw:layer="layout" svg:width="12.268cm" svg:height="4.215cm" svg:x="14.942cm" svg:y="8.944cm">
          <draw:text-box>
            <text:p text:style-name="P34"><text:span text:style-name="T255">#include</text:span><text:span text:style-name="T256"> </text:span><text:span text:style-name="T257">&lt;dosomething.hpp&gt;</text:span></text:p>
            <text:p text:style-name="P18"><text:span text:style-name="T44"/></text:p>
            <text:p text:style-name="P34"><text:span text:style-name="T255">extern </text:span><text:span text:style-name="T256">std::</text:span><text:span text:style-name="T258">vector</text:span><text:span text:style-name="T256">&lt;</text:span><text:span text:style-name="T248">uint8_t</text:span><text:span text:style-name="T256">&gt; buffer;</text:span></text:p>
            <text:p text:style-name="P34"><text:span text:style-name="T42"/></text:p>
            <text:p text:style-name="P18"><text:span text:style-name="T255">int</text:span><text:span text:style-name="T256"> </text:span><text:span text:style-name="T259">main</text:span><text:span text:style-name="T256">() </text:span></text:p>
            <text:p text:style-name="P18"><text:span text:style-name="T252">{</text:span></text:p>
            <text:p text:style-name="P18"><text:span text:style-name="T256"><text:s text:c="3"/></text:span><text:span text:style-name="T256">std::</text:span><text:span text:style-name="T258">vector</text:span><text:span text:style-name="T256">&lt;</text:span><text:span text:style-name="T258">size_t</text:span><text:span text:style-name="T256">&gt; results = </text:span><text:span text:style-name="T258">Launcher</text:span><text:span text:style-name="T256">&lt;</text:span><text:span text:style-name="T260">PIM</text:span><text:span text:style-name="T256">&gt;::run &lt;</text:span><text:span text:style-name="T259">DoSomething</text:span><text:span text:style-name="T256">&gt; (</text:span></text:p>
            <text:p text:style-name="P34"><text:span text:style-name="T260"><text:s text:c="8"/></text:span><text:span text:style-name="T252">buffer.data(), buffer.size()</text:span></text:p>
            <text:p text:style-name="P18"><text:span text:style-name="T256"><text:s text:c="3"/></text:span><text:span text:style-name="T256">);</text:span></text:p>
            <text:p text:style-name="P18"><text:span text:style-name="T44"/></text:p>
            <text:p text:style-name="P18"><text:span text:style-name="T261"><text:s text:c="3"/></text:span><text:span text:style-name="T261">// check the results</text:span></text:p>
            <text:p text:style-name="P18"><text:span text:style-name="T252">}</text:span></text:p>
          </draw:text-box>
        </draw:frame>
        <draw:frame draw:style-name="gr672" draw:text-style-name="P25" draw:layer="layout" svg:width="3.011cm" svg:height="0.897cm" svg:x="24.189cm" svg:y="8.944cm">
          <draw:text-box>
            <text:p text:style-name="P20"><text:span text:style-name="T20">PIM</text:span></text:p>
          </draw:text-box>
        </draw:frame>
        <draw:frame draw:style-name="gr673" draw:text-style-name="P132" draw:layer="layout" svg:width="12.268cm" svg:height="4.215cm" svg:x="14.942cm" svg:y="14.945cm">
          <draw:text-box>
            <text:p text:style-name="P34"><text:span text:style-name="T255">#include</text:span><text:span text:style-name="T256"> </text:span><text:span text:style-name="T257">&lt;dosomething.hpp&gt;</text:span></text:p>
            <text:p text:style-name="P18"><text:span text:style-name="T44"/></text:p>
            <text:p text:style-name="P34"><text:span text:style-name="T255">extern </text:span><text:span text:style-name="T256">std::</text:span><text:span text:style-name="T258">vector</text:span><text:span text:style-name="T256">&lt;</text:span><text:span text:style-name="T248">uint8_t</text:span><text:span text:style-name="T256">&gt; buffer;</text:span></text:p>
            <text:p text:style-name="P34"><text:span text:style-name="T42"/></text:p>
            <text:p text:style-name="P18"><text:span text:style-name="T255">int</text:span><text:span text:style-name="T256"> </text:span><text:span text:style-name="T259">main</text:span><text:span text:style-name="T256">() </text:span></text:p>
            <text:p text:style-name="P18"><text:span text:style-name="T252">{</text:span></text:p>
            <text:p text:style-name="P18"><text:span text:style-name="T256"><text:s text:c="3"/></text:span><text:span text:style-name="T256">std::</text:span><text:span text:style-name="T258">vector</text:span><text:span text:style-name="T256">&lt;</text:span><text:span text:style-name="T258">size_t</text:span><text:span text:style-name="T256">&gt; results = </text:span><text:span text:style-name="T258">Launcher</text:span><text:span text:style-name="T256">&lt;</text:span><text:span text:style-name="T260">Multicore</text:span><text:span text:style-name="T256">&gt;::run &lt;</text:span><text:span text:style-name="T259">DoSomething</text:span><text:span text:style-name="T256">&gt; (</text:span></text:p>
            <text:p text:style-name="P34"><text:span text:style-name="T260"><text:s text:c="8"/></text:span><text:span text:style-name="T252">buffer.data(), buffer.size()</text:span></text:p>
            <text:p text:style-name="P18"><text:span text:style-name="T256"><text:s text:c="3"/></text:span><text:span text:style-name="T256">);</text:span></text:p>
            <text:p text:style-name="P18"><text:span text:style-name="T44"/></text:p>
            <text:p text:style-name="P18"><text:span text:style-name="T261"><text:s text:c="3"/></text:span><text:span text:style-name="T261">// check the results</text:span></text:p>
            <text:p text:style-name="P18"><text:span text:style-name="T252">}</text:span></text:p>
          </draw:text-box>
        </draw:frame>
        <draw:frame draw:style-name="gr674" draw:text-style-name="P25" draw:layer="layout" svg:width="3.011cm" svg:height="0.897cm" svg:x="24.189cm" svg:y="14.945cm">
          <draw:text-box>
            <text:p text:style-name="P20"><text:span text:style-name="T20">Multicore</text:span></text:p>
          </draw:text-box>
        </draw:frame>
        <draw:line draw:style-name="gr675" draw:text-style-name="P38" draw:layer="layout" svg:x1="12.9cm" svg:y1="13.335cm" svg:x2="14.805cm" svg:y2="11.252cm">
          <text:p/>
        </draw:line>
        <draw:line draw:style-name="gr675" draw:text-style-name="P38" draw:layer="layout" svg:x1="12.9cm" svg:y1="15.336cm" svg:x2="14.805cm" svg:y2="17.145cm">
          <text:p/>
        </draw:line>
        <presentation:notes draw:style-name="dp2">
          <draw:page-thumbnail draw:style-name="gr3" draw:layer="layout" svg:width="19.798cm" svg:height="11.136cm" svg:x="0.6cm" svg:y="2.257cm" draw:page-number="18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4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Tests on different architectu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8" draw:text-style-name="P12" draw:layer="layout" svg:width="26.035cm" svg:height="8.076cm" svg:x="1.271cm" svg:y="3.176cm">
          <draw:text-box>
            <text:p><text:span text:style-name="T5">Effort made so far for having re-usable code</text:span></text:p>
            <text:list text:style-name="L1">
              <text:list-item>
                <text:list>
                  <text:list-item>
                    <text:p text:style-name="P10"><text:span text:style-name="T6">On DPU, on multicore</text:span><text:span text:style-name="T6"><text:line-break/></text:span><text:span text:style-name="T6"/></text:p>
                  </text:list-item>
                </text:list>
              </text:list-item>
            </text:list>
            <text:p text:style-name="P11"><text:span text:style-name="T80">Idea</text:span><text:span text:style-name="T8">: test the code on different architectures</text:span></text:p>
            <text:list text:continue-numbering="true" text:style-name="L1">
              <text:list-item>
                <text:list>
                  <text:list-item>
                    <text:p text:style-name="P10"><text:span text:style-name="T6">Check the results are the same</text:span></text:p>
                    <text:p text:style-name="P10"><text:span text:style-name="T6"/></text:p>
                    <text:p text:style-name="P10"><text:span text:style-name="T7"/></text:p>
                  </text:list-item>
                </text:list>
              </text:list-item>
            </text:list>
          </draw:text-box>
        </draw:frame>
        <draw:frame draw:style-name="gr676" draw:text-style-name="P132" draw:layer="layout" svg:width="12.268cm" svg:height="5.551cm" svg:x="14.942cm" svg:y="11.944cm">
          <draw:text-box>
            <text:p text:style-name="P34"><text:span text:style-name="T255">#include</text:span><text:span text:style-name="T256"> </text:span><text:span text:style-name="T257">&lt;dosomething.hpp&gt;</text:span></text:p>
            <text:p text:style-name="P18"><text:span text:style-name="T44"/></text:p>
            <text:p text:style-name="P34"><text:span text:style-name="T255">extern </text:span><text:span text:style-name="T256">std::</text:span><text:span text:style-name="T258">vector</text:span><text:span text:style-name="T256">&lt;</text:span><text:span text:style-name="T248">uint8_t</text:span><text:span text:style-name="T256">&gt; buffer;</text:span></text:p>
            <text:p text:style-name="P34"><text:span text:style-name="T42"/></text:p>
            <text:p text:style-name="P18"><text:span text:style-name="T255">int</text:span><text:span text:style-name="T256"> </text:span><text:span text:style-name="T259">main</text:span><text:span text:style-name="T256">() </text:span></text:p>
            <text:p text:style-name="P18"><text:span text:style-name="T252">{</text:span></text:p>
            <text:p text:style-name="P18"><text:span text:style-name="T256"><text:s text:c="3"/></text:span><text:span text:style-name="T256">std::</text:span><text:span text:style-name="T258">vector</text:span><text:span text:style-name="T256">&lt;</text:span><text:span text:style-name="T258">size_t</text:span><text:span text:style-name="T256">&gt; res1 = </text:span><text:span text:style-name="T258">Launcher</text:span><text:span text:style-name="T256">&lt;</text:span><text:span text:style-name="T260">PIM</text:span><text:span text:style-name="T256">&gt;::run &lt;</text:span><text:span text:style-name="T259">DoSomething</text:span><text:span text:style-name="T256">&gt; (</text:span></text:p>
            <text:p text:style-name="P34"><text:span text:style-name="T260"><text:s text:c="8"/></text:span><text:span text:style-name="T252">buffer.data(), buffer.size()</text:span></text:p>
            <text:p text:style-name="P18"><text:span text:style-name="T256"><text:s text:c="3"/></text:span><text:span text:style-name="T256">);</text:span></text:p>
            <text:p text:style-name="P18"><text:span text:style-name="T256"/></text:p>
            <text:p text:style-name="P34"><text:span text:style-name="T256"><text:s text:c="3"/></text:span><text:span text:style-name="T256">std::</text:span><text:span text:style-name="T258">vector</text:span><text:span text:style-name="T256">&lt;</text:span><text:span text:style-name="T258">size_t</text:span><text:span text:style-name="T256">&gt; res2 = </text:span><text:span text:style-name="T258">Launcher</text:span><text:span text:style-name="T256">&lt;</text:span><text:span text:style-name="T260">Multicore</text:span><text:span text:style-name="T256">&gt;::run &lt;</text:span><text:span text:style-name="T259">DoSomething</text:span><text:span text:style-name="T256">&gt; (</text:span></text:p>
            <text:p text:style-name="P34"><text:span text:style-name="T260"><text:s text:c="8"/></text:span><text:span text:style-name="T252">buffer.data(), buffer.size()</text:span></text:p>
            <text:p text:style-name="P34"><text:span text:style-name="T256"><text:s text:c="3"/></text:span><text:span text:style-name="T256">);</text:span></text:p>
            <text:p text:style-name="P34"><text:span text:style-name="T44"/></text:p>
            <text:p text:style-name="P18"><text:span text:style-name="T261"><text:s text:c="3"/></text:span><text:span text:style-name="T261">// check the results: res1 == res2</text:span></text:p>
            <text:p text:style-name="P18"><text:span text:style-name="T252">}</text:span></text:p>
          </draw:text-box>
        </draw:frame>
        <draw:frame draw:style-name="gr677" draw:text-style-name="P25" draw:layer="layout" svg:width="3.011cm" svg:height="0.897cm" svg:x="24.212cm" svg:y="11.944cm">
          <draw:text-box>
            <text:p text:style-name="P20"><text:span text:style-name="T20">both</text:span></text:p>
          </draw:text-box>
        </draw:frame>
        <draw:line draw:style-name="gr675" draw:text-style-name="P38" draw:layer="layout" svg:x1="12.8cm" svg:y1="15.035cm" svg:x2="14.705cm" svg:y2="15.035cm">
          <text:p/>
        </draw:line>
        <draw:frame draw:style-name="gr678" draw:text-style-name="P29" draw:layer="layout" svg:width="12.056cm" svg:height="1.076cm" svg:x="0.644cm" svg:y="12.062cm">
          <draw:text-box>
            <text:p text:style-name="P20"><text:span text:style-name="T47">dosomething.hpp</text:span></text:p>
          </draw:text-box>
        </draw:frame>
        <draw:frame draw:style-name="gr679" draw:text-style-name="P131" draw:layer="layout" svg:width="12.057cm" svg:height="5.216cm" svg:x="0.644cm" svg:y="13.123cm">
          <draw:text-box>
            <text:p text:style-name="P52"><text:span text:style-name="T248">template</text:span><text:span text:style-name="T249">&lt;</text:span><text:span text:style-name="T248">class</text:span><text:span text:style-name="T249"> </text:span><text:span text:style-name="T250">ARCH</text:span><text:span text:style-name="T249">&gt;</text:span></text:p>
            <text:p text:style-name="P52"><text:span text:style-name="T248">struct</text:span><text:span text:style-name="T249"> </text:span><text:span text:style-name="T251">DoSomething</text:span></text:p>
            <text:p text:style-name="P52"><text:span text:style-name="T252">{</text:span></text:p>
            <text:p text:style-name="P52"><text:span text:style-name="T249"><text:s text:c="4"/></text:span><text:span text:style-name="T249">USING(</text:span><text:span text:style-name="T250">ARCH</text:span><text:span text:style-name="T249">);</text:span></text:p>
            <text:p text:style-name="P52"><text:span text:style-name="T249"/></text:p>
            <text:p text:style-name="P52"><text:span text:style-name="T249"><text:s text:c="4"/></text:span><text:span text:style-name="T248">static</text:span><text:span text:style-name="T249"> </text:span><text:span text:style-name="T248">const</text:span><text:span text:style-name="T249"> </text:span><text:span text:style-name="T248">char</text:span><text:span text:style-name="T249">* </text:span><text:span text:style-name="T253">name</text:span><text:span text:style-name="T249">() { </text:span><text:span text:style-name="T248">return</text:span><text:span text:style-name="T249"> </text:span><text:span text:style-name="T254">"DoSomething"</text:span><text:span text:style-name="T249">; }</text:span></text:p>
            <text:p text:style-name="P52"><text:span text:style-name="T252"/></text:p>
            <text:p text:style-name="P52"><text:span text:style-name="T249"><text:s text:c="4"/></text:span><text:span text:style-name="T248">static int</text:span><text:span text:style-name="T249"> </text:span><text:span text:style-name="T253">run</text:span><text:span text:style-name="T249"> (int puid, </text:span><text:span text:style-name="T248">const</text:span><text:span text:style-name="T249"> vector&lt;</text:span><text:span text:style-name="T251">uint8_t&gt;&amp;</text:span><text:span text:style-name="T249"> data, pair&lt;int,int&gt; ctx) </text:span></text:p>
            <text:p text:style-name="P52"><text:span text:style-name="T252"><text:s text:c="4"/></text:span><text:span text:style-name="T252">{</text:span></text:p>
            <text:p text:style-name="P52"><text:span text:style-name="T249"><text:s text:c="7"/></text:span><text:span text:style-name="T248">int</text:span><text:span text:style-name="T249"> sum = 0;</text:span></text:p>
            <text:p text:style-name="P52"><text:span text:style-name="T249"><text:s text:c="7"/></text:span><text:span text:style-name="T248">for</text:span><text:span text:style-name="T249"> (</text:span><text:span text:style-name="T248">uint8_t</text:span><text:span text:style-name="T249"> x : slice(buffer,ctx) <text:s/>{ sum += x; }</text:span></text:p>
            <text:p text:style-name="P52"><text:span text:style-name="T249"><text:s text:c="7"/></text:span><text:span text:style-name="T248">return</text:span><text:span text:style-name="T249"> sum;</text:span></text:p>
            <text:p text:style-name="P52"><text:span text:style-name="T252"><text:s text:c="4"/></text:span><text:span text:style-name="T252">}</text:span></text:p>
            <text:p text:style-name="P52"><text:span text:style-name="T252">}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5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Tests on different configur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0" draw:text-style-name="P12" draw:layer="layout" svg:width="26.035cm" svg:height="2.539cm" svg:x="1.271cm" svg:y="3.176cm">
          <draw:text-box>
            <text:p><text:span text:style-name="T5">Unit tests: <text:s/>try all configurations</text:span></text:p>
            <text:list text:style-name="L1">
              <text:list-item>
                <text:list>
                  <text:list-item>
                    <text:p text:style-name="P10"><text:span text:style-name="T6">Check that the results are the same</text:span></text:p>
                  </text:list-item>
                </text:list>
              </text:list-item>
            </text:list>
          </draw:text-box>
        </draw:frame>
        <draw:frame draw:style-name="gr681" draw:text-style-name="P64" draw:layer="layout" svg:width="20.24cm" svg:height="5.234cm" svg:x="3.255cm" svg:y="6.085cm">
          <draw:text-box>
            <text:p text:style-name="P34"><text:span text:style-name="T130">for </text:span><text:span text:style-name="T131">(int i=0; i&lt;40; i++)</text:span></text:p>
            <text:p text:style-name="P103"><text:span text:style-name="T131">{</text:span></text:p>
            <text:p text:style-name="P103"><text:span text:style-name="T262"><text:s text:c="4"/></text:span><text:span text:style-name="T262">// create a launcher with a given number of process unit (thread, tasklet, ...)</text:span></text:p>
            <text:p text:style-name="P34"><text:span text:style-name="T131"><text:s text:c="4"/></text:span><text:span text:style-name="T130">auto</text:span><text:span text:style-name="T131"> launcher = factory.create (</text:span><text:span text:style-name="T216">{0,i}</text:span><text:span text:style-name="T131">);</text:span></text:p>
            <text:p text:style-name="P34"><text:span text:style-name="T131"/></text:p>
            <text:p text:style-name="P34"><text:span text:style-name="T262"><text:s text:c="4"/></text:span><text:span text:style-name="T262">// compute the result</text:span></text:p>
            <text:p text:style-name="P34"><text:span text:style-name="T131"><text:s text:c="4"/></text:span><text:span text:style-name="T130">auto</text:span><text:span text:style-name="T131"> result = launcher.run &lt;</text:span><text:span text:style-name="T136">DoSomething</text:span><text:span text:style-name="T131">&gt; (</text:span><text:span text:style-name="T134">buffer.data(), buffer.size()</text:span><text:span text:style-name="T131">);</text:span></text:p>
            <text:p text:style-name="P34"><text:span text:style-name="T131"/></text:p>
            <text:p text:style-name="P34"><text:span text:style-name="T262"><text:s text:c="4"/></text:span><text:span text:style-name="T262">// check the result according to the truth</text:span></text:p>
            <text:p text:style-name="P34"><text:span text:style-name="T262"><text:s text:c="4"/></text:span><text:span text:style-name="T131">ASSERT (result == expected);</text:span></text:p>
            <text:p text:style-name="P34"><text:span text:style-name="T131">}</text:span></text:p>
          </draw:text-box>
        </draw:frame>
        <draw:frame draw:style-name="gr527" draw:text-style-name="P12" draw:layer="layout" svg:width="26.035cm" svg:height="3.708cm" svg:x="1.272cm" svg:y="12.677cm">
          <draw:text-box>
            <text:p><text:span text:style-name="T5">May discover some potential bugs</text:span></text:p>
            <text:list text:style-name="L1">
              <text:list-item>
                <text:list>
                  <text:list-item>
                    <text:p text:style-name="P10"><text:span text:style-name="T6">Often, only the “best” configuration is tested</text:span></text:p>
                  </text:list-item>
                  <text:list-item>
                    <text:p text:style-name="P10"><text:span text:style-name="T6">Potential bugs difficult to find without such exhaustive tes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8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6" draw:style-name="dp1" draw:master-page-name="Default" presentation:presentation-page-layout-name="AL1T0">
        <draw:custom-shape draw:style-name="gr4" draw:text-style-name="P5" draw:layer="layout" svg:width="28cm" svg:height="20.95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4.765cm" svg:height="9.525cm" svg:x="1.97cm" svg:y="4.08cm">
          <text:p text:style-name="P6"><text:span text:style-name="T3">Part 7</text:span></text:p>
          <text:p text:style-name="P6"><text:span text:style-name="T2"/></text:p>
          <text:p text:style-name="P2"><text:span text:style-name="T2">What next 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8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7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Programming models for “run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2" draw:text-style-name="P12" draw:layer="layout" svg:width="26.035cm" svg:height="16.509cm" svg:x="1.271cm" svg:y="3.176cm">
          <draw:text-box>
            <text:p><text:span text:style-name="T5">Launcher&lt;ARCH&gt;::run</text:span></text:p>
            <text:list text:style-name="L1">
              <text:list-item>
                <text:list>
                  <text:list-item>
                    <text:p text:style-name="P10"><text:span text:style-name="T6">DATA, CONTEXT, RESULT <text:s/>→ not fitting all use cases</text:span></text:p>
                    <text:p text:style-name="P10"><text:span text:style-name="T6"/></text:p>
                  </text:list-item>
                </text:list>
              </text:list-item>
            </text:list>
            <text:p text:style-name="P11"><text:span text:style-name="T263">More models for “run” will arise</text:span></text:p>
            <text:list text:continue-numbering="true" text:style-name="L1">
              <text:list-item>
                <text:list>
                  <text:list-item>
                    <text:p text:style-name="P10"><text:span text:style-name="T6">By assessing existing algorithms</text:span></text:p>
                    <text:p text:style-name="P10"><text:span text:style-name="T6"/></text:p>
                  </text:list-item>
                </text:list>
              </text:list-item>
            </text:list>
            <text:p text:style-name="P11"><text:span text:style-name="T8">New “run” model</text:span></text:p>
            <text:list text:continue-numbering="true" text:style-name="L1">
              <text:list-item>
                <text:list>
                  <text:list-item>
                    <text:p text:style-name="P10"><text:span text:style-name="T6">Likely a new DPU code dedicated to this model</text:span></text:p>
                  </text:list-item>
                  <text:list-item>
                    <text:p text:style-name="P10"><text:span text:style-name="T6">A model → a DPU binary <text:s text:c="3"/></text:span><text:span text:style-name="T21">(</text:span><text:span text:style-name="T117">Launcher&lt;ARCH&gt;::run</text:span><text:span text:style-name="T21"> knows which one to use)</text:span></text:p>
                  </text:list-item>
                  <text:list-item>
                    <text:p text:style-name="P10"><text:span text:style-name="T6">Many DPU binaries to be compiled <text:s/>(compilation time ?)</text:span></text:p>
                    <text:p text:style-name="P10"><text:span text:style-name="T6"/></text:p>
                  </text:list-item>
                </text:list>
              </text:list-item>
            </text:list>
            <text:p text:style-name="P11"><text:span text:style-name="T8">Will the “run” approach cope with all use cases ?</text:span></text:p>
            <text:list text:continue-numbering="true" text:style-name="L1">
              <text:list-item>
                <text:list>
                  <text:list-item>
                    <text:p text:style-name="P10"><text:span text:style-name="T6">To be see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8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8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PIM “std library” : contain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3" draw:text-style-name="P12" draw:layer="layout" svg:width="26.035cm" svg:height="10.478cm" svg:x="1.271cm" svg:y="3.176cm">
          <draw:text-box>
            <text:p><text:span text:style-name="T5">Minimize WRAM / MRAM transfers</text:span></text:p>
            <text:list text:style-name="L1">
              <text:list-item>
                <text:list>
                  <text:list-item>
                    <text:p text:style-name="P10"><text:span text:style-name="T6">Sequence </text:span><text:span text:style-name="T6"><text:tab/></text:span><text:span text:style-name="T6"><text:tab/></text:span><text:span text:style-name="T6"><text:tab/></text:span><text:span text:style-name="T6">: ok</text:span></text:p>
                  </text:list-item>
                  <text:list-item>
                    <text:p text:style-name="P10"><text:span text:style-name="T6">Random access </text:span><text:span text:style-name="T6"><text:tab/></text:span><text:span text:style-name="T6">: to be avoided if possible</text:span><text:span text:style-name="T6"><text:line-break/></text:span><text:span text:style-name="T6"/></text:p>
                  </text:list-item>
                </text:list>
              </text:list-item>
            </text:list>
            <text:p text:style-name="P11"><text:span text:style-name="T8">Example: m</text:span><text:span text:style-name="T92">ap&lt;K,V&gt; </text:span></text:p>
            <text:list text:continue-numbering="true" text:style-name="L1">
              <text:list-item>
                <text:list>
                  <text:list-item>
                    <text:p text:style-name="P10"><text:span text:style-name="T6">Query a random key may be costly</text:span></text:p>
                  </text:list-item>
                  <text:list-item>
                    <text:p text:style-name="P10"><text:span text:style-name="T6">On the other hand, iterating all keys could be ok</text:span></text:p>
                    <text:p text:style-name="P10"><text:span text:style-name="T6"/></text:p>
                    <text:p text:style-name="P10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8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9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Profi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4" draw:text-style-name="P12" draw:layer="layout" svg:width="26.035cm" svg:height="10.126cm" svg:x="1.271cm" svg:y="2.676cm">
          <draw:text-box>
            <text:p text:style-name="P11"><text:span text:style-name="T8">When using PIM architecture</text:span></text:p>
            <text:list text:style-name="L1">
              <text:list-item>
                <text:list>
                  <text:list-item>
                    <text:p text:style-name="P104"><text:span text:style-name="T6">Possible to provide an implementation that computes metrics</text:span><text:span text:style-name="T6"><text:line-break/></text:span><text:span text:style-name="T6"/></text:p>
                  </text:list-item>
                </text:list>
              </text:list-item>
            </text:list>
            <text:p text:style-name="P11"><text:span text:style-name="T92">PIM_profile</text:span><text:span text:style-name="T8"> implementation</text:span></text:p>
            <text:list text:continue-numbering="true" text:style-name="L1">
              <text:list-item>
                <text:list>
                  <text:list-item>
                    <text:p text:style-name="P104"><text:span text:style-name="T6">Specific version of DPU code that uses </text:span><text:span text:style-name="T50">perfcounter_config</text:span><text:span text:style-name="T6"> and </text:span><text:span text:style-name="T50">perfcounter_get</text:span><text:span text:style-name="T50"><text:line-break/></text:span><text:span text:style-name="T50"/></text:p>
                  </text:list-item>
                </text:list>
              </text:list-item>
            </text:list>
            <text:p text:style-name="P11"><text:span text:style-name="T8">Two options for retrieving the metrics</text:span></text:p>
            <text:list text:continue-numbering="true" text:style-name="L1">
              <text:list-item>
                <text:list>
                  <text:list-item>
                    <text:p text:style-name="P104"><text:span text:style-name="T6">Add </text:span><text:span text:style-name="T160">getStatistics</text:span><text:span text:style-name="T6"> to Launcher </text:span><text:span text:style-name="T6"><text:tab/></text:span><text:span text:style-name="T6">→ user code changes </text:span></text:p>
                    <text:p text:style-name="P104"><text:span text:style-name="T6"/></text:p>
                  </text:list-item>
                </text:list>
              </text:list-item>
            </text:list>
          </draw:text-box>
        </draw:frame>
        <draw:frame draw:style-name="gr685" draw:text-style-name="P35" draw:layer="layout" svg:width="11.09cm" svg:height="5.161cm" svg:x="2.61cm" svg:y="14.159cm">
          <draw:text-box>
            <text:p text:style-name="P34"><text:span text:style-name="T58">#include</text:span><text:span text:style-name="T59"> </text:span><text:span text:style-name="T124">&lt;dosomething.h&gt;</text:span></text:p>
            <text:p text:style-name="P18"><text:span text:style-name="T114"/></text:p>
            <text:p text:style-name="P34"><text:span text:style-name="T58">extern </text:span><text:span text:style-name="T59">std::</text:span><text:span text:style-name="T61">vector</text:span><text:span text:style-name="T59">&lt;</text:span><text:span text:style-name="T58">int</text:span><text:span text:style-name="T59">&gt; buffer;</text:span></text:p>
            <text:p text:style-name="P34"><text:span text:style-name="T115"/></text:p>
            <text:p text:style-name="P18"><text:span text:style-name="T58">int</text:span><text:span text:style-name="T59"> </text:span><text:span text:style-name="T60">main</text:span><text:span text:style-name="T59">() </text:span></text:p>
            <text:p text:style-name="P18"><text:span text:style-name="T44">{</text:span></text:p>
            <text:p text:style-name="P34"><text:span text:style-name="T59"><text:s text:c="3"/></text:span><text:span text:style-name="T59">Launcher&lt;</text:span><text:span text:style-name="T246">PIM_profile</text:span><text:span text:style-name="T59">&gt; launcher;</text:span></text:p>
            <text:p text:style-name="P34"><text:span text:style-name="T115"/></text:p>
            <text:p text:style-name="P18"><text:span text:style-name="T59"><text:s text:c="3"/></text:span><text:span text:style-name="T59">std::</text:span><text:span text:style-name="T61">vector</text:span><text:span text:style-name="T59">&lt;</text:span><text:span text:style-name="T61">size_t</text:span><text:span text:style-name="T59">&gt; res = launcher.run &lt;</text:span><text:span text:style-name="T60">DoSomething</text:span><text:span text:style-name="T59">&gt; (</text:span></text:p>
            <text:p text:style-name="P34"><text:span text:style-name="T246"><text:s text:c="8"/></text:span><text:span text:style-name="T44">buffer.data(), buffer.size()</text:span></text:p>
            <text:p text:style-name="P18"><text:span text:style-name="T59"><text:s text:c="3"/></text:span><text:span text:style-name="T59">);</text:span></text:p>
            <text:p text:style-name="P18"><text:span text:style-name="T59"/></text:p>
            <text:p text:style-name="P18"><text:span text:style-name="T59"><text:s text:c="3"/></text:span><text:span text:style-name="T59">std::cout &lt;&lt; launcher.getStatistics() &lt;&lt; std::endl;</text:span></text:p>
            <text:p text:style-name="P18"><text:span text:style-name="T44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0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Profi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4" draw:text-style-name="P12" draw:layer="layout" svg:width="26.035cm" svg:height="10.126cm" svg:x="1.271cm" svg:y="2.676cm">
          <draw:text-box>
            <text:p text:style-name="P11"><text:span text:style-name="T8">When using PIM architecture</text:span></text:p>
            <text:list text:style-name="L1">
              <text:list-item>
                <text:list>
                  <text:list-item>
                    <text:p text:style-name="P104"><text:span text:style-name="T6">Possible to provide an implementation that computes metrics</text:span><text:span text:style-name="T6"><text:line-break/></text:span><text:span text:style-name="T6"/></text:p>
                  </text:list-item>
                </text:list>
              </text:list-item>
            </text:list>
            <text:p text:style-name="P11"><text:span text:style-name="T92">PIM_profile</text:span><text:span text:style-name="T8"> implementation</text:span></text:p>
            <text:list text:continue-numbering="true" text:style-name="L1">
              <text:list-item>
                <text:list>
                  <text:list-item>
                    <text:p text:style-name="P104"><text:span text:style-name="T6">Specific version of DPU code that uses </text:span><text:span text:style-name="T50">perfcounter_config</text:span><text:span text:style-name="T6"> and </text:span><text:span text:style-name="T50">perfcounter_get</text:span><text:span text:style-name="T50"><text:line-break/></text:span><text:span text:style-name="T50"/></text:p>
                  </text:list-item>
                </text:list>
              </text:list-item>
            </text:list>
            <text:p text:style-name="P11"><text:span text:style-name="T8">Two options for retrieving the metrics</text:span></text:p>
            <text:list text:continue-numbering="true" text:style-name="L1">
              <text:list-item>
                <text:list>
                  <text:list-item>
                    <text:p text:style-name="P104"><text:span text:style-name="T6">Add </text:span><text:span text:style-name="T160">getStatistics</text:span><text:span text:style-name="T6"> to Launcher </text:span><text:span text:style-name="T6"><text:tab/></text:span><text:span text:style-name="T6">→ user code changes </text:span></text:p>
                  </text:list-item>
                  <text:list-item>
                    <text:p text:style-name="P104"><text:span text:style-name="T6">Put the statistics into a file</text:span><text:span text:style-name="T6"><text:tab/></text:span><text:span text:style-name="T6"><text:tab/></text:span><text:span text:style-name="T6"><text:tab/></text:span><text:span text:style-name="T6"><text:tab/></text:span><text:span text:style-name="T6">→ user code doesn’t change</text:span></text:p>
                  </text:list-item>
                </text:list>
              </text:list-item>
            </text:list>
          </draw:text-box>
        </draw:frame>
        <draw:frame draw:style-name="gr686" draw:text-style-name="P35" draw:layer="layout" svg:width="11.09cm" svg:height="5.161cm" svg:x="2.61cm" svg:y="14.159cm">
          <draw:text-box>
            <text:p text:style-name="P34"><text:span text:style-name="T58">#include</text:span><text:span text:style-name="T59"> </text:span><text:span text:style-name="T124">&lt;dosomething.h&gt;</text:span></text:p>
            <text:p text:style-name="P18"><text:span text:style-name="T114"/></text:p>
            <text:p text:style-name="P34"><text:span text:style-name="T58">extern </text:span><text:span text:style-name="T59">std::</text:span><text:span text:style-name="T61">vector</text:span><text:span text:style-name="T59">&lt;</text:span><text:span text:style-name="T58">int</text:span><text:span text:style-name="T59">&gt; buffer;</text:span></text:p>
            <text:p text:style-name="P34"><text:span text:style-name="T115"/></text:p>
            <text:p text:style-name="P18"><text:span text:style-name="T58">int</text:span><text:span text:style-name="T59"> </text:span><text:span text:style-name="T60">main</text:span><text:span text:style-name="T59">() </text:span></text:p>
            <text:p text:style-name="P18"><text:span text:style-name="T44">{</text:span></text:p>
            <text:p text:style-name="P34"><text:span text:style-name="T59"><text:s text:c="3"/></text:span><text:span text:style-name="T59">Launcher&lt;</text:span><text:span text:style-name="T246">PIM_profile</text:span><text:span text:style-name="T59">&gt; launcher;</text:span></text:p>
            <text:p text:style-name="P34"><text:span text:style-name="T115"/></text:p>
            <text:p text:style-name="P18"><text:span text:style-name="T59"><text:s text:c="3"/></text:span><text:span text:style-name="T59">std::</text:span><text:span text:style-name="T61">vector</text:span><text:span text:style-name="T59">&lt;</text:span><text:span text:style-name="T61">size_t</text:span><text:span text:style-name="T59">&gt; res = launcher.run &lt;</text:span><text:span text:style-name="T60">DoSomething</text:span><text:span text:style-name="T59">&gt; (</text:span></text:p>
            <text:p text:style-name="P34"><text:span text:style-name="T246"><text:s text:c="8"/></text:span><text:span text:style-name="T44">buffer.data(), buffer.size()</text:span></text:p>
            <text:p text:style-name="P18"><text:span text:style-name="T59"><text:s text:c="3"/></text:span><text:span text:style-name="T59">);</text:span></text:p>
            <text:p text:style-name="P18"><text:span text:style-name="T59"/></text:p>
            <text:p text:style-name="P18"><text:span text:style-name="T59"><text:s text:c="3"/></text:span><text:span text:style-name="T59">std::cout &lt;&lt; launcher.getStatistics() &lt;&lt; std::endl;</text:span></text:p>
            <text:p text:style-name="P18"><text:span text:style-name="T44">}</text:span></text:p>
          </draw:text-box>
        </draw:frame>
        <draw:frame draw:style-name="gr687" draw:text-style-name="P35" draw:layer="layout" svg:width="11.09cm" svg:height="5.161cm" svg:x="14.61cm" svg:y="14.16cm">
          <draw:text-box>
            <text:p text:style-name="P34"><text:span text:style-name="T58">#include</text:span><text:span text:style-name="T59"> </text:span><text:span text:style-name="T124">&lt;dosomething.h&gt;</text:span></text:p>
            <text:p text:style-name="P18"><text:span text:style-name="T114"/></text:p>
            <text:p text:style-name="P34"><text:span text:style-name="T58">extern </text:span><text:span text:style-name="T59">std::</text:span><text:span text:style-name="T61">vector</text:span><text:span text:style-name="T59">&lt;</text:span><text:span text:style-name="T58">int</text:span><text:span text:style-name="T59">&gt; buffer;</text:span></text:p>
            <text:p text:style-name="P34"><text:span text:style-name="T115"/></text:p>
            <text:p text:style-name="P18"><text:span text:style-name="T58">int</text:span><text:span text:style-name="T59"> </text:span><text:span text:style-name="T60">main</text:span><text:span text:style-name="T59">() </text:span></text:p>
            <text:p text:style-name="P18"><text:span text:style-name="T44">{</text:span></text:p>
            <text:p text:style-name="P34"><text:span text:style-name="T59"><text:s text:c="3"/></text:span><text:span text:style-name="T59">Launcher&lt;</text:span><text:span text:style-name="T246">PIM_profile</text:span><text:span text:style-name="T59">&gt; launcher;</text:span></text:p>
            <text:p text:style-name="P34"><text:span text:style-name="T115"/></text:p>
            <text:p text:style-name="P18"><text:span text:style-name="T59"><text:s text:c="3"/></text:span><text:span text:style-name="T59">std::</text:span><text:span text:style-name="T61">vector</text:span><text:span text:style-name="T59">&lt;</text:span><text:span text:style-name="T61">size_t</text:span><text:span text:style-name="T59">&gt; res = launcher.run &lt;</text:span><text:span text:style-name="T60">DoSomething</text:span><text:span text:style-name="T59">&gt; (</text:span></text:p>
            <text:p text:style-name="P34"><text:span text:style-name="T246"><text:s text:c="8"/></text:span><text:span text:style-name="T44">buffer.data(), buffer.size()</text:span></text:p>
            <text:p text:style-name="P18"><text:span text:style-name="T59"><text:s text:c="3"/></text:span><text:span text:style-name="T59">);</text:span></text:p>
            <text:p text:style-name="P18"><text:span text:style-name="T44"/></text:p>
            <text:p text:style-name="P18"><text:span text:style-name="T44"><text:s text:c="3"/></text:span><text:span text:style-name="T264">// a statistics file is generated</text:span></text:p>
            <text:p text:style-name="P18"><text:span text:style-name="T44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1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Profi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8" draw:text-style-name="P12" draw:layer="layout" svg:width="26.035cm" svg:height="11.108cm" svg:x="1.271cm" svg:y="2.676cm">
          <draw:text-box>
            <text:p text:style-name="P11"><text:span text:style-name="T8">std-like Containers</text:span></text:p>
            <text:list text:style-name="L1">
              <text:list-item>
                <text:list>
                  <text:list-item>
                    <text:p text:style-name="P104"><text:span text:style-name="T6">Possible to count every </text:span><text:span text:style-name="T13">mram_read</text:span><text:span text:style-name="T6"> / </text:span><text:span text:style-name="T13">mram_write</text:span><text:span text:style-name="T6"> for instance</text:span></text:p>
                  </text:list-item>
                  <text:list-item>
                    <text:p text:style-name="P104"><text:span text:style-name="T6">Useful for understanding DPU runtime behavior at Host level</text:span><text:span text:style-name="T6"><text:line-break/></text:span><text:span text:style-name="T6"/></text:p>
                  </text:list-item>
                </text:list>
              </text:list-item>
            </text:list>
            <text:p text:style-name="P11"><text:span text:style-name="T8">Many possible instrumentations</text:span></text:p>
            <text:list text:continue-numbering="true" text:style-name="L1">
              <text:list-item>
                <text:list>
                  <text:list-item>
                    <text:p text:style-name="P104"><text:span text:style-name="T6">All the underlying code is hidden in the PIM_profile impl.</text:span></text:p>
                  </text:list-item>
                  <text:list-item>
                    <text:p text:style-name="P104"><text:span text:style-name="T6">User code unchanged </text:span><text:span text:style-name="T50"><text:line-break/></text:span><text:span text:style-name="T50"/></text:p>
                  </text:list-item>
                </text:list>
              </text:list-item>
            </text:list>
            <text:p text:style-name="P11"><text:span text:style-name="T8">To be continued...</text:span></text:p>
            <text:list text:continue-numbering="true" text:style-name="L1">
              <text:list-item>
                <text:list>
                  <text:list-item>
                    <text:p text:style-name="P104"><text:span text:style-name="T6">More ideas could arise</text:span></text:p>
                    <text:p text:style-name="P104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2" draw:style-name="dp1" draw:master-page-name="Default" presentation:presentation-page-layout-name="AL1T0">
        <draw:custom-shape draw:style-name="gr4" draw:text-style-name="P5" draw:layer="layout" svg:width="28cm" svg:height="20.95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4.765cm" svg:height="9.525cm" svg:x="1.97cm" svg:y="4.08cm">
          <text:p text:style-name="P6"><text:span text:style-name="T3">Part 8</text:span></text:p>
          <text:p text:style-name="P6"><text:span text:style-name="T2"/></text:p>
          <text:p text:style-name="P2"><text:span text:style-name="T2">Planning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9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3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Plan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9" draw:text-style-name="P12" draw:layer="layout" svg:width="26.035cm" svg:height="13.342cm" svg:x="1.271cm" svg:y="2.676cm">
          <draw:text-box>
            <text:p text:style-name="P11"><text:span text:style-name="T8">Go fast ?</text:span></text:p>
            <text:list text:style-name="L1">
              <text:list-item>
                <text:list>
                  <text:list-item>
                    <text:p text:style-name="P104"><text:span text:style-name="T6">BPL library will be dedicated to PIM developers</text:span></text:p>
                  </text:list-item>
                  <text:list-item>
                    <text:p text:style-name="P104"><text:span text:style-name="T6">Could be used as soon as it is officially released</text:span></text:p>
                  </text:list-item>
                  <text:list-item>
                    <text:p text:style-name="P104"><text:span text:style-name="T6">New software would be based on it</text:span></text:p>
                    <text:p text:style-name="P104"><text:span text:style-name="T6"/></text:p>
                  </text:list-item>
                </text:list>
              </text:list-item>
            </text:list>
            <text:p text:style-name="P11"><text:span text:style-name="T8">But not too fast !</text:span></text:p>
            <text:list text:continue-numbering="true" text:style-name="L1">
              <text:list-item>
                <text:list>
                  <text:list-item>
                    <text:p text:style-name="P104"><text:span text:style-name="T6">A careful design must be done</text:span></text:p>
                  </text:list-item>
                  <text:list-item>
                    <text:p text:style-name="P104"><text:span text:style-name="T6">API break must be avoided !</text:span></text:p>
                  </text:list-item>
                  <text:list-item>
                    <text:p text:style-name="P104"><text:span text:style-name="T6">Set of features big enough to be attractive</text:span><text:span text:style-name="T52"><text:line-break/></text:span><text:span text:style-name="T52"/></text:p>
                  </text:list-item>
                </text:list>
              </text:list-item>
            </text:list>
            <text:p text:style-name="P11"><text:span text:style-name="T8">In brief...</text:span></text:p>
            <text:list text:continue-numbering="true" text:style-name="L1">
              <text:list-item>
                <text:list>
                  <text:list-item>
                    <text:p text:style-name="P104"><text:span text:style-name="T6">More time needed to understand most of the UPMEM solution</text:span></text:p>
                    <text:p text:style-name="P104"><text:span text:style-name="T26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4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BPL relea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0" draw:text-style-name="P22" draw:layer="layout" svg:width="26.035cm" svg:height="11.929cm" svg:x="1.271cm" svg:y="2.476cm">
          <draw:text-box>
            <text:p text:style-name="P11"><text:span text:style-name="T8">Version V</text:span><text:span text:style-name="T266">1</text:span><text:span text:style-name="T8"> </text:span></text:p>
            <text:list text:style-name="L1">
              <text:list-item>
                <text:list>
                  <text:list-item>
                    <text:p text:style-name="P40"><text:span text:style-name="T6">Validated on snippets</text:span></text:p>
                  </text:list-item>
                  <text:list-item>
                    <text:p text:style-name="P40"><text:span text:style-name="T6">Basis for adapting 2 or 3 genomics algorithms</text:span><text:span text:style-name="T6"><text:line-break/></text:span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5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BPL relea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1" draw:text-style-name="P22" draw:layer="layout" svg:width="26.035cm" svg:height="11.929cm" svg:x="1.271cm" svg:y="2.476cm">
          <draw:text-box>
            <text:p text:style-name="P11"><text:span text:style-name="T8">Version V</text:span><text:span text:style-name="T266">1</text:span><text:span text:style-name="T8"> </text:span></text:p>
            <text:list text:style-name="L1">
              <text:list-item>
                <text:list>
                  <text:list-item>
                    <text:p text:style-name="P40"><text:span text:style-name="T6">Validated on snippets</text:span></text:p>
                  </text:list-item>
                  <text:list-item>
                    <text:p text:style-name="P40"><text:span text:style-name="T6">Basis for adapting 2 or 3 genomics algorithms</text:span><text:span text:style-name="T6"><text:line-break/></text:span><text:span text:style-name="T6"/></text:p>
                  </text:list-item>
                </text:list>
              </text:list-item>
            </text:list>
            <text:p text:style-name="P11"><text:span text:style-name="T8">Version V</text:span><text:span text:style-name="T266">2</text:span><text:span text:style-name="T8"> </text:span></text:p>
            <text:list text:continue-numbering="true" text:style-name="L1">
              <text:list-item>
                <text:list>
                  <text:list-item>
                    <text:p text:style-name="P40"><text:span text:style-name="T6">Built from the adaptation work made with V</text:span><text:span text:style-name="T267">1</text:span><text:span text:style-name="T6"> </text:span></text:p>
                  </text:list-item>
                  <text:list-item>
                    <text:p text:style-name="P40"><text:span text:style-name="T6">Validated on the adapted algorithms</text:span></text:p>
                  </text:list-item>
                  <text:list-item>
                    <text:p text:style-name="P40"><text:span text:style-name="T6">Likely still API changes</text:span></text:p>
                  </text:list-item>
                  <text:list-item>
                    <text:p text:style-name="P40"><text:span text:style-name="T6">Available for beta-testers</text:span></text:p>
                    <text:p text:style-name="P40"><text:span text:style-name="T6"/></text:p>
                  </text:list-item>
                </text:list>
              </text:list-item>
            </text:list>
            <text:p text:style-name="P11"><text:span text:style-name="T8"/></text:p>
          </draw:text-box>
        </draw:frame>
        <presentation:notes draw:style-name="dp2">
          <draw:page-thumbnail draw:style-name="gr3" draw:layer="layout" svg:width="19.798cm" svg:height="11.136cm" svg:x="0.6cm" svg:y="2.257cm" draw:page-number="19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6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BPL relea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2" draw:text-style-name="P22" draw:layer="layout" svg:width="26.035cm" svg:height="14.038cm" svg:x="1.271cm" svg:y="2.476cm">
          <draw:text-box>
            <text:p text:style-name="P11"><text:span text:style-name="T8">Version V</text:span><text:span text:style-name="T266">1</text:span><text:span text:style-name="T8"> </text:span></text:p>
            <text:list text:style-name="L1">
              <text:list-item>
                <text:list>
                  <text:list-item>
                    <text:p text:style-name="P40"><text:span text:style-name="T6">Validated on snippets</text:span></text:p>
                  </text:list-item>
                  <text:list-item>
                    <text:p text:style-name="P40"><text:span text:style-name="T6">Basis for adapting 2 or 3 genomics algorithms</text:span><text:span text:style-name="T6"><text:line-break/></text:span><text:span text:style-name="T6"/></text:p>
                  </text:list-item>
                </text:list>
              </text:list-item>
            </text:list>
            <text:p text:style-name="P11"><text:span text:style-name="T8">Version V</text:span><text:span text:style-name="T266">2</text:span><text:span text:style-name="T8"> </text:span></text:p>
            <text:list text:continue-numbering="true" text:style-name="L1">
              <text:list-item>
                <text:list>
                  <text:list-item>
                    <text:p text:style-name="P40"><text:span text:style-name="T6">Built from the adaptation work made with V</text:span><text:span text:style-name="T267">1</text:span><text:span text:style-name="T6"> </text:span></text:p>
                  </text:list-item>
                  <text:list-item>
                    <text:p text:style-name="P40"><text:span text:style-name="T6">Validated on the adapted algorithms</text:span></text:p>
                  </text:list-item>
                  <text:list-item>
                    <text:p text:style-name="P40"><text:span text:style-name="T6">Likely still API changes</text:span></text:p>
                  </text:list-item>
                  <text:list-item>
                    <text:p text:style-name="P40"><text:span text:style-name="T6">Available for beta-testers</text:span></text:p>
                    <text:p text:style-name="P40"><text:span text:style-name="T6"/></text:p>
                  </text:list-item>
                </text:list>
              </text:list-item>
            </text:list>
            <text:p text:style-name="P11"><text:span text:style-name="T8">Version V</text:span><text:span text:style-name="T266">3</text:span><text:span text:style-name="T8"> </text:span></text:p>
            <text:list text:continue-numbering="true" text:style-name="L1">
              <text:list-item>
                <text:list>
                  <text:list-item>
                    <text:p text:style-name="P40"><text:span text:style-name="T6">Built from the validation work made with V</text:span><text:span text:style-name="T267">2</text:span><text:span text:style-name="T6"> </text:span></text:p>
                  </text:list-item>
                  <text:list-item>
                    <text:p text:style-name="P40"><text:span text:style-name="T6">Adaptation of other algorithms</text:span></text:p>
                  </text:list-item>
                  <text:list-item>
                    <text:p text:style-name="P40"><text:span text:style-name="T6">Hopefully minor API changes</text:span></text:p>
                  </text:list-item>
                  <text:list-item>
                    <text:p text:style-name="P40"><text:span text:style-name="T6">Candidate version for a larger audie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7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BPL relea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3" draw:text-style-name="P22" draw:layer="layout" svg:width="26.035cm" svg:height="14.038cm" svg:x="1.271cm" svg:y="2.476cm">
          <draw:text-box>
            <text:p text:style-name="P11"><text:span text:style-name="T8">Version V</text:span><text:span text:style-name="T266">1</text:span><text:span text:style-name="T8"> </text:span></text:p>
            <text:list text:style-name="L1">
              <text:list-item>
                <text:list>
                  <text:list-item>
                    <text:p text:style-name="P40"><text:span text:style-name="T6">Validated on snippets</text:span></text:p>
                  </text:list-item>
                  <text:list-item>
                    <text:p text:style-name="P40"><text:span text:style-name="T6">Basis for adapting 2 or 3 genomics algorithms</text:span><text:span text:style-name="T6"><text:line-break/></text:span><text:span text:style-name="T6"/></text:p>
                  </text:list-item>
                </text:list>
              </text:list-item>
            </text:list>
            <text:p text:style-name="P11"><text:span text:style-name="T8">Version V</text:span><text:span text:style-name="T266">2</text:span><text:span text:style-name="T8"> </text:span></text:p>
            <text:list text:continue-numbering="true" text:style-name="L1">
              <text:list-item>
                <text:list>
                  <text:list-item>
                    <text:p text:style-name="P40"><text:span text:style-name="T6">Built from the adaptation work made with V</text:span><text:span text:style-name="T267">1</text:span><text:span text:style-name="T6"> </text:span></text:p>
                  </text:list-item>
                  <text:list-item>
                    <text:p text:style-name="P40"><text:span text:style-name="T6">Validated on the adapted algorithms</text:span></text:p>
                  </text:list-item>
                  <text:list-item>
                    <text:p text:style-name="P40"><text:span text:style-name="T6">Likely still API changes</text:span></text:p>
                  </text:list-item>
                  <text:list-item>
                    <text:p text:style-name="P40"><text:span text:style-name="T6">Available for beta-testers</text:span></text:p>
                    <text:p text:style-name="P40"><text:span text:style-name="T6"/></text:p>
                  </text:list-item>
                </text:list>
              </text:list-item>
            </text:list>
            <text:p text:style-name="P11"><text:span text:style-name="T8">Version V</text:span><text:span text:style-name="T266">3</text:span><text:span text:style-name="T8"> </text:span></text:p>
            <text:list text:continue-numbering="true" text:style-name="L1">
              <text:list-item>
                <text:list>
                  <text:list-item>
                    <text:p text:style-name="P40"><text:span text:style-name="T6">Built from the validation work made with V</text:span><text:span text:style-name="T267">2</text:span><text:span text:style-name="T6"> </text:span></text:p>
                  </text:list-item>
                  <text:list-item>
                    <text:p text:style-name="P40"><text:span text:style-name="T6">Adaptation of other algorithms</text:span></text:p>
                  </text:list-item>
                  <text:list-item>
                    <text:p text:style-name="P40"><text:span text:style-name="T6">Hopefully minor API changes</text:span></text:p>
                  </text:list-item>
                  <text:list-item>
                    <text:p text:style-name="P40"><text:span text:style-name="T6">Candidate version for a larger audience</text:span></text:p>
                  </text:list-item>
                </text:list>
              </text:list-item>
            </text:list>
          </draw:text-box>
        </draw:frame>
        <draw:line draw:style-name="gr694" draw:text-style-name="P38" draw:layer="layout" svg:x1="1.81cm" svg:y1="18.615cm" svg:x2="25.4cm" svg:y2="18.65cm">
          <text:p/>
        </draw:line>
        <draw:line draw:style-name="gr695" draw:text-style-name="P38" draw:layer="layout" svg:x1="2.81cm" svg:y1="18.28cm" svg:x2="2.81cm" svg:y2="18.915cm">
          <text:p/>
        </draw:line>
        <draw:custom-shape draw:style-name="gr696" draw:text-style-name="P134" draw:layer="layout" svg:width="2.205cm" svg:height="1.27cm" svg:x="1.775cm" svg:y="17.21cm">
          <text:p text:style-name="P133"><text:span text:style-name="T151">t</text:span><text:span text:style-name="T268">0</text:span><text:span text:style-name="T268"><text:line-break/></text:span><text:span text:style-name="T269">(today)</text:span></text:p>
          <draw:enhanced-geometry svg:viewBox="0 0 21600 21600" draw:type="rectangle" draw:enhanced-path="M 0 0 L 21600 0 21600 21600 0 21600 0 0 Z N"/>
        </draw:custom-shape>
        <draw:line draw:style-name="gr695" draw:text-style-name="P38" draw:layer="layout" svg:x1="6.51cm" svg:y1="18.271cm" svg:x2="6.51cm" svg:y2="18.906cm">
          <text:p/>
        </draw:line>
        <draw:line draw:style-name="gr695" draw:text-style-name="P38" draw:layer="layout" svg:x1="13.61cm" svg:y1="18.271cm" svg:x2="13.61cm" svg:y2="18.906cm">
          <text:p/>
        </draw:line>
        <draw:line draw:style-name="gr695" draw:text-style-name="P38" draw:layer="layout" svg:x1="24.11cm" svg:y1="18.262cm" svg:x2="24.11cm" svg:y2="18.897cm">
          <text:p/>
        </draw:line>
        <draw:custom-shape draw:style-name="gr697" draw:text-style-name="P136" draw:layer="layout" svg:width="1.27cm" svg:height="1.27cm" svg:x="5.875cm" svg:y="16.892cm">
          <text:p text:style-name="P135"><text:span text:style-name="T270">V</text:span><text:span text:style-name="T271">1</text:span></text:p>
          <draw:enhanced-geometry svg:viewBox="0 0 21600 21600" draw:type="rectangle" draw:enhanced-path="M 0 0 L 21600 0 21600 21600 0 21600 0 0 Z N"/>
        </draw:custom-shape>
        <draw:custom-shape draw:style-name="gr697" draw:text-style-name="P136" draw:layer="layout" svg:width="1.27cm" svg:height="1.27cm" svg:x="12.975cm" svg:y="16.892cm">
          <text:p text:style-name="P135"><text:span text:style-name="T270">V</text:span><text:span text:style-name="T271">2</text:span></text:p>
          <draw:enhanced-geometry svg:viewBox="0 0 21600 21600" draw:type="rectangle" draw:enhanced-path="M 0 0 L 21600 0 21600 21600 0 21600 0 0 Z N"/>
        </draw:custom-shape>
        <draw:custom-shape draw:style-name="gr697" draw:text-style-name="P136" draw:layer="layout" svg:width="1.27cm" svg:height="1.27cm" svg:x="23.475cm" svg:y="16.892cm">
          <text:p text:style-name="P135"><text:span text:style-name="T270">V</text:span><text:span text:style-name="T271">3</text:span></text:p>
          <draw:enhanced-geometry svg:viewBox="0 0 21600 21600" draw:type="rectangle" draw:enhanced-path="M 0 0 L 21600 0 21600 21600 0 21600 0 0 Z N"/>
        </draw:custom-shape>
        <draw:custom-shape draw:style-name="gr697" draw:text-style-name="P68" draw:layer="layout" svg:width="1.27cm" svg:height="1.27cm" svg:x="25.475cm" svg:y="17.892cm">
          <text:p text:style-name="P83">t</text:p>
          <draw:enhanced-geometry svg:viewBox="0 0 21600 21600" draw:type="rectangle" draw:enhanced-path="M 0 0 L 21600 0 21600 21600 0 21600 0 0 Z N"/>
        </draw:custom-shape>
        <draw:line draw:style-name="gr698" draw:text-style-name="P137" draw:layer="layout" svg:x1="3.01cm" svg:y1="19.685cm" svg:x2="6.45cm" svg:y2="19.682cm">
          <text:p text:style-name="P28"><text:span text:style-name="T269">2 months</text:span></text:p>
          <text:p text:style-name="P28"/>
        </draw:line>
        <draw:line draw:style-name="gr698" draw:text-style-name="P137" draw:layer="layout" svg:x1="6.669cm" svg:y1="19.689cm" svg:x2="13.548cm" svg:y2="19.686cm">
          <text:p text:style-name="P28"><text:span text:style-name="T269">4 months</text:span></text:p>
          <text:p text:style-name="P28"/>
        </draw:line>
        <draw:line draw:style-name="gr698" draw:text-style-name="P137" draw:layer="layout" svg:x1="13.721cm" svg:y1="19.687cm" svg:x2="24.04cm" svg:y2="19.684cm">
          <text:p text:style-name="P28"><text:span text:style-name="T269">6 months</text:span></text:p>
          <text:p text:style-name="P28"/>
        </draw:line>
        <draw:frame draw:style-name="gr699" draw:text-style-name="P139" draw:layer="layout" svg:width="4.445cm" svg:height="1.987cm" svg:x="22.325cm" svg:y="14.05cm">
          <draw:text-box>
            <text:p text:style-name="P138"><text:span text:style-name="T272">indicative schedul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8" draw:style-name="dp1" draw:master-page-name="Default" presentation:presentation-page-layout-name="AL1T0">
        <draw:custom-shape draw:style-name="gr4" draw:text-style-name="P5" draw:layer="layout" svg:width="28cm" svg:height="20.95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4.765cm" svg:height="9.525cm" svg:x="1.97cm" svg:y="4.98cm">
          <text:p text:style-name="P6"><text:span text:style-name="T2">Conclusion(s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9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9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Conclu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0" draw:text-style-name="P22" draw:layer="layout" svg:width="26.035cm" svg:height="14.55cm" svg:x="1.271cm" svg:y="2.476cm">
          <draw:text-box>
            <text:p text:style-name="P60"><text:span text:style-name="T8">Same code for different architectures</text:span></text:p>
            <text:list text:style-name="L1">
              <text:list-item>
                <text:list>
                  <text:list-item>
                    <text:p text:style-name="P140"><text:span text:style-name="T6">PIM, multicores, cluster, ...</text:span></text:p>
                  </text:list-item>
                  <text:list-item>
                    <text:p text:style-name="P140"><text:span text:style-name="T6">Make the API able to integrate specific feature if needed</text:span></text:p>
                    <text:p text:style-name="P140"><text:span text:style-name="T6"/></text:p>
                  </text:list-item>
                </text:list>
              </text:list-item>
            </text:list>
            <text:p text:style-name="P60"><text:span text:style-name="T8">DPU usage as easy as a function call</text:span></text:p>
            <text:list text:continue-numbering="true" text:style-name="L1">
              <text:list-item>
                <text:list>
                  <text:list-item>
                    <text:p text:style-name="P140"><text:span text:style-name="T6">Hide technical parts of DPU: <text:s/></text:span><text:span text:style-name="T6"><text:tab/></text:span><text:span text:style-name="T50">Launcher</text:span><text:span text:style-name="T6"> abstraction</text:span></text:p>
                  </text:list-item>
                  <text:list-item>
                    <text:p text:style-name="P140"><text:span text:style-name="T6">User-friendly API:</text:span><text:span text:style-name="T6"><text:tab/></text:span><text:span text:style-name="T6"><text:tab/></text:span><text:span text:style-name="T6"><text:tab/></text:span><text:span text:style-name="T6"><text:tab/></text:span><text:span text:style-name="T6">thanks to C++</text:span><text:span text:style-name="T6"><text:line-break/></text:span><text:span text:style-name="T6"/></text:p>
                  </text:list-item>
                </text:list>
              </text:list-item>
            </text:list>
            <text:p text:style-name="P60"><text:span text:style-name="T8">Mechanisms for “splitting” algorithms</text:span></text:p>
            <text:list text:continue-numbering="true" text:style-name="L1">
              <text:list-item>
                <text:list>
                  <text:list-item>
                    <text:p text:style-name="P140"><text:span text:style-name="T6">Examples: <text:s/></text:span><text:span text:style-name="T50">run</text:span><text:span text:style-name="T6"> and </text:span><text:span text:style-name="T50">iterate</text:span></text:p>
                  </text:list-item>
                  <text:list-item>
                    <text:p text:style-name="P140"><text:span text:style-name="T6">Model to be fully designed</text:span></text:p>
                  </text:list-item>
                  <text:list-item>
                    <text:p text:style-name="P140"><text:span text:style-name="T6">Close to multithreading model</text:span></text:p>
                  </text:list-item>
                  <text:list-item>
                    <text:p text:style-name="P140"><text:span text:style-name="T6">More complex since different layers exist (rank→DPU →taskle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0" draw:style-name="dp1" draw:master-page-name="Default" presentation:presentation-page-layout-name="AL1T0">
        <draw:custom-shape draw:style-name="gr4" draw:text-style-name="P5" draw:layer="layout" svg:width="28cm" svg:height="20.95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42" draw:layer="layout" svg:width="24.765cm" svg:height="9.525cm" svg:x="1.97cm" svg:y="4.98cm">
          <text:p text:style-name="P141"><text:span text:style-name="T273">Thank you</text:span><text:span text:style-name="T273"><text:line-break/></text:span><text:span text:style-name="T273">for you attention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0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1" draw:style-name="dp1" draw:master-page-name="Default" presentation:presentation-page-layout-name="AL1T0">
        <draw:custom-shape draw:style-name="gr4" draw:text-style-name="P5" draw:layer="layout" svg:width="28cm" svg:height="20.95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0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2" draw:style-name="dp1" draw:master-page-name="Default" presentation:presentation-page-layout-name="AL1T0">
        <draw:custom-shape draw:style-name="gr6" draw:text-style-name="P9" draw:layer="layout" svg:width="28cm" svg:height="1.905cm" svg:x="0cm" svg:y="0cm">
          <text:p text:style-name="P8"><text:span text:style-name="T4">How to split an algorithm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1" draw:text-style-name="P144" draw:layer="layout" svg:width="25.4cm" svg:height="16.423cm" svg:x="1.27cm" svg:y="3.262cm">
          <draw:text-box>
            <text:p text:style-name="P143"><text:span text:style-name="T164">int</text:span><text:span text:style-name="T165"> </text:span><text:span text:style-name="T167">main</text:span><text:span text:style-name="T165">() </text:span></text:p>
            <text:p text:style-name="P143"><text:span text:style-name="T218">{</text:span></text:p>
            <text:p text:style-name="P143"><text:span text:style-name="T165"><text:s text:c="3"/></text:span><text:span text:style-name="T165">Launcher&lt;</text:span><text:span text:style-name="T167">PIM</text:span><text:span text:style-name="T165">&gt; launcher;</text:span></text:p>
            <text:p text:style-name="P143"><text:span text:style-name="T15"/></text:p>
            <text:p text:style-name="P143"><text:span text:style-name="T165"><text:s text:c="3"/></text:span><text:span text:style-name="T165">auto results = launcher.run &lt;</text:span><text:span text:style-name="T167">DoSomething</text:span><text:span text:style-name="T165">&gt; (</text:span></text:p>
            <text:p text:style-name="P143"><text:span text:style-name="T274"><text:tab/></text:span><text:span text:style-name="T274"> </text:span><text:span text:style-name="T165">launcher.split(</text:span><text:span text:style-name="T274">dbRef), <text:s text:c="3"/></text:span><text:span text:style-name="T275">// the launcher knows how to split according to its configuration</text:span></text:p>
            <text:p text:style-name="P143"><text:span text:style-name="T218"><text:tab/></text:span><text:span text:style-name="T218"> </text:span><text:span text:style-name="T218">query, </text:span></text:p>
            <text:p text:style-name="P143"><text:span text:style-name="T218"><text:tab/></text:span><text:span text:style-name="T218"> </text:span><text:span text:style-name="T218">256</text:span></text:p>
            <text:p text:style-name="P143"><text:span text:style-name="T218"><text:s text:c="3"/></text:span><text:span text:style-name="T218">)</text:span><text:span text:style-name="T165">;</text:span></text:p>
            <text:p text:style-name="P143"><text:span text:style-name="T218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Monospace" svg:font-family="Monospace" style:font-pitch="variable"/>
    <style:font-face style:name="Monospace1" svg:font-family="Monospac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3000 6000" svg:d="M1500 0l1500 3000-1500 3000-1500-300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_28_Rounded_29_" draw:display-name="Dash (Rounded)" draw:style="round" draw:dots1="1" draw:dots1-length="201%" draw:distance="199%"/>
    <draw:stroke-dash draw:name="Long_20_Dash" draw:display-name="Long Dash" draw:style="rect" draw:dots1="1" draw:dots1-length="4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09:18:32.975611365</meta:creation-date>
    <dc:date>2023-08-01T11:00:51.412427629</dc:date>
    <meta:editing-duration>P8DT4H8M12S</meta:editing-duration>
    <meta:editing-cycles>411</meta:editing-cycles>
    <meta:generator>LibreOffice/7.4.7.2$Linux_X86_64 LibreOffice_project/40$Build-2</meta:generator>
    <meta:document-statistic meta:object-count="1563"/>
  </office:meta>
</office:document-meta>
</file>